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Poltavska Oblast（10:25）。 红色警报：空中威胁。 警笛声。 立即掩盖！</text:span>
</text:h>
      <text:p text:style-name="P4">
作者: liveuamap (Language: en)</text:p>
      <text:p text:style-name="P4">
时间: 2023-05-29T-105:27:00</text:p>
      <text:p text:style-name="P4">
地点: Poltavska Oblast (Latitude:49.47705000 Longtitude:33.81866000)</text:p>
      <text:p text:style-name="P4">
视频: []</text:p>
      <text:p text:style-name="P4">
图片: []</text:p>
      <text:p text:style-name="P4">
标签: ["Europe", "Central and Eastern Europe"]</text:p>
      <text:p text:style-name="P4">
Id: 22566160</text:p>
      <!--METADATA-->
      <text:p text:style-name="P4">
poltava(10:25). Red Alert: aerial threat. Sirens sounding. Take covernow!</text:p>
      <text:p text:style-name="P4">
News Collection Link: <text:a xlink:type="simple" xlink:href="https://liveuamap.com/en/2023/29-may-poltavska-oblast1025-red-alert-aerial-g" text:style-name="Internet_20_link" text:visited-style-name="Visited_20_Internet_20_Link">
https://liveuamap.com/en/2023/29-may-poltavska-oblast1025-red-alert-aerial-g</text:a>
</text:p>
      <text:p text:style-name="P4">
News Source: <text:a xlink:type="simple" xlink:href="https://t.me/suspilnepoltava/11333" text:style-name="Internet_20_link" text:visited-style-name="Visited_20_Internet_20_Link">
https://t.me/suspilnepoltava/11333</text:a>
</text:p>
      <!--NEWS-->
      <text:h text:style-name="P10" text:outline-level="1">
<text:span text:style-name="T4">
基辅（10:09）。 红色警报：空中威胁。 警笛声。 立即掩盖！</text:span>
</text:h>
      <text:p text:style-name="P4">
作者: liveuamap (Language: en)</text:p>
      <text:p text:style-name="P4">
时间: 2023-05-29T-115:10:00</text:p>
      <text:p text:style-name="P4">
地点: Kyiv (Latitude:50.44343 Longtitude:30.53022)</text:p>
      <text:p text:style-name="P4">
视频: []</text:p>
      <text:p text:style-name="P4">
图片: []</text:p>
      <text:p text:style-name="P4">
标签: ["Europe", "Central and Eastern Europe"]</text:p>
      <text:p text:style-name="P4">
Id: 22566150</text:p>
      <!--METADATA-->
      <text:p text:style-name="P4">
基辅(10:09). Red Alert: aerial threat. Sirens sounding. Take cover now!</text:p>
      <text:p text:style-name="P4">
News Collection Link: <text:a xlink:type="simple" xlink:href="https://liveuamap.com/en/2023/29-may-kyiv1009-red-alert-aerial-threat-sireng" text:style-name="Internet_20_link" text:visited-style-name="Visited_20_Internet_20_Link">
https://liveuamap.com/en/2023/29-may-kyiv1009-red-alert-aerial-threat-sireng</text:a>
</text:p>
      <text:p text:style-name="P4">
News Source: <text:a xlink:type="simple" xlink:href="https://t.me/KyivCityOfficial/6813" text:style-name="Internet_20_link" text:visited-style-name="Visited_20_Internet_20_Link">
https://t.me/KyivCityOfficial/6813</text:a>
</text:p>
      <!--NEWS-->
      <text:h text:style-name="P10" text:outline-level="1">
<text:span text:style-name="T4">
JSC Kupiansk Directio Rusian军队炮击得很好，Krasne First，Figololivka，Novomlinsk，...</text:span>
</text:h>
      <text:p text:style-name="P4">
作者: liveuamap (Language: en)</text:p>
      <text:p text:style-name="P4">
时间: 2023-05-29T-86:49:00</text:p>
      <text:p text:style-name="P4">
地点: Kupiansk (Latitude:49.63784 Longtitude:37.91159)</text:p>
      <text:p text:style-name="P4">
视频: []</text:p>
      <text:p text:style-name="P4">
图片: []</text:p>
      <text:p text:style-name="P4">
标签: ["Russia"]</text:p>
      <text:p text:style-name="P4">
Id: 22566208</text:p>
      <!--METADATA-->
      <text:p text:style-name="P4">
在Kupiansk的指示，俄罗斯军队炮击了Kolodyazne，Krasne Pershe，Fyholivka，Novomlynsk，Dvorichna，Zapadne，Masutivka，Kyslivka，Kyslivka，Berestove ofkharkiv地区。 俄罗斯航空在乌克兰武装部队的武装部队的凯斯利夫卡进行了空袭</text:p>
      <text:p text:style-name="P4">
新闻集链接：<text:a xlink:type="simple" xlink:href="https://liveuamap.com/en/2023/29-may-at-kupiansk-direction-russian-army-shelled-kolodyazne" text:style-name="Internet_20_link" text:visited-style-name="Visited_20_Internet_20_Link">
https://liveuamap.com/en/2023/29-may-at-kupiansk-direction-russian-army-shelled-kolodyazne</text:a>
</text:p>
      <text:p text:style-name="P4">
News Source: <text:a xlink:type="simple" xlink:href="https://t.me/lumsrc/4930" text:style-name="Internet_20_link" text:visited-style-name="Visited_20_Internet_20_Link">
https://t.me/lumsrc/4930</text:a>
</text:p>
      <!--NEWS-->
      <text:h text:style-name="P10" text:outline-level="1">
<text:span text:style-name="T4">
在莱曼（Lyman）的方向上，俄罗斯军队炮击了卢汉斯（Luhansk）地区的比洛霍利夫卡（Nevske）； 托尔斯克，韦克恩...</text:span>
</text:h>
      <text:p text:style-name="P4">
作者: liveuamap (Language: en)</text:p>
      <text:p text:style-name="P4">
时间: 2023-05-29T-89:49:00</text:p>
      <text:p text:style-name="P4">
地点: Lyman (Latitude:49.36192 Longtitude:37.95794)</text:p>
      <text:p text:style-name="P4">
视频: []</text:p>
      <text:p text:style-name="P4">
图片: []</text:p>
      <text:p text:style-name="P4">
标签: ["Russia"]</text:p>
      <text:p text:style-name="P4">
Id: 22566206</text:p>
      <!--METADATA-->
      <text:p text:style-name="P4">
在莱曼(Lyman)方向，俄罗斯军队炮击了卢汉斯克(Luhansk)地区的bilohorivka； 卡尔基夫地区Yahidne的俄罗斯航空导入的空袭； Serhiyivka，Bilohorivka ofluhansk地区； Ivanivka，Spirne，Ray-Oleksandrivka，顿涅茨克地区的Vesele，乌克兰武装部队的总参谋部在早晨的报告中说</text:p>
      <text:p text:style-name="P4">
新闻集链接：<text:a xlink:type="simple" xlink:href="https://liveuamap.com/en/2023/29-may-at-lyman-direction-russian-army-shelled-nevske-bilohorivka" text:style-name="Internet_20_link" text:visited-style-name="Visited_20_Internet_20_Link">
https://liveuamap.com/en/2023/29-may-at-lyman-direction-russian-marmy-shelled-nevske-bilohorivka</text:a>
</text:p>
      <text:p text:style-name="P4">
News Source: <text:a xlink:type="simple" xlink:href="https://t.me/lumsrc/4931" text:style-name="Internet_20_link" text:visited-style-name="Visited_20_Internet_20_Link">
https://t.me/lumsrc/4931</text:a>
</text:p>
      <!--NEWS-->
      <text:h text:style-name="P10" text:outline-level="1">
<text:span text:style-name="T4">
JSC Avdiivka Directio Rusian军队炮击了Avdiivka，Pervomaisko，Donetsk地区的Karlovka ...</text:span>
</text:h>
      <text:p text:style-name="P4">
作者: liveuamap (Language: en)</text:p>
      <text:p text:style-name="P4">
时间: 2023-05-29T-91:49:00</text:p>
      <text:p text:style-name="P4">
地点: Donetsk (Latitude:48.09058 Longtitude:37.6062)</text:p>
      <text:p text:style-name="P4">
视频: []</text:p>
      <text:p text:style-name="P4">
图片: []</text:p>
      <text:p text:style-name="P4">
标签: ["Russia"]</text:p>
      <text:p text:style-name="P4">
Id: 22566201</text:p>
      <!--METADATA-->
      <text:p text:style-name="P4">
在Avdiyivka方向，俄罗斯军队炮击了Avdiyivka，Pervomayske，Karlivkaof Donetsk地区。 俄罗斯航空在士兵武装部队的武装部队总参谋部在早上的报告中说</text:p>
      <text:p text:style-name="P4">
新闻集链接：<text:a xlink:type="simple" xlink:href="https://liveuamap.com/en/2023/29-may-at-avdiyivka-direction-russian-army-shelled-avdiyivka" text:style-name="Internet_20_link" text:visited-style-name="Visited_20_Internet_20_Link">
https://liveuamap.com/en/2023/29-may-at-avdiyivka-direction-russian-army-army-shelled-avdiyivka</text:a>
</text:p>
      <text:p text:style-name="P4">
News Source: <text:a xlink:type="simple" xlink:href="https://t.me/lumsrc/4933" text:style-name="Internet_20_link" text:visited-style-name="Visited_20_Internet_20_Link">
https://t.me/lumsrc/4933</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5-29T-95:49:00</text:p>
      <text:p text:style-name="P4">
地点: Kherson (Latitude:46.83741 Longtitude:33.41526)</text:p>
      <text:p text:style-name="P4">
视频: []</text:p>
      <text:p text:style-name="P4">
图片: []</text:p>
      <text:p text:style-name="P4">
标签: ["Russia"]</text:p>
      <text:p text:style-name="P4">
Id: 22566196</text:p>
      <!--METADATA-->
      <text:p text:style-name="P4">
在Zaporizhzhia和Kherson的指示，俄罗斯军队炮击了Novopilof Donetsk地区的Vremivka； Olhivske，Huliaipole，Mala Tokmachka，Novodanylivka，Orikhiv，Novoandriyivka，Mali Scherbaky和Zaporizhiagion的Stepnohrisk； Zolota Balka, Mykhaylivka, Vesele, Kozatske, Mykolaivka, Lvove, Ivanivka, Antonivka, Dniprovske, Kizomys of Kherson Region and Kherson City Aviation Contempion D Airstrike at Beryslav of Kherson Region, Generalstaff of Armed Forces of Ukraine Says in the Morning Report</text:p>
      <text:p text:style-name="P4">
新闻集链接：<text:a xlink:type="simple" xlink:href="https://liveuamap.com/en/2023/29-may-at-zaporizhzhia-and-kherson-directions-russian-army" text:style-name="Internet_20_link" text:visited-style-name="Visited_20_Internet_20_Link">
https://liveuamap.com/en/2023/29-may-at-zaporizhia-harson-dirusons-russian-army-my</text:a>
</text:p>
      <text:p text:style-name="P4">
News Source: <text:a xlink:type="simple" xlink:href="https://t.me/lumsrc/4936" text:style-name="Internet_20_link" text:visited-style-name="Visited_20_Internet_20_Link">
https://t.me/lumsrc/4936</text:a>
</text:p>
      <!--NEWS-->
      <text:h text:style-name="P10" text:outline-level="1">
<text:span text:style-name="T4">
俄罗斯部队在Lyman，Bakhmut，Avdiivka和Maryinka Directio进行进攻行动...</text:span>
</text:h>
      <text:p text:style-name="P4">
作者: liveuamap (Language: en)</text:p>
      <text:p text:style-name="P4">
时间: 2023-05-29T-97:49:00</text:p>
      <text:p text:style-name="P4">
地点: Velyka Novosilka (Latitude:47.93784000 Longtitude:37.51011000)</text:p>
      <text:p text:style-name="P4">
视频: []</text:p>
      <text:p text:style-name="P4">
图片: []</text:p>
      <text:p text:style-name="P4">
标签: ["Russia"]</text:p>
      <text:p text:style-name="P4">
Id: 22566192</text:p>
      <!--METADATA-->
      <text:p text:style-name="P4">
俄罗斯部队在莱曼，巴赫穆特，阿夫迪夫卡和玛丽卡执行进攻行动。 乌克兰军方在Masutivka附近，东南到Orikhovo-Vasylivka和Tohingivanivske，Maryinka，Maryinka，Velyka Novosilka的俄罗斯军队进行了19次战斗，</text:p>
      <text:p text:style-name="P4">
新闻集链接：<text:a xlink:type="simple" xlink:href="https://liveuamap.com/en/2023/29-may-russian-forces-conducting-offensive-actions-at-lyman" text:style-name="Internet_20_link" text:visited-style-name="Visited_20_Internet_20_Link">
https://liveuamap.com/en/2023/29-may-russian-forces-conducting-contresident-actions-actions-actions-at-lyman</text:a>
</text:p>
      <text:p text:style-name="P4">
News Source: <text:a xlink:type="simple" xlink:href="https://t.me/lumsrc/4937" text:style-name="Internet_20_link" text:visited-style-name="Visited_20_Internet_20_Link">
https://t.me/lumsrc/4937</text:a>
</text:p>
      <!--NEWS-->
      <text:h text:style-name="P10" text:outline-level="1">
<text:span text:style-name="T4">
Poltavska Oblast（11:49）。 红色警报：空中威胁。 警笛声。 立即掩盖！</text:span>
</text:h>
      <text:p text:style-name="P4">
作者: liveuamap (Language: en)</text:p>
      <text:p text:style-name="P4">
时间: 2023-05-29T05:50:00</text:p>
      <text:p text:style-name="P4">
地点: Poltavska Oblast (Latitude:49.47583 Longtitude:33.81859)</text:p>
      <text:p text:style-name="P4">
视频: []</text:p>
      <text:p text:style-name="P4">
图片: []</text:p>
      <text:p text:style-name="P4">
标签: ["Europe", "Central and Eastern Europe"]</text:p>
      <text:p text:style-name="P4">
Id: 22566213</text:p>
      <!--METADATA-->
      <text:p text:style-name="P4">
poltava(11:49). Red Alert: aerial threat. Sirens sounding. Take covernow!</text:p>
      <text:p text:style-name="P4">
News Collection Link: <text:a xlink:type="simple" xlink:href="https://liveuamap.com/en/2023/29-may-poltavska-oblast1149-red-alert-aerial-g" text:style-name="Internet_20_link" text:visited-style-name="Visited_20_Internet_20_Link">
https://liveuamap.com/en/2023/29-may-poltavska-oblast1149-red-alert-aerial-g</text:a>
</text:p>
      <text:p text:style-name="P4">
News Source: <text:a xlink:type="simple" xlink:href="https://t.me/suspilnepoltava/11335" text:style-name="Internet_20_link" text:visited-style-name="Visited_20_Internet_20_Link">
https://t.me/suspilnepoltava/11335</text:a>
</text:p>
      <!--NEWS-->
      <text:h text:style-name="P10" text:outline-level="1">
<text:span text:style-name="T4">
Kherson，Kherson地区，Mykolaiv地区Nikolaev（22：CHCH）。 红色ALRT：空中tchretate。 和...</text:span>
</text:h>
      <text:p text:style-name="P4">
作者: liveuamap (Language: en)</text:p>
      <text:p text:style-name="P4">
时间: 2023-05-29T16:46:00</text:p>
      <text:p text:style-name="P4">
地点: Kherson (Latitude:46.65581000 Longtitude:32.61780000)</text:p>
      <text:p text:style-name="P4">
视频: []</text:p>
      <text:p text:style-name="P4">
图片: []</text:p>
      <text:p text:style-name="P4">
标签: ["Europe", "Central and Eastern Europe"]</text:p>
      <text:p text:style-name="P4">
Id: 22566337</text:p>
      <!--METADATA-->
      <text:p text:style-name="P4">
Mykolaiv地区Mykolaiv的Kherson，Mykolaiv地区(22:44). Red Alert:aerial threat. Sirens sounding. Take cover now!</text:p>
      <text:p text:style-name="P4">
News Collection Link: <text:a xlink:type="simple" xlink:href="https://liveuamap.com/en/2023/29-may-kherson-khersonska-oblast-mykolaiv-mykg" text:style-name="Internet_20_link" text:visited-style-name="Visited_20_Internet_20_Link">
https://liveuamap.com/en/2023/29-may-kherson-khersonska-oblast-mykolaiv-mykg</text:a>
</text:p>
      <text:p text:style-name="P4">
News Source: <text:a xlink:type="simple" xlink:href="https://t.me/air_alert_ua/46861" text:style-name="Internet_20_link" text:visited-style-name="Visited_20_Internet_20_Link">
https://t.me/air_alert_ua/46861</text:a>
</text:p>
      <!--NEWS-->
      <text:h text:style-name="P10" text:outline-level="1">
<text:span text:style-name="T4">
Kharkiv，Kharkivska Oblast（23:02）。 红色警报：空中威胁。 警笛声。 立即掩盖！</text:span>
</text:h>
      <text:p text:style-name="P4">
作者: liveuamap (Language: en)</text:p>
      <text:p text:style-name="P4">
时间: 2023-05-29T17:03:00</text:p>
      <text:p text:style-name="P4">
地点: Kharkiv (Latitude:49.98074 Longtitude:36.25377)</text:p>
      <text:p text:style-name="P4">
视频: []</text:p>
      <text:p text:style-name="P4">
图片: []</text:p>
      <text:p text:style-name="P4">
标签: ["Europe", "Central and Eastern Europe"]</text:p>
      <text:p text:style-name="P4">
Id: 22566338</text:p>
      <!--METADATA-->
      <text:p text:style-name="P4">
哈尔基夫(Kharkiv)，哈尔基夫地区(23:02). Red Alert: aerial threat. Sirens sounding.Take cover now!</text:p>
      <text:p text:style-name="P4">
News Collection Link: <text:a xlink:type="simple" xlink:href="https://liveuamap.com/en/2023/29-may-kharkiv-kharkivska-oblast2302-red-alerg" text:style-name="Internet_20_link" text:visited-style-name="Visited_20_Internet_20_Link">
https://liveuamap.com/en/2023/29-may-kharkiv-kharkivska-oblast2302-red-alerg</text:a>
</text:p>
      <text:p text:style-name="P4">
News Source: <text:a xlink:type="simple" xlink:href="https://t.me/air_alert_ua/46862" text:style-name="Internet_20_link" text:visited-style-name="Visited_20_Internet_20_Link">
https://t.me/air_alert_ua/46862</text:a>
</text:p>
      <!--NEWS-->
      <text:h text:style-name="P10" text:outline-level="1">
<text:span text:style-name="T4">
Kirovohradska Oblast(23:11). Red Alert: aerial threat. Sirens sounding. Take cover now!</text:span>
</text:h>
      <text:p text:style-name="P4">
作者: liveuamap (Language: en)</text:p>
      <text:p text:style-name="P4">
时间: 2023-05-29T17:13:00</text:p>
      <text:p text:style-name="P4">
地点: Kirovohradska Oblast (Latitude:48.50037 Longtitude:32.00099)</text:p>
      <text:p text:style-name="P4">
视频: []</text:p>
      <text:p text:style-name="P4">
图片: []</text:p>
      <text:p text:style-name="P4">
标签: ["Europe", "Central and Eastern Europe"]</text:p>
      <text:p text:style-name="P4">
Id: 22566339</text:p>
      <!--METADATA-->
      <text:p text:style-name="P4">
Kirovohrad地区(23:11). Red Alert: aerial threat. Sirens sounding. Takecover now!</text:p>
      <text:p text:style-name="P4">
News Collection Link: <text:a xlink:type="simple" xlink:href="https://liveuamap.com/en/2023/29-may-kirovohradska-oblast2311-red-alert-aerg" text:style-name="Internet_20_link" text:visited-style-name="Visited_20_Internet_20_Link">
https://liveuamap.com/en/2023/29-may-kirovohradska-oblast2311-red-alert-aerg</text:a>
</text:p>
      <text:p text:style-name="P4">
News Source: <text:a xlink:type="simple" xlink:href="https://t.me/air_alert_ua/46863" text:style-name="Internet_20_link" text:visited-style-name="Visited_20_Internet_20_Link">
https://t.me/air_alert_ua/46863</text:a>
</text:p>
      <!--NEWS-->
      <text:h text:style-name="P10" text:outline-level="1">
<text:span text:style-name="T4">
Cherkaska Oblast（00:01）。 红色警报：空中威胁。 警笛声。 立即掩盖！</text:span>
</text:h>
      <text:p text:style-name="P4">
作者: liveuamap (Language: en)</text:p>
      <text:p text:style-name="P4">
时间: 2023-05-29T18:03:00</text:p>
      <text:p text:style-name="P4">
地点: Cherkaska Oblast (Latitude:49.25000000 Longtitude:31.33333000)</text:p>
      <text:p text:style-name="P4">
视频: []</text:p>
      <text:p text:style-name="P4">
图片: []</text:p>
      <text:p text:style-name="P4">
标签: ["Europe", "Central and Eastern Europe"]</text:p>
      <text:p text:style-name="P4">
Id: 22566340</text:p>
      <!--METADATA-->
      <text:p text:style-name="P4">
cherkask地区(00:01). Red Alert: aerial threat. Sirens sounding. Take covernow!</text:p>
      <text:p text:style-name="P4">
News Collection Link: <text:a xlink:type="simple" xlink:href="https://liveuamap.com/en/2023/29-may-cherkaska-oblast0001-red-alert-aerial-g" text:style-name="Internet_20_link" text:visited-style-name="Visited_20_Internet_20_Link">
https://liveuamap.com/en/2023/29-may-cherkaska-oblast0001-red-alert-aerial-g</text:a>
</text:p>
      <text:p text:style-name="P4">
News Source: <text:a xlink:type="simple" xlink:href="https://t.me/air_alert_ua/46865" text:style-name="Internet_20_link" text:visited-style-name="Visited_20_Internet_20_Link">
https://t.me/air_alert_ua/46865</text:a>
</text:p>
      <!--NEWS-->
      <text:h text:style-name="P10" text:outline-level="1">
<text:span text:style-name="T4">
基辅，基辅旧人（00:35）。 红色警报：空中威胁。 警笛声。 立即掩盖！</text:span>
</text:h>
      <text:p text:style-name="P4">
作者: liveuamap (Language: en)</text:p>
      <text:p text:style-name="P4">
时间: 2023-05-29T18:36:00</text:p>
      <text:p text:style-name="P4">
地点: Kyiv (Latitude:50.44454 Longtitude:30.52962)</text:p>
      <text:p text:style-name="P4">
视频: []</text:p>
      <text:p text:style-name="P4">
图片: []</text:p>
      <text:p text:style-name="P4">
标签: ["Europe", "Central and Eastern Europe"]</text:p>
      <text:p text:style-name="P4">
Id: 22566342</text:p>
      <!--METADATA-->
      <text:p text:style-name="P4">
基辅基辅地区(00:35). Red Alert: aerial threat. Sirens sounding. Takecover now!</text:p>
      <text:p text:style-name="P4">
News Collection Link: <text:a xlink:type="simple" xlink:href="https://liveuamap.com/en/2023/29-may-kyiv-kyiv-oblast0035-red-alert-aerial-g" text:style-name="Internet_20_link" text:visited-style-name="Visited_20_Internet_20_Link">
https://liveuamap.com/en/2023/29-may-kyiv-kyiv-oblast0035-red-alert-aerial-g</text:a>
</text:p>
      <text:p text:style-name="P4">
News Source: <text:a xlink:type="simple" xlink:href="https://t.me/air_alert_ua/46866" text:style-name="Internet_20_link" text:visited-style-name="Visited_20_Internet_20_Link">
https://t.me/air_alert_ua/46866</text:a>
</text:p>
      <!--NEWS-->
      <text:h text:style-name="P10" text:outline-level="1">
<text:span text:style-name="T4">
Chernihivska Oblast（00:38）。 红色警报：空中威胁。 警笛声。 立即掩盖！</text:span>
</text:h>
      <text:p text:style-name="P4">
作者: liveuamap (Language: en)</text:p>
      <text:p text:style-name="P4">
时间: 2023-05-29T18:38:00</text:p>
      <text:p text:style-name="P4">
地点: Chernihivska Oblast (Latitude:51.33237 Longtitude:31.99955)</text:p>
      <text:p text:style-name="P4">
视频: []</text:p>
      <text:p text:style-name="P4">
图片: []</text:p>
      <text:p text:style-name="P4">
标签: ["Europe", "Central and Eastern Europe"]</text:p>
      <text:p text:style-name="P4">
Id: 22566343</text:p>
      <!--METADATA-->
      <text:p text:style-name="P4">
Chernihivska Oblast(00:38). Red Alert: aerial threat. Sirens sounding. Takecover now!</text:p>
      <text:p text:style-name="P4">
News Collection Link: <text:a xlink:type="simple" xlink:href="https://liveuamap.com/en/2023/29-may-chernihivska-oblast0038-red-alert-aerig" text:style-name="Internet_20_link" text:visited-style-name="Visited_20_Internet_20_Link">
https://liveuamap.com/en/2023/29-may-chernihivska-oblast0038-red-alert-aerig</text:a>
</text:p>
      <text:p text:style-name="P4">
News Source: <text:a xlink:type="simple" xlink:href="https://t.me/suspilnechernihiv/19040" text:style-name="Internet_20_link" text:visited-style-name="Visited_20_Internet_20_Link">
https://t.me/suspilnechernihiv/19040</text:a>
</text:p>
      <!--NEWS-->
      <text:h text:style-name="P10" text:outline-level="1">
<text:span text:style-name="T4">
Zhytomyr，Zhytomyrska Oblast（01:36）。 红色警报：空中威胁。 警笛声。 立即掩盖！</text:span>
</text:h>
      <text:p text:style-name="P4">
作者: liveuamap (Language: en)</text:p>
      <text:p text:style-name="P4">
时间: 2023-05-29T19:36:00</text:p>
      <text:p text:style-name="P4">
地点: Zhytomyr (Latitude:50.26418 Longtitude:28.67779)</text:p>
      <text:p text:style-name="P4">
视频: []</text:p>
      <text:p text:style-name="P4">
图片: []</text:p>
      <text:p text:style-name="P4">
标签: ["Europe", "Central and Eastern Europe"]</text:p>
      <text:p text:style-name="P4">
Id: 22566344</text:p>
      <!--METADATA-->
      <text:p text:style-name="P4">
Zhytomyr, Zhytomyrska Oblast(01:36). Red Alert: aerial threat. Sirenssounding. Take cover now!</text:p>
      <text:p text:style-name="P4">
News Collection Link: <text:a xlink:type="simple" xlink:href="https://liveuamap.com/en/2023/29-may-zhytomyr-zhytomyrska-oblast0136-red-alg" text:style-name="Internet_20_link" text:visited-style-name="Visited_20_Internet_20_Link">
https://liveuamap.com/en/2023/29-may-zhytomyr-zhytomyrska-oblast0136-red-alg</text:a>
</text:p>
      <text:p text:style-name="P4">
News Source: <text:a xlink:type="simple" xlink:href="https://t.me/air_alert_ua/46871" text:style-name="Internet_20_link" text:visited-style-name="Visited_20_Internet_20_Link">
https://t.me/air_alert_ua/46871</text:a>
</text:p>
      <!--NEWS-->
      <text:h text:style-name="P10" text:outline-level="1">
<text:span text:style-name="T4">
Kyiv(02:27). Red Alert: aerial threat. Sirens sounding. Take cover now!</text:span>
</text:h>
      <text:p text:style-name="P4">
作者: liveuamap (Language: en)</text:p>
      <text:p text:style-name="P4">
时间: 2023-05-29T20:28:00</text:p>
      <text:p text:style-name="P4">
地点: Kyiv (Latitude:50.44276 Longtitude:30.53106)</text:p>
      <text:p text:style-name="P4">
视频: []</text:p>
      <text:p text:style-name="P4">
图片: []</text:p>
      <text:p text:style-name="P4">
标签: ["Europe", "Central and Eastern Europe"]</text:p>
      <text:p text:style-name="P4">
Id: 22566345</text:p>
      <!--METADATA-->
      <text:p text:style-name="P4">
基辅(02:27). Red Alert: aerial threat. Sirens sounding. Take cover now!</text:p>
      <text:p text:style-name="P4">
News Collection Link: <text:a xlink:type="simple" xlink:href="https://liveuamap.com/en/2023/30-may-kyiv0227-red-alert-aerial-threat-sireng" text:style-name="Internet_20_link" text:visited-style-name="Visited_20_Internet_20_Link">
https://liveuamap.com/en/2023/30-may-kyiv0227-red-alert-aerial-threat-sireng</text:a>
</text:p>
      <text:p text:style-name="P4">
News Source: <text:a xlink:type="simple" xlink:href="https://t.me/chanel24/90294" text:style-name="Internet_20_link" text:visited-style-name="Visited_20_Internet_20_Link">
https://t.me/chanel24/90294</text:a>
</text:p>
      <!--NEWS-->
      <text:h text:style-name="P10" text:outline-level="1">
<text:span text:style-name="T4">
1 person killed, 3 wounded, 20 Shahed drones shot down in a new Russian attack against Kyiv</text:span>
</text:h>
      <text:p text:style-name="P4">
作者: liveuamap (Language: en)</text:p>
      <text:p text:style-name="P4">
时间: 2023-05-29T23:08:47</text:p>
      <text:p text:style-name="P4">
地点: Kyiv, Kyiv city (Latitude:50.36996 Longtitude:30.50182)</text:p>
      <text:p text:style-name="P4">
视频: []</text:p>
      <text:p text:style-name="P4">
图片: ["<text:a xlink:type="simple" xlink:href="https://liveuamap.com/pics/2023/05/30/22566348_0.jpg" text:style-name="Internet_20_link" text:visited-style-name="Visited_20_Internet_20_Link">
22566348_0.jpg</text:a>
"]</text:p>
      <text:p text:style-name="P4">
标签: []</text:p>
      <text:p text:style-name="P4">
Id: 22566348</text:p>
      <!--METADATA-->
      <text:p text:style-name="P4">
1人丧生，3人受伤，20架hahed无人机在新的俄罗斯攻击中被击落</text:p>
      <text:p text:style-name="P4">
<draw:frame draw:style-name="fr1" draw:name="Image2" text:anchor-type="as-char" svg:width="6.9236in" svg:height="9.231467in" draw:z-index="0">
<draw:image xlink:href="../Images/liveuamap/2023-05-29T23-08-47/22566348_0.jpg" xlink:type="simple" xlink:show="embed" xlink:actuate="onLoad" draw:mime-type="image/jpeg"/>
</draw:frame>
</text:p>
      <text:p text:style-name="P4">
News Collection Link: <text:a xlink:type="simple" xlink:href="https://liveuamap.com/en/2023/30-may-1-person-killed-3-wounded-20-shahed-drones-shot-down" text:style-name="Internet_20_link" text:visited-style-name="Visited_20_Internet_20_Link">
https://liveuamap.com/en/2023/30-may-1-person-killed-3-wounded-20-shahed-drones-shot-down</text:a>
</text:p>
      <text:p text:style-name="P4">
News Source: <text:a xlink:type="simple" xlink:href="https://t.me/espresotb/63861" text:style-name="Internet_20_link" text:visited-style-name="Visited_20_Internet_20_Link">
https://t.me/espresotb/63861</text:a>
</text:p>
      <!--NEWS-->
      <text:h text:style-name="P10" text:outline-level="1">
<text:span text:style-name="T4">
重返社会部报告了乌克兰人在波兰获得免费法律援助的地方</text:span>
</text:h>
      <text:p text:style-name="P4">
作者: ['АРМІЯINFORM']</text:p>
      <text:p text:style-name="P4">
时间: 2023-05-29T34:00:00-04:00</text:p>
      <text:p text:style-name="P4">
描述: Українські шукачі притулку у Польщі відповідно до законів цієї країни мають право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2-1-642x336-1.jpg" text:style-name="Internet_20_link" text:visited-style-name="Visited_20_Internet_20_Link">
2-1-642x336-1.jpg</text:a>
']</text:p>
      <text:p text:style-name="P4">
标签: ['ДОПОМОГА ВПО', 'МІНРЕІНТЕГРАЦІЇ']</text:p>
      <text:p text:style-name="P4">
类别: News</text:p>
      <!--METADATA-->
      <text:p text:style-name="P4">
<draw:frame draw:style-name="fr1" draw:name="Image3" text:anchor-type="as-char" svg:width="6.9236in" svg:height="3.623566in" draw:z-index="0">
<draw:image xlink:href="../Images/AРМІЯINFORM/2023-05-29T34-00-00-04-00/2-1-642x336-1.jpg" xlink:type="simple" xlink:show="embed" xlink:actuate="onLoad" draw:mime-type="image/jpeg"/>
</draw:frame>
乌克兰在波兰寻求庇护的人根据该国的法律提供免费的法律援助。</text:p>
      <text:p text:style-name="P4">
关于它<text:a xlink:type="simple" xlink:href="https://www.kmu.gov.ua/news/minreintehratsii-povidomylo-de-ukraintsiam-otrymaty-bezkoshtovnu-iurydychnu-dopomohu-u-polshchi" text:style-name="Internet_20_link" text:visited-style-name="Visited_20_Internet_20_Link">
报告</text:a>
政府门户。</text:p>
      <text:p text:style-name="P4">
您可以在以下组织中获得此帮助：</text:p>
      <text:p text:style-name="P4">
1 \。 法律援助协调中心。 该中心向人们提供免费的法律援助，被迫离开其国家并在战争和迫害的波兰人寻求保护。</text:p>
      <text:p text:style-name="P4">
<text:span text:style-name="T5">
adress：ul。 Towarova 25a，00-869 Warszawa.</text:span>
</text:p>
      <text:p text:style-name="P4">
2 \。 波兰司法部下的司法基金。 为犯罪，证人及其亲戚的受害者提供紧急标签，包括在乌克兰的武装侵略。</text:p>
      <text:p text:style-name="P4">
<text:span text:style-name="T5">
adress：al。 Ujazdowskie 11，00-567 Warszawa.</text:span>
</text:p>
      <text:p text:style-name="P4">
3 \。 寻求庇护者的援助点。 这里提供免费的法律，心理和医疗援助。 可在链接搜索工程上可用，选择最接近您的项目。</text:p>
      <text:p text:style-name="P4">
4 \。 乌克兰的律师。 Facebook集团汇集了将提供法律援助的乌克兰公民，波兰律师准备免费提供。</text:p>
      <text:p text:style-name="P4">
5 \。 来自乌克兰的寻求庇护者的法定门户。 在这里，乌克兰人可以收到有关最常见问题的信息：越境，住宿合法化，有关乌克兰人的立法变更以及他们在波兰的干预。</text:p>
      <text:p text:style-name="P4">
目前，波兰有1,500多个法律援助点。 波兰的公民和居住在乌克兰领土的外国人都可以申请。 您可以在[链接]的正确位置选择该项目(https://zapisy-np.ms.gov.pl/ua).</text:p>
      <text:p text:style-name="P4">
News Source: <text:a xlink:type="simple" xlink:href="https://armyinform.com.ua/2023/05/29/minreintegracziyi-povidomylo-de-ukrayinczyam-otrymaty-bezkoshtovnu-yurydychnu-dopomogu-u-polshhi/" text:style-name="Internet_20_link" text:visited-style-name="Visited_20_Internet_20_Link">
https://armyinform.com.ua/2023/05/29/minreintegracziyi-povidomylo-de-ukrayinczyam-otrymaty-bezkoshtovnu-yurydychnu-dopomogu-u-polshhi/</text:a>
</text:p>
      <!--NEWS-->
      <text:h text:style-name="P10" text:outline-level="1">
<text:span text:style-name="T4">
У Координаційному штабі розповіли про дії, які можуть негативно впливати на процес обміну військовополонених</text:span>
</text:h>
      <text:p text:style-name="P4">
作者: ['АРМІЯINFORM']</text:p>
      <text:p text:style-name="P4">
时间: 2023-05-29T35:00:00-04:00</text:p>
      <text:p text:style-name="P4">
描述: 在Vissysovo Polisholi的祖国的协调总部，可以完成Yaki ...与乌克兰2022的战争，与乌克兰的战争是今天的最新消息，这是与乌克兰2022的新闻战争，将是今天的最后一场，将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photo_6025016737881239606_w-e1685294764100.jpg" text:style-name="Internet_20_link" text:visited-style-name="Visited_20_Internet_20_Link">
photo_6025016737881239606_w-e1685294764100.jpg</text:a>
']</text:p>
      <text:p text:style-name="P4">
标签: ['ВІЙНА', 'КООРДИНАЦІЙНИЙ ШТАБ З ПИТАНЬ ПОВОДЖЕННЯ З ВІЙСЬКОВОПОЛОНЕНИМИ']</text:p>
      <text:p text:style-name="P4">
类别: News</text:p>
      <!--METADATA-->
      <text:p text:style-name="P4">
<draw:frame draw:style-name="fr1" draw:name="Image4" text:anchor-type="as-char" svg:width="6.9236in" svg:height="5.436652in" draw:z-index="0">
<draw:image xlink:href="../Images/AРМІЯINFORM/2023-05-29T35-00-00-04-00/photo_6025016737881239606_w-e1685294764100.jpg" xlink:type="simple" xlink:show="embed" xlink:actuate="onLoad" draw:mime-type="image/jpeg"/>
</draw:frame>
战俘的协调总部报告了一系列行动清单，可能会对交换过程产生不利影响。</text:p>
      <text:p text:style-name="P4">
关于它<text:a xlink:type="simple" xlink:href="https://t.me/Koord_shtab/1145" text:style-name="Internet_20_link" text:visited-style-name="Visited_20_Internet_20_Link">
一个正在说话</text:a>
 під час виїзної зустрічіКоординаційного штабу з родинами полонених та зниклих безвістивійськовослужбовців у Житомирі.</text:p>
      <text:p text:style-name="P4">
Зокрема, розповіли про поширення персональних даних наших захисників ізахисниць. Координаційний штаб закликає не публікувати і не поширювати такуінформацію стороннім особам. Вона може бути використана шахраями таманіпуляторами, а також завадити процесам обміну.</text:p>
      <text:p text:style-name="P4">
Одна з тем, яка була озвучена на зустрічі, стосувалась підтвердження полону таоблікування оборонців у реєстрі Національного інформаційного бюро.</text:p>
      <text:p text:style-name="P4">
Представник штабу зазначив, що офіційно підтвердити полон може тільки росіячерез Міжнародний комітет Червоного Хреста. Всі інші докази, що свідчать проможливий полон оборонця, реєструються і беруться до уваги в подальшій роботізі звільнення.</text:p>
      <text:p text:style-name="P4">
News Source: <text:a xlink:type="simple" xlink:href="https://armyinform.com.ua/2023/05/29/u-koordynaczijnomu-shtabi-rozpovily-pro-diyi-yaki-mozhut-negatyvno-vplyvaty-na-proczes-obminu-vijskovopolonenyh/" text:style-name="Internet_20_link" text:visited-style-name="Visited_20_Internet_20_Link">
https://armyinform.com.ua/2023/05/29/u-koordynaczijnomu-shtabi-rozpovily-pro-diyi-yaki-mozhut-negatyvno-vplyvaty-na-proczes-obminu-vijskovopolonenyh/</text:a>
</text:p>
      <!--NEWS-->
      <text:h text:style-name="P10" text:outline-level="1">
<text:span text:style-name="T4">
帮助退伍军人适应平民生活</text:span>
</text:h>
      <text:p text:style-name="P4">
作者: ['АРМІЯINFORM']</text:p>
      <text:p text:style-name="P4">
时间: 2023-05-29T36:00:00-04:00</text:p>
      <text:p text:style-name="P4">
描述: 关于电报中的Cenremela minrintegrasica。 PID Medicanes副主席 - 米米斯特拉...与乌克兰2022年的战争，与乌克兰的最新新闻，今天与乌克兰2022年的新闻战争，乌克兰和俄罗斯之间的战争，乌克兰和俄罗斯之间的战争，以及2022年与乌克兰的战争将在2022年与乌克兰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5/ilyustratyvne-foto.webp" text:style-name="Internet_20_link" text:visited-style-name="Visited_20_Internet_20_Link">
ilyustratyvne-foto.webp</text:a>
']</text:p>
      <text:p text:style-name="P4">
标签: ['STOPRUSSIA', 'АГРЕСІЯ РФ', 'АТО/ООС', 'ВЕТЕРАНИ ВІЙНИ', 'ВІЙНА', 'ВТОРГНЕННЯ РФ']</text:p>
      <text:p text:style-name="P4">
类别: News</text:p>
      <!--METADATA-->
      <text:p text:style-name="P4">
<draw:frame draw:style-name="fr1" draw:name="Image5" text:anchor-type="as-char" svg:width="6.9236in" svg:height="3.894525in" draw:z-index="0">
<draw:image xlink:href="../ConvertedIMGs/AРМІЯINFORM/2023-05-29T36-00-00-04-00/ilyustratyvne-foto.png" xlink:type="simple" xlink:show="embed" xlink:actuate="onLoad" draw:mime-type="image/png"/>
</draw:frame>
关于它<text:a xlink:type="simple" xlink:href="https://t.me/minre_ua/3439" text:style-name="Internet_20_link" text:visited-style-name="Visited_20_Internet_20_Link">
报告</text:a>
电报中的重新整合部。</text:p>
      <text:p text:style-name="P4">
在Viceremier的主席Irina Vereshchuk的主席下，举行了一次会议，以在社会保护领域形成和实施国家政策。</text:p>
      <text:p text:style-name="P4">
国防部，国防部，内部事务部，财政部，社会政策部，卫生部，国防部以及总统办公室的代表参加了会议。</text:p>
      <text:p text:style-name="P4">
Irina Vereshchuk着重于对退伍军人和退伍军人社会化的全面方法的问题，并解决了他们的实际需求。</text:p>
      <text:p text:style-name="P4">
会议的参与者表示，有必要简化确认退伍军人身份的程序。 这可以通过主动引入数字工具来完成。 特别是，提议将由于敌对行动而导致的残疾，挫伤或残疾的文件数字化。 这将有助于从国家获得正确的利益。</text:p>
      <text:p text:style-name="P4">
他们还专注于加强由2022年以后因健康原因被解雇的人驱动的人之间的沟通。 特别是，统一国家退伍军人登记册与合格房屋的相关信息系统之间引入了相互作用。</text:p>
      <text:p text:style-name="P4">
此外，他们讨论了该项目的授予参与者身份的程序。 特别是，是关于从2022年2月24日至2022年3月25日的人，按照乌克兰法律“确保英国平民的参与”为与俄罗斯的侵略有关。</text:p>
      <text:p text:style-name="P4">
“我们需要吸引所有必要的资源来社交返回的人。 冒着生命危险的人，他们有健康的人保护乌克兰，应有公平而值得的态度。 作为一个国家，我们必须帮助他们成功适应平民生活，”  - 总结说。</text:p>
      <text:p text:style-name="P4">
News Source: <text:a xlink:type="simple" xlink:href="https://armyinform.com.ua/2023/05/29/dopomogty-veteranam-adaptuvatysya-do-czyvilnogo-zhyttya/" text:style-name="Internet_20_link" text:visited-style-name="Visited_20_Internet_20_Link">
https://armyinform.com.ua/2023/05/29/dopomogty-veteranam-adaptuvatysya-do-czyvilnogo-zhyttya/</text:a>
</text:p>
      <!--NEWS-->
      <text:h text:style-name="P10" text:outline-level="1">
<text:span text:style-name="T4">
欧盟表示，在对基夫和德尼普罗的袭击之后，俄罗斯联邦的领导人将负责</text:span>
</text:h>
      <text:p text:style-name="P4">
作者: ['АРМІЯINFORM']</text:p>
      <text:p text:style-name="P4">
时间: 2023-05-29T37:00:00-04:00</text:p>
      <text:p text:style-name="P4">
描述: У Євросоюзі після останніх російських атак по Дніпру та Києву пообіцяли притягнут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7eed97f-es-pixabay.jpg" text:style-name="Internet_20_link" text:visited-style-name="Visited_20_Internet_20_Link">
7eed97f-es-pixabay.jpg</text:a>
']</text:p>
      <text:p text:style-name="P4">
标签: ['АТАКА ДРОНІВ', 'ЄВРОСОЮЗ']</text:p>
      <text:p text:style-name="P4">
类别: News</text:p>
      <!--METADATA-->
      <text:p text:style-name="P4">
<draw:frame draw:style-name="fr1" draw:name="Image6" text:anchor-type="as-char" svg:width="6.9236in" svg:height="3.883237in" draw:z-index="0">
<draw:image xlink:href="../Images/AРМІЯINFORM/2023-05-29T37-00-00-04-00/7eed97f-es-pixabay.jpg" xlink:type="simple" xlink:show="embed" xlink:actuate="onLoad" draw:mime-type="image/jpeg"/>
</draw:frame>
</text:p>
      <text:p text:style-name="P4">
У Євросоюзі після останніх російських атак по Дніпру та Києву пообіцялипритягнути до відповідальності російське керівництво за терор цивільногонаселення.</text:p>
      <text:p text:style-name="P4">
Про це <text:a xlink:type="simple" xlink:href="https://twitter.com/NabilaEUspox/status/1662808007544131585" text:style-name="Internet_20_link" text:visited-style-name="Visited_20_Internet_20_Link">
заявила</text:a>
欧盟外交政策局的发言人是马萨诸塞州。</text:p>
      <text:p text:style-name="P4">
“俄罗斯的野蛮袭击仍在继续，杀害和恐吓平民：对科珀的一家医院的袭击，现在是基辅黎明时的基辅。</text:p>
      <text:p text:style-name="P4">
她保证，欧盟仍准备帮助乌克兰保护自己。</text:p>
      <text:p text:style-name="P4">
News Source: <text:a xlink:type="simple" xlink:href="https://armyinform.com.ua/2023/05/29/u-yes-zayavyly-shho-pislya-atak-na-kyyiv-ta-dnipro-kerivnycztvo-rf-bude-prytyagnuto-do-vidpovidalnosti/" text:style-name="Internet_20_link" text:visited-style-name="Visited_20_Internet_20_Link">
https://armyinform.com.ua/2023/05/29/u-yes-zayavyly-shho-pislya-atak-na-kyyiv-ta-dnipro-kerivnycztvo-rf-bude-prytyagnuto-do-vidpovidalnosti/</text:a>
</text:p>
      <!--NEWS-->
      <text:h text:style-name="P10" text:outline-level="1">
<text:span text:style-name="T4">
Rospropaganda扩大了假的假，好像乌克兰正在准备核物体的爆炸</text:span>
</text:h>
      <text:p text:style-name="P4">
作者: ['АРМІЯINFORM']</text:p>
      <text:p text:style-name="P4">
时间: 2023-05-29T38:00:00-04:00</text:p>
      <text:p text:style-name="P4">
描述: 关于乌克兰人的Vorog Sewing Aword，这是对乌克兰人的挑衅...与乌克兰2022年的战争，与乌克兰与乌克兰的最新新闻，《与乌克兰的新闻战争》，今天的《新闻战》，今天的最后一场战争，乌克兰和俄罗斯和俄罗斯和俄罗斯和俄罗斯之间的战争是否会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fejk-rashafejktkdej-2.jpg" text:style-name="Internet_20_link" text:visited-style-name="Visited_20_Internet_20_Link">
fejk-rashafejktkdej-2.jpg</text:a>
']</text:p>
      <text:p text:style-name="P4">
标签: ['РОСІЙСЬКА ДЕЗІНФОРМАЦІЯ', 'ЦЕНТР ПРОТИДІЇ ДЕЗІНФОРМАЦІЇ ПРИ РНБО УКРАЇНИ']</text:p>
      <text:p text:style-name="P4">
类别: News</text:p>
      <!--METADATA-->
      <text:p text:style-name="P4">
<draw:frame draw:style-name="fr1" draw:name="Image7" text:anchor-type="as-char" svg:width="6.9236in" svg:height="3.709896in" draw:z-index="0">
<draw:image xlink:href="../Images/AРМІЯINFORM/2023-05-29T38-00-00-04-00/fejk-rashafejktkdej-2.jpg" xlink:type="simple" xlink:show="embed" xlink:actuate="onLoad" draw:mime-type="image/jpeg"/>
</draw:frame>
敌人散布了错误的信息，据称乌克兰在哈尔基夫(Kharkiv)的供应中，用浪费核燃料的存储库准备了挑衅，这不仅会影响乌克兰，俄罗斯和白俄罗斯，甚至影响欧盟。</text:p>
      <text:p text:style-name="P4">
关于它<text:a xlink:type="simple" xlink:href="https://www.facebook.com/protydiyadezinformatsiyi.cpd/posts/pfbid0En959FBvoYXbz6Q8w2nD9Ni974h3aggg7ziid97wVeNwduS7STbLp17yCxYfKNrEl" text:style-name="Internet_20_link" text:visited-style-name="Visited_20_Internet_20_Link">
报告</text:a>
打击错误信息中心。</text:p>
      <text:p text:style-name="P4">
俄罗斯联邦的宣传将散布乌克兰人将删除建造土地和其他房地产物品，重建关键基础设施实体或将其送给波兰公民的假货。</text:p>
      <text:p text:style-name="P4">
入侵者是对武装部队总参谋部的文件进行消毒，据称跨国公司启发了一支跨国部队纳入俄罗斯对乌克兰战争的启发。</text:p>
      <text:p text:style-name="P4">
“此信息不是正确的。 这种假货的主要目的是在乌克兰人之间播种，以及在国际竞技场中抹黑乌克兰。” CPD指出。</text:p>
      <text:p text:style-name="P4">
News Source: <text:a xlink:type="simple" xlink:href="https://armyinform.com.ua/2023/05/29/rospropaganda-shyryt-fejk-nachebto-ukrayina-gotuye-vybuh-na-yadernomu-obyekti/" text:style-name="Internet_20_link" text:visited-style-name="Visited_20_Internet_20_Link">
https://armyinform.com.ua/2023/05/29/rospropaganda-shyryt-fejk-nachebto-ukrayina-gotuye-vybuh-na-yadernomu-obyekti/</text:a>
</text:p>
      <!--NEWS-->
      <text:h text:style-name="P10" text:outline-level="1">
<text:span text:style-name="T4">
赫尔森地区一线地区的居民可以使用乌克兰广播电视</text:span>
</text:h>
      <text:p text:style-name="P4">
作者: ['АРМІЯINFORM']</text:p>
      <text:p text:style-name="P4">
时间: 2023-05-29T39:00:00-04:00</text:p>
      <text:p text:style-name="P4">
描述: Meshkantzi Pofrontovikh Teritarian Kherson可能会进入乌克兰广播电台I ...与乌克兰2022年的战争，与乌克兰与乌克兰的最新新闻，今天与乌克兰2022年的新闻战争，今天将在乌克兰和俄罗斯之间发生战争，以及战争之间的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tzd0uhje67d26ikgjc6s.w695.jpg" text:style-name="Internet_20_link" text:visited-style-name="Visited_20_Internet_20_Link">
tzd0uhje67d26ikgjc6s.w695.jpg</text:a>
']</text:p>
      <text:p text:style-name="P4">
标签: ['МІНРЕІНТЕГРАЦІЇ', 'ХЕРСОНЩИНА']</text:p>
      <text:p text:style-name="P4">
类别: News</text:p>
      <!--METADATA-->
      <text:p text:style-name="P4">
<draw:frame draw:style-name="fr1" draw:name="Image8" text:anchor-type="as-char" svg:width="6.9236in" svg:height="3.885186in" draw:z-index="0">
<draw:image xlink:href="../Images/AРМІЯINFORM/2023-05-29T39-00-00-04-00/tzd0uhje67d26ikgjc6s.w695.jpg" xlink:type="simple" xlink:show="embed" xlink:actuate="onLoad" draw:mime-type="image/jpeg"/>
</draw:frame>
说明性照片</text:p>
      <text:p text:style-name="P4">
霍森地区一线地区的居民可以使用乌克兰广播电视。</text:p>
      <text:p text:style-name="P4">
关于它<text:a xlink:type="simple" xlink:href="https://minre.gov.ua/2023/05/28/meshkanczi-pryfrontovyh-terytorij-hersonshhyny-dyvlyatsya-i-sluhayut-ukrayinske/" text:style-name="Internet_20_link" text:visited-style-name="Visited_20_Internet_20_Link">
报告</text:a>
乌克兰重返社会部。</text:p>
      <text:p text:style-name="P4">
根据该部的说法，该地区的所有传输站都在该地区发出了T2电视信号，均位于临时占领的Khirson地区。</text:p>
      <text:p text:style-name="P4">
在Kherson本身和周边地区，可以观看44个DVB-T数字调谐器电视运河。</text:p>
      <text:p text:style-name="P4">
此外，该信息电话可从Nikolaev的发射机获得34.58、39和48电视频道。</text:p>
      <text:p text:style-name="P4">
在赫尔森地区的同一地区，您可以听乌克兰广播电台(100,6МГц)，FM军队(99 MHz).</text:p>
      <text:p text:style-name="P4">
News Source: <text:a xlink:type="simple" xlink:href="https://armyinform.com.ua/2023/05/29/meshkanczi-pryfrontovyh-terytorij-hersonshhyny-mayut-dostup-do-ukrayinskogo-radio-i-telebachennya/" text:style-name="Internet_20_link" text:visited-style-name="Visited_20_Internet_20_Link">
https://armyinform.com.ua/2023/05/29/meshkanczi-pryfrontovyh-terytorij-hersonshhyny-mayut-dostup-do-ukrayinskogo-radio-i-telebachennya/</text:a>
</text:p>
      <!--NEWS-->
      <text:h text:style-name="P10" text:outline-level="1">
<text:span text:style-name="T4">
信息安全：乌克兰人提醒在火箭袭击中值得记住的东西</text:span>
</text:h>
      <text:p text:style-name="P4">
作者: ['АРМІЯINFORM']</text:p>
      <text:p text:style-name="P4">
时间: 2023-05-29T40:00:00-04:00</text:p>
      <text:p text:style-name="P4">
描述: 乌克兰人正在猜测那些是warto pam’yatati pd小时的火箭包装。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flijhknxoaio_h2.jpg" text:style-name="Internet_20_link" text:visited-style-name="Visited_20_Internet_20_Link">
flijhknxoaio_h2.jpg</text:a>
']</text:p>
      <text:p text:style-name="P4">
标签: ['ІНФОРМАЦІЙНА БЕЗПЕКА', 'МІНРЕІНТЕГРАЦІЇ']</text:p>
      <text:p text:style-name="P4">
类别: News</text:p>
      <!--METADATA-->
      <text:p text:style-name="P4">
<draw:frame draw:style-name="fr1" draw:name="Image9" text:anchor-type="as-char" svg:width="6.9236in" svg:height="6.9236in" draw:z-index="0">
<draw:image xlink:href="../Images/AРМІЯINFORM/2023-05-29T40-00-00-04-00/flijhknxoaio_h2.jpg" xlink:type="simple" xlink:show="embed" xlink:actuate="onLoad" draw:mime-type="image/jpeg"/>
</draw:frame>
提醒乌克兰人在火箭袭击中值得记住的东西。</text:p>
      <text:p text:style-name="P4">
关于它<text:a xlink:type="simple" xlink:href="https://minre.gov.ua/2023/05/28/informaczijna-bezpeka-pid-chas-raketnyh-obstriliv-pro-shho-varto-pamyataty/" text:style-name="Internet_20_link" text:visited-style-name="Visited_20_Internet_20_Link">
报告</text:a>
重返社会部。</text:p>
      <text:p text:style-name="P4">
为了我们国家的安全，绝不可以在社交网络上分发：</text:p>
      <text:p text:style-name="P4">
<text:span text:style-name="T5">
我们防空导弹的照片和视频； </text:span>
我们防空设施的照片和视频位置； <text:span text:style-name="T5">
有关所听到的设备数量的信息； </text:span>
他们在武器位置的假设。</text:p>
      <text:p text:style-name="P4">
“通过将此类信息传递给敌人，您实际上可以调整该国的火灾。八个人使用您的出版物来铺设接待处的路线，绕开我们的防空，更正和防空手段的罢工任务“声明读取。</text:p>
      <text:p text:style-name="P4">
News Source: <text:a xlink:type="simple" xlink:href="https://armyinform.com.ua/2023/05/29/informaczijna-bezpeka-ukrayinczyam-nagadaly-pro-shho-varto-pamyataty-pid-chas-raketnyh-obstriliv/" text:style-name="Internet_20_link" text:visited-style-name="Visited_20_Internet_20_Link">
https://armyinform.com.ua/2023/05/29/informaczijna-bezpeka-ukrayinczyam-nagadaly-pro-shho-varto-pamyataty-pid-chas-raketnyh-obstriliv/</text:a>
</text:p>
      <!--NEWS-->
      <text:h text:style-name="P10" text:outline-level="1">
<text:span text:style-name="T4">
国防军每天的航空在敌人的集中区域击中了15次。</text:span>
</text:h>
      <text:p text:style-name="P4">
作者: ['АРМІЯINFORM']</text:p>
      <text:p text:style-name="P4">
时间: 2023-05-29T41:00:00-04:00</text:p>
      <text:p text:style-name="P4">
描述: Авіація Сил оборони за добу завдала 1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avicziya_udar-1-1.jpg" text:style-name="Internet_20_link" text:visited-style-name="Visited_20_Internet_20_Link">
avicziya_udar-1-1.jpg</text:a>
']</text:p>
      <text:p text:style-name="P4">
标签: ['ГЕНШТАБ ЗС УКРАЇНИ', 'ОПЕРАТИВНА ІНФОРМАЦІЯ', 'ХРОНІКА ОБОРОНИ']</text:p>
      <text:p text:style-name="P4">
类别: News</text:p>
      <!--METADATA-->
      <text:p text:style-name="P4">
<draw:frame draw:style-name="fr1" draw:name="Image10" text:anchor-type="as-char" svg:width="6.9236in" svg:height="4.834981in" draw:z-index="0">
<draw:image xlink:href="../Images/AРМІЯINFORM/2023-05-29T41-00-00-04-00/avicziya_udar-1-1.jpg" xlink:type="simple" xlink:show="embed" xlink:actuate="onLoad" draw:mime-type="image/jpeg"/>
</draw:frame>
<text:span text:style-name="T4">
<text:span text:style-name="T5">
*🔥俄罗斯入侵的情况</text:span>
</text:span>
*</text:p>
      <text:p text:style-name="P4">
国防军的航空在敌人的个人人员和军事装备的集中领域以及6对武器齐和敌对的综合体中进行了15次跳动。</text:p>
      <text:p text:style-name="P4">
关于这个<text:a xlink:type="simple" xlink:href="https://m.facebook.com/story.php" text:style-name="Internet_20_link" text:visited-style-name="Visited_20_Internet_20_Link">
被引用</text:a>
在武装部队总参谋部的运营信息中。</text:p>
      <text:p text:style-name="P4">
我们最后一天的捍卫者摧毁了情报类型的敌人无人机。</text:p>
      <text:p text:style-name="P4">
火箭部队和炮兵部门袭击了三个集中和军事设备，C-300防空导弹系统以及托尔的防空导弹系统，六个管理点，罗布站，射击位置的炮兵部队以及敌人弹药的组成。</text:p>
      <text:p text:style-name="P4">
News Source: <text:a xlink:type="simple" xlink:href="https://armyinform.com.ua/2023/05/29/aviacziya-syl-oborony-za-dobu-zavdala-15-udariv-po-rajonah-zoseredzhennya-voroga/" text:style-name="Internet_20_link" text:visited-style-name="Visited_20_Internet_20_Link">
https://armyinform.com.ua/2023/05/29/aviacziya-syl-oborony-za-dobu-zavdala-15-udariv-po-rajonah-zoseredzhennya-voroga/</text:a>
</text:p>
      <!--NEWS-->
      <text:h text:style-name="P10" text:outline-level="1">
<text:span text:style-name="T4">
У білорусь для бойової підготовки прибувають військові рф</text:span>
</text:h>
      <text:p text:style-name="P4">
作者: ['АРМІЯINFORM']</text:p>
      <text:p text:style-name="P4">
时间: 2023-05-29T42:00:00-04:00</text:p>
      <text:p text:style-name="P4">
描述: 在一半-Igoni，Repubbleki，Bilorus是Zbroyshi部队的Vozhnoi Pirzdili ...与2022年乌克兰的战争，与乌克兰的战争是今天的最新新闻，这是与乌克兰2022年与乌克兰的新闻战争，今天将在今天，将是一场新闻。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5/765432.png" text:style-name="Internet_20_link" text:visited-style-name="Visited_20_Internet_20_Link">
765432.png</text:a>
']</text:p>
      <text:p text:style-name="P4">
标签: ['БІЛОРУСЬ', 'ГЕНШТАБ ЗС УКРАЇНИ', 'ОПЕРАТИВНА ІНФОРМАЦІЯ']</text:p>
      <text:p text:style-name="P4">
类别: News</text:p>
      <!--METADATA-->
      <text:p text:style-name="P4">
<draw:frame draw:style-name="fr1" draw:name="Image11" text:anchor-type="as-char" svg:width="6.9236in" svg:height="4.123388in" draw:z-index="0">
<draw:image xlink:href="../Images/AРМІЯINFORM/2023-05-29T42-00-00-04-00/765432.png" xlink:type="simple" xlink:show="embed" xlink:actuate="onLoad" draw:mime-type="image/png"/>
</draw:frame>
<text:span text:style-name="T4">
<text:span text:style-name="T5">
*🔥俄罗斯入侵的情况</text:span>
</text:span>
*</text:p>
      <text:p text:style-name="P4">
白俄罗斯共和国到达的垃圾填埋场确定了武装部队联合会的单位，以在乌克兰战争前采取战斗准备措施。</text:p>
      <text:p text:style-name="P4">
关于这个<text:a xlink:type="simple" xlink:href="https://m.facebook.com/story.php" text:style-name="Internet_20_link" text:visited-style-name="Visited_20_Internet_20_Link">
被引用</text:a>
在武装部队总参谋部的运营信息中。</text:p>
      <text:p text:style-name="P4">
武装部队的无意识说：“在Volyn和Polissya的指示中，操作情况仍然是一个稳定的，没有发现进攻群体的迹象。”</text:p>
      <text:p text:style-name="P4">
News Source: <text:a xlink:type="simple" xlink:href="https://armyinform.com.ua/2023/05/29/u-bilorus-dlya-bojovoyi-pidgotovky-prybuvayut-vijskovi-rf/" text:style-name="Internet_20_link" text:visited-style-name="Visited_20_Internet_20_Link">
https://armyinform.com.ua/2023/05/29/u-bilorus-dlya-bojovoyi-pidgotovky-prybuvayut-vijskovi-rf/</text:a>
</text:p>
      <!--NEWS-->
      <text:h text:style-name="P10" text:outline-level="1">
<text:span text:style-name="T4">
最佳情况：乌克兰士兵击退了19次俄罗斯袭击 - 武装部队的总参谋部</text:span>
</text:h>
      <text:p text:style-name="P4">
作者: ['АРМІЯINFORM']</text:p>
      <text:p text:style-name="P4">
时间: 2023-05-29T43:00:00-04:00</text:p>
      <text:p text:style-name="P4">
描述: 19例倾泻攻击的寡妇指令的pidrodrodilition的最后。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7ca91bb-fotor-2023-4-8-6-46-17.jpg" text:style-name="Internet_20_link" text:visited-style-name="Visited_20_Internet_20_Link">
7ca91bb-fotor-2023-4-8-6-46-17.jpg</text:a>
']</text:p>
      <text:p text:style-name="P4">
标签: ['ГЕНЕРАЛЬНИЙ ШТАБ ЗС УКРАЇНИ', 'ОПЕРАТИВНА ІНФОРМАЦІЯ']</text:p>
      <text:p text:style-name="P4">
类别: News</text:p>
      <!--METADATA-->
      <text:p text:style-name="P4">
<draw:frame draw:style-name="fr1" draw:name="Image12" text:anchor-type="as-char" svg:width="6.9236in" svg:height="3.883237in" draw:z-index="0">
<draw:image xlink:href="../Images/AРМІЯINFORM/2023-05-29T43-00-00-04-00/7ca91bb-fotor-2023-4-8-6-46-17.jpg" xlink:type="simple" xlink:show="embed" xlink:actuate="onLoad" draw:mime-type="image/jpeg"/>
</draw:frame>
<text:span text:style-name="T4">
<text:span text:style-name="T5">
*🔥俄罗斯入侵的情况</text:span>
</text:span>
*</text:p>
      <text:p text:style-name="P4">
在最后一天，国防军击退了19次敌人袭击。</text:p>
      <text:p text:style-name="P4">
关于这个<text:a xlink:type="simple" xlink:href="https://m.facebook.com/story.php" text:style-name="Internet_20_link" text:visited-style-name="Visited_20_Internet_20_Link">
被引用</text:a>
在武装部队总参谋部的运营信息中。</text:p>
      <text:p text:style-name="P4">
消息写道：“敌人继续将基本努力集中在卢汉斯克和顿涅茨克地区的全面企图上。”</text:p>
      <text:p text:style-name="P4">
特别是在Marinka地区，我们的后卫击退了12次敌人袭击。</text:p>
      <text:p text:style-name="P4">
在库皮斯克的方向上，敌人未能成功地踏上纳巴克穆特(Nabakhmut)的指示 - 北或或摩尔或摩尔人的orikhovo-vasylivka，朝着theuvanivsky的方向发展。</text:p>
      <text:p text:style-name="P4">
在Zaporizhzhya和Kherson的指示中，敌人继续进行防御。</text:p>
      <text:p text:style-name="P4">
News Source: <text:a xlink:type="simple" xlink:href="https://armyinform.com.ua/2023/05/29/sytuacziya-na-fronti-ukrayinski-voyiny-za-dobu-vidbyly-19-rosijskyh-atak-genshtab-zsu/" text:style-name="Internet_20_link" text:visited-style-name="Visited_20_Internet_20_Link">
https://armyinform.com.ua/2023/05/29/sytuacziya-na-fronti-ukrayinski-voyiny-za-dobu-vidbyly-19-rosijskyh-atak-genshtab-zsu/</text:a>
</text:p>
      <!--NEWS-->
      <text:h text:style-name="P10" text:outline-level="1">
<text:span text:style-name="T4">
白天，敌人击中了97航空罢工</text:span>
</text:h>
      <text:p text:style-name="P4">
作者: ['АРМІЯINFORM']</text:p>
      <text:p text:style-name="P4">
时间: 2023-05-29T44:00:00-04:00</text:p>
      <text:p text:style-name="P4">
描述: 第97 Avisiyni中风的负责人借出了敌人。 takozh Vorog Zdesnovy 39 ...与乌克兰2022年的战争，与乌克兰的最新新闻，今天与乌克兰的新闻战争，今天的最后一次战争，今天将在乌克兰和俄罗斯之间以及2022年与乌克兰的战争之间发生战争不是，无论是，还是不是，都会在不久的将来与乌克兰的战争说，今天与乌克兰的战争，今天的乌克兰新闻，乌克兰的新闻，乌克兰媒体在俄罗斯的乌克兰新闻</text:p>
      <text:p text:style-name="P4">
图片: ['<text:a xlink:type="simple" xlink:href="https://armyinform.com.ua/wp-content/uploads/2023/05/ilyustratyvne-foto_large.jpg" text:style-name="Internet_20_link" text:visited-style-name="Visited_20_Internet_20_Link">
ilyustratyvne-foto_large.jpg</text:a>
']</text:p>
      <text:p text:style-name="P4">
标签: ['ВІЙНА', 'ГЕНШТАБ ЗС УКРАЇНИ', 'ОПЕРАТИВНА ІНФОРМАЦІЯ']</text:p>
      <text:p text:style-name="P4">
类别: News</text:p>
      <!--METADATA-->
      <text:p text:style-name="P4">
<draw:frame draw:style-name="fr1" draw:name="Image13" text:anchor-type="as-char" svg:width="6.9236in" svg:height="3.893007in" draw:z-index="0">
<draw:image xlink:href="../Images/AРМІЯINFORM/2023-05-29T44-00-00-04-00/ilyustratyvne-foto_large.jpg" xlink:type="simple" xlink:show="embed" xlink:actuate="onLoad" draw:mime-type="image/jpeg"/>
</draw:frame>
<text:span text:style-name="T4">
<text:span text:style-name="T5">
*🔥俄罗斯入侵的情况</text:span>
</text:span>
*</text:p>
      <text:p text:style-name="P4">
在过去的一天中，敌人击中了97次航空罢工。 此外，在我们的军事和定居点的位置上，39个反应性射击消防系统炮击的敌人。</text:p>
      <text:p text:style-name="P4">
关于这个<text:a xlink:type="simple" xlink:href="https://m.facebook.com/story.php" text:style-name="Internet_20_link" text:visited-style-name="Visited_20_Internet_20_Link">
被引用</text:a>
в оперативній інформації Генерального штабу ЗСУ.</text:p>
      <text:p text:style-name="P4">
«Сьогодні вночі російські терористи завдали чергового ракетного та авіаційногоударів «шахедами» по Україні. Інформація щодо наслідків цієї терористичноїатаки наразі уточнюється», — йдеться у повідомленні.</text:p>
      <text:p text:style-name="P4">
У Генштабі ЗСУ попередили, що ймовірність завдання ракетних та авіаційнихударів по всій території України і надалі залишається високою.</text:p>
      <text:p text:style-name="P4">
News Source: <text:a xlink:type="simple" xlink:href="https://armyinform.com.ua/2023/05/29/za-dobu-vorog-zavdav-97-aviaczijnyh-udariv-zdijsnyv-39-obstriliv-z-rszv/" text:style-name="Internet_20_link" text:visited-style-name="Visited_20_Internet_20_Link">
https://armyinform.com.ua/2023/05/29/za-dobu-vorog-zavdav-97-aviaczijnyh-udariv-zdijsnyv-39-obstriliv-z-rszv/</text:a>
</text:p>
      <!--NEWS-->
      <text:h text:style-name="P10" text:outline-level="1">
<text:span text:style-name="T4">
国防军一天消除了400多名入侵者，摧毁了4个坦克和11 BBM</text:span>
</text:h>
      <text:p text:style-name="P4">
作者: ['АРМІЯINFORM']</text:p>
      <text:p text:style-name="P4">
时间: 2023-05-29T45:00:00-04:00</text:p>
      <text:p text:style-name="P4">
描述: Zagalni Boyov，在02.24.22至05.29.23上找到敌人，Orintovo成为：...与乌克兰2022的战争，与乌克兰的最新新闻，今天与乌克兰2022年的新闻战争，今天上次与乌克兰战争，乌克兰和俄罗斯之间会发生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5/vtraty_05-29-2023-scaled.jpg" text:style-name="Internet_20_link" text:visited-style-name="Visited_20_Internet_20_Link">
vtraty_05-29-2023-scaled.jpg</text:a>
']</text:p>
      <text:p text:style-name="P4">
标签: ['STOPRUSSIA', 'АГРЕСІЯ РФ', 'ВТОРГНЕННЯ РФ', 'ВТРАТИ ВОРОГА', 'ГЕНЕРАЛЬНИЙ ШТАБ ЗС УКРАЇНИ']</text:p>
      <text:p text:style-name="P4">
类别: News</text:p>
      <!--METADATA-->
      <text:p text:style-name="P4">
<draw:frame draw:style-name="fr1" draw:name="Image14" text:anchor-type="as-char" svg:width="6.9236in" svg:height="6.975527in" draw:z-index="0">
<draw:image xlink:href="../Images/AРМІЯINFORM/2023-05-29T45-00-00-04-00/vtraty_05-29-2023-scaled.jpg" xlink:type="simple" xlink:show="embed" xlink:actuate="onLoad" draw:mime-type="image/jpeg"/>
</draw:frame>
敌人的总损失从24.02.22到29.05.23：</text:p>
      <text:p text:style-name="P4">
<text:span text:style-name="T4">
<text:span text:style-name="T5">
人员 -  </text:span>
* 207030(+430)淘汰的人</text:span>
<text:span text:style-name="T5">
坦克 -  </text:span>
<text:span text:style-name="T5">
 3801(+4)</text:span>
<text:span text:style-name="T4">
战斗装甲车 -  </text:span>
 7467(+11)<text:span text:style-name="T4">
<text:span text:style-name="T5">
炮兵系统 -  </text:span>
<text:span text:style-name="T5">
 3435(+10)</text:span>
 </text:span>
 rszv- <text:span text:style-name="T4">
 575(+1)</text:span>
<text:span text:style-name="T5">
防空 -  </text:span>
<text:span text:style-name="T5">
 331(+2)</text:span>
<text:span text:style-name="T4">
飞机 -  </text:span>
 313(0)<text:span text:style-name="T4">
<text:span text:style-name="T5">
直升机 -  </text:span>
* 298(0)</text:span>
<text:span text:style-name="T5">
无人机手术战术水平 -  </text:span>
<text:span text:style-name="T5">
 3054(+61)</text:span>
<text:span text:style-name="T4">
有翼的导弹 -  </text:span>
 1056(0)<text:span text:style-name="T4">
<text:span text:style-name="T5">
船 /船 -  </text:span>
* 18(0)</text:span>
<text:span text:style-name="T5">
汽车设备和坦克 -  </text:span>
<text:span text:style-name="T5">
 6207(+15)</text:span>
<text:span text:style-name="T4">
特殊技术 -  </text:span>
 453(+2)指定数据...</text:p>
      <text:p text:style-name="P4">
击败占用者!让我们一起赢!我们的力量<text:span text:style-name="T4">
  -  </text:span>
真实!</text:p>
      <text:p text:style-name="P4">
<text:span text:style-name="T4">
资料来源：</text:span>
 <text:a xlink:type="simple" xlink:href="https://www.facebook.com/GeneralStaff.ua" text:style-name="Internet_20_link" text:visited-style-name="Visited_20_Internet_20_Link">
武装部队总参谋部</text:a>
截至29.05.23。</text:p>
      <text:p text:style-name="P4">
News Source: <text:a xlink:type="simple" xlink:href="https://armyinform.com.ua/2023/05/29/syly-oborony-likviduvaly-za-dobu-ponad-400-okupantiv-znyshhyly-4-tanky-ta-11-bbm/" text:style-name="Internet_20_link" text:visited-style-name="Visited_20_Internet_20_Link">
https://armyinform.com.ua/2023/05/29/syly-oborony-likviduvaly-za-dobu-ponad-400-okupantiv-znyshhyly-4-tanky-ta-11-bbm/</text:a>
</text:p>
      <!--NEWS-->
      <text:h text:style-name="P10" text:outline-level="1">
<text:span text:style-name="T4">
在乌克兰的夜间袭击中，天空的捍卫者摧毁了67个敌方空气目的</text:span>
</text:h>
      <text:p text:style-name="P4">
作者: ['АРМІЯINFORM']</text:p>
      <text:p text:style-name="P4">
时间: 2023-05-29T46:00:00-04:00</text:p>
      <text:p text:style-name="P4">
描述: 29伤害2023岩石00:00年，05:00。 Rosiskis prapachi袭击了Viiskovi ...与乌克兰2022年的战争，与乌克兰的最新新闻，今天与乌克兰2022年的新闻战争，乌克兰与乌克兰之间的战争，乌克兰和俄罗斯之间会发生战争，何时将在2022年与乌克兰进行战争，无论是否会有，是否会在不久的将来与乌克兰进行战争，这是与乌克兰的战争，今天的乌克兰新闻，乌克兰新闻，乌克兰的新闻在俄罗斯的乌克兰媒体</text:p>
      <text:p text:style-name="P4">
图片: ['<text:a xlink:type="simple" xlink:href="https://armyinform.com.ua/wp-content/uploads/2023/01/1670993729-6450.webp" text:style-name="Internet_20_link" text:visited-style-name="Visited_20_Internet_20_Link">
1670993729-6450.webp</text:a>
']</text:p>
      <text:p text:style-name="P4">
标签: []</text:p>
      <text:p text:style-name="P4">
类别: News</text:p>
      <!--METADATA-->
      <text:p text:style-name="P4">
<draw:frame draw:style-name="fr1" draw:name="Image15" text:anchor-type="as-char" svg:width="6.9236in" svg:height="4.604194in" draw:z-index="0">
<draw:image xlink:href="../ConvertedIMGs/AРМІЯINFORM/2023-05-29T46-00-00-04-00/1670993729-6450.png" xlink:type="simple" xlink:show="embed" xlink:actuate="onLoad" draw:mime-type="image/png"/>
</draw:frame>
2023年5月29日，00:00至05:00。 俄罗斯入侵者遭到军事物体和乌克兰有翼和冲击无人机关键基础设施的对象的攻击。 这次，敌人从里海海中释放了九架战略航空飞机-95mc的40个有翼的空气火箭基地X-101/X-555。</text:p>
      <text:p text:style-name="P4">
关于它<text:a xlink:type="simple" xlink:href="https://t.me/kpszsu/2543" text:style-name="Internet_20_link" text:visited-style-name="Visited_20_Internet_20_Link">
报告</text:a>
武装部队的空军。</text:p>
      <text:p text:style-name="P4">
敌人从北方和南部的方向袭击了伊朗的巴拉什136/131。 总共 - 大约35次冲击无人机。</text:p>
      <text:p text:style-name="P4">
在夜间，防空在空军所有空中诫命的责任领域工作：“中心”，“东”，“南”和“西”。</text:p>
      <text:p text:style-name="P4">
与乌克兰国防军其他组成部分的空中防御合作的空中命令的部队和手段销毁了67个空中目的：</text:p>
      <text:p text:style-name="P4">
-37翼导弹X-101/X-555;</text:p>
      <text:p text:style-name="P4">
-29 Shock IAV无人机Shahed-136/131;</text:p>
      <text:p text:style-name="P4">
-1侦察无人机的行动级别级别。</text:p>
      <text:p text:style-name="P4">
News Source: <text:a xlink:type="simple" xlink:href="https://armyinform.com.ua/2023/05/29/pid-chas-nichnoyi-ataky-zahysnyky-neba-znyshhyly-67-vorozhyh-povitryanyh-czilej-po-ukrayini/" text:style-name="Internet_20_link" text:visited-style-name="Visited_20_Internet_20_Link">
https://armyinform.com.ua/2023/05/29/pid-chas-nichnoyi-ataky-zahysnyky-neba-znyshhyly-67-vorozhyh-povitryanyh-czilej-po-ukrayini/</text:a>
</text:p>
      <!--NEWS-->
      <text:h text:style-name="P10" text:outline-level="1">
<text:span text:style-name="T4">
俄罗斯领导人将对基辅和德尼普罗的袭击负责 - 欧盟的发言人</text:span>
</text:h>
      <text:p text:style-name="P4">
作者: ['АРМІЯINFORM']</text:p>
      <text:p text:style-name="P4">
时间: 2023-05-29T47:00:00-04:00</text:p>
      <text:p text:style-name="P4">
描述: Pislaly Osenikh Massovania Nacks Rosichic Proppunts to dnipro在...与乌克兰战争，与乌克兰的战争，与乌克兰的最新新闻，今天与乌克兰的新闻，乌克兰2022年上次与乌克兰的新闻战，乌克兰和俄罗斯之间的战争以及与乌克兰之间的战争将是，是否会在不久的将来与乌克兰进行战争，今天与乌克兰的战争，今天的乌克兰新闻</text:p>
      <text:p text:style-name="P4">
图片: ['<text:a xlink:type="simple" xlink:href="https://armyinform.com.ua/wp-content/uploads/2023/05/1685301416_raketnyj-udar-rf-po-dnipru_large.jpg" text:style-name="Internet_20_link" text:visited-style-name="Visited_20_Internet_20_Link">
1685301416_raketnyj-udar-rf-po-dnipru_large.jpg</text:a>
']</text:p>
      <text:p text:style-name="P4">
标签: ['STOPRUSSIA', 'YES', 'АГРЕСІЯ РФ', 'ВТОРГНЕННЯ РФ', 'РОСІЙСЬКІ АТАКИ']</text:p>
      <text:p text:style-name="P4">
类别: News</text:p>
      <!--METADATA-->
      <text:p text:style-name="P4">
<draw:frame draw:style-name="fr1" draw:name="Image16" text:anchor-type="as-char" svg:width="6.9236in" svg:height="4.370522in" draw:z-index="0">
<draw:image xlink:href="../Images/AРМІЯINFORM/2023-05-29T47-00-00-04-00/1685301416_raketnyj-udar-rf-po-dnipru_large.jpg" xlink:type="simple" xlink:show="embed" xlink:actuate="onLoad" draw:mime-type="image/jpeg"/>
</draw:frame>
说明性照片</text:p>
      <text:p text:style-name="P4">
在俄罗斯对迪纳人(例如在欧盟中)的最后一次大规模发动进攻之后，他们承诺将对侵略国进行管理。</text:p>
      <text:p text:style-name="P4">
这是由[Twitter]的欧盟外交政策服务大马萨拉的发言人所说的(https://twitter.com/NabilaEUspox/status/1662808007544131585?ref_src=twsrc%5Etfw%7Ctwcamp%5Etweetembed%7Ctwterm%5E1662808007544131585%7Ctwgr%5E5525e5ae461ce33b60db8f35e25623dd943bdbaf%7Ctwcon%5Es1_&amp;ref_url=https%3A%2F%2Fwww.unn.com.ua%2Fuk%2Fnews%2F2029570-kreml-budete-prityagnuto-do-vidpovidalnosti-za-ataku-na-dnipro-ta-kiyiv-rechnitsya-yes).</text:p>
      <text:p text:style-name="P4">
«Варварські атаки росії тривають, вбиваючи та тероризуючи мирних жителів:напад на лікарню в Дніпрі, тепер Київ. Керівництво рф та винні будутьпритягнуті до відповідальності», — йдеться в повідомленні.</text:p>
      <text:p text:style-name="P4">
News Source: <text:a xlink:type="simple" xlink:href="https://armyinform.com.ua/2023/05/29/kerivnycztvo-rf-prytyagnut-do-vidpovidalnosti-za-ataky-po-kyyevu-ta-dnipru-rechnyczya-yes/" text:style-name="Internet_20_link" text:visited-style-name="Visited_20_Internet_20_Link">
https://armyinform.com.ua/2023/05/29/kerivnycztvo-rf-prytyagnut-do-vidpovidalnosti-za-ataky-po-kyyevu-ta-dnipru-rechnyczya-yes/</text:a>
</text:p>
      <!--NEWS-->
      <text:h text:style-name="P10" text:outline-level="1">
<text:span text:style-name="T4">
Alexei Reznikov敦促澳大利亚加入国际“坦克联盟”</text:span>
</text:h>
      <text:p text:style-name="P4">
作者: ['АРМІЯINFORM']</text:p>
      <text:p text:style-name="P4">
时间: 2023-05-29T48:00:00-04:00</text:p>
      <text:p text:style-name="P4">
描述: 乌克兰防御Oleksiy Reznikov的官员，澳大利亚为Vissyskov节奏了杜普（Visyskov）的杜普（Duphoom）...与乌克兰2022年的战争，与乌克兰与乌克兰的最新新闻，今天与乌克兰2022年的新闻战争，今天，乌克兰和俄罗斯与俄罗斯和俄罗斯之间的战争将会发生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2/reznikov-10-1.jpg" text:style-name="Internet_20_link" text:visited-style-name="Visited_20_Internet_20_Link">
reznikov-10-1.jpg</text:a>
']</text:p>
      <text:p text:style-name="P4">
标签: ['АВСТРАЛІЯ', 'АГРЕСІЯ РФ', 'ВТОРГНЕННЯ РФ', 'ОЛЕКСІЙ РЕЗНІКОВ', 'ОФІЦІЙНО', 'ТАНКОВА КОАЛІЦІЯ']</text:p>
      <text:p text:style-name="P4">
类别: News</text:p>
      <!--METADATA-->
      <text:p text:style-name="P4">
<draw:frame draw:style-name="fr1" draw:name="Image17" text:anchor-type="as-char" svg:width="6.9236in" svg:height="4.615733in" draw:z-index="0">
<draw:image xlink:href="../Images/AРМІЯINFORM/2023-05-29T48-00-00-04-00/reznikov-10-1.jpg" xlink:type="simple" xlink:show="embed" xlink:actuate="onLoad" draw:mime-type="image/jpeg"/>
</draw:frame>
纳扎尔·沃尔辛(Nazar Voloshin)的照片</text:p>
      <text:p text:style-name="P4">
乌克兰国防部长阿列克谢·雷兹尼科夫(Alexei Reznikov)感谢澳大利亚的官方基辅军事发展，并呼吁堪培尔加入“ <text:a xlink:type="simple" xlink:href="https://armyinform.com.ua/2023/02/22/vilnyj-svit-stvoryv-tankovu-koalicziyu-shhob-dopomogty-ukrayini-peremogty-v-czij-vijni-oleksij-reznikov/" text:style-name="Internet_20_link" text:visited-style-name="Visited_20_Internet_20_Link">
坦克联盟”</text:a>
.</text:p>
      <text:p text:style-name="P4">
Про це глава українського оборонного відомства<text:a xlink:type="simple" xlink:href="https://twitter.com/oleksiireznikov/status/1662944820132708353" text:style-name="Internet_20_link" text:visited-style-name="Visited_20_Internet_20_Link">
написав</text:a>
UTWITTER。</text:p>
      <text:p text:style-name="P4">
“在整个历史上，您一再认为澳大利亚人是一个自由的国家，总是反对欺负者。 您是15,000公里，但接近我们的共同价值观和保护它们的意愿。 因此，在俄罗斯侵略的第一个月中，澳大利亚是乌克兰的最大贡献者。” Alexei Reznikov说。</text:p>
      <text:p text:style-name="P4">
他补充说，澳大利亚装甲的人事承运人<text:a xlink:type="simple" xlink:href="https://armyinform.com.ua/2023/04/09/avstralijski-bushmaster-efektyvno-praczyuyut-na-bahmutskomu-napryamku/" text:style-name="Internet_20_link" text:visited-style-name="Visited_20_Internet_20_Link">
Bushmaster</text:a>
在真实的操作中令人难以置信。 但是，乌克兰争取全球自由的斗争仍未完成，基辅仍然需要澳大利亚的支持。</text:p>
      <text:p text:style-name="P4">
“我敦促您今天加入国际“坦克联盟”。 除坦克外，我们很荣幸能购买澳大利亚装甲车。 在对比期间，它们对我们的部队来说可能是无价的。” Alexei Reznikov说。</text:p>
      <text:p text:style-name="P4">
News Source: <text:a xlink:type="simple" xlink:href="https://armyinform.com.ua/2023/05/29/oleksij-reznikov-zaklykav-avstraliyu-doluchytysya-do-mizhnarodnoyi-tankovoyi-koalicziyi/" text:style-name="Internet_20_link" text:visited-style-name="Visited_20_Internet_20_Link">
https://armyinform.com.ua/2023/05/29/oleksij-reznikov-zaklykav-avstraliyu-doluchytysya-do-mizhnarodnoyi-tankovoyi-koalicziyi/</text:a>
</text:p>
      <!--NEWS-->
      <text:h text:style-name="P10" text:outline-level="1">
<text:span text:style-name="T4">
罗马尼亚开始跨国军事训练军刀守护者23</text:span>
</text:h>
      <text:p text:style-name="P4">
作者: ['АРМІЯINFORM']</text:p>
      <text:p text:style-name="P4">
时间: 2023-05-29T49:00:00-04:00</text:p>
      <text:p text:style-name="P4">
描述: Rumuni是一场大规模的Bagatonatnatnatnatnatiyalni Saber Guardian-23。与乌克兰的战争将是不久的</text:p>
      <text:p text:style-name="P4">
图片: ['<text:a xlink:type="simple" xlink:href="https://armyinform.com.ua/wp-content/uploads/2023/05/sg23.jpg" text:style-name="Internet_20_link" text:visited-style-name="Visited_20_Internet_20_Link">
sg23.jpg</text:a>
']</text:p>
      <text:p text:style-name="P4">
标签: ['SABER GUARDIAN-23', 'ВІЙСЬКОВІ НАВЧАННЯ', 'РУМУНІЯ']</text:p>
      <text:p text:style-name="P4">
类别: News</text:p>
      <!--METADATA-->
      <text:p text:style-name="P4">
<draw:frame draw:style-name="fr1" draw:name="Image18" text:anchor-type="as-char" svg:width="6.9236in" svg:height="3.894525in" draw:z-index="0">
<draw:image xlink:href="../Images/AРМІЯINFORM/2023-05-29T49-00-00-04-00/sg23.jpg" xlink:type="simple" xlink:show="embed" xlink:actuate="onLoad" draw:mime-type="image/jpeg"/>
</draw:frame>
罗马尼亚开始对Saberguardian-23进行大规模跨国练习，并参与了来自13个国家的10,000名士兵。</text:p>
      <text:p text:style-name="P4">
关于它<text:a xlink:type="simple" xlink:href="https://www.mapn.ro/cpresa/17965_conducerea-mapn,-la-ceremonia-de-deschidere-a-saber-guardian-23" text:style-name="Internet_20_link" text:visited-style-name="Visited_20_Internet_20_Link">
报告</text:a>
罗马尼亚部的演讲服务。</text:p>
      <text:p text:style-name="P4">
来自罗马尼亚，阿尔巴尼亚，保加利亚，法国，佐治亚州，希腊，意大利，马其顿北部，摩尔多瓦，荷兰，荷兰，黑山，波兰，波兰，葡萄牙伊沙亚大约有10,000名军队。 此外，还将涉及1700多件设备。</text:p>
      <text:p text:style-name="P4">
Saber Guardian的演习始于2013年，每两个与北约成员国各种任务的兼容遗物。 计划的培训活动包括在强迫障碍中进行动作，在战斗射击的情况下进行战术练习，考虑到所有类别的部队的设备，降落伞着陆的设备，以及受伤受伤的特殊医疗疏散和治疗。</text:p>
      <text:p text:style-name="P4">
News Source: <text:a xlink:type="simple" xlink:href="https://armyinform.com.ua/2023/05/29/u-rumuniyi-rozpochynayutsya-bagatonaczionalni-vijskovi-navchannya-saber-guardian-23/" text:style-name="Internet_20_link" text:visited-style-name="Visited_20_Internet_20_Link">
https://armyinform.com.ua/2023/05/29/u-rumuniyi-rozpochynayutsya-bagatonaczionalni-vijskovi-navchannya-saber-guardian-23/</text:a>
</text:p>
      <!--NEWS-->
      <text:h text:style-name="P10" text:outline-level="1">
<text:span text:style-name="T4">
为了作战，俄罗斯带来了两个“口径”的载体 - 总计16枚导弹</text:span>
</text:h>
      <text:p text:style-name="P4">
作者: ['АРМІЯINFORM']</text:p>
      <text:p text:style-name="P4">
时间: 2023-05-29T50:00:00-04:00</text:p>
      <text:p text:style-name="P4">
描述: 该村庄在8:30 29 29 Rosia被海水中的萨格尼（Saglny）拜访了两枚导弹。成为乌克兰与俄罗斯之间的战争，以及2022年与乌克兰的战争将是与乌克兰的战争，是否会在不久的将来与乌克兰进行战争，与乌克兰的战争，今天的乌克兰新闻，乌克兰新闻，乌克兰媒体的乌克兰媒体新闻</text:p>
      <text:p text:style-name="P4">
图片: ['<text:a xlink:type="simple" xlink:href="https://armyinform.com.ua/wp-content/uploads/2022/09/6563.png" text:style-name="Internet_20_link" text:visited-style-name="Visited_20_Internet_20_Link">
6563.png</text:a>
']</text:p>
      <text:p text:style-name="P4">
标签: ['STOPRUSSIA', 'АГРЕСІЯ РФ', 'ВТОРГНЕННЯ РФ', 'КАЛІБРИ', 'ОК «ПІВДЕНЬ»']</text:p>
      <text:p text:style-name="P4">
类别: News</text:p>
      <!--METADATA-->
      <text:p text:style-name="P4">
<draw:frame draw:style-name="fr1" draw:name="Image19" text:anchor-type="as-char" svg:width="6.9236in" svg:height="3.863616in" draw:z-index="0">
<draw:image xlink:href="../Images/AРМІЯINFORM/2023-05-29T50-00-00-04-00/6563.png" xlink:type="simple" xlink:show="embed" xlink:actuate="onLoad" draw:mime-type="image/png"/>
</draw:frame>
</text:p>
      <text:p text:style-name="P4">
Станом на 8:30 29 травня росія вивела у Чорне море два ракетні кораблізагальним залпом до 16 крилатих ракет «Калібрів».</text:p>
      <text:p text:style-name="P4">
Про це інформує Оперативне командування «Південь» у<text:a xlink:type="simple" xlink:href="https://www.facebook.com/OperationalCommandSouth/posts/pfbid0aMpJN2KNkuPbN4AEhRJdh4Ft14Zo16yJDGsmg3iE9sFVWrhUguz3gbBScJ6snexXl" text:style-name="Internet_20_link" text:visited-style-name="Visited_20_Internet_20_Link">
Фейсбуці.</text:a>
他说：“敌人继续增加火箭架在黑海中的存在。”</text:p>
      <text:p text:style-name="P4">
回想一下，从06:00敌人<text:a xlink:type="simple" xlink:href="https://www.facebook.com/OperationalCommandSouth/posts/pfbid0Gi5dxDS2DfKP1uTvk6AstXktZMTTRZWdMFDW6UuQg1SMN9KwL5vV7y52aUSiQJT1l" text:style-name="Internet_20_link" text:visited-style-name="Visited_20_Internet_20_Link">
举行</text:a>
на бойовому чергуванні надводний ракетоносій, спорядження якого до 8«Калібрів». У Чорному морі було 6 ворожих кораблів, в Азовському — 1.</text:p>
      <text:p text:style-name="P4">
В ОК «Південь» оцінюють рівень загрози, як досить високий та просять ненехтувати сигналами повітряної тривоги.</text:p>
      <text:p text:style-name="P4">
News Source: <text:a xlink:type="simple" xlink:href="https://armyinform.com.ua/2023/05/29/na-bojove-cherguvannya-rosiya-vyvela-dva-nosiya-kalibriv-zagalnyj-zalp-do-16-raket/" text:style-name="Internet_20_link" text:visited-style-name="Visited_20_Internet_20_Link">
https://armyinform.com.ua/2023/05/29/na-bojove-cherguvannya-rosiya-vyvela-dva-nosiya-kalibriv-zagalnyj-zalp-do-16-raket/</text:a>
</text:p>
      <!--NEWS-->
      <text:h text:style-name="P10" text:outline-level="1">
<text:span text:style-name="T4">
乌克兰救援人员报道了战斗大火的出发</text:span>
</text:h>
      <text:p text:style-name="P4">
作者: ['АРМІЯINFORM']</text:p>
      <text:p text:style-name="P4">
时间: 2023-05-29T51:00:00-04:00</text:p>
      <text:p text:style-name="P4">
描述: 借出了28次伤害，是Zavzvichahi的乌克兰持有人服务...与乌克兰2022年的战争，与乌克兰的最新新闻，今天与乌克兰2022年的新闻战争，今天将在乌克兰和俄罗斯之间以及俄罗斯之间以及何时何时进行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0" text:anchor-type="as-char" svg:width="6.9236in" svg:height="3.888597in" draw:z-index="0">
<draw:image xlink:href="../Images/AРМІЯINFORM/2023-05-29T51-00-00-04-00/xzvev8dxadlvsx-pozhezha.jpg" xlink:type="simple" xlink:show="embed" xlink:actuate="onLoad" draw:mime-type="image/jpeg"/>
</draw:frame>
说明性照片</text:p>
      <text:p text:style-name="P4">
在5月28日<text:span text:style-name="T4">
的最后一天，</text:span>
乌克兰州政府服务不确定情况的划分<text:span text:style-name="T4">
 86旅行</text:span>
，以消除定居点和基础设施的居民后果。 消除了10次大火。 为111人提供了心理帮助。</text:p>
      <text:p text:style-name="P4">
这在[消息]中说明了(https://dsns.gov.ua/uk/news/nadzvicaini-podiyi/operativna-informaciia-dsns-shhodo-naslidkiv-vedennia-boiovix-dii-rosiiskoiu-federacijeiu-171)乌克兰的SES。</text:p>
      <text:p text:style-name="P4">
自从俄罗斯进行大规模侵略的开始以来，乌克兰SES的单位进行了96 670次旅行以消除炮击的后果，消除了14个708大火，营救了4063人，为215 585人提供了心理帮助。</text:p>
      <text:p text:style-name="P4">
News Source: <text:a xlink:type="simple" xlink:href="https://armyinform.com.ua/2023/05/29/ukrayinski-ryatuvalnyky-vidzvituvaly-pro-vyyizdy-na-bojovi-pozhezhi-3/" text:style-name="Internet_20_link" text:visited-style-name="Visited_20_Internet_20_Link">
https://armyinform.com.ua/2023/05/29/ukrayinski-ryatuvalnyky-vidzvituvaly-pro-vyyizdy-na-bojovi-pozhezhi-3/</text:a>
</text:p>
      <!--NEWS-->
      <text:h text:style-name="P10" text:outline-level="1">
<text:span text:style-name="T4">
Yaroslav Maguchikh的军队以新赛季的纪录赢得了钻石联赛舞台</text:span>
</text:h>
      <text:p text:style-name="P4">
作者: ['Олександр Тереверко']</text:p>
      <text:p text:style-name="P4">
时间: 2023-05-29T52:00:00-04:00</text:p>
      <text:p text:style-name="P4">
描述: Oprace在珍宝树上的三个Armyski Stribunki在乳头上发动了Minoi Vechora ...与乌克兰2022年的战争，与乌克兰的最新新闻，今天与乌克兰2022年的新闻战争，今天与乌克兰2022年的新闻战，乌克兰和俄罗斯之间的战争会以及乌克兰和俄罗斯之间的战争会，他们在2022年与乌克兰与乌克兰的战争，无论是否将在不久</text:p>
      <text:p text:style-name="P4">
图片: ['<text:a xlink:type="simple" xlink:href="https://armyinform.com.ua/wp-content/uploads/2023/05/2a34cc277aec9040.jpg" text:style-name="Internet_20_link" text:visited-style-name="Visited_20_Internet_20_Link">
2a34cc277aec9040.jpg</text:a>
']</text:p>
      <text:p text:style-name="P4">
标签: ['АРМІЙСЬКИЙ СПОРТ', 'ВТОРГНЕННЯ РФ', 'ЯРОСЛАВА МАГУЧІХ']</text:p>
      <text:p text:style-name="P4">
类别: News</text:p>
      <!--METADATA-->
      <text:p text:style-name="P4">
<draw:frame draw:style-name="fr1" draw:name="Image21" text:anchor-type="as-char" svg:width="6.9236in" svg:height="3.894525in" draw:z-index="0">
<draw:image xlink:href="../Images/AРМІЯINFORM/2023-05-29T52-00-00-04-00/2a34cc277aec9040.jpg" xlink:type="simple" xlink:show="embed" xlink:actuate="onLoad" draw:mime-type="image/jpeg"/>
</draw:frame>
昨晚，在摩尔多达巴特首都的田径比赛中，三支陆军的高高跳高开始：Yaroslav Maguchikh，Irina Gerashchenko和Yulia Levchenko。</text:p>
      <text:p text:style-name="P4">
当然，首先最喜欢的是Yaroslav Maguchih，他今天是世界上的世界评分，也是本赛季最佳成绩的作者。竞争该行业的乌克兰军队的竞争使Angelina Topichz Serbia Made Make Angelina Dubovitskaya来自Nadezhda Dubovitskaya。哈萨克斯坦。</text:p>
      <text:p text:style-name="P4">
Yaroslav Maguchich错过了首发高度-1.81m。IrinaGerashchenko从第二次开始了她的首次尝试，Yulia Levchenko。 下一个-1.87 M -Gerashchenko和第一次尝试，但Levchenko不服从，Julia停止意识到。</text:p>
      <text:p text:style-name="P4">
当法官将标准提高到1.91 m的高度时，该行业出现在该行业中。 其余的参与者没有应对这一高度，很明显，乌克兰氮将彼此玩耍，“黄金”和“银”。</text:p>
      <text:p text:style-name="P4">
1.95 M Maguchi的下一个高度进行了第二次尝试，Gerashchenko根本没有提交。 因此，Yaroslav成为赢家，但没有停止。 马格奇(Maguchi)呆在孤独的行业中，宣布自己的身高为2.01M。从雅罗斯拉夫(Yaroslav)的第一次尝试开始，很容易飞过酒吧，这引起了观众的吞咽。 对结果感到满意，军队停止了表演。</text:p>
      <text:p text:style-name="P4">
Yaroslav Maguchi赢得了钻石联赛的舞台，展现了本赛季的出色表现。 Yaroslav仍然是Svita的唯一运动员，他在2023年跳了2米和更高。</text:p>
      <text:p text:style-name="P4">
顺便说一句，去年，陆军还赢得了拉巴特钻石联盟的舞台。</text:p>
      <text:p text:style-name="P4">
News Source: <text:a xlink:type="simple" xlink:href="https://armyinform.com.ua/2023/05/29/armijka-yaroslava-maguchih-peremogla-na-etapi-diamantovoyi-ligy-z-novym-rekordom-sezonu/" text:style-name="Internet_20_link" text:visited-style-name="Visited_20_Internet_20_Link">
https://armyinform.com.ua/2023/05/29/armijka-yaroslava-maguchih-peremogla-na-etapi-diamantovoyi-ligy-z-novym-rekordom-sezonu/</text:a>
</text:p>
      <!--NEWS-->
      <text:h text:style-name="P10" text:outline-level="1">
<text:span text:style-name="T4">
早晨，俄罗斯军队在苏米地区开火：记录了近30个教区</text:span>
</text:h>
      <text:p text:style-name="P4">
作者: ['АРМІЯINFORM']</text:p>
      <text:p text:style-name="P4">
时间: 2023-05-29T53:00:00-04:00</text:p>
      <text:p text:style-name="P4">
描述: 该村庄在9:00 29 RosiSkis vissyskovi Trichi受到了Sumsko的主要小调困扰...与乌克兰2022年的战争，与乌克兰的战争是今天的最新新闻，这是与乌克兰2022年的新闻，今天将有今天的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5/original-2.jpg" text:style-name="Internet_20_link" text:visited-style-name="Visited_20_Internet_20_Link">
original-2.jpg</text:a>
']</text:p>
      <text:p text:style-name="P4">
标签: ['STOPRUSSIA', 'АГРЕСІЯ РФ', 'ВТОРГНЕННЯ РФ', 'СУМЩИНА', 'ХАРКІВСЬКИЙ ТРИБУНАЛ']</text:p>
      <text:p text:style-name="P4">
类别: News</text:p>
      <!--METADATA-->
      <text:p text:style-name="P4">
<draw:frame draw:style-name="fr1" draw:name="Image22" text:anchor-type="as-char" svg:width="6.9236in" svg:height="3.259862in" draw:z-index="0">
<draw:image xlink:href="../Images/AРМІЯINFORM/2023-05-29T53-00-00-04-00/original-2.jpg" xlink:type="simple" xlink:show="embed" xlink:actuate="onLoad" draw:mime-type="image/jpeg"/>
</draw:frame>
截至5月29日9:00，俄罗斯军队向边缘地区开火了三次。</text:p>
      <text:p text:style-name="P4">
关于它<text:a xlink:type="simple" xlink:href="https://t.me/ok_pivnich1/2893" text:style-name="Internet_20_link" text:visited-style-name="Visited_20_Internet_20_Link">
报告</text:a>
操作命令“北”。</text:p>
      <text:p text:style-name="P4">
<text:span text:style-name="T5">
从00:50到01:25固定</text:span>
<text:span text:style-name="T5">
 16教区</text:span>
<text:span text:style-name="T5">
，可能来自N.P.地区的炮兵。 中巴德。 </text:span>
从03:15到03:25，<text:span text:style-name="T4">
 3教区</text:span>
，可能来自NP地区的炮兵。 Katerynivka。 <text:span text:style-name="T5">
从07:45到08:00固定</text:span>
<text:span text:style-name="T5">
 10个教区</text:span>
*，大概在NP地区的迫击炮板为82毫米。 中巴德。</text:p>
      <text:p text:style-name="P4">
没有关于当地群体损失或对平民基础设施损失的信息。</text:p>
      <text:p text:style-name="P4">
News Source: <text:a xlink:type="simple" xlink:href="https://armyinform.com.ua/2023/05/29/zranku-rosijski-vijska-obstrilyuvaly-prykordonnya-sumshhyny-zafiksovano-majzhe-30-pryhodiv/" text:style-name="Internet_20_link" text:visited-style-name="Visited_20_Internet_20_Link">
https://armyinform.com.ua/2023/05/29/zranku-rosijski-vijska-obstrilyuvaly-prykordonnya-sumshhyny-zafiksovano-majzhe-30-pryhodiv/</text:a>
</text:p>
      <!--NEWS-->
      <text:h text:style-name="P10" text:outline-level="1">
<text:span text:style-name="T4">
国防部已开始对武装部队乌克兰兵役公民的规定制定修正案</text:span>
</text:h>
      <text:p text:style-name="P4">
作者: ['АРМІЯINFORM']</text:p>
      <text:p text:style-name="P4">
时间: 2023-05-29T54:00:00-04:00</text:p>
      <text:p text:style-name="P4">
描述: 乌克兰人的Vidnate办公室在Polivnna之前将Rod推到了有关通行的Zmin ...与乌克兰2022年的战争，与乌克兰与乌克兰的最新消息，今天与乌克兰的新闻，乌克兰2022年最后一次战争，乌克兰和俄罗斯和俄罗斯之间以及俄罗斯和俄罗斯之间的战争将发生他们说，与乌克兰与乌克兰的战争将于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1/12/photo_2021-12-10_12-16-09.jpg" text:style-name="Internet_20_link" text:visited-style-name="Visited_20_Internet_20_Link">
photo_2021-12-10_12-16-09.jpg</text:a>
']</text:p>
      <text:p text:style-name="P4">
标签: ['АГРЕСІЯ РФ', 'ВТОРГНЕННЯ РФ', 'МІНІСТЕРСТВО ОБОРОНИ УКРАЇНИ']</text:p>
      <text:p text:style-name="P4">
类别: News</text:p>
      <!--METADATA-->
      <text:p text:style-name="P4">
<draw:frame draw:style-name="fr1" draw:name="Image23" text:anchor-type="as-char" svg:width="6.9236in" svg:height="4.608521in" draw:z-index="0">
<draw:image xlink:href="../Images/AРМІЯINFORM/2023-05-29T54-00-00-04-00/photo_2021-12-10_12-16-09.jpg" xlink:type="simple" xlink:show="embed" xlink:actuate="onLoad" draw:mime-type="image/jpeg"/>
</draw:frame>
国防部乌克兰</text:p>
      <text:p text:style-name="P4">
乌克兰国防部开始在乌克兰武装部队提供兵役的修正案，在该武装部队中，在该武装部队中，和平时期和特殊时期的服务规则将得到明确的监管。</text:p>
      <text:p text:style-name="P4">
关于这个<text:a xlink:type="simple" xlink:href="https://t.me/ministry_of_defense_ua/7637" text:style-name="Internet_20_link" text:visited-style-name="Visited_20_Internet_20_Link">
告知</text:a>
国防部乌克兰。</text:p>
      <text:p text:style-name="P4">
“军人将被任命为配备人员的职位，这与他们的实际军官相对应。 还将设置最低服务和最大服务条款。 任命更高职位将在评级本金上举行。 验证说：“军事人员的旋转将以获得必要的经验的方式引入。”</text:p>
      <text:p text:style-name="P4">
值得注意的是，将建议解雇其候选人的候选人被拒绝。</text:p>
      <text:p text:style-name="P4">
<text:span text:style-name="T4">
根据变更 - 北约员工管理标准。</text:span>
</text:p>
      <text:p text:style-name="P4">
“在开发，批准和考虑乌克兰部长的内阁之后，对武装部队乌克兰兵役公民的诉讼规定的修正乌克兰总统，” Umu说。</text:p>
      <text:p text:style-name="P4">
News Source: <text:a xlink:type="simple" xlink:href="https://armyinform.com.ua/2023/05/29/minoborony-rozpochalo-rozrobku-zmin-do-polozhennya-pro-prohodzhennya-gromadyanamy-ukrayiny-vijskovoyi-sluzhby-u-zsu/" text:style-name="Internet_20_link" text:visited-style-name="Visited_20_Internet_20_Link">
https://armyinform.com.ua/2023/05/29/minoborony-rozpochalo-rozrobku-zmin-do-polozhennya-pro-prohodzhennya-gromadyanamy-ukrayiny-vijskovoyi-sluzhby-u-zsu/</text:a>
</text:p>
      <!--NEWS-->
      <text:h text:style-name="P10" text:outline-level="1">
<text:span text:style-name="T4">
在乌克兰海峡被捕的乌克兰水手的法庭组织者威胁着15年的监狱</text:span>
</text:h>
      <text:p text:style-name="P4">
作者: ['АРМІЯINFORM']</text:p>
      <text:p text:style-name="P4">
时间: 2023-05-29T55:00:00-04:00</text:p>
      <text:p text:style-name="P4">
描述: Pid Hour在2014年的Crimsoi Pisvostrov的RosiSyans漫步在2014年的Rotts和Kolishniy ...与乌克兰2022年的战争，与乌克兰的最新新闻，今天与乌克兰的新闻战争，今天与乌克兰2022年的新闻战争，乌克兰和俄罗斯之间的战争将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povidomilo-pro-pidozru-zradniku-z-krimu-shho-organizovuvav-sudilishhe-nad-ukrainskimi-moryakami-yaki-u-2018-roci-potrapili-v-polon-u-kerchenskij-protoci.jpeg" text:style-name="Internet_20_link" text:visited-style-name="Visited_20_Internet_20_Link">
povidomilo-pro-pidozru-zradniku-z-krimu-shho-organizovuvav-sudilishhe-nad-ukrainskimi-moryakami-yaki-u-2018-roci-potrapili-v-polon-u-kerchenskij-protoci.jpeg</text:a>
']</text:p>
      <text:p text:style-name="P4">
标签: ['STOPRUSSIA', 'АГРЕСІЯ РФ', 'ВТОРГНЕННЯ РФ', 'ДБР', 'КОЛАБОРАНТИ']</text:p>
      <text:p text:style-name="P4">
类别: News</text:p>
      <!--METADATA-->
      <text:p text:style-name="P4">
<draw:frame draw:style-name="fr1" draw:name="Image24" text:anchor-type="as-char" svg:width="6.9236in" svg:height="4.329865in" draw:z-index="0">
<draw:image xlink:href="../Images/AРМІЯINFORM/2023-05-29T55-00-00-04-00/povidomilo-pro-pidozru-zradniku-z-krimu-shho-organizovuvav-sudilishhe-nad-ukrainskimi-moryakami-yaki-u-2018-roci-potrapili-v-polon-u-kerchenskij-protoci.jpeg" xlink:type="simple" xlink:show="embed" xlink:actuate="onLoad" draw:mime-type="image/jpeg"/>
</draw:frame>
在2014年克里米亚半岛俘虏俄罗斯人期间，这位前担保人担保人忽略了他的领导人的所有指示，决定搬到敌人的一边。 入侵者任命他为俄罗斯联邦和塞瓦斯托尔FSB的调查部门。</text:p>
      <text:p text:style-name="P4">
除其他外，合作者迫害了克里米亚塔塔尔活动家。 在他发起的刑事诉讼中，当地的Sudam -Tatar宗教组织被公认为是恐怖分子，其领导人被拘留并保持在不人道的条件下。</text:p>
      <text:p text:style-name="P4">
2018年，参与其中的人以这样一个事实，即他对乌克兰大门进行了判决，在从黑人到阿佐夫海过渡期间，俄罗斯人在克奇海峡占领了俄罗斯人。 在法庭上，他试图将所有被拘留的乌克兰人拘留在包括受伤的人在内的审判中心的拘留中心。</text:p>
      <text:p text:style-name="P4">
这位前乌克兰执法人员因缺席涉嫌处置和叛国罪而被告知。 本文的制裁规定了以意志提名的形式进行长达15年的惩罚。</text:p>
      <text:p text:style-name="P4">
<text:span text:style-name="T4">
来源：</text:span>
 <text:a xlink:type="simple" xlink:href="https://dbr.gov.ua/news/dbr-povidomilo-pro-pidozru-zradniku-z-krimu-shho-organizovuvav-sudilishhe-nad-ukrainskimi-moryakami-yaki-u-2018-roci-potrapili-v-polon-u-kerchenskij-protoci" text:style-name="Internet_20_link" text:visited-style-name="Visited_20_Internet_20_Link">
<text:span text:style-name="T5">
dbr</text:span>
</text:a>
</text:p>
      <text:p text:style-name="P4">
News Source: <text:a xlink:type="simple" xlink:href="https://armyinform.com.ua/2023/05/29/organizatoru-sudu-nad-ukrayinskymy-moryakamy-yaki-potrapyly-v-polon-u-kerchenskij-protoczi-zagrozhuye-15-rokiv-tyurmy/" text:style-name="Internet_20_link" text:visited-style-name="Visited_20_Internet_20_Link">
https://armyinform.com.ua/2023/05/29/organizatoru-sudu-nad-ukrayinskymy-moryakamy-yaki-potrapyly-v-polon-u-kerchenskij-protoczi-zagrozhuye-15-rokiv-tyurmy/</text:a>
</text:p>
      <!--NEWS-->
      <text:h text:style-name="P10" text:outline-level="1">
<text:span text:style-name="T4">
乌克兰朝利马方向的乌克兰军队由繁忙的边界保持着 - 亚历山大·西尔斯基（Alexander Sirsky）</text:span>
</text:h>
      <text:p text:style-name="P4">
作者: ['АРМІЯINFORM']</text:p>
      <text:p text:style-name="P4">
时间: 2023-05-29T56:00:00-04:00</text:p>
      <text:p text:style-name="P4">
描述: 在乌克兰政党的利曼斯科伊（Limanskoye）上，我的乌特里兹迪耶（Itrzdiye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syrskyj.jpg" text:style-name="Internet_20_link" text:visited-style-name="Visited_20_Internet_20_Link">
syrskyj.jpg</text:a>
']</text:p>
      <text:p text:style-name="P4">
标签: ['STOPRUSSIA', 'АГРЕСІЯ РФ', 'ВТОРГНЕННЯ РФ', 'ОЛЕКСАНДР СИРСЬКИЙ']</text:p>
      <text:p text:style-name="P4">
类别: News</text:p>
      <!--METADATA-->
      <text:p text:style-name="P4">
<draw:frame draw:style-name="fr1" draw:name="Image25" text:anchor-type="as-char" svg:width="6.9236in" svg:height="3.894525in" draw:z-index="0">
<draw:image xlink:href="../Images/AРМІЯINFORM/2023-05-29T56-00-00-04-00/syrskyj.jpg" xlink:type="simple" xlink:show="embed" xlink:actuate="onLoad" draw:mime-type="image/jpeg"/>
</draw:frame>
在利马方向上，乌克兰单位和单位继续保持占领的边界和立场。</text:p>
      <text:p text:style-name="P4">
关于它<text:a xlink:type="simple" xlink:href="https://t.me/osirskiy/92" text:style-name="Internet_20_link" text:visited-style-name="Visited_20_Internet_20_Link">
报告</text:a>
 командувач Східного угрупованнявійськ генерал-полковник Олександр Сирський.</text:p>
      <text:p text:style-name="P4">
Українські військові відбивають усі спроби ворога просунутися вперед в районахБілогорівка, Спірне, Новоселівське, Торське, завдають йому значних втрат вособовому складі і техніці.</text:p>
      <text:p text:style-name="P4">
«Зустрівся з командирами частин та підрозділів, які виконують завдання нанайбільш «гарячих точках» фронту. Спільно обговорили можливі сценарії розвиткуподій на цьому напрямку та поточну ситуацію на фронті», — зазначив генерал-полковник Олександр Сирський.</text:p>
      <text:p text:style-name="P4">
Він додав, що скоро настане той час, коли Україна перейде до активнихнаступальних дій, визначивши конкретні завдання на підготовку до них.</text:p>
      <text:p text:style-name="P4">
Крім того, командувач Східного угруповання військ подякував та нагородив напередовій воїнів 10-ї огшбр, 54-ї омбр, 81-ї одшбр, 95-ї одшбр, 92-ї омбр.</text:p>
      <text:p text:style-name="P4">
«Від офіцера до солдата всі з честю виконують свій обовʼязок перед українськимнародом. Пам‘ятаємо всіх, хто загинув у боях. Ми стоїмо, ми бʼємося, мипереможемо!» — наголосив генерал-полковник Олександр Сирський.</text:p>
      <text:p text:style-name="P4">
News Source: <text:a xlink:type="simple" xlink:href="https://armyinform.com.ua/2023/05/29/ukrayinski-vijska-na-lymanskomu-napryamku-stijko-utrymuyut-zajnyati-rubezhi-oleksandr-syrskyj/" text:style-name="Internet_20_link" text:visited-style-name="Visited_20_Internet_20_Link">
https://armyinform.com.ua/2023/05/29/ukrayinski-vijska-na-lymanskomu-napryamku-stijko-utrymuyut-zajnyati-rubezhi-oleksandr-syrskyj/</text:a>
</text:p>
      <!--NEWS-->
      <text:h text:style-name="P10" text:outline-level="1">
<text:span text:style-name="T4">
在恋爱的烟火中，中和近100件爆炸性物品</text:span>
</text:h>
      <text:p text:style-name="P4">
作者: ['АРМІЯINFORM']</text:p>
      <text:p text:style-name="P4">
时间: 2023-05-29T57:00:00-04:00</text:p>
      <text:p text:style-name="P4">
描述: 借出了28次伤害，乌克兰持有人服务的Pirotechnici Pikdrodrizhili ...与乌克兰2022年的战争，与乌克兰的最新新闻，今天与乌克兰的新闻战争，今天与乌克兰2022年的新闻战争，乌克兰和俄罗斯之间的战争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c0dcc28bebeeb3211a1b8c44265196e8.jpeg" text:style-name="Internet_20_link" text:visited-style-name="Visited_20_Internet_20_Link">
c0dcc28bebeeb3211a1b8c44265196e8.jpeg</text:a>
']</text:p>
      <text:p text:style-name="P4">
标签: ['STOPRUSSIA', 'АГРЕСІЯ РФ', 'ВІЙНА', 'ВТОРГНЕННЯ РФ', 'ДСНС УКРАЇНИ', 'РОЗМІНУВАННЯ']</text:p>
      <text:p text:style-name="P4">
类别: News</text:p>
      <!--METADATA-->
      <text:p text:style-name="P4">
<draw:frame draw:style-name="fr1" draw:name="Image26" text:anchor-type="as-char" svg:width="6.9236in" svg:height="3.896076in" draw:z-index="0">
<draw:image xlink:href="../Images/AРМІЯINFORM/2023-05-29T57-00-00-04-00/c0dcc28bebeeb3211a1b8c44265196e8.jpeg" xlink:type="simple" xlink:show="embed" xlink:actuate="onLoad" draw:mime-type="image/jpeg"/>
</draw:frame>
说明性照片</text:p>
      <text:p text:style-name="P4">
在5月28日<text:span text:style-name="T4">
的最后一天，乌克兰州政府服务处的烟火单位为紧急情况</text:span>
 41次**参与执行Demining。</text:p>
      <text:p text:style-name="P4">
关于它_ <text:a xlink:type="simple" xlink:href="https://dsns.gov.ua/uk/news/nadzvicaini-podiyi/informaciia-shhodo-diialnosti-pirotexnicnix-pidrozdiliv-dsns-118" text:style-name="Internet_20_link" text:visited-style-name="Visited_20_Internet_20_Link">
报告</text:a>
_苏联乌克兰。</text:p>
      <text:p text:style-name="P4">
发现，扣押和处置的烟火单元(清除)<text:span text:style-name="T4">
 3公顷</text:span>
的领土。</text:p>
      <text:p text:style-name="P4">
最常见的烟火单元工作：在Kharkiv地区18 533次，基辅地区-7807，Donetsk地区-5488，Mykolaiv地区-5000 -5000，Kherson地区-5158，Chernihiv -4648，Sumy，Sumy -2080 -2080 -2080，Wekkasy地区-Cherkasy地区-1110。</text:p>
      <text:p text:style-name="P4">
参考：393 126个单位和2891公斤爆炸物，包括2907天，自大规模军事入侵俄罗斯联邦在乌克兰领土上已被处置。 航空炸弹。 调查了约87 274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29/za-dobu-pirotehniky-dsns-zneshkodyly-majzhe-100-vybuhonebezpechnyh-predmetiv/" text:style-name="Internet_20_link" text:visited-style-name="Visited_20_Internet_20_Link">
https://armyinform.com.ua/2023/05/29/za-dobu-pirotehniky-dsns-zneshkodyly-majzhe-100-vybuhonebezpechnyh-predmetiv/</text:a>
</text:p>
      <!--NEWS-->
      <text:h text:style-name="P10" text:outline-level="1">
<text:span text:style-name="T4">
5月30日，将有关于我的水库的状况和前景的简报</text:span>
</text:h>
      <text:p text:style-name="P4">
作者: ['АРМІЯINFORM']</text:p>
      <text:p text:style-name="P4">
时间: 2023-05-29T58:00:00-04:00</text:p>
      <text:p text:style-name="P4">
描述: 在Vivtorok，2023年30人受伤，大约11:00在军事媒体酋长现场...与乌克兰2022年战争，今天与乌克兰的最新新闻，今天与乌克兰的新闻战争，今天与乌克兰2022年上次进行战争，将有一场战争在乌克兰和俄罗斯之间以及2022年与乌克兰的战争之间，将在不久的将来与乌克兰战争，乌克兰的战争，今天的乌克兰新闻，乌克兰的新闻，乌克兰媒体在俄罗斯的乌克兰新闻</text:p>
      <text:p text:style-name="P4">
图片: ['<text:a xlink:type="simple" xlink:href="https://armyinform.com.ua/wp-content/uploads/2023/05/349970634_1472340980263112_2054601699345904249_n-e1685348043905.jpg" text:style-name="Internet_20_link" text:visited-style-name="Visited_20_Internet_20_Link">
349970634_1472340980263112_2054601699345904249_n-e1685348043905.jpg</text:a>
']</text:p>
      <text:p text:style-name="P4">
标签: ['БРИФІНГ']</text:p>
      <text:p text:style-name="P4">
类别: News</text:p>
      <!--METADATA-->
      <text:p text:style-name="P4">
<draw:frame draw:style-name="fr1" draw:name="Image27" text:anchor-type="as-char" svg:width="6.9236in" svg:height="3.704126in" draw:z-index="0">
<draw:image xlink:href="../Images/AРМІЯINFORM/2023-05-29T58-00-00-04-00/349970634_1472340980263112_2054601699345904249_n-e1685348043905.jpg" xlink:type="simple" xlink:show="embed" xlink:actuate="onLoad" draw:mime-type="image/jpeg"/>
</draw:frame>
2023年5月30日，星期二，11:00在<text:a xlink:type="simple" xlink:href="https://www.facebook.com/permalink.php" text:style-name="Internet_20_link" text:visited-style-name="Visited_20_Internet_20_Link">
军事MediaCenter</text:a>
随着乌克兰人道主义需求组织负责人的参与，Serhiy Reva将在基辅，Chernihiv和其他DE工业领土的水库的状况和前景下进行。</text:p>
      <text:p text:style-name="P4">
在简报期间，将发布有关交换储层的统计数据，并将介绍水下脱水的无人机。</text:p>
      <text:p text:style-name="P4">
需要媒体代表的认证，并将持续到5月30日10:00。</text:p>
      <text:p text:style-name="P4">
认证申请应发送到：psmodu@post.mil.gov.uaiz，其名称，名字和记者的名字，出版物名称，请联系电话。</text:p>
      <text:p text:style-name="P4">
News Source: <text:a xlink:type="simple" xlink:href="https://armyinform.com.ua/2023/05/29/30-travnya-vidbudetsya-bryfing-shhodo-stanu-ta-perspektyv-rozminuvannya-ukrayinskyh-vodojm/" text:style-name="Internet_20_link" text:visited-style-name="Visited_20_Internet_20_Link">
https://armyinform.com.ua/2023/05/29/30-travnya-vidbudetsya-bryfing-shhodo-stanu-ta-perspektyv-rozminuvannya-ukrayinskyh-vodojm/</text:a>
</text:p>
      <!--NEWS-->
      <text:h text:style-name="P10" text:outline-level="1">
<text:span text:style-name="T4">
安娜·马利亚（Anna Malyar）：瓦格尼维特（Wagnerivtsi）开始从巴赫穆特（Bakhmut）派生单位，一支正规军来到他们的位置</text:span>
</text:h>
      <text:p text:style-name="P4">
作者: ['АРМІЯINFORM']</text:p>
      <text:p text:style-name="P4">
时间: 2023-05-29T59:00:00-04:00</text:p>
      <text:p text:style-name="P4">
描述: 在巴赫穆特（Bakhmut）的力量上，萨特沃（Suttєvo）的高级VOG的吨数已经消失了……与乌克兰2022年的战争，今天与乌克兰的最新新闻，《与乌克兰的新闻战争》，今天上次与乌克兰的新闻战争，乌克兰和俄罗斯和俄罗斯和俄罗斯和俄罗斯与俄罗斯与俄罗斯与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2/12/5f6a5523.jpg" text:style-name="Internet_20_link" text:visited-style-name="Visited_20_Internet_20_Link">
5f6a5523.jpg</text:a>
']</text:p>
      <text:p text:style-name="P4">
标签: ['АГРЕСІЯ РФ', 'БАХМУТСЬКИЙ НАПРЯМОК', 'ВТОРГНЕННЯ РФ', 'ГАННА МАЛЯР']</text:p>
      <text:p text:style-name="P4">
类别: News</text:p>
      <!--METADATA-->
      <text:p text:style-name="P4">
<draw:frame draw:style-name="fr1" draw:name="Image28" text:anchor-type="as-char" svg:width="6.9236in" svg:height="4.615733in" draw:z-index="0">
<draw:image xlink:href="../Images/AРМІЯINFORM/2023-05-29T59-00-00-04-00/5f6a5523.jpg" xlink:type="simple" xlink:show="embed" xlink:actuate="onLoad" draw:mime-type="image/jpeg"/>
</draw:frame>
Gannamaars。 照片：Dmitry Yurchenko /陆军</text:p>
      <text:p text:style-name="P4">
在巴赫穆特的方向上，敌人的进攻行动的强度大大增加，因为它取代了从“瓦格纳”到常规单位的部队，并试图朝着这一方向稳定防守。 欧里亚通过他们的行动极大地使敌人复杂化。</text:p>
      <text:p text:style-name="P4">
同时，如<text:a xlink:type="simple" xlink:href="https://t.me/annamaliar/801" text:style-name="Internet_20_link" text:visited-style-name="Visited_20_Internet_20_Link">
告知</text:a>
乌克兰安娜·马里亚尔(Anna Malyar)的副部长尚未实现敌方炮弹的强度。</text:p>
      <text:p text:style-name="P4">
“巴赫穆特。 Wagnerivtsi派出了他们的单位，而他们的位置是正规军。 我们的部队控制着飞机西南部的巴赫穆特郊区。 在北部，巴赫穆特的郊区也有一个敌方单位。 在巴赫穆特(Bakhmut)的南部，敌人试图定居并建立军队。”她说。</text:p>
      <text:p text:style-name="P4">
根据安娜·马利亚(Anna Malyar)的说法，截至昨天和今天早上，纳夫兰(Naflan)的晋升并未与其他任务有关。</text:p>
      <text:p text:style-name="P4">
News Source: <text:a xlink:type="simple" xlink:href="https://armyinform.com.ua/2023/05/29/ganna-malyar-vagnerivczi-pochaly-vyvodyty-pidrozdily-z-bahmuta-na-yihnye-miscze-zahodyt-regulyarna-armiya/" text:style-name="Internet_20_link" text:visited-style-name="Visited_20_Internet_20_Link">
https://armyinform.com.ua/2023/05/29/ganna-malyar-vagnerivczi-pochaly-vyvodyty-pidrozdily-z-bahmuta-na-yihnye-miscze-zahodyt-regulyarna-armiya/</text:a>
</text:p>
      <!--NEWS-->
      <text:h text:style-name="P10" text:outline-level="1">
<text:span text:style-name="T4">
FSB代理被拘留在Zaporozhye，后者在乌克兰“抓”俄罗斯导弹</text:span>
</text:h>
      <text:p text:style-name="P4">
作者: ['АРМІЯINFORM']</text:p>
      <text:p text:style-name="P4">
时间: 2023-05-29T60:00:00-04:00</text:p>
      <text:p text:style-name="P4">
描述: Zaporizhzhi的FSB PID特殊操作的CROURNO经纪人。 Yogo Vvedeni Rosiskis的背后...与乌克兰2022年的战争，与乌克兰的最新新闻，今天与乌克兰2022年的新闻战争，乌克兰与乌克兰之间的战争，乌克兰和俄罗斯之间的战争，何时将在2022年与乌克兰进行战争，是否会有，是否会有，是否会与乌克兰发生战争，是否会发生，是否会在不久的将来与乌克兰的战争，无论是与乌克兰的战争》，《与乌克兰与乌克兰的战争》，《今日乌克兰新闻》，乌克兰新闻，在俄罗斯的乌克兰媒体</text:p>
      <text:p text:style-name="P4">
图片: ['<text:a xlink:type="simple" xlink:href="https://armyinform.com.ua/wp-content/uploads/2023/05/56686e3a5779b908c65372da25ece3cd-e1685345404508.jpeg" text:style-name="Internet_20_link" text:visited-style-name="Visited_20_Internet_20_Link">
56686e3a5779b908c65372da25ece3cd-e1685345404508.jpeg</text:a>
']</text:p>
      <text:p text:style-name="P4">
标签: ['АГЕНТ ФСБ', 'АГРЕСІЯ РФ', 'ЗАПОРІЖЖЯ', 'СБУ']</text:p>
      <text:p text:style-name="P4">
类别: News</text:p>
      <!--METADATA-->
      <text:p text:style-name="P4">
<draw:frame draw:style-name="fr1" draw:name="Image29" text:anchor-type="as-char" svg:width="6.9236in" svg:height="4.379177in" draw:z-index="0">
<draw:image xlink:href="../Images/AРМІЯINFORM/2023-05-29T60-00-00-04-00/56686e3a5779b908c65372da25ece3cd-e1685345404508.jpeg" xlink:type="simple" xlink:show="embed" xlink:actuate="onLoad" draw:mime-type="image/jpeg"/>
</draw:frame>
在Zaporozhye的一次特殊操作中，FSB剂被拘留。 在他的瞄准下，音乐入侵者于今年4月在塔特拉瓦(Tatrava)周围在城市周围进行了一系列的火箭。 然后，由于敌人的炮击，3名当地人被杀。 30个私人房屋也被摧毁，该地区的一家非工业企业遭到破坏。 攻击者受到生命监禁的威胁。</text:p>
      <text:p text:style-name="P4">
关于它<text:a xlink:type="simple" xlink:href="https://ssu.gov.ua/novyny/sbu-zatrymala-kolyshnoho-deputatakomunista-zaporizkoi-miskrady-yakyi-navodyv-rosiiski-rakety-na-ukrainu" text:style-name="Internet_20_link" text:visited-style-name="Visited_20_Internet_20_Link">
报告</text:a>
乌克兰的安全服务。</text:p>
      <text:p text:style-name="P4">
根据调查，敌对的同事是共产主义的热情支持者，他在2001年因计划在乌克兰的州政变而被判入狱6年。</text:p>
      <text:p text:style-name="P4">
他获释后，他进入了禁忌共产党的当地分支机构，2015年是Zaporizhzhya市议会的代表将近半年。 他还是苏联军官联盟和不朽团的保护组织的一名参与者。</text:p>
      <text:p text:style-name="P4">
2022年底，他被FSB人事雇员招募，从事针对乌克兰的勘探和颠覆性活动。 为了执行敌对商品，俄罗斯代理商已经形成了自己的信息网络。 它是为居住在Zaporozhye的前“一方”的人存储的。 通过它“在黑暗中”，他收到了有关当前工业企业和关键基础设施的技术状况的信息。</text:p>
      <text:p text:style-name="P4">
然后，叛徒亲自去了地形，并对乌克兰物体进行了隐藏的照片和iDeo-固定。 收到的信息传达了俄罗斯联邦，以准备该地区领土的空袭。 敌人之后，贵族“报告”了他们对FSB的后果。</text:p>
      <text:p text:style-name="P4">
在被拘留者居住地进行搜索时，发现了与俄罗斯特殊服务进行交流的手机。 他还有大量禁止的共产主义象征主义。</text:p>
      <text:p text:style-name="P4">
根据该人的证据，该人被告知在戒得法中犯下的国家拥有的国家。 他目前正在拘留中。正在调查调查以确定犯罪的所有情况。</text:p>
      <text:p text:style-name="P4">
News Source: <text:a xlink:type="simple" xlink:href="https://armyinform.com.ua/2023/05/29/u-zaporizhzhi-zatrymano-agenta-fsb-yakyj-navodyv-rosijski-rakety-na-ukrayinu/" text:style-name="Internet_20_link" text:visited-style-name="Visited_20_Internet_20_Link">
https://armyinform.com.ua/2023/05/29/u-zaporizhzhi-zatrymano-agenta-fsb-yakyj-navodyv-rosijski-rakety-na-ukrayinu/</text:a>
</text:p>
      <!--NEWS-->
      <text:h text:style-name="P10" text:outline-level="1">
<text:span text:style-name="T4">
北约和北约开始了有关军事创新发展的新阶段</text:span>
</text:h>
      <text:p text:style-name="P4">
作者: ['АРМІЯINFORM']</text:p>
      <text:p text:style-name="P4">
时间: 2023-05-29T61:00:00-04:00</text:p>
      <text:p text:style-name="P4">
描述: ofitsiina to Expertits to Ukaryana IT在布鲁塞利，Schol Nutitishiahi ...与乌克兰2022年的战争，与乌克兰的最新新闻，今天与乌克兰的新闻，乌克兰2022年的新闻战争，乌克兰和俄罗斯之间的战争以及何时与俄罗斯之间的战争，何时，战争，战争，战争，战争，战争，战争，战争，战争，战争，战争，战争，战争，战争，战争，战争，战争，战争他们说，乌克兰在2022年将在不久的将来与乌克兰战争，他们说，今天与乌克兰的战争，今天的乌克兰新闻，乌克兰新闻，乌克兰媒体在俄罗斯的乌克兰媒体</text:p>
      <text:p text:style-name="P4">
图片: ['<text:a xlink:type="simple" xlink:href="https://armyinform.com.ua/wp-content/uploads/2023/05/nato-5.jpg" text:style-name="Internet_20_link" text:visited-style-name="Visited_20_Internet_20_Link">
nato-5.jpg</text:a>
']</text:p>
      <text:p text:style-name="P4">
标签: ['ВОЄННІ ІННОВАЦІЇ', 'МІНЦИФИ', 'НАТО']</text:p>
      <text:p text:style-name="P4">
类别: News</text:p>
      <!--METADATA-->
      <text:p text:style-name="P4">
<draw:frame draw:style-name="fr1" draw:name="Image30" text:anchor-type="as-char" svg:width="6.9236in" svg:height="3.894525in" draw:z-index="0">
<draw:image xlink:href="../Images/AРМІЯINFORM/2023-05-29T61-00-00-04-00/nato-5.jpg" xlink:type="simple" xlink:show="embed" xlink:actuate="onLoad" draw:mime-type="image/jpeg"/>
</draw:frame>
来自北约和乌克兰的官员和专家在布鲁塞尔开会，以确定科学技术领域的进一步合作方式。</text:p>
      <text:p text:style-name="P4">
关于它<text:a xlink:type="simple" xlink:href="https://www.nato.int/cps/en/natohq/news_215006.htm" text:style-name="Internet_20_link" text:visited-style-name="Visited_20_Internet_20_Link">
报告</text:a>
北约新闻服务。</text:p>
      <text:p text:style-name="P4">
在乌克兰 - 北约联合工作组的框架内，关于科学的语言合作的问题，北约安全秘书长戴维·范维尔(David Vanville)的新挑战乌克兰局长乌克兰·米米·费多罗夫(Mykhailo Fedorov)的Viceremier-Minister发起了创新的乌克兰乌克兰北约北约创新对话。</text:p>
      <text:p text:style-name="P4">
创新的对话旨在扩大乌克兰 - 纳斯塔(Ukraine-Nasta)的现有合作伙伴关系，交流商业和国防需求的创新生态系统的思想以及通过交换纳格斯(Nagus)获得的课程，这继续为俄罗斯积极的战争辩护。</text:p>
      <text:p text:style-name="P4">
“随着乌克兰人的勇气，我们尊重体现乌克兰武装部队的晒黑的创造力，敏捷性。 北约支持乌克兰，特别是在其创新努力中。 北约秘书长戴维·维尔(David Vile)说：“明天我们也明天会在经济重建中看到国内乌克兰创新生态系统的道路。”</text:p>
      <text:p text:style-name="P4">
同时，乌克兰Mikhail Fedorov的Viceremier-Minister <text:a xlink:type="simple" xlink:href="https://t.me/zedigital/3178" text:style-name="Internet_20_link" text:visited-style-name="Visited_20_Internet_20_Link">
Newed</text:a>
这已经开始了一个新的合作阶段，这与军事创新的追踪非常重要。</text:p>
      <text:p text:style-name="P4">
“联盟将为乌克兰发展提供专家支持。 此外，用于军事创新的资金模式和[勇敢1]的前景(https://armyinform.com.ua/2023/04/26/v-ukrayini-zapustyly-klaster-z-rozvytku-oboronnyh-tehnologij-brave1/)”， -  Mikhail Fedorov说。</text:p>
      <text:p text:style-name="P4">
News Source: <text:a xlink:type="simple" xlink:href="https://armyinform.com.ua/2023/05/29/minczyfry-ta-nato-rozpochaly-novyj-etap-spivpraczi-shhodo-rozvytku-voyennyh-innovaczij/" text:style-name="Internet_20_link" text:visited-style-name="Visited_20_Internet_20_Link">
https://armyinform.com.ua/2023/05/29/minczyfry-ta-nato-rozpochaly-novyj-etap-spivpraczi-shhodo-rozvytku-voyennyh-innovaczij/</text:a>
</text:p>
      <!--NEWS-->
      <text:h text:style-name="P10" text:outline-level="1">
<text:span text:style-name="T4">
乌克兰定居点的136每天解雇了俄罗斯联邦的军队</text:span>
</text:h>
      <text:p text:style-name="P4">
作者: ['АРМІЯINFORM']</text:p>
      <text:p text:style-name="P4">
时间: 2023-05-29T62:00:00-04:00</text:p>
      <text:p text:style-name="P4">
描述: Rosiyski Visyska的最后一遍是由乌克兰14个地区的Teritaran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4792a330-6c86-4b66-81f8-cab3b1c156ae.jpg" text:style-name="Internet_20_link" text:visited-style-name="Visited_20_Internet_20_Link">
4792a330-6c86-4b66-81f8-cab3b1c156ae.jpg</text:a>
']</text:p>
      <text:p text:style-name="P4">
标签: ['АГРЕСІЯ РФ', 'ВТОРГНЕННЯ РФ', 'ОБСТРІЛИ ІНФРАСТРУКТУРИ']</text:p>
      <text:p text:style-name="P4">
类别: News</text:p>
      <!--METADATA-->
      <text:p text:style-name="P4">
<draw:frame draw:style-name="fr1" draw:name="Image31" text:anchor-type="as-char" svg:width="6.9236in" svg:height="5.244627in" draw:z-index="0">
<draw:image xlink:href="../Images/AРМІЯINFORM/2023-05-29T62-00-00-04-00/4792a330-6c86-4b66-81f8-cab3b1c156ae.jpg" xlink:type="simple" xlink:show="embed" xlink:actuate="onLoad" draw:mime-type="image/jpeg"/>
</draw:frame>
在最后一天，俄罗斯军队开除了乌克兰14个地区的领土。</text:p>
      <text:p text:style-name="P4">
关于它<text:a xlink:type="simple" xlink:href="https://t.me/militarymediacenter/2073" text:style-name="Internet_20_link" text:visited-style-name="Visited_20_Internet_20_Link">
报告</text:a>
 Military MediaCenter.</text:p>
      <text:p text:style-name="P4">
Із різних видів озброєння (迫击炮，坦克，炮兵，RSZV，打击乐器无人机，战略和战术航空)136个定居点和48个基础设施对象被解雇。</text:p>
      <text:p text:style-name="P4">
平民中有受伤，受害者人数被澄清。</text:p>
      <text:p text:style-name="P4">
News Source: <text:a xlink:type="simple" xlink:href="https://armyinform.com.ua/2023/05/29/136-naselenyh-punktiv-ukrayiny-obstrilyala-armiya-rf-za-dobu/" text:style-name="Internet_20_link" text:visited-style-name="Visited_20_Internet_20_Link">
https://armyinform.com.ua/2023/05/29/136-naselenyh-punktiv-ukrayiny-obstrilyala-armiya-rf-za-dobu/</text:a>
</text:p>
      <!--NEWS-->
      <text:h text:style-name="P10" text:outline-level="1">
<text:span text:style-name="T4">
乌克兰检察长办公室：有9万多名军事犯罪</text:span>
</text:h>
      <text:p text:style-name="P4">
作者: ['АРМІЯINFORM']</text:p>
      <text:p text:style-name="P4">
时间: 2023-05-29T6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29052023ua.jpg" text:style-name="Internet_20_link" text:visited-style-name="Visited_20_Internet_20_Link">
warcrime-29052023ua.jpg</text:a>
', '<text:a xlink:type="simple" xlink:href="https://armyinform.com.ua/wp-content/uploads/2023/05/warcrime-29052023en.jpg" text:style-name="Internet_20_link" text:visited-style-name="Visited_20_Internet_20_Link">
warcrime-29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2" text:anchor-type="as-char" svg:width="6.9236in" svg:height="4.448413in" draw:z-index="0">
<draw:image xlink:href="../Images/AРМІЯINFORM/2023-05-29T63-00-00-04-00/warcrime-29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在俄罗斯对乌克兰的大规模侵略时期犯下的罪行。</text:p>
      <text:p text:style-name="P4">
<text:span text:style-name="T4">
截至</text:span>
 <text:span text:style-name="T4">
 </text:span>
 29 <text:span text:style-name="T4">
 </text:span>
可能**注册：</text:p>
      <ul>
        <li>
90 013军事犯罪， * 17 259针对乌克兰国家安全的罪行。</li>
      </ul>
      <text:p text:style-name="P4">
此外，根据少年检察官的官方数据，<text:span text:style-name="T4">
 1469名因俄罗斯侵略而成为</text:span>
，包括：</text:p>
      <ul>
        <li>
483-儿童被杀， * 986-儿童因严重程度的不同程度受伤。</li>
      </ul>
      <text:p text:style-name="P4">
该部门强调，这些数字不是最终的，因为在暂时占据的有形领土上的积极战斗场所的安装中继续进行工作。</text:p>
      <text:p text:style-name="P4">
<draw:frame draw:style-name="fr1" draw:name="Image33" text:anchor-type="as-char" svg:width="6.9236in" svg:height="4.448413in" draw:z-index="0">
<draw:image xlink:href="../Images/AРМІЯINFORM/2023-05-29T63-00-00-04-00/warcrime-29052023en.jpg" xlink:type="simple" xlink:show="embed" xlink:actuate="onLoad" draw:mime-type="image/jpeg"/>
</draw:frame>
</text:p>
      <text:p text:style-name="P4">
News Source: <text:a xlink:type="simple" xlink:href="https://armyinform.com.ua/2023/05/29/ofis-genprokurora-ukrayiny-zadokumentovano-ponad-90-tysyach-voyennyh-zlochyniv/" text:style-name="Internet_20_link" text:visited-style-name="Visited_20_Internet_20_Link">
https://armyinform.com.ua/2023/05/29/ofis-genprokurora-ukrayiny-zadokumentovano-ponad-90-tysyach-voyennyh-zlochyniv/</text:a>
</text:p>
      <!--NEWS-->
      <text:h text:style-name="P10" text:outline-level="1">
<text:span text:style-name="T4">
乌克兰退伍军人克服了布鲁塞尔的20公里马拉松</text:span>
</text:h>
      <text:p text:style-name="P4">
作者: ['Олександр Тереверко']</text:p>
      <text:p text:style-name="P4">
时间: 2023-05-29T64:00:00-04:00</text:p>
      <text:p text:style-name="P4">
描述: 由贝尔格斯首都的粘贴，传统的20公里摩托罗特罗特罗式扎布斯“ 20公里……与乌克兰2022年的战争，与乌克兰的最新新闻，今天与乌克兰的新闻战争，今天与乌克兰2022年最后一次战争，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foto1-7.jpg" text:style-name="Internet_20_link" text:visited-style-name="Visited_20_Internet_20_Link">
foto1-7.jpg</text:a>
', '<text:a xlink:type="simple" xlink:href="https://armyinform.com.ua/wp-content/uploads/2023/05/foto2-5.jpg" text:style-name="Internet_20_link" text:visited-style-name="Visited_20_Internet_20_Link">
foto2-5.jpg</text:a>
']</text:p>
      <text:p text:style-name="P4">
标签: ['ВЕТЕРАНИ', 'ВТОРГНЕННЯ РФ', 'ДОПОМОГА ПАРТНЕРІВ', 'СВІТ ПІДТРИМУЄ УКРАЇНУ']</text:p>
      <text:p text:style-name="P4">
类别: News</text:p>
      <!--METADATA-->
      <text:p text:style-name="P4">
<draw:frame draw:style-name="fr1" draw:name="Image34" text:anchor-type="as-char" svg:width="6.9236in" svg:height="3.513727in" draw:z-index="0">
<draw:image xlink:href="../Images/AРМІЯINFORM/2023-05-29T64-00-00-04-00/foto1-7.jpg" xlink:type="simple" xlink:show="embed" xlink:actuate="onLoad" draw:mime-type="image/jpeg"/>
</draw:frame>
</text:p>
      <text:p text:style-name="P4">
Минулої неділі у столиці Бельгії відбувся традиційний 20-кілометровий забіг«20km de Bruxelles», в якому взяли участь тисячі прихильників бігу. Середбагатолюдної ріки марафонців були й представники України — ветерани російсько-української війни Роман Кашпур та два Юрії — Козловський і Цинтилевич.</text:p>
      <text:p text:style-name="P4">
Військовослужбовець Роман Кашпур у 2019 році на фронті втратив ногу, але невтратив бажання жити, попри завдані війною каліцтва, повноцінним життям. Уцьому йому допоміг спорт. «Не здавайтесь, не опускайте рук!Вставайте ішукайте себе, пошук — це вже реабілітація», — таке життєве кредо ветерана.</text:p>
      <text:p text:style-name="P4">
Кашпур — учасник та переможець Всеукраїнських змагань проєкту «Ігри Героїв»2021 року, рекордсмен України у номінації «Тяга літака АН-26 (16吨)残疾人。” 今年，罗马人已经在马拉松比赛中进行了完整的距离。 4月23日，他击败了42公里的伦敦马拉松比赛。 Kashpur成为战争中的第一个参加这场马拉松比赛。</text:p>
      <text:p text:style-name="P4">
布鲁塞尔比赛的另一位参与者尤里·科兹洛夫斯基(Yuri Kozlovsky)在2016年失去了脚步。他还是Invictus Games，Hero Games，Murf Challenge的参与者，当选为美国海军陆战队乌克兰国家队。</text:p>
      <text:p text:style-name="P4">
2014年，20公里比赛的第三名参加者在2014年，为卢甘斯克机场辩护。 他努力工作很多，以康复，由于他烦人的本性，他成功了。</text:p>
      <text:p text:style-name="P4">
<draw:frame draw:style-name="fr1" draw:name="Image35" text:anchor-type="as-char" svg:width="6.9236in" svg:height="6.352515in" draw:z-index="0">
<draw:image xlink:href="../Images/AРМІЯINFORM/2023-05-29T64-00-00-04-00/foto2-5.jpg" xlink:type="simple" xlink:show="embed" xlink:actuate="onLoad" draw:mime-type="image/jpeg"/>
</draw:frame>
在20公里的德布鲁塞莱斯新闻发布会上，我们的退伍军人希望他们会激发其他在布鲁塞尔马拉松比赛中遇到类似情况的防守者。</text:p>
      <text:p text:style-name="P4">
“我们要感谢乌克兰的志愿者以及乌克兰退伍军人访问布鲁塞尔·扬·布罗夫迪(Jan Brovdi)访问的志愿者，他对俄罗斯侵略的乌克兰和欧洲进行了捍卫。 “我们试图为他们提供支持和帮助，以使他们在服务期间面临的困难重返平民生活所需的帮助。”</text:p>
      <text:p text:style-name="P4">
来自乌克兰退伍军人参加布鲁塞尔竞赛的资金将获得一个支持基金会的“公民”，该基金会帮助乌克兰的军事人员组织他们的假肢。</text:p>
      <text:p text:style-name="P4">
News Source: <text:a xlink:type="simple" xlink:href="https://armyinform.com.ua/2023/05/29/ukrayinski-veterany-zdolaly-20-kilometrovyj-marafon-u-bryusseli/" text:style-name="Internet_20_link" text:visited-style-name="Visited_20_Internet_20_Link">
https://armyinform.com.ua/2023/05/29/ukrayinski-veterany-zdolaly-20-kilometrovyj-marafon-u-bryusseli/</text:a>
</text:p>
      <!--NEWS-->
      <text:h text:style-name="P10" text:outline-level="1">
<text:span text:style-name="T4">
德国将通过将爱国者制度放置在立陶宛来确保北约峰会的安全</text:span>
</text:h>
      <text:p text:style-name="P4">
作者: ['АРМІЯINFORM']</text:p>
      <text:p text:style-name="P4">
时间: 2023-05-29T65:00:00-04:00</text:p>
      <text:p text:style-name="P4">
描述: Nimuccini辩护的迷你建设说，Kraina移动他的爱国者Zi ...与乌克兰2022年的战争，与乌克兰的战争是今天的最新消息，与乌克兰的新闻战2022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patriot-1.jpg" text:style-name="Internet_20_link" text:visited-style-name="Visited_20_Internet_20_Link">
patriot-1.jpg</text:a>
']</text:p>
      <text:p text:style-name="P4">
标签: ['ВІЛЬНЮС', 'ЗРК PATRIOT', 'НІМЕЧЧИНА', 'САМІТУ НАТО']</text:p>
      <text:p text:style-name="P4">
类别: News</text:p>
      <!--METADATA-->
      <text:p text:style-name="P4">
<draw:frame draw:style-name="fr1" draw:name="Image36" text:anchor-type="as-char" svg:width="6.9236in" svg:height="3.894525in" draw:z-index="0">
<draw:image xlink:href="../Images/AРМІЯINFORM/2023-05-29T65-00-00-04-00/patriot-1.jpg" xlink:type="simple" xlink:show="embed" xlink:actuate="onLoad" draw:mime-type="image/jpeg"/>
</draw:frame>
德国国防部表示，该国将其单位从斯洛伐克迁移，并从波兰将其支持转移到立陶宛，以保护北约。</text:p>
      <text:p text:style-name="P4">
根据<text:a xlink:type="simple" xlink:href="https://twitter.com/BMVg_Bundeswehr/status/1662140404819542030" text:style-name="Internet_20_link" text:visited-style-name="Visited_20_Internet_20_Link">
语句</text:a>
，德国还将提供其他土地，空中和海洋以确保安全<text:a xlink:type="simple" xlink:href="https://armyinform.com.ua/2022/11/09/nastupnyj-samit-nato-vidbudetsya-vlitku-2023-roku-v-lytvi/" text:style-name="Internet_20_link" text:visited-style-name="Visited_20_Internet_20_Link">
北约峰会</text:a>
定于7月11日至12日。</text:p>
      <text:p text:style-name="P4">
“由于其各种能力，联合国将为北约的安全做出重大贡献。 它再次显示：我们很灵活，当需要时，您可以依靠同盟中的德国。 与我们的大学一起，我们表现出内在和外面的团结和团结。</text:p>
      <text:p text:style-name="P4">
回想一下2023年4月德国<text:a xlink:type="simple" xlink:href="https://armyinform.com.ua/2023/04/19/nimechchyna-nadala-ukrayini-chergovyj-paket-vijskovoyi-dopomogy-do-yakogo-vhodyt-zrk-patriot/" text:style-name="Internet_20_link" text:visited-style-name="Visited_20_Internet_20_Link">
提供</text:a>
乌克兰Srkpatrotiot。</text:p>
      <text:p text:style-name="P4">
News Source: <text:a xlink:type="simple" xlink:href="https://armyinform.com.ua/2023/05/29/nimechchyna-zabezpechyt-bezpeku-samitu-nato-rozmistyvshy-systemu-patriot-u-lytvi/" text:style-name="Internet_20_link" text:visited-style-name="Visited_20_Internet_20_Link">
https://armyinform.com.ua/2023/05/29/nimechchyna-zabezpechyt-bezpeku-samitu-nato-rozmistyvshy-systemu-patriot-u-lytvi/</text:a>
</text:p>
      <!--NEWS-->
      <text:h text:style-name="P10" text:outline-level="1">
<text:span text:style-name="T4">
有6艘敌军 - 战斗义务中黑海的武装部队海军</text:span>
</text:h>
      <text:p text:style-name="P4">
作者: ['АРМІЯINFORM']</text:p>
      <text:p text:style-name="P4">
时间: 2023-05-29T66:00:00-04:00</text:p>
      <text:p text:style-name="P4">
描述: 在Cherguvanni董事会的Chorny Morce上，我对6个小偷造船者感到兴奋，有两个人是Yakiki的两个人...与乌克兰2022年的战争，与乌克兰的战争是今天的最新消息，这是与乌克兰的新闻，与乌克兰2022年的新闻战争，最后一场新闻今天，乌克兰和俄罗斯之间的战争以及2022年战争时，乌克兰是否会在不久的将来与乌克兰进行战争，他们说，今天与乌克兰的战争，乌克兰今天的新闻，乌克兰新闻在乌克兰媒体的俄罗斯人</text:p>
      <text:p text:style-name="P4">
图片: ['<text:a xlink:type="simple" xlink:href="https://armyinform.com.ua/wp-content/uploads/2023/05/349750947_1083343686403664_7113009102742138329_n.jpg" text:style-name="Internet_20_link" text:visited-style-name="Visited_20_Internet_20_Link">
349750947_1083343686403664_7113009102742138329_n.jpg</text:a>
']</text:p>
      <text:p text:style-name="P4">
标签: ['STOPRUSSIA', 'АГРЕСІЯ РФ', 'ВІЙНА', 'ВМС ЗС УКРАЇНИ', 'ВТОРГНЕННЯ РФ']</text:p>
      <text:p text:style-name="P4">
类别: News</text:p>
      <!--METADATA-->
      <text:p text:style-name="P4">
在黑海中，战役中有6艘敌方船，由两架有翼的机芯导弹的载体采访，总计高达16枚导弹。 瓦索夫斯基海-1艘敌方船； 在地中海，战斗婚姻中最多有7艘敌方船只，其中包括1艘机芯翼导弹的载体，最多可达4枚火箭。</text:p>
      <text:p text:style-name="P4">
在他们的官方Facebook页面上有关它<text:a xlink:type="simple" xlink:href="https://www.facebook.com/navy.mil.gov.ua/posts/pfbid02SHr6xxYLDufmzz3mPMgbFG129HiyfNbEfJj2ywae2njC5drC1PJJ8ADFJfLgoaiNl" text:style-name="Internet_20_link" text:visited-style-name="Visited_20_Internet_20_Link">
报告</text:a>
乌克兰武装部队的海军。</text:p>
      <text:p text:style-name="P4">
<text:span text:style-name="T4">
每天，为了俄罗斯联邦的利益，凯奇·圣海峡的通过：</text:span>
</text:p>
      <text:p text:style-name="P4">
<text:span text:style-name="T5">
到Azov Sea -14艘船，其中3艘与Bosphorus海峡继续运动； </text:span>
到黑海-25艘船，其中9艘继续向Bosphorus的方向运动。</text:p>
      <text:p text:style-name="P4">
<draw:frame draw:style-name="fr1" draw:name="Image37" text:anchor-type="as-char" svg:width="6.9236in" svg:height="8.6545in" draw:z-index="0">
<draw:image xlink:href="../Images/AРМІЯINFORM/2023-05-29T66-00-00-04-00/349750947_1083343686403664_7113009102742138329_n.jpg" xlink:type="simple" xlink:show="embed" xlink:actuate="onLoad" draw:mime-type="image/jpeg"/>
</draw:frame>
<text:span text:style-name="T4">
俄罗斯联邦继续违反1974年《保护人类生命的国际公约》。(Solas)通过关闭自动识别系统(AIS)，纳粹船上的纳粹船只</text:span>
</text:p>
      <text:p text:style-name="P4">
News Source: <text:a xlink:type="simple" xlink:href="https://armyinform.com.ua/2023/05/29/dva-nosiyi-raket-kalibr-trymaye-rosiya-u-chornomu-mori-zagalnyj-zalp-do-16-raket-vms-zsu/" text:style-name="Internet_20_link" text:visited-style-name="Visited_20_Internet_20_Link">
https://armyinform.com.ua/2023/05/29/dva-nosiyi-raket-kalibr-trymaye-rosiya-u-chornomu-mori-zagalnyj-zalp-do-16-raket-vms-zsu/</text:a>
</text:p>
      <!--NEWS-->
      <text:h text:style-name="P10" text:outline-level="1">
<text:span text:style-name="T4">
敌人今天袭击了乌克兰，可能是“ Iskander” -Yuri Ignat</text:span>
</text:h>
      <text:p text:style-name="P4">
作者: ['АРМІЯINFORM']</text:p>
      <text:p text:style-name="P4">
时间: 2023-05-29T67:00:00-04:00</text:p>
      <text:p text:style-name="P4">
描述: — Сьогодні вдень були застосовані ракети, які летять по балістичній траєк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2823539.jpg" text:style-name="Internet_20_link" text:visited-style-name="Visited_20_Internet_20_Link">
2823539.jpg</text:a>
']</text:p>
      <text:p text:style-name="P4">
标签: ['STOPRUSSIA', 'АГРЕСІЯ РФ', 'ВІЙНА', 'ВТОРГНЕННЯ РФ', 'ІСКАНДЕРИ', 'ЮРІЙ ІГНАТ']</text:p>
      <text:p text:style-name="P4">
类别: News</text:p>
      <!--METADATA-->
      <text:p text:style-name="P4">
<draw:frame draw:style-name="fr1" draw:name="Image38" text:anchor-type="as-char" svg:width="6.9236in" svg:height="4.369813in" draw:z-index="0">
<draw:image xlink:href="../Images/AРМІЯINFORM/2023-05-29T67-00-00-04-00/2823539.jpg" xlink:type="simple" xlink:show="embed" xlink:actuate="onLoad" draw:mime-type="image/jpeg"/>
</draw:frame>
Ілюстративне фото</text:p>
      <text:p text:style-name="P4">
— Сьогодні вдень були застосовані ракети, які летять по балістичнійтраєкторії. Попередньо, це були «Іскандери». Вони є різних модифікацій. Це«Іскандер-М» — балістична ракета та «Іскандер-К» — крилата. Можливо, булизастосовані і комплекси С-300 та С-400, — повідомив в ефірі телемарафону«Єдині новини» речник командування Повітряних Сил ЗСУ полковник Юрій Ігнат.</text:p>
      <text:p text:style-name="P4">
За його словами, напрямок атаки ворога був з півночі з наземних комплексів. В«Іскандерів» дальність стрільби сотні кілометрів, і вони можуть діставати добагатьох областей України.</text:p>
      <text:p text:style-name="P4">
<text:span text:style-name="T5">
Підготував Ігор Березинський</text:span>
</text:p>
      <text:p text:style-name="P4">
News Source: <text:a xlink:type="simple" xlink:href="https://armyinform.com.ua/2023/05/29/vorog-atakuvav-sogodni-ukrayinu-jmovirno-iskanderamy-yurij-ignat/" text:style-name="Internet_20_link" text:visited-style-name="Visited_20_Internet_20_Link">
https://armyinform.com.ua/2023/05/29/vorog-atakuvav-sogodni-ukrayinu-jmovirno-iskanderamy-yurij-ignat/</text:a>
</text:p>
      <!--NEWS-->
      <text:h text:style-name="P10" text:outline-level="1">
<text:span text:style-name="T4">
美国退伍军人纪念当天国防部感谢美国人民的非凡支持</text:span>
</text:h>
      <text:p text:style-name="P4">
作者: ['АРМІЯINFORM']</text:p>
      <text:p text:style-name="P4">
时间: 2023-05-29T68:00:00-04:00</text:p>
      <text:p text:style-name="P4">
描述: 美国在美国，帕姆·雅蒂（Pam'yati Veterani）的那天，雅基（Yaki）被所有维金（Vikhin I Zbroany）振作起来...与乌克兰2022年的战争，与乌克兰的《今日新闻》（Today News）与乌克兰的最新新闻，与乌克兰的新闻战争，与乌克兰2022年的新闻战争，今天昨天倒数第二，威尔，威尔·威尔（Will Will Will）乌克兰与俄罗斯之间发生战争，何时在2022年与乌克兰的战争将在不久的将来与乌克兰发生战争</text:p>
      <text:p text:style-name="P4">
图片: ['<text:a xlink:type="simple" xlink:href="https://armyinform.com.ua/wp-content/uploads/2023/05/minoborony-den-pamyati-veteraniv-ssha.jpg" text:style-name="Internet_20_link" text:visited-style-name="Visited_20_Internet_20_Link">
minoborony-den-pamyati-veteraniv-ssha.jpg</text:a>
']</text:p>
      <text:p text:style-name="P4">
标签: ['STOPRUSSIA', 'АГРЕСІЯ РФ', 'ВЕТЕРАНИ США', 'ВТОРГНЕННЯ РФ', "ДЕНЬ ПАМ'ЯТІ", 'МІНІСТЕРСТВО ОБОРОНИ УКРАЇНИ']</text:p>
      <text:p text:style-name="P4">
类别: News</text:p>
      <!--METADATA-->
      <text:p text:style-name="P4">
<draw:frame draw:style-name="fr1" draw:name="Image39" text:anchor-type="as-char" svg:width="6.9236in" svg:height="6.9236in" draw:z-index="0">
<draw:image xlink:href="../Images/AРМІЯINFORM/2023-05-29T68-00-00-04-00/minoborony-den-pamyati-veteraniv-ssha.jpg" xlink:type="simple" xlink:show="embed" xlink:actuate="onLoad" draw:mime-type="image/jpeg"/>
</draw:frame>
今天，美国庆祝了在美国捍卫自由和民主的所有武装冲突中死亡的退伍军人的纪念日。</text:p>
      <text:p text:style-name="P4">
乌克兰国防部在[Facebook]上的官方页面上(https://www.facebook.com/MinistryofDefence.UA/posts/pfbid0p13WDb1edh1s9QE32837XiTUyWdFoqEMoFXS7TnFWk7ucMR2i7u4jMuDw2LkWQFhl)它指出，美国社会认为公民义务是要记住任何过早死亡的人，以争取这个人闻名的民主理想。</text:p>
      <text:p text:style-name="P4">
“与友好的美国人民一起，我们尊重勇气，决心美国的懒惰战士。 同时，我们回想起并倾向于赢得生命的乌克兰捍卫者的预遭和英雄主义的头脑，保护乌克兰免受俄罗斯侵略者的侵害。 我感谢美国朋友在我们争取独立的斗争中对乌克兰的非凡支持。”</text:p>
      <text:p text:style-name="P4">
News Source: <text:a xlink:type="simple" xlink:href="https://armyinform.com.ua/2023/05/29/minoborony-u-den-pamyati-veteraniv-ssha-podyakuvalo-amerykanskomu-narodu-za-nadzvychajnu-pidtrymku-ukrayiny/" text:style-name="Internet_20_link" text:visited-style-name="Visited_20_Internet_20_Link">
https://armyinform.com.ua/2023/05/29/minoborony-u-den-pamyati-veteraniv-ssha-podyakuvalo-amerykanskomu-narodu-za-nadzvychajnu-pidtrymku-ukrayiny/</text:a>
</text:p>
      <!--NEWS-->
      <text:h text:style-name="P10" text:outline-level="1">
<text:span text:style-name="T4">
Gro Mo“ Artan”特种部队准备战斗</text:span>
</text:h>
      <text:p text:style-name="P4">
作者: ['АРМІЯINFORM']</text:p>
      <text:p text:style-name="P4">
时间: 2023-05-29T69:00:00-04:00</text:p>
      <text:p text:style-name="P4">
描述: 关于乌克兰大师的牛头。 Zbro在我们手中，是一个良好的冷酷无情的人...与乌克兰2022年的战争，与乌克兰的最新新闻战争，今天与乌克兰2022年的新闻战争，乌克兰和俄罗斯和俄罗斯之间以及何时会发动战争他们说，与乌克兰的战争将在2022年与乌克兰进行战争，在不久的将来，乌克兰与乌克兰与乌克兰的战争，今天的乌克兰新闻，乌克兰的新闻，乌克兰媒体在俄罗斯的乌克兰新闻</text:p>
      <text:p text:style-name="P4">
图片: []</text:p>
      <text:p text:style-name="P4">
标签: ['STOPRUSSIA', 'АГРЕСІЯ РФ', 'ВІЙНА', 'ВТОРГНЕННЯ РФ', 'ГУР МО УКРАЇНИ']</text:p>
      <text:p text:style-name="P4">
类别: News</text:p>
      <!--METADATA-->
      <text:p text:style-name="P4">
关于它<text:a xlink:type="simple" xlink:href="https://www.youtube.com/watch" text:style-name="Internet_20_link" text:visited-style-name="Visited_20_Internet_20_Link">
报告</text:a>
古尔·穆克兰(Gur Munukrain)。</text:p>
      <text:p text:style-name="P4">
武器掌握在我们手中的武器，勇敢的心的呼唤使我们前进。</text:p>
      <text:p text:style-name="P4">
News Source: <text:a xlink:type="simple" xlink:href="https://armyinform.com.ua/2023/05/29/speczpidrozdil-gur-mo-artan-gotovyj-do-boyu/" text:style-name="Internet_20_link" text:visited-style-name="Visited_20_Internet_20_Link">
https://armyinform.com.ua/2023/05/29/speczpidrozdil-gur-mo-artan-gotovyj-do-boyu/</text:a>
</text:p>
      <!--NEWS-->
      <text:h text:style-name="P10" text:outline-level="1">
<text:span text:style-name="T4">
该公约将加强国家在调查种族灭绝罪，危害人类罪和战争罪的合作</text:span>
</text:h>
      <text:p text:style-name="P4">
作者: ['АРМІЯINFORM']</text:p>
      <text:p text:style-name="P4">
时间: 2023-05-29T70:00:00-04:00</text:p>
      <text:p text:style-name="P4">
描述: 在地铁站的网络，卢布尔雅那，斯洛文尼亚，诱人的机器人是外交的...与乌克兰2022年的战争，与乌克兰的战争是今天的最新消息，今天与乌克兰的新闻战2022，今天的最后一场新闻是今天的最后一场新闻。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5/mudra.jpg" text:style-name="Internet_20_link" text:visited-style-name="Visited_20_Internet_20_Link">
mudra.jpg</text:a>
']</text:p>
      <text:p text:style-name="P4">
标签: ['STOPRUSSIA', 'АГРЕСІЯ РФ', 'ВІЙНА', 'ВОЄННІ ЗЛОЧИНИ', 'ВТОРГНЕННЯ РФ', 'ЗЛОЧИНИ ПРОТИ ЛЮДЯНОСТІ', 'МІЖНАРОДНЕ СПІВРОБІТНИЦТВО']</text:p>
      <text:p text:style-name="P4">
类别: News</text:p>
      <!--METADATA-->
      <text:p text:style-name="P4">
<draw:frame draw:style-name="fr1" draw:name="Image40" text:anchor-type="as-char" svg:width="6.9236in" svg:height="4.615733in" draw:z-index="0">
<draw:image xlink:href="../Images/AРМІЯINFORM/2023-05-29T70-00-00-04-00/mudra.jpg" xlink:type="simple" xlink:show="embed" xlink:actuate="onLoad" draw:mime-type="image/jpeg"/>
</draw:frame>
最近，在斯洛文尼亚共和国Lyublyana，已完成有关国际工人在调查和人格中的准备和通过的机器人会议(斯洛文尼亚，荷兰，比利时，阿根廷，蒙古，塞内加尔)在2011年，另外80个。</text:p>
      <text:p text:style-name="P4">
这在[消息]中说明了(https://www.kmu.gov.ua/news/iryna-mudra-pryiniattia-novoi-konventsii-maie-posylyty-spivrobitnytstvo-derzhav-u-rozsliduvanni-ta-pokaranni-za-zlochyn-henotsydu-zlochyny-proty-liudianosti-voienni-zlochyny)在乌克兰执行当局的一个网港上。</text:p>
      <text:p text:style-name="P4">
在工作过程中，由司法副部长伊琳娜·穆德拉(Irina Mududra)领导的乌克兰代表团与代表团以及其他52个其他参与国家和16个保护状态的代表团已经收获并同意了新的多边国际条约的文本，成为一项全球仪器在国际有罪不罚的斗争中。违反国际人道主义法。</text:p>
      <text:p text:style-name="P4">
随着公约生效的生效，将引入现代国际合作机制，以刑事案件的国际合作机制，这将导致对种族灭绝罪，反裁判罪和战争罪的犯罪起诉。</text:p>
      <text:p text:style-name="P4">
根据公约的合作涵盖了法院的收据，预审的机构和检察官国际法律援助办公室在收集中的收据，以及引渡被涉嫌被定罪的人的人引渡到此类人犯罪，并试图通过隐藏国外避免犯罪责任。</text:p>
      <text:p text:style-name="P4">
根据伊琳娜·怀斯(Irina Wise)的说法，乌克兰在刑事诉讼中，在刑事诉讼中，乌克兰的统治措施有效合作，在调查种族灭绝，危害人类犯罪，战争犯罪，在俄罗斯反对俄罗斯战争期间犯下的战争罪行，有效合作乌克兰，从欧洲大陆以及亚洲，非洲以及南美和北美国家引渡了战争罪犯。</text:p>
      <text:p text:style-name="P4">
该公约将于2024年1月在海牙开幕(荷兰).</text:p>
      <text:p text:style-name="P4">
他们强调有必要继续支持俄罗斯的参考，包括建立一个有关侵略性，国际薪酬机制和没收俄罗斯资产的特别法庭。</text:p>
      <text:p text:style-name="P4">
News Source: <text:a xlink:type="simple" xlink:href="https://armyinform.com.ua/2023/05/29/konvencziya-posylyt-spivrobitnycztvo-derzhav-u-rozsliduvanni-zlochynu-genoczydu-zlochyniv-proty-lyudyanosti-ta-voyennyh-zlochyniv/" text:style-name="Internet_20_link" text:visited-style-name="Visited_20_Internet_20_Link">
https://armyinform.com.ua/2023/05/29/konvencziya-posylyt-spivrobitnycztvo-derzhav-u-rozsliduvanni-zlochynu-genoczydu-zlochyniv-proty-lyudyanosti-ta-voyennyh-zlochyniv/</text:a>
</text:p>
      <!--NEWS-->
      <text:h text:style-name="P10" text:outline-level="1">
<text:span text:style-name="T4">
空军摧毁了今天袭击基辅地区的11个“伊斯坎德人”</text:span>
</text:h>
      <text:p text:style-name="P4">
作者: ['АРМІЯINFORM']</text:p>
      <text:p text:style-name="P4">
时间: 2023-05-29T71:00:00-04:00</text:p>
      <text:p text:style-name="P4">
描述: Syogodnis，29岁的旅行者，在Vrieg的11:30 AM敌人接近敌人，这是一个健康打击。乌克兰与俄罗斯之间的战争以及2022年与乌克兰的战争将在不久的将来与乌克兰发生战争</text:p>
      <text:p text:style-name="P4">
图片: ['<text:a xlink:type="simple" xlink:href="https://armyinform.com.ua/wp-content/uploads/2022/10/ppo.jpg" text:style-name="Internet_20_link" text:visited-style-name="Visited_20_Internet_20_Link">
ppo.jpg</text:a>
']</text:p>
      <text:p text:style-name="P4">
标签: ['АГРЕСІЯ РФ', 'ВАЛЕРІЙ ЗАЛУЖНИЙ', 'ВТОРГНЕННЯ РФ', 'КИЇВЩИНА', 'ОТРК ІСКАНДЕР-М']</text:p>
      <text:p text:style-name="P4">
类别: News</text:p>
      <!--METADATA-->
      <text:p text:style-name="P4">
<draw:frame draw:style-name="fr1" draw:name="Image41" text:anchor-type="as-char" svg:width="6.9236in" svg:height="3.899934in" draw:z-index="0">
<draw:image xlink:href="../Images/AРМІЯINFORM/2023-05-29T71-00-00-04-00/ppo.jpg" xlink:type="simple" xlink:show="embed" xlink:actuate="onLoad" draw:mime-type="image/jpeg"/>
</draw:frame>
</text:p>
      <text:p text:style-name="P4">
Сьогодні, 29 травня, близько 11:30 противник<text:a xlink:type="simple" xlink:href="https://armyinform.com.ua/2023/05/29/pid-chas-nichnoyi-ataky-zahysnyky-neba-znyshhyly-67-vorozhyh-povitryanyh-czilej-po-ukrayini/" text:style-name="Internet_20_link" text:visited-style-name="Visited_20_Internet_20_Link">
вдруге</text:a>
为了生产乌克兰的火箭罢工。 他用OTRC“ Iskander”袭击了Kyivshchyna区域主义和有翼的火箭。</text:p>
      <text:p text:style-name="P4">
关于它<text:a xlink:type="simple" xlink:href="https://t.me/CinCAFU/507" text:style-name="Internet_20_link" text:visited-style-name="Visited_20_Internet_20_Link">
写</text:a>
武装部队总司令瓦莱里·扎卢兹尼在电报中。</text:p>
      <text:p text:style-name="P4">
“总共发行了11枚导弹：Iskander-M和Iskander-K来自最北端。 所有目标都被防空部队和手段摧毁了。”</text:p>
      <text:p text:style-name="P4">
News Source: <text:a xlink:type="simple" xlink:href="https://armyinform.com.ua/2023/05/29/syly-ppo-znyshhyly-11-iskanderiv-yakymy-atakuvaly-kyyivshhynu/" text:style-name="Internet_20_link" text:visited-style-name="Visited_20_Internet_20_Link">
https://armyinform.com.ua/2023/05/29/syly-ppo-znyshhyly-11-iskanderiv-yakymy-atakuvaly-kyyivshhynu/</text:a>
</text:p>
      <!--NEWS-->
      <text:h text:style-name="P10" text:outline-level="1">
<text:span text:style-name="T4">
11年将在敖德萨的酒吧里度过，后者为占领者筹集资金</text:span>
</text:h>
      <text:p text:style-name="P4">
作者: ['АРМІЯINFORM']</text:p>
      <text:p text:style-name="P4">
时间: 2023-05-29T72:00:00-04:00</text:p>
      <text:p text:style-name="P4">
描述: Zibrano祝福在合奏会议室中的求婚，Yak关闭了Fisnannsuvannya频道...与乌克兰2022年的战争，与乌克兰的战争是今天的最新消息，今天与乌克兰2022年的新闻战争，今天会有一场战争，会有一场战争，会有一场战争他们说，在乌克兰和俄罗斯与乌克兰在2022年与乌克兰的战争之间，无论是否有一年，他们是否会在不久的将来与乌克兰进行战争，他们说，与乌克兰的战争，今天的乌克兰新闻，乌克兰媒体的新闻，乌克兰的新闻在俄罗斯</text:p>
      <text:p text:style-name="P4">
图片: ['<text:a xlink:type="simple" xlink:href="https://armyinform.com.ua/wp-content/uploads/2023/05/photo_2023-05-29_12-01-40.jpg" text:style-name="Internet_20_link" text:visited-style-name="Visited_20_Internet_20_Link">
photo_2023-05-29_12-01-40.jpg</text:a>
']</text:p>
      <text:p text:style-name="P4">
标签: ['STOPRUSSIA', 'АГРЕСІЯ РФ', 'ВТОРГНЕННЯ РФ', 'КОЛАБОРАНТИ', 'СБУ']</text:p>
      <text:p text:style-name="P4">
类别: News</text:p>
      <!--METADATA-->
      <text:p text:style-name="P4">
<draw:frame draw:style-name="fr1" draw:name="Image42" text:anchor-type="as-char" svg:width="6.9236in" svg:height="4.609964in" draw:z-index="0">
<draw:image xlink:href="../Images/AРМІЯINFORM/2023-05-29T72-00-00-04-00/photo_2023-05-29_12-01-40.jpg" xlink:type="simple" xlink:show="embed" xlink:actuate="onLoad" draw:mime-type="image/jpeg"/>
</draw:frame>
收集了敌方设备的无可争议的证据，这已经确立了DNR战斗人员的关税。 它在去年12月第二次12月的矛盾措施中被拘留。</text:p>
      <text:p text:style-name="P4">
根据调查，恶性因素是当地居民。 它的两个亲戚在2016年加入了DNR Sparta恐怖组织的行列，并与乌克兰东部的反恐行动作战。 在大规模入侵两种储蓄的开始之初，这是俄罗斯联邦武装部队南部军事巡回赛的常规单位的一部分，并参与了玛丽奥波尔和赫尔森地区的一部分。</text:p>
      <text:p text:style-name="P4">
该妇女了解到居住者的后勤支持水平较低后，为她们组织了筹款活动。 为此，使者和禁止的社交网络“ Vkontakte”和“同学”发布了一条消息，要求向入侵者提供现金援助。</text:p>
      <text:p text:style-name="P4">
此外，她还附上了一张照片，上面写着俄罗斯银行卡的详细信息，该卡属于交战亲戚的同居者。</text:p>
      <text:p text:style-name="P4">
根据收集的证据，法院裁定了侵略者缺席的男因罪名成立，并任命了她11年零4个月被没收的监禁。</text:p>
      <text:p text:style-name="P4">
<text:span text:style-name="T4">
来源：</text:span>
 _ <text:a xlink:type="simple" xlink:href="https://t.me/SBUkr/8453" text:style-name="Internet_20_link" text:visited-style-name="Visited_20_Internet_20_Link">
SBU</text:a>
_</text:p>
      <text:p text:style-name="P4">
News Source: <text:a xlink:type="simple" xlink:href="https://armyinform.com.ua/2023/05/29/11-rokiv-tyurmy-otrymala-odesytka-yaka-organizuvala-zbir-groshej-dlya-okupantiv/" text:style-name="Internet_20_link" text:visited-style-name="Visited_20_Internet_20_Link">
https://armyinform.com.ua/2023/05/29/11-rokiv-tyurmy-otrymala-odesytka-yaka-organizuvala-zbir-groshej-dlya-okupantiv/</text:a>
</text:p>
      <!--NEWS-->
      <text:h text:style-name="P10" text:outline-level="1">
<text:span text:style-name="T4">
在波兰，正在对乌克兰军队进行战斗医疗培训</text:span>
</text:h>
      <text:p text:style-name="P4">
作者: ['АРМІЯINFORM']</text:p>
      <text:p text:style-name="P4">
时间: 2023-05-29T73:00:00-04:00</text:p>
      <text:p text:style-name="P4">
描述: Viiskovovoskovski Zsu通过Polshi的专业Boygov Medicna Pidgotovka。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medical03.jpg" text:style-name="Internet_20_link" text:visited-style-name="Visited_20_Internet_20_Link">
medical03.jpg</text:a>
', '<text:a xlink:type="simple" xlink:href="https://armyinform.com.ua/wp-content/uploads/2023/05/medical02-1-150x150.jpg" text:style-name="Internet_20_link" text:visited-style-name="Visited_20_Internet_20_Link">
medical02-1-150x150.jpg</text:a>
', '<text:a xlink:type="simple" xlink:href="https://armyinform.com.ua/wp-content/uploads/2023/05/medical01-150x150.jpg" text:style-name="Internet_20_link" text:visited-style-name="Visited_20_Internet_20_Link">
medical01-150x150.jpg</text:a>
']</text:p>
      <text:p text:style-name="P4">
标签: ['ДОПОМОГА ПАРТНЕРІВ', 'МЕДИЧНА ПІДГОТОВКА', 'НАВЧАННЯ ВІЙСЬКОВИХ', 'ПОЛЬЩА', 'СВІТ ПІДТРИМУЄ УКРАЇНУ']</text:p>
      <text:p text:style-name="P4">
类别: News</text:p>
      <!--METADATA-->
      <text:p text:style-name="P4">
<draw:frame draw:style-name="fr1" draw:name="Image43" text:anchor-type="as-char" svg:width="6.9236in" svg:height="3.894525in" draw:z-index="0">
<draw:image xlink:href="../Images/AРМІЯINFORM/2023-05-29T73-00-00-04-00/medical03.jpg" xlink:type="simple" xlink:show="embed" xlink:actuate="onLoad" draw:mime-type="image/jpeg"/>
</draw:frame>
武装部队军人正在Vpolshi接受专门的战斗医疗培训。</text:p>
      <text:p text:style-name="P4">
关于它<text:a xlink:type="simple" xlink:href="https://www.facebook.com/GeneralStaff.ua/posts/pfbid0yZwUp7BRqcw9gRZe2jEbbF52wnAbLhMAXM2HJZcjHcLRZrPRfXbbhz8J9CsU2iCvl" text:style-name="Internet_20_link" text:visited-style-name="Visited_20_Internet_20_Link">
报告</text:a>
Генеральний штаб ЗСУ.</text:p>
      <text:p text:style-name="P4">
Навчання згідно зі стандартом «Тактична допомога пораненим в умовах бойовихдій» відбуваються під керівництвом комбат-медиків інструкторів збройних силКанади, Великої Британії та Польщі в рамках навчальної операції Збройних силКанади та операції Orbital.</text:p>
      <text:p text:style-name="P4">
На курсі українські військові навчаться надавати критичну рятувальну допомогусвоїм побратимам та посестрам.</text:p>
      <text:p text:style-name="P4">
<text:a xlink:type="simple" xlink:href="https://armyinform.com.ua/wp-content/uploads/2023/05/medical02-1.jpg" text:style-name="Internet_20_link" text:visited-style-name="Visited_20_Internet_20_Link">
<draw:frame draw:style-name="fr1" draw:name="Image44" text:anchor-type="as-char" svg:width="6.9236in" svg:height="6.9236in" draw:z-index="0">
<draw:image xlink:href="../Images/AРМІЯINFORM/2023-05-29T73-00-00-04-00/medical02-1-150x150.jpg" xlink:type="simple" xlink:show="embed" xlink:actuate="onLoad" draw:mime-type="image/jpeg"/>
</draw:frame>
</text:a>
</text:p>
      <text:p text:style-name="P4">
<text:a xlink:type="simple" xlink:href="https://armyinform.com.ua/wp-content/uploads/2023/05/medical01.jpg" text:style-name="Internet_20_link" text:visited-style-name="Visited_20_Internet_20_Link">
<draw:frame draw:style-name="fr1" draw:name="Image45" text:anchor-type="as-char" svg:width="6.9236in" svg:height="6.9236in" draw:z-index="0">
<draw:image xlink:href="../Images/AРМІЯINFORM/2023-05-29T73-00-00-04-00/medical01-150x150.jpg" xlink:type="simple" xlink:show="embed" xlink:actuate="onLoad" draw:mime-type="image/jpeg"/>
</draw:frame>
</text:a>
乌克兰武装部队的军事人员也将能够将获得的价值观和经验转移给其他士兵，继续反对非法入侵俄罗斯人的斗争。</text:p>
      <text:p text:style-name="P4">
News Source: <text:a xlink:type="simple" xlink:href="https://armyinform.com.ua/2023/05/29/u-polshhi-vidbuvayetsya-bojova-medychna-pidgotovka-ukrayinskyh-vijskovyh/" text:style-name="Internet_20_link" text:visited-style-name="Visited_20_Internet_20_Link">
https://armyinform.com.ua/2023/05/29/u-polshhi-vidbuvayetsya-bojova-medychna-pidgotovka-ukrayinskyh-vijskovyh/</text:a>
</text:p>
      <!--NEWS-->
      <text:h text:style-name="P10" text:outline-level="1">
<text:span text:style-name="T4">
在与Hun Saint的对话中，国家元首指出了在柬埔寨的Demining专家的准备工作</text:span>
</text:h>
      <text:p text:style-name="P4">
作者: ['АРМІЯINFORM']</text:p>
      <text:p text:style-name="P4">
时间: 2023-05-29T74:00:00-04:00</text:p>
      <text:p text:style-name="P4">
描述: Президент України Володимир Зеленський провів телефонну розмову з Прем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2f7b39cd-52ec-4463-a371-7dd4e2dc0678.jpg" text:style-name="Internet_20_link" text:visited-style-name="Visited_20_Internet_20_Link">
2f7b39cd-52ec-4463-a371-7dd4e2dc0678.jpg</text:a>
']</text:p>
      <text:p text:style-name="P4">
标签: ['ВОЛОДИМИР ЗЕЛЕНСЬКИЙ', 'ПРЕЗИДЕНТ УКРАЇНИ', 'ПРЕМʼЄР-МІНІСТР КАМБОДЖІ', 'ХУН СЕН']</text:p>
      <text:p text:style-name="P4">
类别: News</text:p>
      <!--METADATA-->
      <text:p text:style-name="P4">
<draw:frame draw:style-name="fr1" draw:name="Image46" text:anchor-type="as-char" svg:width="6.9236in" svg:height="4.615733in" draw:z-index="0">
<draw:image xlink:href="../Images/AРМІЯINFORM/2023-05-29T74-00-00-04-00/2f7b39cd-52ec-4463-a371-7dd4e2dc0678.jpg" xlink:type="simple" xlink:show="embed" xlink:actuate="onLoad" draw:mime-type="image/jpeg"/>
</draw:frame>
乌克兰沃迪米尔·泽伦斯基(Ukraine Volodymyr Zelensky)总统与柬埔寨总理匈奴(Hun Saint)进行了电话交谈。 在谈话期间，国家元首感谢政府Vambodzi的基本立场，以支持乌克兰的主权和领土持久性。</text:p>
      <text:p text:style-name="P4">
关于它<text:a xlink:type="simple" xlink:href="https://t.me/V_Zelenskiy_official/6403" text:style-name="Internet_20_link" text:visited-style-name="Visited_20_Internet_20_Link">
写</text:a>
乌克兰Utelegram-channel总裁。</text:p>
      <text:p text:style-name="P4">
“我注意到了乌克兰矿山专家的Camboda的准备。我要继续进行这种合作。 他谈到了乌克兰的米鲁塔公式，邀请坎波达加入其实施的特定步骤。”总统说。</text:p>
      <text:p text:style-name="P4">
News Source: <text:a xlink:type="simple" xlink:href="https://armyinform.com.ua/2023/05/29/glava-derzhavy-u-rozmovi-z-hun-senom-vidznachyv-pidgotovku-u-kambodzhi-ukrayinskyh-speczialistiv-iz-rozminuvannya/" text:style-name="Internet_20_link" text:visited-style-name="Visited_20_Internet_20_Link">
https://armyinform.com.ua/2023/05/29/glava-derzhavy-u-rozmovi-z-hun-senom-vidznachyv-pidgotovku-u-kambodzhi-ukrayinskyh-speczialistiv-iz-rozminuvannya/</text:a>
</text:p>
      <!--NEWS-->
      <text:h text:style-name="P10" text:outline-level="1">
<text:span text:style-name="T4">
这将增强武装部队的战斗能力：总统感谢丹麦增加乌克兰基金的资金</text:span>
</text:h>
      <text:p text:style-name="P4">
作者: ['АРМІЯINFORM']</text:p>
      <text:p text:style-name="P4">
时间: 2023-05-29T75:00:00-04:00</text:p>
      <text:p text:style-name="P4">
描述: 乌克兰沃罗迪米尔·泽伦斯基总统关于这些人，sho daniga zbilshil finannanuvannya ...与乌克兰2022年的战争，与乌克兰的最新新闻，今天与乌克兰2022年的新闻战争，今天与乌克兰的新闻战争，乌克兰和俄罗斯之间的战争将与俄罗斯和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1/zelenskyj-studenty.jpg" text:style-name="Internet_20_link" text:visited-style-name="Visited_20_Internet_20_Link">
zelenskyj-studenty.jpg</text:a>
']</text:p>
      <text:p text:style-name="P4">
标签: ['ВОЛОДИМИР ЗЕЛЕНСЬКИЙ', 'ВТОРГНЕННЯ РФ', 'ДОПОМОГА ПАРТНЕРІВ', 'КОРОЛІВСТВО ДАНІЯ', 'СВІТ ПІДТРИМУЄ УКРАЇНУ']</text:p>
      <text:p text:style-name="P4">
类别: News</text:p>
      <!--METADATA-->
      <text:p text:style-name="P4">
<draw:frame draw:style-name="fr1" draw:name="Image47" text:anchor-type="as-char" svg:width="6.9236in" svg:height="4.613273in" draw:z-index="0">
<draw:image xlink:href="../Images/AРМІЯINFORM/2023-05-29T75-00-00-04-00/zelenskyj-studenty.jpg" xlink:type="simple" xlink:show="embed" xlink:actuate="onLoad" draw:mime-type="image/jpeg"/>
</draw:frame>
乌克兰沃迪米尔·泽伦斯基总统报道说，丹麦将基金会的资金增加了26亿美元。这一步骤将援引乌克兰国防军在与俄罗斯联邦斗争中的战斗能力。</text:p>
      <text:p text:style-name="P4">
国家元首在[Twitter]中写了有关它的文章。(https://twitter.com/ZelenskyyUa/status/1663138989832826883)“我感谢民间(<text:span text:style-name="T5">
丹麦donpaya议会 -  ed .</text:span>
)，丹麦人和丹麦人民决定将资金的资金增加26亿美元。这一切实的捐款将在短期和中期增加武装部队的战斗能力。 我们的力量是团结!”  -  Volodymyr Zelenskyy说。</text:p>
      <text:p text:style-name="P4">
回想一下，5月26日，在哥本哈根尼布卢(Copenhagenibulo)的乌克兰投资论坛上<text:a xlink:type="simple" xlink:href="https://armyinform.com.ua/2023/05/27/daniya-vidkryla-speczialnyj-investyczijnyj-fond-dlya-ukrayiny-na-sumu-v-1-mlrd-kron/" text:style-name="Internet_20_link" text:visited-style-name="Visited_20_Internet_20_Link">
宣布</text:a>
通过丹麦投资基金的社会计划为丹麦王室提供了10亿个冠军，约为1.33亿美元。</text:p>
      <text:p text:style-name="P4">
News Source: <text:a xlink:type="simple" xlink:href="https://armyinform.com.ua/2023/05/29/cze-posylyt-bojovi-mozhlyvosti-zsu-prezydent-podyakuvav-daniyi-za-zbilshennya-finansuvannya-ukrayinskogo-fondu/" text:style-name="Internet_20_link" text:visited-style-name="Visited_20_Internet_20_Link">
https://armyinform.com.ua/2023/05/29/cze-posylyt-bojovi-mozhlyvosti-zsu-prezydent-podyakuvav-daniyi-za-zbilshennya-finansuvannya-ukrayinskogo-fondu/</text:a>
</text:p>
      <!--NEWS-->
      <text:h text:style-name="P10" text:outline-level="1">
<text:span text:style-name="T4">
国防部根据战时的挑战来完善内部审计的方法和方法</text:span>
</text:h>
      <text:p text:style-name="P4">
作者: ['АРМІЯINFORM']</text:p>
      <text:p text:style-name="P4">
时间: 2023-05-29T76:00:00-04:00</text:p>
      <text:p text:style-name="P4">
描述: Pidkhodiv的Rozrok新方法进行了该部有组织的内部审计...与乌克兰2022年的战争，与乌克兰与乌克兰的最新新闻，《与乌克兰的新闻战》 2022年是今天的最后一场，将在乌克兰与俄罗斯与俄罗斯，俄罗斯和俄罗斯与俄罗斯之间发生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0/04/20160206.jpg" text:style-name="Internet_20_link" text:visited-style-name="Visited_20_Internet_20_Link">
20160206.jpg</text:a>
']</text:p>
      <text:p text:style-name="P4">
标签: ['ВНУТРІШНІЙ АУДИТ', 'МОУ', 'ОЛЕКСАНДР ТИТКОВСЬКИЙ']</text:p>
      <text:p text:style-name="P4">
类别: News</text:p>
      <!--METADATA-->
      <text:p text:style-name="P4">
<draw:frame draw:style-name="fr1" draw:name="Image48" text:anchor-type="as-char" svg:width="6.9236in" svg:height="3.840589in" draw:z-index="0">
<draw:image xlink:href="../Images/AРМІЯINFORM/2023-05-29T76-00-00-04-00/20160206.jpg" xlink:type="simple" xlink:show="embed" xlink:actuate="onLoad" draw:mime-type="image/jpeg"/>
</draw:frame>
</text:p>
      <text:p text:style-name="P4">
Розробка нових методів і підходів до організації внутрішнього аудиту вМіністерстві оборони та Збройних Силах України триває безперервно відповіднодо викликів воєнного часу.</text:p>
      <text:p text:style-name="P4">
Про це повідомив Директор департаменту внутрішнього аудиту Міністерстваоборони України полковник Олександр Титковський під час конференції ІнститутуВнутрішніх аудиторів CIIA South West Conference.</text:p>
      <text:p text:style-name="P4">
— В умовах широкомасштабної війни для нас найважливіше запобігти неефективномута нецільовому використанню фінансових і матеріальних ресурсів, а також надатикерівництву Міністерства оборони України достатньої впевненості в тому, щопринципи доброчесності, законності та ефективності в усіх сферах військовоїдіяльності дотримані, — зазначив Олександр Титковський.</text:p>
      <text:p text:style-name="P4">
За його словами, попри виклики, що спричинені широкомасштабним вторгненнямдержави-терориста рф, відбулося успішне запровадження та проведення новихвидів внутрішнього аудиту, таких як аудит ефективності системи внутрішньогоконтролю та управління ризиками, ефективності основних процесів діяльності, атакож аудит відповідності вітчизняним та міжнародним правилам і нормам,включаючи стандарти НАТО.</text:p>
      <text:p text:style-name="P4">
— У 2023 році Міністр оборони України Олексій Резніков затвердив Планвнутрішнього аудиту, який вперше базується здебільшого на дослідженніефективності основних процесів у Міноборони та Збройних Силах, таких як,наприклад, процес організації та проведення ремонту озброєння та військовоїтехніки в умовах воєнного стану, процес отримання, обліку та використаннямайна матеріально-технічної допомоги, використання бюджетних коштів заосновними програмами тощо, — наголосив офіцер.</text:p>
      <text:p text:style-name="P4">
Крім того, як зазначив Олександр Титковський, під час виконання основнихзавдань згідно із зазначеним планом внутрішні аудитори починаютьвикористовувати нові види програмного забезпечення, а саме KOROVAY та LOGFAS.</text:p>
      <text:p text:style-name="P4">
Директор департаменту внутрішнього аудиту Міністерства оборони Україниподякував іноземним партнерам за підтримку в боротьбі з російським агресоромта наголосив на відкритості до подальшої співпраці заради Перемоги України.</text:p>
      <text:p text:style-name="P4">
<text:span text:style-name="T4">
Джерело:</text:span>
 <text:a xlink:type="simple" xlink:href="https://www.mil.gov.ua/news/2023/05/29/minoboroni-vdoskonalyue-metodi-i-pidhodi-do-organizaczii-vnutrishnogo-auditu-vidpovidno-do-viklikiv-voennogo-chasu/" text:style-name="Internet_20_link" text:visited-style-name="Visited_20_Internet_20_Link">
<text:span text:style-name="T5">
Міністерство оборониУкраїни</text:span>
</text:a>
</text:p>
      <text:p text:style-name="P4">
News Source: <text:a xlink:type="simple" xlink:href="https://armyinform.com.ua/2023/05/29/minoborony-vdoskonalyuye-metody-i-pidhody-do-organizacziyi-vnutrishnogo-audytu-vidpovidno-do-vyklykiv-voyennogo-chasu/" text:style-name="Internet_20_link" text:visited-style-name="Visited_20_Internet_20_Link">
https://armyinform.com.ua/2023/05/29/minoborony-vdoskonalyuye-metody-i-pidhody-do-organizacziyi-vnutrishnogo-audytu-vidpovidno-do-vyklykiv-voyennogo-chasu/</text:a>
</text:p>
      <!--NEWS-->
      <text:h text:style-name="P10" text:outline-level="1">
<text:span text:style-name="T4">
Gur对火箭袭击做出了反应：我们的答案不会延迟</text:span>
</text:h>
      <text:p text:style-name="P4">
作者: ['АРМІЯINFORM']</text:p>
      <text:p text:style-name="P4">
时间: 2023-05-29T77:00:00-04:00</text:p>
      <text:p text:style-name="P4">
描述: Pislaya到工作的Bastical Masters指示的刺激性Proskavatia 29 Aditions ...与乌克兰2022年的战争，与乌克兰的最新新闻战争，今天与乌克兰2022年的新闻战争，乌克兰与俄罗斯和俄罗斯之间以及俄罗斯和俄罗斯之间的战争，他们说，乌克兰在2022年是否会有一年的时间，在不久的将来是否会与乌克兰进行战争</text:p>
      <text:p text:style-name="P4">
图片: ['<text:a xlink:type="simple" xlink:href="https://armyinform.com.ua/wp-content/uploads/2023/05/bez-imeni-10.jpg" text:style-name="Internet_20_link" text:visited-style-name="Visited_20_Internet_20_Link">
bez-imeni-10.jpg</text:a>
']</text:p>
      <text:p text:style-name="P4">
标签: ['АГРЕСІЯ РФ', 'ВТОРГНЕННЯ РФ', 'ГУР МОУ', 'КИРИЛО БУДАНОВ', 'РАКЕТНА АТАКА']</text:p>
      <text:p text:style-name="P4">
类别: News</text:p>
      <!--METADATA-->
      <text:p text:style-name="P4">
<draw:frame draw:style-name="fr1" draw:name="Image49" text:anchor-type="as-char" svg:width="6.9236in" svg:height="4.252244in" draw:z-index="0">
<draw:image xlink:href="../Images/AРМІЯINFORM/2023-05-29T77-00-00-04-00/bez-imeni-10.jpg" xlink:type="simple" xlink:show="embed" xlink:actuate="onLoad" draw:mime-type="image/jpeg"/>
</draw:frame>
恐怖分子俄罗斯于2023年5月29日袭击乌克兰之后，乌克兰国防部的主要情报局负责不会丢失。</text:p>
      <text:p text:style-name="P4">
关于它<text:a xlink:type="simple" xlink:href="https://gur.gov.ua/content/cherhova-sproba-terorystychnykh-dii-rf-vkotre-zaznala-porazky-nachalnyk-hur-mo-ukrainy-kyrylo-budanov.html" text:style-name="Internet_20_link" text:visited-style-name="Visited_20_Internet_20_Link">
报告</text:a>
Gur Mou。</text:p>
      <text:p text:style-name="P4">
“所有仍然相信，相信俄罗斯联合会的人，或者可能被乌克兰吓倒的梦想，我想让你不高兴 - 不是这样：每个人都在工作场所并继续执行他们的工作场所。”乌克兰军事情报负责人。</text:p>
      <text:p text:style-name="P4">
西里尔·布·巴塔诺夫(Cyril Budanov)强调说：“所有试图恐吓我们的人，梦想他会带来一些效果，您很快就会后悔。 我们的答案将很短。 很快每个人都会看到一切。”</text:p>
      <text:p text:style-name="P4">
News Source: <text:a xlink:type="simple" xlink:href="https://armyinform.com.ua/2023/05/29/gur-vidreaguvalo-na-raketni-ataky-chergova-sproba-terorystychnyh-dij-rf-vkotre-zaznala-porazky/" text:style-name="Internet_20_link" text:visited-style-name="Visited_20_Internet_20_Link">
https://armyinform.com.ua/2023/05/29/gur-vidreaguvalo-na-raketni-ataky-chergova-sproba-terorystychnyh-dij-rf-vkotre-zaznala-porazky/</text:a>
</text:p>
      <!--NEWS-->
      <text:h text:style-name="P10" text:outline-level="1">
<text:span text:style-name="T4">
为了谅解备忘录的利益，已将超过500万的Hryvnias收取了乌克兰州的预算</text:span>
</text:h>
      <text:p text:style-name="P4">
作者: ['АРМІЯINFORM']</text:p>
      <text:p text:style-name="P4">
时间: 2023-05-29T78:00:00-04:00</text:p>
      <text:p text:style-name="P4">
描述: 对于乌克兰人的主权预算，它被Hryvnia 533 Hryvnias拖拉了非闲逛的Viconnia ...与乌克兰2022年的战争，与乌克兰的战争是今天的最新新闻，这是与乌克兰2022年的新闻战争，这是今天的最后一场，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1/03/minoborony.jpg" text:style-name="Internet_20_link" text:visited-style-name="Visited_20_Internet_20_Link">
minoborony.jpg</text:a>
']</text:p>
      <text:p text:style-name="P4">
标签: ['МОУ', 'СПЕЦІАЛІЗОВАНА ПРОКУРАТУРА У ВІЙСЬКОВІЙ ТА ОБОРОННІЙ СФЕРІ']</text:p>
      <text:p text:style-name="P4">
类别: News</text:p>
      <!--METADATA-->
      <text:p text:style-name="P4">
<draw:frame draw:style-name="fr1" draw:name="Image50" text:anchor-type="as-char" svg:width="6.9236in" svg:height="4.609964in" draw:z-index="0">
<draw:image xlink:href="../Images/AРМІЯINFORM/2023-05-29T78-00-00-04-00/minoborony.jpg" xlink:type="simple" xlink:show="embed" xlink:actuate="onLoad" draw:mime-type="image/jpeg"/>
</draw:frame>
乌克兰州的国家预算已被指控<text:span text:style-name="T4">
 5.33千</text:span>
的执行州合同维修特殊用途设备。</text:p>
      <text:p text:style-name="P4">
关于它<text:a xlink:type="simple" xlink:href="https://vppnr.gp.gov.ua/ua/news.html" text:style-name="Internet_20_link" text:visited-style-name="Visited_20_Internet_20_Link">
报告</text:a>
中央地区国防领域的专业检察官办公室的新闻服务。</text:p>
      <text:p text:style-name="P4">
2020年12月，乌克兰国防部与国家拥有的企业之间的州合同缔结了一项合同，以履行工程和交付州国防命令。</text:p>
      <text:p text:style-name="P4">
与合同条款相反，承包商不符合合同中指定的一项供应产品的SEBETE负债。</text:p>
      <text:p text:style-name="P4">
Kyiv专业检察官办公室在军事和国防sconcentral地区上了法庭 乌克兰法律“检察官办公室”的第23条。</text:p>
      <text:p text:style-name="P4">
2023年1月31日，基辅商业法院的裁决满足了基辅特别检察官办公室的声明，要求从相应制裁的企业中恢复，以确保不当执行国家合同以维修技术使用。</text:p>
      <text:p text:style-name="P4">
News Source: <text:a xlink:type="simple" xlink:href="https://armyinform.com.ua/2023/05/29/na-koryst-mou-do-derzhbyudzhetu-ukrayiny-styagnuto-ponad-piv-miljona-gryven/" text:style-name="Internet_20_link" text:visited-style-name="Visited_20_Internet_20_Link">
https://armyinform.com.ua/2023/05/29/na-koryst-mou-do-derzhbyudzhetu-ukrayiny-styagnuto-ponad-piv-miljona-gryven/</text:a>
</text:p>
      <!--NEWS-->
      <text:h text:style-name="P10" text:outline-level="1">
<text:span text:style-name="T4">
CCDCOE成员身份的乌克兰代表团首先参加了该中心执行委员会的会议</text:span>
</text:h>
      <text:p text:style-name="P4">
作者: ['АРМІЯINFORM']</text:p>
      <text:p text:style-name="P4">
时间: 2023-05-29T79:00:00-04:00</text:p>
      <text:p text:style-name="P4">
描述: 来自塔利尼乌克兰代表团的Syogodnis，29岁的Herbalop，来自Zavodannin Kerivny的命运...与乌克兰2022年的战争，与乌克兰与乌克兰2022年的最新新闻，乌克兰的新闻战争，乌克兰与乌克兰的新闻战争，乌克兰和俄罗斯和俄罗斯和俄罗斯和俄罗斯之间的战争将会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347248413_169028842806530_1388117925557216235_n.jpg" text:style-name="Internet_20_link" text:visited-style-name="Visited_20_Internet_20_Link">
347248413_169028842806530_1388117925557216235_n.jpg</text:a>
']</text:p>
      <text:p text:style-name="P4">
标签: ['CCDCOE', 'КІБЕРБЕЗПЕКА', 'КІБЕРОБОРОНА ДЕРЖАВИ', 'РНБО УКРАЇНИ']</text:p>
      <text:p text:style-name="P4">
类别: News</text:p>
      <!--METADATA-->
      <text:p text:style-name="P4">
<draw:frame draw:style-name="fr1" draw:name="Image51" text:anchor-type="as-char" svg:width="6.9236in" svg:height="3.277171in" draw:z-index="0">
<draw:image xlink:href="../Images/AРМІЯINFORM/2023-05-29T79-00-00-04-00/347248413_169028842806530_1388117925557216235_n.jpg" xlink:type="simple" xlink:show="embed" xlink:actuate="onLoad" draw:mime-type="image/jpeg"/>
</draw:frame>
今天，5月29日，在塔林，乌克兰代表团参加了联合中心委员会的会议(ccdcoe).</text:p>
      <text:p text:style-name="P4">
Про це <text:a xlink:type="simple" xlink:href="https://www.rnbo.gov.ua/ua/Diialnist/6372.html" text:style-name="Internet_20_link" text:visited-style-name="Visited_20_Internet_20_Link">
повідомляє</text:a>
乌克兰的国家安全和防御。</text:p>
      <text:p text:style-name="P4">
乌克兰代表团主席 - 乌克兰国家安全委员会副秘书Serhiy Demedyuk指出，在加入北约的途中，举起乌克兰VCCDCOE的旗帜是我国在我国迈出的重要一步。</text:p>
      <text:p text:style-name="P4">
“乌克兰被迫在八年以上的恐怖分子上捍卫其独立性，在网络空间中表现出很高的抵抗力。 但是，俄罗斯黑客不仅对我们国家，而且对全世界都是威胁。 为了确保整个民主世界的切线价值观的国际安全，我们必须将塔拉兹与一个共同的敌人团结起来。” Sergey Demedyuk说。</text:p>
      <text:p text:style-name="P4">
此外，乌克兰NSDC的副秘书也感谢乌克兰领先的护理委员会成员，并指出CCDCOE在我们国家发行的中心方面表现出了统一性。</text:p>
      <text:p text:style-name="P4">
回想一下，2023年5月16日，乌克兰成为CCDCOE的正式成员，成为关注国家的持有人。 乌克兰进入该中心的加入与我国的重要相关，以加强网络安全和cybroborons的国际互动。</text:p>
      <text:p text:style-name="P4">
News Source: <text:a xlink:type="simple" xlink:href="https://armyinform.com.ua/2023/05/29/ukrayinska-delegacziya-u-statusi-chlena-ccdcoe-vpershe-vzyala-uchast-u-zasidanni-kerivnogo-komitetu-czentru/" text:style-name="Internet_20_link" text:visited-style-name="Visited_20_Internet_20_Link">
https://armyinform.com.ua/2023/05/29/ukrayinska-delegacziya-u-statusi-chlena-ccdcoe-vpershe-vzyala-uchast-u-zasidanni-kerivnogo-komitetu-czentru/</text:a>
</text:p>
      <!--NEWS-->
      <text:h text:style-name="P10" text:outline-level="1">
<text:span text:style-name="T4">
安娜·马利亚（Anna Malyar）：俄罗斯，除了普通人，还带领一场心理战争</text:span>
</text:h>
      <text:p text:style-name="P4">
作者: ['АРМІЯINFORM']</text:p>
      <text:p text:style-name="P4">
时间: 2023-05-29T80:00:00-04:00</text:p>
      <text:p text:style-name="P4">
描述: 罗西亚尼（Rosiyani）尽可能地向心理学家和人物的负责人带来同样的领导...与乌克兰2022年的战争，与乌克兰的战争是今天的最新消息，这是今天与乌克兰2022年的新闻战争，今天将有一个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2/12/5f6a5374.jpg" text:style-name="Internet_20_link" text:visited-style-name="Visited_20_Internet_20_Link">
5f6a5374.jpg</text:a>
']</text:p>
      <text:p text:style-name="P4">
标签: ['STOPRUSSIA', 'АГРЕСІЯ РФ', 'ВТОРГНЕННЯ РФ', 'ГАННА МАЛЯР']</text:p>
      <text:p text:style-name="P4">
类别: News</text:p>
      <!--METADATA-->
      <text:p text:style-name="P4">
<draw:frame draw:style-name="fr1" draw:name="Image52" text:anchor-type="as-char" svg:width="6.9236in" svg:height="4.615733in" draw:z-index="0">
<draw:image xlink:href="../Images/AРМІЯINFORM/2023-05-29T80-00-00-04-00/5f6a5374.jpg" xlink:type="simple" xlink:show="embed" xlink:actuate="onLoad" draw:mime-type="image/jpeg"/>
</draw:frame>
Gannamaars。 照片：Dmitry Yurchenko /陆军</text:p>
      <text:p text:style-name="P4">
俄罗斯人还发动了一场心理战争，其任务是破坏乌克兰人和团结的心理稳定，因为这两个抵抗因素很重要。</text:p>
      <text:p text:style-name="P4">
因此<text:a xlink:type="simple" xlink:href="https://t.me/annamaliar/802" text:style-name="Internet_20_link" text:visited-style-name="Visited_20_Internet_20_Link">
强调</text:a>
乌克兰国防部副部长安娜·马利亚(Anna Malyar)。</text:p>
      <text:p text:style-name="P4">
她解释说，俄罗斯人做军事和信息方法。</text:p>
      <text:p text:style-name="P4">
“例如，在基辅中心的民用遗址发射火箭是一种用于心理目的的武器。 首先，要恐吓。 基辅为乌克兰人来说，不仅是首都，而且是不可动荡和抵抗的象征。 因此，击中敌人的Lyev是表明我们稳定象征的脆弱性。 敌人在潜意识中对首都无能为力的印象。”安娜·马里亚尔(Anna Malyar)说。</text:p>
      <text:p text:style-name="P4">
她还补充说，在下一次对乌克兰的导弹袭击之前的几个小时，入侵者为乌克兰的下一个抹黑发起了信息和心理攻击。</text:p>
      <text:p text:style-name="P4">
“敌人击败了那些拥有公民信任的人。 为了什么？ 就像在基辅的火箭一样 - 播种一种无力的感觉，”汉纳玛斯说。</text:p>
      <text:p text:style-name="P4">
根据乌克兰国防部副部长的说法，一场大型战争显示了一个有趣的财产(简单)他们没有恐惧。</text:p>
      <text:p text:style-name="P4">
News Source: <text:a xlink:type="simple" xlink:href="https://armyinform.com.ua/2023/05/29/ganna-malyar-rosiya-okrim-zvychajnoyi-takozh-vede-i-psyhologichnu-vijnu/" text:style-name="Internet_20_link" text:visited-style-name="Visited_20_Internet_20_Link">
https://armyinform.com.ua/2023/05/29/ganna-malyar-rosiya-okrim-zvychajnoyi-takozh-vede-i-psyhologichnu-vijnu/</text:a>
</text:p>
      <!--NEWS-->
      <text:h text:style-name="P10" text:outline-level="1">
<text:span text:style-name="T4">
新西兰军队在武装部队的新兵中进行了全面的培训</text:span>
</text:h>
      <text:p text:style-name="P4">
作者: ['АРМІЯINFORM']</text:p>
      <text:p text:style-name="P4">
时间: 2023-05-29T81:00:00-04:00</text:p>
      <text:p text:style-name="P4">
描述: Bagatonatziyonnaya opeasza“ Interflex” Zagalnoviskokokokokoky的框架...与乌克兰2022年的战争，与乌克兰的最新新闻，《今日新闻》，《新闻战》，今天与乌克兰2022年上次与乌克兰的新闻战争，乌克兰和俄罗斯和俄罗斯之间的战争将与乌克兰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349880444_138949255855793_3469869169060026702_n.jpg" text:style-name="Internet_20_link" text:visited-style-name="Visited_20_Internet_20_Link">
349880444_138949255855793_3469869169060026702_n.jpg</text:a>
']</text:p>
      <text:p text:style-name="P4">
标签: ['STOPRUSSIA', 'АГРЕСІЯ РФ', 'ВТОРГНЕННЯ РФ', 'ІНТЕРФЛЕКС', 'СВІТ ПІДТРИМУЄ УКРАЇНУ']</text:p>
      <text:p text:style-name="P4">
类别: News</text:p>
      <!--METADATA-->
      <text:p text:style-name="P4">
<draw:frame draw:style-name="fr1" draw:name="Image53" text:anchor-type="as-char" svg:width="6.9236in" svg:height="4.49457in" draw:z-index="0">
<draw:image xlink:href="../Images/AРМІЯINFORM/2023-05-29T81-00-00-04-00/349880444_138949255855793_3469869169060026702_n.jpg" xlink:type="simple" xlink:show="embed" xlink:actuate="onLoad" draw:mime-type="image/jpeg"/>
</draw:frame>
在跨国教育行动的框架内，关于英国武装部队武装部队的基本警告培训，新西兰国防军的高素质军事讲师，他们无助于将激励的乌克兰新兵变成一名预先链接的演讲者，教他们的技能。</text:p>
      <text:p text:style-name="P4">
关于它<text:a xlink:type="simple" xlink:href="https://www.facebook.com/GeneralStaff.ua/posts/pfbid02CA1YJBDuq9iRqx87qv5A6bSSbVmHbpcFQsP5uE6sVLDVMskVQqmozfZCiDtLstt9l" text:style-name="Internet_20_link" text:visited-style-name="Visited_20_Internet_20_Link">
报告</text:a>
武装部队的总人员。</text:p>
      <text:p text:style-name="P4">
总的来说，英国的新西兰国防军将教乌克兰新兵武器，援助，战场上的急救，在不同条件下攻击进攻和防御行动。</text:p>
      <text:p text:style-name="P4">
早在2022年8月15日，政府和新西兰的部队正式报告说，他们决定“在英国进行了120项新西兰国防部队的重大发展，以协助对乌克兰军方进行培训国际努力框架的人员。”</text:p>
      <text:p text:style-name="P4">
新西兰国防部长说：“这种部署也是新西兰国防人员通过在外国环境中的基本军事技能声明获得宝贵经验的声明，以及关键伙伴，这有助于维持我们的军事能力。 步兵准备与更多人员的技能和能力非常一致。 该培训将仅在王国王国的一个地方之一进行，新西兰国防军人员将不会到达乌克兰。”</text:p>
      <text:p text:style-name="P4">
News Source: <text:a xlink:type="simple" xlink:href="https://armyinform.com.ua/2023/05/29/novozelandski-vijskovi-provely-kompleksni-navchannya-z-novobranczyamy-zsu-v-ramkah-operacziyi-interfleks/" text:style-name="Internet_20_link" text:visited-style-name="Visited_20_Internet_20_Link">
https://armyinform.com.ua/2023/05/29/novozelandski-vijskovi-provely-kompleksni-navchannya-z-novobranczyamy-zsu-v-ramkah-operacziyi-interfleks/</text:a>
</text:p>
      <!--NEWS-->
      <text:h text:style-name="P10" text:outline-level="1">
<text:span text:style-name="T4">
在与俄罗斯和乌克兰在欧盟和北约的成员中的战争中的胜利是欧洲稳定和平的秘诀</text:span>
</text:h>
      <text:p text:style-name="P4">
作者: ['АРМІЯINFORM']</text:p>
      <text:p text:style-name="P4">
时间: 2023-05-29T82:00:00-04:00</text:p>
      <text:p text:style-name="P4">
描述: -Premus-minstone是spynoye Zustychi Z的Kallas Pid小时，与乌克兰2022年的战争，与乌克兰的最新新闻，《与乌克兰的新闻》 2022年，乌克兰的新闻战是乌克兰和俄罗斯之间的最后一场战争，当俄罗斯与俄罗斯之间的战争是与乌克兰之间的战争或者不是吗，在不久的将来，乌克兰与乌克兰的战争，今天的乌克兰新闻，乌克兰新闻，乌克兰媒体在俄罗斯的乌克兰新闻</text:p>
      <text:p text:style-name="P4">
图片: ['<text:a xlink:type="simple" xlink:href="https://armyinform.com.ua/wp-content/uploads/2023/05/347256636_924845522075993_7996274983465867652_n.jpg" text:style-name="Internet_20_link" text:visited-style-name="Visited_20_Internet_20_Link">
347256636_924845522075993_7996274983465867652_n.jpg</text:a>
']</text:p>
      <text:p text:style-name="P4">
标签: ['STOPRUSSIA', 'АГРЕСІЯ РФ', 'ВЕРХОВНА РАДА УКРАЇНИ', 'ВІЙНА', 'ВТОРГНЕННЯ РФ']</text:p>
      <text:p text:style-name="P4">
类别: News</text:p>
      <!--METADATA-->
      <text:p text:style-name="P4">
<draw:frame draw:style-name="fr1" draw:name="Image54" text:anchor-type="as-char" svg:width="6.9236in" svg:height="5.059878in" draw:z-index="0">
<draw:image xlink:href="../Images/AРМІЯINFORM/2023-05-29T82-00-00-04-00/347256636_924845522075993_7996274983465867652_n.jpg" xlink:type="simple" xlink:show="embed" xlink:actuate="onLoad" draw:mime-type="image/jpeg"/>
</draw:frame>
 - 在与德国政府，立陶宛和拉脱维亚的政府负责人 - 苏德·奥利纳·康德拉蒂克(Said Olena Kondratyuk)共同强调了这一点。</text:p>
      <text:p text:style-name="P4">
在她看来，乌克兰已经向世界证明了这一点，在这种情况下，她可以在跨大西洋家庭的支持下赢得胜利。</text:p>
      <text:p text:style-name="P4">
根据凯·卡拉斯(Kai Callas)的说法，普京越早了解他没有达到目标，这场战争越早就结束。</text:p>
      <ul>
        <li>
          <text:p text:style-name="P4">
我们的权力是团结，俄罗斯的战略是摧毁这一统一。 它必须成为俄罗斯侵略的循环。 为此，我们需要用尽俄罗斯汽车并支持乌克兰赢得胜利。 为了长期的维修和平，我们应该结束欧洲安全和北约北约 - 北约 - 北约 - 纳托·纳托的灰色区，爱沙尼亚总理。</text:p>
        </li>
        <li>
          <text:p text:style-name="P4">
我感谢Kaja Kallas女士，在访问爱沙尼亚期间，我能够亲自获得乌克兰的支持，因为她的领导，倡导和毅力在胜利和实施乌克兰人民的欧洲 - 大西洋工作的方法中， -  Elena Kondratyuk说。</text:p>
        </li>
      </ul>
      <text:p text:style-name="P4">
<text:span text:style-name="T4">
来源：</text:span>
 <text:a xlink:type="simple" xlink:href="https://www.facebook.com/verkhovna.rada.ukraine/posts/pfbid02HPBExnNGyzqbarpT5zKhrJCTAH2mDZbDZHzN9FmvfwJiF91hcS14X6A8NmTt3uKxl" text:style-name="Internet_20_link" text:visited-style-name="Visited_20_Internet_20_Link">
_ <text:span text:style-name="T5">
 _乌克兰的spovna rada .</text:span>
</text:a>
</text:p>
      <text:p text:style-name="P4">
News Source: <text:a xlink:type="simple" xlink:href="https://armyinform.com.ua/2023/05/29/peremoga-u-vijni-z-rosiyeyu-ta-chlenstvo-ukrayiny-v-yes-i-nato-os-reczept-stabilnogo-myru-v-yevropi/" text:style-name="Internet_20_link" text:visited-style-name="Visited_20_Internet_20_Link">
https://armyinform.com.ua/2023/05/29/peremoga-u-vijni-z-rosiyeyu-ta-chlenstvo-ukrayiny-v-yes-i-nato-os-reczept-stabilnogo-myru-v-yevropi/</text:a>
</text:p>
      <!--NEWS-->
      <text:h text:style-name="P10" text:outline-level="1">
<text:span text:style-name="T4">
议会定义于5月8日，即纪念和胜利的那一天，在第二次世界大战中击败纳粹主义的日子 -  1945年</text:span>
</text:h>
      <text:p text:style-name="P4">
作者: ['АРМІЯINFORM']</text:p>
      <text:p text:style-name="P4">
时间: 2023-05-29T83:00:00-04:00</text:p>
      <text:p text:style-name="P4">
描述: 关于CED Doimlay Verkhovna对乌克兰感到高兴。 为了使Pam'yati的日子到...与乌克兰2022年的战争，与乌克兰的最新新闻战争，今天与乌克兰2022年的新闻战争，乌克兰和俄罗斯之间是否会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350238929_976354170031274_2199289994086261544_n-e1685370358363.jpg" text:style-name="Internet_20_link" text:visited-style-name="Visited_20_Internet_20_Link">
350238929_976354170031274_2199289994086261544_n-e1685370358363.jpg</text:a>
']</text:p>
      <text:p text:style-name="P4">
标签: ['ВЕРХОВНА РАДА УКРАЇНИ', 'ДЕНЬ ПЕРЕМОГИ НАД НАЦИЗМОМ У ДРУГІЙ СВІТОВІЙ ВІЙНІ']</text:p>
      <text:p text:style-name="P4">
类别: News</text:p>
      <!--METADATA-->
      <text:p text:style-name="P4">
<draw:frame draw:style-name="fr1" draw:name="Image55" text:anchor-type="as-char" svg:width="6.9236in" svg:height="4.304171in" draw:z-index="0">
<draw:image xlink:href="../Images/AРМІЯINFORM/2023-05-29T83-00-00-04-00/350238929_976354170031274_2199289994086261544_n-e1685370358363.jpg" xlink:type="simple" xlink:show="embed" xlink:actuate="onLoad" draw:mime-type="image/jpeg"/>
</draw:frame>
关于它<text:a xlink:type="simple" xlink:href="https://www.facebook.com/verkhovna.rada.ukraine/posts/pfbid028trjHA2FtjnNTTQo1kF5e2vxvZpZxandMKQWzv3FjNUjrjYGAod8z83DwpdaiNyfl" text:style-name="Internet_20_link" text:visited-style-name="Visited_20_Internet_20_Link">
报告</text:a>
乌克兰的Verkhovna Rada。</text:p>
      <text:p text:style-name="P4">
为了建立纪念和胜利纳粹主义的日子，根据总统提议，人们修改了《乌克兰劳工劳动法》第73条，以及关于持续击败纳粹主义的法律(№9278).</text:p>
      <text:p text:style-name="P4">
Прийняття закону сприятиме утвердженню в Україні європейської традиції щодовідзначення щорічно 8 травня перемоги над нацизмом та дозволить розвінчатиміфи й маніпуляції радянсько-російської пропаганди.</text:p>
      <text:p text:style-name="P4">
News Source: <text:a xlink:type="simple" xlink:href="https://armyinform.com.ua/2023/05/29/parlament-vyznachyv-8-travnya-dnem-pamyati-ta-peremogy-nad-naczyzmom-u-drugij-svitovij-vijni-1939-1945-rokiv/" text:style-name="Internet_20_link" text:visited-style-name="Visited_20_Internet_20_Link">
https://armyinform.com.ua/2023/05/29/parlament-vyznachyv-8-travnya-dnem-pamyati-ta-peremogy-nad-naczyzmom-u-drugij-svitovij-vijni-1939-1945-rokiv/</text:a>
</text:p>
      <!--NEWS-->
      <text:h text:style-name="P10" text:outline-level="1">
<text:span text:style-name="T4">
来自Kramatorsk的两个女友将被评判为国务院，并在敌人身上工作</text:span>
</text:h>
      <text:p text:style-name="P4">
作者: ['АРМІЯINFORM']</text:p>
      <text:p text:style-name="P4">
时间: 2023-05-29T84:00:00-04:00</text:p>
      <text:p text:style-name="P4">
描述: 关于CED Doimlas Ofic是一名总检察官。 Rivnnenska地区检察官办公室...与乌克兰2022年的战争，与乌克兰的最新新闻，今天与乌克兰2022年的新闻战争，乌克兰和俄罗斯之间的战争，乌克兰与俄罗斯之间以及2022年与乌克兰的战争将发生战争，他们将与乌克兰发生战争，在不久的将来，他们说，今天与乌克兰的战争，今天的乌克兰新闻，乌克兰新闻，乌克兰媒体在俄罗斯</text:p>
      <text:p text:style-name="P4">
图片: ['<text:a xlink:type="simple" xlink:href="https://armyinform.com.ua/wp-content/uploads/2023/05/350373146_945956633383660_265862056590825753_n.jpg" text:style-name="Internet_20_link" text:visited-style-name="Visited_20_Internet_20_Link">
350373146_945956633383660_265862056590825753_n.jpg</text:a>
']</text:p>
      <text:p text:style-name="P4">
标签: ['STOPRUSSIA', 'АГРЕСІЯ РФ', 'ВІЙНА', 'ВТОРГНЕННЯ РФ', 'ДОНЕЧЧИНА', 'ОФІС ГЕНЕРАЛЬНОГО ПРОКУРОРА УКРАЇНИ']</text:p>
      <text:p text:style-name="P4">
类别: News</text:p>
      <!--METADATA-->
      <text:p text:style-name="P4">
<draw:frame draw:style-name="fr1" draw:name="Image56" text:anchor-type="as-char" svg:width="6.9236in" svg:height="5.1927in" draw:z-index="0">
<draw:image xlink:href="../Images/AРМІЯINFORM/2023-05-29T84-00-00-04-00/350373146_945956633383660_265862056590825753_n.jpg" xlink:type="simple" xlink:show="embed" xlink:actuate="onLoad" draw:mime-type="image/jpeg"/>
</draw:frame>
关于它<text:a xlink:type="simple" xlink:href="https://www.facebook.com/pgo.gov.ua/posts/pfbid02E5QQku42mXc45oZWGUdYCDDfUdkLbPePcJJtB9DALZ29ab2cqjLgLBQMDfuKNryyl" text:style-name="Internet_20_link" text:visited-style-name="Visited_20_Internet_20_Link">
报告</text:a>
检察长办公室。</text:p>
      <text:p text:style-name="P4">
里凡恩地区检察官办公室向法院提起诉讼，供顿涅茨克地区的两名居民。 其中一个被指控犯有国家叛国罪，另一个是有关条件下武装部队部队位置的信息的扩展(艺术的第2部分。 111，艺术第2部分。 乌克兰刑法的114-2).</text:p>
      <text:p text:style-name="P4">
Слідством встановлено, що жительку Краматорська завербував представникспецслужб рф. На виконання завдань свого куратора жінка коригувала вогоньокупантів. Вона регулярно через месенджер повідомляла співробітнику силспеціальних операцій головного управління генерального штабу зс рф інформаціющодо результатів та місць ракетних ударів, завданих ворогом по населенихпунктах Донеччини.</text:p>
      <text:p text:style-name="P4">
Вона також передавала дані про місця дислокації, рух, кількість особовогоскладу та техніки ЗСУ для подальшого їх артилерійського обстрілу.</text:p>
      <text:p text:style-name="P4">
Обвинувачена усвідомлювала, що ця інформація буде використана ворогом дляподальшого проведення розвідувально-підривної діяльності на шкоду інтересам тадержавній безпеці України. За це агресор, у разі захоплення регіону,гарантував їй керівну посаду в окупаційній адміністрації.</text:p>
      <text:p text:style-name="P4">
У цій діяльності обвинуваченій допомагала подруга, теж жителька Краматорська,яка в силу своєї професійної діяльності володіла інформацією про місцядислокації ЗСУ.</text:p>
      <text:p text:style-name="P4">
Обидві прихильниці «руського міра» наразі перебувають під вартою.</text:p>
      <text:p text:style-name="P4">
Досудове розслідування — СБУ.</text:p>
      <text:p text:style-name="P4">
News Source: <text:a xlink:type="simple" xlink:href="https://armyinform.com.ua/2023/05/29/dvoh-podrug-z-kramatorska-sudytymut-za-derzhzradu-ta-robotu-na-voroga/" text:style-name="Internet_20_link" text:visited-style-name="Visited_20_Internet_20_Link">
https://armyinform.com.ua/2023/05/29/dvoh-podrug-z-kramatorska-sudytymut-za-derzhzradu-ta-robotu-na-voroga/</text:a>
</text:p>
      <!--NEWS-->
      <text:h text:style-name="P10" text:outline-level="1">
<text:span text:style-name="T4">
国际社会的团结和团结是恢复正义与和平的关键 - 安德里·科斯汀（Andriy Kostin）</text:span>
</text:h>
      <text:p text:style-name="P4">
作者: ['АРМІЯINFORM']</text:p>
      <text:p text:style-name="P4">
时间: 2023-05-29T93:00:00-04:00</text:p>
      <text:p text:style-name="P4">
描述: 关于电报通道的副检察官的总检察官。 总检察官...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1/ofis-generalnogo-prokurora.jpg" text:style-name="Internet_20_link" text:visited-style-name="Visited_20_Internet_20_Link">
ofis-generalnogo-prokurora.jpg</text:a>
']</text:p>
      <text:p text:style-name="P4">
标签: ['STOPRUSSIA', 'ВІЙНА', 'ВТОРГНЕННЯ РФ', 'ОФІС ГЕНЕРАЛЬНОГО ПРОКУРОРА УКРАЇНИ']</text:p>
      <text:p text:style-name="P4">
类别: News</text:p>
      <!--METADATA-->
      <text:p text:style-name="P4">
<draw:frame draw:style-name="fr1" draw:name="Image57" text:anchor-type="as-char" svg:width="6.9236in" svg:height="3.883237in" draw:z-index="0">
<draw:image xlink:href="../Images/AРМІЯINFORM/2023-05-29T93-00-00-04-00/ofis-generalnogo-prokurora.jpg" xlink:type="simple" xlink:show="embed" xlink:actuate="onLoad" draw:mime-type="image/jpeg"/>
</draw:frame>
说明性照片</text:p>
      <text:p text:style-name="P4">
关于检察长的办公室<text:a xlink:type="simple" xlink:href="https://t.me/pgo_gov_ua/12643" text:style-name="Internet_20_link" text:visited-style-name="Visited_20_Internet_20_Link">
报告</text:a>
在频道电报中。</text:p>
      <text:p text:style-name="P4">
检察官安德里·科斯汀(Andriy Kostin)将军在线参加了布拉迪斯拉瓦(Bratislava)的安全论坛。</text:p>
      <text:p text:style-name="P4">
对乌克兰犯下的犯罪有罪不罚是不可接受的。 为此，我们在他的演讲中说，我们在国家和国际层面建立了全球责任网络 - 调查和司法开采。</text:p>
      <text:p text:style-name="P4">
检察长指出，与此同时，争取正义的斗争是一个巨大的挑战。</text:p>
      <text:p text:style-name="P4">
侵略者每天都会犯下新犯罪。 增加这些挑战，国际支持至关重要。</text:p>
      <text:p text:style-name="P4">
安德里·科斯汀(Andriy Kostin)感谢欧洲人社区和七伟大的七岁。</text:p>
      <text:p text:style-name="P4">
今天，我被问到普京是否会出庭。 有疑问，我的回答是：“永远不要说永远。” 一切都在我们的酒吧里。 检察官说，国际社会的团结和团结是恢复信仰与和平的关键。</text:p>
      <text:p text:style-name="P4">
Globsec是与UM总部的全球方向的分析组织。 布拉迪斯拉瓦(Bratislava)致力于传播民主，安全，欧洲和世界各地真理发展的繁荣的思想。 它是一个独立的非政党Taneoorya组织。 它的使命是通过产生新的思想和解决方案来影响未来的世界，从而影响未来的形成。</text:p>
      <text:p text:style-name="P4">
News Source: <text:a xlink:type="simple" xlink:href="https://armyinform.com.ua/2023/05/29/yednist-i-solidarnist-mizhnarodnoyi-spilnoty-ye-klyuchamy-do-vidnovlennya-spravedlyvosti-ta-myru-andrij-kostin/" text:style-name="Internet_20_link" text:visited-style-name="Visited_20_Internet_20_Link">
https://armyinform.com.ua/2023/05/29/yednist-i-solidarnist-mizhnarodnoyi-spilnoty-ye-klyuchamy-do-vidnovlennya-spravedlyvosti-ta-myru-andrij-kostin/</text:a>
</text:p>
      <!--NEWS-->
      <text:h text:style-name="P10" text:outline-level="1">
<text:span text:style-name="T4">
在黑海进行了火箭火箭发射器后，敌人继续准备好口径。</text:span>
</text:h>
      <text:p text:style-name="P4">
作者: ['АРМІЯINFORM']</text:p>
      <text:p text:style-name="P4">
时间: 2023-05-29T97:00:00-04:00</text:p>
      <text:p text:style-name="P4">
描述: 关于FaceButsi中命令“ Pivden”的操作命令。 因此，预备役，与乌克兰2022年的战争，与乌克兰的战争是今天的最新消息，今天与乌克兰2022年的战争是今天的最后一场，无论是乌克兰和俄罗斯之间的战争，何时与乌克兰的战争将是或不是，会有，是否会在不久的将来与乌克兰的战争说，与乌克兰的战争，今天的乌克兰新闻，乌克兰新闻，乌克兰媒体在俄罗斯的新闻</text:p>
      <text:p text:style-name="P4">
图片: ['<text:a xlink:type="simple" xlink:href="https://armyinform.com.ua/wp-content/uploads/2022/11/pidvodnyj-choven-kalibry.jpg" text:style-name="Internet_20_link" text:visited-style-name="Visited_20_Internet_20_Link">
pidvodnyj-choven-kalibry.jpg</text:a>
']</text:p>
      <text:p text:style-name="P4">
标签: ['STOPRUSSIA', 'АГРЕСІЯ РФ', 'ВІЙНА', 'ВТОРГНЕННЯ РФ', 'ОК «ПІВДЕНЬ»']</text:p>
      <text:p text:style-name="P4">
类别: News</text:p>
      <!--METADATA-->
      <text:p text:style-name="P4">
<draw:frame draw:style-name="fr1" draw:name="Image58" text:anchor-type="as-char" svg:width="6.9236in" svg:height="4.366107in" draw:z-index="0">
<draw:image xlink:href="../Images/AРМІЯINFORM/2023-05-29T97-00-00-04-00/pidvodnyj-choven-kalibry.jpg" xlink:type="simple" xlink:show="embed" xlink:actuate="onLoad" draw:mime-type="image/jpeg"/>
</draw:frame>
说明性照片</text:p>
      <text:p text:style-name="P4">
关于此操作命令“南” <text:a xlink:type="simple" xlink:href="https://www.facebook.com/OperationalCommandSouth/posts/pfbid031RjHc9qvYpfK7SFJaTLRNEsPPh7PaVh6Am2Pu1xYfqjUTQBEmMp6tMQF1LiNonX3l" text:style-name="Internet_20_link" text:visited-style-name="Visited_20_Internet_20_Link">
报告</text:a>
在Facebook上。</text:p>
      <text:p text:style-name="P4">
因此，在晚上，一个值班的水下火箭发射器后，其中一个敌人被带到了基地。</text:p>
      <text:p text:style-name="P4">
<text:span text:style-name="T4">
 SO </text:span>
 <text:span text:style-name="T4">
，从</text:span>
 <text:span text:style-name="T4">
 </text:span>
 <text:span text:style-name="T4">
 </text:span>
 21 <text:span text:style-name="T4">
 </text:span>
 <text:span text:style-name="T4">
 </text:span>
：<text:span text:style-name="T4">
 </text:span>
 00 <text:span text:style-name="T4">
 </text:span>
 <text:span text:style-name="T4">
 </text:span>
在海上3火箭马车-1收获和2个细分<text:span text:style-name="T4">
 </text:span>
 * <text:span text:style-name="T5">
 </text:span>
<text:span text:style-name="T5">
 不 </text:span>
<text:span text:style-name="T5">
 </text:span>
<text:span text:style-name="T5">
。 </text:span>
<text:span text:style-name="T5">
。 </text:span>
*</text:p>
      <text:p text:style-name="P4">
<text:span text:style-name="T4">
总齐射-16枚导弹。</text:span>
</text:p>
      <text:p text:style-name="P4">
<text:span text:style-name="T4">
火箭危险的水平仍然很高!</text:span>
</text:p>
      <text:p text:style-name="P4">
保持警惕和负责任，不要忽略自己的安全，也不要通过社交网络上的臀部帮助八人。</text:p>
      <text:p text:style-name="P4">
意识和思想正在接近胜利!</text:p>
      <text:p text:style-name="P4">
News Source: <text:a xlink:type="simple" xlink:href="https://armyinform.com.ua/2023/05/29/zdijsnivshy-rotacziyu-raketonosiyiv-v-chornomu-mori-vorog-prodovzhuye-trymaty-napogotovi-kalibry/" text:style-name="Internet_20_link" text:visited-style-name="Visited_20_Internet_20_Link">
https://armyinform.com.ua/2023/05/29/zdijsnivshy-rotacziyu-raketonosiyiv-v-chornomu-mori-vorog-prodovzhuye-trymaty-napogotovi-kalibry/</text:a>
</text:p>
      <!--NEWS-->
      <text:h text:style-name="P10" text:outline-level="1">
<text:span text:style-name="T4">
如何帮助退伍军人适应平民生活</text:span>
</text:h>
      <text:p text:style-name="P4">
作者: ['АРМІЯINFORM']</text:p>
      <text:p text:style-name="P4">
时间: 2023-05-29T98:00:00-04:00</text:p>
      <text:p text:style-name="P4">
描述: PID Medicanes副主席Ministra Izhrini Vereshchuk Narada Narada Narada Narada Narada Formannnya ...与乌克兰2022年的战争，与乌克兰的最新新闻，《与乌克兰的新闻战》，乌克兰2022年的新闻战争，乌克兰和俄罗斯的最后一场与乌克兰的战争，也是2022年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2/12/630_360_1462927657-8164.jpg" text:style-name="Internet_20_link" text:visited-style-name="Visited_20_Internet_20_Link">
630_360_1462927657-8164.jpg</text:a>
']</text:p>
      <text:p text:style-name="P4">
标签: ['STOPRUSSIA', 'АГРЕСІЯ РФ', 'ВЕТЕРАНИ ВІЙНИ', 'ВІЙНА', 'ВТОРГНЕННЯ РФ', 'МІНОБОРОНИ', 'МІНРЕІНТЕГРАЦІЇ', 'СОЦЗАХИСТ ПІД ЧАС ВІЙНИ', 'СОЦІАЛЬНА АДАПТАЦІЯ']</text:p>
      <text:p text:style-name="P4">
类别: News</text:p>
      <!--METADATA-->
      <text:p text:style-name="P4">
<draw:frame draw:style-name="fr1" draw:name="Image59" text:anchor-type="as-char" svg:width="6.9236in" svg:height="3.954686in" draw:z-index="0">
<draw:image xlink:href="../Images/AРМІЯINFORM/2023-05-29T98-00-00-04-00/630_360_1462927657-8164.jpg" xlink:type="simple" xlink:show="embed" xlink:actuate="onLoad" draw:mime-type="image/jpeg"/>
</draw:frame>
说明性照片</text:p>
      <text:p text:style-name="P4">
在Viceremier的主席Irina Vereshchuk的主席下，举行了一次会议，以在社会保护领域形成和实施国家政策。 国防部，内部事务部，内政部，财政部，社会政策部，社会政策部，社会政策部，国防部和总统办公室的代表参加了会议。</text:p>
      <text:p text:style-name="P4">
关于这次工作会议的结果<text:a xlink:type="simple" xlink:href="https://minre.gov.ua/2023/05/29/dopomogty-veteranam-adaptuvatysya-do-czyvilnogo-zhyttya-iryna-vereshhuk/" text:style-name="Internet_20_link" text:visited-style-name="Visited_20_Internet_20_Link">
写作</text:a>
在其官方网站上，独立​​于乌克兰临时占领领土的重新融入部。</text:p>
      <text:p text:style-name="P4">
Irina Vereshchuk着重于对退伍军人和退伍军人社会化的全面方法的问题，并解决了他们的实际需求。</text:p>
      <text:p text:style-name="P4">
会议的参与者表示，有必要简化确认退伍军人身份的程序。 这可以通过主动引入数字工具来完成。 特别是，提议将由于敌对行动而导致的残疾，挫伤或残疾的文件数字化。 这将有助于从国家获得正确的利益。</text:p>
      <text:p text:style-name="P4">
他们还专注于加强由2022年以后因健康原因被解雇的人驱动的人之间的沟通。 特别是，统一国家退伍军人登记册与合格房屋的相关信息系统之间引入了相互作用。</text:p>
      <text:p text:style-name="P4">
此外，他们讨论了该项目的授予参与者身份的程序。 特别是，是关于从2022年2月24日至2022年3月25日的人，按照乌克兰法律“确保英国平民的参与”为与俄罗斯的侵略有关。</text:p>
      <text:p text:style-name="P4">
“我们需要吸引所有必要的资源来社交返回的人。 冒着生命危险的人，他们有健康的人保护乌克兰，应有公平而值得的态度。 作为一个国家，我们必须帮助他们成功适应平民生活，”  - 总结说。</text:p>
      <text:p text:style-name="P4">
News Source: <text:a xlink:type="simple" xlink:href="https://armyinform.com.ua/2023/05/29/dopomogty-veteranam-adaptuvatysya-do-czyvilnogo-zhyttya-iryna-vereshhuk/" text:style-name="Internet_20_link" text:visited-style-name="Visited_20_Internet_20_Link">
https://armyinform.com.ua/2023/05/29/dopomogty-veteranam-adaptuvatysya-do-czyvilnogo-zhyttya-iryna-vereshhuk/</text:a>
</text:p>
      <!--NEWS-->
      <text:h text:style-name="P10" text:outline-level="1">
<text:span text:style-name="T4">
Tsurenko成功地开始了Rolan Harros</text:span>
</text:h>
      <text:p text:style-name="P4">
作者: Ukrinform (Person)</text:p>
      <text:p text:style-name="P4">
出版商: Укринформ (Organization)</text:p>
      <text:p text:style-name="P4">
出版时间: 2023-05-30T-113:57:00+03:00</text:p>
      <text:p text:style-name="P4">
修改时间: 2023-05-30T17:57:00+03:00</text:p>
      <text:p text:style-name="P4">
描述: 乌克兰赢得了Barbora Creychikov捷克。  - 乌克林。</text:p>
      <text:p text:style-name="P4">
图片: ['<text:a xlink:type="simple" xlink:href="https://static.ukrinform.com/photos/2023_05/thumb_files/630_360_1685458584-494.jpeg" text:style-name="Internet_20_link" text:visited-style-name="Visited_20_Internet_20_Link">
630_360_16854...</text:a>
']</text:p>
      <text:p text:style-name="P4">
标签: ['Цуренко', 'Теніс']</text:p>
      <text:p text:style-name="P4">
类型: Article</text:p>
      <!--METADATA-->
      <text:p text:style-name="P4">
<draw:frame draw:style-name="fr1" draw:name="Image60" text:anchor-type="as-char" svg:width="6.9236in" svg:height="3.956343in" draw:z-index="0">
<draw:image xlink:href="../Images/yкринформ/2023-05-30T-113-57-00-03-00/630_360_1685458584-494.jpeg" xlink:type="simple" xlink:show="embed" xlink:actuate="onLoad" draw:mime-type="image/jpeg"/>
</draw:frame>
乌克兰赢得了Barbora Creychikov捷克。</text:p>
      <text:p text:style-name="P4">
乌克兰网球运动员Lesya Tsurenko(WTA 66)乌克林福姆报道，它从2023年网球发行了第二轮法国。</text:p>
      <text:p text:style-name="P4">
在1/64的决赛“罗兰·哈罗斯”(罗兰·哈罗斯(Roran Harros))中，乌克兰人在两盘中击败了巴尔伯拉·克拉奇科夫(野蛮的)(WTA 13)来自捷克共和国-6：2，6：4。 比赛持续了1小时29分钟。</text:p>
      <text:p text:style-name="P4">
这是网球运动员的第一次会议。 乌克兰人从未提交过办法，犯了6个双重错误，并犯了5/8个突破点。</text:p>
      <text:p text:style-name="P4">
在下一轮法国大满贯的祖伦科将与懒惰的Zhu对抗(№40WTA)或劳伦·戴维斯(劳伦·戴维斯(Lauren Davis))(№52WTA).</text:p>
      <text:p text:style-name="P4">
<text:span text:style-name="T4">
Читайте також:</text:span>
 <text:a xlink:type="simple" xlink:href="https://www.ukrinform.ua/rubric-sports/3716073-katerina-bajndl-prograla-u-persomu-koli-rolan-garros.html" text:style-name="Internet_20_link" text:visited-style-name="Visited_20_Internet_20_Link">
 Катерина <text:span text:style-name="T4">
Байндль</text:span>
 програла у першому колі «РоланГаррос» </text:a>
正如乌克林福姆报道的Kateryna Bindl(№83WTA)罗兰·哈罗斯(罗兰·哈罗斯(Roran Harros))第一个圈子中的塞尔维亚(塞尔维亚)的Olzidanilovich。</text:p>
      <text:p text:style-name="P4">
照片：btu.org.ua</text:p>
      <text:p text:style-name="P4">
News Source: <text:a xlink:type="simple" xlink:href="https://www.ukrinform.ua/rubric-sports/3716191-curenko-uspisno-startuvala-na-rolan-garros.html" text:style-name="Internet_20_link" text:visited-style-name="Visited_20_Internet_20_Link">
https://www.ukrinform.ua/rubric-sports/3716191-curenko-uspisno-startuvala-na-rolan-garros.html</text:a>
</text:p>
      <!--NEWS-->
      <text:h text:style-name="P10" text:outline-level="1">
<text:span text:style-name="T4">
Twitter可以禁止欧盟</text:span>
</text:h>
      <text:p text:style-name="P4">
作者: Ukrinform (Person)</text:p>
      <text:p text:style-name="P4">
出版商: Укринформ (Organization)</text:p>
      <text:p text:style-name="P4">
出版时间: 2023-05-30T-14:58:00+03:00</text:p>
      <text:p text:style-name="P4">
修改时间: 2023-05-30T23:58:00+03:00</text:p>
      <text:p text:style-name="P4">
描述: 如果Twitter Ilon蒙版平台不符合打击错误信息的规则，则可能在欧洲禁止使用。  - 乌克林。</text:p>
      <text:p text:style-name="P4">
图片: ['<text:a xlink:type="simple" xlink:href="https://static.ukrinform.com/photos/2022_10/thumb_files/630_360_1666921831-192.jpg" text:style-name="Internet_20_link" text:visited-style-name="Visited_20_Internet_20_Link">
630_360_16669...</text:a>
']</text:p>
      <text:p text:style-name="P4">
标签: ['Євросоюз', 'Twitter', 'Заборона', 'Соцмережі']</text:p>
      <text:p text:style-name="P4">
类型: Article</text:p>
      <!--METADATA-->
      <text:p text:style-name="P4">
<draw:frame draw:style-name="fr1" draw:name="Image61" text:anchor-type="as-char" svg:width="6.9236in" svg:height="3.956343in" draw:z-index="0">
<draw:image xlink:href="../Images/yкринформ/2023-05-30T-14-58-00-03-00/630_360_1666921831-192.jpg" xlink:type="simple" xlink:show="embed" xlink:actuate="onLoad" draw:mime-type="image/jpeg"/>
</draw:frame>
如果platformatwitter iLon面具不符合打击错误信息的规则，则可能在欧洲禁止使用。</text:p>
      <text:p text:style-name="P4">
关于它报告<text:a xlink:type="simple" xlink:href="https://www.politico.eu/article/banned-france-digital-minister-jean-noel-barrot-threatens-twitter-block-follow-eu-rules/" text:style-name="Internet_20_link" text:visited-style-name="Visited_20_Internet_20_Link">
Politico</text:a>
乌克林福姆报道，法国对法国数字技术的声明让·诺特·巴罗(Jean-Note Barro)的声明。</text:p>
      <text:p text:style-name="P4">
巴罗表示，如果这是一项新的欧洲数字服务法，美国公司将禁止进入欧盟，该法将于8月底在整个欧盟生效。</text:p>
      <text:p text:style-name="P4">
<text:span text:style-name="T4">
另请阅读：</text:span>
 <text:span text:style-name="T4">
 <text:a xlink:type="simple" xlink:href="https://www.ukrinform.ua/rubric-technology/3714945-twitter-vihodit-iz-dobrovilnoi-ugodi-es-pro-borotbu-z-dezinformacieu.html" text:style-name="Internet_20_link" text:visited-style-name="Visited_20_Internet_20_Link">
Twitter从《欧盟自愿误导协议》中获取</text:a>
</text:span>
</text:p>
      <text:p text:style-name="P4">
“错误信息是对我们民主国家最严重的威胁之一。<text:span text:style-name="T4">
 <text:a xlink:type="simple" xlink:href="https://www.ukrinform.ua/tag-twitter" text:style-name="Internet_20_link" text:visited-style-name="Visited_20_Internet_20_Link">
Twitter</text:a>
</text:span>
，如果它不断规范我们的规则，欧盟将禁止它。”巴罗说。</text:p>
      <text:p text:style-name="P4">
值得注意的是，关于数字服务的法律规定了技术公司在跟踪政治广告，融化的斗争以及促进更广泛的访问和参与的义务。</text:p>
      <text:p text:style-name="P4">
<text:span text:style-name="T4">
另请阅读：</text:span>
 <text:span text:style-name="T4">
 [Twitter被指控Microsoft未经授权的数据(https://www.ukrinform.ua/rubric-technology/3711434-twitter-zvinuvativ-microsoft-u-nesankcionovanomu-vikoristanni-danih.html)</text:span>
</text:p>
      <text:p text:style-name="P4">
如[Ukrinform]报道(https://www.ukrinform.ua/rubric-technology/3714945-twitter-vihodit-iz-dobrovilnoi-ugodi-es-pro-borotbu-z-dezinformacieu.html)，Twitter从欧盟的自愿协议中进行的，以打击互联网上的错误信息。</text:p>
      <text:p text:style-name="P4">
News Source: <text:a xlink:type="simple" xlink:href="https://www.ukrinform.ua/rubric-technology/3716209-twitter-mozut-zaboroniti-u-es.html" text:style-name="Internet_20_link" text:visited-style-name="Visited_20_Internet_20_Link">
https://www.ukrinform.ua/rubric-technology/3716209-twitter-mozut-zaboroniti-u-es.html</text:a>
</text:p>
      <!--NEWS-->
      <text:h text:style-name="P10" text:outline-level="1">
<text:span text:style-name="T4">
欧盟对七名俄罗斯人实施了制裁，以对摩尔多瓦和乌克兰的主权采取行动</text:span>
</text:h>
      <text:p text:style-name="P4">
作者: Ukrinform (Person)</text:p>
      <text:p text:style-name="P4">
出版商: Укринформ (Organization)</text:p>
      <text:p text:style-name="P4">
出版时间: 2023-05-30T-16:47:00+03:00</text:p>
      <text:p text:style-name="P4">
修改时间: 2023-05-30T23:47:00+03:00</text:p>
      <text:p text:style-name="P4">
描述: 欧盟委员会今天决定将限制性措施立即扩展到两项制裁：旨在破坏，破坏摩尔多瓦共和国的主权和独立性的行动，以及针对领土完整，主权和独立性的行动乌克兰。  - 乌克林。</text:p>
      <text:p text:style-name="P4">
图片: ['<text:a xlink:type="simple" xlink:href="https://static.ukrinform.com/photos/2019_03/thumb_files/630_360_1552317427-848.jpg" text:style-name="Internet_20_link" text:visited-style-name="Visited_20_Internet_20_Link">
630_360_15523...</text:a>
']</text:p>
      <text:p text:style-name="P4">
标签: ['Антиросійські санкції', 'Євросоюз', 'Молдова', 'Україна', 'Росія']</text:p>
      <text:p text:style-name="P4">
类型: Article</text:p>
      <!--METADATA-->
      <text:p text:style-name="P4">
<draw:frame draw:style-name="fr1" draw:name="Image62" text:anchor-type="as-char" svg:width="6.9236in" svg:height="3.956343in" draw:z-index="0">
<draw:image xlink:href="../Images/yкринформ/2023-05-30T-16-47-00-03-00/630_360_1552317427-848.jpg" xlink:type="simple" xlink:show="embed" xlink:actuate="onLoad" draw:mime-type="image/jpeg"/>
</draw:frame>
该委员会已决定将限制性措施一次扩大到7人，并通过制裁制度：旨在破坏摩尔多瓦共和国的主权和独立性的行为，并采取行动，采取行动，从领土上的完整性，主权和主权和主权和主权和主权和主权。乌克兰独立。</text:p>
      <text:p text:style-name="P4">
根据乌克林福姆的说法，此类信息今天发布在欧洲理事会的现场上。</text:p>
      <text:p text:style-name="P4">
“摩尔多瓦是俄罗斯入侵乌克兰最惊人后果的国家之一。 有严重的事情，越来越多的自动尝试使该国稳定。 当今对制裁局部的扩张发出了一个重要的政治信号，以支持欧盟的摩尔多瓦到当前的困难环境。 欧盟的立场仍然是坚定的：我们将对那些使我们的直肠社区稳定的人采取进攻，”欧盟的高代表约瑟夫·博雷尔(Josep Borrel)在这方面说。</text:p>
      <text:p text:style-name="P4">
<text:span text:style-name="T4">
另请阅读：</text:span>
 <text:span text:style-name="T4">
 [乌克兰将对伊朗进行50年的制裁。(https://www.ukrinform.ua/rubric-polytics/3715676-ukraina-zastosue-sankcii-proti-iranu-na-50-rokiv-rada-zatverdila-risenna-rnbo.html)</text:span>
</text:p>
      <text:p text:style-name="P4">
公认的包裹旨在用于影响和敏感的内部状况，以使沃莫尔德(Vomold)与试图破坏国家稳定的企图有关，与此同时，与乌克兰摧毁乌克兰和支持俄罗斯的努力相关的是反征服摩尔多瓦公民激进的战争。</text:p>
      <text:p text:style-name="P4">
最新的制裁清单包括摩尔多瓦和俄罗斯的公民，这些公民依赖于这种不稳定的行动。 其中一些人与这种“银行欺诈”相关，这导致了摩尔多瓦遭受损失的预算。 其他人则参与了莫斯科班级的行动，旨在通过使用暴力，为不服从，非法出口资本出口和支持俄罗斯FSB预测的份额来组织表现。 俄罗斯军队的两个人都得到了普遍的支持，并与乌克兰被俘虏领土的俄罗斯占领力合作。</text:p>
      <text:p text:style-name="P4">
<text:span text:style-name="T4">
另请阅读：</text:span>
 <text:span text:style-name="T4">
 <text:a xlink:type="simple" xlink:href="https://www.ukrinform.ua/rubric-world/3715669-polsa-zaprovadila-sankcii-proti-365-biloruskih-cinovnikiv-cerez-virok-zurnalistu-pocobutu.html" text:style-name="Internet_20_link" text:visited-style-name="Visited_20_Internet_20_Link">
波兰通过《宗理记者》的判决对365名白俄罗斯官员实施了制裁</text:a>
 </text:span>
</text:p>
      <text:p text:style-name="P4">
“自从俄罗斯积极进取<text:span text:style-name="T4">
 [战争]以来，破坏摩尔多瓦共和国的努力已大大增加(http://https://www.ukrinform.ua/tag-vijna-z-rosieu)</text:span>
反对乌克兰，并对欧盟外部边界的稳定性和安全构成直接威胁。 欧盟仍然坚决支持摩尔多瓦，其抵抗，安全性，稳定，经济和能源供应在事实 - 外部参与者的待命行动之前。”消息写道。</text:p>
      <text:p text:style-name="P4">
<text:span text:style-name="T4">
另请阅读：</text:span>
 <text:span text:style-name="T4">
 <text:a xlink:type="simple" xlink:href="https://www.ukrinform.ua/rubric-world/3714184-sankcii-proti-rf-maut-vikonuvati-vsi-kraini-prezident-kipru.html" text:style-name="Internet_20_link" text:visited-style-name="Visited_20_Internet_20_Link">
塞浦路斯总统应实现对俄罗斯的制裁</text:a>
</text:span>
</text:p>
      <text:p text:style-name="P4">
据报道，明天欧盟委员会主席Ursula von derlyen和欧盟Josep Borrel的高级代表将被带到Chisinau，他们将与摩尔多瓦共和国总统摩尔多瓦总统我有桑杜和其他官员。 5月31日，约瑟夫·博雷尔(Josep Borrel)正式提出了欧盟为摩尔多瓦(Moldova)的新民事任务。 6月1日，欧洲政治共同体第二届会议将在该国首都举行。</text:p>
      <text:p text:style-name="P4">
News Source: <text:a xlink:type="simple" xlink:href="https://www.ukrinform.ua/rubric-world/3716298-es-zaprovadiv-sankcii-proti-se-simoh-rosian-za-dii-proti-suverenitetu-moldovi-j-ukraini.html" text:style-name="Internet_20_link" text:visited-style-name="Visited_20_Internet_20_Link">
https://www.ukrinform.ua/rubric-world/3716298-es-zaprovadiv-sankcii-proti-se-simoh-rosian-za-dii-proti-suverenitetu-moldovi-j-ukraini.html</text:a>
</text:p>
      <!--NEWS-->
      <text:h text:style-name="P10" text:outline-level="1">
<text:span text:style-name="T4">
OP与英国总理办公室的代表举行了一次会议 - 他们说的话</text:span>
</text:h>
      <text:p text:style-name="P4">
作者: Ukrinform (Person)</text:p>
      <text:p text:style-name="P4">
出版商: Укринформ (Organization)</text:p>
      <text:p text:style-name="P4">
出版时间: 2023-05-30T-18:32:00+03:00</text:p>
      <text:p text:style-name="P4">
修改时间: 2023-05-30T23:32:00+03:00</text:p>
      <text:p text:style-name="P4">
描述: 总统办公室已与英国总理代表举行了在线会议。  - 乌克林。</text:p>
      <text:p text:style-name="P4">
图片: ['<text:a xlink:type="simple" xlink:href="https://static.ukrinform.com/photos/2023_05/thumb_files/630_360_1685478570-181.jpeg" text:style-name="Internet_20_link" text:visited-style-name="Visited_20_Internet_20_Link">
630_360_16854...</text:a>
']</text:p>
      <text:p text:style-name="P4">
标签: ['Британія', 'Офіс Президента', 'Ріші Сунак']</text:p>
      <text:p text:style-name="P4">
类型: Article</text:p>
      <!--METADATA-->
      <text:p text:style-name="P4">
<draw:frame draw:style-name="fr1" draw:name="Image63" text:anchor-type="as-char" svg:width="6.9236in" svg:height="3.956343in" draw:z-index="0">
<draw:image xlink:href="../Images/yкринформ/2023-05-30T-18-32-00-03-00/630_360_1685478570-181.jpeg" xlink:type="simple" xlink:show="embed" xlink:actuate="onLoad" draw:mime-type="image/jpeg"/>
</draw:frame>
办公室居民与部长部长的代表在线会议。</text:p>
      <text:p text:style-name="P4">
根据乌克林福姆的报道，它报告了<text:a xlink:type="simple" xlink:href="https://president.gov.ua/news/koordinaciya-domovlenostej-prezidenta-ukrayini-v-ofisi-glavi-83257" text:style-name="Internet_20_link" text:visited-style-name="Visited_20_Internet_20_Link">
总统办公室</text:a>
。</text:p>
      <text:p text:style-name="P4">
“根据国家元首和乌克兰总统办公室负责人的指示，并为了协调弗拉基米尔·泽伦斯基(Vladimir Zelensky)与总理[大不列颠]达成的协议的执行。(https://www.ukrinform.ua/tag-britania)Rishi在王国访问和参加萨米集团峰会的框架内，总统主管Igor Zhovkva，Roman Mashovets和Andriy Sibiga与英国代表团举行了一次会议军事顾问，”信息写道。</text:p>
      <text:p text:style-name="P4">
在乌克兰方面，这次会议还由以下会议参加：乌克兰中尉国防部Oleksandr Pavlyuk，国防部副部长Oleksandr Polishuk和Denis Sharapov，乌克兰Oleg Oleg Oleg Oleg战略工业副部长Denis Sharapov可能以及其他可能。</text:p>
      <text:p text:style-name="P4">
谈话的主要主题是增强乌克兰的防御能力，并在北约会员资格的途中赋予我们国家有效的安全保证。承认应在7月的北约维尔纽斯峰会上做出决定。</text:p>
      <text:p text:style-name="P4">
伊戈尔·齐夫克瓦(Igor Zhovkva)感谢英国对乌克兰的大力支持，尤其是在军事援助方面，领导领导地位，以加强武器加强防御的高级武器，以及在建立联盟中的领导作用。</text:p>
      <text:p text:style-name="P4">
“旨在实施乌克兰概念“乌克兰的天堂之盾”的航空联盟应在不久的将来工作：从现在的乌克兰飞行员到现在的最长乌克兰，乌克兰在很长一段时间内接受西方模式，”他说。</text:p>
      <text:p text:style-name="P4">
总统办公室的副负责人指出，最高的猛mothepam有效的对话，该对话设法在乌克兰和英国之间就这些问题建立了对话。<text:span text:style-name="T4">
另请阅读：</text:span>
 [Zelensky遇到了“ <text:span text:style-name="T4">
大西洋</text:span>
理事会”代表团]]]]]]]](https://www.ukrinform.ua/rubric-polytics/3716237-zelenskij-zustrivsa-iz-delegacieu-atlanticnoi-radi.html)分别是，对话者讨论了乌克兰和平公式的实施。 双方同意，总统安德里·伊尔马克(Andriy Yermak)办公室负责人将在不久的将来与其他国家的同事讨论全球和平峰会的格式，特定日期和地点。</text:p>
      <text:p text:style-name="P4">
注意到将于6月在伦敦举行的乌克兰国际复苏国际会议的重要性。 会议的参与者同意，会议应有助于吸引投资并增加乌克兰的财政支持。</text:p>
      <text:p text:style-name="P4">
如[Ukrinform]报道(https://www.ukrinform.ua/rubric-polytics/3716295-v-op-proveli-videozustric-iz-predstavnikami-politikobezpekovogo-kerivnictva-polsi.html)，在总统办公室，与波兰的政治和首席安全领导人的代表进行了部署。</text:p>
      <text:p text:style-name="P4">
_foto：op _</text:p>
      <text:p text:style-name="P4">
News Source: <text:a xlink:type="simple" xlink:href="https://www.ukrinform.ua/rubric-polytics/3716297-v-op-proveli-zustric-iz-predstavnikami-ofisu-britanskogo-premera-pro-so-govorili.html" text:style-name="Internet_20_link" text:visited-style-name="Visited_20_Internet_20_Link">
https://www.ukrinform.ua/rubric-polytics/3716297-v-op-proveli-zustric-iz-predstavnikami-ofisu-britanskogo-premera-pro-so-govorili.html</text:a>
</text:p>
      <!--NEWS-->
      <text:h text:style-name="P10" text:outline-level="1">
<text:span text:style-name="T4">
在Kupyansk指令俄罗斯军队Shede Kolodyazhn，Kamyanka，Krasnoye Pershe，Novomolinsk，D ...</text:span>
</text:h>
      <text:p text:style-name="P4">
作者: liveuamap (Language: en)</text:p>
      <text:p text:style-name="P4">
时间: 2023-05-30T-20:24:00</text:p>
      <text:p text:style-name="P4">
地点: Kharkiv (Latitude:49.4824 Longtitude:37.70061)</text:p>
      <text:p text:style-name="P4">
视频: []</text:p>
      <text:p text:style-name="P4">
图片: []</text:p>
      <text:p text:style-name="P4">
标签: ["Russia"]</text:p>
      <text:p text:style-name="P4">
Id: 22566504</text:p>
      <!--METADATA-->
      <text:p text:style-name="P4">
在Kupiansk的方向，俄罗斯军队炮击了Kolodyazne，Kamyanka，Krasnepershe，Novomlynsk，Dvorichna，Dvorichna，Zapadne，Masutivka，Petropavlivka，Kucherivka，Kucherivka，Kyslivka，Kyslivka，Kyslivka，Hlushkivka，Berestove和Boharkavka and Kharkavka and Kharkarkavka and Kharkarkavka of Kharkakivka and kharkarkivka and kharkarkivka。 乌克兰武装部队的武装部队在《早晨报告》中说</text:p>
      <text:p text:style-name="P4">
新闻集链接：<text:a xlink:type="simple" xlink:href="https://liveuamap.com/en/2023/30-may-at-kupiansk-direction-russian-army-shelled-kolodyazne" text:style-name="Internet_20_link" text:visited-style-name="Visited_20_Internet_20_Link">
https://liveuamap.com/en/2023/30-may-at-kupiansk-direction-russian-army-shelled-kolodyazne</text:a>
</text:p>
      <text:p text:style-name="P4">
News Source: <text:a xlink:type="simple" xlink:href="https://t.me/lumsrc/4939" text:style-name="Internet_20_link" text:visited-style-name="Visited_20_Internet_20_Link">
https://t.me/lumsrc/4939</text:a>
</text:p>
      <!--NEWS-->
      <text:h text:style-name="P10" text:outline-level="1">
<text:span text:style-name="T4">
联合国安理会国际原子能机构的首席执行官宣布了遵守核安全的原则</text:span>
</text:h>
      <text:p text:style-name="P4">
作者: Ukrinform (Person)</text:p>
      <text:p text:style-name="P4">
出版商: Укринформ (Organization)</text:p>
      <text:p text:style-name="P4">
出版时间: 2023-05-30T-20:25:00+03:00</text:p>
      <text:p text:style-name="P4">
修改时间: 2023-05-30T23:25:00+03:00</text:p>
      <text:p text:style-name="P4">
描述: 他说，首席执行官拉斐尔·格罗斯西（Rafael Grosssey）制定了五项核安全原则，这将有助于保证Zaporizhzhia NPP的核安全。  - 乌克林。</text:p>
      <text:p text:style-name="P4">
图片: ['<text:a xlink:type="simple" xlink:href="https://static.ukrinform.com/photos/2023_05/thumb_files/630_360_1685477830-172.jpeg" text:style-name="Internet_20_link" text:visited-style-name="Visited_20_Internet_20_Link">
630_360_16854...</text:a>
']</text:p>
      <text:p text:style-name="P4">
标签: ['МАГАТЕ', 'Окупація', 'Агресія РФ', 'Радбез ООН', 'Запорізька АЕС', 'Війна з Росією']</text:p>
      <text:p text:style-name="P4">
类型: Article</text:p>
      <!--METADATA-->
      <text:p text:style-name="P4">
<draw:frame draw:style-name="fr1" draw:name="Image65" text:anchor-type="as-char" svg:width="6.9236in" svg:height="3.956343in" draw:z-index="0">
<draw:image xlink:href="../Images/yкринформ/2023-05-30T-20-25-00-03-00/630_360_1685477830-172.jpeg" xlink:type="simple" xlink:show="embed" xlink:actuate="onLoad" draw:mime-type="image/jpeg"/>
</draw:frame>
他说，首席执行官拉斐尔·格罗斯西(Rafael Grosssey)制定了五项核安全原则，这将有助于保证纳扎普希NPP的核安全。</text:p>
      <text:p text:style-name="P4">
根据纽约乌克林福姆的说法，他在联合国安理会关于ZPP情况的一次会议上宣布了他们的插入。</text:p>
      <text:p text:style-name="P4">
根据格罗西(Grossi)的说法，他根据乌克兰和俄罗斯联邦的领导，根据“密集咨询”定义了这些原则。</text:p>
      <text:p text:style-name="P4">
首先，“尤其是针对反应堆燃料储存的车站领土，不应发生任何形式的攻击。”</text:p>
      <text:p text:style-name="P4">
<text:span text:style-name="T4">
另请阅读：</text:span>
 <text:span text:style-name="T4">
 [俄罗斯人“敲门”员工同意(https://www.ukrinform.ua/rubric-ato/3716243-rosiani-vibivaut-zi-spivrobitnikiv-zaes-zgodu-na-spivpracu-energoatom.html)</text:span>
</text:p>
      <text:p text:style-name="P4">
NPP基础设施不应用作武器的存储库或基础，例如火箭发射器，炮兵系统和弹药，以及可用于攻击的坦克或军事人员。</text:p>
      <text:p text:style-name="P4">
不能用<text:span text:style-name="T4">
 [发电厂]暴露于电力供应(https://www.ukrinform.ua/tag-zaporizka-aes)</text:span>
在物体外面。 为此，有必要尽一切努力确保外部电力在任何时候保持易于访问和安全。</text:p>
      <text:p text:style-name="P4">
必须保护对象安全操作所需的所有结构，系统和组件，以防止攻击或破坏。</text:p>
      <text:p text:style-name="P4">
<text:span text:style-name="T4">
另请阅读：</text:span>
 <text:span text:style-name="T4">
 [今天联合国议会将讨论Zaporizhzhya的情况)(https://www.ukrinform.ua/rubric-world/3716235-sogodni-radbez-oon-obgovorit-situaciu-na-zaporizkij-aes.html)</text:span>
</text:p>
      <text:p text:style-name="P4">
您不应采取任何会破坏这些原则的行动。</text:p>
      <text:p text:style-name="P4">
格罗西强调，遵守这些原则旨在防止核avalas并确保车站的完整性。</text:p>
      <text:p text:style-name="P4">
他补充说：“我认为这些义务避免对事件构成威胁。”</text:p>
      <text:p text:style-name="P4">
<text:span text:style-name="T4">
另请阅读：</text:span>
 <text:span text:style-name="T4">
 <text:a xlink:type="simple" xlink:href="https://www.ukrinform.ua/rubric-ato/3713543-rosiani-oblastuvali-logisticnu-i-vijskovu-bazu-na-troh-energoblokah-zaes-rozvidka.html" text:style-name="Internet_20_link" text:visited-style-name="Visited_20_Internet_20_Link">
俄罗斯人安排了ZPP太阳能单位的后勤和军事基地 - 情报</text:a>
</text:span>
</text:p>
      <text:p text:style-name="P4">
据报道，自2022年3月初以来，ZPP已被捕获。 乘员被转移到他们的军事基地，车站领土和机械。</text:p>
      <text:p text:style-name="P4">
News Source: <text:a xlink:type="simple" xlink:href="https://www.ukrinform.ua/rubric-economy/3716294-gendirektor-magate-na-radbezi-oon-ogolosiv-principi-dotrimanna-adernoi-bezpeki-zaes.html" text:style-name="Internet_20_link" text:visited-style-name="Visited_20_Internet_20_Link">
https://www.ukrinform.ua/rubric-economy/3716294-gendirektor-magate-na-radbezi-oon-ogolosiv-principi-dotrimanna-adernoi-bezpeki-zaes.html</text:a>
</text:p>
      <!--NEWS-->
      <text:h text:style-name="P10" text:outline-level="1">
<text:span text:style-name="T4">
OP与波兰的政治和安全领导代表一起进行了视频证据</text:span>
</text:h>
      <text:p text:style-name="P4">
作者: Ukrinform (Person)</text:p>
      <text:p text:style-name="P4">
出版商: Укринформ (Organization)</text:p>
      <text:p text:style-name="P4">
出版时间: 2023-05-30T-22:18:00+03:00</text:p>
      <text:p text:style-name="P4">
修改时间: 2023-05-30T23:18:00+03:00</text:p>
      <text:p text:style-name="P4">
描述: 总统办公室与波兰政治和安全领导的代表一起进行了视频展览。  - 乌克林。</text:p>
      <text:p text:style-name="P4">
图片: ['<text:a xlink:type="simple" xlink:href="https://static.ukrinform.com/photos/2023_05/thumb_files/630_360_1685477644-157.jpeg" text:style-name="Internet_20_link" text:visited-style-name="Visited_20_Internet_20_Link">
630_360_16854...</text:a>
']</text:p>
      <text:p text:style-name="P4">
标签: ['Польща', 'Україна', 'Офіс Президента']</text:p>
      <text:p text:style-name="P4">
类型: Article</text:p>
      <!--METADATA-->
      <text:p text:style-name="P4">
<draw:frame draw:style-name="fr1" draw:name="Image66" text:anchor-type="as-char" svg:width="6.9236in" svg:height="3.956343in" draw:z-index="0">
<draw:image xlink:href="../Images/yкринформ/2023-05-30T-22-18-00-03-00/630_360_1685477644-157.jpeg" xlink:type="simple" xlink:show="embed" xlink:actuate="onLoad" draw:mime-type="image/jpeg"/>
</draw:frame>
居民办公室与波兰的政治和安全代表一起进行了视频展览。</text:p>
      <text:p text:style-name="P4">
根据乌克林福姆的报道，它报告了<text:a xlink:type="simple" xlink:href="https://www.president.gov.ua/news/koordinaciya-domovlenostej-prezidenta-ukrayini-vidbulasya-vi-83249" text:style-name="Internet_20_link" text:visited-style-name="Visited_20_Internet_20_Link">
总统办公室</text:a>
。</text:p>
      <text:p text:style-name="P4">
代表乌克兰总统，并为了协调弗拉基米尔·泽伦斯基(Vladimir Zelensky)唱片的正式访问期间的处决<text:a xlink:type="simple" xlink:href="https://www.ukrinform.ua/tag-polsa" text:style-name="Internet_20_link" text:visited-style-name="Visited_20_Internet_20_Link">
波兰</text:a>
4月初，国家元首安德里·伊尔马克(Andriy Yermak)办公室负责人与司令官 - 劳德(Law)和政府的其他成员一起，制作了国际秘书国际政策局负责人的计划录像。 Polandamarzin Przidach共和国总统办公室。</text:p>
      <text:p text:style-name="P4">
乌克兰方面也出席了会议：总统罗马·马索维茨(Roman Mashovets)副主管伊戈尔·兹霍夫克(Igor Zhovkva)，外交事务副部长安德里·西比加(Andriy Sibiga)可能还有其他。</text:p>
      <text:p text:style-name="P4">
波兰方面的加入：国家秘书，波兰共和国国家安全局负责人，雅克克·斯莱特(Jacek Revery)，部长，波兰·米歇尔·德鲁基克(Michal Dvruchik)委员会成员。</text:p>
      <text:p text:style-name="P4">
Yermak感谢总统和波兰政府在乌克兰的防守能力的有效支持。 他还指出，波兰共和国领导人地位在促进欧洲 - 大西洋有抱负的国家的重要性。</text:p>
      <text:p text:style-name="P4">
波兰代表团被告知，由于俄罗斯联邦的入侵，前线的现状，俄罗斯友好的，俄罗斯对平民基础设施的导弹袭击和乌克兰公民的袭击，目前是乌克兰前的挑战。使用弹道导弹的使用。乌克兰总统和国防部的代表在乌克兰武装部队的国防支持领域与波普尔代表团进行了双边合作的状态。耶尔马(Yermak)还详细介绍了乌克兰方面关于乌克兰安全的愿景，该愿景在与联盟的途中保证，并强调了维尔纽斯北约峰会最雄心勃勃的标志性决定的重要性。</text:p>
      <text:p text:style-name="P4">
在会议期间，人们对实现乌克兰总统和为全球峰会做准备的进一步步骤进行了实质性交流。 波兰方面熟悉了阿拉伯国家联盟和七组的扎马米特人参与的结果。</text:p>
      <text:p text:style-name="P4">
<text:span text:style-name="T4">
另请阅读：</text:span>
 <text:a xlink:type="simple" xlink:href="https://www.ukrinform.ua/rubric-ato/3715540-u-polsi-ukrainski-vijskovi-opanovuut-navicki-dopomogi-poranenim.html" text:style-name="Internet_20_link" text:visited-style-name="Visited_20_Internet_20_Link">
在波兰乌克兰军事掌握帮助焊接者的技能</text:a>
“乌克兰将永远不会为其领土而进行任何妥协。 俄罗斯联邦的非干预是不可能的，直到将其部队从乌克兰领土中移走。”</text:p>
      <text:p text:style-name="P4">
根据会议的结果，双方同意乌克兰和波兰之间塔瓦曼迪亚的进一步密切协调，以增强乌克兰的主权和领土完整性的参考能力。</text:p>
      <text:p text:style-name="P4">
如[Ukrinform]报道(https://www.ukrinform.ua/rubric-polytics/3716237-zelenskij-zustrivsa-iz-delegacieu-atlanticnoi-radi.html)，乌克兰沃迪米尔·泽伦斯基(Volodymyr Zelensky)主席会见了大西洋委员会代表团。</text:p>
      <text:p text:style-name="P4">
_foto：op _</text:p>
      <text:p text:style-name="P4">
News Source: <text:a xlink:type="simple" xlink:href="https://www.ukrinform.ua/rubric-polytics/3716295-v-op-proveli-videozustric-iz-predstavnikami-politikobezpekovogo-kerivnictva-polsi.html" text:style-name="Internet_20_link" text:visited-style-name="Visited_20_Internet_20_Link">
https://www.ukrinform.ua/rubric-polytics/3716295-v-op-proveli-videozustric-iz-predstavnikami-politikobezpekovogo-kerivnictva-polsi.html</text:a>
</text:p>
      <!--NEWS-->
      <text:h text:style-name="P10" text:outline-level="1">
<text:span text:style-name="T4">
在莱曼（Lyman）方向，俄罗斯军队炮击了内维斯克（Nevske），迪布罗瓦（Dibrova），卢汉斯克（Luhansk）地区的比洛霍利夫卡（Bilohorivka）和sp ...</text:span>
</text:h>
      <text:p text:style-name="P4">
作者: liveuamap (Language: en)</text:p>
      <text:p text:style-name="P4">
时间: 2023-05-30T-22:24:00</text:p>
      <text:p text:style-name="P4">
地点: Lyman (Latitude:48.97999 Longtitude:37.82032)</text:p>
      <text:p text:style-name="P4">
视频: []</text:p>
      <text:p text:style-name="P4">
图片: []</text:p>
      <text:p text:style-name="P4">
标签: ["Russia"]</text:p>
      <text:p text:style-name="P4">
Id: 22566503</text:p>
      <!--METADATA-->
      <text:p text:style-name="P4">
在莱曼(Lyman)方向上，俄罗斯军队炮击了尼夫斯克(Nevske)，迪布罗瓦(Dibrova)，luhansk ofluhansk地区和顿涅茨克地区(Donetsk Region)的斯皮恩(Spirne)。 俄罗斯航空在卢汉斯克地区的比洛霍利夫卡进行了托运； Donetskregion的Siversk和Spirne。 在早上的报告中，在莱曼(Lyman)进行了导弹罢工 - 武装部队</text:p>
      <text:p text:style-name="P4">
新闻集链接：<text:a xlink:type="simple" xlink:href="https://liveuamap.com/en/2023/30-may-at-lyman-direction-russian-army-shelled-nevske-dibrova" text:style-name="Internet_20_link" text:visited-style-name="Visited_20_Internet_20_Link">
https://liveuamap.com/en/2023/30-may-at-----------------------russian-marmy-shelled-nevske-dibrova</text:a>
</text:p>
      <text:p text:style-name="P4">
News Source: <text:a xlink:type="simple" xlink:href="https://t.me/lumsrc/4940" text:style-name="Internet_20_link" text:visited-style-name="Visited_20_Internet_20_Link">
https://t.me/lumsrc/4940</text:a>
</text:p>
      <!--NEWS-->
      <text:h text:style-name="P10" text:outline-level="1">
<text:span text:style-name="T4">
OP评论了与俄罗斯联邦谈判的可能性</text:span>
</text:h>
      <text:p text:style-name="P4">
作者: Ukrinform (Person)</text:p>
      <text:p text:style-name="P4">
出版商: Укринформ (Organization)</text:p>
      <text:p text:style-name="P4">
出版时间: 2023-05-30T-24:11:00+03:00</text:p>
      <text:p text:style-name="P4">
修改时间: 2023-05-30T23:11:00+03:00</text:p>
      <text:p text:style-name="P4">
描述: 谈论与俄罗斯的任何谈判过程没有意义。  - 乌克林。</text:p>
      <text:p text:style-name="P4">
图片: ['<text:a xlink:type="simple" xlink:href="https://static.ukrinform.com/photos/2022_08/thumb_files/630_360_1660836873-578.jpg" text:style-name="Internet_20_link" text:visited-style-name="Visited_20_Internet_20_Link">
630_360_16608...</text:a>
']</text:p>
      <text:p text:style-name="P4">
标签: ['Окупація', 'Переговори', 'Офіс Президента', 'Подоляк', 'Війна з Росією', 'Єдині новини']</text:p>
      <text:p text:style-name="P4">
类型: Article</text:p>
      <!--METADATA-->
      <text:p text:style-name="P4">
<draw:frame draw:style-name="fr1" draw:name="Image69" text:anchor-type="as-char" svg:width="6.9236in" svg:height="3.956343in" draw:z-index="0">
<draw:image xlink:href="../Images/yкринформ/2023-05-30T-24-11-00-03-00/630_360_1660836873-578.jpg" xlink:type="simple" xlink:show="embed" xlink:actuate="onLoad" draw:mime-type="image/jpeg"/>
</draw:frame>
谈论与俄罗斯的一些谈判过程毫无意义。</text:p>
      <text:p text:style-name="P4">
办公室主席Mikhail Podolyak办公室负责人的顾问在遥控器中告知了这一点。</text:p>
      <text:p text:style-name="P4">
Podolyak说：“谈论今天的一些谈判过程没有意义。”</text:p>
      <text:p text:style-name="P4">
<text:span text:style-name="T4">
另请阅读：</text:span>
 <text:span text:style-name="T4">
 [乌克兰与攻击无关(https://www.ukrinform.ua/rubric-polytics/3716275-ukraina-ne-mae-vidnosenna-do-atak-bezpilotnikiv-na-moskvu-podolak.html)</text:span>
</text:p>
      <text:p text:style-name="P4">
他告诉沃迪米尔·泽伦斯基(Volodymyr Zelenskyy)总统稳定的是什么，以及为什么他居住的这场战争将走上历史上正确的路线。 用它的话，乌克兰国家的负责人总是强调：对我们来说，有一个方形的，其中有一个分数 - 俄罗斯人将从我们的领土上撤离所有部队，并且没有区别 - 强行或自愿。</text:p>
      <text:p text:style-name="P4">
另外，OP负责人的顾问指出，乌克兰总统不断强调：与俄罗斯总统弗拉基米尔·普京(Vladimir Putin)这样的话题毫无意义地评估了自己，俄罗斯，俄罗斯，尤其是他的能力，毫无意义地与俄罗斯总统弗拉基米尔·普京(Vladimir Putin)交谈毫无意义。资源等等。</text:p>
      <text:p text:style-name="P4">
Podolyak说：“也就是说，浪费时间是没有意义的。”</text:p>
      <text:p text:style-name="P4">
<text:span text:style-name="T4">
另请阅读：</text:span>
 <text:span text:style-name="T4">
 <text:a xlink:type="simple" xlink:href="https://www.ukrinform.ua/rubric-polytics/3715772-ukraini-potribna-120kilometrova-demilitarizovana-zona-na-teritorii-rosii-podolak.html" text:style-name="Internet_20_link" text:visited-style-name="Visited_20_Internet_20_Link">
乌克兰需要一个120公斤的非军事式Zonna领土-Podolyak</text:a>
</text:span>
</text:p>
      <text:p text:style-name="P4">
他说，现实中将实施几件事，包括乌克兰的武装部队，特别是通过减少俄罗斯人数量的最大数量来强行实施。 之后，快速转型的过程将在俄罗斯开始，然后记录许多法律结果(至于发生的事情 - 埃德。)，向顾问通知顾问。</text:p>
      <text:p text:style-name="P4">
他专注于在俄罗斯破坏长期导弹，举行了一次有关控制核武库，赔偿的国际会议，这个问题是，俄罗斯联合会的所有被捕资产都已准确，自愿俄罗斯。</text:p>
      <text:p text:style-name="P4">
“此外，对于一定比例的原材料，我们建议租金，俄罗斯的支付50年，依此类推。 也就是说，有很多观点，但是艾滋病仅从第一位，Zelensky和平的公式开始 - 到1991年的边界。” Op的负责人的顾问说。Podolyak回答了普京签署了一项法律，该问题是什么目的是签署了一项法律，该法律允许选举和驱逐暂时占领的领土的人们，波多克表达了这样一种观点，认为这是一种独家的信息策略。</text:p>
      <text:p text:style-name="P4">
根据OP负责人的顾问，俄罗斯在她占领的领土上。(位于 -  ed。)仅作为<text:span text:style-name="T4">
 <text:a xlink:type="simple" xlink:href="https://www.ukrinform.ua/tag-okupacia" text:style-name="Internet_20_link" text:visited-style-name="Visited_20_Internet_20_Link">
职业</text:a>
</text:span>
无法篡改任何将被认为是国际法的任何行动的政府。</text:p>
      <text:p text:style-name="P4">
“而且，让我们等待对所有领土的大规模强制解放，而最大数量的俄罗斯人移民。 然后，让我们从政治精英的遗体中谈论，当他们谈到法律行动时，这意味着这意味着这是他们的意思。 虚构的法律行动，” Podolyak说。</text:p>
      <text:p text:style-name="P4">
<text:span text:style-name="T4">
另请阅读：</text:span>
 <text:span text:style-name="T4">
 <text:a xlink:type="simple" xlink:href="https://www.ukrinform.ua/rubric-polytics/3715228-rozmova-z-rosianami-pocnetsa-lise-pisla-vivedenna-vijsk-z-ukraini-podolak.html" text:style-name="Internet_20_link" text:visited-style-name="Visited_20_Internet_20_Link">
与俄罗斯人的对话只有在乌克兰的问题之后才开始 -  Podolyak</text:a>
</text:span>
</text:p>
      <text:p text:style-name="P4">
他强调，俄罗斯没有新的地区，但乌克兰的俄罗斯地区完全对应，被俄罗斯军队摧毁，俄​​罗斯军队应被摧毁。</text:p>
      <text:p text:style-name="P4">
据报道，普京签署了一项法令，允许居民驱逐尚未获得俄罗斯国籍的乌克兰领土。</text:p>
      <text:p text:style-name="P4">
News Source: <text:a xlink:type="simple" xlink:href="https://www.ukrinform.ua/rubric-ato/3716293-u-op-prokomentuvali-mozlivist-peregovoriv-iz-rf.html" text:style-name="Internet_20_link" text:visited-style-name="Visited_20_Internet_20_Link">
https://www.ukrinform.ua/rubric-ato/3716293-u-op-prokomentuvali-mozlivist-peregovoriv-iz-rf.html</text:a>
</text:p>
      <!--NEWS-->
      <text:h text:style-name="P10" text:outline-level="1">
<text:span text:style-name="T4">
巴赫穆特（Bakhmut Directio）Rusian军队炮击Vasukivka，Kramatorsk，Tikhonivka，Orikhovo-Vasillo ...</text:span>
</text:h>
      <text:p text:style-name="P4">
作者: liveuamap (Language: en)</text:p>
      <text:p text:style-name="P4">
时间: 2023-05-30T-24:24:00</text:p>
      <text:p text:style-name="P4">
地点: Toretsk, Donetsk Oblast (Latitude:48.39639 Longtitude:37.8491)</text:p>
      <text:p text:style-name="P4">
视频: []</text:p>
      <text:p text:style-name="P4">
图片: []</text:p>
      <text:p text:style-name="P4">
标签: ["Russia"]</text:p>
      <text:p text:style-name="P4">
Id: 22566502</text:p>
      <!--METADATA-->
      <text:p text:style-name="P4">
在巴赫穆特方向，俄罗斯军队炮击了Vasukivka，Kramatorsk，Tykhonivka，Orikhovo-vasylivka，Bakhmut，Chasiv Yar，Ivanivske，Ivanivske，Predtechyne，Bila Hora，Zalizne，Zalizne，Zalizne和Donetsk地区的纽约。 俄罗斯航空进行了顿涅茨克地区的Airstrikeat Toretsk，乌克兰武装部队的总参谋</text:p>
      <text:p text:style-name="P4">
新闻集链接：<text:a xlink:type="simple" xlink:href="https://liveuamap.com/en/2023/30-may-at-bakhmut-direction-russian-army-shelled-vasukivka" text:style-name="Internet_20_link" text:visited-style-name="Visited_20_Internet_20_Link">
https://liveuamap.com/en/2023/30-may-at-bakhmut-direction-russian-army-army-shelled-vasukivka</text:a>
</text:p>
      <text:p text:style-name="P4">
News Source: <text:a xlink:type="simple" xlink:href="https://t.me/lumsrc/4941" text:style-name="Internet_20_link" text:visited-style-name="Visited_20_Internet_20_Link">
https://t.me/lumsrc/4941</text:a>
</text:p>
      <!--NEWS-->
      <text:h text:style-name="P10" text:outline-level="1">
<text:span text:style-name="T4">
俄罗斯在“搜索”中宣布了纳耶夫</text:span>
</text:h>
      <text:p text:style-name="P4">
作者: Ukrinform (Person)</text:p>
      <text:p text:style-name="P4">
出版商: Укринформ (Organization)</text:p>
      <text:p text:style-name="P4">
出版时间: 2023-05-30T-26:04:00+03:00</text:p>
      <text:p text:style-name="P4">
修改时间: 2023-05-30T23:04:00+03:00</text:p>
      <text:p text:style-name="P4">
描述: 俄罗斯宣布对乌克兰武装部队联合部队的指挥官进行“搜查”。  - 乌克林。</text:p>
      <text:p text:style-name="P4">
图片: ['<text:a xlink:type="simple" xlink:href="https://static.ukrinform.com/photos/2023_05/thumb_files/630_360_1685476658-485.jpg" text:style-name="Internet_20_link" text:visited-style-name="Visited_20_Internet_20_Link">
630_360_16854...</text:a>
']</text:p>
      <text:p text:style-name="P4">
标签: ['Розшук', 'ЗСУ', 'Сергій Наєв', 'Війна з Росією']</text:p>
      <text:p text:style-name="P4">
类型: Article</text:p>
      <!--METADATA-->
      <text:p text:style-name="P4">
<draw:frame draw:style-name="fr1" draw:name="Image70" text:anchor-type="as-char" svg:width="6.9236in" svg:height="3.956343in" draw:z-index="0">
<draw:image xlink:href="../Images/yкринформ/2023-05-30T-26-04-00-03-00/630_360_1685476658-485.jpg" xlink:type="simple" xlink:show="embed" xlink:actuate="onLoad" draw:mime-type="image/jpeg"/>
</draw:frame>
俄罗斯是乌克兰武装部队联合部队指挥官的“搜查”的好时机。</text:p>
      <text:p text:style-name="P4">
美国武装部队在[Facebook]中报道了美国武装部队司令部的报道(https://www.facebook.com/100064381853653/posts/pfbid0MKKTyrBqThJ71eDiJFTgfR84XmEuw5EK4pb7Zb9eLutkYvt7rJL3dkLGT1GFMUjSl/)，报道乌克林福姆。</text:p>
      <text:p text:style-name="P4">
“俄罗斯在[通缉]中被宣布(https://www.ukrinform.ua/tag-rozsuk)乌克兰中尉谢尔盖耶夫武装部队联合部队的指挥官。 有关此信息的信息出现在5月30日星期二俄罗斯联邦内政部的官方网站上。 但是，尽管俄罗斯的宣传在儿童的威胁和恐吓上花了疯狂的钱，但曼德温就是“没有什么可以阻止即将来临的想法。”</text:p>
      <text:p text:style-name="P4">
<text:span text:style-name="T4">
另请阅读：</text:span>
 <text:a xlink:type="simple" xlink:href="https://www.ukrinform.ua/rubric-ato/3716274-u-minoboroni-poasnili-motivi-rosii-ogolositi-v-rozsuk-zaluznogo-j-sirskogo.html" text:style-name="Internet_20_link" text:visited-style-name="Visited_20_Internet_20_Link">
在<text:span text:style-name="T4">
国防部</text:span>
 <text:span text:style-name="T4">
解释</text:span>
 <text:span text:style-name="T4">
图案</text:span>
 <text:span text:style-name="T4">
 </text:span>
 <text:span text:style-name="T4">
俄罗斯</text:span>
 <text:span text:style-name="T4">
 </text:span>
在“ <text:span text:style-name="T4">
 search </text:span>
” <text:span text:style-name="T4">
中声明</text:span>
 <text:span text:style-name="T4">
 Zaluzhny </text:span>
和<text:span text:style-name="T4">
和</text:span>
 Syrsky **</text:a>
</text:p>
      <text:p text:style-name="P4">
Як повідомляв Укрінформ, російські ЗМІ <text:a xlink:type="simple" xlink:href="https://zona.media/news/2023/05/30/zalujni" text:style-name="Internet_20_link" text:visited-style-name="Visited_20_Internet_20_Link">
 Медіазона</text:a>
Th <text:a xlink:type="simple" xlink:href="https://t.me/tass_agency/194079" text:style-name="Internet_20_link" text:visited-style-name="Visited_20_Internet_20_Link">
tass</text:a>
在搜查俄罗斯联邦内政部的基础上，发现了武装部队的指挥官 - 武装部队的总司令瓦莱里·扎卢兹尼(Valery Zaluzhny)和指挥官-in -in -in -in -in -in -in -in -in -chief士兵武装部队武装部队武装部队乌克兰亚历山大·西尔斯基(Alexander Sirsky)，“犯罪分子”。</text:p>
      <text:p text:style-name="P4">
_foto：乌克兰武装部队联合部队的指挥</text:p>
      <text:p text:style-name="P4">
News Source: <text:a xlink:type="simple" xlink:href="https://www.ukrinform.ua/rubric-ato/3716292-rosia-ogolosila-naeva-u-rozsuk.html" text:style-name="Internet_20_link" text:visited-style-name="Visited_20_Internet_20_Link">
https://www.ukrinform.ua/rubric-ato/3716292-rosia-ogolosila-naeva-u-rozsuk.html</text:a>
</text:p>
      <!--NEWS-->
      <text:h text:style-name="P10" text:outline-level="1">
<text:span text:style-name="T4">
在玛丽卡（Maryinka）方向，俄罗斯军队炮击了顿涅茨克地区的玛丽卡（Maryinka）和Heorhiyivka。 俄罗斯...</text:span>
</text:h>
      <text:p text:style-name="P4">
作者: liveuamap (Language: en)</text:p>
      <text:p text:style-name="P4">
时间: 2023-05-30T-26:24:00</text:p>
      <text:p text:style-name="P4">
地点: Marinka, Donetsk Oblast (Latitude:47.96234 Longtitude:37.43265)</text:p>
      <text:p text:style-name="P4">
视频: []</text:p>
      <text:p text:style-name="P4">
图片: []</text:p>
      <text:p text:style-name="P4">
标签: ["Russia"]</text:p>
      <text:p text:style-name="P4">
Id: 22566500</text:p>
      <!--METADATA-->
      <text:p text:style-name="P4">
在玛丽卡(Maryinka)方向，俄罗斯军队炮击了唐纳斯克雷翁(Donetskregion)的玛丽卡(Maryinka)和Heorhiyivka。 俄罗斯航空在Heorhiyivka进行了空袭，乌克兰武装部队在早晨的报告中说</text:p>
      <text:p text:style-name="P4">
新闻集链接：<text:a xlink:type="simple" xlink:href="https://liveuamap.com/en/2023/30-may-at-maryinka-direction-russian-army-shelled-maryinka" text:style-name="Internet_20_link" text:visited-style-name="Visited_20_Internet_20_Link">
https://liveuamap.com/en/2023/30-may-at-maryinka-direction-russian-army-shelled-maryinka</text:a>
</text:p>
      <text:p text:style-name="P4">
News Source: <text:a xlink:type="simple" xlink:href="https://t.me/lumsrc/4943" text:style-name="Internet_20_link" text:visited-style-name="Visited_20_Internet_20_Link">
https://t.me/lumsrc/4943</text:a>
</text:p>
      <!--NEWS-->
      <text:h text:style-name="P10" text:outline-level="1">
<text:span text:style-name="T4">
州希望瑞典将成为维尔纽斯峰会的北约成员</text:span>
</text:h>
      <text:p text:style-name="P4">
作者: Ukrinform (Person)</text:p>
      <text:p text:style-name="P4">
出版商: Укринформ (Organization)</text:p>
      <text:p text:style-name="P4">
出版时间: 2023-05-30T-28:00:00+03:00</text:p>
      <text:p text:style-name="P4">
修改时间: 2023-05-30T23:00:00+03:00</text:p>
      <text:p text:style-name="P4">
描述: 美国国务卿安东尼·布林肯（Anthony Blinken）表示希望瑞典在接下来的几周内成为北大西洋联盟的正式成员，并呼吁土耳其和匈牙利加速做出这一决定的过程。  - 乌克林。</text:p>
      <text:p text:style-name="P4">
图片: ['<text:a xlink:type="simple" xlink:href="https://static.ukrinform.com/photos/2023_03/thumb_files/630_360_1678904013-608.jpg" text:style-name="Internet_20_link" text:visited-style-name="Visited_20_Internet_20_Link">
630_360_16789...</text:a>
']</text:p>
      <text:p text:style-name="P4">
标签: ['НАТО', 'США', 'Швеція', 'Держдеп', 'Блінкен']</text:p>
      <text:p text:style-name="P4">
类型: Article</text:p>
      <!--METADATA-->
      <text:p text:style-name="P4">
<draw:frame draw:style-name="fr1" draw:name="Image71" text:anchor-type="as-char" svg:width="6.9236in" svg:height="3.956343in" draw:z-index="0">
<draw:image xlink:href="../Images/yкринформ/2023-05-30T-28-00-00-03-00/630_360_1678904013-608.jpg" xlink:type="simple" xlink:show="embed" xlink:actuate="onLoad" draw:mime-type="image/jpeg"/>
</draw:frame>
美国国务卿安东尼·布林肯(Anthony Blinken)表示希望瑞典在接下来的几周内将是一个完整的北大西洋联盟，并加快做出这一决定的过程。</text:p>
      <text:p text:style-name="P4">
国务院负责人在周二在瑞典与该国总理乌尔夫·克里斯特森(Ulf Christerson)举行的一次会议上表示，他自己的通讯。</text:p>
      <text:p text:style-name="P4">
“土耳其表达了重要而合法的焦虑，瑞典和芬兰对这些焦虑做出了反应，因此是时候前进了。 我们希望这发生在维尔纽斯峰会上。”美国外交官负责人说。</text:p>
      <text:p text:style-name="P4">
<text:span text:style-name="T4">
另请阅读：</text:span>
 <text:span text:style-name="T4">
 <text:a xlink:type="simple" xlink:href="https://www.ukrinform.ua/rubric-world/3715875-bajden-obgovoriv-z-erdoganom-pitanna-f16-ta-vstup-svecii-v-nato.html" text:style-name="Internet_20_link" text:visited-style-name="Visited_20_Internet_20_Link">
拜登与Erdogan F-16和北约简介讨论</text:a>
</text:span>
</text:p>
      <text:p text:style-name="P4">
他强调，出于整个联盟(包括美国)的利益，瑞典是瑞典全面的北约盟友。</text:p>
      <text:p text:style-name="P4">
美国国务卿：“我们预计这一过程将在接下来的几周内完成。”</text:p>
      <text:p text:style-name="P4">
在这方面，他呼吁土耳其和匈牙利尚未批准瑞典加入联盟的需求，以尽快完成此过程。</text:p>
      <text:p text:style-name="P4">
“没有理由将其推迟以后。 瑞典现在准备好了。 现在应该接受声称应该接受。”美国国务院强调。</text:p>
      <text:p text:style-name="P4">
<text:span text:style-name="T4">
另请阅读：</text:span>
 <text:span text:style-name="T4">
 <text:a xlink:type="simple" xlink:href="https://www.ukrinform.ua/rubric-world/3715770-blinken-ide-v-pivnicnu-evropu-govoritime-pro-vilnuskij-samit-nato-ta-pidtrimku-ukraini.html" text:style-name="Internet_20_link" text:visited-style-name="Visited_20_Internet_20_Link">
眨眼前往北欧 - 北约峰会和乌克兰的支持</text:a>
 </text:span>
</text:p>
      <text:p text:style-name="P4">
Як повідомляв Укрінформ, після початку повномасштабного російського вторгненняв Україну нейтральні Швеція та Фінляндія подали заявку на приєднання доПівнічноатлантичного альянсу. Під час Мадридського саміту в червні 2022 рокукраїни отримали запрошення приєднатися до НАТО від усіх 30 членів. Водночас уМадриді був підписаний Тристоронній меморандум, що відобразив занепокоєнняТуреччини станом боротьби з тероризмом у Фінляндії та Швеції. 4 квітняФінляндія офіційно стала членом НАТО.</text:p>
      <text:p text:style-name="P4">
<text:span text:style-name="T4">
Читайте також:</text:span>
 <text:span text:style-name="T4">
<text:a xlink:type="simple" xlink:href="https://www.ukrinform.ua/rubric-world/3715479-nimeccina-rozgorne-sistemu-patriot-u-litvi-dla-zahistu-samitu-nato.html" text:style-name="Internet_20_link" text:visited-style-name="Visited_20_Internet_20_Link">
 Німеччина розгорне систему Patriot у Литві для захистусаміту НАТО </text:a>
 </text:span>
</text:p>
      <text:p text:style-name="P4">
News Source: <text:a xlink:type="simple" xlink:href="https://www.ukrinform.ua/rubric-world/3716290-stati-spodivautsa-so-svecia-stane-clenom-nato-do-samitu-v-vilnusi.html" text:style-name="Internet_20_link" text:visited-style-name="Visited_20_Internet_20_Link">
https://www.ukrinform.ua/rubric-world/3716290-stati-spodivautsa-so-svecia-stane-clenom-nato-do-samitu-v-vilnusi.html</text:a>
</text:p>
      <!--NEWS-->
      <text:h text:style-name="P10" text:outline-level="1">
<text:span text:style-name="T4">
试图在顿涅茨克和卢汉斯克地区采取进攻行动的俄罗斯部队。 乌克兰...</text:span>
</text:h>
      <text:p text:style-name="P4">
作者: liveuamap (Language: en)</text:p>
      <text:p text:style-name="P4">
时间: 2023-05-30T-29:25:00</text:p>
      <text:p text:style-name="P4">
地点: Marinka, Donetsk Oblast (Latitude:47.94176 Longtitude:37.50011)</text:p>
      <text:p text:style-name="P4">
视频: []</text:p>
      <text:p text:style-name="P4">
图片: []</text:p>
      <text:p text:style-name="P4">
标签: ["Russia"]</text:p>
      <text:p text:style-name="P4">
Id: 22566497</text:p>
      <!--METADATA-->
      <text:p text:style-name="P4">
试图在顿涅茨克和卢汉斯克雷翁进行进攻行动的俄罗斯部队。 乌克兰军队与俄罗斯地区的俄罗斯军队，哈尔基夫地区的克罗克马尔恩(Krokhmalne)和穆里卡(Maryinka)的卢汉斯克地区的诺瓦斯伊利夫斯克(Novoselivske)和斯泰尔马克(Stelmakhivka of Maryinka)进行了27次战斗。</text:p>
      <text:p text:style-name="P4">
新闻集链接：<text:a xlink:type="simple" xlink:href="https://liveuamap.com/en/2023/30-may-russian-forces-attempting-to-conduct-offensive-actions" text:style-name="Internet_20_link" text:visited-style-name="Visited_20_Internet_20_Link">
https://liveuamap.com/en/2023/30-may-russian-forces-aTtempting-to-conduct-Intergendions-actions</text:a>
</text:p>
      <text:p text:style-name="P4">
News Source: <text:a xlink:type="simple" xlink:href="https://t.me/lumsrc/4946" text:style-name="Internet_20_link" text:visited-style-name="Visited_20_Internet_20_Link">
https://t.me/lumsrc/4946</text:a>
</text:p>
      <!--NEWS-->
      <text:h text:style-name="P10" text:outline-level="1">
<text:span text:style-name="T4">
爱沙尼亚总理与英国外交部讨论了对俄罗斯联邦的负责</text:span>
</text:h>
      <text:p text:style-name="P4">
作者: Ukrinform (Person)</text:p>
      <text:p text:style-name="P4">
出版商: Укринформ (Organization)</text:p>
      <text:p text:style-name="P4">
出版时间: 2023-05-30T-31:55:00+03:00</text:p>
      <text:p text:style-name="P4">
修改时间: 2023-05-30T22:55:00+03:00</text:p>
      <text:p text:style-name="P4">
描述: 爱沙尼亚总理凯·卡拉斯（Kai Callas）在与英国外交部的一次会议上，塔林（Tallinn）的詹姆斯·克莱维利（James Kleverli）讨论了俄罗斯的起诉及其对侵略和战争罪的领导层，对维尔纽斯北约峰会的期望以及双边合作的期望。  - 乌克林。</text:p>
      <text:p text:style-name="P4">
图片: ['<text:a xlink:type="simple" xlink:href="https://static.ukrinform.com/photos/2023_05/thumb_files/630_360_1685476364-273.jpg" text:style-name="Internet_20_link" text:visited-style-name="Visited_20_Internet_20_Link">
630_360_16854...</text:a>
']</text:p>
      <text:p text:style-name="P4">
标签: ['Британія', 'Естонія', 'НАТО', 'Війна з Росією']</text:p>
      <text:p text:style-name="P4">
类型: Article</text:p>
      <!--METADATA-->
      <text:p text:style-name="P4">
<draw:frame draw:style-name="fr1" draw:name="Image72" text:anchor-type="as-char" svg:width="6.9236in" svg:height="3.956343in" draw:z-index="0">
<draw:image xlink:href="../Images/yкринформ/2023-05-30T-31-55-00-03-00/630_360_1685476364-273.jpg" xlink:type="simple" xlink:show="embed" xlink:actuate="onLoad" draw:mime-type="image/jpeg"/>
</draw:frame>
爱沙尼亚总理凯·卡拉斯(Kai Callas)在塔林(Tallinn)与英国外交部的詹姆斯·玛克雷维利(James-Markleverli)的会议上讨论了俄罗斯及其对侵略和战争罪的参考，北约峰会的期望以及双边合作。</text:p>
      <text:p text:style-name="P4">
关于IT报告乌克林福姆，参考爱沙尼亚广播公司<text:a xlink:type="simple" xlink:href="https://rus.err.ee/1608993443/kallas-glave-britanskogo-mid-rossijskoe-rukovodstvo-nado-privlech-k-otvetstvennosti" text:style-name="Internet_20_link" text:visited-style-name="Visited_20_Internet_20_Link">
ERR</text:a>
。</text:p>
      <text:p text:style-name="P4">
“没有世界秩序，稳定的世界是不可能的，世界秩序是基于对代点完整性和主权的尊重。 同样为了中断<text:a xlink:type="simple" xlink:href="https://www.ukrinform.ua/tag-rosia" text:style-name="Internet_20_link" text:visited-style-name="Visited_20_Internet_20_Link">
俄罗斯</text:a>
，有必要使该国的管理层负责侵略罪。 爱沙尼亚政府负责人说。</text:p>
      <text:p text:style-name="P4">
她在会议上强调说，俄罗斯发动的战争应该以侵略者的印象结束。 同时，俄罗斯约束的最佳因素是强大的，并且是联盟的成员资格。 “我们的地区 - 有一个确认。 为了照顾欧洲的灰色区域，这些地区一直在为冲突来源，战后乌克兰有必要加入北约。 在维尔纽斯，乌克兰需要朝这个方向发出积极信号。”卡拉斯说。</text:p>
      <text:p text:style-name="P4">
根据她的说法，真正的集体安全意味着，所有盟友对他们的防御能力的贡献应提高到一个水平，以使整个联盟和反对危险的有效消耗防御和克制。 “为了达成同意加强和继续支持乌克兰的同意步骤，在维尔纽斯达成一项协议非常重要的是，所有盟友的国防成本将立即增长到GDP的2％，并继续增加至到2030年为2.5％。 爱沙尼亚已经决定将其在州防御的投资提高到GDP的3％。” Pryremier -Minister说。</text:p>
      <text:p text:style-name="P4">
<text:span text:style-name="T4">
另请阅读：</text:span>
 <text:a xlink:type="simple" xlink:href="https://www.ukrinform.ua/rubric-world/3715824-mzs-estonii-mi-ne-piddamosa-tisku-rosii-v-obse.html" text:style-name="Internet_20_link" text:visited-style-name="Visited_20_Internet_20_Link">
外交部<text:span text:style-name="T4">
爱沙尼亚</text:span>
：我们不会在OSCE中承受俄罗斯的压力</text:a>
会议还讨论了双边合作，包括技术合作伙伴关系的可能扩展。联盟合作伙伴于7月11日至12日在维尔纽斯举行的北约峰会前夕讨论并调和他们的外交政策立场。</text:p>
      <text:p text:style-name="P4">
<text:span text:style-name="T5">
foto：err.ee</text:span>
</text:p>
      <text:p text:style-name="P4">
News Source: <text:a xlink:type="simple" xlink:href="https://www.ukrinform.ua/rubric-world/3716289-premerka-estonii-obgovorila-z-glavou-mzs-britanii-pritagnenna-rf-do-vidpovidalnosti.html" text:style-name="Internet_20_link" text:visited-style-name="Visited_20_Internet_20_Link">
https://www.ukrinform.ua/rubric-world/3716289-premerka-estonii-obgovorila-z-glavou-mzs-britanii-pritagnenna-rf-do-vidpovidalnosti.html</text:a>
</text:p>
      <!--NEWS-->
      <text:h text:style-name="P10" text:outline-level="1">
<text:span text:style-name="T4">
在乌克兰，自由和文明是否将保留全球领导力 - 总统</text:span>
</text:h>
      <text:p text:style-name="P4">
作者: Ukrinform (Person)</text:p>
      <text:p text:style-name="P4">
出版商: Укринформ (Organization)</text:p>
      <text:p text:style-name="P4">
出版时间: 2023-05-30T-33:44:00+03:00</text:p>
      <text:p text:style-name="P4">
修改时间: 2023-05-30T22:44:00+03:00</text:p>
      <text:p text:style-name="P4">
描述: 在乌克兰 - 在其土地和天空中 - 目前正在决定自由和文明是否将保留全球领导。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Євросоюз', 'Україна', 'Зеленський', 'Війна з Росією']</text:p>
      <text:p text:style-name="P4">
类型: Article</text:p>
      <!--METADATA-->
      <text:p text:style-name="P4">
<draw:frame draw:style-name="fr1" draw:name="Image73" text:anchor-type="as-char" svg:width="6.9236in" svg:height="3.956343in" draw:z-index="0">
<draw:image xlink:href="../Images/yкринформ/2023-05-30T-33-44-00-03-00/630_360_1685119271-129.jpeg" xlink:type="simple" xlink:show="embed" xlink:actuate="onLoad" draw:mime-type="image/jpeg"/>
</draw:frame>
在乌克兰 - 在她的土地和天空中 - 现在正在决定自由是否会保留全球领导的文明。</text:p>
      <text:p text:style-name="P4">
在您的[上诉]中(https://www.president.gov.ua/news/prodovzhuyemo-konsolidaciyu-partneriv-dlya-togo-shob-ukrayin-83253)乌克兰Zelensky总统说，乌克兰代表通讯员说。</text:p>
      <text:p text:style-name="P4">
“现在，在乌克兰，在我们的地球上，在我们的天空中，自由和文明在本世纪被销售 - 我们与美国一起与欧洲一起以及所有单位和伙伴一起。 我感谢世界上所有帮助的人。”他说。</text:p>
      <text:p text:style-name="P4">
<text:span text:style-name="T4">
另请阅读：</text:span>
 <text:span text:style-name="T4">
 [波雷尔(Borrel(https://www.ukrinform.ua/rubric-world/3715823-borrel-nazvav-golovni-uroki-aki-mae-vinesti-evropa-z-ogladu-na-rosijsku-agresiu-proti-ukraini.html)</text:span>
</text:p>
      <text:p text:style-name="P4">
总统告知，周二，他会见了一个有意识的世界分析中心 - 美国大西洋委员会的代表团。</text:p>
      <text:p text:style-name="P4">
“他向大西洋委员会的代表告知我们目前正在对抗的基本防御需求。 我们讨论了接近创建新的<text:span text:style-name="T4">
 [航空]的步骤(https://www.ukrinform.ua/tag-f16)</text:span>
联盟。 我们一直在接近这一结果 - 为我们的军队获得现代战士。”泽伦斯基说。</text:p>
      <text:p text:style-name="P4">
<text:span text:style-name="T4">
另请阅读：</text:span>
 <text:span text:style-name="T4">
 [与乌克兰的团结对安全有益(https://www.ukrinform.ua/rubric-world/3715835-solidarnist-z-ukrainou-vigidna-dla-bezpeki-krain-zahodu-prezidentka-slovaccini.html)</text:span>
</text:p>
      <text:p text:style-name="P4">
国家元首向美国的整个人民，每个国家和个人共同体支持乌克兰和亲自对国会双方的总统乔·贝登特表示感谢。</text:p>
      <text:p text:style-name="P4">
他还谈到与强大的英国BAE系统国防公司的代表交谈。 据他说，这是我们现在需要的真正大型武器制造商，我们需要继续保证乌克兰和整个地区的安全。</text:p>
      <text:p text:style-name="P4">
“我们正在努力创建适当的在乌克兰生产和维修的基础。有各种各样的武器：从坦克到炮兵。 我们将提供乌克兰，因此，整个欧洲都是如此新的力量基础，”  - 假设。他分别感谢乌克兰士兵，即现在在乌克兰的Bojuzarad，战斗任务和战斗哨所的所有人。</text:p>
      <text:p text:style-name="P4">
«Avdiivskyi，Bakhmut，Marinka，矿物方向。 感谢所有保护我们在卢汉斯和哈尔基夫地区职位的人。 感谢捍卫Zaporozhye的所有人，Kherson。 谢谢所有保留我们边境的人。我们的旅正在战斗。 我们准备前进的机组人员。 我们的情报。我们的安全部队。 在各个方向和各个层面上，敌人应该感到乌克兰加强了。 荣耀我们的英雄!总统说。</text:p>
      <text:p text:style-name="P4">
<text:span text:style-name="T4">
另请阅读：</text:span>
 <text:span text:style-name="T4">
 [Rutte：帮助乌克兰捍卫自己不是一个选择(https://www.ukrinform.ua/rubric-polytics/3715806-rutte-dopomagati-ukraini-zahisatisa-ce-ne-vibir-ce-potribno-robiti.html)</text:span>
</text:p>
      <text:p text:style-name="P4">
Zelensky报道说，乌克兰希望韩国能提供国防军事装备，例如用于偿还俄罗斯的防空系统。</text:p>
      <text:p text:style-name="P4">
News Source: <text:a xlink:type="simple" xlink:href="https://www.ukrinform.ua/rubric-polytics/3716286-v-ukraini-virisuetsa-ci-zberezut-svoboda-ta-civilizovanist-globalne-liderstvo-prezident.html" text:style-name="Internet_20_link" text:visited-style-name="Visited_20_Internet_20_Link">
https://www.ukrinform.ua/rubric-polytics/3716286-v-ukraini-virisuetsa-ci-zberezut-svoboda-ta-civilizovanist-globalne-liderstvo-prezident.html</text:a>
</text:p>
      <!--NEWS-->
      <text:h text:style-name="P10" text:outline-level="1">
<text:span text:style-name="T4">
俄罗斯关闭了芬兰在Petrozavodsk和Murmansk的代表</text:span>
</text:h>
      <text:p text:style-name="P4">
作者: Ukrinform (Person)</text:p>
      <text:p text:style-name="P4">
出版商: Укринформ (Organization)</text:p>
      <text:p text:style-name="P4">
出版时间: 2023-05-30T-35:37:00+03:00</text:p>
      <text:p text:style-name="P4">
修改时间: 2023-05-30T22:37:00+03:00</text:p>
      <text:p text:style-name="P4">
描述: 自7月1日起，俄罗斯外交部已撤回了芬兰总领事馆的Petrozavoda和Murmansky分支机构的同意，也关闭了其在芬兰市Lappeenrant的大使馆的办公室。  - 乌克林。</text:p>
      <text:p text:style-name="P4">
图片: ['<text:a xlink:type="simple" xlink:href="https://static.ukrinform.com/photos/2023_05/thumb_files/630_360_1685474966-768.jpg" text:style-name="Internet_20_link" text:visited-style-name="Visited_20_Internet_20_Link">
630_360_16854...</text:a>
']</text:p>
      <text:p text:style-name="P4">
标签: ['Фінляндія', 'Консульство', 'МЗС', 'Росія']</text:p>
      <text:p text:style-name="P4">
类型: Article</text:p>
      <!--METADATA-->
      <text:p text:style-name="P4">
<draw:frame draw:style-name="fr1" draw:name="Image74" text:anchor-type="as-char" svg:width="6.9236in" svg:height="3.956343in" draw:z-index="0">
<draw:image xlink:href="../Images/yкринформ/2023-05-30T-35-37-00-03-00/630_360_1685474966-768.jpg" xlink:type="simple" xlink:show="embed" xlink:actuate="onLoad" draw:mime-type="image/jpeg"/>
</draw:frame>
自7月1日起，俄罗斯外交部已辞去了芬兰一代领事馆的芬兰一代领事馆的活动，还累积了其在芬兰城市Lappeenrant的大使馆的办公室。</text:p>
      <text:p text:style-name="P4">
关于它报告乌克林福姆，参考<text:a xlink:type="simple" xlink:href="https://t.me/MID_Russia/28560" text:style-name="Internet_20_link" text:visited-style-name="Visited_20_Internet_20_Link">
该部门的电报通道</text:a>
。</text:p>
      <text:p text:style-name="P4">
大使<text:a xlink:type="simple" xlink:href="https://www.ukrinform.ua/tag-finlandia" text:style-name="Internet_20_link" text:visited-style-name="Visited_20_Internet_20_Link">
芬兰</text:a>
在莫斯科，蚂蚁固定者在俄罗斯外交部被授予票据，以减少相互建议。</text:p>
      <text:p text:style-name="P4">
莫斯科对这一决定的责任承担了赫尔辛基的责任，在赫尔辛基，他们在俄罗斯对俄罗斯进行了“对抗课程”，停止了航空，并禁止进入游客。</text:p>
      <text:p text:style-name="P4">
如前所述，俄罗斯冻结了莫斯科和圣彼得堡文芬兰外交使团的叙述。</text:p>
      <text:p text:style-name="P4">
<text:span text:style-name="T4">
另请阅读：</text:span>
 <text:a xlink:type="simple" xlink:href="https://www.ukrinform.ua/rubric-world/3711610-rosia-zaboronila-vizd-do-kraini-obami-ta-se-500-amerikancam.html" text:style-name="Internet_20_link" text:visited-style-name="Visited_20_Internet_20_Link">
俄罗斯禁止进入奥巴马国家和另外500名美国人</text:a>
一月份，众所周知，芬兰在对俄罗斯实施的制裁框架中，俄罗斯资产为1.87亿欧元。</text:p>
      <text:p text:style-name="P4">
News Source: <text:a xlink:type="simple" xlink:href="https://www.ukrinform.ua/rubric-world/3716283-rosia-zakrivae-predstavnictvo-finlandii-u-petrozavodsku-ta-murmansku.html" text:style-name="Internet_20_link" text:visited-style-name="Visited_20_Internet_20_Link">
https://www.ukrinform.ua/rubric-world/3716283-rosia-zakrivae-predstavnictvo-finlandii-u-petrozavodsku-ta-murmansku.html</text:a>
</text:p>
      <!--NEWS-->
      <text:h text:style-name="P10" text:outline-level="1">
<text:span text:style-name="T4">
拜登（Biden）和斯纳克（Snak）会议期间将讨论乌克兰的坚决支持 - 白宫</text:span>
</text:h>
      <text:p text:style-name="P4">
作者: Ukrinform (Person)</text:p>
      <text:p text:style-name="P4">
出版商: Укринформ (Organization)</text:p>
      <text:p text:style-name="P4">
出版时间: 2023-05-30T-37:32:00+03:00</text:p>
      <text:p text:style-name="P4">
修改时间: 2023-05-30T22:32:00+03:00</text:p>
      <text:p text:style-name="P4">
描述: 美国总统乔·拜登（Joe Biden）将在与英国总理的计划会议期间讨论为俄罗斯侵略和对乌克兰的支持的共同努力。  - 乌克林。</text:p>
      <text:p text:style-name="P4">
图片: ['<text:a xlink:type="simple" xlink:href="https://static.ukrinform.com/photos/2023_03/thumb_files/630_360_1678768937-243.jpg" text:style-name="Internet_20_link" text:visited-style-name="Visited_20_Internet_20_Link">
630_360_16787...</text:a>
']</text:p>
      <text:p text:style-name="P4">
标签: ['Байден', 'Британія', 'США', 'Україна', 'Війна з Росією', 'Ріші Сунак']</text:p>
      <text:p text:style-name="P4">
类型: Article</text:p>
      <!--METADATA-->
      <text:p text:style-name="P4">
<draw:frame draw:style-name="fr1" draw:name="Image75" text:anchor-type="as-char" svg:width="6.9236in" svg:height="3.956343in" draw:z-index="0">
<draw:image xlink:href="../Images/yкринформ/2023-05-30T-37-32-00-03-00/630_360_1678768937-243.jpg" xlink:type="simple" xlink:show="embed" xlink:actuate="onLoad" draw:mime-type="image/jpeg"/>
</draw:frame>
总统乔·拜登(Joe Biden)在6月8日与英国总理瑞莎·萨纳克(Risha Sunak)的计划会议上，将讨论对乌克兰的侵略性和支持的共同努力。</text:p>
      <text:p text:style-name="P4">
据报道，这在白宫的官方信息中说明了这一点，据报道，乌克林福姆自己的记者报道。</text:p>
      <text:p text:style-name="P4">
“领导人将修改许多全球问题，包括对乌克兰的坚定支持，这些问题受到保护，不受残酷的侵略性<text:span text:style-name="T4">
 [(https://www.ukrinform.ua/tag-vijna-z-rosieu)</text:span>
，以及采取进一步的行动来压缩能源安全并解决气候危机。”该文件已建立。</text:p>
      <text:p text:style-name="P4">
<text:span text:style-name="T4">
另请阅读：</text:span>
 <text:span text:style-name="T4">
 [萨克纳克(Saknak(https://www.ukrinform.ua/rubric-polytics/3712161-sunak-na-samiti-g7-ukraina-mae-ne-lise-vigrati-vijnu-ale-j-dosagti-spravedlivogo-miru.html)</text:span>
</text:p>
      <text:p text:style-name="P4">
此外，总统和总理将讨论在国家安全经济的共同挑战背景下进一步了解双边经济关系的努力。 此外，当事方将审查北部Irland的事件，这是维持贝尔法斯特协议收益的共同义务的一部分。</text:p>
      <text:p text:style-name="P4">
<text:span text:style-name="T4">
另请阅读：</text:span>
 <text:span text:style-name="T4">
 [华盛顿考虑向乌克兰提供ATACMS导弹)(https://www.ukrinform.ua/rubric-ato/3715891-vasington-rozgladae-nadanna-ukraini-raket-atacms-bajden.html)</text:span>
</text:p>
      <text:p text:style-name="P4">
正如乌克林福姆(Ukrinform)报道的那样，上周英国Rishsyunak负责人说，英国负责人表示，试图冻结乌克兰冲突的尝试是绝对正确的，应该在胚胎中停止。</text:p>
      <text:p text:style-name="P4">
News Source: <text:a xlink:type="simple" xlink:href="https://www.ukrinform.ua/rubric-world/3716282-bajden-i-sunak-pid-cas-zustrici-obgovorat-nepohitnu-pidtrimku-ukraini-bilij-dim.html" text:style-name="Internet_20_link" text:visited-style-name="Visited_20_Internet_20_Link">
https://www.ukrinform.ua/rubric-world/3716282-bajden-i-sunak-pid-cas-zustrici-obgovorat-nepohitnu-pidtrimku-ukraini-bilij-dim.html</text:a>
</text:p>
      <!--NEWS-->
      <text:h text:style-name="P10" text:outline-level="1">
<text:span text:style-name="T4">
Zelensky：俄罗斯恐怖分子的任何袭击都应以失败的方式结束</text:span>
</text:h>
      <text:p text:style-name="P4">
作者: Ukrinform (Person)</text:p>
      <text:p text:style-name="P4">
出版商: Укринформ (Organization)</text:p>
      <text:p text:style-name="P4">
出版时间: 2023-05-30T-39:26:00+03:00</text:p>
      <text:p text:style-name="P4">
修改时间: 2023-05-30T22:26:00+03:00</text:p>
      <text:p text:style-name="P4">
描述: 俄罗斯恐怖应每天，每天晚上，在我们地区的每个地区，每个乌克兰城市和村庄的天空中都会失去，因为当恐怖分子的任何袭击都会因失败而告终时，他们的失败将成为我们长期安全的来源。  - 乌克林。</text:p>
      <text:p text:style-name="P4">
图片: ['<text:a xlink:type="simple" xlink:href="https://static.ukrinform.com/photos/2023_05/thumb_files/630_360_1685475414-889.png" text:style-name="Internet_20_link" text:visited-style-name="Visited_20_Internet_20_Link">
630_360_16854...</text:a>
']</text:p>
      <text:p text:style-name="P4">
标签: ['Тероризм', 'Звернення', 'Агресія РФ', 'Зеленський', 'Війна з Росією', 'F-16']</text:p>
      <text:p text:style-name="P4">
类型: Article</text:p>
      <!--METADATA-->
      <text:p text:style-name="P4">
<draw:frame draw:style-name="fr1" draw:name="Image76" text:anchor-type="as-char" svg:width="6.9236in" svg:height="3.956343in" draw:z-index="0">
<draw:image xlink:href="../Images/yкринформ/2023-05-30T-39-26-00-03-00/630_360_1685475414-889.png" xlink:type="simple" xlink:show="embed" xlink:actuate="onLoad" draw:mime-type="image/png"/>
</draw:frame>
俄罗斯恐怖应每天，每天晚上，在我们地区的每个地区，每个乌克兰城市和村庄的UNEBI，因为恐怖分子的任何袭击都会因失败而告终时，他们的失败将成为我们长期的来源安全。</text:p>
      <text:p text:style-name="P4">
在您的[上诉]中(https://www.president.gov.ua/news/prodovzhuyemo-konsolidaciyu-partneriv-dlya-togo-shob-ukrayin-83253)乌克兰福姆乌克兰福克斯说，在第461天结束时，乌克兰沃迪米尔·泽伦斯基说。</text:p>
      <text:p text:style-name="P4">
<text:span text:style-name="T4">
 <text:span text:style-name="T5">
我希望健康，亲爱的乌克兰人!</text:span>
 </text:span>
</text:p>
      <text:p text:style-name="P4">
这一天的简短报告。 一个相当大的一天。</text:p>
      <text:p text:style-name="P4">
首先要感谢我们的空军以及俄罗斯无人机的所有夜晚的捍卫者和捍卫者。</text:p>
      <text:p text:style-name="P4">
一次又一次地感谢我们的勇士每张shot弹枪，每张Zabu  - 俄罗斯导弹。 因为它总是 - 挽救了人们的生命，总是保存基础设施。</text:p>
      <text:p text:style-name="P4">
其次 - 不幸的是，不幸的是，有碎屑下降带有适当的后果，不幸的是，有损失……我的慰问!</text:p>
      <text:p text:style-name="P4">
考虑空气警报并不要对其进行处理非常非常重要。</text:p>
      <text:p text:style-name="P4">
我希望我能听到所有地方当局的所有代表，这些代表对特定地区的特定社区听到了我的声音。</text:p>
      <text:p text:style-name="P4">
应该有城市庇护所。 人们需要了解庇护所的数量和可用性将如何增加。</text:p>
      <text:p text:style-name="P4">
这是特定官员的责任，是特定的责任。</text:p>
      <text:p text:style-name="P4">
第三，我们继续合作，以使乌克兰防空变得有效。 俄罗斯恐怖应每天，每天晚上，在我们地区，每个乌克兰城市和村庄的天空中。 当俄罗斯恐怖分子的任何袭击以失败的恐怖分子而告终时，他们的失败将成为我们长期安全的源头。</text:p>
      <text:p text:style-name="P4">
今天，他与德国总理进行了交谈，包括防空。</text:p>
      <text:p text:style-name="P4">
他感谢已经提供给乌克兰的防空系统，也就是我们已经被德国救出的人民。 他们还总体上讨论了我们的安全部门的防御状况。</text:p>
      <text:p text:style-name="P4">
共同决定将很快采取的重要国际措施。 我感谢奥拉夫(Olaf)，总理先生，是一个个人决心，在许多方面都是整个欧洲的决心。我们致力于在乌克兰创建适当的生产和维修基础。有各种各样的武器：从坦克到炮兵。</text:p>
      <text:p text:style-name="P4">
我们将提供乌克兰，因此，整个欧洲都是如此新的力量基础。</text:p>
      <text:p text:style-name="P4">
第五-今天与主要世界 - 分析中心之一的美国大西洋理事会的代表团会面。 一个良好的，有用的对话，以保护我们的共同价值观，全世界都重视自由。</text:p>
      <text:p text:style-name="P4">
他告诉大西洋委员会的代表，目前正在对抗中，我们现在的基本防御需求。 我们讨论了创建新航空联盟的步骤。 我们总是在接近这一结果 - 接收现代战士的战士。 我感谢美国的人民，政治上的每个人和支持支持的每个人，感谢拜登个人和国会双方。</text:p>
      <text:p text:style-name="P4">
现在，在乌克兰，在我们的地球上，在我们的天空中，决定保存和文明是否将被保存 - 本世纪的全球领导。 它与美国一起决定与欧洲一起由合作伙伴以及我们所有的盟友一起决定。 谢谢你们所有人的帮助!</text:p>
      <text:p text:style-name="P4">
当然，今天，与往常一样，我感谢我们的士兵。 所有现在是为了乌克兰的人。 对于所有正在进行战斗任务的人。 在战斗哨所。 感谢所有保护我们在卢汉斯和哈尔基夫地区职位的人。 感谢捍卫Zaporozhye的所有人，Kherson。 谢谢所有保留我们边境的人。</text:p>
      <text:p text:style-name="P4">
我们正在战斗的旅。 我们准备前进的机组人员。 和铺设。 我们的安全部队。 在各个方向和各个层面上，敌人应该感到乌克兰加强了。</text:p>
      <text:p text:style-name="P4">
<text:span text:style-name="T4">
 <text:span text:style-name="T5">
荣耀我们的英雄!</text:span>
 </text:span>
</text:p>
      <text:p text:style-name="P4">
<text:span text:style-name="T4">
 <text:span text:style-name="T5">
荣耀与乌克兰!</text:span>
 </text:span>
</text:p>
      <text:p text:style-name="P4">
News Source: <text:a xlink:type="simple" xlink:href="https://www.ukrinform.ua/rubric-ato/3716284-zelenskij-budakij-napad-rosijskih-teroristiv-mae-zaversuvatisa-dla-nih-provalom.html" text:style-name="Internet_20_link" text:visited-style-name="Visited_20_Internet_20_Link">
https://www.ukrinform.ua/rubric-ato/3716284-zelenskij-budakij-napad-rosijskih-teroristiv-mae-zaversuvatisa-dla-nih-provalom.html</text:a>
</text:p>
      <!--NEWS-->
      <text:h text:style-name="P10" text:outline-level="1">
<text:span text:style-name="T4">
足球：贝辛丁将回到迪纳摩</text:span>
</text:h>
      <text:p text:style-name="P4">
作者: Ukrinform (Person)</text:p>
      <text:p text:style-name="P4">
出版商: Укринформ (Organization)</text:p>
      <text:p text:style-name="P4">
出版时间: 2023-05-30T-41:23:00+03:00</text:p>
      <text:p text:style-name="P4">
修改时间: 2023-05-30T22:23:00+03:00</text:p>
      <text:p text:style-name="P4">
描述: 乌克兰前锋阿尔特姆·贝辛（Artem Besedin）将从奥莫尼亚（Omonia）返回迪纳摩（Dynamo）。  - 乌克林。</text:p>
      <text:p text:style-name="P4">
图片: ['<text:a xlink:type="simple" xlink:href="https://static.ukrinform.com/photos/2023_05/thumb_files/630_360_1685474101-426.jpg" text:style-name="Internet_20_link" text:visited-style-name="Visited_20_Internet_20_Link">
630_360_16854...</text:a>
']</text:p>
      <text:p text:style-name="P4">
标签: ['Футбол']</text:p>
      <text:p text:style-name="P4">
类型: Article</text:p>
      <!--METADATA-->
      <text:p text:style-name="P4">
<draw:frame draw:style-name="fr1" draw:name="Image77" text:anchor-type="as-char" svg:width="6.9236in" svg:height="3.956343in" draw:z-index="0">
<draw:image xlink:href="../Images/yкринформ/2023-05-30T-41-23-00-03-00/630_360_1685474101-426.jpg" xlink:type="simple" xlink:show="embed" xlink:actuate="onLoad" draw:mime-type="image/jpeg"/>
</draw:frame>
乌克兰前锋阿尔特姆·贝辛(Artem Besedin)将从奥莫尼亚(Omonia)返回迪纳摩(Dynamo)。</text:p>
      <text:p text:style-name="P4">
据报道<text:a xlink:type="simple" xlink:href="https://ua.tribuna.com/uk/football/1000000070775-besedin-vernetsya-v-dinamo-24sportscomcy/" text:style-name="Internet_20_link" text:visited-style-name="Visited_20_Internet_20_Link">
tribuna.com</text:a>
乌克林福姆报道，关于24Sports。</text:p>
      <text:p text:style-name="P4">
塞浦路斯俱乐部不打算购买球员的合同。 在赛季结束时，他向右讲话。</text:p>
      <text:p text:style-name="P4">
<text:span text:style-name="T4">
另请阅读：</text:span>
 <text:a xlink:type="simple" xlink:href="https://www.ukrinform.ua/rubric-sports/3715902-za-fk-polissa-gratime-golkiper-zbirnoi-nigerii-u20.html" text:style-name="Internet_20_link" text:visited-style-name="Visited_20_Internet_20_Link">
对于FC“ Polesie”，将扮演尼日利亚国家的守门员U20</text:a>
一位27岁的乌克兰人花了15场比赛为同源。 在他的资产1进球和第一名中。</text:p>
      <text:p text:style-name="P4">
照片：facebook.com/monoiafootball</text:p>
      <text:p text:style-name="P4">
News Source: <text:a xlink:type="simple" xlink:href="https://www.ukrinform.ua/rubric-sports/3716281-futbol-besedin-povernetsa-v-dinamo.html" text:style-name="Internet_20_link" text:visited-style-name="Visited_20_Internet_20_Link">
https://www.ukrinform.ua/rubric-sports/3716281-futbol-besedin-povernetsa-v-dinamo.html</text:a>
</text:p>
      <!--NEWS-->
      <text:h text:style-name="P10" text:outline-level="1">
<text:span text:style-name="T4">
OP评论了俄罗斯在Zaluzhny和Syrsky的“通缉”中的宣布</text:span>
</text:h>
      <text:p text:style-name="P4">
作者: Ukrinform (Person)</text:p>
      <text:p text:style-name="P4">
出版商: Укринформ (Organization)</text:p>
      <text:p text:style-name="P4">
出版时间: 2023-05-30T-43:19:00+03:00</text:p>
      <text:p text:style-name="P4">
修改时间: 2023-05-30T22:19:00+03:00</text:p>
      <text:p text:style-name="P4">
描述: 俄罗斯在乌克兰将军的“通缉”中宣布 - 武装部队瓦莱里·扎卢兹尼（Valery Zaluzhny）的总司令和陆军亚历山大·西尔斯基（Alexander Sirsky）的指挥官 - 完全抹黑了这个国家，至少有足够的富裕度。  - 乌克林。</text:p>
      <text:p text:style-name="P4">
图片: ['<text:a xlink:type="simple" xlink:href="https://static.ukrinform.com/photos/2022_03/thumb_files/630_360_1647521738-527.jpeg" text:style-name="Internet_20_link" text:visited-style-name="Visited_20_Internet_20_Link">
630_360_16475...</text:a>
']</text:p>
      <text:p text:style-name="P4">
标签: ['Розшук', 'Росія', 'Сирський', 'Офіс Президента', 'Подоляк', 'Валерій Залужний', 'Єдині новини']</text:p>
      <text:p text:style-name="P4">
类型: Article</text:p>
      <!--METADATA-->
      <text:p text:style-name="P4">
<draw:frame draw:style-name="fr1" draw:name="Image78" text:anchor-type="as-char" svg:width="6.9236in" svg:height="3.956343in" draw:z-index="0">
<draw:image xlink:href="../Images/yкринформ/2023-05-30T-43-19-00-03-00/630_360_1647521738-527.jpeg" xlink:type="simple" xlink:show="embed" xlink:actuate="onLoad" draw:mime-type="image/jpeg"/>
</draw:frame>
俄罗斯在乌克兰将军的“通缉”中宣布了扎卢兹尼的总司令和陆军司令亚历山大·西尔斯基(Alexander Sirsky)的总司令 - 绝对抹黑这个国家至少有滴水的国家。</text:p>
      <text:p text:style-name="P4">
乌克利福德通讯员报道，办公室主席米哈伊尔·波多利亚克(Mikhail Podolyak)办公室负责人的顾问在唯一新闻的播放中告知了这一点。</text:p>
      <text:p text:style-name="P4">
“特殊药用的开门日(机构 -  ed。). Меніздається, що і Сирський, і Залужний – особисто прийдуть до тих людей, які ценаписали, і зададуть певні їм питання при зустрічі. Тільки будуть нюанси.Нехай вони трохи почекають. А якщо серйозно казати, то всі ці оголошення, якісьогодні робить Росія, вже абсолютно, остаточно дискредитують Росію як країну,яка має хоча б якусь краплю адекватності», - сказав він.</text:p>
      <text:p text:style-name="P4">
<text:span text:style-name="T4">
Читайте також:</text:span>
 <text:span text:style-name="T4">
<text:a xlink:type="simple" xlink:href="https://www.ukrinform.ua/rubric-ato/3716274-u-minoboroni-poasnili-motivi-rosii-ogolositi-v-rozsuk-zaluznogo-j-sirskogo.html" text:style-name="Internet_20_link" text:visited-style-name="Visited_20_Internet_20_Link">
 У Міноборони пояснили мотиви Росії оголосити в «розшук»Залужного й Сирського </text:a>
</text:span>
</text:p>
      <text:p text:style-name="P4">
Podolyak指出，是俄罗斯人发动了这场战争，他们被视为对乌克兰现实有一些影响。</text:p>
      <text:p text:style-name="P4">
据他说，俄罗斯必须在这个<text:span text:style-name="T4">
 [战争]中输掉(https://www.ukrinform.ua/tag-vijna-z-rosieu)</text:span>
与乌克兰。</text:p>
      <text:p text:style-name="P4">
据报道，武装部队瓦莱里·扎卢兹尼(Valery Zaluzhny)的总司令要求俄罗斯内政部。</text:p>
      <text:p text:style-name="P4">
<text:span text:style-name="T4">
另请阅读：</text:span>
 <text:span text:style-name="T4">
 <text:a xlink:type="simple" xlink:href="https://www.ukrinform.ua/rubric-ato/3716178-rosia-ogolosila-v-rozsuk-ukrainskih-zaluznogo-ta-sirskogo.html" text:style-name="Internet_20_link" text:visited-style-name="Visited_20_Internet_20_Link">
俄罗斯想要Zaluzhnaya和Syrsky</text:a>
 <text:a xlink:type="simple" xlink:href="https://www.ukrinform.ua/rubric-polytics/3714528-comu-rosiani-tak-vperto-vtracali-zaluznogo-dajdzest-propagandi-za-25-travna-2023-roku.html" text:style-name="Internet_20_link" text:visited-style-name="Visited_20_Internet_20_Link">
 </text:a>
</text:span>
</text:p>
      <text:p text:style-name="P4">
据罗斯马(Roszma)称，俄罗斯内政部的基础是，武装部队武装部队的总司令亚历山大·西尔斯基(Alexander Sirsky)在通缉的“清洁文章”中也被要求。</text:p>
      <text:p text:style-name="P4">
News Source: <text:a xlink:type="simple" xlink:href="https://www.ukrinform.ua/rubric-ato/3716280-u-op-prokomentuvali-ogolosenna-rosii-u-rozsuk-zaluznogo-i-sirskogo.html" text:style-name="Internet_20_link" text:visited-style-name="Visited_20_Internet_20_Link">
https://www.ukrinform.ua/rubric-ato/3716280-u-op-prokomentuvali-ogolosenna-rosii-u-rozsuk-zaluznogo-i-sirskogo.html</text:a>
</text:p>
      <!--NEWS-->
      <text:h text:style-name="P10" text:outline-level="1">
<text:span text:style-name="T4">
美国正在准备3亿美元的国防援助计划</text:span>
</text:h>
      <text:p text:style-name="P4">
作者: Ukrinform (Person)</text:p>
      <text:p text:style-name="P4">
出版商: Укринформ (Organization)</text:p>
      <text:p text:style-name="P4">
出版时间: 2023-05-30T-45:12:00+03:00</text:p>
      <text:p text:style-name="P4">
修改时间: 2023-05-30T22:12:00+03:00</text:p>
      <text:p text:style-name="P4">
描述: 美国正准备在周三宣布向乌克兰分配一个新的3亿美元国防包，尤其可能包括爱国者防空导弹，以及其他系统和弹药。  - 乌克林。</text:p>
      <text:p text:style-name="P4">
图片: ['<text:a xlink:type="simple" xlink:href="https://static.ukrinform.com/photos/2022_09/thumb_files/630_360_1662821775-754.jpg" text:style-name="Internet_20_link" text:visited-style-name="Visited_20_Internet_20_Link">
630_360_16628...</text:a>
']</text:p>
      <text:p text:style-name="P4">
标签: ['Оборона', 'США', 'Україна', 'допомога']</text:p>
      <text:p text:style-name="P4">
类型: Article</text:p>
      <!--METADATA-->
      <text:p text:style-name="P4">
<draw:frame draw:style-name="fr1" draw:name="Image79" text:anchor-type="as-char" svg:width="6.9236in" svg:height="3.956343in" draw:z-index="0">
<draw:image xlink:href="../Images/yкринформ/2023-05-30T-45-12-00-03-00/630_360_1662821775-754.jpg" xlink:type="simple" xlink:show="embed" xlink:actuate="onLoad" draw:mime-type="image/jpeg"/>
</draw:frame>
美国将于周三宣布，将新的3亿美元国防援助套餐分配给乌克兰，尤其可能包括爱国者防空导弹，以及其他系统和弹药。</text:p>
      <text:p text:style-name="P4">
这是英文语言服务周二报道的“ <text:a xlink:type="simple" xlink:href="https://www.voanews.com/a/us-providing-300-million-in-more-aid-for-ukraine/7115470.html" text:style-name="Internet_20_link" text:visited-style-name="Visited_20_Internet_20_Link">
美国之声</text:a>
»据报道，关于五角大楼的来源。</text:p>
      <text:p text:style-name="P4">
预计新的援助包将包含，包括用于系统的导弹，反坦克装置，炮弹的炮弹以及无可管理的<text:a xlink:type="simple" xlink:href="https://www.ukrinform.ua/tag-raketa" text:style-name="Internet_20_link" text:visited-style-name="Visited_20_Internet_20_Link">
导弹</text:a>
Zuni Air Earth课程。 此外，新的批次还将包括防空系统和Styinger防空导弹系统。</text:p>
      <text:p text:style-name="P4">
<text:span text:style-name="T4">
另请阅读：</text:span>
 <text:a xlink:type="simple" xlink:href="https://www.ukrinform.ua/rubric-ato/3714238-litva-anonsuvala-novij-paket-vijskovoi-dopomogi-ukraini.html" text:style-name="Internet_20_link" text:visited-style-name="Visited_20_Internet_20_Link">
立陶宛宣布了一个新的<text:span text:style-name="T4">
包装</text:span>
军事援助</text:a>
据报道，总统在此之前至少分配了38包国防援助(总统提取 - 活动。), колитехніка й боєприпаси надходять у терміновому порядку з наявних ресурсівПентагону.</text:p>
      <text:p text:style-name="P4">
News Source: <text:a xlink:type="simple" xlink:href="https://www.ukrinform.ua/rubric-ato/3716279-ssa-gotuut-paket-oboronnoi-dopomogi-ukraini-na-300-miljoniv-zmi.html" text:style-name="Internet_20_link" text:visited-style-name="Visited_20_Internet_20_Link">
https://www.ukrinform.ua/rubric-ato/3716279-ssa-gotuut-paket-oboronnoi-dopomogi-ukraini-na-300-miljoniv-zmi.html</text:a>
</text:p>
      <!--NEWS-->
      <text:h text:style-name="P10" text:outline-level="1">
<text:span text:style-name="T4">
北约将增加其在科索沃的军队的存在</text:span>
</text:h>
      <text:p text:style-name="P4">
作者: Ukrinform (Person)</text:p>
      <text:p text:style-name="P4">
出版商: Укринформ (Organization)</text:p>
      <text:p text:style-name="P4">
出版时间: 2023-05-30T-47:07:00+03:00</text:p>
      <text:p text:style-name="P4">
修改时间: 2023-05-30T22:07:00+03:00</text:p>
      <text:p text:style-name="P4">
描述: 在与抗议者碰撞期间，北约将与另外700名军事人员一起提到科索沃，另外700名军事人员受伤。  - 乌克林。</text:p>
      <text:p text:style-name="P4">
图片: ['<text:a xlink:type="simple" xlink:href="https://static.ukrinform.com/photos/2023_03/thumb_files/630_360_1680278305-857.jpg" text:style-name="Internet_20_link" text:visited-style-name="Visited_20_Internet_20_Link">
630_360_16802...</text:a>
']</text:p>
      <text:p text:style-name="P4">
标签: ['Косово', 'НАТО', 'Військові']</text:p>
      <text:p text:style-name="P4">
类型: Article</text:p>
      <!--METADATA-->
      <text:p text:style-name="P4">
<draw:frame draw:style-name="fr1" draw:name="Image80" text:anchor-type="as-char" svg:width="6.9236in" svg:height="3.956343in" draw:z-index="0">
<draw:image xlink:href="../Images/yкринформ/2023-05-30T-47-07-00-03-00/630_360_1680278305-857.jpg" xlink:type="simple" xlink:show="embed" xlink:actuate="onLoad" draw:mime-type="image/jpeg"/>
</draw:frame>
在与抗议者碰撞时，将与另外700名军人一起去科索沃，另外700名军人受伤。</text:p>
      <text:p text:style-name="P4">
正如乌克林福姆报道的那样，它报告了<text:a xlink:type="simple" xlink:href="https://www.bbc.com/news/world-europe-65759214" text:style-name="Internet_20_link" text:visited-style-name="Visited_20_Internet_20_Link">
BBC</text:a>
。</text:p>
      <text:p text:style-name="P4">
当骚乱继续继续的科索沃北部的塞尔维亚抗议者试图在新闻中与警察和警察之间的新闻建筑[北约]进入政府大楼​​<text:a xlink:type="simple" xlink:href="https://www.ukrinform.ua/tag-nato" text:style-name="Internet_20_link" text:visited-style-name="Visited_20_Internet_20_Link">
北约</text:a>
有一个成熟。</text:p>
      <text:p text:style-name="P4">
此后，北约北约出版了多达3800名已经在科索沃服务的人。</text:p>
      <text:p text:style-name="P4">
因此，将创建一个额外的储备营，在7天内必要时可以开发该营。</text:p>
      <text:p text:style-name="P4">
<text:span text:style-name="T4">
另请阅读：</text:span>
 <text:a xlink:type="simple" xlink:href="https://www.ukrinform.ua/rubric-world/3715375-stoltenberg-zaklikav-kosovo-poslabiti-napruzenist-u-vidnosinah-z-serbieu.html" text:style-name="Internet_20_link" text:visited-style-name="Visited_20_Internet_20_Link">
Stoltenberg称为<text:span text:style-name="T4">
 Kosovo </text:span>
以削弱塞尔维亚的紧张局势</text:a>
据官员称，周一30名军人受伤。 受伤包括自制爆炸装置的裂缝和烧伤。 另外，三名战斗机是枪伤。</text:p>
      <text:p text:style-name="P4">
据报道，两天前在科索沃，当地警察与参与者之间发生了冲突，抗议抗议塞尔维亚人口居住区的市长的行动，以抗议市长的到来。</text:p>
      <text:p text:style-name="P4">
早些时候，报告了25名北约维和人员<text:a xlink:type="simple" xlink:href="https://www.ukrinform.ua/rubric-world/3715843-u-sutickah-v-kosovo-postrazdali-dva-desatki-mirotvorciv-nato.html" text:style-name="Internet_20_link" text:visited-style-name="Visited_20_Internet_20_Link">
受科索沃的抗议者的影响</text:a>
 .</text:p>
      <text:p text:style-name="P4">
News Source: <text:a xlink:type="simple" xlink:href="https://www.ukrinform.ua/rubric-world/3716278-nato-zbilsit-prisutnist-svoih-vijskovih-u-kosovo.html" text:style-name="Internet_20_link" text:visited-style-name="Visited_20_Internet_20_Link">
https://www.ukrinform.ua/rubric-world/3716278-nato-zbilsit-prisutnist-svoih-vijskovih-u-kosovo.html</text:a>
</text:p>
      <!--NEWS-->
      <text:h text:style-name="P10" text:outline-level="1">
<text:span text:style-name="T4">
由于俄罗斯和白俄罗斯的比赛，乌克兰将无法参加柔道的少女</text:span>
</text:h>
      <text:p text:style-name="P4">
作者: Ukrinform (Person)</text:p>
      <text:p text:style-name="P4">
出版商: Укринформ (Organization)</text:p>
      <text:p text:style-name="P4">
出版时间: 2023-05-30T-49:02:00+03:00</text:p>
      <text:p text:style-name="P4">
修改时间: 2023-05-30T22:02:00+03:00</text:p>
      <text:p text:style-name="P4">
描述: Збірна України з дзюдо пропустить Гран-прі Душанбе через допуск російських і білоруських спортсменів. — Укрінформ.</text:p>
      <text:p text:style-name="P4">
图片: ['<text:a xlink:type="simple" xlink:href="https://static.ukrinform.com/photos/2023_05/thumb_files/630_360_1685473271-855.jpg" text:style-name="Internet_20_link" text:visited-style-name="Visited_20_Internet_20_Link">
630_360_16854...</text:a>
']</text:p>
      <text:p text:style-name="P4">
标签: ['Дзюдо']</text:p>
      <text:p text:style-name="P4">
类型: Article</text:p>
      <!--METADATA-->
      <text:p text:style-name="P4">
<draw:frame draw:style-name="fr1" draw:name="Image81" text:anchor-type="as-char" svg:width="6.9236in" svg:height="3.956343in" draw:z-index="0">
<draw:image xlink:href="../Images/yкринформ/2023-05-30T-49-02-00-03-00/630_360_1685473271-855.jpg" xlink:type="simple" xlink:show="embed" xlink:actuate="onLoad" draw:mime-type="image/jpeg"/>
</draw:frame>
乌克兰国家队将通过接纳俄罗斯伊比利洛斯运动员的身份错过杜尚的大奖赛。</text:p>
      <text:p text:style-name="P4">
据报道<text:a xlink:type="simple" xlink:href="https://ukrainejudo.com/news/4249-zbirna-ukrajini-vidklikala-svoyu-zayavku-z-turniru-seriji-grand-prix-v-dushanbe" text:style-name="Internet_20_link" text:visited-style-name="Visited_20_Internet_20_Link">
新闻服务</text:a>
乌克林法姆杂志报道，乌克兰柔道联合会。</text:p>
      <text:p text:style-name="P4">
“乌克兰团队在开始前几天被迫撤回该申请。 这是由于国际柔道联合会(IJF)她登记参加俄罗斯和白俄罗斯代表的锦标赛，为“个人中立运动员”。 目前，该锦标赛的申请包含11位侵略者的代表 - 两名白俄罗斯人和9个俄罗斯人，”联合会说。</text:p>
      <text:p text:style-name="P4">
由14名运动员组成的乌克兰队正在斯洛伐克Shamorin的一次培训会议上。</text:p>
      <text:p text:style-name="P4">
乌克兰犹太教徒计划的最接近的比赛将是捷克布拉格大三的欧洲杯(6月3日至4日)以及哈萨克斯坦阿斯塔纳的大满贯锦标赛(6月16日至18日)如果不允许他们去俄罗斯人和白俄罗斯。</text:p>
      <text:p text:style-name="P4">
<text:span text:style-name="T4">
另请阅读：</text:span>
 <text:a xlink:type="simple" xlink:href="https://www.ukrinform.ua/rubric-sports/3715025-ukrainka-litvinenko-vigrala-bronzu-na-etapi-serii-granpri-z-dzudo-v-avstrii.html" text:style-name="Internet_20_link" text:visited-style-name="Visited_20_Internet_20_Link">
乌克兰litvinenko在奥地利的<text:span text:style-name="T4">
 Judo </text:span>
赢得了大奖赛系列中的铜牌</text:a>
据报道，杜尚贝的大奖赛将于6月2日至6月4日举行。</text:p>
      <text:p text:style-name="P4">
照片：IJF</text:p>
      <text:p text:style-name="P4">
News Source: <text:a xlink:type="simple" xlink:href="https://www.ukrinform.ua/rubric-sports/3716276-ukraina-ne-zmoze-vzati-ucast-u-granpri-z-dzudo-cerez-dopusk-do-zmagan-rosian-i-bilorusiv.html" text:style-name="Internet_20_link" text:visited-style-name="Visited_20_Internet_20_Link">
https://www.ukrinform.ua/rubric-sports/3716276-ukraina-ne-zmoze-vzati-ucast-u-granpri-z-dzudo-cerez-dopusk-do-zmagan-rosian-i-bilorusiv.html</text:a>
</text:p>
      <!--NEWS-->
      <text:h text:style-name="P10" text:outline-level="1">
<text:span text:style-name="T4">
乌克兰与莫斯科的无人机无关</text:span>
</text:h>
      <text:p text:style-name="P4">
作者: Ukrinform (Person)</text:p>
      <text:p text:style-name="P4">
出版商: Укринформ (Organization)</text:p>
      <text:p text:style-name="P4">
出版时间: 2023-05-30T-51:00:00+03:00</text:p>
      <text:p text:style-name="P4">
修改时间: 2023-05-30T22:00:00+03:00</text:p>
      <text:p text:style-name="P4">
描述: 乌克兰当然与无人机对莫斯科的袭击无关，因为我们国家无需这样做。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БПЛА', 'Москва', 'Обстріл', 'Подоляк', 'Єдині новини']</text:p>
      <text:p text:style-name="P4">
类型: Article</text:p>
      <!--METADATA-->
      <text:p text:style-name="P4">
<draw:frame draw:style-name="fr1" draw:name="Image82" text:anchor-type="as-char" svg:width="6.9236in" svg:height="3.956343in" draw:z-index="0">
<draw:image xlink:href="../Images/yкринформ/2023-05-30T-51-00-00-03-00/630_360_1669378255-230.jpg" xlink:type="simple" xlink:show="embed" xlink:actuate="onLoad" draw:mime-type="image/jpeg"/>
</draw:frame>
乌克兰当然与无人机对莫斯科的袭击无关，因为我们的国家无需完成。</text:p>
      <text:p text:style-name="P4">
乌克利诺德通讯员报告说，办公室办公室主席米哈伊尔·波多利亚克(Mikhail Podolyak)的顾问在唯一的新闻电话中告知了这一点，回答了这些打击是否具有战略意义的问题。</text:p>
      <text:p text:style-name="P4">
“当然，乌克兰并不重要。 我们不需要这样做，我们有足够的重要任务，可以在职业中使用稀缺的武器(包括火箭和无人机)来绘制大规模打击。 其次，我们更加关注俄罗斯在我们的首都的吹气。”他说。</text:p>
      <text:p text:style-name="P4">
<text:span text:style-name="T4">
另请阅读：</text:span>
 <text:span text:style-name="T4">
 <text:a xlink:type="simple" xlink:href="https://www.ukrinform.ua/rubric-ato/3716267-recnik-genseka-oon-ne-mozna-porivnuvati-obstril-dronami-moskvi-z-postijnimi-atakami-na-ukrainu.html" text:style-name="Internet_20_link" text:visited-style-name="Visited_20_Internet_20_Link">
联合国秘书长SNAR：莫斯科无法与对乌克兰的不断攻击进行比较</text:a>
</text:span>
</text:p>
      <text:p text:style-name="P4">
据他介绍，俄罗斯联邦内部空间中的任何中风都不是乌克兰战略性的。 “但这对于其他目的而言是战略重要性。我要说的是，这些攻击无人机，尤其是卢布，展示了几件事，”  -  OP负责人的顾问说。</text:p>
      <text:p text:style-name="P4">
他指出，这些无人机很小，它们会飞得很短。</text:p>
      <text:p text:style-name="P4">
“我会提醒你，5月9日是(接受 -  ed。)一些决定禁止使用无人机的决定，中央联邦区的无人机。 但是请宽恕他们是来自莫斯科地区或其他任何莫斯科莫科夫地区，并悄悄前往莫斯科。 还有什么(他们是 -  ed。)他们展示了 - 当今俄罗斯的绝对技术笨拙。” Podolyak说。</text:p>
      <text:p text:style-name="P4">
<text:span text:style-name="T4">
另请阅读：</text:span>
 <text:span text:style-name="T4">
 <text:a xlink:type="simple" xlink:href="https://www.ukrinform.ua/rubric-world/3716102-slidkom-rf-zaviv-spravu-za-faktom-ataki-bezpilotnikiv-na-moskvu.html" text:style-name="Internet_20_link" text:visited-style-name="Visited_20_Internet_20_Link">
RF联邦高管开始了莫斯科无人机的攻击问题</text:a>
</text:span>
</text:p>
      <text:p text:style-name="P4">
据他说，“壳”和谴责都不 - 什么都没有，这尤其是一个令人震惊的政治精英。</text:p>
      <text:p text:style-name="P4">
回答一个问题，即在政治背景下会导致俄罗斯寡头和代表们看到这种技术笨拙的问题，他表达了一个想法，而是(所有 - 订单。)，这将加速俄罗斯联邦弗拉基米尔·普京(Vladimir Putin)及其周围环境的最终押金，这在一段时间内，这一精英似乎就像一切都举行的泰坦。Podolyak说：“由于动员得知，即使在俄罗斯的中心没有任何昏迷的事物，在战争中，他们只是活着的肉类将被用来推迟乌克兰人一段时间的进步。”</text:p>
      <text:p text:style-name="P4">
<text:span text:style-name="T4">
另请阅读：</text:span>
 <text:span text:style-name="T4">
 <text:a xlink:type="simple" xlink:href="https://www.ukrinform.ua/rubric-world/3715962-moskvu-atakuvali-droni-kitajskogo-virobnictva-aki-priletili-z-pidmoskova-informnapalm.html" text:style-name="Internet_20_link" text:visited-style-name="Visited_20_Internet_20_Link">
莫斯科攻击了来自莫斯科的中国生产的无人机 -  Informnapalm</text:a>
</text:span>
</text:p>
      <text:p text:style-name="P4">
他说，有几件事对俄罗斯的政治精英来说是显而易见的，其中之一是没有人控制任何事情。</text:p>
      <text:p text:style-name="P4">
据他说，俄罗斯联邦政治精英的代表不会在战前返回，也将无法获得格莱美奖的奖励，好像它是前所未有的，坐在全球的代表旁边文化精英，将无法在其他国家购买资产等等。</text:p>
      <text:p text:style-name="P4">
“但是至少他们现在考虑如何保护自己免受绝对明显的侵害，这将是在很近的未来，这是“疯狂的俄罗斯叛乱”， -  OP的负责人说。</text:p>
      <text:p text:style-name="P4">
<text:span text:style-name="T4">
另请阅读：</text:span>
 <text:span text:style-name="T4">
 <text:a xlink:type="simple" xlink:href="https://www.ukrinform.ua/rubric-world/3715937-blizko-25-bezpilotnikiv-nad-moskvou-ta-pidmoskovam-slidkom-rf-sukae-pricetnih.html" text:style-name="Internet_20_link" text:visited-style-name="Visited_20_Internet_20_Link">
莫斯科和莫斯科-RF的研究人员正在寻找涉及的人</text:a>
 </text:span>
</text:p>
      <text:p text:style-name="P4">
Як повідомлялося, слідчий комітет Росії заявив, що його слідчі розслідують намісці «факти падіння безпілотних літальних апаратів на будинки в <text:span text:style-name="T4">
<text:a xlink:type="simple" xlink:href="https://www.ukrinform.ua/tag-moskva" text:style-name="Internet_20_link" text:visited-style-name="Visited_20_Internet_20_Link">
 Москві</text:a>
</text:span>
”。 Podolyak称Dronov的“袭击”了Pomskov的“无人机抗议”。</text:p>
      <text:p text:style-name="P4">
News Source: <text:a xlink:type="simple" xlink:href="https://www.ukrinform.ua/rubric-polytics/3716275-ukraina-ne-mae-vidnosenna-do-atak-bezpilotnikiv-na-moskvu-podolak.html" text:style-name="Internet_20_link" text:visited-style-name="Visited_20_Internet_20_Link">
https://www.ukrinform.ua/rubric-polytics/3716275-ukraina-ne-mae-vidnosenna-do-atak-bezpilotnikiv-na-moskvu-podolak.html</text:a>
</text:p>
      <!--NEWS-->
      <text:h text:style-name="P10" text:outline-level="1">
<text:span text:style-name="T4">
在苏什林，由于敌人的炮击，有火</text:span>
</text:h>
      <text:p text:style-name="P4">
作者: Ukrinform (Person)</text:p>
      <text:p text:style-name="P4">
出版商: Укринформ (Organization)</text:p>
      <text:p text:style-name="P4">
出版时间: 2023-05-30T-54:55:00+03:00</text:p>
      <text:p text:style-name="P4">
修改时间: 2023-05-30T21:55:00+03:00</text:p>
      <text:p text:style-name="P4">
描述: 在Sumy地区，救援人员消除了由俄罗斯炮击引起的大规模火灾。  - 乌克林。</text:p>
      <text:p text:style-name="P4">
图片: ['<text:a xlink:type="simple" xlink:href="https://static.ukrinform.com/photos/2023_05/thumb_files/630_360_1685472682-247.jpg" text:style-name="Internet_20_link" text:visited-style-name="Visited_20_Internet_20_Link">
630_360_16854...</text:a>
']</text:p>
      <text:p text:style-name="P4">
标签: ['Обстріл', 'Пожежа', 'Сумщина', 'Війна з Росією']</text:p>
      <text:p text:style-name="P4">
类型: Article</text:p>
      <!--METADATA-->
      <text:p text:style-name="P4">
<draw:frame draw:style-name="fr1" draw:name="Image83" text:anchor-type="as-char" svg:width="6.9236in" svg:height="3.956343in" draw:z-index="0">
<draw:image xlink:href="../Images/yкринформ/2023-05-30T-54-55-00-03-00/630_360_1685472682-247.jpg" xlink:type="simple" xlink:show="embed" xlink:actuate="onLoad" draw:mime-type="image/jpeg"/>
</draw:frame>
在尤姆地区，救援人员消除了由俄罗斯大火造成的大规模大火。</text:p>
      <text:p text:style-name="P4">
根据乌克林福姆的说法，州紧急服务在[电报]中报告(https://t.me/dsns_telegram/17174?single) .</text:p>
      <text:p text:style-name="P4">
30 травня до Служби порятунку «101» надійшла інформація, що внаслідок ворожого<text:a xlink:type="simple" xlink:href="https://www.ukrinform.ua/tag-obstril" text:style-name="Internet_20_link" text:visited-style-name="Visited_20_Internet_20_Link">
 обстрілу </text:a>
 з боку країни-агресора водному із населених пунктів Шосткинського району сталося масштабне загоряння ужитловому секторі.</text:p>
      <text:p text:style-name="P4">
По прибуттю було встановлено, що вогнем охоплено господарчі споруди.Утворилась загроза подальшого поширення вогню на будівлі розташовані поруч.</text:p>
      <text:p text:style-name="P4">
<text:span text:style-name="T4">
Читайте також:</text:span>
 <text:a xlink:type="simple" xlink:href="https://www.ukrinform.ua/rubric-kyiv/3715374-vibuhi-u-kievi-v-odnomu-z-rajoniv-vid-ulamkiv-raketi-stalasa-pozeza-u-privatnomu-budinku.html" text:style-name="Internet_20_link" text:visited-style-name="Visited_20_Internet_20_Link">
 В одному з районів Києва від уламків ракети сталася<text:span text:style-name="T4">
пожежа</text:span>
 - Кличко </text:a>
得益于消防员的操作行动，我们设法将火电池定位，以防止火焰传播到其他住宅建筑物和结构，并消除。</text:p>
      <text:p text:style-name="P4">
如[Ukrinform]报道(https://www.ukrinform.ua/rubric-ato/3716238-rosiani-vden-pat-raziv-obstrilali-prikordonna-cernigivsini-j-sumsini.html)，5月30日，俄罗斯人在下午向边境和苏米地区开火。</text:p>
      <text:p text:style-name="P4">
_foto：乌克兰的SES _</text:p>
      <text:p text:style-name="P4">
News Source: <text:a xlink:type="simple" xlink:href="https://www.ukrinform.ua/rubric-regions/3716273-na-susini-cerez-vorozij-obstril-stalasa-pozeza.html" text:style-name="Internet_20_link" text:visited-style-name="Visited_20_Internet_20_Link">
https://www.ukrinform.ua/rubric-regions/3716273-na-susini-cerez-vorozij-obstril-stalasa-pozeza.html</text:a>
</text:p>
      <!--NEWS-->
      <text:h text:style-name="P10" text:outline-level="1">
<text:span text:style-name="T4">
国防部解释了俄罗斯在Zaluzhnaya和Syrsky的“通缉”中的动机</text:span>
</text:h>
      <text:p text:style-name="P4">
作者: Ukrinform (Person)</text:p>
      <text:p text:style-name="P4">
出版商: Укринформ (Organization)</text:p>
      <text:p text:style-name="P4">
出版时间: 2023-05-30T-56:51:00+03:00</text:p>
      <text:p text:style-name="P4">
修改时间: 2023-05-30T21:51:00+03:00</text:p>
      <text:p text:style-name="P4">
描述: 武装部队瓦莱里·扎卢兹尼（Valery Zaluzhny）和陆军指挥官亚历山大·塞尔斯基（Alexander Sirsky）的武装部队总司令中的宣布，试图否定乌克兰作为侵略犯罪的受害者的地位。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Міноборони', 'Сирський', 'Валерій Залужний', 'Війна з Росією', 'Ганна Маляр']</text:p>
      <text:p text:style-name="P4">
类型: Article</text:p>
      <!--METADATA-->
      <text:p text:style-name="P4">
<draw:frame draw:style-name="fr1" draw:name="Image84" text:anchor-type="as-char" svg:width="6.9236in" svg:height="3.956343in" draw:z-index="0">
<draw:image xlink:href="../Images/yкринформ/2023-05-30T-56-51-00-03-00/630_360_1677152977-764.jpg" xlink:type="simple" xlink:show="embed" xlink:actuate="onLoad" draw:mime-type="image/jpeg"/>
</draw:frame>
武装部队的“通缉”指挥官瓦莱里·扎卢兹尼(Valery Zaluzhny)和亚历山大·塞尔斯基(Alexander Sirsky)总司令的宣布是试图谈判乌克兰作为侵略犯罪的受害者的地位，并施加了心理压力科学的乌克兰捍卫者。</text:p>
      <text:p text:style-name="P4">
根据乌克林福姆的说法，国防部副部长安娜·马里亚尔(Anna Malyar)在[电报]中报道(https://t.me/annamaliar/804)。</text:p>
      <text:p text:style-name="P4">
“这是信息战的技术之一……这项技术旨在解决两条路：以正式的国际侵略性犯罪犯罪犯罪行为与我们的防御性均衡，以抵消乌克兰作为国际侵略犯罪的受害者的地位(进行 -  ed。)心理压力并使我们的军队士气低落。”她写道。</text:p>
      <text:p text:style-name="P4">
同时，画家指出，2014  -  2015年在<text:a xlink:type="simple" xlink:href="https://www.ukrinform.ua/tag-rosia" text:style-name="Internet_20_link" text:visited-style-name="Visited_20_Internet_20_Link">
俄罗斯</text:a>
他们还开放了乌克兰指挥官和旅指挥官的刑事诉讼，指责他们在敌对行动期间被监禁。</text:p>
      <text:p text:style-name="P4">
<text:span text:style-name="T4">
另请阅读：</text:span>
 <text:a xlink:type="simple" xlink:href="https://www.ukrinform.ua/rubric-ato/3716178-rosia-ogolosila-v-rozsuk-ukrainskih-zaluznogo-ta-sirskogo.html" text:style-name="Internet_20_link" text:visited-style-name="Visited_20_Internet_20_Link">
俄罗斯想要<text:span text:style-name="T4">
 Zaluzhny </text:span>
和Syrsky</text:a>
国防部副部长强调，与敌人作战的组合的心理压力在此类战斗人员的数量中大大超过了，这是无关紧要的。</text:p>
      <text:p text:style-name="P4">
她补充说：“俄罗斯在这场战争中创造了如此的有毒声誉，并失去了信任，即我们军队的任何指控都被认为是一种加剧的情况。”</text:p>
      <text:p text:style-name="P4">
<text:span text:style-name="T4">
另请阅读：</text:span>
 <text:a xlink:type="simple" xlink:href="https://www.ukrinform.ua/rubric-ato/3715486-sirskij-vidvidav-pozicii-na-limanskomu-napramku-skoro-perejdemo-do-aktivnih-nastupalnih-dij.html" text:style-name="Internet_20_link" text:visited-style-name="Visited_20_Internet_20_Link">
很快让我们继续进行积极进攻行动：Syrsky尊重Lyman的方向</text:a>
正如俄罗斯媒体[Mediason]的报道(https://zona.media/news/2023/05/30/zalujni)Th <text:a xlink:type="simple" xlink:href="https://t.me/tass_agency/194079" text:style-name="Internet_20_link" text:visited-style-name="Visited_20_Internet_20_Link">
tass</text:a>
在搜查俄罗斯联邦内政部的基础上，发现了武装部队的指挥官 - 武装部队的总司令瓦莱里·扎卢兹尼(Valery Zaluzhny)和指挥官-in -in -in -in -in -in -in -in -in -chief士兵武装部队武装部队武装部队乌克兰亚历山大·西尔斯基(Alexander Sirsky)，“犯罪分子”。</text:p>
      <text:p text:style-name="P4">
News Source: <text:a xlink:type="simple" xlink:href="https://www.ukrinform.ua/rubric-ato/3716274-u-minoboroni-poasnili-motivi-rosii-ogolositi-v-rozsuk-zaluznogo-j-sirskogo.html" text:style-name="Internet_20_link" text:visited-style-name="Visited_20_Internet_20_Link">
https://www.ukrinform.ua/rubric-ato/3716274-u-minoboroni-poasnili-motivi-rosii-ogolositi-v-rozsuk-zaluznogo-j-sirskogo.html</text:a>
</text:p>
      <!--NEWS-->
      <text:h text:style-name="P10" text:outline-level="1">
<text:span text:style-name="T4">
Shevchenko和Zinchenko在伦敦举行慈善比赛，以支持乌克兰</text:span>
</text:h>
      <text:p text:style-name="P4">
作者: Ukrinform (Person)</text:p>
      <text:p text:style-name="P4">
出版商: Укринформ (Organization)</text:p>
      <text:p text:style-name="P4">
出版时间: 2023-05-30T-58:46:00+03:00</text:p>
      <text:p text:style-name="P4">
修改时间: 2023-05-30T21:46:00+03:00</text:p>
      <text:p text:style-name="P4">
描述: 足球明星Andriy Shevchenko和Alexander Zinchenko的足球明星Andriy Shevchenko和Alexander Zinchenko的大使启动了一场慈善比赛，以支持乌克兰4ukraine，该比赛将于8月5日在伦敦举行。  - 乌克林。</text:p>
      <text:p text:style-name="P4">
图片: ['<text:a xlink:type="simple" xlink:href="https://static.ukrinform.com/photos/2023_05/thumb_files/630_360_1685471537-536.jpg" text:style-name="Internet_20_link" text:visited-style-name="Visited_20_Internet_20_Link">
630_360_16854...</text:a>
']</text:p>
      <text:p text:style-name="P4">
标签: ['Футбол', 'Лондон', 'Зінченко', 'Андрій Шевченко', 'Благодійність', 'United24']</text:p>
      <text:p text:style-name="P4">
类型: Article</text:p>
      <!--METADATA-->
      <text:p text:style-name="P4">
<draw:frame draw:style-name="fr1" draw:name="Image85" text:anchor-type="as-char" svg:width="6.9236in" svg:height="3.956343in" draw:z-index="0">
<draw:image xlink:href="../Images/yкринформ/2023-05-30T-58-46-00-03-00/630_360_1685471537-536.jpg" xlink:type="simple" xlink:show="embed" xlink:actuate="onLoad" draw:mime-type="image/jpeg"/>
</draw:frame>
Alexander Zinchenko的足球明星Andriy Shevchenko是United 24 Fandering平台的大使，亚历山大·Zinchenko(Alexander Zinchenko)启动了一场慈善比赛，以支持乌克兰Game4ukraine，该比赛将于8月5日在伦敦举行。</text:p>
      <text:p text:style-name="P4">
根据乌克兰的说法，乌克兰乌克兰·沃罗迪米尔·泽伦斯基(Ukraine Volodymyr Zelensky)在<text:a xlink:type="simple" xlink:href="https://t.me/V_Zelenskiy_official/6426" text:style-name="Internet_20_link" text:visited-style-name="Visited_20_Internet_20_Link">
Telegram</text:a>
。</text:p>
      <text:p text:style-name="P4">
它的目标是为在2022年3月被俄罗斯入侵者摧毁的内部后卫筹集资金，以重建Michael-Kotsyubynsky Lyceum。</text:p>
      <text:p text:style-name="P4">
“恭喜亚历山大·辛金科(Alexander Zinchenko)参加大使团队<text:span text:style-name="T4">
 <text:a xlink:type="simple" xlink:href="https://www.ukrinform.ua/tag-united24" text:style-name="Internet_20_link" text:visited-style-name="Visited_20_Internet_20_Link">
United24</text:a>
</text:span>
我支持Stamford Stamford的InitiativeGame4ukraine。 Zelensky强调，这是世界足球社区团结起来，展示自己的团结和帮助乌克兰的机会，以帮助我们的孩子回到学校的办公桌上，并再次吸引整个世界社区参加战争。”</text:p>
      <text:p text:style-name="P4">
<text:span text:style-name="T4">
另请阅读：</text:span>
 <text:span text:style-name="T4">
 [Andriy Shevchenko庆祝周年纪念日(https://www.ukrinform.ua/rubric-sports/3716260-andrij-sevcenko-vidznaciv-ricnicu-ambasadorstva-v-united24.html)</text:span>
</text:p>
      <text:p text:style-name="P4">
正如乌克林福姆报道的那样，乌克兰在登山瓦伦丁·西帕维诺津(Valentin Sipavinozhin)的乌克兰冠军在珠穆朗玛峰的顶部展开了国家旗帜，旗帜将在捐赠者 - 评分平台联队中扮演。</text:p>
      <text:p text:style-name="P4">
_foto：op _</text:p>
      <text:p text:style-name="P4">
News Source: <text:a xlink:type="simple" xlink:href="https://www.ukrinform.ua/rubric-sports/3716269-sevcenko-i-zincenko-iniciuut-u-londoni-blagodijnij-matc-na-pidtrimku-ukraini.html" text:style-name="Internet_20_link" text:visited-style-name="Visited_20_Internet_20_Link">
https://www.ukrinform.ua/rubric-sports/3716269-sevcenko-i-zincenko-iniciuut-u-londoni-blagodijnij-matc-na-pidtrimku-ukraini.html</text:a>
</text:p>
      <!--NEWS-->
      <text:h text:style-name="P10" text:outline-level="1">
<text:span text:style-name="T4">
FPV-OUHS制造商将在乌克兰举行</text:span>
</text:h>
      <text:p text:style-name="P4">
作者: Ukrinform (Person)</text:p>
      <text:p text:style-name="P4">
出版商: Укринформ (Organization)</text:p>
      <text:p text:style-name="P4">
出版时间: 2023-05-30T-60:35:00+03:00</text:p>
      <text:p text:style-name="P4">
修改时间: 2023-05-30T21:35:00+03:00</text:p>
      <text:p text:style-name="P4">
描述: 乌克兰将举办FPV-Oules制造商的竞争，以加强乌克兰的武装力量。  - 乌克林。</text:p>
      <text:p text:style-name="P4">
图片: ['<text:a xlink:type="simple" xlink:href="https://static.ukrinform.com/photos/2023_05/thumb_files/630_360_1685471430-703.jpg" text:style-name="Internet_20_link" text:visited-style-name="Visited_20_Internet_20_Link">
630_360_16854...</text:a>
']</text:p>
      <text:p text:style-name="P4">
标签: ['Безпілотник', 'Дрон', 'Змагання', 'Михайло Федоров']</text:p>
      <text:p text:style-name="P4">
类型: Article</text:p>
      <!--METADATA-->
      <text:p text:style-name="P4">
<draw:frame draw:style-name="fr1" draw:name="Image86" text:anchor-type="as-char" svg:width="6.9236in" svg:height="3.956343in" draw:z-index="0">
<draw:image xlink:href="../Images/yкринформ/2023-05-30T-60-35-00-03-00/630_360_1685471430-703.jpg" xlink:type="simple" xlink:show="embed" xlink:actuate="onLoad" draw:mime-type="image/jpeg"/>
</draw:frame>
在乌克兰，将举行FPV-Oules制造商的竞争，以加强乌克兰的武装力量。</text:p>
      <text:p text:style-name="P4">
乌克林福姆(Ukrinform)表示，数字化转型部长Mikhail Fedorove在[Telegram]中，数字化转型部长Mikhail Fedorovov报告了这一点。(https://t.me/zedigital/3185)。</text:p>
      <text:p text:style-name="P4">
“ 6月1日开发人员<text:a xlink:type="simple" xlink:href="https://www.ukrinform.ua/tag-bezpilotnik" text:style-name="Internet_20_link" text:visited-style-name="Visited_20_Internet_20_Link">
无人机</text:a>
他们将在无人机军队的FPV超级杯中竞争。 目的是展示乌克兰安全和国防生产力的FPV目标，以获得更好的合同。 所有制造商都可以加入超级碗，您只需要注册即可。”</text:p>
      <text:p text:style-name="P4">
比赛将在几个阶段举行：移动和静态目标的病变，克服障碍赛等等。 国防部和各种部队的代表将观察参与者。</text:p>
      <text:p text:style-name="P4">
Fedorov强调说：“ FPV -Punks是今天成功地在正面上工作的未来。命令符号系统地在防御技术的发展和无人机词汇制造商的刺激上工作。”</text:p>
      <text:p text:style-name="P4">
<text:span text:style-name="T4">
另请阅读：</text:span>
 <text:a xlink:type="simple" xlink:href="https://www.ukrinform.ua/rubric-technology/3712975-u-lvovi-konferencia-ukrainskih-virobnikiv-droniv-obednala-ponad-30-kompanij.html" text:style-name="Internet_20_link" text:visited-style-name="Visited_20_Internet_20_Link">
在乌克兰的德罗尼夫制造商的利维夫会议上，已有30多家公司</text:a>
他打电话给那些已经准备就绪的产品的人，并希望通过Dronovvyov“鸟”加强军队，以通过[参考]注册(https://docs.google.com/forms/d/e/1FAIpQLSeVsdq1FT71Bj1Hl7wWa-9b131lIG5WSOq5YD8VJS-xD_FxSw/viewform)。</text:p>
      <text:p text:style-name="P4">
正如乌克林福姆报道的，乌克兰军队<text:a xlink:type="simple" xlink:href="https://www.ukrinform.ua/rubric-ato/3716034-ukrainskim-vijskovim-peredali-500-fpvdroniv-pegas.html" text:style-name="Internet_20_link" text:visited-style-name="Visited_20_Internet_20_Link">
转移</text:a>
500个佩加斯(FPV)- “第一个人。” 其中一些已经摧毁了数十个空物。</text:p>
      <text:p text:style-name="P4">
News Source: <text:a xlink:type="simple" xlink:href="https://www.ukrinform.ua/rubric-technology/3716270-v-ukraini-projdut-zmaganna-virobnikiv-fpvdroniv.html" text:style-name="Internet_20_link" text:visited-style-name="Visited_20_Internet_20_Link">
https://www.ukrinform.ua/rubric-technology/3716270-v-ukraini-projdut-zmaganna-virobnikiv-fpvdroniv.html</text:a>
</text:p>
      <!--NEWS-->
      <text:h text:style-name="P10" text:outline-level="1">
<text:span text:style-name="T4">
联合国秘书长标志：不可能将莫斯科的大火与对乌克兰的持续攻击进行比较</text:span>
</text:h>
      <text:p text:style-name="P4">
作者: Ukrinform (Person)</text:p>
      <text:p text:style-name="P4">
出版商: Укринформ (Organization)</text:p>
      <text:p text:style-name="P4">
出版时间: 2023-05-30T-62:27:00+03:00</text:p>
      <text:p text:style-name="P4">
修改时间: 2023-05-30T21:27:00+03:00</text:p>
      <text:p text:style-name="P4">
描述: 联合国秘书长斯特凡·杜扎里克（Stefan Duzharrik）的发言人认为，将无人机对莫斯科的袭击与俄罗斯军队不断炮击乌克兰的袭击是不正确的。  - 乌克林。</text:p>
      <text:p text:style-name="P4">
图片: ['<text:a xlink:type="simple" xlink:href="https://static.ukrinform.com/photos/2023_05/thumb_files/630_360_1685471157-590.jpg" text:style-name="Internet_20_link" text:visited-style-name="Visited_20_Internet_20_Link">
630_360_16854...</text:a>
']</text:p>
      <text:p text:style-name="P4">
标签: ['Москва', 'Обстріл', 'ООН', 'Дрон-камікадзе']</text:p>
      <text:p text:style-name="P4">
类型: Article</text:p>
      <!--METADATA-->
      <text:p text:style-name="P4">
<draw:frame draw:style-name="fr1" draw:name="Image87" text:anchor-type="as-char" svg:width="6.9236in" svg:height="3.956343in" draw:z-index="0">
<draw:image xlink:href="../Images/yкринформ/2023-05-30T-62-27-00-03-00/630_360_1685471157-590.jpg" xlink:type="simple" xlink:show="embed" xlink:actuate="onLoad" draw:mime-type="image/jpeg"/>
</draw:frame>
联合国秘书长斯特凡·杜扎里克(Stefan Duzharrik)认为，俄罗斯军队不断炮击乌克兰，无人机与莫斯科的兼容性不正确。</text:p>
      <text:p text:style-name="P4">
他周二告诉记者。</text:p>
      <text:p text:style-name="P4">
回应乌克林福姆的要求，对最新[炮击]发表评论(https://www.ukrinform.ua/tag-obstril)乌克兰，杜扎里克扎(Duzharrikza)表示，谴责国家基础设施袭击的联合国秘书长古特雷什(Guterresh)的立场仍然没有改变。</text:p>
      <text:p text:style-name="P4">
俄罗斯记者还要求发言人在5月30日在莫斯科的车道上表达秘书长的立场。</text:p>
      <text:p text:style-name="P4">
根据杜扎里克(Duzharrik)的说法，联合国对平民物体的任何攻击都受到谴责。</text:p>
      <text:p text:style-name="P4">
他强调：“但是，绝不可以将无人机对莫斯科的攻击与乌克兰的潮流进行比较，乌克兰的潮流一直在发生。”</text:p>
      <text:p text:style-name="P4">
<text:span text:style-name="T4">
另请阅读：</text:span>
 [乌克兰有权在其边界外捍卫自己 - 英国MZ]](https://www.ukrinform.ua/rubric-ato/3716218-ukraina-mae-pravo-zahisatisa-poza-mezami-svoih-kordoniv-mzs-britanii.html)根据乌克林福姆的报道，根据<text:a xlink:type="simple" xlink:href="http://meduza.io/feature/2023/05/30/v-moskve-v-zhilye-doma-popali-bespilotniki-v-podmoskovie-sbity-neskolko-dronov" text:style-name="Internet_20_link" text:visited-style-name="Visited_20_Internet_20_Link">
俄罗斯媒体</text:a>
，莫斯科和莫斯科，施加了约25台无人机，其中大多数被机载空气撞倒，其中一些无人机被树木和电线捕获，因为它们的高度有些高。 三个无人机撞到了住宅建筑物中，但他们没有爆炸。</text:p>
      <text:p text:style-name="P4">
俄罗斯调查委员会<text:a xlink:type="simple" xlink:href="https://www.ukrinform.ua/rubric-world/3715937-blizko-25-bezpilotnikiv-nad-moskvou-ta-pidmoskovam-slidkom-rf-sukae-pricetnih.html" text:style-name="Internet_20_link" text:visited-style-name="Visited_20_Internet_20_Link">
陈述</text:a>
该调查人员正在调查“莫斯科房屋上坠落飞机的事实”地点。</text:p>
      <text:p text:style-name="P4">
<text:a xlink:type="simple" xlink:href="https://www.ukrinform.ua/rubric-ato/3715998-u-povitranih-silah-vidmovilisa-komentuvati-ataku-droniv-u-moskvi.html" text:style-name="Internet_20_link" text:visited-style-name="Visited_20_Internet_20_Link">
在武装部队的空军中，拒绝对​​莫斯科无人机的袭击发表评论</text:a>
。 空军发言人尤里·伊格纳蒂·埃维里(Yuriy Ignati Eviri)的“一个新闻”，回答了一个问题，俄罗斯无人机是否在俄罗斯联邦领土上扑灭，“俄罗斯天上的俄罗斯，我们将不会对我们的评论进行评论。 也许有人被淬灭了，也许有人很生气。 但是他们能做什么？ 已经尝试了一切，因此，Agon Kremliv政权不再知道如何给自己建议。”</text:p>
      <text:p text:style-name="P4">
News Source: <text:a xlink:type="simple" xlink:href="https://www.ukrinform.ua/rubric-ato/3716267-recnik-genseka-oon-ne-mozna-porivnuvati-obstril-dronami-moskvi-z-postijnimi-atakami-na-ukrainu.html" text:style-name="Internet_20_link" text:visited-style-name="Visited_20_Internet_20_Link">
https://www.ukrinform.ua/rubric-ato/3716267-recnik-genseka-oon-ne-mozna-porivnuvati-obstril-dronami-moskvi-z-postijnimi-atakami-na-ukrainu.html</text:a>
</text:p>
      <!--NEWS-->
      <text:h text:style-name="P10" text:outline-level="1">
<text:span text:style-name="T4">
芬兰在与俄罗斯边界上展示了栅栏的测试版本</text:span>
</text:h>
      <text:p text:style-name="P4">
作者: Ukrinform (Person)</text:p>
      <text:p text:style-name="P4">
出版商: Укринформ (Organization)</text:p>
      <text:p text:style-name="P4">
出版时间: 2023-05-30T-64:25:00+03:00</text:p>
      <text:p text:style-name="P4">
修改时间: 2023-05-30T21:25:00+03:00</text:p>
      <text:p text:style-name="P4">
描述: 在芬兰，他们展示了如何在与俄罗斯东部边界的伊玛特拉（Imatra）的波尔科拉（Polkola）镇建造的铁丝网刺刺栏子的测试区。  - 乌克林。</text:p>
      <text:p text:style-name="P4">
图片: ['<text:a xlink:type="simple" xlink:href="https://static.ukrinform.com/photos/2023_05/thumb_files/630_360_1685442183-395.jpg" text:style-name="Internet_20_link" text:visited-style-name="Visited_20_Internet_20_Link">
630_360_16854...</text:a>
']</text:p>
      <text:p text:style-name="P4">
标签: ['Фінляндія', 'Росія', 'Паркан']</text:p>
      <text:p text:style-name="P4">
类型: Article</text:p>
      <!--METADATA-->
      <text:p text:style-name="P4">
<draw:frame draw:style-name="fr1" draw:name="Image88" text:anchor-type="as-char" svg:width="6.9236in" svg:height="3.956343in" draw:z-index="0">
<draw:image xlink:href="../Images/yкринформ/2023-05-30T-64-25-00-03-00/630_360_1685442183-395.jpg" xlink:type="simple" xlink:show="embed" xlink:actuate="onLoad" draw:mime-type="image/jpeg"/>
</draw:frame>
芬兰展示了在伊斯罗斯(Isrose)东部边界的伊玛特拉(Imatra)的佩尔科拉(Pelkola)镇建造的铁丝网的测试区域。</text:p>
      <text:p text:style-name="P4">
正如乌克林福姆报道的那样，它报告了<text:a xlink:type="simple" xlink:href="http://yle.fi/a/74-20034192" text:style-name="Internet_20_link" text:visited-style-name="Visited_20_Internet_20_Link">
yle</text:a>
。</text:p>
      <text:p text:style-name="P4">
建造了三公里的围栏，以检查屏障的功能。 建设应在2023年夏天结束。</text:p>
      <text:p text:style-name="P4">
飞行员阶段在芬兰东部边界完成后，建造了200公里的障碍。</text:p>
      <text:p text:style-name="P4">
5月初，东南部的边防部队<text:a xlink:type="simple" xlink:href="https://www.ukrinform.ua/tag-finlandia" text:style-name="Internet_20_link" text:visited-style-name="Visited_20_Internet_20_Link">
芬兰</text:a>
她出版了在社交网络上模棱两可的围栏照片。 Twitter中的评论员称栅栏看起来很虚弱。</text:p>
      <text:p text:style-name="P4">
边防警卫对批评做出了回应，表明这些照片描绘了所需的设计，并指出图片并没有对屏障的所有特征给予真正的了解。</text:p>
      <text:p text:style-name="P4">
*!(https://www.ukrinform.ua/rubric-world/3697463-polsa-pocala-buduvati-elektronne-zagorodzenna-na-kordoni-z-rosieu.html)据乌克林福姆报道，去年，芬兰边境警卫预计，由于“安全安全的最新变化”，芬兰边境警卫在与俄罗斯边境建造隔离墙的倡议。</text:p>
      <text:p text:style-name="P4">
该项目的目的是使不必要的人的边界穿越。</text:p>
      <text:p text:style-name="P4">
照片：Mikko Savolainn/yle</text:p>
      <text:p text:style-name="P4">
News Source: <text:a xlink:type="simple" xlink:href="https://www.ukrinform.ua/rubric-ato/3716017-u-finlandii-pokazali-testovu-versiu-parkanu-na-kordoni-z-rosieu.html" text:style-name="Internet_20_link" text:visited-style-name="Visited_20_Internet_20_Link">
https://www.ukrinform.ua/rubric-ato/3716017-u-finlandii-pokazali-testovu-versiu-parkanu-na-kordoni-z-rosieu.html</text:a>
</text:p>
      <!--NEWS-->
      <text:h text:style-name="P10" text:outline-level="1">
<text:span text:style-name="T4">
失踪人员的身份：乌克兰法医专家到达海牙</text:span>
</text:h>
      <text:p text:style-name="P4">
作者: Ukrinform (Person)</text:p>
      <text:p text:style-name="P4">
出版商: Укринформ (Organization)</text:p>
      <text:p text:style-name="P4">
出版时间: 2023-05-30T-66:21:00+03:00</text:p>
      <text:p text:style-name="P4">
修改时间: 2023-05-30T21:21:00+03:00</text:p>
      <text:p text:style-name="P4">
描述: 海牙是由卫生部和司法部的乌克兰法式法医专家到达的，他们将在本周与国际失踪人员委员会的专家分享经验。  - 乌克林。</text:p>
      <text:p text:style-name="P4">
图片: ['<text:a xlink:type="simple" xlink:href="https://static.ukrinform.com/photos/2023_05/thumb_files/630_360_1685470278-5630.jpeg" text:style-name="Internet_20_link" text:visited-style-name="Visited_20_Internet_20_Link">
630_360_16854...</text:a>
', '<text:a xlink:type="simple" xlink:href="https://static.ukrinform.com/photos/2023_05/1685470274-7150.jpeg" text:style-name="Internet_20_link" text:visited-style-name="Visited_20_Internet_20_Link">
1685470274-71...</text:a>
', '<text:a xlink:type="simple" xlink:href="https://static.ukrinform.com/photos/2023_05/1685470275-7229.jpeg" text:style-name="Internet_20_link" text:visited-style-name="Visited_20_Internet_20_Link">
1685470275-72...</text:a>
']</text:p>
      <text:p text:style-name="P4">
标签: ['Євросоюз', 'Гаага', "Мін'юст", 'МОЗ', 'Україна', 'Зниклі безвісти', 'Війна з Росією']</text:p>
      <text:p text:style-name="P4">
类型: Article</text:p>
      <!--METADATA-->
      <text:p text:style-name="P4">
<draw:frame draw:style-name="fr1" draw:name="Image90" text:anchor-type="as-char" svg:width="6.9236in" svg:height="3.956343in" draw:z-index="0">
<draw:image xlink:href="../Images/yкринформ/2023-05-30T-66-21-00-03-00/630_360_1685470278-5630.jpeg" xlink:type="simple" xlink:show="embed" xlink:actuate="onLoad" draw:mime-type="image/jpeg"/>
</draw:frame>
Dogagagi由卫生部和司法部的乌克兰法医专家抵达，他们将与本周中国际委员会缺失问题的专家交换。</text:p>
      <text:p text:style-name="P4">
根据海牙的乌克林信息通讯员的说法，乌克兰代表团一般而言由八人组成。</text:p>
      <text:p text:style-name="P4">
“司法部有三位法医专家，三位法医专家也来自卫生部。 在国际失踪组织中，他们有机会熟悉现代欧洲DNA研究实验室的工作。 除了技术过程之外，同事还根据国际标准的要求以及这些研究的质量保证质量共享。 这是一个重要的要求和保证，我们的专家将在国际法院中允许证据。</text:p>
      <text:p text:style-name="P4">
<draw:frame draw:style-name="fr1" draw:name="Image91" text:anchor-type="as-char" svg:width="6.9236in" svg:height="4.622945in" draw:z-index="0">
<draw:image xlink:href="../Images/yкринформ/2023-05-30T-66-21-00-03-00/1685470274-7150.jpeg" xlink:type="simple" xlink:show="embed" xlink:actuate="onLoad" draw:mime-type="image/jpeg"/>
</draw:frame>
<text:span text:style-name="T4">
另请阅读：</text:span>
 <text:span text:style-name="T4">
 [申诉专员办公室失踪了一年。一年，已有1500多名死亡英雄的尸体被转过身(https://www.ukrinform.ua/rubric-society/3714462-ofis-upovnovazenogo-z-pitan-zniklih-bezvisti-za-rik-povernuv-tila-ponad-1500-zagiblih-geroiv.html)</text:span>
</text:p>
      <text:p text:style-name="P4">
反过来，国家专业机构负责人“乌克兰卫生部的主要官僚机构和医学专业知识”伊戈尔·罗索维克(Igor Rozovik乌克兰国际专家的经验现在非常重要。</text:p>
      <text:p text:style-name="P4">
“我们分享经验如何进行研究，在哪些实验室，哪些机构与这些相关的实验室，因为在我国，它不仅是卫生部专家机构，而且是内政部，内政部，内政部。 现在，欧洲收藏的经验非常合适，而且实际上很重要。”他说。</text:p>
      <text:p text:style-name="P4">
<draw:frame draw:style-name="fr1" draw:name="Image92" text:anchor-type="as-char" svg:width="6.9236in" svg:height="4.615733in" draw:z-index="0">
<draw:image xlink:href="../Images/yкринформ/2023-05-30T-66-21-00-03-00/1685470275-7229.jpeg" xlink:type="simple" xlink:show="embed" xlink:actuate="onLoad" draw:mime-type="image/jpeg"/>
</draw:frame>
<text:span text:style-name="T4">
 readmetas：</text:span>
 <text:span text:style-name="T4">
 <text:a xlink:type="simple" xlink:href="https://www.ukrinform.ua/rubric-society/3714469-sered-bezvisti-zniklih-civilnih-90-potim-znahodat-zivimi-kotenko.html" text:style-name="Internet_20_link" text:visited-style-name="Visited_20_Internet_20_Link">
在失踪的平民中90％，然后找到活着-Kotenko</text:a>
 </text:span>
</text:p>
      <text:p text:style-name="P4">
“这对我们来说是一个独特的机会 - 今天获得丰富的经验。 三人到达ZLIV地区局。 我们希望很长一段时间做富有成果的工作，我们可以拥有大量的知识行李(MKZB- ed。)”， -  Shevchuk说。</text:p>
      <text:p text:style-name="P4">
乌克兰司法专家和司法部今天首次访问了海牙的ICZB实验室。</text:p>
      <text:p text:style-name="P4">
<text:span text:style-name="T4">
另请阅读：</text:span>
 <text:span text:style-name="T4">
 [军事单位无权搜索失踪的鸟类 - 司令部(https://www.ukrinform.ua/rubric-ato/3715083-vijskovi-castini-ne-vedut-rozsuku-zniklih-bijciv-komanduvanna-sil-teroboroni.html)</text:span>
</text:p>
      <text:p text:style-name="P4">
在转向实验室实践经验之前，乌克兰专家已经通过了他们的DNA样本。 这样做是为了消除与所获得的失踪样本及其生日一起工作时的任何舞蹈风险。 这是对血液或唾液的测试。</text:p>
      <text:p text:style-name="P4">
在乌克兰代表团中，该计划很丰富。 在一周中，他们还将熟悉所有概况DNA的技术和ICZB实验室在海牙使用的最佳folk实践。</text:p>
      <text:p text:style-name="P4">
<draw:frame draw:style-name="fr1" draw:name="Image94" text:anchor-type="as-char" svg:width="6.9236in" svg:height="3.956343in" draw:z-index="0">
<draw:image xlink:href="../Images/yкринформ/2023-05-30T-66-21-00-03-00/630_360_1685470278-5630.jpeg" xlink:type="simple" xlink:show="embed" xlink:actuate="onLoad" draw:mime-type="image/jpeg"/>
</draw:frame>
</text:p>
      <text:p text:style-name="P4">
据乌克林福姆报道，在乌克兰，启动了一个失踪人员的单一登记册。</text:p>
      <text:p text:style-name="P4">
<text:span text:style-name="T5">
!(https://www.ukrinform.ua/rubric-ato/3712634-lise-za-ostannij-misac-posukovcam-vdalosa-znajti-50-til-zniklih-bezvisti-ukrainciv.html)</text:span>
*</text:p>
      <text:p text:style-name="P4">
在乌克兰，有关2023年5月2日失踪的数据将被输入单个注册<text:a xlink:type="simple" xlink:href="https://www.ukrinform.ua/tag-znikli-bezvisti" text:style-name="Internet_20_link" text:visited-style-name="Visited_20_Internet_20_Link">
失踪人员</text:a>
由内政部与失踪机构和其他机构一起开发。</text:p>
      <text:p text:style-name="P4">
News Source: <text:a xlink:type="simple" xlink:href="https://www.ukrinform.ua/rubric-society/3716265-sudovi-eksperti-moz-ta-minustu-pribuli-do-gaagi-obminuvatis-dosvidom-iz-mkzb.html" text:style-name="Internet_20_link" text:visited-style-name="Visited_20_Internet_20_Link">
https://www.ukrinform.ua/rubric-society/3716265-sudovi-eksperti-moz-ta-minustu-pribuli-do-gaagi-obminuvatis-dosvidom-iz-mkzb.html</text:a>
</text:p>
      <!--NEWS-->
      <text:h text:style-name="P10" text:outline-level="1">
<text:span text:style-name="T4">
无人机撞到莫斯科的Profsoyuznaya街的一栋建筑物</text:span>
</text:h>
      <text:p text:style-name="P4">
作者: liveuamap (Language: en)</text:p>
      <text:p text:style-name="P4">
时间: 2023-05-30T01:42:00</text:p>
      <text:p text:style-name="P4">
地点: Moskva, (Latitude:55.64844 Longtitude:37.53119)</text:p>
      <text:p text:style-name="P4">
视频: []</text:p>
      <text:p text:style-name="P4">
图片: ["<text:a xlink:type="simple" xlink:href="https://liveuamap.com/pics/2023/05/30/22566352_0.jpg" text:style-name="Internet_20_link" text:visited-style-name="Visited_20_Internet_20_Link">
22566352_0.jpg</text:a>
"]</text:p>
      <text:p text:style-name="P4">
标签: ["Russia", "Central and Eastern Europe"]</text:p>
      <text:p text:style-name="P4">
Id: 22566352</text:p>
      <!--METADATA-->
      <text:p text:style-name="P4">
无人机撞到莫斯科的Profsoyuznaya街的一栋建筑物</text:p>
      <text:p text:style-name="P4">
<draw:frame draw:style-name="fr1" draw:name="Image95" text:anchor-type="as-char" svg:width="5.625in" svg:height="10.0in" draw:z-index="0">
<draw:image xlink:href="../Images/liveuamap/2023-05-30T01-42-00/22566352_0.jpg" xlink:type="simple" xlink:show="embed" xlink:actuate="onLoad" draw:mime-type="image/jpeg"/>
</draw:frame>
新闻集链接：<text:a xlink:type="simple" xlink:href="https://liveuamap.com/en/2023/30-may-drone-hit-a-building-at-profsoyuznaya-street-in-moscow" text:style-name="Internet_20_link" text:visited-style-name="Visited_20_Internet_20_Link">
https://liveuamap.com/en/2023/30-may-drone-hit-a-building-at-profsoyuznaya-street-in-moscow</text:a>
</text:p>
      <text:p text:style-name="P4">
News Source: <text:a xlink:type="simple" xlink:href="https://t.me/bbbreaking/156634" text:style-name="Internet_20_link" text:visited-style-name="Visited_20_Internet_20_Link">
https://t.me/bbbreaking/156634</text:a>
</text:p>
      <!--NEWS-->
      <text:h text:style-name="P10" text:outline-level="1">
<text:span text:style-name="T4">
乌克兰防空击落了俄罗斯发射的31架Shahed无人机中的29</text:span>
</text:h>
      <text:p text:style-name="P4">
作者: liveuamap (Language: en)</text:p>
      <text:p text:style-name="P4">
时间: 2023-05-30T01:45:40</text:p>
      <text:p text:style-name="P4">
地点: Kyiv, Kyiv city (Latitude:50.46483 Longtitude:30.54594)</text:p>
      <text:p text:style-name="P4">
视频: []</text:p>
      <text:p text:style-name="P4">
图片: ["<text:a xlink:type="simple" xlink:href="https://liveuamap.com/pics/2023/05/30/22566351_0.jpg" text:style-name="Internet_20_link" text:visited-style-name="Visited_20_Internet_20_Link">
22566351_0.jpg</text:a>
"]</text:p>
      <text:p text:style-name="P4">
标签: ["Europe", "Central and Eastern Europe"]</text:p>
      <text:p text:style-name="P4">
Id: 22566351</text:p>
      <!--METADATA-->
      <text:p text:style-name="P4">
乌克兰防空击中了29次在俄罗斯夜推出的31辆Shahed无人机中的29</text:p>
      <text:p text:style-name="P4">
<draw:frame draw:style-name="fr1" draw:name="Image96" text:anchor-type="as-char" svg:width="6.9236in" svg:height="6.9236in" draw:z-index="0">
<draw:image xlink:href="../Images/liveuamap/2023-05-30T01-45-40/22566351_0.jpg" xlink:type="simple" xlink:show="embed" xlink:actuate="onLoad" draw:mime-type="image/jpeg"/>
</draw:frame>
新闻集链接：<text:a xlink:type="simple" xlink:href="https://liveuamap.com/en/2023/30-may-ukrainian-air-defense-shot-down-29-of-31-shahed-drones" text:style-name="Internet_20_link" text:visited-style-name="Visited_20_Internet_20_Link">
https://liveuamap.com/en/2023/30-may-ukrainian-air-defense-shot-down-29-29-29 of-31-shahed-drones</text:a>
</text:p>
      <text:p text:style-name="P4">
News Source: <text:a xlink:type="simple" xlink:href="https://t.me/kpszsu/2546" text:style-name="Internet_20_link" text:visited-style-name="Visited_20_Internet_20_Link">
https://t.me/kpszsu/2546</text:a>
</text:p>
      <!--NEWS-->
      <text:h text:style-name="P10" text:outline-level="1">
<text:span text:style-name="T4">
由于涉嫌破坏铁路，火车在尤利亚诺夫斯克地区出轨</text:span>
</text:h>
      <text:p text:style-name="P4">
作者: liveuamap (Language: en)</text:p>
      <text:p text:style-name="P4">
时间: 2023-05-30T01:48:00</text:p>
      <text:p text:style-name="P4">
地点: Ulyanovsk, Ulyanovskaya oblast' (Latitude:54.30666 Longtitude:48.40675)</text:p>
      <text:p text:style-name="P4">
视频: []</text:p>
      <text:p text:style-name="P4">
图片: ["<text:a xlink:type="simple" xlink:href="https://liveuamap.com/pics/2023/05/30/22566353_0.jpg" text:style-name="Internet_20_link" text:visited-style-name="Visited_20_Internet_20_Link">
22566353_0.jpg</text:a>
"]</text:p>
      <text:p text:style-name="P4">
标签: ["Russia"]</text:p>
      <text:p text:style-name="P4">
Id: 22566353</text:p>
      <!--METADATA-->
      <text:p text:style-name="P4">
由于涉嫌破坏铁路，火车在尤利亚诺夫斯克地区出轨</text:p>
      <text:p text:style-name="P4">
<draw:frame draw:style-name="fr1" draw:name="Image97" text:anchor-type="as-char" svg:width="6.9236in" svg:height="4.866686in" draw:z-index="0">
<draw:image xlink:href="../Images/liveuamap/2023-05-30T01-48-00/22566353_0.jpg" xlink:type="simple" xlink:show="embed" xlink:actuate="onLoad" draw:mime-type="image/jpeg"/>
</draw:frame>
新闻收集链接：<text:a xlink:type="simple" xlink:href="https://liveuamap.com/en/2023/30-may-train-derailed-in-ulyanovsk-region-as-result-of-suspected" text:style-name="Internet_20_link" text:visited-style-name="Visited_20_Internet_20_Link">
https://liveuamap.com/en/2023/30-may-train-drain-derailed-in-in-ulyanovsk-region-region-aas-as-result of-of-of-of-of-of-of-of-of-of-of-aspected</text:a>
</text:p>
      <text:p text:style-name="P4">
News Source: <text:a xlink:type="simple" xlink:href="https://t.me/bazabazon/18086" text:style-name="Internet_20_link" text:visited-style-name="Visited_20_Internet_20_Link">
https://t.me/bazabazon/18086</text:a>
</text:p>
      <!--NEWS-->
      <text:h text:style-name="P10" text:outline-level="1">
<text:span text:style-name="T4">
一架无人机撞到了莫斯科的莱宁斯基大街的一栋建筑物</text:span>
</text:h>
      <text:p text:style-name="P4">
作者: liveuamap (Language: en)</text:p>
      <text:p text:style-name="P4">
时间: 2023-05-30T01:59:10</text:p>
      <text:p text:style-name="P4">
地点: Moskva,Moscow (Latitude:55.67797 Longtitude:37.53119)</text:p>
      <text:p text:style-name="P4">
视频: []</text:p>
      <text:p text:style-name="P4">
图片: []</text:p>
      <text:p text:style-name="P4">
标签: ["Russia", "Central and Eastern Europe"]</text:p>
      <text:p text:style-name="P4">
Id: 22566354</text:p>
      <!--METADATA-->
      <text:p text:style-name="P4">
一架无人机撞到了莫斯科的莱宁斯基大街的一栋建筑物</text:p>
      <text:p text:style-name="P4">
新闻收集链接：<text:a xlink:type="simple" xlink:href="https://liveuamap.com/en/2023/30-may-one-of-drones-hit-a-building-at-leninsky-avenue-in" text:style-name="Internet_20_link" text:visited-style-name="Visited_20_Internet_20_Link">
https://liveuamap.com/en/2023/30-may-one-one-of-rones-hit-a-building-at-leninsky-avenue-in</text:a>
</text:p>
      <text:p text:style-name="P4">
News Source: <text:a xlink:type="simple" xlink:href="https://t.me/breakingmash/44482" text:style-name="Internet_20_link" text:visited-style-name="Visited_20_Internet_20_Link">
https://t.me/breakingmash/44482</text:a>
</text:p>
      <!--NEWS-->
      <text:h text:style-name="P10" text:outline-level="1">
<text:span text:style-name="T4">
今天早上有几名无人机袭击了莫斯科</text:span>
</text:h>
      <text:p text:style-name="P4">
作者: liveuamap (Language: en)</text:p>
      <text:p text:style-name="P4">
时间: 2023-05-30T02:00:33</text:p>
      <text:p text:style-name="P4">
地点: Moskva,Moscow (Latitude:55.67642 Longtitude:37.52878)</text:p>
      <text:p text:style-name="P4">
视频: []</text:p>
      <text:p text:style-name="P4">
图片: ["<text:a xlink:type="simple" xlink:href="https://liveuamap.com/pics/2023/05/30/22566355_0.jpg" text:style-name="Internet_20_link" text:visited-style-name="Visited_20_Internet_20_Link">
22566355_0.jpg</text:a>
", "<text:a xlink:type="simple" xlink:href="https://liveuamap.com/pics/2023/05/30/22566355_1.jpg" text:style-name="Internet_20_link" text:visited-style-name="Visited_20_Internet_20_Link">
22566355_1.jpg</text:a>
", "<text:a xlink:type="simple" xlink:href="https://liveuamap.com/pics/2023/05/30/22566355_2.jpg" text:style-name="Internet_20_link" text:visited-style-name="Visited_20_Internet_20_Link">
22566355_2.jpg</text:a>
"]</text:p>
      <text:p text:style-name="P4">
标签: ["Central and Eastern Europe", "Russia"]</text:p>
      <text:p text:style-name="P4">
Id: 22566355</text:p>
      <!--METADATA-->
      <text:p text:style-name="P4">
今天早上有几名无人机袭击了莫斯科</text:p>
      <text:p text:style-name="P4">
<draw:frame draw:style-name="fr1" draw:name="Image98" text:anchor-type="as-char" svg:width="6.9236in" svg:height="5.1927in" draw:z-index="0">
<draw:image xlink:href="../Images/liveuamap/2023-05-30T02-00-33/22566355_0.jpg" xlink:type="simple" xlink:show="embed" xlink:actuate="onLoad" draw:mime-type="image/jpeg"/>
</draw:frame>
<draw:frame draw:style-name="fr1" draw:name="Image99" text:anchor-type="as-char" svg:width="6.9236in" svg:height="9.231467in" draw:z-index="0">
<draw:image xlink:href="../Images/liveuamap/2023-05-30T02-00-33/22566355_1.jpg" xlink:type="simple" xlink:show="embed" xlink:actuate="onLoad" draw:mime-type="image/jpeg"/>
</draw:frame>
<draw:frame draw:style-name="fr1" draw:name="Image100" text:anchor-type="as-char" svg:width="6.9236in" svg:height="9.231467in" draw:z-index="0">
<draw:image xlink:href="../Images/liveuamap/2023-05-30T02-00-33/22566355_2.jpg" xlink:type="simple" xlink:show="embed" xlink:actuate="onLoad" draw:mime-type="image/jpeg"/>
</draw:frame>
新闻集链接：<text:a xlink:type="simple" xlink:href="https://liveuamap.com/en/2023/30-may-several-drones-attacked-moscow-this-morning" text:style-name="Internet_20_link" text:visited-style-name="Visited_20_Internet_20_Link">
https://liveuamap.com/en/2023/30-may-several-drones-athacked-moscow-thissmorning</text:a>
</text:p>
      <text:p text:style-name="P4">
News Source: <text:a xlink:type="simple" xlink:href="https://t.me/shot_shot/52161" text:style-name="Internet_20_link" text:visited-style-name="Visited_20_Internet_20_Link">
https://t.me/shot_shot/52161</text:a>
</text:p>
      <!--NEWS-->
      <text:h text:style-name="P10" text:outline-level="1">
<text:span text:style-name="T4">
今天早上，多达25架无人机参与了对莫斯科的袭击，其中大多数被击落，...</text:span>
</text:h>
      <text:p text:style-name="P4">
作者: liveuamap (Language: en)</text:p>
      <text:p text:style-name="P4">
时间: 2023-05-30T02:02:14</text:p>
      <text:p text:style-name="P4">
地点: Odintsovo, Moskovskaya oblast' (Latitude:55.67233 Longtitude:37.28369)</text:p>
      <text:p text:style-name="P4">
视频: []</text:p>
      <text:p text:style-name="P4">
图片: []</text:p>
      <text:p text:style-name="P4">
标签: ["Russia", "Central and Eastern Europe"]</text:p>
      <text:p text:style-name="P4">
Id: 22566356</text:p>
      <!--METADATA-->
      <text:p text:style-name="P4">
俄罗斯媒体报道</text:p>
      <text:p text:style-name="P4">
新闻集链接：<text:a xlink:type="simple" xlink:href="https://liveuamap.com/en/2023/30-may-up-to-25-drones-were-involved-in-attack-on-moscow" text:style-name="Internet_20_link" text:visited-style-name="Visited_20_Internet_20_Link">
https://liveuamap.com/en/2023/30-may-up-to-25-drones-w-rones-w- in-involved-involved-in-attack-on-moscow</text:a>
</text:p>
      <text:p text:style-name="P4">
News Source: <text:a xlink:type="simple" xlink:href="https://t.me/bazabazon/18083" text:style-name="Internet_20_link" text:visited-style-name="Visited_20_Internet_20_Link">
https://t.me/bazabazon/18083</text:a>
</text:p>
      <!--NEWS-->
      <text:h text:style-name="P10" text:outline-level="1">
<text:span text:style-name="T4">
莫斯科地区州长说，前往莫斯科的途中有几架无人机被击落</text:span>
</text:h>
      <text:p text:style-name="P4">
作者: liveuamap (Language: en)</text:p>
      <text:p text:style-name="P4">
时间: 2023-05-30T02:07:28</text:p>
      <text:p text:style-name="P4">
地点: Moskva, Moscow (Latitude:55.74467 Longtitude:37.62502)</text:p>
      <text:p text:style-name="P4">
视频: []</text:p>
      <text:p text:style-name="P4">
图片: []</text:p>
      <text:p text:style-name="P4">
标签: ["Russia", "Central and Eastern Europe"]</text:p>
      <text:p text:style-name="P4">
Id: 22566358</text:p>
      <!--METADATA-->
      <text:p text:style-name="P4">
莫斯科地区州长说，托莫斯科的方式被击落了几架无人机</text:p>
      <text:p text:style-name="P4">
新闻集链接：<text:a xlink:type="simple" xlink:href="https://liveuamap.com/en/2023/30-may-governor-of-moscow-region-says-several-drones-were" text:style-name="Internet_20_link" text:visited-style-name="Visited_20_Internet_20_Link">
https://liveuamap.com/en/2023/30-may-governor-of-moscow-moscow-gregion-says-says-several-drones</text:a>
</text:p>
      <text:p text:style-name="P4">
News Source: <text:a xlink:type="simple" xlink:href="https://t.me/bbcrussian/47040" text:style-name="Internet_20_link" text:visited-style-name="Visited_20_Internet_20_Link">
https://t.me/bbcrussian/47040</text:a>
</text:p>
      <!--NEWS-->
      <text:h text:style-name="P10" text:outline-level="1">
<text:span text:style-name="T4">
隔夜攻击后基辅的损害</text:span>
</text:h>
      <text:p text:style-name="P4">
作者: liveuamap (Language: en)</text:p>
      <text:p text:style-name="P4">
时间: 2023-05-30T02:32:00</text:p>
      <text:p text:style-name="P4">
地点: Kyiv, Kyiv city (Latitude:50.377 Longtitude:30.48637)</text:p>
      <text:p text:style-name="P4">
视频: []</text:p>
      <text:p text:style-name="P4">
图片: ["<text:a xlink:type="simple" xlink:href="https://liveuamap.com/pics/2023/05/30/22566481_0.jpg" text:style-name="Internet_20_link" text:visited-style-name="Visited_20_Internet_20_Link">
22566481_0.jpg</text:a>
", "<text:a xlink:type="simple" xlink:href="https://liveuamap.com/pics/2023/05/30/22566481_1.jpg" text:style-name="Internet_20_link" text:visited-style-name="Visited_20_Internet_20_Link">
22566481_1.jpg</text:a>
", "<text:a xlink:type="simple" xlink:href="https://liveuamap.com/pics/2023/05/30/22566481_2.jpg" text:style-name="Internet_20_link" text:visited-style-name="Visited_20_Internet_20_Link">
22566481_2.jpg</text:a>
", "<text:a xlink:type="simple" xlink:href="https://liveuamap.com/pics/2023/05/30/22566481_3.jpg" text:style-name="Internet_20_link" text:visited-style-name="Visited_20_Internet_20_Link">
22566481_3.jpg</text:a>
"]</text:p>
      <text:p text:style-name="P4">
标签: ["Europe", "Central and Eastern Europe"]</text:p>
      <text:p text:style-name="P4">
Id: 22566481</text:p>
      <!--METADATA-->
      <text:p text:style-name="P4">
隔夜攻击后基辅的损害</text:p>
      <text:p text:style-name="P4">
<draw:frame draw:style-name="fr1" draw:name="Image101" text:anchor-type="as-char" svg:width="6.9236in" svg:height="6.9236in" draw:z-index="0">
<draw:image xlink:href="../Images/liveuamap/2023-05-30T02-32-00/22566481_0.jpg" xlink:type="simple" xlink:show="embed" xlink:actuate="onLoad" draw:mime-type="image/jpeg"/>
</draw:frame>
<draw:frame draw:style-name="fr1" draw:name="Image102" text:anchor-type="as-char" svg:width="6.9236in" svg:height="9.231467in" draw:z-index="0">
<draw:image xlink:href="../Images/liveuamap/2023-05-30T02-32-00/22566481_1.jpg" xlink:type="simple" xlink:show="embed" xlink:actuate="onLoad" draw:mime-type="image/jpeg"/>
</draw:frame>
<draw:frame draw:style-name="fr1" draw:name="Image103" text:anchor-type="as-char" svg:width="6.9236in" svg:height="9.231467in" draw:z-index="0">
<draw:image xlink:href="../Images/liveuamap/2023-05-30T02-32-00/22566481_2.jpg" xlink:type="simple" xlink:show="embed" xlink:actuate="onLoad" draw:mime-type="image/jpeg"/>
</draw:frame>
<draw:frame draw:style-name="fr1" draw:name="Image104" text:anchor-type="as-char" svg:width="6.9236in" svg:height="9.231467in" draw:z-index="0">
<draw:image xlink:href="../Images/liveuamap/2023-05-30T02-32-00/22566481_3.jpg" xlink:type="simple" xlink:show="embed" xlink:actuate="onLoad" draw:mime-type="image/jpeg"/>
</draw:frame>
新闻集链接：<text:a xlink:type="simple" xlink:href="https://liveuamap.com/en/2023/30-may-damage-in-kyiv-after-overnight-attack" text:style-name="Internet_20_link" text:visited-style-name="Visited_20_Internet_20_Link">
https://liveuamap.com/en/2023/30-may-damage-in-kyiv-after-after-ever-night-atchack</text:a>
</text:p>
      <text:p text:style-name="P4">
News Source: <text:a xlink:type="simple" xlink:href="https://t.me/UkraineNow/33793" text:style-name="Internet_20_link" text:visited-style-name="Visited_20_Internet_20_Link">
https://t.me/UkraineNow/33793</text:a>
</text:p>
      <!--NEWS-->
      <text:h text:style-name="P10" text:outline-level="1">
<text:span text:style-name="T4">
俄罗斯国防部声称在莫斯科发射了8架无人机。 其中5个被击落...</text:span>
</text:h>
      <text:p text:style-name="P4">
作者: liveuamap (Language: en)</text:p>
      <text:p text:style-name="P4">
时间: 2023-05-30T02:42:16</text:p>
      <text:p text:style-name="P4">
地点: Moskva, Moscow (Latitude:55.72873 Longtitude:37.58904)</text:p>
      <text:p text:style-name="P4">
视频: []</text:p>
      <text:p text:style-name="P4">
图片: []</text:p>
      <text:p text:style-name="P4">
标签: ["Russia"]</text:p>
      <text:p text:style-name="P4">
Id: 22566388</text:p>
      <!--METADATA-->
      <text:p text:style-name="P4">
俄罗斯国防部声称在莫斯科发射了8架无人机。 其中有5个被Panters Sam击落，3个由电子战手段转移</text:p>
      <text:p text:style-name="P4">
新闻集链接：<text:a xlink:type="simple" xlink:href="https://liveuamap.com/en/2023/30-may-russian-ministry-of-defense-claims-8-drones-were-launched" text:style-name="Internet_20_link" text:visited-style-name="Visited_20_Internet_20_Link">
https://liveuamap.com/en/2023/30-may-russian-ministry-ef-defense-claims-8-drones-wellered wweere</text:a>
</text:p>
      <text:p text:style-name="P4">
News Source: <text:a xlink:type="simple" xlink:href="https://t.me/bbbreaking/156650" text:style-name="Internet_20_link" text:visited-style-name="Visited_20_Internet_20_Link">
https://t.me/bbbreaking/156650</text:a>
</text:p>
      <!--NEWS-->
      <text:h text:style-name="P10" text:outline-level="1">
<text:span text:style-name="T4">
Donetsk Oblast（08:41）。 红色警报：空中威胁。 警笛声。 立即掩盖！</text:span>
</text:h>
      <text:p text:style-name="P4">
作者: liveuamap (Language: en)</text:p>
      <text:p text:style-name="P4">
时间: 2023-05-30T02:43:00</text:p>
      <text:p text:style-name="P4">
地点: Donetsk Oblast (Latitude:48.7284 Longtitude:37.57693)</text:p>
      <text:p text:style-name="P4">
视频: []</text:p>
      <text:p text:style-name="P4">
图片: []</text:p>
      <text:p text:style-name="P4">
标签: ["Europe", "Central and Eastern Europe"]</text:p>
      <text:p text:style-name="P4">
Id: 22566397</text:p>
      <!--METADATA-->
      <text:p text:style-name="P4">
Donetsk Oblast(08:41). Red Alert: aerial threat. Sirens sounding. Take covernow!</text:p>
      <text:p text:style-name="P4">
News Collection Link: <text:a xlink:type="simple" xlink:href="https://liveuamap.com/en/2023/30-may-donetsk-oblast0841-red-alert-aerial-thg" text:style-name="Internet_20_link" text:visited-style-name="Visited_20_Internet_20_Link">
https://liveuamap.com/en/2023/30-may-donetsk-oblast0841-red-alert-aerial-thg</text:a>
</text:p>
      <text:p text:style-name="P4">
News Source: <text:a xlink:type="simple" xlink:href="https://t.me/air_alert_ua/46879" text:style-name="Internet_20_link" text:visited-style-name="Visited_20_Internet_20_Link">
https://t.me/air_alert_ua/46879</text:a>
</text:p>
      <!--NEWS-->
      <text:h text:style-name="P10" text:outline-level="1">
<text:span text:style-name="T4">
Zaporizka Oblast（09:02）。 红色警报：空中威胁。 警笛声。 立即掩盖！</text:span>
</text:h>
      <text:p text:style-name="P4">
作者: liveuamap (Language: en)</text:p>
      <text:p text:style-name="P4">
时间: 2023-05-30T03:05:00</text:p>
      <text:p text:style-name="P4">
地点: Zaporizka Oblast (Latitude:47.613091 Longtitude:35.766171)</text:p>
      <text:p text:style-name="P4">
视频: []</text:p>
      <text:p text:style-name="P4">
图片: []</text:p>
      <text:p text:style-name="P4">
标签: ["Europe", "Central and Eastern Europe"]</text:p>
      <text:p text:style-name="P4">
Id: 22566433</text:p>
      <!--METADATA-->
      <text:p text:style-name="P4">
Zaporizhzhia地区(09:02). Red Alert: aerial threat. Sirens sounding. Take covernow!</text:p>
      <text:p text:style-name="P4">
News Collection Link: <text:a xlink:type="simple" xlink:href="https://liveuamap.com/en/2023/30-may-zaporizka-oblast0902-red-alert-aerial-g" text:style-name="Internet_20_link" text:visited-style-name="Visited_20_Internet_20_Link">
https://liveuamap.com/en/2023/30-may-zaporizka-oblast0902-red-alert-aerial-g</text:a>
</text:p>
      <text:p text:style-name="P4">
News Source: <text:a xlink:type="simple" xlink:href="https://t.me/air_alert_ua/46880" text:style-name="Internet_20_link" text:visited-style-name="Visited_20_Internet_20_Link">
https://t.me/air_alert_ua/46880</text:a>
</text:p>
      <!--NEWS-->
      <text:h text:style-name="P10" text:outline-level="1">
<text:span text:style-name="T4">
在Osadchee和Belgorood地区的Krasnoye村庄之间发现了S-200导弹的碎片</text:span>
</text:h>
      <text:p text:style-name="P4">
作者: liveuamap (Language: en)</text:p>
      <text:p text:style-name="P4">
时间: 2023-05-30T03:19:00</text:p>
      <text:p text:style-name="P4">
地点: Belgorod (Latitude:50.3475 Longtitude:38.88166)</text:p>
      <text:p text:style-name="P4">
视频: []</text:p>
      <text:p text:style-name="P4">
图片: ["<text:a xlink:type="simple" xlink:href="https://liveuamap.com/pics/2023/05/30/22566477_0.jpg" text:style-name="Internet_20_link" text:visited-style-name="Visited_20_Internet_20_Link">
22566477_0.jpg</text:a>
"]</text:p>
      <text:p text:style-name="P4">
标签: ["Central and Eastern Europe", "Russia"]</text:p>
      <text:p text:style-name="P4">
Id: 22566477</text:p>
      <!--METADATA-->
      <text:p text:style-name="P4">
在Osadchee和Belgorood地区的Krasnoye村庄之间发现了S-200导弹的碎片</text:p>
      <text:p text:style-name="P4">
<draw:frame draw:style-name="fr1" draw:name="Image105" text:anchor-type="as-char" svg:width="6.9236in" svg:height="9.231467in" draw:z-index="0">
<draw:image xlink:href="../Images/liveuamap/2023-05-30T03-19-00/22566477_0.jpg" xlink:type="simple" xlink:show="embed" xlink:actuate="onLoad" draw:mime-type="image/jpeg"/>
</draw:frame>
新闻集链接：<text:a xlink:type="simple" xlink:href="https://liveuamap.com/en/2023/30-may-debris-of-s200-missile-were-found-between-osadchee" text:style-name="Internet_20_link" text:visited-style-name="Visited_20_Internet_20_Link">
https://liveuamap.com/en/2023/30-may-debris-of-s200-missile-were-were-found-wound-wond-ween-osadchee</text:a>
</text:p>
      <text:p text:style-name="P4">
News Source: <text:a xlink:type="simple" xlink:href="https://t.me/bazabazon/18088" text:style-name="Internet_20_link" text:visited-style-name="Visited_20_Internet_20_Link">
https://t.me/bazabazon/18088</text:a>
</text:p>
      <!--NEWS-->
      <text:h text:style-name="P10" text:outline-level="1">
<text:span text:style-name="T4">
Shakhtarsk报道的导弹发射</text:span>
</text:h>
      <text:p text:style-name="P4">
作者: liveuamap (Language: en)</text:p>
      <text:p text:style-name="P4">
时间: 2023-05-30T03:21:00</text:p>
      <text:p text:style-name="P4">
地点: Shakhtars'k,Donetsk Oblast (Latitude:48.04733 Longtitude:38.47116)</text:p>
      <text:p text:style-name="P4">
视频: []</text:p>
      <text:p text:style-name="P4">
图片: []</text:p>
      <text:p text:style-name="P4">
标签: ["Minsk Monitor", "Europe"]</text:p>
      <text:p text:style-name="P4">
Id: 22566478</text:p>
      <!--METADATA-->
      <text:p text:style-name="P4">
Shakhtarsk报道的导弹发射</text:p>
      <text:p text:style-name="P4">
新闻集链接：<text:a xlink:type="simple" xlink:href="https://liveuamap.com/en/2023/30-may-missile-launches-reported-from-shakhtarsk" text:style-name="Internet_20_link" text:visited-style-name="Visited_20_Internet_20_Link">
https://liveuamap.com/en/2023/30-may-missile-launches-reported-from-shakhtarsk</text:a>
</text:p>
      <text:p text:style-name="P4">
News Source: <text:a xlink:type="simple" xlink:href="https://t.me/itsdonetsk/77587" text:style-name="Internet_20_link" text:visited-style-name="Visited_20_Internet_20_Link">
https://t.me/itsdonetsk/77587</text:a>
</text:p>
      <!--NEWS-->
      <text:h text:style-name="P10" text:outline-level="1">
<text:span text:style-name="T4">
Dnipro，Dnipropetrovska Oblast（09:31）。 红色警报：空中威胁。 警笛声。 掩护...</text:span>
</text:h>
      <text:p text:style-name="P4">
作者: liveuamap (Language: en)</text:p>
      <text:p text:style-name="P4">
时间: 2023-05-30T03:33:00</text:p>
      <text:p text:style-name="P4">
地点: Dnipro (Latitude:48.45881 Longtitude:35.03853)</text:p>
      <text:p text:style-name="P4">
视频: []</text:p>
      <text:p text:style-name="P4">
图片: []</text:p>
      <text:p text:style-name="P4">
标签: ["Europe", "Central and Eastern Europe"]</text:p>
      <text:p text:style-name="P4">
Id: 22566476</text:p>
      <!--METADATA-->
      <text:p text:style-name="P4">
dnipro，dnipropetrovsk区域(09:31). Red Alert: aerial threat. Sirenssounding. Take cover now!</text:p>
      <text:p text:style-name="P4">
News Collection Link: <text:a xlink:type="simple" xlink:href="https://liveuamap.com/en/2023/30-may-dnipro-dnipropetrovska-oblast0931-red-g" text:style-name="Internet_20_link" text:visited-style-name="Visited_20_Internet_20_Link">
https://liveuamap.com/en/2023/30-may-dnipro-dnipropetrovska-oblast0931-red-g</text:a>
</text:p>
      <text:p text:style-name="P4">
News Source: <text:a xlink:type="simple" xlink:href="https://t.me/air_alert_ua/46882" text:style-name="Internet_20_link" text:visited-style-name="Visited_20_Internet_20_Link">
https://t.me/air_alert_ua/46882</text:a>
</text:p>
      <!--NEWS-->
      <text:h text:style-name="P10" text:outline-level="1">
<text:span text:style-name="T4">
Poltavska Oblast（09:51）。 红色警报：空中威胁。 警笛声。 立即掩盖！</text:span>
</text:h>
      <text:p text:style-name="P4">
作者: liveuamap (Language: en)</text:p>
      <text:p text:style-name="P4">
时间: 2023-05-30T03:51:00</text:p>
      <text:p text:style-name="P4">
地点: Poltavska Oblast (Latitude:49.47636 Longtitude:33.81856)</text:p>
      <text:p text:style-name="P4">
视频: []</text:p>
      <text:p text:style-name="P4">
图片: []</text:p>
      <text:p text:style-name="P4">
标签: ["Europe", "Central and Eastern Europe"]</text:p>
      <text:p text:style-name="P4">
Id: 22566483</text:p>
      <!--METADATA-->
      <text:p text:style-name="P4">
poltava(09:51). Red Alert: aerial threat. Sirens sounding. Take covernow!</text:p>
      <text:p text:style-name="P4">
News Collection Link: <text:a xlink:type="simple" xlink:href="https://liveuamap.com/en/2023/30-may-poltavska-oblast0951-red-alert-aerial-g" text:style-name="Internet_20_link" text:visited-style-name="Visited_20_Internet_20_Link">
https://liveuamap.com/en/2023/30-may-poltavska-oblast0951-red-alert-aerial-g</text:a>
</text:p>
      <text:p text:style-name="P4">
News Source: <text:a xlink:type="simple" xlink:href="https://t.me/suspilnepoltava/11340" text:style-name="Internet_20_link" text:visited-style-name="Visited_20_Internet_20_Link">
https://t.me/suspilnepoltava/11340</text:a>
</text:p>
      <!--NEWS-->
      <text:h text:style-name="P10" text:outline-level="1">
<text:span text:style-name="T4">
苏米地区，哈尔基夫，哈尔基夫地区（09:51）。 红色ALRT：空中tchretate。 警笛声。 ...</text:span>
</text:h>
      <text:p text:style-name="P4">
作者: liveuamap (Language: en)</text:p>
      <text:p text:style-name="P4">
时间: 2023-05-30T03:52:00</text:p>
      <text:p text:style-name="P4">
地点: Sumska Oblast (Latitude:51.00000000 Longtitude:34.00000000)</text:p>
      <text:p text:style-name="P4">
视频: []</text:p>
      <text:p text:style-name="P4">
图片: []</text:p>
      <text:p text:style-name="P4">
标签: ["Europe", "Central and Eastern Europe"]</text:p>
      <text:p text:style-name="P4">
Id: 22566485</text:p>
      <!--METADATA-->
      <text:p text:style-name="P4">
苏米地区，哈尔基夫地区哈尔基夫地区(09:51). Red Alert: aerial threat.Sirens sounding. Take cover now!</text:p>
      <text:p text:style-name="P4">
News Collection Link: <text:a xlink:type="simple" xlink:href="https://liveuamap.com/en/2023/30-may-sumska-oblast-kharkiv-kharkivska-oblasg" text:style-name="Internet_20_link" text:visited-style-name="Visited_20_Internet_20_Link">
https://liveuamap.com/en/2023/30-may-sumska-oblast-kharkiv-kharkivska-oblasg</text:a>
</text:p>
      <text:p text:style-name="P4">
News Source: <text:a xlink:type="simple" xlink:href="https://t.me/air_alert_ua/46887" text:style-name="Internet_20_link" text:visited-style-name="Visited_20_Internet_20_Link">
https://t.me/air_alert_ua/46887</text:a>
</text:p>
      <!--NEWS-->
      <text:h text:style-name="P10" text:outline-level="1">
<text:span text:style-name="T4">
根据俄罗斯国会议员的说法，伊琳斯科（Ilyinskoe）和克拉斯诺格（Krasnog）的蒂莫什基诺（Timoshkino）村庄被击落。</text:span>
</text:h>
      <text:p text:style-name="P4">
作者: liveuamap (Language: en)</text:p>
      <text:p text:style-name="P4">
时间: 2023-05-30T04:02:18</text:p>
      <text:p text:style-name="P4">
地点: Moscow (Latitude:55.7827 Longtitude:36.97689)</text:p>
      <text:p text:style-name="P4">
视频: []</text:p>
      <text:p text:style-name="P4">
图片: []</text:p>
      <text:p text:style-name="P4">
标签: ["Central and Eastern Europe", "Avia"]</text:p>
      <text:p text:style-name="P4">
Id: 22566486</text:p>
      <!--METADATA-->
      <text:p text:style-name="P4">
根据俄罗斯国会议员的统计，在伊林斯科(Ilyinskoe)和克拉斯诺格斯基(Krasnogorskiy)地区，拉兹多里(Razdory)和罗什科沃(Romashkovo)村庄的蒂莫什金诺维(Timoshkinovillages)被击落</text:p>
      <text:p text:style-name="P4">
新闻集链接：<text:a xlink:type="simple" xlink:href="https://liveuamap.com/en/2023/30-may-according-to-russian-mp-drones-were-shot-down-at-ilyinskoe" text:style-name="Internet_20_link" text:visited-style-name="Visited_20_Internet_20_Link">
https://liveuamap.com/en/2023/30-may-according-to-russian-mp-rones-were-were-here-shot-down-at-y at-yilinskoe</text:a>
</text:p>
      <text:p text:style-name="P4">
News Source: <text:a xlink:type="simple" xlink:href="https://t.me/bbbreaking/156658" text:style-name="Internet_20_link" text:visited-style-name="Visited_20_Internet_20_Link">
https://t.me/bbbreaking/156658</text:a>
</text:p>
      <!--NEWS-->
      <text:h text:style-name="P10" text:outline-level="1">
<text:span text:style-name="T4">
贝尔戈罗德地区的Schebekine镇报告了炮击。 根据俄罗斯媒体企业...</text:span>
</text:h>
      <text:p text:style-name="P4">
作者: liveuamap (Language: en)</text:p>
      <text:p text:style-name="P4">
时间: 2023-05-30T04:05:51</text:p>
      <text:p text:style-name="P4">
地点: Belgorod (Latitude:50.40327 Longtitude:36.90067)</text:p>
      <text:p text:style-name="P4">
视频: []</text:p>
      <text:p text:style-name="P4">
图片: []</text:p>
      <text:p text:style-name="P4">
标签: ["Russia", "Central and Eastern Europe"]</text:p>
      <text:p text:style-name="P4">
Id: 22566487</text:p>
      <!--METADATA-->
      <text:p text:style-name="P4">
贝尔戈罗德地区的Schebekine镇报告了炮击。 根据俄罗斯企业为Apple Watch生产玻璃的报道，损坏了</text:p>
      <text:p text:style-name="P4">
新闻集链接：<text:a xlink:type="simple" xlink:href="https://liveuamap.com/en/2023/30-may-shelling-reported-in-schebekine-town-of-belgorod-region" text:style-name="Internet_20_link" text:visited-style-name="Visited_20_Internet_20_Link">
https://liveuamap.com/en/2023/30-may-shelling-reported-in-schebekine-town-wown-wown-wown-wown of-belgorod-rigion</text:a>
</text:p>
      <text:p text:style-name="P4">
News Source: <text:a xlink:type="simple" xlink:href="https://t.me/rusbrief/121526" text:style-name="Internet_20_link" text:visited-style-name="Visited_20_Internet_20_Link">
https://t.me/rusbrief/121526</text:a>
</text:p>
      <!--NEWS-->
      <text:h text:style-name="P10" text:outline-level="1">
<text:span text:style-name="T4">
Dnipro，Dnipropetrovska Oblast（10:15）。 红色警报：空中威胁。 警笛声。 掩护...</text:span>
</text:h>
      <text:p text:style-name="P4">
作者: liveuamap (Language: en)</text:p>
      <text:p text:style-name="P4">
时间: 2023-05-30T04:23:00</text:p>
      <text:p text:style-name="P4">
地点: Dnipro (Latitude:48.45955 Longtitude:35.03887)</text:p>
      <text:p text:style-name="P4">
视频: []</text:p>
      <text:p text:style-name="P4">
图片: []</text:p>
      <text:p text:style-name="P4">
标签: ["Europe", "Central and Eastern Europe"]</text:p>
      <text:p text:style-name="P4">
Id: 22566488</text:p>
      <!--METADATA-->
      <text:p text:style-name="P4">
dnipro，dnipropetrovsk区域(10:15). Red Alert: aerial threat. Sirenssounding. Take cover now!</text:p>
      <text:p text:style-name="P4">
News Collection Link: <text:a xlink:type="simple" xlink:href="https://liveuamap.com/en/2023/30-may-dnipro-dnipropetrovska-oblast1015-red-g" text:style-name="Internet_20_link" text:visited-style-name="Visited_20_Internet_20_Link">
https://liveuamap.com/en/2023/30-may-dnipro-dnipropetrovska-oblast1015-red-g</text:a>
</text:p>
      <text:p text:style-name="P4">
News Source: <text:a xlink:type="simple" xlink:href="https://t.me/air_alert_ua/46889" text:style-name="Internet_20_link" text:visited-style-name="Visited_20_Internet_20_Link">
https://t.me/air_alert_ua/46889</text:a>
</text:p>
      <!--NEWS-->
      <text:h text:style-name="P10" text:outline-level="1">
<text:span text:style-name="T4">
一夜</text:span>
</text:h>
      <text:p text:style-name="P4">
作者: liveuamap (Language: en)</text:p>
      <text:p text:style-name="P4">
时间: 2023-05-30T04:33:31</text:p>
      <text:p text:style-name="P4">
地点: Kyiv, Kyiv city (Latitude:50.38707 Longtitude:30.49444)</text:p>
      <text:p text:style-name="P4">
视频: []</text:p>
      <text:p text:style-name="P4">
图片: ["<text:a xlink:type="simple" xlink:href="https://liveuamap.com/pics/2023/05/30/22566492_0.jpg" text:style-name="Internet_20_link" text:visited-style-name="Visited_20_Internet_20_Link">
22566492_0.jpg</text:a>
"]</text:p>
      <text:p text:style-name="P4">
标签: []</text:p>
      <text:p text:style-name="P4">
Id: 22566492</text:p>
      <!--METADATA-->
      <text:p text:style-name="P4">
一夜</text:p>
      <text:p text:style-name="P4">
<draw:frame draw:style-name="fr1" draw:name="Image106" text:anchor-type="as-char" svg:width="6.9236in" svg:height="5.1927in" draw:z-index="0">
<draw:image xlink:href="../Images/liveuamap/2023-05-30T04-33-31/22566492_0.jpg" xlink:type="simple" xlink:show="embed" xlink:actuate="onLoad" draw:mime-type="image/jpeg"/>
</draw:frame>
新闻集链接：<text:a xlink:type="simple" xlink:href="https://liveuamap.com/en/2023/30-may-1-person-killed-9-wounded-in-russian-drone-attack" text:style-name="Internet_20_link" text:visited-style-name="Visited_20_Internet_20_Link">
https://liveuamap.com/en/2023/30-may-1-person-kill-kill-9-wounded-in-russian-drone-Attack</text:a>
</text:p>
      <text:p text:style-name="P4">
News Source: <text:a xlink:type="simple" xlink:href="https://twitter.com/censor_net/status/1663463003142979585" text:style-name="Internet_20_link" text:visited-style-name="Visited_20_Internet_20_Link">
https://twitter.com/censor_net/status/1663463003142979585</text:a>
</text:p>
      <!--NEWS-->
      <text:h text:style-name="P10" text:outline-level="1">
<text:span text:style-name="T4">
JSC Sivershchyna和Slobozhanshchina的指示Rusyan军队炮击了Buda，Pavlivka，...</text:span>
</text:h>
      <text:p text:style-name="P4">
作者: liveuamap (Language: en)</text:p>
      <text:p text:style-name="P4">
时间: 2023-05-30T05:24:00</text:p>
      <text:p text:style-name="P4">
地点: Izyum (Latitude:50.15645 Longtitude:37.65942)</text:p>
      <text:p text:style-name="P4">
视频: []</text:p>
      <text:p text:style-name="P4">
图片: []</text:p>
      <text:p text:style-name="P4">
标签: ["Russia"]</text:p>
      <text:p text:style-name="P4">
Id: 22566505</text:p>
      <!--METADATA-->
      <text:p text:style-name="P4">
At sivershchyna and slBozhanschyna directions Russian army Shelled Seredyna-Buda, Pavlivka, Katerynivka, Shevchenko, Velyka, Pysarivkaa of Morokhovets, Ternova, IzBytske, Starytsya, Hatysche, Vovchansk, Pletenivka, Tykhe, Vovchanski Khutory, Mala Vovcha, Varvarivka, Budarky, Zemlyanky,哈尔基夫地区的Chuhunivka。 俄罗斯航空公司在哈尔基夫地区的俄罗斯航空造成的空袭 - 乌克兰军队的总参谋长在早晨的报告中说</text:p>
      <text:p text:style-name="P4">
新闻集链接：(https://liveuamap.com/en/2023/30-may-at-sivershchyna-and-slobozhanschyna-directions-russian)</text:p>
      <text:p text:style-name="P4">
News Source: <text:a xlink:type="simple" xlink:href="https://t.me/lumsrc/4938" text:style-name="Internet_20_link" text:visited-style-name="Visited_20_Internet_20_Link">
https://t.me/lumsrc/4938</text:a>
</text:p>
      <!--NEWS-->
      <text:h text:style-name="P10" text:outline-level="1">
<text:span text:style-name="T4">
在Zaporizhzhia和Kherson的指示，俄罗斯军队炮击了Vremivka，Zelene Pole，...</text:span>
</text:h>
      <text:p text:style-name="P4">
作者: liveuamap (Language: en)</text:p>
      <text:p text:style-name="P4">
时间: 2023-05-30T05:25:00</text:p>
      <text:p text:style-name="P4">
地点: Zaporizhzhia (Latitude:47.52879 Longtitude:35.91019)</text:p>
      <text:p text:style-name="P4">
视频: []</text:p>
      <text:p text:style-name="P4">
图片: []</text:p>
      <text:p text:style-name="P4">
标签: ["Russia"]</text:p>
      <text:p text:style-name="P4">
Id: 22566498</text:p>
      <!--METADATA-->
      <text:p text:style-name="P4">
在Zaporizhzhzhia和Kherson的指示，俄罗斯军队炮击了Donetsk地区Novopil Zelenepole的Vremivka； Olhivske, Huliapole, Mala tokmachka, Novodanylivka, Orikhiv, Novoandriyivka and Stepnohrisk of Zaporizhzhzhzhia Region, Kachkka, Kachkarya, MYLOVKA, Kachkarya. Vka, Antonivka, Komyshaany, Dniprovske, Kizomys of Kherson Region and Kherson City. Zaporizhzhia地区的Huliapoleand Mala Tokmachka，武装部队的总参谋部在早上的报告中说</text:p>
      <text:p text:style-name="P4">
新闻集链接：(https://liveuamap.com/en/2023/30-may-at-zaporizhzhia-and-kherson-directions-russian-army)</text:p>
      <text:p text:style-name="P4">
News Source: <text:a xlink:type="simple" xlink:href="https://t.me/lumsrc/4945" text:style-name="Internet_20_link" text:visited-style-name="Visited_20_Internet_20_Link">
https://t.me/lumsrc/4945</text:a>
</text:p>
      <!--NEWS-->
      <text:h text:style-name="P10" text:outline-level="1">
<text:span text:style-name="T4">
普京没有计划在UAV攻击之后发表声明 - 克里姆林宫的发言人</text:span>
</text:h>
      <text:p text:style-name="P4">
作者: liveuamap (Language: en)</text:p>
      <text:p text:style-name="P4">
时间: 2023-05-30T05:38:00</text:p>
      <text:p text:style-name="P4">
地点: Moskva, Moscow (Latitude:55.75108 Longtitude:37.61564)</text:p>
      <text:p text:style-name="P4">
视频: []</text:p>
      <text:p text:style-name="P4">
图片: []</text:p>
      <text:p text:style-name="P4">
标签: ["Central and Eastern Europe", "Russia"]</text:p>
      <text:p text:style-name="P4">
Id: 22566509</text:p>
      <!--METADATA-->
      <text:p text:style-name="P4">
普京没有计划在UAV攻击之后发表声明-Kremlin'sspokespers</text:p>
      <text:p text:style-name="P4">
新闻收集链接：<text:a xlink:type="simple" xlink:href="https://liveuamap.com/en/2023/30-may-putin-has-no-plans-to-make-a-statement-after-the-uav" text:style-name="Internet_20_link" text:visited-style-name="Visited_20_Internet_20_Link">
https://liveuamap.com/en/2023/30-may-putin-has-no-plans-to-make-a-statement-a-statement-after-after-the-uav</text:a>
</text:p>
      <text:p text:style-name="P4">
News Source: <text:a xlink:type="simple" xlink:href="https://t.me/bbbreaking/156672" text:style-name="Internet_20_link" text:visited-style-name="Visited_20_Internet_20_Link">
https://t.me/bbbreaking/156672</text:a>
</text:p>
      <!--NEWS-->
      <text:h text:style-name="P10" text:outline-level="1">
<text:span text:style-name="T4">
乌克兰从临时占领的领土上归还了79名死亡士兵的尸体...</text:span>
</text:h>
      <text:p text:style-name="P4">
作者: liveuamap (Language: en)</text:p>
      <text:p text:style-name="P4">
时间: 2023-05-30T05:52:00</text:p>
      <text:p text:style-name="P4">
地点: Kyiv, Kyiv city (Latitude:50.4458 Longtitude:30.5289)</text:p>
      <text:p text:style-name="P4">
视频: []</text:p>
      <text:p text:style-name="P4">
图片: []</text:p>
      <text:p text:style-name="P4">
标签: ["Europe"]</text:p>
      <text:p text:style-name="P4">
Id: 22566540</text:p>
      <!--METADATA-->
      <text:p text:style-name="P4">
乌克兰报告说</text:p>
      <text:p text:style-name="P4">
新闻集链接：<text:a xlink:type="simple" xlink:href="https://liveuamap.com/en/2023/30-may-ukraine-returned-the-bodies-of-79-dead-soldiers-from" text:style-name="Internet_20_link" text:visited-style-name="Visited_20_Internet_20_Link">
https://liveuamap.com/en/2023/30-may-ukraine-returned-the-bodies-of-79-dead-soldiers-from</text:a>
</text:p>
      <text:p text:style-name="P4">
News Source: <text:a xlink:type="simple" xlink:href="https://t.me/suspilnenews/21249" text:style-name="Internet_20_link" text:visited-style-name="Visited_20_Internet_20_Link">
https://t.me/suspilnenews/21249</text:a>
</text:p>
      <!--NEWS-->
      <text:h text:style-name="P10" text:outline-level="1">
<text:span text:style-name="T4">
克里姆林宫：空中防御对莫斯科的袭击做出了很好的反应</text:span>
</text:h>
      <text:p text:style-name="P4">
作者: liveuamap (Language: en)</text:p>
      <text:p text:style-name="P4">
时间: 2023-05-30T05:55:17</text:p>
      <text:p text:style-name="P4">
地点: Moskva, Moscow (Latitude:55.74895 Longtitude:37.61307)</text:p>
      <text:p text:style-name="P4">
视频: []</text:p>
      <text:p text:style-name="P4">
图片: []</text:p>
      <text:p text:style-name="P4">
标签: ["Russia", "Central and Eastern Europe"]</text:p>
      <text:p text:style-name="P4">
Id: 22566506</text:p>
      <!--METADATA-->
      <text:p text:style-name="P4">
克里姆林宫：空中防御对莫斯科的袭击做出了很好的反应</text:p>
      <text:p text:style-name="P4">
新闻集链接：<text:a xlink:type="simple" xlink:href="https://liveuamap.com/en/2023/30-may-the-kremlin-the-air-defenses-responded-well-to-the" text:style-name="Internet_20_link" text:visited-style-name="Visited_20_Internet_20_Link">
https://liveuamap.com/en/2023/30-may-the-the-kremlin-the-air-defenses-responded-well-well-to-to-the</text:a>
</text:p>
      <text:p text:style-name="P4">
News Source: <text:a xlink:type="simple" xlink:href="https://twitter.com/SkyNewsArabia_B/status/1663480132147847170" text:style-name="Internet_20_link" text:visited-style-name="Visited_20_Internet_20_Link">
https://twitter.com/SkyNewsArabia_B/status/1663480132147847170</text:a>
</text:p>
      <!--NEWS-->
      <text:h text:style-name="P10" text:outline-level="1">
<text:span text:style-name="T4">
Dnipro，Dnipropetrovska Oblast（12:06）。 红色警报：空中威胁。 警笛声。 掩护...</text:span>
</text:h>
      <text:p text:style-name="P4">
作者: liveuamap (Language: en)</text:p>
      <text:p text:style-name="P4">
时间: 2023-05-30T06:07:00</text:p>
      <text:p text:style-name="P4">
地点: Dnipro (Latitude:48.45893 Longtitude:35.03935)</text:p>
      <text:p text:style-name="P4">
视频: []</text:p>
      <text:p text:style-name="P4">
图片: []</text:p>
      <text:p text:style-name="P4">
标签: ["Europe", "Central and Eastern Europe"]</text:p>
      <text:p text:style-name="P4">
Id: 22566520</text:p>
      <!--METADATA-->
      <text:p text:style-name="P4">
dnipro，dnipropetrovsk区域(12:06). Red Alert: aerial threat. Sirenssounding. Take cover now!</text:p>
      <text:p text:style-name="P4">
News Collection Link: <text:a xlink:type="simple" xlink:href="https://liveuamap.com/en/2023/30-may-dnipro-dnipropetrovska-oblast1206-red-g" text:style-name="Internet_20_link" text:visited-style-name="Visited_20_Internet_20_Link">
https://liveuamap.com/en/2023/30-may-dnipro-dnipropetrovska-oblast1206-red-g</text:a>
</text:p>
      <text:p text:style-name="P4">
News Source: <text:a xlink:type="simple" xlink:href="https://t.me/air_alert_ua/46895" text:style-name="Internet_20_link" text:visited-style-name="Visited_20_Internet_20_Link">
https://t.me/air_alert_ua/46895</text:a>
</text:p>
      <!--NEWS-->
      <text:h text:style-name="P10" text:outline-level="1">
<text:span text:style-name="T4">
克里姆林宫的发言人说，莫斯科的无人机袭击是对俄罗斯攻击阿加的反应...</text:span>
</text:h>
      <text:p text:style-name="P4">
作者: liveuamap (Language: en)</text:p>
      <text:p text:style-name="P4">
时间: 2023-05-30T06:16:35</text:p>
      <text:p text:style-name="P4">
地点: Moskva, Moscow (Latitude:55.74953 Longtitude:37.61873)</text:p>
      <text:p text:style-name="P4">
视频: []</text:p>
      <text:p text:style-name="P4">
图片: []</text:p>
      <text:p text:style-name="P4">
标签: ["Central and Eastern Europe", "Russia"]</text:p>
      <text:p text:style-name="P4">
Id: 22566534</text:p>
      <!--METADATA-->
      <text:p text:style-name="P4">
克里姆林宫的发言人说，莫斯科无人机的袭击是周日对乌克兰“决策中心”的反应</text:p>
      <text:p text:style-name="P4">
新闻集链接：<text:a xlink:type="simple" xlink:href="https://liveuamap.com/en/2023/30-may-kremlins-spokesperson-says-attack-of-drones-in-moscow" text:style-name="Internet_20_link" text:visited-style-name="Visited_20_Internet_20_Link">
https://liveuamap.com/en/2023/30-may-kremlins-spokespersons-says-Attack-of-rones-in-moscow</text:a>
</text:p>
      <text:p text:style-name="P4">
News Source: <text:a xlink:type="simple" xlink:href="https://t.me/bbbreaking/156670" text:style-name="Internet_20_link" text:visited-style-name="Visited_20_Internet_20_Link">
https://t.me/bbbreaking/156670</text:a>
</text:p>
      <!--NEWS-->
      <text:h text:style-name="P10" text:outline-level="1">
<text:span text:style-name="T4">
俄罗斯国防部长Shoigu声称另一位爱国者Sam在基辅遭到袭击</text:span>
</text:h>
      <text:p text:style-name="P4">
作者: liveuamap (Language: en)</text:p>
      <text:p text:style-name="P4">
时间: 2023-05-30T06:30:41</text:p>
      <text:p text:style-name="P4">
地点: Moskva, Moscow (Latitude:55.72757 Longtitude:37.58934)</text:p>
      <text:p text:style-name="P4">
视频: []</text:p>
      <text:p text:style-name="P4">
图片: []</text:p>
      <text:p text:style-name="P4">
标签: ["Russia"]</text:p>
      <text:p text:style-name="P4">
Id: 22566541</text:p>
      <!--METADATA-->
      <text:p text:style-name="P4">
俄罗斯国防部长Shoigu声称另一位爱国者Sam在基辅遭到袭击</text:p>
      <text:p text:style-name="P4">
新闻集链接：<text:a xlink:type="simple" xlink:href="https://liveuamap.com/en/2023/30-may-russian-defense-minister-shoigu-claims-another-patriot" text:style-name="Internet_20_link" text:visited-style-name="Visited_20_Internet_20_Link">
https://liveuamap.com/en/2023/30-may-russian-defense-minister-shoigu-claims-claims-anther-hother-patriot</text:a>
</text:p>
      <text:p text:style-name="P4">
News Source: <text:a xlink:type="simple" xlink:href="https://t.me/bbbreaking/156678" text:style-name="Internet_20_link" text:visited-style-name="Visited_20_Internet_20_Link">
https://t.me/bbbreaking/156678</text:a>
</text:p>
      <!--NEWS-->
      <text:h text:style-name="P10" text:outline-level="1">
<text:span text:style-name="T4">
Zaporizka Oblast（12:59）。 红色警报：空中威胁。 警笛声。 立即掩盖！</text:span>
</text:h>
      <text:p text:style-name="P4">
作者: liveuamap (Language: en)</text:p>
      <text:p text:style-name="P4">
时间: 2023-05-30T07:01:00</text:p>
      <text:p text:style-name="P4">
地点: Zaporizka Oblast (Latitude:47.612341 Longtitude:35.764071)</text:p>
      <text:p text:style-name="P4">
视频: []</text:p>
      <text:p text:style-name="P4">
图片: []</text:p>
      <text:p text:style-name="P4">
标签: ["Europe", "Central and Eastern Europe"]</text:p>
      <text:p text:style-name="P4">
Id: 22566545</text:p>
      <!--METADATA-->
      <text:p text:style-name="P4">
Zaporizhzhia地区(12:59). Red Alert: aerial threat. Sirens sounding. Take covernow!</text:p>
      <text:p text:style-name="P4">
News Collection Link: <text:a xlink:type="simple" xlink:href="https://liveuamap.com/en/2023/30-may-zaporizka-oblast1259-red-alert-aerial-g" text:style-name="Internet_20_link" text:visited-style-name="Visited_20_Internet_20_Link">
https://liveuamap.com/en/2023/30-may-zaporizka-oblast1259-red-alert-aerial-g</text:a>
</text:p>
      <text:p text:style-name="P4">
News Source: <text:a xlink:type="simple" xlink:href="https://t.me/air_alert_ua/46897" text:style-name="Internet_20_link" text:visited-style-name="Visited_20_Internet_20_Link">
https://t.me/air_alert_ua/46897</text:a>
</text:p>
      <!--NEWS-->
      <text:h text:style-name="P10" text:outline-level="1">
<text:span text:style-name="T4">
乌克兰的几个地区报告了部分停电</text:span>
</text:h>
      <text:p text:style-name="P4">
作者: liveuamap (Language: en)</text:p>
      <text:p text:style-name="P4">
时间: 2023-05-30T07:07:12</text:p>
      <text:p text:style-name="P4">
地点: Dnipro (Latitude:46.85491 Longtitude:30.59409)</text:p>
      <text:p text:style-name="P4">
视频: []</text:p>
      <text:p text:style-name="P4">
图片: []</text:p>
      <text:p text:style-name="P4">
标签: ["Energy", "Central and Eastern Europe"]</text:p>
      <text:p text:style-name="P4">
Id: 22566546</text:p>
      <!--METADATA-->
      <text:p text:style-name="P4">
乌克兰的几个地区报告了部分停电</text:p>
      <text:p text:style-name="P4">
新闻集链接：<text:a xlink:type="simple" xlink:href="https://liveuamap.com/en/2023/30-may-partial-blackouts-reported-in-several-regions-of-ukraine" text:style-name="Internet_20_link" text:visited-style-name="Visited_20_Internet_20_Link">
https：//liveuamap.com/en/2023/30-may-partial-bartial-barkouts-reported-in-several-regrigions-oukraine</text:a>
</text:p>
      <text:p text:style-name="P4">
News Source: <text:a xlink:type="simple" xlink:href="https://t.me/kievreal1/42317" text:style-name="Internet_20_link" text:visited-style-name="Visited_20_Internet_20_Link">
https://t.me/kievreal1/42317</text:a>
</text:p>
      <!--NEWS-->
      <text:h text:style-name="P10" text:outline-level="1">
<text:span text:style-name="T4">
Donetsk Oblast（13:27）。 红色警报：空中威胁。 警笛声。 立即掩盖！</text:span>
</text:h>
      <text:p text:style-name="P4">
作者: liveuamap (Language: en)</text:p>
      <text:p text:style-name="P4">
时间: 2023-05-30T07:27:00</text:p>
      <text:p text:style-name="P4">
地点: Donetsk Oblast (Latitude:48.72739 Longtitude:37.57741)</text:p>
      <text:p text:style-name="P4">
视频: []</text:p>
      <text:p text:style-name="P4">
图片: []</text:p>
      <text:p text:style-name="P4">
标签: ["Europe", "Central and Eastern Europe"]</text:p>
      <text:p text:style-name="P4">
Id: 22566554</text:p>
      <!--METADATA-->
      <text:p text:style-name="P4">
Donetsk Oblast(13:27). Red Alert: aerial threat. Sirens sounding. Take covernow!</text:p>
      <text:p text:style-name="P4">
News Collection Link: <text:a xlink:type="simple" xlink:href="https://liveuamap.com/en/2023/30-may-donetsk-oblast1327-red-alert-aerial-thg" text:style-name="Internet_20_link" text:visited-style-name="Visited_20_Internet_20_Link">
https://liveuamap.com/en/2023/30-may-donetsk-oblast1327-red-alert-aerial-thg</text:a>
</text:p>
      <text:p text:style-name="P4">
News Source: <text:a xlink:type="simple" xlink:href="https://t.me/air_alert_ua/46898" text:style-name="Internet_20_link" text:visited-style-name="Visited_20_Internet_20_Link">
https://t.me/air_alert_ua/46898</text:a>
</text:p>
      <!--NEWS-->
      <text:h text:style-name="P10" text:outline-level="1">
<text:span text:style-name="T4">
Kharkiv，Kharkivska Oblast（13:56）。 红色警报：空中威胁。 警笛声。 立即掩盖！</text:span>
</text:h>
      <text:p text:style-name="P4">
作者: liveuamap (Language: en)</text:p>
      <text:p text:style-name="P4">
时间: 2023-05-30T07:56:00</text:p>
      <text:p text:style-name="P4">
地点: Kharkiv (Latitude:49.98081000 Longtitude:36.25272000)</text:p>
      <text:p text:style-name="P4">
视频: []</text:p>
      <text:p text:style-name="P4">
图片: []</text:p>
      <text:p text:style-name="P4">
标签: ["Europe", "Central and Eastern Europe"]</text:p>
      <text:p text:style-name="P4">
Id: 22566559</text:p>
      <!--METADATA-->
      <text:p text:style-name="P4">
哈尔基夫(Kharkiv)，哈尔基夫地区(13:56). Red Alert: aerial threat. Sirens sounding.Take cover now!</text:p>
      <text:p text:style-name="P4">
News Collection Link: <text:a xlink:type="simple" xlink:href="https://liveuamap.com/en/2023/30-may-kharkiv-kharkivska-oblast1356-red-alerg" text:style-name="Internet_20_link" text:visited-style-name="Visited_20_Internet_20_Link">
https://liveuamap.com/en/2023/30-may-kharkiv-kharkivska-oblast1356-red-alerg</text:a>
</text:p>
      <text:p text:style-name="P4">
News Source: <text:a xlink:type="simple" xlink:href="https://t.me/suspilnekharkiv/25346" text:style-name="Internet_20_link" text:visited-style-name="Visited_20_Internet_20_Link">
https://t.me/suspilnekharkiv/25346</text:a>
</text:p>
      <!--NEWS-->
      <text:h text:style-name="P10" text:outline-level="1">
<text:span text:style-name="T4">
Zelensky总统与总理Scholz打了电话</text:span>
</text:h>
      <text:p text:style-name="P4">
作者: liveuamap (Language: en)</text:p>
      <text:p text:style-name="P4">
时间: 2023-05-30T09:56:06</text:p>
      <text:p text:style-name="P4">
地点: Kyiv, Kyiv city (Latitude:50.44426 Longtitude:30.52914)</text:p>
      <text:p text:style-name="P4">
视频: []</text:p>
      <text:p text:style-name="P4">
图片: ["<text:a xlink:type="simple" xlink:href="https://liveuamap.com/pics/2023/05/30/22566562_0.jpg" text:style-name="Internet_20_link" text:visited-style-name="Visited_20_Internet_20_Link">
22566562_0.jpg</text:a>
"]</text:p>
      <text:p text:style-name="P4">
标签: ["Europe", "Central and Eastern Europe"]</text:p>
      <text:p text:style-name="P4">
Id: 22566562</text:p>
      <!--METADATA-->
      <text:p text:style-name="P4">
Zelensky总统与总理Scholz打了电话</text:p>
      <text:p text:style-name="P4">
<draw:frame draw:style-name="fr1" draw:name="Image107" text:anchor-type="as-char" svg:width="6.9236in" svg:height="4.612849in" draw:z-index="0">
<draw:image xlink:href="../Images/liveuamap/2023-05-30T09-56-06/22566562_0.jpg" xlink:type="simple" xlink:show="embed" xlink:actuate="onLoad" draw:mime-type="image/jpeg"/>
</draw:frame>
新闻集链接：<text:a xlink:type="simple" xlink:href="https://liveuamap.com/en/2023/30-may-president-zelensky-had-phone-call-with-chancellor" text:style-name="Internet_20_link" text:visited-style-name="Visited_20_Internet_20_Link">
https://liveuamap.com/en/2023/30-may-president-zelensky-had-phone-call-with-with-chancellor</text:a>
</text:p>
      <text:p text:style-name="P4">
News Source: <text:a xlink:type="simple" xlink:href="https://t.me/V_Zelenskiy_official/6419" text:style-name="Internet_20_link" text:visited-style-name="Visited_20_Internet_20_Link">
https://t.me/V_Zelenskiy_official/6419</text:a>
</text:p>
      <!--NEWS-->
      <text:h text:style-name="P10" text:outline-level="1">
<text:span text:style-name="T4">
Belgorod地区的边防部队用小武器击落了4个无人机</text:span>
</text:h>
      <text:p text:style-name="P4">
作者: liveuamap (Language: en)</text:p>
      <text:p text:style-name="P4">
时间: 2023-05-30T09:58:00</text:p>
      <text:p text:style-name="P4">
地点: Belgorod, Belgorodskaya oblast' (Latitude:50.45302 Longtitude:37.32687)</text:p>
      <text:p text:style-name="P4">
视频: []</text:p>
      <text:p text:style-name="P4">
图片: []</text:p>
      <text:p text:style-name="P4">
标签: ["Russia", "Central and Eastern Europe"]</text:p>
      <text:p text:style-name="P4">
Id: 22566567</text:p>
      <!--METADATA-->
      <text:p text:style-name="P4">
Belgorod地区的边防部队用小武器击落了4个无人机</text:p>
      <text:p text:style-name="P4">
新闻集链接：<text:a xlink:type="simple" xlink:href="https://liveuamap.com/en/2023/30-may-border-guards-in-belgorod-region-shot-down-4-drones" text:style-name="Internet_20_link" text:visited-style-name="Visited_20_Internet_20_Link">
https://liveuamap.com/en/2023/30-may-border-guards-in-belgorod-gregion-rigion-shot-down-4---无机</text:a>
</text:p>
      <text:p text:style-name="P4">
News Source: <text:a xlink:type="simple" xlink:href="https://t.me/bazabazon/18109" text:style-name="Internet_20_link" text:visited-style-name="Visited_20_Internet_20_Link">
https://t.me/bazabazon/18109</text:a>
</text:p>
      <!--NEWS-->
      <text:h text:style-name="P10" text:outline-level="1">
<text:span text:style-name="T4">
普京说，旨在吓到人口的无人机罢工声称，俄罗斯陆军袭击了乌克兰人的总部...</text:span>
</text:h>
      <text:p text:style-name="P4">
作者: liveuamap (Language: en)</text:p>
      <text:p text:style-name="P4">
时间: 2023-05-30T10:07:05</text:p>
      <text:p text:style-name="P4">
地点: Moskva, Moscow (Latitude:55.74992 Longtitude:37.61839)</text:p>
      <text:p text:style-name="P4">
视频: []</text:p>
      <text:p text:style-name="P4">
图片: []</text:p>
      <text:p text:style-name="P4">
标签: ["Central and Eastern Europe", "Russia"]</text:p>
      <text:p text:style-name="P4">
Id: 22566563</text:p>
      <!--METADATA-->
      <text:p text:style-name="P4">
普京说，无人机罢工旨在吓到人口</text:p>
      <text:p text:style-name="P4">
新闻集链接：<text:a xlink:type="simple" xlink:href="https://liveuamap.com/en/2023/30-may-putin-says-drone-strikes-aimed-to-scare-population" text:style-name="Internet_20_link" text:visited-style-name="Visited_20_Internet_20_Link">
https://liveuamap.com/en/2023/30-may-putin-says-drone-strikes-aimed-to-scare population</text:a>
</text:p>
      <text:p text:style-name="P4">
News Source: <text:a xlink:type="simple" xlink:href="https://t.me/breakingmash/44510" text:style-name="Internet_20_link" text:visited-style-name="Visited_20_Internet_20_Link">
https://t.me/breakingmash/44510</text:a>
</text:p>
      <!--NEWS-->
      <text:h text:style-name="P10" text:outline-level="1">
<text:span text:style-name="T4">
Schebekyne报道的炮击</text:span>
</text:h>
      <text:p text:style-name="P4">
作者: liveuamap (Language: en)</text:p>
      <text:p text:style-name="P4">
时间: 2023-05-30T10:28:18</text:p>
      <text:p text:style-name="P4">
地点: Belgorod (Latitude:50.40524 Longtitude:36.89072)</text:p>
      <text:p text:style-name="P4">
视频: []</text:p>
      <text:p text:style-name="P4">
图片: ["<text:a xlink:type="simple" xlink:href="https://liveuamap.com/pics/2023/05/30/22566568_0.jpg" text:style-name="Internet_20_link" text:visited-style-name="Visited_20_Internet_20_Link">
22566568_0.jpg</text:a>
"]</text:p>
      <text:p text:style-name="P4">
标签: ["Russia", "Central and Eastern Europe"]</text:p>
      <text:p text:style-name="P4">
Id: 22566568</text:p>
      <!--METADATA-->
      <text:p text:style-name="P4">
Schebekyne报道的炮击</text:p>
      <text:p text:style-name="P4">
<draw:frame draw:style-name="fr1" draw:name="Image108" text:anchor-type="as-char" svg:width="6.9236in" svg:height="2.682895in" draw:z-index="0">
<draw:image xlink:href="../Images/liveuamap/2023-05-30T10-28-18/22566568_0.jpg" xlink:type="simple" xlink:show="embed" xlink:actuate="onLoad" draw:mime-type="image/jpeg"/>
</draw:frame>
新闻集链接：<text:a xlink:type="simple" xlink:href="https://liveuamap.com/en/2023/30-may-shelling-reported-in-schebekyne" text:style-name="Internet_20_link" text:visited-style-name="Visited_20_Internet_20_Link">
https://liveuamap.com/en/2023/30-may-shelling-reported-inported-in-schebekyne</text:a>
</text:p>
      <text:p text:style-name="P4">
News Source: <text:a xlink:type="simple" xlink:href="https://t.me/bbbelgorod/6446" text:style-name="Internet_20_link" text:visited-style-name="Visited_20_Internet_20_Link">
https://t.me/bbbelgorod/6446</text:a>
</text:p>
      <!--NEWS-->
      <text:h text:style-name="P10" text:outline-level="1">
<text:span text:style-name="T4">
Dnipro，Dnipropetrovska Oblast（17:24）。 红色警报：空中威胁。 警笛声。 掩护...</text:span>
</text:h>
      <text:p text:style-name="P4">
作者: liveuamap (Language: en)</text:p>
      <text:p text:style-name="P4">
时间: 2023-05-30T11:26:00</text:p>
      <text:p text:style-name="P4">
地点: Dnipro (Latitude:48.45923 Longtitude:35.03829)</text:p>
      <text:p text:style-name="P4">
视频: []</text:p>
      <text:p text:style-name="P4">
图片: []</text:p>
      <text:p text:style-name="P4">
标签: ["Europe", "Central and Eastern Europe"]</text:p>
      <text:p text:style-name="P4">
Id: 22566569</text:p>
      <!--METADATA-->
      <text:p text:style-name="P4">
dnipro，dnipropetrovsk区域(17:24). Red Alert: aerial threat. Sirenssounding. Take cover now!</text:p>
      <text:p text:style-name="P4">
News Collection Link: <text:a xlink:type="simple" xlink:href="https://liveuamap.com/en/2023/30-may-dnipro-dnipropetrovska-oblast1724-red-g" text:style-name="Internet_20_link" text:visited-style-name="Visited_20_Internet_20_Link">
https://liveuamap.com/en/2023/30-may-dnipro-dnipropetrovska-oblast1724-red-g</text:a>
</text:p>
      <text:p text:style-name="P4">
News Source: <text:a xlink:type="simple" xlink:href="https://t.me/air_alert_ua/46905" text:style-name="Internet_20_link" text:visited-style-name="Visited_20_Internet_20_Link">
https://t.me/air_alert_ua/46905</text:a>
</text:p>
      <!--NEWS-->
      <text:h text:style-name="P10" text:outline-level="1">
<text:span text:style-name="T4">
Zaporizka Oblast（17:28）。 红色警报：空中威胁。 警笛声。 立即掩盖！</text:span>
</text:h>
      <text:p text:style-name="P4">
作者: liveuamap (Language: en)</text:p>
      <text:p text:style-name="P4">
时间: 2023-05-30T11:29:00</text:p>
      <text:p text:style-name="P4">
地点: Zaporizka Oblast (Latitude:47.613141 Longtitude:35.766101)</text:p>
      <text:p text:style-name="P4">
视频: []</text:p>
      <text:p text:style-name="P4">
图片: []</text:p>
      <text:p text:style-name="P4">
标签: ["Europe", "Central and Eastern Europe"]</text:p>
      <text:p text:style-name="P4">
Id: 22566570</text:p>
      <!--METADATA-->
      <text:p text:style-name="P4">
Zaporizhzhia地区(17:28). Red Alert: aerial threat. Sirens sounding. Take covernow!</text:p>
      <text:p text:style-name="P4">
News Collection Link: <text:a xlink:type="simple" xlink:href="https://liveuamap.com/en/2023/30-may-zaporizka-oblast1728-red-alert-aerial-g" text:style-name="Internet_20_link" text:visited-style-name="Visited_20_Internet_20_Link">
https://liveuamap.com/en/2023/30-may-zaporizka-oblast1728-red-alert-aerial-g</text:a>
</text:p>
      <text:p text:style-name="P4">
News Source: <text:a xlink:type="simple" xlink:href="https://t.me/air_alert_ua/46906" text:style-name="Internet_20_link" text:visited-style-name="Visited_20_Internet_20_Link">
https://t.me/air_alert_ua/46906</text:a>
</text:p>
      <!--NEWS-->
      <text:h text:style-name="P10" text:outline-level="1">
<text:span text:style-name="T4">
Mykolaiv，Mykolayivska Oblast（17:32）。 红色警报：空中威胁。 警笛声。 立即掩盖！</text:span>
</text:h>
      <text:p text:style-name="P4">
作者: liveuamap (Language: en)</text:p>
      <text:p text:style-name="P4">
时间: 2023-05-30T11:33:00</text:p>
      <text:p text:style-name="P4">
地点: Mykolaiv (Latitude:46.94866 Longtitude:32.00639)</text:p>
      <text:p text:style-name="P4">
视频: []</text:p>
      <text:p text:style-name="P4">
图片: []</text:p>
      <text:p text:style-name="P4">
标签: ["Europe", "Central and Eastern Europe"]</text:p>
      <text:p text:style-name="P4">
Id: 22566571</text:p>
      <!--METADATA-->
      <text:p text:style-name="P4">
Nikolaev，Mykolaiv地区(17:32). Red Alert: aerial threat. Sirenssounding. Take cover now!</text:p>
      <text:p text:style-name="P4">
News Collection Link: <text:a xlink:type="simple" xlink:href="https://liveuamap.com/en/2023/30-may-mykolaiv-mykolayivska-oblast1732-red-ag" text:style-name="Internet_20_link" text:visited-style-name="Visited_20_Internet_20_Link">
https://liveuamap.com/en/2023/30-may-mykolaiv-mykolayivska-oblast1732-red-ag</text:a>
</text:p>
      <text:p text:style-name="P4">
News Source: <text:a xlink:type="simple" xlink:href="https://t.me/air_alert_ua/46907" text:style-name="Internet_20_link" text:visited-style-name="Visited_20_Internet_20_Link">
https://t.me/air_alert_ua/46907</text:a>
</text:p>
      <!--NEWS-->
      <text:h text:style-name="P10" text:outline-level="1">
<text:span text:style-name="T4">
Melitopol报道的爆炸</text:span>
</text:h>
      <text:p text:style-name="P4">
作者: liveuamap (Language: en)</text:p>
      <text:p text:style-name="P4">
时间: 2023-05-30T11:36:59</text:p>
      <text:p text:style-name="P4">
地点: Melitopol (Latitude:46.87885 Longtitude:35.33272)</text:p>
      <text:p text:style-name="P4">
视频: []</text:p>
      <text:p text:style-name="P4">
图片: []</text:p>
      <text:p text:style-name="P4">
标签: ["Europe", "Central and Eastern Europe"]</text:p>
      <text:p text:style-name="P4">
Id: 22566572</text:p>
      <!--METADATA-->
      <text:p text:style-name="P4">
Melitopol报道的爆炸</text:p>
      <text:p text:style-name="P4">
新闻集链接：<text:a xlink:type="simple" xlink:href="https://liveuamap.com/en/2023/30-may-explosions-reported-in-melitopol-" text:style-name="Internet_20_link" text:visited-style-name="Visited_20_Internet_20_Link">
https://liveuamap.com/en/2023/30-may-explosions-reported-in-in-melitopol-</text:a>
</text:p>
      <text:p text:style-name="P4">
News Source: <text:a xlink:type="simple" xlink:href="https://t.me/info_zp/36813" text:style-name="Internet_20_link" text:visited-style-name="Visited_20_Internet_20_Link">
https://t.me/info_zp/36813</text:a>
</text:p>
      <!--NEWS-->
      <text:h text:style-name="P10" text:outline-level="1">
<text:span text:style-name="T4">
无人机在布莱恩斯克地区的格拉伯罗夫卡村爆炸</text:span>
</text:h>
      <text:p text:style-name="P4">
作者: liveuamap (Language: en)</text:p>
      <text:p text:style-name="P4">
时间: 2023-05-30T11:53:36</text:p>
      <text:p text:style-name="P4">
地点: Bryansk (Latitude:52.54416 Longtitude:33.22548)</text:p>
      <text:p text:style-name="P4">
视频: []</text:p>
      <text:p text:style-name="P4">
图片: []</text:p>
      <text:p text:style-name="P4">
标签: ["Russia", "Central and Eastern Europe"]</text:p>
      <text:p text:style-name="P4">
Id: 22566574</text:p>
      <!--METADATA-->
      <text:p text:style-name="P4">
无人机在布莱恩斯克地区的格拉伯罗夫卡村爆炸</text:p>
      <text:p text:style-name="P4">
新闻集链接：<text:a xlink:type="simple" xlink:href="https://liveuamap.com/en/2023/30-may-drone-has-exploded-in-graborovka-village-of-bryansk" text:style-name="Internet_20_link" text:visited-style-name="Visited_20_Internet_20_Link">
https://liveuamap.com/en/2023/30-may-drone-has-exploded-in-graborovka-village-bryansk</text:a>
</text:p>
      <text:p text:style-name="P4">
News Source: <text:a xlink:type="simple" xlink:href="https://t.me/rusbrief/121739" text:style-name="Internet_20_link" text:visited-style-name="Visited_20_Internet_20_Link">
https://t.me/rusbrief/121739</text:a>
</text:p>
      <!--NEWS-->
      <text:h text:style-name="P10" text:outline-level="1">
<text:span text:style-name="T4">
1人死亡，2人因炮击而受伤</text:span>
</text:h>
      <text:p text:style-name="P4">
作者: liveuamap (Language: en)</text:p>
      <text:p text:style-name="P4">
时间: 2023-05-30T11:54:57</text:p>
      <text:p text:style-name="P4">
地点: Belgorod (Latitude:50.40797 Longtitude:36.89209)</text:p>
      <text:p text:style-name="P4">
视频: []</text:p>
      <text:p text:style-name="P4">
图片: ["<text:a xlink:type="simple" xlink:href="https://liveuamap.com/pics/2023/05/30/22566575_0.jpg" text:style-name="Internet_20_link" text:visited-style-name="Visited_20_Internet_20_Link">
22566575_0.jpg</text:a>
", "<text:a xlink:type="simple" xlink:href="https://liveuamap.com/pics/2023/05/30/22566575_1.jpg" text:style-name="Internet_20_link" text:visited-style-name="Visited_20_Internet_20_Link">
22566575_1.jpg</text:a>
", "<text:a xlink:type="simple" xlink:href="https://liveuamap.com/pics/2023/05/30/22566575_2.jpg" text:style-name="Internet_20_link" text:visited-style-name="Visited_20_Internet_20_Link">
22566575_2.jpg</text:a>
"]</text:p>
      <text:p text:style-name="P4">
标签: ["Russia", "Central and Eastern Europe"]</text:p>
      <text:p text:style-name="P4">
Id: 22566575</text:p>
      <!--METADATA-->
      <text:p text:style-name="P4">
1人死亡，2人因炮击而受伤</text:p>
      <text:p text:style-name="P4">
<draw:frame draw:style-name="fr1" draw:name="Image109" text:anchor-type="as-char" svg:width="6.9236in" svg:height="4.939944in" draw:z-index="0">
<draw:image xlink:href="../Images/liveuamap/2023-05-30T11-54-57/22566575_0.jpg" xlink:type="simple" xlink:show="embed" xlink:actuate="onLoad" draw:mime-type="image/jpeg"/>
</draw:frame>
<draw:frame draw:style-name="fr1" draw:name="Image110" text:anchor-type="as-char" svg:width="6.9236in" svg:height="4.949092in" draw:z-index="0">
<draw:image xlink:href="../Images/liveuamap/2023-05-30T11-54-57/22566575_1.jpg" xlink:type="simple" xlink:show="embed" xlink:actuate="onLoad" draw:mime-type="image/jpeg"/>
</draw:frame>
<draw:frame draw:style-name="fr1" draw:name="Image111" text:anchor-type="as-char" svg:width="6.9236in" svg:height="4.93627in" draw:z-index="0">
<draw:image xlink:href="../Images/liveuamap/2023-05-30T11-54-57/22566575_2.jpg" xlink:type="simple" xlink:show="embed" xlink:actuate="onLoad" draw:mime-type="image/jpeg"/>
</draw:frame>
新闻集链接：<text:a xlink:type="simple" xlink:href="https://liveuamap.com/en/2023/30-may-1-person-dead-2-wounded-as-result-of-shelling-in-schebekyne" text:style-name="Internet_20_link" text:visited-style-name="Visited_20_Internet_20_Link">
https://liveuamap.com/en/2023/30-may-1-person-dead-2-wounded-as-result-schebekyne</text:a>
</text:p>
      <text:p text:style-name="P4">
News Source: <text:a xlink:type="simple" xlink:href="https://t.me/ENews112/14067" text:style-name="Internet_20_link" text:visited-style-name="Visited_20_Internet_20_Link">
https://t.me/ENews112/14067</text:a>
</text:p>
      <!--NEWS-->
      <text:h text:style-name="P10" text:outline-level="1">
<text:span text:style-name="T4">
乌克兰拥有捍卫自己的合法权利和“超越其边界的力量……</text:span>
</text:h>
      <text:p text:style-name="P4">
作者: liveuamap (Language: en)</text:p>
      <text:p text:style-name="P4">
时间: 2023-05-30T14:07:00</text:p>
      <text:p text:style-name="P4">
地点: Kesklinna, Harju maakond (Latitude:59.43437 Longtitude:24.76456)</text:p>
      <text:p text:style-name="P4">
视频: []</text:p>
      <text:p text:style-name="P4">
图片: []</text:p>
      <text:p text:style-name="P4">
标签: ["Russia", "Baltics"]</text:p>
      <text:p text:style-name="P4">
Id: 22566618</text:p>
      <!--METADATA-->
      <text:p text:style-name="P4">
乌克兰拥有捍卫自己的合法权利，并有权“超越边界破坏俄罗斯将武力投射到乌克兰的能力”</text:p>
      <text:p text:style-name="P4">
新闻集链接：<text:a xlink:type="simple" xlink:href="https://liveuamap.com/en/2023/30-may-ukraine-has-the-legitimate-right-to-defend-itself" text:style-name="Internet_20_link" text:visited-style-name="Visited_20_Internet_20_Link">
https://liveuamap.com/en/2023/30-may-ukraine-has-has-the-legitimate-right-to-defend-iftif</text:a>
</text:p>
      <text:p text:style-name="P4">
News Source: <text:a xlink:type="simple" xlink:href="https://twitter.com/OstapYarysh/status/1663593095005626369" text:style-name="Internet_20_link" text:visited-style-name="Visited_20_Internet_20_Link">
https://twitter.com/OstapYarysh/status/1663593095005626369</text:a>
</text:p>
      <!--NEWS-->
      <text:h text:style-name="P10" text:outline-level="1">
<text:span text:style-name="T4">
在海牙，当地居民在俄罗斯联邦大使馆附近称呼该车道为“荣耀乌克兰”</text:span>
</text:h>
      <text:p text:style-name="P4">
作者: Ukrinform (Person)</text:p>
      <text:p text:style-name="P4">
出版商: Укринформ (Organization)</text:p>
      <text:p text:style-name="P4">
出版时间: 2023-05-30T14:30:00+03:00</text:p>
      <text:p text:style-name="P4">
修改时间: 2023-05-30T14:30:00+03:00</text:p>
      <text:p text:style-name="P4">
描述: 在荷兰城市海牙，佐尔格维特（Zorgvliet）的住宅社区举行了一项诉讼，以支持乌克兰 - 乌克兰是俄罗斯大使馆在荷兰的建筑物附近的行人和自行车区，“荣耀到乌克兰”。  - 乌克林。</text:p>
      <text:p text:style-name="P4">
图片: ['<text:a xlink:type="simple" xlink:href="https://static.ukrinform.com/photos/2023_05/thumb_files/630_360_1685446144-2893.jpeg" text:style-name="Internet_20_link" text:visited-style-name="Visited_20_Internet_20_Link">
630_360_16854...</text:a>
']</text:p>
      <text:p text:style-name="P4">
标签: ['Нідерланди', 'Посольство', 'Росія']</text:p>
      <text:p text:style-name="P4">
类型: Article</text:p>
      <!--METADATA-->
      <text:p text:style-name="P4">
<draw:frame draw:style-name="fr1" draw:name="Image112" text:anchor-type="as-char" svg:width="6.9236in" svg:height="3.956343in" draw:z-index="0">
<draw:image xlink:href="../Images/yкринформ/2023-05-30T14-30-00-03-00/630_360_1685446144-2893.jpeg" xlink:type="simple" xlink:show="embed" xlink:actuate="onLoad" draw:mime-type="image/jpeg"/>
</draw:frame>
海牙大学，佐格维特(Zorgvliet)住宅区，对乌克兰(Ukraine)进行了支持，乌克兰是俄罗斯大使馆在荷兰的建筑物附近的行人和自行车区，“荣耀到乌克兰”。</text:p>
      <text:p text:style-name="P4">
根据海牙的乌克林代表通讯员的说法，荷兰人将证明他们对乌克兰的团结和支持，在这里一切都带来了残酷的全面军事入侵俄罗斯联邦。</text:p>
      <text:p text:style-name="P4">
</text:p>
      <text:p text:style-name="P4">
<text:a xlink:type="simple" xlink:href="https://static.ukrinform.com/photos/2023_05/1685446143-6200.jpeg" text:style-name="Internet_20_link" text:visited-style-name="Visited_20_Internet_20_Link">
 </text:a>
 <text:a xlink:type="simple" xlink:href="https://static.ukrinform.com/photos/2023_05/1685446143-5107.jpeg" text:style-name="Internet_20_link" text:visited-style-name="Visited_20_Internet_20_Link">
</text:a>
 <text:a xlink:type="simple" xlink:href="https://static.ukrinform.com/photos/2023_05/1685446143-6262.jpeg" text:style-name="Internet_20_link" text:visited-style-name="Visited_20_Internet_20_Link">
</text:a>
 <text:a xlink:type="simple" xlink:href="https://static.ukrinform.com/photos/2023_05/1685446143-5958.jpeg" text:style-name="Internet_20_link" text:visited-style-name="Visited_20_Internet_20_Link">
</text:a>
 <text:a xlink:type="simple" xlink:href="https://static.ukrinform.com/photos/2023_05/1685446143-7781.jpeg" text:style-name="Internet_20_link" text:visited-style-name="Visited_20_Internet_20_Link">
</text:a>
 <text:a xlink:type="simple" xlink:href="https://static.ukrinform.com/photos/2023_05/1685446143-9353.jpeg" text:style-name="Internet_20_link" text:visited-style-name="Visited_20_Internet_20_Link">
</text:a>
 <text:a xlink:type="simple" xlink:href="https://static.ukrinform.com/photos/2023_05/1685446144-2893.jpeg" text:style-name="Internet_20_link" text:visited-style-name="Visited_20_Internet_20_Link">
<draw:frame draw:style-name="fr1" draw:name="Image120" text:anchor-type="as-char" svg:width="6.9236in" svg:height="3.956343in" draw:z-index="0">
<draw:image xlink:href="../Images/yкринформ/2023-05-30T14-30-00-03-00/630_360_1685446144-2893.jpeg" xlink:type="simple" xlink:show="embed" xlink:actuate="onLoad" draw:mime-type="image/jpeg"/>
</draw:frame>
</text:a>
“如您所见，有充满活力政权的官方代表建筑物，这是俄罗斯联邦的大使馆。 而且我们认为，命名这个小车道，位于俄罗斯大使馆旁边，现在没有名字的命名将是良好的，并且可以将其预测到乌克兰巷的荣耀。 荷兰语中的laantje意味着一圈，小车道。 因此，这是我们的主要想法。 我们是海牙城市，但我们也是荷兰公民。 如您所知，荷兰正在积极支持，让我们称其为反普特蛋白联盟。 他们知道，在访问荷兰之后，这可能是一个很好的手势。 我们为他们所做的一切感到自豪。 我的意思是，这是对乌克兰及其人民的支持的迹象，如果您说的是武装部队。 这是非常重要的。“每天都有数百个孩子，因为有很多学校。他们骑自行车，然后走这条路前往学校和体育网站。 我们想每次都想起他们，但是，他们和我们有幸住在没有战争的荷兰，”激进主义者说。</text:p>
      <text:p text:style-name="P4">
邀请两名乌克兰妇女开放“乌克兰荣耀”。</text:p>
      <text:p text:style-name="P4">
“当海牙有乌克兰的荣耀时，这是一个非常团结的迹象，是支持的标志。 当然，最好是俄罗斯警察收到邮件或下令“荣耀乌克兰”的东西 -  tsebul将是完美的，但这是下一步。”</text:p>
      <text:p text:style-name="P4">
反过来，乌克兰在乌克兰乌克兰的乌克兰奥尔加·金说，对于被迫离开自己的家的乌克兰人来说，乌克兰的荣耀是一个小的胜利。</text:p>
      <text:p text:style-name="P4">
“我想我现在会从数以万计的乌克兰人说，这些乌克兰人现在由于战争而在荷兰，这是一个小的胜利。 看到俄罗斯对乌克兰的荣耀是一种充实和灵感的感觉。 授权，感谢支持我们的荷兰社区。 “荣耀对乌克兰”有必要以“我们赢得的”一词在任何地方发声 - 国王在评论中向乌克林福姆添加了评论。</text:p>
      <text:p text:style-name="P4">
<text:span text:style-name="T4">
另请阅读：</text:span>
 [“手提箱，车站，海牙”：渥太华在<text:span text:style-name="T4">
大使馆下进行了纠察机</text:span>
先生(https://www.ukrinform.ua/rubric-world/3711083-cemodan-vokzal-gaaga-v-ottavi-proveli-piket-pid-posolstvom-rf.html)值得注意的是，在开幕式上有一名警察，该警察是按顺序提出的。</text:p>
      <text:p text:style-name="P4">
乌克兰标志的荣耀是在由Zorgvliet的住宅区组织的动作框架内建立的。 不能保证乌克兰的荣耀将在诉讼后留下，因为市政局正在考虑希望在官方层面支持其倡议的请求。</text:p>
      <text:p text:style-name="P4">
“我们已获得举行此活动的许可，但我们没有街道的正式许可。 为此，我将讲城市当局的代表。正如乌克林福姆报道的那样，在乌克兰的14个国家中，他们宣布或命名为纪念我们国家的伊普罗舍大约20条街道。</text:p>
      <text:p text:style-name="P4">
News Source: <text:a xlink:type="simple" xlink:href="https://www.ukrinform.ua/rubric-world/3716055-u-gaazi-miscevi-meskanci-nazvali-provulok-bila-posolstva-rf-slava-ukraini.html" text:style-name="Internet_20_link" text:visited-style-name="Visited_20_Internet_20_Link">
https://www.ukrinform.ua/rubric-world/3716055-u-gaazi-miscevi-meskanci-nazvali-provulok-bila-posolstva-rf-slava-ukraini.html</text:a>
</text:p>
      <!--NEWS-->
      <text:h text:style-name="P10" text:outline-level="1">
<text:span text:style-name="T4">
Zaporizka Oblast（20:51）。 红色警报：空中威胁。 警笛声。 立即掩盖！</text:span>
</text:h>
      <text:p text:style-name="P4">
作者: liveuamap (Language: en)</text:p>
      <text:p text:style-name="P4">
时间: 2023-05-30T14:52:00</text:p>
      <text:p text:style-name="P4">
地点: Zaporizka Oblast (Latitude:47.612021 Longtitude:35.765261)</text:p>
      <text:p text:style-name="P4">
视频: []</text:p>
      <text:p text:style-name="P4">
图片: []</text:p>
      <text:p text:style-name="P4">
标签: ["Europe", "Central and Eastern Europe"]</text:p>
      <text:p text:style-name="P4">
Id: 22566614</text:p>
      <!--METADATA-->
      <text:p text:style-name="P4">
Zaporizhzhia地区(20:51). Red Alert: aerial threat. Sirens sounding. Take covernow!</text:p>
      <text:p text:style-name="P4">
News Collection Link: <text:a xlink:type="simple" xlink:href="https://liveuamap.com/en/2023/30-may-zaporizka-oblast2051-red-alert-aerial-g" text:style-name="Internet_20_link" text:visited-style-name="Visited_20_Internet_20_Link">
https://liveuamap.com/en/2023/30-may-zaporizka-oblast2051-red-alert-aerial-g</text:a>
</text:p>
      <text:p text:style-name="P4">
News Source: <text:a xlink:type="simple" xlink:href="https://t.me/air_alert_ua/46912" text:style-name="Internet_20_link" text:visited-style-name="Visited_20_Internet_20_Link">
https://t.me/air_alert_ua/46912</text:a>
</text:p>
      <!--NEWS-->
      <text:h text:style-name="P10" text:outline-level="1">
<text:span text:style-name="T4">
赫尔森报道的爆炸</text:span>
</text:h>
      <text:p text:style-name="P4">
作者: liveuamap (Language: en)</text:p>
      <text:p text:style-name="P4">
时间: 2023-05-30T14:55:28</text:p>
      <text:p text:style-name="P4">
地点: Kherson (Latitude:46.62622 Longtitude:32.62493)</text:p>
      <text:p text:style-name="P4">
视频: []</text:p>
      <text:p text:style-name="P4">
图片: []</text:p>
      <text:p text:style-name="P4">
标签: ["Europe", "Central and Eastern Europe"]</text:p>
      <text:p text:style-name="P4">
Id: 22566617</text:p>
      <!--METADATA-->
      <text:p text:style-name="P4">
赫尔森报道的爆炸</text:p>
      <text:p text:style-name="P4">
新闻集链接：<text:a xlink:type="simple" xlink:href="https://liveuamap.com/en/2023/30-may-explosions-reported-in-kherson" text:style-name="Internet_20_link" text:visited-style-name="Visited_20_Internet_20_Link">
https://liveuamap.com/en/2023/30-may-explosions-reported-in-in-kherson</text:a>
</text:p>
      <text:p text:style-name="P4">
News Source: <text:a xlink:type="simple" xlink:href="https://t.me/c/1206076820/40171" text:style-name="Internet_20_link" text:visited-style-name="Visited_20_Internet_20_Link">
https://t.me/c/1206076820/40171</text:a>
</text:p>
      <!--NEWS-->
      <text:h text:style-name="P10" text:outline-level="1">
<text:span text:style-name="T4">
韩国和法国已签署了一项军事局势合作协议</text:span>
</text:h>
      <text:p text:style-name="P4">
作者: Ukrinform (Person)</text:p>
      <text:p text:style-name="P4">
出版商: Укринформ (Organization)</text:p>
      <text:p text:style-name="P4">
出版时间: 2023-05-30T15:49:12+03:00</text:p>
      <text:p text:style-name="P4">
修改时间: 2023-05-30T15:49:12+03:00</text:p>
      <text:p text:style-name="P4">
描述: 韩国和法国于周二在太空中签署了一项军事合作协议，以继续“安全领域的双边双边合作。  - 乌克林。</text:p>
      <text:p text:style-name="P4">
图片: ['<text:a xlink:type="simple" xlink:href="https://static.ukrinform.com/photos/2023_05/thumb_files/630_360_1685450925-596.jpg" text:style-name="Internet_20_link" text:visited-style-name="Visited_20_Internet_20_Link">
630_360_16854...</text:a>
']</text:p>
      <text:p text:style-name="P4">
标签: ['Франція', 'Корея', 'Космос', 'Оборона']</text:p>
      <text:p text:style-name="P4">
类型: Article</text:p>
      <!--METADATA-->
      <text:p text:style-name="P4">
<draw:frame draw:style-name="fr1" draw:name="Image121" text:anchor-type="as-char" svg:width="6.9236in" svg:height="3.956343in" draw:z-index="0">
<draw:image xlink:href="../Images/yкринформ/2023-05-30T15-49-12-03-00/630_360_1685450925-596.jpg" xlink:type="simple" xlink:show="embed" xlink:actuate="onLoad" draw:mime-type="image/jpeg"/>
</draw:frame>
韩国和法国周二签署了一项关于太空的军事合作协议，目的是继续在安全行业进行“未来”双边合作。</text:p>
      <text:p text:style-name="P4">
正如乌克林福姆报道的那样，它报告了<text:a xlink:type="simple" xlink:href="http://en.yna.co.kr/view/AEN20230530009800325" text:style-name="Internet_20_link" text:visited-style-name="Visited_20_Internet_20_Link">
yonhap</text:a>
。</text:p>
      <text:p text:style-name="P4">
韩国国防部说：“这很重要，因为这将是扩大两国之间的军事工作的第一步，以及国防和太空工作的多样化。”</text:p>
      <text:p text:style-name="P4">
国防部国防部总干事<text:a xlink:type="simple" xlink:href="https://www.ukrinform.ua/tag-korea" text:style-name="Internet_20_link" text:visited-style-name="Visited_20_Internet_20_Link">
南朝鲜</text:a>
Chun Bunk-OK和法国宇宙指挥官Philip Adam签署了有关韩国和法国在首尔的军事景观伙伴关系的意图信。</text:p>
      <text:p text:style-name="P4">
根据该协议，双方将讨论军事宇宙合作，并通过扩大人民和其他努力的交流和其他努力来加强太空安全。</text:p>
      <text:p text:style-name="P4">
在签署文件期间，崔建议通过在法国领导下参加韩国参加国际太空训练的活动，继续进行双边工作。</text:p>
      <text:p text:style-name="P4">
根据该部的说法，亚当承诺将积极合作，以确保两国的运营能力朝着“获胜”方向。</text:p>
      <text:p text:style-name="P4">
<text:span text:style-name="T4">
另请阅读：</text:span>
 <text:a xlink:type="simple" xlink:href="https://www.ukrinform.ua/rubric-technology/3716060-aponia-planue-zbirati-energiu-v-kosmosi-ta-vidpravlati-ii-na-zemlu.html" text:style-name="Internet_20_link" text:visited-style-name="Visited_20_Internet_20_Link">
<text:span text:style-name="T4">
日本</text:span>
 <text:span text:style-name="T4">
计划</text:span>
 <text:span text:style-name="T4">
收集</text:span>
 <text:span text:style-name="T4">
 </text:span>
 <text:span text:style-name="T4">
能量</text:span>
在<text:span text:style-name="T4">
空间</text:span>
和<text:span text:style-name="T4">
将</text:span>
发送给<text:span text:style-name="T4">
 </text:span>
</text:a>
据乌克林福姆(Ukrinform)报道，韩国，美国和日本避免了他的计划的非法性，即在发布时开始卫星和协调行动以进行联合响应。</text:p>
      <text:p text:style-name="P4">
<text:span text:style-name="T5">
foto：yonhap</text:span>
</text:p>
      <text:p text:style-name="P4">
News Source: <text:a xlink:type="simple" xlink:href="https://www.ukrinform.ua/rubric-technology/3716103-korea-ta-francia-pidpisali-ugodu-pro-vijskovokosmicne-partnerstvo.html" text:style-name="Internet_20_link" text:visited-style-name="Visited_20_Internet_20_Link">
https://www.ukrinform.ua/rubric-technology/3716103-korea-ta-francia-pidpisali-ugodu-pro-vijskovokosmicne-partnerstvo.html</text:a>
</text:p>
      <!--NEWS-->
      <text:h text:style-name="P10" text:outline-level="1">
<text:span text:style-name="T4">
Nvidia побудує ізраїльський суперкомп'ютер через високий попит на штучний інтелект</text:span>
</text:h>
      <text:p text:style-name="P4">
作者: Ukrinform (Person)</text:p>
      <text:p text:style-name="P4">
出版商: Укринформ (Organization)</text:p>
      <text:p text:style-name="P4">
出版时间: 2023-05-30T15:52:00+03:00</text:p>
      <text:p text:style-name="P4">
修改时间: 2023-05-30T15:52:00+03:00</text:p>
      <text:p text:style-name="P4">
描述: Корпорація Nvidia заявила, що будує найпотужніший в Ізраїлі суперкомп'ютер зі штучним інтелектом (ШІ), щоб задовольнити зростаючий попит на додатки, де використовуються такі новітні технології. — Укрінформ.</text:p>
      <text:p text:style-name="P4">
图片: ['<text:a xlink:type="simple" xlink:href="https://static.ukrinform.com/photos/2022_11/thumb_files/630_360_1669108071-798.jpg" text:style-name="Internet_20_link" text:visited-style-name="Visited_20_Internet_20_Link">
630_360_16691...</text:a>
']</text:p>
      <text:p text:style-name="P4">
标签: ['Ізраїль', "Комп'ютер", 'Штучний інтелект', 'Nvidia']</text:p>
      <text:p text:style-name="P4">
类型: Article</text:p>
      <!--METADATA-->
      <text:p text:style-name="P4">
<draw:frame draw:style-name="fr1" draw:name="Image122" text:anchor-type="as-char" svg:width="6.9236in" svg:height="3.956343in" draw:z-index="0">
<draw:image xlink:href="../Images/yкринформ/2023-05-30T15-52-00-03-00/630_360_1669108071-798.jpg" xlink:type="simple" xlink:show="embed" xlink:actuate="onLoad" draw:mime-type="image/jpeg"/>
</draw:frame>
纳维迪亚公司(Navidia Corporation)表示，它在以色列建立了最强大的超级计算机(雷神)为了满足对应用程序不断增长的需求，此类最新技术被偏离。</text:p>
      <text:p text:style-name="P4">
正如乌克林福姆报道的那样，它报告了<text:a xlink:type="simple" xlink:href="https://www.reuters.com/technology/nvidia-build-israeli-supercomputer-ai-demand-soars-2023-05-29/" text:style-name="Internet_20_link" text:visited-style-name="Visited_20_Internet_20_Link">
路透</text:a>
。</text:p>
      <text:p text:style-name="P4">
NVIDIA芯片的制造商是世界上最昂贵的，它表示，Cloudmaster将耗资数亿美元，并在2023年底之前由Vexplaination部分引入。</text:p>
      <text:p text:style-name="P4">
Glada Schiner高级副总裁说，NVIDIA与[以色列]的800Starts合作(https://www.ukrinform.ua/tag-izrail)和数十名程序员。</text:p>
      <text:p text:style-name="P4">
可以预期，一个称为以色列-1的系统将通过简短的CI计算能够提供性能，这将使它成为世界上最快的SII之一。 据注意，一个Exaflope能够每秒执行一千亿个计算。</text:p>
      <text:p text:style-name="P4">
纯粹的强调，人工智能是“我们生活中最重要的技术”，生成AI的每个开发和应用都需要大型图形处理器(GPU). Також він повідомив, що компанії в Ізраїлі "отримають доступдо суперкомп'ютера, якого вони не мають сьогодні".</text:p>
      <text:p text:style-name="P4">
"Ця система - великомасштабна система, яка насправді дозволить їм проводитинавчання набагато швидше, будувати фреймворки і створювати рішення, здатнівирішувати більш складні проблеми".</text:p>
      <text:p text:style-name="P4">
Наприклад, ChatGPT від OpenAI був створений за допомогою тисяч графічнихпроцесорів Nvidia.</text:p>
      <text:p text:style-name="P4">
Система була розроблена колишньою командою Mellanox. Nvidia купилаізраїльського розробника чіпів Mellanox Technologies у 2019 році майже за 7мільярдів доларів, обійшовши Intel Corp.</text:p>
      <text:p text:style-name="P4">
<text:span text:style-name="T4">
Читайте також:</text:span>
 <text:a xlink:type="simple" xlink:href="https://www.ukrinform.ua/rubric-technology/3506446-550-miljoniv-obcislen-za-sekundu-u-finlandii-zapustili-najsvidsij-u-evropi-superkomputer.html" text:style-name="Internet_20_link" text:visited-style-name="Visited_20_Internet_20_Link">
 550 мільйонів обчислень за секунду: у Фінляндії запустилинайшвидший у Європі <text:span text:style-name="T4">
суперкомп</text:span>
 ' <text:span text:style-name="T4">
ютер</text:span>
</text:a>
Schiner表示，NVIDIA对于以色列合作伙伴的优先级优先。</text:p>
      <text:p text:style-name="P4">
他说：“我们将来可以使用该系统与Iizrael以外的合作伙伴合作。”<text:span text:style-name="T5">
foto：nvidia gtc</text:span>
</text:p>
      <text:p text:style-name="P4">
News Source: <text:a xlink:type="simple" xlink:href="https://www.ukrinform.ua/rubric-technology/3716106-nvidia-pobudue-izrailskij-superkomputer-cerez-visokij-popit-na-stucnij-intelekt.html" text:style-name="Internet_20_link" text:visited-style-name="Visited_20_Internet_20_Link">
https://www.ukrinform.ua/rubric-technology/3716106-nvidia-pobudue-izrailskij-superkomputer-cerez-visokij-popit-na-stucnij-intelekt.html</text:a>
</text:p>
      <!--NEWS-->
      <text:h text:style-name="P10" text:outline-level="1">
<text:span text:style-name="T4">
У Лівії до смертної кари засудили 23 людей за участь у кампанії ІДІЛ</text:span>
</text:h>
      <text:p text:style-name="P4">
作者: Ukrinform (Person)</text:p>
      <text:p text:style-name="P4">
出版商: Укринформ (Organization)</text:p>
      <text:p text:style-name="P4">
出版时间: 2023-05-30T16:00:00+03:00</text:p>
      <text:p text:style-name="P4">
修改时间: 2023-05-30T16:00:00+03:00</text:p>
      <text:p text:style-name="P4">
描述: Лівійський суд засудив 23 людини до смертної кари і ще 14 до довічного ув'язнення за участь у кровопролитній кампанії бойовиків "Ісламської держави", яка включала обезголовлення групи єгипетських християн і захоплення міста Сирт у 2015 році. — Укрінформ.</text:p>
      <text:p text:style-name="P4">
图片: ['<text:a xlink:type="simple" xlink:href="https://static.ukrinform.com/photos/2017_05/thumb_files/630_360_1494432026-9526.jpg" text:style-name="Internet_20_link" text:visited-style-name="Visited_20_Internet_20_Link">
630_360_14944...</text:a>
']</text:p>
      <text:p text:style-name="P4">
标签: ['ІДІЛ', 'Лівія', 'Смертна кара', 'Вбивство']</text:p>
      <text:p text:style-name="P4">
类型: Article</text:p>
      <!--METADATA-->
      <text:p text:style-name="P4">
<draw:frame draw:style-name="fr1" draw:name="Image123" text:anchor-type="as-char" svg:width="6.9236in" svg:height="3.956343in" draw:z-index="0">
<draw:image xlink:href="../Images/yкринформ/2023-05-30T16-00-00-03-00/630_360_1494432026-9526.jpg" xlink:type="simple" xlink:show="embed" xlink:actuate="onLoad" draw:mime-type="image/jpeg"/>
</draw:frame>
利比亚法院判处23人判处死刑，另外14人判处生命 - 参加伊斯兰国武装分子的血腥运动，其中包括斩首埃及基督徒团体以及2015年占领孤儿的占领。</text:p>
      <text:p text:style-name="P4">
正如乌克林福姆报道的那样，它报告了<text:a xlink:type="simple" xlink:href="https://www.reuters.com/world/africa/libya-court-sentences-23-death-islamic-state-campaign-2023-05-29/" text:style-name="Internet_20_link" text:visited-style-name="Visited_20_Internet_20_Link">
路透</text:a>
。</text:p>
      <text:p text:style-name="P4">
“另一个人被判处12年徒刑，最高六年，最高五年，最高五年，最高三年，而5年则是合理的，另有三名死亡，因为他们的案件已上法庭， “  - 他去了检察长办公室的声明。</text:p>
      <text:p text:style-name="P4">
值得注意的是，利比亚分支机构<text:a xlink:type="simple" xlink:href="https://www.ukrinform.ua/tag-idil" text:style-name="Internet_20_link" text:visited-style-name="Visited_20_Internet_20_Link">
“伊斯兰国”</text:a>
她是其在伊拉克和叙利亚原始领土之外的最强战斗部队之一。</text:p>
      <text:p text:style-name="P4">
2015年，他们在黎波里袭击了酒店的“科林西亚”酒店，杀死了人，然后绑架了数十名埃及基督徒，他们的伊米兹(Imizht)在幽灵的宣传电影中露面。</text:p>
      <text:p text:style-name="P4">
<text:span text:style-name="T4">
另请阅读：</text:span>
 <text:a xlink:type="simple" xlink:href="https://www.ukrinform.ua/rubric-world/3702903-erdogan-zaaviv-so-turecka-rozvidka-likviduvala-v-sirii-lidera-idil.html" text:style-name="Internet_20_link" text:visited-style-name="Visited_20_Internet_20_Link">
Erdogan说土耳其智力被Syrialider“ <text:span text:style-name="T4">
 idil </text:span>
”消除了</text:a>
</text:p>
      <text:p text:style-name="P4">
Завоювавши територію в Бенгазі, Дерні та Адждабії на сході Лівії, угрупованнязахопило центральне прибережне місто Сирт і утримувало його до кінця 2016року, запровадивши суворий режим суспільної моралі, підкріплений жорстокимипокараннями.</text:p>
      <text:p text:style-name="P4">
Як повідомляв <text:a xlink:type="simple" xlink:href="https://www.ukrinform.ua/rubric-world/3715841-za-tizden-z-mora-poblizu-livii-uratuvali-ponad-700-migrantiv.html" text:style-name="Internet_20_link" text:visited-style-name="Visited_20_Internet_20_Link">
 Укрінформ </text:a>
，对于超过725名非法移民，有725名以上的非法移民在利比亚附近的海中被拦截并返回岸。</text:p>
      <text:p text:style-name="P4">
News Source: <text:a xlink:type="simple" xlink:href="https://www.ukrinform.ua/rubric-world/3716112-u-livii-do-smertnoi-kari-zasudili-23-ludej-za-ucast-u-kampanii-idil.html" text:style-name="Internet_20_link" text:visited-style-name="Visited_20_Internet_20_Link">
https://www.ukrinform.ua/rubric-world/3716112-u-livii-do-smertnoi-kari-zasudili-23-ludej-za-ucast-u-kampanii-idil.html</text:a>
</text:p>
      <!--NEWS-->
      <text:h text:style-name="P10" text:outline-level="1">
<text:span text:style-name="T4">
佐治亚州总理说，战争的原因之一是乌克兰成为北约成员的愿望</text:span>
</text:h>
      <text:p text:style-name="P4">
作者: Ukrinform (Person)</text:p>
      <text:p text:style-name="P4">
出版商: Укринформ (Organization)</text:p>
      <text:p text:style-name="P4">
出版时间: 2023-05-30T16:08:21+03:00</text:p>
      <text:p text:style-name="P4">
修改时间: 2023-05-30T16:08:21+03:00</text:p>
      <text:p text:style-name="P4">
描述: 格鲁吉亚总理伊拉克利·加里巴什维利（Irakli Garibashvili）在布拉迪斯拉瓦（Bratislava）的全球安全论坛上说，俄罗斯入侵的原因之一是乌克兰成为北约成员的愿望。”  - 乌克林。</text:p>
      <text:p text:style-name="P4">
图片: ['<text:a xlink:type="simple" xlink:href="https://static.ukrinform.com/photos/2022_02/thumb_files/630_360_1645786693-391.jpg" text:style-name="Internet_20_link" text:visited-style-name="Visited_20_Internet_20_Link">
630_360_16457...</text:a>
']</text:p>
      <text:p text:style-name="P4">
标签: ['Грузія', 'НАТО', "Прем'єр", 'Війна з Росією']</text:p>
      <text:p text:style-name="P4">
类型: Article</text:p>
      <!--METADATA-->
      <text:p text:style-name="P4">
<draw:frame draw:style-name="fr1" draw:name="Image124" text:anchor-type="as-char" svg:width="6.9236in" svg:height="3.956343in" draw:z-index="0">
<draw:image xlink:href="../Images/yкринформ/2023-05-30T16-08-21-03-00/630_360_1645786693-391.jpg" xlink:type="simple" xlink:show="embed" xlink:actuate="onLoad" draw:mime-type="image/jpeg"/>
</draw:frame>
格鲁吉亚总理伊拉克利·加里巴什维利(Irakliy Garibashvili)在布拉迪斯拉西斯拉维卡(Bratislasislavica)的全球安全论坛上，俄罗斯入侵的原因之一是北约·斯塔奇(Nato Statch)对乌克兰的渴望”。</text:p>
      <text:p text:style-name="P4">
关于它的报告<text:a xlink:type="simple" xlink:href="https://www.ekhokavkaza.com/a/32434964.html" text:style-name="Internet_20_link" text:visited-style-name="Visited_20_Internet_20_Link">
高加索的回声</text:a>
, передає Укрінформ.</text:p>
      <text:p text:style-name="P4">
За словами грузинського прем'єра, однією з головних причин російськогоповномасштабного вторгнення у 2022 році було "розширення НАТО". Крім того,сказав Гарібашвілі, було "багато інших причин".</text:p>
      <text:p text:style-name="P4">
<text:span text:style-name="T4">
Читайте також:</text:span>
 <text:a xlink:type="simple" xlink:href="https://www.ukrinform.ua/rubric-world/3714491-prezidentka-gruzii-u-den-nezaleznosti-nasa-gidnist-prodana-za-200-ci-300-miljoniv.html" text:style-name="Internet_20_link" text:visited-style-name="Visited_20_Internet_20_Link">
 Президентка <text:span text:style-name="T4">
Грузії</text:span>
 - у День незалежності: Нашагідність продана за 200 чи 300 мільйонів? </text:a>
“我不想推测，我不想引用俄罗斯政府的陈述。但原因之一是乌克兰成为成员的愿望<text:a xlink:type="simple" xlink:href="https://www.ukrinform.ua/tag-nato" text:style-name="Internet_20_link" text:visited-style-name="Visited_20_Internet_20_Link">
北约</text:a>
。 因此，我们看到了后果，”  -  Garibashvili说。</text:p>
      <text:p text:style-name="P4">
<text:span text:style-name="T4">
另请阅读：</text:span>
 [欧盟通过<text:span text:style-name="T4">
佐治亚州</text:span>
官方Demarsh，因为恢复(https://www.ukrinform.ua/rubric-world/3715831-es-peredav-gruzii-oficijnij-demars-cerez-vidnovlenna-aviaspolucenna-z-rosieu.html)根据乌克林福姆的说法，格鲁吉亚梦政府党表示，直到佐治亚州是欧洲共同体的成员，他们不认为将第比利斯政策与欧盟外部政治路线调和是必不可少的。</text:p>
      <text:p text:style-name="P4">
News Source: <text:a xlink:type="simple" xlink:href="https://www.ukrinform.ua/rubric-polytics/3716116-premer-gruzii-zaaviv-so-odnieu-z-pricin-vijni-bulo-bazanna-ukraini-stati-clenom-nato.html" text:style-name="Internet_20_link" text:visited-style-name="Visited_20_Internet_20_Link">
https://www.ukrinform.ua/rubric-polytics/3716116-premer-gruzii-zaaviv-so-odnieu-z-pricin-vijni-bulo-bazanna-ukraini-stati-clenom-nato.html</text:a>
</text:p>
      <!--NEWS-->
      <text:h text:style-name="P10" text:outline-level="1">
<text:span text:style-name="T4">
加拿大领导了IIHF评级，这要归功于曲棍球世界杯</text:span>
</text:h>
      <text:p text:style-name="P4">
作者: Ukrinform (Person)</text:p>
      <text:p text:style-name="P4">
出版商: Укринформ (Organization)</text:p>
      <text:p text:style-name="P4">
出版时间: 2023-05-30T16:12:02+03:00</text:p>
      <text:p text:style-name="P4">
修改时间: 2023-05-30T16:12:02+03:00</text:p>
      <text:p text:style-name="P4">
描述: 乌克兰国家队一直处于第27步。  - 乌克林。</text:p>
      <text:p text:style-name="P4">
图片: ['<text:a xlink:type="simple" xlink:href="https://static.ukrinform.com/photos/2023_05/thumb_files/630_360_1685452247-933.jpg" text:style-name="Internet_20_link" text:visited-style-name="Visited_20_Internet_20_Link">
630_360_16854...</text:a>
']</text:p>
      <text:p text:style-name="P4">
标签: ['хокей']</text:p>
      <text:p text:style-name="P4">
类型: Article</text:p>
      <!--METADATA-->
      <text:p text:style-name="P4">
<draw:frame draw:style-name="fr1" draw:name="Image125" text:anchor-type="as-char" svg:width="6.9236in" svg:height="3.956343in" draw:z-index="0">
<draw:image xlink:href="../Images/yкринформ/2023-05-30T16-12-02-03-00/630_360_1685452247-933.jpg" xlink:type="simple" xlink:show="embed" xlink:actuate="onLoad" draw:mime-type="image/jpeg"/>
</draw:frame>
国家队保持在第27步。</text:p>
      <text:p text:style-name="P4">
国际曲棍球联合会(IIHF) <text:a xlink:type="simple" xlink:href="https://www.iihf.com/en/worldranking" text:style-name="Internet_20_link" text:visited-style-name="Visited_20_Internet_20_Link">
 оновила</text:a>
 свій рейтинг збірних за підсумкамичемпіонату світу, передає Укрінформ.</text:p>
      <text:p text:style-name="P4">
На перше місце, завдяки своїй перемозі в елітному дивізіоні, піднялася збірнаКанади, набравши 4150 очок.</text:p>
      <text:p text:style-name="P4">
Канада встановила новий рекорд ЧС за кількістю перемог, обійшовши за цимпоказником Росію.</text:p>
      <text:p text:style-name="P4">
На другому збірна Фінляндії – 4080 очок, яка у чвертьфіналі поступилася якразКанаді.</text:p>
      <text:p text:style-name="P4">
На третьому збірна Росії, яка не бере участь у турнірах через вторгнення вУкраїну – 4050 очок.</text:p>
      <text:p text:style-name="P4">
Збірна України залишилися на 27-й сходинці, підопічні Вадима Шахрайчука посілидруге місце у Дивізіоні ІВ.</text:p>
      <text:p text:style-name="P4">
<text:span text:style-name="T4">
Читайте також:</text:span>
 <text:a xlink:type="simple" xlink:href="https://www.ukrinform.ua/rubric-sports/3716056-kanadci-prosto-peremozci-bronzovi-latisi-golovni-peremozci.html" text:style-name="Internet_20_link" text:visited-style-name="Visited_20_Internet_20_Link">
 Канадці – просто переможці, "бронзові" латиші – головніпереможці </text:a>
</text:p>
      <text:p text:style-name="P4">
Як повідомляв Укрінформ, Канада розгромила Німеччину 5:2(1：1、1：1、3：0)世界曲棍球锦标赛2023年。</text:p>
      <text:p text:style-name="P4">
照片：盖蒂图像</text:p>
      <text:p text:style-name="P4">
News Source: <text:a xlink:type="simple" xlink:href="https://www.ukrinform.ua/rubric-sports/3716117-kanada-ocolila-rejting-iihf-zavdaki-peremozi-na-cs-z-hokeu.html" text:style-name="Internet_20_link" text:visited-style-name="Visited_20_Internet_20_Link">
https://www.ukrinform.ua/rubric-sports/3716117-kanada-ocolila-rejting-iihf-zavdaki-peremozi-na-cs-z-hokeu.html</text:a>
</text:p>
      <!--NEWS-->
      <text:h text:style-name="P10" text:outline-level="1">
<text:span text:style-name="T4">
旅行者已经恢复了45座桥梁，并安装了85个临时横梁</text:span>
</text:h>
      <text:p text:style-name="P4">
作者: Ukrinform (Person)</text:p>
      <text:p text:style-name="P4">
出版商: Укринформ (Organization)</text:p>
      <text:p text:style-name="P4">
出版时间: 2023-05-30T16:12:26+03:00</text:p>
      <text:p text:style-name="P4">
修改时间: 2023-05-30T16:12:26+03:00</text:p>
      <text:p text:style-name="P4">
描述: 自从整个乌克兰进行全面入侵的开始以来，有346座桥梁被摧毁，其中157个已经在州道上，道路使用者已经恢复了45个出口设施，并安装了85个临时横梁。  - 乌克林。</text:p>
      <text:p text:style-name="P4">
图片: ['<text:a xlink:type="simple" xlink:href="https://static.ukrinform.com/photos/2023_05/thumb_files/630_360_1685452277-656.jpg" text:style-name="Internet_20_link" text:visited-style-name="Visited_20_Internet_20_Link">
630_360_16854...</text:a>
']</text:p>
      <text:p text:style-name="P4">
标签: None</text:p>
      <text:p text:style-name="P4">
类型: Article</text:p>
      <!--METADATA-->
      <text:p text:style-name="P4">
<draw:frame draw:style-name="fr1" draw:name="Image126" text:anchor-type="as-char" svg:width="6.9236in" svg:height="3.956343in" draw:z-index="0">
<draw:image xlink:href="../Images/yкринформ/2023-05-30T16-12-26-03-00/630_360_1685452277-656.jpg" xlink:type="simple" xlink:show="embed" xlink:actuate="onLoad" draw:mime-type="image/jpeg"/>
</draw:frame>
从整个乌克兰的全面入侵开始开始，有346座桥梁被摧毁，其中157个在州道上，道路使用者已经恢复了45个网点，并安装了85个临时过境点。</text:p>
      <text:p text:style-name="P4">
关于IT报告乌克林形式，参考<text:a xlink:type="simple" xlink:href="http://restoration.gov.ua/press/news/55516.html" text:style-name="Internet_20_link" text:visited-style-name="Visited_20_Internet_20_Link">
国家恢复和基础设施发展机构</text:a>
.</text:p>
      <text:p text:style-name="P4">
«Впродовж 2022 року було відновлено 41 <text:a xlink:type="simple" xlink:href="https://www.ukrinform.ua/tag-mist" text:style-name="Internet_20_link" text:visited-style-name="Visited_20_Internet_20_Link">
 міст </text:a>
，其中8个被战争摧毁 - 其余的紧急桥梁，这些桥梁是饲养的和主要的路线，对于该国的后勤非常重要。 20123年，该机构已经重建并在Zdimomyrsk，Kyiv和Chernihiv地区的4个桥梁上开设了交通。”</text:p>
      <text:p text:style-name="P4">
个人资料部指出，在该地区销售占领之后，他们立即调整了通过被摧毁的桥梁的通道。 建造了85个临时景点，但并非所有人都能够承受重负荷。 目前正在Zhytomyr，Kyiv，Chernihiv，Kharkiv，Kherson和Mykolaiv地区的25个物体进行建筑工程。</text:p>
      <text:p text:style-name="P4">
“优先的是那些主要货物和军事用途的路线。 我们没有破裂，并计划在不久的将来就许多重要的设施开始工作。”该机构补充说。</text:p>
      <text:p text:style-name="P4">
*!(https://www.ukrinform.ua/rubric-vidbudova/3716037-u-dvoh-selah-na-harkivsini-vidremontuvali-elektropidstancii.html)据报道，欧洲国家支持乌克兰恢复中断的基础设施。 因此，由共和国国家物质储备的管理代表的捷克共和国提供了临时的桥梁结构。 在2022年，这种结构不知所措，今年将14岁。 瑞典和挪威也与该计划一起加入了。 还有14个浮桥部分，它们可以在不同长度的交叉处组合。 获得了适合挥舞重型车辆的ACRW/Bailey。</text:p>
      <text:p text:style-name="P4">
<text:span text:style-name="T5">
foto：国防部</text:span>
</text:p>
      <text:p text:style-name="P4">
News Source: <text:a xlink:type="simple" xlink:href="https://www.ukrinform.ua/rubric-vidbudova/3716118-dorozniki-uze-vidnovili-45-mostiv-ta-vstanovili-85-timcasovih-pereprav.html" text:style-name="Internet_20_link" text:visited-style-name="Visited_20_Internet_20_Link">
https://www.ukrinform.ua/rubric-vidbudova/3716118-dorozniki-uze-vidnovili-45-mostiv-ta-vstanovili-85-timcasovih-pereprav.html</text:a>
</text:p>
      <!--NEWS-->
      <text:h text:style-name="P10" text:outline-level="1">
<text:span text:style-name="T4">
能源部已指示成立一个委员会，以找出紧急关闭的原因</text:span>
</text:h>
      <text:p text:style-name="P4">
作者: Ukrinform (Person)</text:p>
      <text:p text:style-name="P4">
出版商: Укринформ (Organization)</text:p>
      <text:p text:style-name="P4">
出版时间: 2023-05-30T16:15:00+03:00</text:p>
      <text:p text:style-name="P4">
修改时间: 2023-05-30T16:15:00+03:00</text:p>
      <text:p text:style-name="P4">
描述: 州能源监督检查局将成立一个委员会，以研究紧急关闭电力的原因。  - 乌克林。</text:p>
      <text:p text:style-name="P4">
图片: ['<text:a xlink:type="simple" xlink:href="https://static.ukrinform.com/photos/2018_01/thumb_files/630_360_1514865202-9708-elektroenergia.jpg" text:style-name="Internet_20_link" text:visited-style-name="Visited_20_Internet_20_Link">
630_360_15148...</text:a>
']</text:p>
      <text:p text:style-name="P4">
标签: ['Електроенергія', 'Міненерго', 'Відключення світла']</text:p>
      <text:p text:style-name="P4">
类型: Article</text:p>
      <!--METADATA-->
      <text:p text:style-name="P4">
<draw:frame draw:style-name="fr1" draw:name="Image128" text:anchor-type="as-char" svg:width="6.9236in" svg:height="3.956343in" draw:z-index="0">
<draw:image xlink:href="../Images/yкринформ/2023-05-30T16-15-00-03-00/630_360_1514865202-9708-elektroenergia.jpg" xlink:type="simple" xlink:show="embed" xlink:actuate="onLoad" draw:mime-type="image/jpeg"/>
</draw:frame>
国家能源监督检查局将成立一个委员会，以研究已紧急关闭电力的原因。</text:p>
      <text:p text:style-name="P4">
根据乌克林福姆的说法，[电报]的能源部的新闻服务报告(https://ksion.ukrinform.com/%D0%92%D0%B0%D0%B6%D0%BB%D0%B8%D0%B2%D0%BE!%20%D0%86%D0%BD%D1%84%D0%BE%D1%80%D0%BC%D0%B0%D1%86%D1%96%D1%8F%20%D1%89%D0%BE%D0%B4%D0%BE%20%D0%BC%D0%B0%D1%81%D0%BE%D0%B2%D0%B8%D1%85%20%D0%B2%D1%96%D0%B4%D0%BA%D0%BB%D1%8E%D1%87%D0%B5%D0%BD%D1%8C%20%D0%B0%D0%B1%D0%BE%D0%BD%D0%B5%D0%BD%D1%82%D1%96%D0%B2).</text:p>
      <text:p text:style-name="P4">
«Міністр енергетики України доручив Державній інспекції енергетичного наглядунегайно створити комісію для оперативного вивчення причин, з яких сьогодні, 30травня, відбулися аварійні відключення в об’єднаній енергосистемі», – йдетьсяу повідомленні.</text:p>
      <text:p text:style-name="P4">
<text:span text:style-name="T4">
Читайте також:</text:span>
 <text:a xlink:type="simple" xlink:href="https://www.ukrinform.ua/rubric-economy/3716113-u-nizci-oblastej-avarijni-vidklucenna-svitla-ukrenergo.html" text:style-name="Internet_20_link" text:visited-style-name="Visited_20_Internet_20_Link">
 У низці областей аварійні відключення світла -<text:span text:style-name="T4">
Укренерго</text:span>
 </text:a>
值得注意的是，今天这一代完全涵盖了消费。 因此，在该国任何地区都没有计划关闭订户的关闭。</text:p>
      <text:p text:style-name="P4">
据报道它会关闭<text:a xlink:type="simple" xlink:href="https://www.ukrinform.ua/tag-elektroenergia" text:style-name="Internet_20_link" text:visited-style-name="Visited_20_Internet_20_Link">
电力</text:a>
它们发生在基辅，哈尔基夫，波尔塔瓦，维尼茨，summilly 1:00，因为降低了UES的频率。</text:p>
      <text:p text:style-name="P4">
News Source: <text:a xlink:type="simple" xlink:href="https://www.ukrinform.ua/rubric-economy/3716125-minenergo-dorucilo-stvoriti-komisiu-dla-zasuvanna-pricin-avarijnih-vidklucen.html" text:style-name="Internet_20_link" text:visited-style-name="Visited_20_Internet_20_Link">
https://www.ukrinform.ua/rubric-economy/3716125-minenergo-dorucilo-stvoriti-komisiu-dla-zasuvanna-pricin-avarijnih-vidklucen.html</text:a>
</text:p>
      <!--NEWS-->
      <text:h text:style-name="P10" text:outline-level="1">
<text:span text:style-name="T4">
在Nikopol地区，宵禁的持续时间自6月1日起变化</text:span>
</text:h>
      <text:p text:style-name="P4">
作者: Ukrinform (Person)</text:p>
      <text:p text:style-name="P4">
出版商: Укринформ (Organization)</text:p>
      <text:p text:style-name="P4">
出版时间: 2023-05-30T16:18:00+03:00</text:p>
      <text:p text:style-name="P4">
修改时间: 2023-05-30T16:18:00+03:00</text:p>
      <text:p text:style-name="P4">
描述: 自6月1日以来，在Dnipropetrovsk地区Nikopol区的社区中，宵禁的持续时间正在发生变化。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ніпропетровщина', 'Нікополь', 'Комендантська година']</text:p>
      <text:p text:style-name="P4">
类型: Article</text:p>
      <!--METADATA-->
      <text:p text:style-name="P4">
<draw:frame draw:style-name="fr1" draw:name="Image129" text:anchor-type="as-char" svg:width="6.9236in" svg:height="3.956343in" draw:z-index="0">
<draw:image xlink:href="../Images/yкринформ/2023-05-30T16-18-00-03-00/630_360_1538997483-946.jpg" xlink:type="simple" xlink:show="embed" xlink:actuate="onLoad" draw:mime-type="image/jpeg"/>
</draw:frame>
 У громадахНікопольського району Дніпропетровської області з 1 червня змінюєтьсятривалість комендантської години.</text:p>
      <text:p text:style-name="P4">
Про це повідомив у <text:a xlink:type="simple" xlink:href="https://t.me/Yevtushenko_E/3900" text:style-name="Internet_20_link" text:visited-style-name="Visited_20_Internet_20_Link">
 Телеграмі </text:a>
乌克林福姆报道，非库波地区负责人Yevgeny Yevtushenko。</text:p>
      <text:p text:style-name="P4">
“自01.06.2023以来，宵禁的持续时间发生了变化，”这是一个遗嘱。</text:p>
      <text:p text:style-name="P4">
值得注意的是，现在宵禁将是所有国民的唯一一个：从23:00到04:00。</text:p>
      <text:p text:style-name="P4">
在社区的早期，宵禁始于21:00，部分-O22：00。</text:p>
      <text:p text:style-name="P4">
<text:span text:style-name="T4">
另请阅读：</text:span>
 <text:a xlink:type="simple" xlink:href="https://www.ukrinform.ua/rubric-ato/3714308-armia-rf-atakuvala-dnipro-dronami-ta-raketami-e-rujnuvanna.html" text:style-name="Internet_20_link" text:visited-style-name="Visited_20_Internet_20_Link">
俄罗斯联邦军队袭击了无人机和火箭的Dnipropetrovsk，这有破坏</text:a>
如[Ukrinform]报道(https://www.ukrinform.ua/rubric-regions/3714580-na-sumsini-pid-cas-komendantskoi-godini-diatimut-perepustki-novogo-zrazka.html)，在宵禁期间的Sumy区域中将有一个新样本。</text:p>
      <text:p text:style-name="P4">
News Source: <text:a xlink:type="simple" xlink:href="https://www.ukrinform.ua/rubric-regions/3716123-na-nikopolsini-z-1-cervna-zminuetsa-trivalist-komendantskoi-godini.html" text:style-name="Internet_20_link" text:visited-style-name="Visited_20_Internet_20_Link">
https://www.ukrinform.ua/rubric-regions/3716123-na-nikopolsini-z-1-cervna-zminuetsa-trivalist-komendantskoi-godini.html</text:a>
</text:p>
      <!--NEWS-->
      <text:h text:style-name="P10" text:outline-level="1">
<text:span text:style-name="T4">
两名SBU雇员因贿赂而被判处八年徒刑</text:span>
</text:h>
      <text:p text:style-name="P4">
作者: Ukrinform (Person)</text:p>
      <text:p text:style-name="P4">
出版商: Укринформ (Organization)</text:p>
      <text:p text:style-name="P4">
出版时间: 2023-05-30T16:18:58+03:00</text:p>
      <text:p text:style-name="P4">
修改时间: 2023-05-30T16:18:58+03:00</text:p>
      <text:p text:style-name="P4">
描述: 最高反腐败法院以八年监禁的形式对乌克兰安全局的两名雇员施加了惩罚，暴露于50,000美元的不当福利。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Хабар', 'СБУ', 'Суд', "В'язниця"]</text:p>
      <text:p text:style-name="P4">
类型: Article</text:p>
      <!--METADATA-->
      <text:p text:style-name="P4">
<draw:frame draw:style-name="fr1" draw:name="Image130" text:anchor-type="as-char" svg:width="6.9236in" svg:height="3.956343in" draw:z-index="0">
<draw:image xlink:href="../Images/yкринформ/2023-05-30T16-18-58-03-00/630_360_1532017869-1678.jpg" xlink:type="simple" xlink:show="embed" xlink:actuate="onLoad" draw:mime-type="image/jpeg"/>
</draw:frame>
高反腐败法院以八年的剥夺对两名乌克兰安全局的安全服务施加了惩罚，暴露于5万美元的不当福利。</text:p>
      <text:p text:style-name="P4">
根据乌克林福姆的说法，专门的反腐败检察官办公室在[Telegram]中报道(http://t.me/sap_gov_ua/1424)。</text:p>
      <text:p text:style-name="P4">
法院还剥夺了该人在执法机构中担任职位的权利三年，并允许没收其财产的一半。</text:p>
      <text:p text:style-name="P4">
蜡在艺术的第4部分中发现罪犯有罪。 368和艺术的第3部分。 369-2(接受提案，承诺或收到对自己或第三人的不当福利，以影响授权执行州或地方自治职能的人制定决定的决定，并加上要求这种福利)乌克兰的刑法。</text:p>
      <text:p text:style-name="P4">
正如检察官办公室中提醒的那样，SBU员工暴露了5万美元的贿赂，并从私营部门的企业代表那里获得了其中一些资金，以在基辅国家警察的经济活动索赔中不可逆。</text:p>
      <text:p text:style-name="P4">
该判决可以在宣布宣布之日起30天内向WACS商会提出适当投诉，从而在上诉中提出上诉。</text:p>
      <text:p text:style-name="P4">
<text:span text:style-name="T4">
另请阅读：</text:span>
 <text:a xlink:type="simple" xlink:href="https://www.ukrinform.ua/rubric-society/3715729-do-11-rokiv-uvaznenna-zasudili-odesitku-aka-zbirala-grosi-dla-rosijskih-zagarbnikiv.html" text:style-name="Internet_20_link" text:visited-style-name="Visited_20_Internet_20_Link">
最多11年监禁<text:span text:style-name="T4">
判刑</text:span>
敖德萨，该敖德萨是为俄罗斯入侵者收集的</text:a>
</text:p>
      <text:p text:style-name="P4">
Як повідомляв Укрінформ, колишнього начальника Західного міжрегіональногоуправління з питань виконання кримінальних покарань та пробації Міністерстваюстиції Михайла Дзюдзя засудили за хабарництво <text:a xlink:type="simple" xlink:href="https://www.ukrinform.ua/rubric-regions/3704162-ekskerivnik-mizregionalnogo-upravlinna-minustu-otrimav-5-rokiv-vaznici-za-habarnictvo.html" text:style-name="Internet_20_link" text:visited-style-name="Visited_20_Internet_20_Link">
 до п'яти років ув’язнення</text:a>
 .</text:p>
      <text:p text:style-name="P4">
News Source: <text:a xlink:type="simple" xlink:href="https://www.ukrinform.ua/rubric-society/3716124-dvoh-pracivnikiv-sbu-zasudili-do-vosmi-rokiv-turmi-za-vimaganna-habara.html" text:style-name="Internet_20_link" text:visited-style-name="Visited_20_Internet_20_Link">
https://www.ukrinform.ua/rubric-society/3716124-dvoh-pracivnikiv-sbu-zasudili-do-vosmi-rokiv-turmi-za-vimaganna-habara.html</text:a>
</text:p>
      <!--NEWS-->
      <text:h text:style-name="P10" text:outline-level="1">
<text:span text:style-name="T4">
中国领导着关于俄罗斯在乌克兰侵略的比赛-Kasparov</text:span>
</text:h>
      <text:p text:style-name="P4">
作者: Ukrinform (Person)</text:p>
      <text:p text:style-name="P4">
出版商: Укринформ (Organization)</text:p>
      <text:p text:style-name="P4">
出版时间: 2023-05-30T16:21:00+03:00</text:p>
      <text:p text:style-name="P4">
修改时间: 2023-05-30T16:21:00+03:00</text:p>
      <text:p text:style-name="P4">
描述: 中国已经意识到俄罗斯没有赢得战争，因此它正在俄罗斯在乌克兰进行侵略。  - 乌克林。</text:p>
      <text:p text:style-name="P4">
图片: ['<text:a xlink:type="simple" xlink:href="https://static.ukrinform.com/photos/2023_05/thumb_files/630_360_1685445124-313.jpg" text:style-name="Internet_20_link" text:visited-style-name="Visited_20_Internet_20_Link">
630_360_16854...</text:a>
']</text:p>
      <text:p text:style-name="P4">
标签: ['Китай', 'Україна', 'Війна з Росією', 'Гаррі Каспаров']</text:p>
      <text:p text:style-name="P4">
类型: Article</text:p>
      <!--METADATA-->
      <text:p text:style-name="P4">
<draw:frame draw:style-name="fr1" draw:name="Image131" text:anchor-type="as-char" svg:width="6.9236in" svg:height="3.956343in" draw:z-index="0">
<draw:image xlink:href="../Images/yкринформ/2023-05-30T16-21-00-03-00/630_360_1685445124-313.jpg" xlink:type="simple" xlink:show="embed" xlink:actuate="onLoad" draw:mime-type="image/jpeg"/>
</draw:frame>
中国认为俄罗斯没有赢得战争，因此它正在乌克兰俄罗斯侵略性比赛。</text:p>
      <text:p text:style-name="P4">
俄罗斯反对派政客哈里·卡斯帕罗夫(Harry Kasparov)在[接受采访]中表达了这一观点。(https://www.ukrinform.ua/rubric-world/3715981-garri-kasparov-rosijskij-opozicijnij-politik-zasnovnik-forumu-vilnoi-rosii.html)。</text:p>
      <text:p text:style-name="P4">
他指出，中国对俄罗斯有古老的领土主张，因此，根据乌克兰俄罗斯的失败，贝扎金(Bezakin)打开了“非常有趣的肇事者”。</text:p>
      <text:p text:style-name="P4">
“至于我，<text:a xlink:type="simple" xlink:href="https://www.ukrinform.ua/tag-kitaj" text:style-name="Internet_20_link" text:visited-style-name="Visited_20_Internet_20_Link">
中国</text:a>
他玩的游戏带来了历史性的观点。 当然，在最初的阶段，缓解措施将对普京的胜利感兴趣，因为这将为达拉万开放，这将是击败事件以及极权主义和暴政力量的成功。(中国领导人 -  ed。)我们已经意识到，俄罗斯没有赢得战争，其他任何结果以前都打开了其他机会。”卡斯帕罗夫说。</text:p>
      <text:p text:style-name="P4">
根据国际象棋世界交易所的说法，中国对当今的冲突感兴趣，因为它削弱了俄罗斯和西方。</text:p>
      <text:p text:style-name="P4">
据他说，中国是唯一一个根据第十七和十六世纪的条约，在俄罗斯拥有领土印刷的国家。</text:p>
      <text:p text:style-name="P4">
“中国史学一直认为，俄罗斯帝国在该领土上选择了150万公里，在该地区，俄罗斯帝国在乌克兰的两个半地区 - 从弗拉基沃斯托克到贝加尔。 与普京的《幻想》(Fantasies Pro -ukraine)不同，这些是真正的地图，在中国和俄罗斯王国之间签订合同于1689年(Nerchinsky条约 - 编辑。)后来 -  1860年(北京条约 -  ed。)”， - 卡斯帕罗夫强调。</text:p>
      <text:p text:style-name="P4">
他补充说，从习近平的角度来看，也许在一场旷日持久的战争中，俄罗斯的崩溃“打开了比台湾战争更有趣的前景”。</text:p>
      <text:p text:style-name="P4">
关于俄罗斯友好的乌克兰 - 匈牙利和巴西 - 卡斯帕罗夫在俄罗斯友好的乌克兰人和巴西 - 卡斯帕罗夫的维持和平努力的问题，表达了一种观点，即在第一种情况下，在第一种情况下会有腐败，而在第二届 - 美洲主义中，这在第二种情况下很常见，这在称为全球南方。</text:p>
      <text:p text:style-name="P4">
<text:span text:style-name="T4">
另请阅读：</text:span>
 <text:a xlink:type="simple" xlink:href="https://www.ukrinform.ua/rubric-world/3716043-vimogi-rosii-sodo-pripinenna-vijni-v-ukraini-treba-ignoruvati-kasparov.html" text:style-name="Internet_20_link" text:visited-style-name="Visited_20_Internet_20_Link">
俄罗斯要结束乌克兰战争的要求需要忽略 -  <text:span text:style-name="T4">
 Casparov </text:span>
</text:a>
</text:p>
      <text:p text:style-name="P4">
<text:span text:style-name="T5">
foto：dpa</text:span>
</text:p>
      <text:p text:style-name="P4">
News Source: <text:a xlink:type="simple" xlink:href="https://www.ukrinform.ua/rubric-polytics/3716126-kitaj-vede-svou-gru-sodo-rosijskoi-agresii-v-ukraini-kasparov.html" text:style-name="Internet_20_link" text:visited-style-name="Visited_20_Internet_20_Link">
https://www.ukrinform.ua/rubric-polytics/3716126-kitaj-vede-svou-gru-sodo-rosijskoi-agresii-v-ukraini-kasparov.html</text:a>
</text:p>
      <!--NEWS-->
      <text:h text:style-name="P10" text:outline-level="1">
<text:span text:style-name="T4">
俄罗斯人试图再次攻击卢汉斯克地区的武装部队-111炮击</text:span>
</text:h>
      <text:p text:style-name="P4">
作者: Ukrinform (Person)</text:p>
      <text:p text:style-name="P4">
出版商: Укринформ (Organization)</text:p>
      <text:p text:style-name="P4">
出版时间: 2023-05-30T16:22:52+03:00</text:p>
      <text:p text:style-name="P4">
修改时间: 2023-05-30T16:22:52+03:00</text:p>
      <text:p text:style-name="P4">
描述: 俄罗斯人在Novoselivsky Swativ地区的地区加剧，但没有成功。  - 乌克林。</text:p>
      <text:p text:style-name="P4">
图片: ['<text:a xlink:type="simple" xlink:href="https://static.ukrinform.com/photos/2023_04/thumb_files/630_360_1681751256-464.jpg" text:style-name="Internet_20_link" text:visited-style-name="Visited_20_Internet_20_Link">
630_360_16817...</text:a>
']</text:p>
      <text:p text:style-name="P4">
标签: ['Луганщина', 'Обстріл', 'ЗСУ', 'Війна з Росією']</text:p>
      <text:p text:style-name="P4">
类型: Article</text:p>
      <!--METADATA-->
      <text:p text:style-name="P4">
<draw:frame draw:style-name="fr1" draw:name="Image132" text:anchor-type="as-char" svg:width="6.9236in" svg:height="3.956343in" draw:z-index="0">
<draw:image xlink:href="../Images/yкринформ/2023-05-30T16-22-52-03-00/630_360_1681751256-464.jpg" xlink:type="simple" xlink:show="embed" xlink:actuate="onLoad" draw:mime-type="image/jpeg"/>
</draw:frame>
俄罗斯人在Novoselovsky Swativ区的地区行事，但他们取得了成功。</text:p>
      <text:p text:style-name="P4">
根据乌克林福姆(Ukrinform(http://t.me/luhanskaVTSA/10919)。</text:p>
      <text:p text:style-name="P4">
“今天，俄罗斯人在斯瓦蒂夫地区的诺夫斯基基地区加剧，敌人被迫离开。 白天，在卢汉斯地区，111个炮击的敌人。 总共有400多个炮弹针对乌克兰公民的军事和房屋的立场。”</text:p>
      <text:p text:style-name="P4">
他补充说，前部的卢甘斯克方向被移至六张“暴风雨”。</text:p>
      <text:p text:style-name="P4">
“通常是前罪犯 - 俄罗斯国防部的新娱乐。(https://www.ukrinform.ua/tag-lugansina)。</text:p>
      <text:p text:style-name="P4">
他阐明了先前的信息，即入侵者正在删除文件。 根据Lisogor的说法，观察到观察到相同的动作和最大的定居点。 它主要是护照桌的文档。</text:p>
      <text:p text:style-name="P4">
<text:span text:style-name="T4">
另请阅读：</text:span>
 <text:a xlink:type="simple" xlink:href="https://www.ukrinform.ua/rubric-ato/3716022-sili-oboroni-obstrilali-vagnerivciv-aki-vihodili-z-bahmuta-80-zagiblih-ta-119-poranenih.html" text:style-name="Internet_20_link" text:visited-style-name="Visited_20_Internet_20_Link">
国防军向Wagnerians开火，后者来自<text:span text:style-name="T4">
 Bakhmut </text:span>
 A -80死亡和119人受伤</text:a>
正如乌克林福姆报道的<text:a xlink:type="simple" xlink:href="https://www.ukrinform.ua/rubric-regions/3715626-zagarbniki-vivozat-u-lugansk-dokumenti-z-kreminnoi.html" text:style-name="Internet_20_link" text:visited-style-name="Visited_20_Internet_20_Link">
俄罗斯入侵部队出口</text:a>
从额叶的火石中更加“平静”的卢甘斯卡德化。</text:p>
      <text:p text:style-name="P4">
News Source: <text:a xlink:type="simple" xlink:href="https://www.ukrinform.ua/rubric-ato/3716127-rosiani-znovu-namagautsa-atakuvati-pozicii-zsu-na-lugansini-111-obstriliv-za-dobu.html" text:style-name="Internet_20_link" text:visited-style-name="Visited_20_Internet_20_Link">
https://www.ukrinform.ua/rubric-ato/3716127-rosiani-znovu-namagautsa-atakuvati-pozicii-zsu-na-lugansini-111-obstriliv-za-dobu.html</text:a>
</text:p>
      <!--NEWS-->
      <text:h text:style-name="P10" text:outline-level="1">
<text:span text:style-name="T4">
5月，养老基金31亿美元用于住房补贴和特权。</text:span>
</text:h>
      <text:p text:style-name="P4">
作者: Ukrinform (Person)</text:p>
      <text:p text:style-name="P4">
出版商: Укринформ (Organization)</text:p>
      <text:p text:style-name="P4">
出版时间: 2023-05-30T16:29:00+03:00</text:p>
      <text:p text:style-name="P4">
修改时间: 2023-05-30T16:29:00+03:00</text:p>
      <text:p text:style-name="P4">
描述: 乌克兰的养老基金在2023年5月完成了住房补贴和特权的融资，总计31亿美元。  - 乌克林。</text:p>
      <text:p text:style-name="P4">
图片: ['<text:a xlink:type="simple" xlink:href="https://static.ukrinform.com/photos/2018_10/thumb_files/630_360_1538400307-7278.jpg" text:style-name="Internet_20_link" text:visited-style-name="Visited_20_Internet_20_Link">
630_360_15384...</text:a>
']</text:p>
      <text:p text:style-name="P4">
标签: ['Пенсійний фонд', 'Пільги', 'субсидії', 'Е-лікарняний']</text:p>
      <text:p text:style-name="P4">
类型: Article</text:p>
      <!--METADATA-->
      <text:p text:style-name="P4">
<draw:frame draw:style-name="fr1" draw:name="Image133" text:anchor-type="as-char" svg:width="6.9236in" svg:height="3.956343in" draw:z-index="0">
<draw:image xlink:href="../Images/yкринформ/2023-05-30T16-29-00-03-00/630_360_1538400307-7278.jpg" xlink:type="simple" xlink:show="embed" xlink:actuate="onLoad" draw:mime-type="image/jpeg"/>
</draw:frame>
乌克兰的养老基金在2023年5月完成了住房补贴和特权的融资，总计31亿美元。</text:p>
      <text:p text:style-name="P4">
正如Ukrinform报道的那样，这报告了<text:a xlink:type="simple" xlink:href="https://www.pfu.gov.ua/2158664-pensijnyj-fond-ukrayiny-informuye-296/" text:style-name="Internet_20_link" text:visited-style-name="Visited_20_Internet_20_Link">
基金的新闻服务</text:a>
。</text:p>
      <text:p text:style-name="P4">
此外，根据该部门的说法，截至5月29日，UAH 23440万指导保险<text:a xlink:type="simple" xlink:href="https://www.ukrinform.ua/tag-grosi" text:style-name="Internet_20_link" text:visited-style-name="Visited_20_Internet_20_Link">
付款</text:a>
，包括1.2955亿UAH  - 用于支付医院。</text:p>
      <text:p text:style-name="P4">
<text:span text:style-name="T4">
另请阅读：</text:span>
 <text:a xlink:type="simple" xlink:href="https://www.ukrinform.ua/rubric-society/3713337-pensijnij-fond-nagadav-ak-avtorizuvatisa-u-mobilnomu-zastosunku.html" text:style-name="Internet_20_link" text:visited-style-name="Visited_20_Internet_20_Link">
<text:span text:style-name="T4">
养老金</text:span>
 <text:span text:style-name="T4">
基金</text:span>
提醒您如何授权设置申请</text:a>
正如乌克林福姆(Ukrinform)报道的那样，乌克兰的养老基金于5月25日完成，目前的养老金完成了570亿UAH的养老金。</text:p>
      <text:p text:style-name="P4">
News Source: <text:a xlink:type="simple" xlink:href="https://www.ukrinform.ua/rubric-economy/3716133-na-zitlovi-subsidii-ta-pilgi-u-travni-spramuvali-31-milarda-pensijnij-fond.html" text:style-name="Internet_20_link" text:visited-style-name="Visited_20_Internet_20_Link">
https://www.ukrinform.ua/rubric-economy/3716133-na-zitlovi-subsidii-ta-pilgi-u-travni-spramuvali-31-milarda-pensijnij-fond.html</text:a>
</text:p>
      <!--NEWS-->
      <text:h text:style-name="P10" text:outline-level="1">
<text:span text:style-name="T4">
在欧洲和欧洲议会，俄罗斯的火箭和无人机罢工受到乌克兰的谴责</text:span>
</text:h>
      <text:p text:style-name="P4">
作者: Ukrinform (Person)</text:p>
      <text:p text:style-name="P4">
出版商: Укринформ (Organization)</text:p>
      <text:p text:style-name="P4">
出版时间: 2023-05-30T16:30:00+03:00</text:p>
      <text:p text:style-name="P4">
修改时间: 2023-05-30T16:30:00+03:00</text:p>
      <text:p text:style-name="P4">
描述: 俄罗斯对乌克兰首都和其他和平的乌克兰城市和城镇的持续袭击是愤世嫉俗和野蛮的，它们是普京继续升级和完全不愿寻求和平的愿望的证词。  - 乌克林。</text:p>
      <text:p text:style-name="P4">
图片: ['<text:a xlink:type="simple" xlink:href="https://static.ukrinform.com/photos/2023_05/thumb_files/630_360_1685453069-651.jpeg" text:style-name="Internet_20_link" text:visited-style-name="Visited_20_Internet_20_Link">
630_360_16854...</text:a>
']</text:p>
      <text:p text:style-name="P4">
标签: ['Євросоюз', 'Обстріл', 'Рада Європи', 'Київ', 'Війна з Росією']</text:p>
      <text:p text:style-name="P4">
类型: Article</text:p>
      <!--METADATA-->
      <text:p text:style-name="P4">
<draw:frame draw:style-name="fr1" draw:name="Image134" text:anchor-type="as-char" svg:width="6.9236in" svg:height="3.956343in" draw:z-index="0">
<draw:image xlink:href="../Images/yкринформ/2023-05-30T16-30-00-03-00/630_360_1685453069-651.jpeg" xlink:type="simple" xlink:show="embed" xlink:actuate="onLoad" draw:mime-type="image/jpeg"/>
</draw:frame>
俄罗斯对乌克兰首都和其他和平的乌克兰城市的伊斯尔什奇城市的持续袭击，在此期间被杀害，是愤世嫉俗和野蛮的，普京是普京继续升级的程度，并且完全不愿意寻求和平。</text:p>
      <text:p text:style-name="P4">
乌克林福姆(Ukrinform)发言人欧盟·彼得(Eu Peter)在简报中在布鲁塞尔(Brussels)的一份简报中报道了这一点。</text:p>
      <text:p text:style-name="P4">
“在过去的24小时内，基辅在俄罗斯火箭袭击无人机的三波浪潮中幸存下来。 这些<text:a xlink:type="simple" xlink:href="https://www.ukrinform.ua/tag-obstril" text:style-name="Internet_20_link" text:visited-style-name="Visited_20_Internet_20_Link">
炮击</text:a>
基辅，尤其是本月，这意味着乌克兰的首都每隔第二天就被俄罗斯时间解雇，除了对国家东部前线附近的城市，定居点和定居点的无选择炮击，”发言人说。</text:p>
      <text:p text:style-name="P4">
他回忆说，过去几天发生的袭击事件被医院和一间住宅袭击，导致和平的人被杀害和接到。</text:p>
      <text:p text:style-name="P4">
<text:span text:style-name="T4">
另请阅读：</text:span>
 <text:a xlink:type="simple" xlink:href="https://www.ukrinform.ua/rubric-kyiv/3715983-vorog-be-po-kievu-sob-pomstitisa-za-svoi-nevdaci-na-fronti-povitrani-sili.html" text:style-name="Internet_20_link" text:visited-style-name="Visited_20_Internet_20_Link">
敌人在基辅因纳弗朗托的失败而报仇 - 空军</text:a>
“这些袭击再次表明，俄罗斯继续以一种愤世嫉俗和野蛮的方式恐吓乌克兰平民。 这些攻击对普京来说是所有寻求和平进程的人的明确答案。 这表明普丁诺有一个严重的意图阻止他的战争，并希望继续升级(战争)反对乌克兰人民。”他补充说。</text:p>
      <text:p text:style-name="P4">
他在回答记者的问题时指出，欧洲方面“考虑了”有关莫斯科和附属地区无人机可能出现的报告。</text:p>
      <text:p text:style-name="P4">
“这不是我们的业务 - 对此类事件发表评论。 我们不知道命令的起源(事件). Я можу лише повторити рішучий заклик Європейського Союзу доРосії не використовувати такий інцидент як привід для подальшої ескалації їїзлочинної агресії проти України», – сказав Стано.</text:p>
      <text:p text:style-name="P4">
Він також прокоментував вислів високого представника ЄС Жозепа Борреля вКаталонії щодо неготовності Путіна до переговорів та намір продовжувати війнупроти України до перемоги, який, на думку журналістів, був викривлений під часперекладу англійською мовою.</text:p>
      <text:p text:style-name="P4">
<text:span text:style-name="T4">
Читайте також:</text:span>
 <text:a xlink:type="simple" xlink:href="https://www.ukrinform.ua/rubric-kyiv/3715832-treta-za-dobu-ataka-na-kiiv-zniseno-ponad-20-bezpilotnikiv-e-poraneni-ta-zagibla.html" text:style-name="Internet_20_link" text:visited-style-name="Visited_20_Internet_20_Link">
 Третя за добу атака на Київ: знищено понад 20безпілотників, є поранені та загибла </text:a>
</text:p>
      <text:p text:style-name="P4">
据他说，博雷尔谈到了这一点：普京不想说工艺，他想继续战争，直到他“继续思考”，这可以取得他的竞选活动和乌克兰犯罪表现的重要结果。</text:p>
      <text:p text:style-name="P4">
欧洲委员会秘书长玛丽亚·佩奇诺维奇·布里希(Maria Peychinovich-Burich)也在乌克兰强行perseal火箭中风。 她在[Twitter]中写了有关它的文章(https://twitter.com/MarijaPBuric/status/1663503553942396930)。</text:p>
      <text:p text:style-name="P4">
秘书长说：“我强烈谴责俄罗斯在乌克兰的持续导弹袭击：这些针对平民的袭击是不可接受的，必须停止。”</text:p>
      <text:p text:style-name="P4">
据报道，俄罗斯入侵者在当天发起了下一个，使用导弹和无人机开火。受伤。</text:p>
      <text:p text:style-name="P4">
<text:span text:style-name="T5">
foto：Vitaliy Klitschko</text:span>
</text:p>
      <text:p text:style-name="P4">
News Source: <text:a xlink:type="simple" xlink:href="https://www.ukrinform.ua/rubric-polytics/3716136-u-es-ta-radi-evropi-zasudili-raketni-udari-rosii-po-ukraini.html" text:style-name="Internet_20_link" text:visited-style-name="Visited_20_Internet_20_Link">
https://www.ukrinform.ua/rubric-polytics/3716136-u-es-ta-radi-evropi-zasudili-raketni-udari-rosii-po-ukraini.html</text:a>
</text:p>
      <!--NEWS-->
      <text:h text:style-name="P10" text:outline-level="1">
<text:span text:style-name="T4">
Mudryk在2022/23赛季进入了前三名APL球员</text:span>
</text:h>
      <text:p text:style-name="P4">
作者: Ukrinform (Person)</text:p>
      <text:p text:style-name="P4">
出版商: Укринформ (Organization)</text:p>
      <text:p text:style-name="P4">
出版时间: 2023-05-30T16:30:24+03:00</text:p>
      <text:p text:style-name="P4">
修改时间: 2023-05-30T16:30:24+03:00</text:p>
      <text:p text:style-name="P4">
描述: 评分是传感器凯尔·沃克（Kyle Voker）。  - 乌克林。</text:p>
      <text:p text:style-name="P4">
图片: ['<text:a xlink:type="simple" xlink:href="https://static.ukrinform.com/photos/2023_05/thumb_files/630_360_1685453338-198.jpg" text:style-name="Internet_20_link" text:visited-style-name="Visited_20_Internet_20_Link">
630_360_16854...</text:a>
']</text:p>
      <text:p text:style-name="P4">
标签: ['Челсі', 'Футбол']</text:p>
      <text:p text:style-name="P4">
类型: Article</text:p>
      <!--METADATA-->
      <text:p text:style-name="P4">
<draw:frame draw:style-name="fr1" draw:name="Image135" text:anchor-type="as-char" svg:width="6.9236in" svg:height="3.956343in" draw:z-index="0">
<draw:image xlink:href="../Images/yкринформ/2023-05-30T16-30-24-03-00/630_360_1685453338-198.jpg" xlink:type="simple" xlink:show="embed" xlink:actuate="onLoad" draw:mime-type="image/jpeg"/>
</draw:frame>
Kile Walker评分。</text:p>
      <text:p text:style-name="P4">
米哈伊尔·穆德里克(Mikhail Mudryk)在2022/23赛季进入英超联赛的三名最快球员，<text:a xlink:type="simple" xlink:href="https://twitter.com/OptaJoe/status/1663476040184856576" text:style-name="Internet_20_link" text:visited-style-name="Visited_20_Internet_20_Link">
报告</text:a>
Opta，报道乌克林福姆。</text:p>
      <text:p text:style-name="P4">
在切尔西(Chelsea)的首次决斗中，乌克兰人的速度给人留下了深刻的印象：在一个智者中，穆德里克(Mudryk)在36.63 km/h的高峰时代显示出速度。 这个结果是本赛季冠军最快球员名单上的第一名。</text:p>
      <text:p text:style-name="P4">
但是，在APL抽签结束之前，迈克尔的身材得到了曼彻斯特城的凯尔·沃克(Kyle Walker)的改善-37.31 km/h和诺丁汉森林的布伦南·约翰逊(Brennan Johnson) -  36.7 km/h。 因此，穆德里克(Mudryk)完成了2022/23赛季最快球员赛季的冠军。</text:p>
      <text:p text:style-name="P4">
<text:span text:style-name="T4">
另请阅读：</text:span>
 <text:a xlink:type="simple" xlink:href="https://www.ukrinform.ua/rubric-sports/3715630-pocettino-novij-golovnij-trener-celsi.html" text:style-name="Internet_20_link" text:visited-style-name="Visited_20_Internet_20_Link">
Honome-新任总教练“ <text:span text:style-name="T4">
切尔西</text:span>
”</text:a>
正如乌克林福姆报道的下一个赛季，米哈伊尔·穆德里克(Mikhail Mudryk)将开始新教练毛里西奥·波多蒂蒂诺(Mauricio Podoittino)的子企业。</text:p>
      <text:p text:style-name="P4">
照片：盖蒂图像</text:p>
      <text:p text:style-name="P4">
News Source: <text:a xlink:type="simple" xlink:href="https://www.ukrinform.ua/rubric-sports/3716135-mudrik-uvijsov-do-trijki-najsvidsih-gravciv-apl-u-sezoni-202223.html" text:style-name="Internet_20_link" text:visited-style-name="Visited_20_Internet_20_Link">
https://www.ukrinform.ua/rubric-sports/3716135-mudrik-uvijsov-do-trijki-najsvidsih-gravciv-apl-u-sezoni-202223.html</text:a>
</text:p>
      <!--NEWS-->
      <text:h text:style-name="P10" text:outline-level="1">
<text:span text:style-name="T4">
在战争中，Mukachevo城堡的前博物馆董事被杀</text:span>
</text:h>
      <text:p text:style-name="P4">
作者: Ukrinform (Person)</text:p>
      <text:p text:style-name="P4">
出版商: Укринформ (Organization)</text:p>
      <text:p text:style-name="P4">
出版时间: 2023-05-30T16:32:37+03:00</text:p>
      <text:p text:style-name="P4">
修改时间: 2023-05-30T16:32:37+03:00</text:p>
      <text:p text:style-name="P4">
描述: 在战争中，Mukachevo城堡“ Palanok”的历史博物馆的前董事“ Palanok” Dmitry Hawaash被杀。  - 乌克林。</text:p>
      <text:p text:style-name="P4">
图片: ['<text:a xlink:type="simple" xlink:href="https://static.ukrinform.com/photos/2023_05/thumb_files/630_360_1685453426-406.jpg" text:style-name="Internet_20_link" text:visited-style-name="Visited_20_Internet_20_Link">
630_360_16854...</text:a>
']</text:p>
      <text:p text:style-name="P4">
标签: ['Загибель', 'Війна з Росією', 'Дмитро Гаваші']</text:p>
      <text:p text:style-name="P4">
类型: Article</text:p>
      <!--METADATA-->
      <text:p text:style-name="P4">
<draw:frame draw:style-name="fr1" draw:name="Image136" text:anchor-type="as-char" svg:width="6.9236in" svg:height="3.956343in" draw:z-index="0">
<draw:image xlink:href="../Images/yкринформ/2023-05-30T16-32-37-03-00/630_360_1685453426-406.jpg" xlink:type="simple" xlink:show="embed" xlink:actuate="onLoad" draw:mime-type="image/jpeg"/>
</draw:frame>
在战争中，Mukachevo城堡“ Palanok”的历史博物馆的前主任在战争中。</text:p>
      <text:p text:style-name="P4">
这是在[Facebook]中报道的(https://www.facebook.com/Palanokmuseum/posts/pfbid0kDK9T48CbKf9hvqftkKN8fKgU6ATFE9L3U2ZUCXagpoMQ3H8W6KScXW2pYzpVKKpl)Mukachevo历史博物馆，据报道。</text:p>
      <text:p text:style-name="P4">
消息中写道：“在战争中，穆卡乔沃·塔尔波隆·德米特里·哈瓦什(Mukachevo Terroboron Dmitry Hawaash)的一名后卫被杀害。</text:p>
      <text:p text:style-name="P4">
德米特里·哈瓦西(Dmitry Havashi)自愿从全面入侵的第一天开始去部队。 他是手榴弹发射器的士兵。</text:p>
      <text:p text:style-name="P4">
战前，他担任Mukachevo历史和当地历史的导演很长一段时间<text:a xlink:type="simple" xlink:href="https://www.ukrinform.ua/tag-muzej" text:style-name="Internet_20_link" text:visited-style-name="Visited_20_Internet_20_Link">
博物馆</text:a>
。</text:p>
      <text:p text:style-name="P4">
军方有一个妻子和三个孩子。</text:p>
      <text:p text:style-name="P4">
<text:span text:style-name="T5">
foto：Mukachevo历史博物馆，Facebook</text:span>
</text:p>
      <text:p text:style-name="P4">
News Source: <text:a xlink:type="simple" xlink:href="https://www.ukrinform.ua/rubric-regions/3716138-na-vijni-zaginuv-kolisnij-direktor-muzeu-v-mukacivskomu-zamku.html" text:style-name="Internet_20_link" text:visited-style-name="Visited_20_Internet_20_Link">
https://www.ukrinform.ua/rubric-regions/3716138-na-vijni-zaginuv-kolisnij-direktor-muzeu-v-mukacivskomu-zamku.html</text:a>
</text:p>
      <!--NEWS-->
      <text:h text:style-name="P10" text:outline-level="1">
<text:span text:style-name="T4">
在好莱坞，海滩海滨枪击事件 - 九人受伤</text:span>
</text:h>
      <text:p text:style-name="P4">
作者: Ukrinform (Person)</text:p>
      <text:p text:style-name="P4">
出版商: Укринформ (Organization)</text:p>
      <text:p text:style-name="P4">
出版时间: 2023-05-30T16:36:00+03:00</text:p>
      <text:p text:style-name="P4">
修改时间: 2023-05-30T16:36:00+03:00</text:p>
      <text:p text:style-name="P4">
描述: 在佛罗里达州的好莱坞（美国），由于海滩海滨射击，有9人受伤。</text:p>
      <ul>
        <li>
I的，。: </li>
      </ul>
      <text:p text:style-name="P4">
图片: ['<text:a xlink:type="simple" xlink:href="https://static.ukrinform.com/photos/2019_08/thumb_files/630_360_1565003595-957.jpg" text:style-name="Internet_20_link" text:visited-style-name="Visited_20_Internet_20_Link">
630_360_15650...</text:a>
']</text:p>
      <text:p text:style-name="P4">
标签: ['Голлівуд', 'Поранені', 'США', 'Стрілянина']</text:p>
      <text:p text:style-name="P4">
类型: Article</text:p>
      <!--METADATA-->
      <text:p text:style-name="P4">
<draw:frame draw:style-name="fr1" draw:name="Image137" text:anchor-type="as-char" svg:width="6.9236in" svg:height="3.956343in" draw:z-index="0">
<draw:image xlink:href="../Images/yкринформ/2023-05-30T16-36-00-03-00/630_360_1565003595-957.jpg" xlink:type="simple" xlink:show="embed" xlink:actuate="onLoad" draw:mime-type="image/jpeg"/>
</draw:frame>
佛罗里达州的Upllywood(美国)，由于海滩海滨发生的枪声，有9人受伤。</text:p>
      <text:p text:style-name="P4">
正如乌克林福姆报道的那样，它报告了<text:a xlink:type="simple" xlink:href="https://apnews.com/article/hollywood-florida-beach-shooting-93dda56246a69d8913f35349c52d83c5" text:style-name="Internet_20_link" text:visited-style-name="Visited_20_Internet_20_Link">
AP</text:a>
。</text:p>
      <text:p text:style-name="P4">
星期一晚上的九人受伤是六名成年人和三名裔。 据警方称，所有受害者的状况都是稳定的。</text:p>
      <text:p text:style-name="P4">
当地警方发言人戴安娜·贝丁斯基(Dianna Bettinski)说，由于开枪射击，枪击事件是1至17岁的四名儿童，以及射击的结果，以及五名25至65岁的成年人。 其中一个是在星期一晚上进行的，另一个是稳​​定的。</text:p>
      <text:p text:style-name="P4">
<text:a xlink:type="simple" xlink:href="https://www.ukrinform.ua/tag-strilanina" text:style-name="Internet_20_link" text:visited-style-name="Visited_20_Internet_20_Link">
射击</text:a>
它发生在19:00之前，告诉贝丁斯基。 据警方称，首次战斗开始了，然后至少有一名参与者拿出枪，开了枪。</text:p>
      <text:p text:style-name="P4">
<text:span text:style-name="T4">
另请阅读：</text:span>
 [在墨西哥发生<text:span text:style-name="T4">
射击</text:span>
在汽车展上射击**，至少有十个人被杀死]](https://www.ukrinform.ua/rubric-world/3712073-u-meksici-stalasa-strilanina-na-avtosou-zaginuli-sonajmense-desatero-ludej.html)目前，一个人因涉嫌枪击而被拘留，警方预测寻找其他嫌疑人。</text:p>
      <text:p text:style-name="P4">
如[Ukrinform]报道(https://www.ukrinform.ua/rubric-world/3715229-u-stati-numeksiko-stalasa-strilanina-pid-cas-motoprobigu-troe-zagiblih.html)在美国，在新墨西哥州河河的一个摩托车市场上，发生了一场枪击事件，导致至少三人丧生和五次造成的伤口。</text:p>
      <text:p text:style-name="P4">
News Source: <text:a xlink:type="simple" xlink:href="https://www.ukrinform.ua/rubric-world/3716141-u-gollivudi-stalasa-strilanina-na-plaznij-nabereznij-devatero-poranenih.html" text:style-name="Internet_20_link" text:visited-style-name="Visited_20_Internet_20_Link">
https://www.ukrinform.ua/rubric-world/3716141-u-gollivudi-stalasa-strilanina-na-plaznij-nabereznij-devatero-poranenih.html</text:a>
</text:p>
      <!--NEWS-->
      <text:h text:style-name="P10" text:outline-level="1">
<text:span text:style-name="T4">
大多数乌克兰人在波兰工作，一半以上 - 寄钱回家</text:span>
</text:h>
      <text:p text:style-name="P4">
作者: Ukrinform (Person)</text:p>
      <text:p text:style-name="P4">
出版商: Укринформ (Organization)</text:p>
      <text:p text:style-name="P4">
出版时间: 2023-05-30T16:41:09+03:00</text:p>
      <text:p text:style-name="P4">
修改时间: 2023-05-30T16:41:09+03:00</text:p>
      <text:p text:style-name="P4">
描述: У Польщі працевлаштовані 78% українців, і 56% надсилають гроші в Україну. — Укрінформ.</text:p>
      <text:p text:style-name="P4">
图片: ['<text:a xlink:type="simple" xlink:href="https://static.ukrinform.com/photos/2018_02/thumb_files/630_360_1519390944-7416.jpg" text:style-name="Internet_20_link" text:visited-style-name="Visited_20_Internet_20_Link">
630_360_15193...</text:a>
']</text:p>
      <text:p text:style-name="P4">
标签: ['Польща', 'Працевлаштування', 'Україна', 'Біженці']</text:p>
      <text:p text:style-name="P4">
类型: Article</text:p>
      <!--METADATA-->
      <text:p text:style-name="P4">
<draw:frame draw:style-name="fr1" draw:name="Image138" text:anchor-type="as-char" svg:width="6.9236in" svg:height="3.956343in" draw:z-index="0">
<draw:image xlink:href="../Images/yкринформ/2023-05-30T16-41-09-03-00/630_360_1519390944-7416.jpg" xlink:type="simple" xlink:show="embed" xlink:actuate="onLoad" draw:mime-type="image/jpeg"/>
</draw:frame>
在波兰，有78％的乌克兰人被派去，有56％的人向乌克兰汇款。</text:p>
      <text:p text:style-name="P4">
社会学研究的数据证明了这一点“那不勒斯劳动力市场的乌克兰公民。 乌克兰乌克兰(VmediaCenter Ukraine)提出的新挑战和前景”。</text:p>
      <text:p text:style-name="P4">
它的作者 -  EWL移民平台，EWL环的移民支持基金和华沙大学的东欧研究中心 - 说，在2022年2月24日之后，有60％的民意测验是战前移民，40％ - 军事难民。</text:p>
      <text:p text:style-name="P4">
在军事难民中，受雇的比例低于移民：71％，占83％。 雇主的高期望(37％)和有限的移动性(28％)这是乌克兰人在搜寻过程中面临的最大问题。</text:p>
      <text:p text:style-name="P4">
<text:span text:style-name="T4">
另请阅读：</text:span>
 <text:a xlink:type="simple" xlink:href="https://www.ukrinform.ua/rubric-society/3714654-dla-ukrainciv-u-gdansku-zapracuvav-virtualnij-administrator-cnapu.html" text:style-name="Internet_20_link" text:visited-style-name="Visited_20_Internet_20_Link">
CNAP的虚拟管理员Gdansk的乌克兰人</text:a>
根据他们的资格，工作是由三分之一的乌克兰人(35％)进行的。与此同时，一半的军事难民表示，他们所做的工作对他们的资格概不负责。</text:p>
      <text:p text:style-name="P4">
此外，居住在波兰的乌克兰的每四个公民长期去共和国以外的工作 - 对德国的工人最感兴趣(64％)和捷克共和国(23％).</text:p>
      <text:p text:style-name="P4">
Розглядають можливість відкриття свого бізнесу в Польщі 17% українців –найпопулярніші галузі: сфера послуг, будівництво, торгівля, ІТ-сфера.</text:p>
      <text:p text:style-name="P4">
Автори дослідження наголосили, що майже всі українці у Польщі – 83% – заявили,що підтримують свою Батьківщину. Найчастіше це пожертви на Збройні силиУкраїни і надсилання грошей родичам. Серед 56% респондентів, які надсилаютьгроші в Україну, половина надсилає від 301 до 1 000 злотих на місяць (66-221EVRO).</text:p>
      <text:p text:style-name="P4">
<text:span text:style-name="T4">
Читайте також:</text:span>
 <text:a xlink:type="simple" xlink:href="https://www.ukrinform.ua/rubric-diaspora/3714908-kinec-pandemii-covid19-so-dali-robiti-ukraincam-z-dokumentami-na-perebuvanna-v-polsi.html" text:style-name="Internet_20_link" text:visited-style-name="Visited_20_Internet_20_Link">
 Що далі робити українцям з документами на перебування в<text:span text:style-name="T4">
Польщі</text:span>
 ? </text:a>
</text:p>
      <text:p text:style-name="P4">
Частка українців непрацездатного віку у <text:a xlink:type="simple" xlink:href="https://www.ukrinform.ua/tag-polsa" text:style-name="Internet_20_link" text:visited-style-name="Visited_20_Internet_20_Link">
 Польщі</text:a>
根据研究，为4％。</text:p>
      <text:p text:style-name="P4">
News Source: <text:a xlink:type="simple" xlink:href="https://www.ukrinform.ua/rubric-society/3716142-bilsist-ukrainciv-u-polsi-pracuut-ponad-polovina-peresilaut-grosi-dodomu.html" text:style-name="Internet_20_link" text:visited-style-name="Visited_20_Internet_20_Link">
https://www.ukrinform.ua/rubric-society/3716142-bilsist-ukrainciv-u-polsi-pracuut-ponad-polovina-peresilaut-grosi-dodomu.html</text:a>
</text:p>
      <!--NEWS-->
      <text:h text:style-name="P10" text:outline-level="1">
<text:span text:style-name="T4">
美国认为乌克兰的差异不会损害与印度的关系</text:span>
</text:h>
      <text:p text:style-name="P4">
作者: Ukrinform (Person)</text:p>
      <text:p text:style-name="P4">
出版商: Укринформ (Organization)</text:p>
      <text:p text:style-name="P4">
出版时间: 2023-05-30T16:43:00+03:00</text:p>
      <text:p text:style-name="P4">
修改时间: 2023-05-30T16:43:00+03:00</text:p>
      <text:p text:style-name="P4">
描述: 莫斯科入侵乌克兰的差异不会干扰美国与印度的关系。  - 乌克林。</text:p>
      <text:p text:style-name="P4">
图片: ['<text:a xlink:type="simple" xlink:href="https://static.ukrinform.com/photos/2023_05/thumb_files/630_360_1685453862-372.jpeg" text:style-name="Internet_20_link" text:visited-style-name="Visited_20_Internet_20_Link">
630_360_16854...</text:a>
']</text:p>
      <text:p text:style-name="P4">
标签: ['Індія', 'США', 'Україна', 'Росія']</text:p>
      <text:p text:style-name="P4">
类型: Article</text:p>
      <!--METADATA-->
      <text:p text:style-name="P4">
<draw:frame draw:style-name="fr1" draw:name="Image139" text:anchor-type="as-char" svg:width="6.9236in" svg:height="3.956343in" draw:z-index="0">
<draw:image xlink:href="../Images/yкринформ/2023-05-30T16-43-00-03-00/630_360_1685453862-372.jpeg" xlink:type="simple" xlink:show="embed" xlink:actuate="onLoad" draw:mime-type="image/jpeg"/>
</draw:frame>
莫斯科入侵乌克兰的差异不会干扰我们 - 印度的关系。</text:p>
      <text:p text:style-name="P4">
根据乌克林福姆(Ukrinform(http://www.reuters.com/world/us-says-ukraine-differences-wont-hurt-india-relations-cnn-news-18-2023-05-30/)如前所述，印度纳伦德拉·莫迪(Narendra Modi)的国务家米迪斯特(Narendra Modi)向美国宣布了加尔斯蒂(Garstetti)的声明，该声明将于6月21日至6月24日持续。</text:p>
      <text:p text:style-name="P4">
Garrsetti还指出<text:a xlink:type="simple" xlink:href="https://www.ukrinform.ua/tag-india" text:style-name="Internet_20_link" text:visited-style-name="Visited_20_Internet_20_Link">
印度</text:a>
它有助于保留G7国家引入的俄罗斯石油价格的上限，澳大利亚是去年年底的澳大利亚，试图剥夺莫斯科的乌克兰工资。</text:p>
      <text:p text:style-name="P4">
印度拒绝谴责其俄罗斯联邦的旧盟友，以解决战争的解决方案，与莫斯科的粘贴贸易达到了创纪录的水平，主要是在俄罗斯石油的情况下。</text:p>
      <text:p text:style-name="P4">
<text:span text:style-name="T4">
另请阅读：</text:span>
 <text:a xlink:type="simple" xlink:href="https://www.ukrinform.ua/rubric-world/3677215-premer-indii-zaaviv-so-jogo-kraina-gotova-zrobiti-vnesok-u-budakij-proekt-miru-v-ukraini.html" text:style-name="Internet_20_link" text:visited-style-name="Visited_20_Internet_20_Link">
<text:span text:style-name="T4">
 prem </text:span>
'yer <text:span text:style-name="T4">
印度</text:span>
 <text:span text:style-name="T4">
 </text:span>
 <text:span text:style-name="T4">
宣布</text:span>
 <text:span text:style-name="T4">
它的</text:span>
<text:span text:style-name="T5">
 country </text:span>
<text:span text:style-name="T5">
 </text:span>
<text:span text:style-name="T5">
 </text:span>
<text:span text:style-name="T5">
 </text:span>
<text:span text:style-name="T5">
已准备就绪</text:span>
<text:span text:style-name="T5">
 </text:span>
<text:span text:style-name="T5">
 </text:span>
<text:span text:style-name="T5">
 </text:span>
<text:span text:style-name="T5">
 </text:span>
<text:span text:style-name="T5">
贡献</text:span>
<text:span text:style-name="T5">
 u </text:span>
<text:span text:style-name="T5">
任何</text:span>
<text:span text:style-name="T5">
 \  -  </text:span>
<text:span text:style-name="T5">
 what </text:span>
<text:span text:style-name="T4">
<text:span text:style-name="T5">
项目</text:span>
* </text:span>
 <text:span text:style-name="T4">
和平</text:span>
»在<text:span text:style-name="T4">
乌克兰</text:span>
</text:a>
根据巴罗达银行的印度国家贷方的数据，20122年，印度俄罗斯石油的进口增加了十倍。</text:p>
      <text:p text:style-name="P4">
<text:span text:style-name="T5">
foto：blogs.state.gov</text:span>
</text:p>
      <text:p text:style-name="P4">
News Source: <text:a xlink:type="simple" xlink:href="https://www.ukrinform.ua/rubric-world/3716143-u-ssa-vvazaut-so-rozbiznosti-sodo-ukraini-ne-zaskodat-vidnosinam-z-indieu.html" text:style-name="Internet_20_link" text:visited-style-name="Visited_20_Internet_20_Link">
https://www.ukrinform.ua/rubric-world/3716143-u-ssa-vvazaut-so-rozbiznosti-sodo-ukraini-ne-zaskodat-vidnosinam-z-indieu.html</text:a>
</text:p>
      <!--NEWS-->
      <text:h text:style-name="P10" text:outline-level="1">
<text:span text:style-name="T4">
普希金的纪念碑在里加被拆除</text:span>
</text:h>
      <text:p text:style-name="P4">
作者: Ukrinform (Person)</text:p>
      <text:p text:style-name="P4">
出版商: Укринформ (Organization)</text:p>
      <text:p text:style-name="P4">
出版时间: 2023-05-30T16:46:00+03:00</text:p>
      <text:p text:style-name="P4">
修改时间: 2023-05-30T16:46:00+03:00</text:p>
      <text:p text:style-name="P4">
描述: Пам'ятник російському поетові Олександру Пушкіну в центрі Риги вранці 30 травня було демонтовано. — Укрінформ.</text:p>
      <text:p text:style-name="P4">
图片: ['<text:a xlink:type="simple" xlink:href="https://static.ukrinform.com/photos/2023_05/thumb_files/630_360_1685454309-688.jpg" text:style-name="Internet_20_link" text:visited-style-name="Visited_20_Internet_20_Link">
630_360_16854...</text:a>
']</text:p>
      <text:p text:style-name="P4">
标签: ['Латвія', "Пам'ятник", '#stoprussia', 'Пушкін']</text:p>
      <text:p text:style-name="P4">
类型: Article</text:p>
      <!--METADATA-->
      <text:p text:style-name="P4">
<draw:frame draw:style-name="fr1" draw:name="Image140" text:anchor-type="as-char" svg:width="6.9236in" svg:height="3.956343in" draw:z-index="0">
<draw:image xlink:href="../Images/yкринформ/2023-05-30T16-46-00-03-00/630_360_1685454309-688.jpg" xlink:type="simple" xlink:show="embed" xlink:actuate="onLoad" draw:mime-type="image/jpeg"/>
</draw:frame>
5月30日上午，俄罗斯诗人亚历山大·普希金(Alexander Pushkin)的纪念碑令人惊讶。</text:p>
      <text:p text:style-name="P4">
乌克利福姆(Ukrinform)参考<text:a xlink:type="simple" xlink:href="https://twitter.com/OzolaLV/status/1663393685583667201" text:style-name="Internet_20_link" text:visited-style-name="Visited_20_Internet_20_Link">
Twitter</text:a>
 віцемера Риги ЛіндиОзоли.</text:p>
      <text:p text:style-name="P4">
«Сьогодні ще один історичний день. Ми прибрали незаконно встановлений <text:a xlink:type="simple" xlink:href="https://www.ukrinform.ua/tag-pamatnik" text:style-name="Internet_20_link" text:visited-style-name="Visited_20_Internet_20_Link">
пам'ятник </text:a>
паш时间»</text:p>
      <text:p text:style-name="Quotations">

<text:p text:style-name="P4">
今天是另一个历史性的一天。 在里加，我们非法安装&gt;
普希金纪念碑。 <text:a xlink:type="simple" xlink:href="https://t.co/yV9cLHbslD" text:style-name="Internet_20_link" text:visited-style-name="Visited_20_Internet_20_Link">
pic.twitter.com/yv9clhbsld</text:a>
&gt;
&gt;
 -Linda Ozola(@ozolalv)<text:a xlink:type="simple" xlink:href="https://twitter.com/OzolaLV/status/1663393685583667201" text:style-name="Internet_20_link" text:visited-style-name="Visited_20_Internet_20_Link">
2023年5月30日&gt;
</text:a>
拉脱维亚广播公司<text:a xlink:type="simple" xlink:href="https://rus.lsm.lv/statja/novosti/samoupravlenija/30.05.2023-pamyatnik-puskinu-v-rige-peremeshhen-na-sklad.a510664/" text:style-name="Internet_20_link" text:visited-style-name="Visited_20_Internet_20_Link">
LSM</text:a>
它指出，5月30日，纪念碑的里加机构将雕塑转移到了仓库，以便稍后将她的拉脱维亚艺术家联盟博物馆传达给她的博物馆，并实现了雕塑的仓库和博览会的概念保证。</text:p>

</text:p>
      <text:p text:style-name="P4">
移动雕塑的决定是与2009年，里加(Riga)的保存和发展里加(Riga)的保存和发展有关，建议选择另一个地方。</text:p>
      <text:p text:style-name="P4">
因此，雕塑仍然安装在公园里，并且在违反法规之前就在那里。 2023年3月3日，里加·杜马(Riga Duma)的纪念碑理事会为雕塑的转移讲话。</text:p>
      <text:p text:style-name="P4">
<text:span text:style-name="T4">
另请阅读：</text:span>
 <text:a xlink:type="simple" xlink:href="https://www.ukrinform.ua/rubric-regions/3706328-u-mikolaevi-demontuvali-pamatnik-potomkinu.html" text:style-name="Internet_20_link" text:visited-style-name="Visited_20_Internet_20_Link">
在Nikolaev <text:span text:style-name="T4">
拆除</text:span>
 Potemkin的纪念碑</text:a>
4月底，里加·杜马(Riga Duma)的水稻联盟表示了这一想法的认可，因此普希金(Pushkin)的记忆被移至另一个地方。 代表们决定研究可能以后可以放置纪念碑的可能地点，并表示他们的意图是不要无关紧要。</text:p>
      <text:p text:style-name="P4">
根据乌克林福姆的说法，3月初的里加·杜马(Riga Duma)理事会支持拆除或转让城市内苏联时报的六个古迹，因为他们荣耀了苏联政权。</text:p>
      <text:p text:style-name="P4">
<text:span text:style-name="T5">
foto：BaibaKušķe / latvijas Radio</text:span>
</text:p>
      <text:p text:style-name="P4">
News Source: <text:a xlink:type="simple" xlink:href="https://www.ukrinform.ua/rubric-world/3716146-u-rizi-demontuvali-pamatnik-puskinu.html" text:style-name="Internet_20_link" text:visited-style-name="Visited_20_Internet_20_Link">
https://www.ukrinform.ua/rubric-world/3716146-u-rizi-demontuvali-pamatnik-puskinu.html</text:a>
</text:p>
      <!--NEWS-->
      <text:h text:style-name="P10" text:outline-level="1">
<text:span text:style-name="T4">
«Шахтарю» вручили золоті медалі та трофей УПЛ</text:span>
</text:h>
      <text:p text:style-name="P4">
作者: Ukrinform (Person)</text:p>
      <text:p text:style-name="P4">
出版商: Укринформ (Organization)</text:p>
      <text:p text:style-name="P4">
出版时间: 2023-05-30T16:47:00+03:00</text:p>
      <text:p text:style-name="P4">
修改时间: 2023-05-30T16:47:00+03:00</text:p>
      <text:p text:style-name="P4">
描述: «Гірники» виграли чемпіонат України в 14-й раз в історії. — Укрінформ.</text:p>
      <text:p text:style-name="P4">
图片: ['<text:a xlink:type="simple" xlink:href="https://static.ukrinform.com/photos/2023_05/thumb_files/630_360_1685454274-506.jpg" text:style-name="Internet_20_link" text:visited-style-name="Visited_20_Internet_20_Link">
630_360_16854...</text:a>
']</text:p>
      <text:p text:style-name="P4">
标签: ['Футбол', 'Шахтар']</text:p>
      <text:p text:style-name="P4">
类型: Article</text:p>
      <!--METADATA-->
      <text:p text:style-name="P4">
<draw:frame draw:style-name="fr1" draw:name="Image141" text:anchor-type="as-char" svg:width="6.9236in" svg:height="3.956343in" draw:z-index="0">
<draw:image xlink:href="../Images/yкринформ/2023-05-30T16-47-00-03-00/630_360_1685454274-506.jpg" xlink:type="simple" xlink:show="embed" xlink:actuate="onLoad" draw:mime-type="image/jpeg"/>
</draw:frame>
矿工在历史上第14次赢得了乌克兰冠军。</text:p>
      <text:p text:style-name="P4">
Shakhtar Donetsk的球员，教练组和管理<text:a xlink:type="simple" xlink:href="https://twitter.com/FCShakhtar" text:style-name="Internet_20_link" text:visited-style-name="Visited_20_Internet_20_Link">
介绍</text:a>
 золоті медалі та трофей переможцяУкраїнської Прем’єр-ліги, передає Укрінформ.</text:p>
      <text:p text:style-name="P4">
На церемонії були присутні президент УАФ Андрій Павелко та голова УПЛ ЄвгенДикий.</text:p>
      <text:p text:style-name="P4">
«Шахтар» достроково виграв чемпіонат України сезону-2022/23 за один тур дозавершення першості. «Гірники» стали недосяжними для конкурентів післяперемоги над «Дніпро-1» (3：0).</text:p>
      <text:p text:style-name="P4">
«Шахтар» став чемпіоном України в 14-те в історії. Частіше національнупершість вигравало лише Динамо – 16 титулів.</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正如乌克林福姆(Ukrinform)报道的，在Shakhtar赛季的最后一轮中，他将于6月4日在15:00与Vorskla一起比赛。</text:p>
      <text:p text:style-name="P4">
照片：twitter.com/fcshakhtar</text:p>
      <text:p text:style-name="P4">
News Source: <text:a xlink:type="simple" xlink:href="https://www.ukrinform.ua/rubric-sports/3716147-sahtaru-vrucili-zoloti-medali-ta-trofej-upl.html" text:style-name="Internet_20_link" text:visited-style-name="Visited_20_Internet_20_Link">
https://www.ukrinform.ua/rubric-sports/3716147-sahtaru-vrucili-zoloti-medali-ta-trofej-upl.html</text:a>
</text:p>
      <!--NEWS-->
      <text:h text:style-name="P10" text:outline-level="1">
<text:span text:style-name="T4">
基辅在基辅开放的年轻艺术家“胜利色彩”的作品展览</text:span>
</text:h>
      <text:p text:style-name="P4">
作者: Ukrinform (Person)</text:p>
      <text:p text:style-name="P4">
出版商: Укринформ (Organization)</text:p>
      <text:p text:style-name="P4">
出版时间: 2023-05-30T16:47:28+03:00</text:p>
      <text:p text:style-name="P4">
修改时间: 2023-05-30T16:47:28+03:00</text:p>
      <text:p text:style-name="P4">
描述: 在基辅，作为Artarmor的一部分，在国际战争博物馆保护儿童的国际保护日，在国际保护儿童的国际节目中开放了一场年轻艺术家的作品展览。  - 乌克林。</text:p>
      <text:p text:style-name="P4">
图片: ['<text:a xlink:type="simple" xlink:href="https://static.ukrinform.com/photos/2023_05/thumb_files/630_360_1685453469-2748.jpeg" text:style-name="Internet_20_link" text:visited-style-name="Visited_20_Internet_20_Link">
630_360_16854...</text:a>
']</text:p>
      <text:p text:style-name="P4">
标签: ['Діти', 'Виставка', 'Київ', 'Художник']</text:p>
      <text:p text:style-name="P4">
类型: Article</text:p>
      <!--METADATA-->
      <text:p text:style-name="P4">
<draw:frame draw:style-name="fr1" draw:name="Image142" text:anchor-type="as-char" svg:width="6.9236in" svg:height="3.956343in" draw:z-index="0">
<draw:image xlink:href="../Images/yкринформ/2023-05-30T16-47-28-03-00/630_360_1685453469-2748.jpeg" xlink:type="simple" xlink:show="embed" xlink:actuate="onLoad" draw:mime-type="image/jpeg"/>
</draw:frame>
作为Artarmor的一部分，在国际儿童节在国际儿童节开幕的战争博物馆的年轻胜利色彩作品展览。</text:p>
      <text:p text:style-name="P4">
这是乌克利福通讯员的报道。</text:p>
      <text:p text:style-name="P4">
“我们收到了里文地区的60件作品，秘密的六个成员在五点系统上的陪审团价值的六个成员。因此，我们拥有第一，第二和第三名。确定获奖者后，我们给孩子们提供了装甲的plito。我们的慈善基金“乌克兰为英雄”获得的高级基金从武装部队那里得到了：他们是真实的，从战场上。科瓦克。</text:p>
      <text:p text:style-name="P4">
战争博物馆的展览包含53幅作品<text:a xlink:type="simple" xlink:href="https://www.ukrinform.ua/tag-diti" text:style-name="Internet_20_link" text:visited-style-name="Visited_20_Internet_20_Link">
儿童</text:a>
年龄12至17岁。</text:p>
      <text:p text:style-name="P4">
</text:p>
      <text:p text:style-name="P4">
“所有这些项目旨在保护生命，因为装甲生命挽救了生命。我们现在在有一个漂亮的展览“防守者”的太空中加深了，这些防守者中的每一个都有装甲的辫子。它们是这个词。保护”， - 战争博物馆尤里·萨维库克(Yuriy Savchuk)的主任说。</text:p>
      <text:p text:style-name="P4">
根据组织者的说法，装有儿童图纸的装甲将包括 - 国际项目“ Artarmor”，展示了战争的“儿童方面”。</text:p>
      <text:p text:style-name="P4">
<text:span text:style-name="T4">
另请阅读：</text:span>
 [6月1日在乌克兰房屋中<text:span text:style-name="T4">
展览</text:span>
“ Tyak？” 这是给出的(https://www.ukrinform.ua/rubric-culture/3715382-v-ukrainskomu-domi-1-cervna-vidkrietsa-vistavka-ti-ak.html)“极为重要的是，孩子们可以在战争期间创造。与勇士盾牌的联系似乎出乎意料，它尤其反映了我们捍卫的人之间的联系 - 孩子们 - 孩子们和我们恋爱的事物 - 为了创造力，为了使儿童的创造力继续在一个开采的和平国家中生活。”</text:p>
      <text:p text:style-name="P4">
根据比赛的结果，第一名是由里文文化文化文化Marichka Kotyai的学生赢得的，并以“乌克兰之心”的绘画赢得了。 根据获胜者的说法，巧合的是，是她从心灵的子弹上拿到一个洞的盘子。</text:p>
      <text:p text:style-name="P4">
“我描绘了我的心，因为这是我们无法没有的主要器官。我描绘了与爱相关的生活元素，尤其是本土土地的家庭。当我绘制它时，我会经历痛苦，因为子弹是子弹我们都可以通过炉子杀死士兵。</text:p>
      <text:p text:style-name="P4">
第二名是由艺术工作室“欧洲”索非亚·雅科文科(Sofia Yakovenko)的学生夺取的。 她的作品“与家”结合了绘画和拼贴的元素。 在床单上，她放置了“所有胜利元素”：罂粟花，鹳，向日葵，惠特科洛西亚与金线相结合。</text:p>
      <text:p text:style-name="P4">
来自里凡(Rivne)地区Voronka村的Karina Chugai，带有“乌克兰将获胜”的绘画获得第三名。 她的工作中心是一个幸福的家庭，在乌克兰胜利后重聚。</text:p>
      <text:p text:style-name="P4">
此外，Yaroslav Gaydayenko带有图纸“木制”和Yevgeny Litvinenko的作品“鸟”获得了特别的荣誉。正如乌克林福姆报道的，2022年10月14日在基辅的Maidanzhnezhnezhnezhnevality Metro Station举行了一个独特的Artarmor项目：Real [由Armor装甲，挽救了士兵的生命，由乌克兰艺术家绘制，]]]]]]](https://www.ukrinform.ua/rubric-culture/3593484-u-kiivskomu-metro-prezentuvali-unikalnij-proekt-artbrona.html)。 2023年1月，这预计在波兰。</text:p>
      <text:p text:style-name="P4">
News Source: <text:a xlink:type="simple" xlink:href="https://www.ukrinform.ua/rubric-culture/3716148-u-kievi-vidkrilasa-vistavka-robit-unih-hudoznikiv-barvi-peremogi.html" text:style-name="Internet_20_link" text:visited-style-name="Visited_20_Internet_20_Link">
https://www.ukrinform.ua/rubric-culture/3716148-u-kievi-vidkrilasa-vistavka-robit-unih-hudoznikiv-barvi-peremogi.html</text:a>
</text:p>
      <!--NEWS-->
      <text:h text:style-name="P10" text:outline-level="1">
<text:span text:style-name="T4">
法院逮捕了一名律师，他与Knyazev一起贿赂</text:span>
</text:h>
      <text:p text:style-name="P4">
作者: Ukrinform (Person)</text:p>
      <text:p text:style-name="P4">
出版商: Укринформ (Organization)</text:p>
      <text:p text:style-name="P4">
出版时间: 2023-05-30T16:51:00+03:00</text:p>
      <text:p text:style-name="P4">
修改时间: 2023-05-30T16:51:00+03:00</text:p>
      <text:p text:style-name="P4">
描述: 上诉法院没有改变预防措施 - 拘留措施，替代了UAH 8000万个抵押品 - 一名律师与最高法院的交换，接触了270万美元的贿赂。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Арешт', 'Князєв', 'Антикорупційний суд', 'Боротьба з корупцією', 'Апеляція']</text:p>
      <text:p text:style-name="P4">
类型: Article</text:p>
      <!--METADATA-->
      <text:p text:style-name="P4">
<draw:frame draw:style-name="fr1" draw:name="Image148" text:anchor-type="as-char" svg:width="6.9236in" svg:height="3.956343in" draw:z-index="0">
<draw:image xlink:href="../Images/yкринформ/2023-05-30T16-51-00-03-00/630_360_1540839872-223.jpg" xlink:type="simple" xlink:show="embed" xlink:actuate="onLoad" draw:mime-type="image/jpeg"/>
</draw:frame>
上诉法院没有改变预防措施 - 拘留UAH 8000万个抵押品 - 一名律师，他以270万美元的贿赂而接触了最高法院的最高法院专家。</text:p>
      <text:p text:style-name="P4">
正如乌克林福姆报道的那样，专门的反腐败检察官办公室(持有者)报告中的报告(https://t.me/sap_gov_ua/1425)。</text:p>
      <text:p text:style-name="P4">
5月30日，反腐败上诉法院(<text:a xlink:type="simple" xlink:href="https://www.ukrinform.ua/tag-antikorupcijnij-sud" text:style-name="Internet_20_link" text:visited-style-name="Visited_20_Internet_20_Link">
蜡</text:a>
 )拒绝满足该党对犯罪嫌疑人的辩护的上诉，并留下了今年5月18日WACS调查法官以拘留的形式使用前审判的裁决，替代了8000万个UAH的诉讼。美元不当的收益。</text:p>
      <text:p text:style-name="P4">
<text:span text:style-name="T4">
另请阅读：</text:span>
 [<text:a xlink:type="simple" xlink:href="https://www.ukrinform.ua/rubric-society/3715645-vaks-u-seredu-rozglane-apelaciu-na-arest-knazeva.html" text:style-name="Internet_20_link" text:visited-style-name="Visited_20_Internet_20_Link">
周三的蜡将考虑被捕的呼吁<text:span text:style-name="T4">
 Knyazev </text:span>
</text:a>
SAP提醒人们，限制措施的期限为60天，直到2023年7月13日。</text:p>
      <text:p text:style-name="P4">
“在律师承诺的情况下，将委托程序义务，其中包括侦探，检察官或法院的每项要求； 存放到护照的LCA领土单位(护照)要出国，其他文件赋予了离开乌克兰并进入乌克兰的文件； 佩戴电子控制工具，” SAP指出。</text:p>
      <text:p text:style-name="P4">
正如乌克林福姆报道的，5月15日，国家反腐败局(纳布)专业反腐败检察官办公室(持有者)宣布该计划<text:a xlink:type="simple" xlink:href="https://www.ukrinform.ua/rubric-society/3709683-nabu-i-sap-vikrili-masstabnu-korupciu-u-verhovnomu-sudi.html" text:style-name="Internet_20_link" text:visited-style-name="Visited_20_Internet_20_Link">
最高法院的管理层和法官获得不当福利</text:a>
。 执法人员拘留了Vsevolod Knyazev的负责人，并撤回了270万美元。</text:p>
      <text:p text:style-name="P4">
5月16日，在最高法院的全体法官期间，有140名法官支持Knyazev的陈述。 法官还采用了全体会议最高法院的决议。</text:p>
      <text:p text:style-name="P4">
<text:span text:style-name="T4">
另请阅读：</text:span>
 <text:a xlink:type="simple" xlink:href="https://www.ukrinform.ua/rubric-polytics/3715700-zatrimanna-knazeva-rada-zrobila-zaavu-pro-borotbu-z-korupcieu-v-sudah.html" text:style-name="Internet_20_link" text:visited-style-name="Visited_20_Internet_20_Link">
拘留<text:span text:style-name="T4">
 Knyazev </text:span>
 A：理事会谴责法院的腐败</text:a>
</text:p>
      <text:p text:style-name="P4">
5月18日，高级司法理事会满足了专业反腐败检察官办公室的提交[授予维护许可(https://www.ukrinform.ua/rubric-society/3710933-vrp-nadala-dozvil-na-utrimanna-eksgolovi-knazeva-pid-vartou.html)。</text:p>
      <text:p text:style-name="P4">
同一天，最高反腐败法院以[拘留形式以1.073亿UAH的押注]选择了限制的措施。(https://www.ukrinform.ua/rubric-society/3711149-sud-obrav-zapobiznij-zahid-knazevu.html) .</text:p>
      <text:p text:style-name="P4">
News Source: <text:a xlink:type="simple" xlink:href="https://www.ukrinform.ua/rubric-society/3716153-sud-zalisiv-bez-zmin-arest-advokatu-akogo-razom-iz-knazevim-vzali-na-habari.html" text:style-name="Internet_20_link" text:visited-style-name="Visited_20_Internet_20_Link">
https://www.ukrinform.ua/rubric-society/3716153-sud-zalisiv-bez-zmin-arest-advokatu-akogo-razom-iz-knazevim-vzali-na-habari.html</text:a>
</text:p>
      <!--NEWS-->
      <text:h text:style-name="P10" text:outline-level="1">
<text:span text:style-name="T4">
由于占领克里米亚的后果将需要数十年 - 塔什夫</text:span>
</text:h>
      <text:p text:style-name="P4">
作者: Ukrinform (Person)</text:p>
      <text:p text:style-name="P4">
出版商: Укринформ (Organization)</text:p>
      <text:p text:style-name="P4">
出版时间: 2023-05-30T16:53:22+03:00</text:p>
      <text:p text:style-name="P4">
修改时间: 2023-05-30T16:53:22+03:00</text:p>
      <text:p text:style-name="P4">
描述: 由于占领克里米亚的后果将需要数十年来工作，因此最困难的问题将是认知能力。  - 乌克林。</text:p>
      <text:p text:style-name="P4">
图片: ['<text:a xlink:type="simple" xlink:href="https://static.ukrinform.com/photos/2023_05/thumb_files/630_360_1683122147-350.jpg" text:style-name="Internet_20_link" text:visited-style-name="Visited_20_Internet_20_Link">
630_360_16831...</text:a>
']</text:p>
      <text:p text:style-name="P4">
标签: ['Крим', 'Росія', 'Таміла Ташева']</text:p>
      <text:p text:style-name="P4">
类型: Article</text:p>
      <!--METADATA-->
      <text:p text:style-name="P4">
<draw:frame draw:style-name="fr1" draw:name="Image149" text:anchor-type="as-char" svg:width="6.9236in" svg:height="3.956343in" draw:z-index="0">
<draw:image xlink:href="../Images/yкринформ/2023-05-30T16-53-22-03-00/630_360_1683122147-350.jpg" xlink:type="simple" xlink:show="embed" xlink:actuate="onLoad" draw:mime-type="image/jpeg"/>
</draw:frame>
克里米亚职业的职业将需要数十年，而认知能力占领将是最困难的问题。</text:p>
      <text:p text:style-name="P4">
乌克林代表通讯员的报道，乌克兰通讯员的通讯员报告说，乌克兰乌克兰总统到阿克西米·塔赛夫的常任代表说，这是“未来的概述：胜利，恢复乌克兰的tamodernization”。</text:p>
      <text:p text:style-name="P4">
“占领的后果<text:a xlink:type="simple" xlink:href="https://www.ukrinform.ua/tag-krim" text:style-name="Internet_20_link" text:visited-style-name="Visited_20_Internet_20_Link">
克里米亚</text:a>
我们将有十年的工作。 关键问题不仅是建立与公共当局，财产问题，司法注册和决策验证相关的基础架构。 在我看来，认知能力占领将是最困难的问题，也就是说，与人们的思想合作。” Tashev是。</text:p>
      <text:p text:style-name="P4">
据她说，为了克服占领克里米亚半岛的后果，人道主义计划将需要所有乌克兰社会的工作。</text:p>
      <text:p text:style-name="P4">
“占领是由于军事侵略而发生的。 但是应该指出的是，小时的时间没有注意特定地区。 因此，有必要解决与土著人民有关的问题，以激活年轻一代的工作，我希望这将要去占领的领土，”总统邮政总统说。</text:p>
      <text:p text:style-name="P4">
<text:span text:style-name="T4">
另请阅读：</text:span>
 <text:a xlink:type="simple" xlink:href="https://www.ukrinform.ua/rubric-crimea/3715242-cubarov-zaklikae-pisla-deokupacii-krimu-znisiti-vsi-pamatniki-vstanovleni-rosianami.html" text:style-name="Internet_20_link" text:visited-style-name="Visited_20_Internet_20_Link">
<text:span text:style-name="T4">
 chubarov </text:span>
 <text:span text:style-name="T4">
 </text:span>
呼叫<text:span text:style-name="T4">
 </text:span>
 <text:span text:style-name="T4">
 </text:span>
 <text:span text:style-name="T4">
 </text:span>
 de -cocupation <text:span text:style-name="T4">
<text:span text:style-name="T5">
* crimea </text:span>
* </text:span>
 <text:span text:style-name="T4">
 destion </text:span>
 <text:span text:style-name="T4">
 </text:span>
 <text:span text:style-name="T4">
 </text:span>
 <text:span text:style-name="T4">
 </text:span>
 <text:span text:style-name="T4">
 </text:span>
 <text:span text:style-name="T4">
<text:span text:style-name="T5">
yatniki </text:span>
*，</text:span>
设置<text:span text:style-name="T4">
**由俄罗斯人</text:span>
</text:a>
据报道，根据他们的基础。 TG Shevchenko创建了一项硕士课程，以准备一份人事保护区以重新融入克里米亚。</text:p>
      <text:p text:style-name="P4">
News Source: <text:a xlink:type="simple" xlink:href="https://www.ukrinform.ua/rubric-crimea/3716151-z-naslidkami-okupacii-krimu-potribno-bude-pracuvati-desatilittami-taseva.html" text:style-name="Internet_20_link" text:visited-style-name="Visited_20_Internet_20_Link">
https://www.ukrinform.ua/rubric-crimea/3716151-z-naslidkami-okupacii-krimu-potribno-bude-pracuvati-desatilittami-taseva.html</text:a>
</text:p>
      <!--NEWS-->
      <text:h text:style-name="P10" text:outline-level="1">
<text:span text:style-name="T4">
理事会计划改善残疾人工作的权利</text:span>
</text:h>
      <text:p text:style-name="P4">
作者: Ukrinform (Person)</text:p>
      <text:p text:style-name="P4">
出版商: Укринформ (Organization)</text:p>
      <text:p text:style-name="P4">
出版时间: 2023-05-30T16:53:50+03:00</text:p>
      <text:p text:style-name="P4">
修改时间: 2023-05-30T16:53:50+03:00</text:p>
      <text:p text:style-name="P4">
描述: Verkhovna Rada在第一读物中采用了“关于确保残疾人对劳动力的人的权利的修正案，以确保乌克兰的某些法律的修正案”。  - 乌克林。</text:p>
      <text:p text:style-name="P4">
图片: ['<text:a xlink:type="simple" xlink:href="https://static.ukrinform.com/photos/2019_10/thumb_files/630_360_1570013236-899.jpg" text:style-name="Internet_20_link" text:visited-style-name="Visited_20_Internet_20_Link">
630_360_15700...</text:a>
']</text:p>
      <text:p text:style-name="P4">
标签: ['Інвалідність', 'Закон', 'Верховна Рада']</text:p>
      <text:p text:style-name="P4">
类型: Article</text:p>
      <!--METADATA-->
      <text:p text:style-name="P4">
<draw:frame draw:style-name="fr1" draw:name="Image150" text:anchor-type="as-char" svg:width="6.9236in" svg:height="3.956343in" draw:z-index="0">
<draw:image xlink:href="../Images/yкринформ/2023-05-30T16-53-50-03-00/630_360_1570013236-899.jpg" xlink:type="simple" xlink:show="embed" xlink:actuate="onLoad" draw:mime-type="image/jpeg"/>
</draw:frame>
Verkhovnarad在第一读物中采用了“关于确保残疾人劳动人权的权利的修正案”的法案。(在5344年).</text:p>
      <text:p text:style-name="P4">
Про це народний депутат із парламентської фракції “Голос” Ярослав Железнякповідомив у <text:a xlink:type="simple" xlink:href="http://t.me/yzheleznyak/4164" text:style-name="Internet_20_link" text:visited-style-name="Visited_20_Internet_20_Link">
 Телеграмі </text:a>
，报道乌克林福姆。</text:p>
      <text:p text:style-name="P4">
据他说，该文件的采用得到了246名人的代表的支持。</text:p>
      <text:p text:style-name="P4">
制定了《立法法》的项目，以创造残疾人实现的条件。</text:p>
      <text:p text:style-name="P4">
该文件提出了“残疾人”的定义，该定义与《联合国残疾人权利公约》的标准相对应。</text:p>
      <text:p text:style-name="P4">
因此，残疾人是一个持续存在的身体，心理，智力或感觉障碍的人，当与不同的障碍互动时，可能会干扰他们与他人平等地对社区生活的充分参与。</text:p>
      <text:p text:style-name="P4">
此外，使用国家针对性基金的基金对残疾人的社会保护的方向也得到了扩展。</text:p>
      <text:p text:style-name="P4">
<text:span text:style-name="T4">
另请阅读：</text:span>
 <text:a xlink:type="simple" xlink:href="https://www.ukrinform.ua/rubric-economy/3715723-vr-uhvalila-zakon-spramovanij-na-nabutta-ukrainou-clenstva-u-banku-rozvitku-radi-evropi.html" text:style-name="Internet_20_link" text:visited-style-name="Visited_20_Internet_20_Link">
BP通过了一项旨在在欧洲理事会发展银行收购乌克兰成员的法律</text:a>
除其他事项外，还设想这些资金不仅可以使用受保护就业的企业的机构和活动，还可以用于组织业务活动残疾人的组织。 还可以预测，这些资金是根据乌克兰部长内阁确立的程序来为培训残疾人的培训人员提供资金。</text:p>
      <text:p text:style-name="P4">
此外，该法案建议扩大残疾人社会保护基金的权力，作为国家针对性的残疾人社会保护基金的经理。 特别是，假定该资金将被资助以恢复不合理的应计(有薪酬的)这些资金给雇主，未用于预期目的的钱，以及监视雇主对残疾人的雇用。此外，该法案还建议对残疾人工作的工作场所标准的要求，这可以作为计算雇主将为使用消毒剂的人付费的贡献的基础。 计划确定对员工平均会计的雇主，他们为浪潮支付的一个月，是8个或更多的雇员基础。</text:p>
      <text:p text:style-name="P4">
<text:span text:style-name="T4">
另请阅读：</text:span>
 <text:a xlink:type="simple" xlink:href="https://www.ukrinform.ua/rubric-economy/3716087-rada-utvorila-tsk-z-pitan-rozsliduvanna-sahrajstva-u-sferi-finansovih-poslug.html" text:style-name="Internet_20_link" text:visited-style-name="Visited_20_Internet_20_Link">
理事会成立了有关金融服务USPHERE欺诈调查的TSC</text:a>
同时，法律规定了雇主的简化标准，该状态决定了劳动融合企业和受保护就业的企业的地位。</text:p>
      <text:p text:style-name="P4">
预计该法案的采用将有助于实现更大的残疾就业，从而增加了国家预算的目标收入数量，以实现残疾人的社会保护，卸载乌克兰的司法系统，以实现法律费用。</text:p>
      <text:p text:style-name="P4">
News Source: <text:a xlink:type="simple" xlink:href="https://www.ukrinform.ua/rubric-society/3716152-rada-planue-vdoskonaliti-zabezpecenna-prav-osib-z-invalidnistu-na-pracu.html" text:style-name="Internet_20_link" text:visited-style-name="Visited_20_Internet_20_Link">
https://www.ukrinform.ua/rubric-society/3716152-rada-planue-vdoskonaliti-zabezpecenna-prav-osib-z-invalidnistu-na-pracu.html</text:a>
</text:p>
      <!--NEWS-->
      <text:h text:style-name="P10" text:outline-level="1">
<text:span text:style-name="T4">
内阁增加了人口的电费 - 媒体</text:span>
</text:h>
      <text:p text:style-name="P4">
作者: Ukrinform (Person)</text:p>
      <text:p text:style-name="P4">
出版商: Укринформ (Organization)</text:p>
      <text:p text:style-name="P4">
出版时间: 2023-05-30T16:55:00+03:00</text:p>
      <text:p text:style-name="P4">
修改时间: 2023-05-30T16:55:00+03:00</text:p>
      <text:p text:style-name="P4">
描述: 乌克兰部长的内阁增加了对人口的电力的关税，每千瓦时UAH 2.64。  - 乌克林。</text:p>
      <text:p text:style-name="P4">
图片: ['<text:a xlink:type="simple" xlink:href="https://static.ukrinform.com/photos/2016_10/thumb_files/630_360_1477311055-8474.jpg" text:style-name="Internet_20_link" text:visited-style-name="Visited_20_Internet_20_Link">
630_360_14773...</text:a>
']</text:p>
      <text:p text:style-name="P4">
标签: ['Ціни', 'Електроенергія', 'Кабмін']</text:p>
      <text:p text:style-name="P4">
类型: Article</text:p>
      <!--METADATA-->
      <text:p text:style-name="P4">
<draw:frame draw:style-name="fr1" draw:name="Image151" text:anchor-type="as-char" svg:width="6.9236in" svg:height="3.956343in" draw:z-index="0">
<draw:image xlink:href="../Images/yкринформ/2023-05-30T16-55-00-03-00/630_360_1477311055-8474.jpg" xlink:type="simple" xlink:show="embed" xlink:actuate="onLoad" draw:mime-type="image/jpeg"/>
</draw:frame>
乌克兰部长的内阁将对人口的电力关税提高到2,64千瓦时。</text:p>
      <text:p text:style-name="P4">
根据乌克林福姆的报道，它报告了<text:a xlink:type="simple" xlink:href="http://www.rbc.ua/ukr/news/ukrayini-zroste-tarif-elektroenergiyu-kabmin-1685451784.html" text:style-name="Internet_20_link" text:visited-style-name="Visited_20_Internet_20_Link">
RBC-Ikraine</text:a>
。</text:p>
      <text:p text:style-name="P4">
“能源部长赫尔曼·加鲁什科(Herman Galushchenko)迫切地提交给<text:a xlink:type="simple" xlink:href="https://www.ukrinform.ua/tag-kabmin" text:style-name="Internet_20_link" text:visited-style-name="Visited_20_Internet_20_Link">
部长的内阁</text:a>
关于增加人口关税关税的法令。 政府的决议已经获得批准。 新的关税将设置2.64 UAH/kWh，”消息写道。</text:p>
      <text:p text:style-name="P4">
值得注意的是，部长认为有必要修改该州需要资金来恢复俄罗斯入侵者邮政的能源基础设施的资金。</text:p>
      <text:p text:style-name="P4">
国家能源和公用事业领域监管委员会(Nercerp)反过来，要求设置更高的关税-2.88 UAH/kWh。</text:p>
      <text:p text:style-name="P4">
但是，政府已决定对人口的电力价值低于监管机构所提供的。</text:p>
      <text:p text:style-name="P4">
*!(https://www.ukrinform.ua/rubric-economy/3709943-ludi-z-nizkim-dohodom-prakticno-ne-vidcuut-zminu-tarifiv-na-elektriku-gerus.html)据报道，使用高达250 kWh的消费者的关税。 Naviat，现在是1.44 UAH/kWh，使用30 kWh的消费者支付1.68 UAH/kWh。</text:p>
      <text:p text:style-name="P4">
国家能源领域国家法规委员会(Nercerp)，从2023年6月1日起正式提交的提议，以确定家庭消费者的单一电力关税，以相等的UAH 2.88/kWh为基础。(与增值税)作为价格校正第一阶段的一部分。</text:p>
      <text:p text:style-name="P4">
News Source: <text:a xlink:type="simple" xlink:href="https://www.ukrinform.ua/rubric-economy/3716155-kabmin-pidvisiv-tarif-na-elektroenergiu-dla-naselenna-zmi.html" text:style-name="Internet_20_link" text:visited-style-name="Visited_20_Internet_20_Link">
https://www.ukrinform.ua/rubric-economy/3716155-kabmin-pidvisiv-tarif-na-elektroenergiu-dla-naselenna-zmi.html</text:a>
</text:p>
      <!--NEWS-->
      <text:h text:style-name="P10" text:outline-level="1">
<text:span text:style-name="T4">
SBU呼吁街头网络摄像头所有者停止在线广播</text:span>
</text:h>
      <text:p text:style-name="P4">
作者: Ukrinform (Person)</text:p>
      <text:p text:style-name="P4">
出版商: Укринформ (Organization)</text:p>
      <text:p text:style-name="P4">
出版时间: 2023-05-30T17:02:38+03:00</text:p>
      <text:p text:style-name="P4">
修改时间: 2023-05-30T17:02:38+03:00</text:p>
      <text:p text:style-name="P4">
描述: 安全服务呼吁街头网络所有者停止从其设备上进行在线广播，并向此类摄像机中检测到的流进行报告。  - 乌克林。</text:p>
      <text:p text:style-name="P4">
图片: ['<text:a xlink:type="simple" xlink:href="https://static.ukrinform.com/photos/2020_06/thumb_files/630_360_1592004241-290.jpg" text:style-name="Internet_20_link" text:visited-style-name="Visited_20_Internet_20_Link">
630_360_15920...</text:a>
']</text:p>
      <text:p text:style-name="P4">
标签: ['СБУ', 'Камера', 'Війна з Росією']</text:p>
      <text:p text:style-name="P4">
类型: Article</text:p>
      <!--METADATA-->
      <text:p text:style-name="P4">
<draw:frame draw:style-name="fr1" draw:name="Image152" text:anchor-type="as-char" svg:width="6.9236in" svg:height="3.948353in" draw:z-index="0">
<draw:image xlink:href="../Images/yкринформ/2023-05-30T17-02-38-03-00/630_360_1592004241-290.jpg" xlink:type="simple" xlink:show="embed" xlink:actuate="onLoad" draw:mime-type="image/jpeg"/>
</draw:frame>
街头网络摄像头所有者的服务安全呼吁停止在线设备，并向此类摄像机中检测到的流进行报告。</text:p>
      <text:p text:style-name="P4">
这是在消息[SBU]中指出的(https://ssu.gov.ua/novyny/sbu-zaklykaie-vlasnykiv-vulychnykh-vebkamer-vymknuty-onlaintransliatsiiu-shchob-ne-dopomahaty-rf-navodyty-rakety-na-ukrainu)，报道乌克林福姆。</text:p>
      <text:p text:style-name="P4">
众所周知，这涉及围绕住宅和社会结构，公路运输，工业和贸易设施的规定的自动视频固定。</text:p>
      <text:p text:style-name="P4">
“俄罗斯联邦利用现代网络摄像头的脆弱性在乌克兰进行火箭发射器并实时调整。阅读。</text:p>
      <text:p text:style-name="P4">
SBU呼吁乌克兰人报告此类相机中发现的明星。(http://t.me/stop_russian_war_bot)。</text:p>
      <text:p text:style-name="P4">
<text:span text:style-name="T4">
另请阅读：</text:span>
 <text:a xlink:type="simple" xlink:href="https://www.ukrinform.ua/rubric-ato/3710026-ova-povinni-vreguluvati-pitanna-roboti-kamer-videosposterezenna-pid-cas-raketnih-atak-ignat.html" text:style-name="Internet_20_link" text:visited-style-name="Visited_20_Internet_20_Link">
<text:span text:style-name="T4">
 ova </text:span>
 <text:span text:style-name="T4">
 </text:span>
应该<text:span text:style-name="T4">
 </text:span>
 <text:span text:style-name="T4">
 setter </text:span>
 <text:span text:style-name="T4">
 </text:span>
问题<text:span text:style-name="T4">
工作</text:span>
工作<text:span text:style-name="T4">
 </text:span>
摄像机<text:span text:style-name="T4">
 </text:span>
 <text:span text:style-name="T4">
 </text:span>
 <text:span text:style-name="T4">
 cctv </text:span>
 <text:span text:style-name="T4">
 </text:span>
 <text:span text:style-name="T4">
 </text:span>
 <text:span text:style-name="T4">
 </text:span>
 <text:span text:style-name="T4">
时间</text:span>
 <text:span text:style-name="T4">
 </text:span>
导弹<text:span text:style-name="T4">
<text:span text:style-name="T5">
*攻击</text:span>
*  -  </text:span>
 ignati **</text:a>
情报部门提醒人们，禁止拍摄并发布有关国防军活动和敌对炮击后果的照片和照片。这种记录的延伸是一种犯罪，可判处长达12年的惩罚。</text:p>
      <text:p text:style-name="P4">
据报道，<text:a xlink:type="simple" xlink:href="https://www.ukrinform.ua/rubric-kyiv/3710333-sbu-vikrila-sistoh-kian-aki-zasvitili-robotu-ppo.html" text:style-name="Internet_20_link" text:visited-style-name="Visited_20_Internet_20_Link">
执法人员已安装了六个首都居民的人员</text:a>
，他们已将其删除并发布在防空互联网上。</text:p>
      <text:p text:style-name="P4">
News Source: <text:a xlink:type="simple" xlink:href="https://www.ukrinform.ua/rubric-society/3716156-sbu-zaklikae-vlasnikiv-vulicnih-vebkamer-pripiniti-onlajntranslacii.html" text:style-name="Internet_20_link" text:visited-style-name="Visited_20_Internet_20_Link">
https://www.ukrinform.ua/rubric-society/3716156-sbu-zaklikae-vlasnikiv-vulicnih-vebkamer-pripiniti-onlajntranslacii.html</text:a>
</text:p>
      <!--NEWS-->
      <text:h text:style-name="P10" text:outline-level="1">
<text:span text:style-name="T4">
Zelensky与Scholtz讨论了乌克兰防空的加强</text:span>
</text:h>
      <text:p text:style-name="P4">
作者: Ukrinform (Person)</text:p>
      <text:p text:style-name="P4">
出版商: Укринформ (Organization)</text:p>
      <text:p text:style-name="P4">
出版时间: 2023-05-30T17:04:00+03:00</text:p>
      <text:p text:style-name="P4">
修改时间: 2023-05-30T17:04:00+03:00</text:p>
      <text:p text:style-name="P4">
描述: 沃迪米尔·泽伦斯基（Volodymyr Zelensky）总统与德国联邦总理奥拉夫·舒尔茨（Olaf Scholtz）讨论了以前达成的协议，增强了乌克兰的国防能力，包括防空系统，以及未来的国际措施。  - 乌克林。</text:p>
      <text:p text:style-name="P4">
图片: ['<text:a xlink:type="simple" xlink:href="https://static.ukrinform.com/photos/2023_04/thumb_files/630_360_1682522773-211.jpeg" text:style-name="Internet_20_link" text:visited-style-name="Visited_20_Internet_20_Link">
630_360_16825...</text:a>
']</text:p>
      <text:p text:style-name="P4">
标签: ['Німеччина', 'Зеленський', 'Шольц', 'ППО']</text:p>
      <text:p text:style-name="P4">
类型: Article</text:p>
      <!--METADATA-->
      <text:p text:style-name="P4">
<draw:frame draw:style-name="fr1" draw:name="Image153" text:anchor-type="as-char" svg:width="6.9236in" svg:height="3.956343in" draw:z-index="0">
<draw:image xlink:href="../Images/yкринформ/2023-05-30T17-04-00-03-00/630_360_1682522773-211.jpeg" xlink:type="simple" xlink:show="embed" xlink:actuate="onLoad" draw:mime-type="image/jpeg"/>
</draw:frame>
总统洛德米尔·泽伦斯基(Lordimir Zelensky)与德国联邦奥拉夫洛什尔兹(Olafomsholtz)联邦总理进行了讨论，执行了先前达成的协议，加强了乌克兰的国防缺陷，包括防空系统，以及未来的国际规模。</text:p>
      <text:p text:style-name="P4">
国家元首在[Twitter]中报告了这一点(https://twitter.com/ZelenskyyUa/status/1663542014682746882)，报道乌克林福姆。</text:p>
      <text:p text:style-name="P4">
“他与德国总理奥拉夫·索尔茨(Olaf Soltz)度过了主题电话交谈。 感谢您以30亿欧元的价格实施了强大的防御计划。在我最近访问德国时所实现的处决是讨论的，尤其是乌克兰的国防能力，特别是我们的空军。(https://www.ukrinform.ua/tag-zelenskij)。</text:p>
      <text:p text:style-name="P4">
<text:span text:style-name="T4">
另请阅读：</text:span>
 <text:a xlink:type="simple" xlink:href="https://www.ukrinform.ua/rubric-ato/3715955-zelenskij-zaklikav-pivdennu-koreu-nadati-ukraini-sistemi-ppo.html" text:style-name="Internet_20_link" text:visited-style-name="Visited_20_Internet_20_Link">
<text:span text:style-name="T4">
 Zelensk </text:span>
称为韩国提供乌克兰防空系统</text:a>
德国联邦总理奥拉夫·索尔茨(Olaf Scholz)在电话交谈中向乌克兰Volodymyrazellensky总统保证，德国继续支持包括军事领域在内的乌克兰。 关于它报告了<text:a xlink:type="simple" xlink:href="https://www.bundeskanzler.de/bk-de/aktuelles/bundeskanzler-scholz-telefoniert-mit-dem-ukrainischen-staatspraesidenten-selensky-2193402" text:style-name="Internet_20_link" text:visited-style-name="Visited_20_Internet_20_Link">
网站</text:a>
德国政府负责人。</text:p>
      <text:p text:style-name="P4">
Dioligidine对话报道：“总理Scholz今天与乌克兰Zelensky总统进行了交谈，并就乌克兰的政治，军事ta虫状况交换了看法。”</text:p>
      <text:p text:style-name="P4">
值得注意的是，在谈话中，泽伦斯基总统向乌克兰城市和至关重要的基础设施进行了轰动，并感谢德国政府的军事支持，特别是乌克兰反空气防御的紧张性。</text:p>
      <text:p text:style-name="P4">
这位德国总理谴责俄罗斯对乌克兰民用设施的罢工，“证实了俄罗斯联邦侵略的侵略性的坚定的团结。”</text:p>
      <text:p text:style-name="P4">
声明说：“他说，德国将继续与乌克兰(包括契约)的支持与欧洲和国际伙伴密切协调。”据报道，5月14日<text:a xlink:type="simple" xlink:href="https://www.ukrinform.ua/rubric-ato/3709635-nimeccina-vidilit-ukraini-11-milardiv-suto-na-oboronu-zelenskij.html" text:style-name="Internet_20_link" text:visited-style-name="Visited_20_Internet_20_Link">
乌克兰沃迪米尔Zelenskyy遮阳板总裁</text:a>
正式访问俄罗斯全面入侵之后的第一个。  照片：作品</text:p>
      <text:p text:style-name="P4">
News Source: <text:a xlink:type="simple" xlink:href="https://www.ukrinform.ua/rubric-polytics/3716160-zelenskij-obgovoriv-iz-solcom-posilenna-ukrainskoi-ppo.html" text:style-name="Internet_20_link" text:visited-style-name="Visited_20_Internet_20_Link">
https://www.ukrinform.ua/rubric-polytics/3716160-zelenskij-obgovoriv-iz-solcom-posilenna-ukrainskoi-ppo.html</text:a>
</text:p>
      <!--NEWS-->
      <text:h text:style-name="P10" text:outline-level="1">
<text:span text:style-name="T4">
乌克兰最大的文学壁画将出现在Irpen</text:span>
</text:h>
      <text:p text:style-name="P4">
作者: Ukrinform (Person)</text:p>
      <text:p text:style-name="P4">
出版商: Укринформ (Organization)</text:p>
      <text:p text:style-name="P4">
出版时间: 2023-05-30T17:12:00+03:00</text:p>
      <text:p text:style-name="P4">
修改时间: 2023-05-30T17:12:00+03:00</text:p>
      <text:p text:style-name="P4">
描述: 在欧文（Irpen），乌克兰最大的文学壁画是在斯拉夫扬斯卡亚街（Slavyanskaya Street）修复的篱笆上创建的。 Lesya Ukrainka，Taras Shevchenko，Vladimir Vynnychenko，Olga Kobylyanska，Ivan Nechuy-Levitsky和其他著名的乌克兰作家的肖像。</text:p>
      <ul>
        <li>
I的，。: </li>
      </ul>
      <text:p text:style-name="P4">
图片: ['<text:a xlink:type="simple" xlink:href="https://static.ukrinform.com/photos/2023_05/thumb_files/630_360_1685455532-9424.jpeg" text:style-name="Internet_20_link" text:visited-style-name="Visited_20_Internet_20_Link">
630_360_16854...</text:a>
']</text:p>
      <text:p text:style-name="P4">
标签: ['Ірпінь', 'Мурал', 'Спілка письменників', 'Художниця']</text:p>
      <text:p text:style-name="P4">
类型: Article</text:p>
      <!--METADATA-->
      <text:p text:style-name="P4">
<draw:frame draw:style-name="fr1" draw:name="Image154" text:anchor-type="as-char" svg:width="6.9236in" svg:height="3.956343in" draw:z-index="0">
<draw:image xlink:href="../Images/yкринформ/2023-05-30T17-12-00-03-00/630_360_1685455532-9424.jpeg" xlink:type="simple" xlink:show="embed" xlink:actuate="onLoad" draw:mime-type="image/jpeg"/>
</draw:frame>
欧替宁在斯拉夫扬斯卡亚街上的修复篱笆创造了乌克兰最大的文学壁画。 Lesyukrainka，Taras Shevchenko，Vladimir Vynnychenko，Olga Kobylyanska，Ivananechu-Levitsky和其他著名的乌克兰作家已经有可识别的肖像。</text:p>
      <text:p text:style-name="P4">
这是乌克利福通讯员的报道。</text:p>
      <text:p text:style-name="P4">
艺术家Kateryna穿着壁画的作品。 根据她的设计，由辉煌[塔拉斯·格里戈洛维奇(Taras Grigorovich)]领导的14名杰出作家(https://www.ukrinform.ua/tag-taras-sevcenko)他们聚集在一张桌子上。艺术家说她已经在壁画工作了第三周，而莉娜·科斯滕科(Lina Kostenko)是最喜欢的人物。</text:p>
      <text:p text:style-name="P4">
</text:p>
      <text:p text:style-name="P4">
该项目的主要思想是与乌克兰文学最杰出的人物汇聚并支持文化价值观。</text:p>
      <text:p text:style-name="P4">
</text:p>
      <text:p text:style-name="P4">
</text:p>
      <text:p text:style-name="P4">
<text:span text:style-name="T4">
 readmetas：</text:span>
 <text:a xlink:type="simple" xlink:href="https://www.ukrinform.ua/rubric-regions/3714186-v-irpeni-novij-mural-prisvatili-zahisnikam-mista.html" text:style-name="Internet_20_link" text:visited-style-name="Visited_20_Internet_20_Link">
在irpen new <text:span text:style-name="T4">
壁画</text:span>
献给城市捍卫者的壁画</text:a>
Petro Shcherbin，《编年史》《欧文战》的编年史的作者。 他得到了勇敢的社会的支持。</text:p>
      <text:p text:style-name="P4">
News Source: <text:a xlink:type="simple" xlink:href="https://www.ukrinform.ua/rubric-culture/3716161-v-irpeni-zavitsa-najbilsij-v-ukraini-literaturnij-mural.html" text:style-name="Internet_20_link" text:visited-style-name="Visited_20_Internet_20_Link">
https://www.ukrinform.ua/rubric-culture/3716161-v-irpeni-zavitsa-najbilsij-v-ukraini-literaturnij-mural.html</text:a>
</text:p>
      <!--NEWS-->
      <text:h text:style-name="P10" text:outline-level="1">
<text:span text:style-name="T4">
政府启动了被摧毁的住房的补偿程序-Shmigal</text:span>
</text:h>
      <text:p text:style-name="P4">
作者: Ukrinform (Person)</text:p>
      <text:p text:style-name="P4">
出版商: Укринформ (Organization)</text:p>
      <text:p text:style-name="P4">
出版时间: 2023-05-30T17:18:50+03:00</text:p>
      <text:p text:style-name="P4">
修改时间: 2023-05-30T17:18:50+03:00</text:p>
      <text:p text:style-name="P4">
描述: 部长的内阁启动了方程计划的第二阶段 - 对被摧毁的住房赔偿。  - 乌克林。</text:p>
      <text:p text:style-name="P4">
图片: ['<text:a xlink:type="simple" xlink:href="https://static.ukrinform.com/photos/2022_05/thumb_files/630_360_1653083704-278.jpg" text:style-name="Internet_20_link" text:visited-style-name="Visited_20_Internet_20_Link">
630_360_16530...</text:a>
']</text:p>
      <text:p text:style-name="P4">
标签: ['Кабмін', 'Компенсація', 'Житло', 'Шмигаль', 'єВідновлення']</text:p>
      <text:p text:style-name="P4">
类型: Article</text:p>
      <!--METADATA-->
      <text:p text:style-name="P4">
<draw:frame draw:style-name="fr1" draw:name="Image160" text:anchor-type="as-char" svg:width="6.9236in" svg:height="3.956343in" draw:z-index="0">
<draw:image xlink:href="../Images/yкринформ/2023-05-30T17-18-50-03-00/630_360_1653083704-278.jpg" xlink:type="simple" xlink:show="embed" xlink:actuate="onLoad" draw:mime-type="image/jpeg"/>
</draw:frame>
部长的内阁启动了续签计划的第二阶段 - 对被没收的住房的赔偿。</text:p>
      <text:p text:style-name="P4">
关于这位乌克兰丹尼斯·史密斯(Said)的总理(https://t.me/Denys_Smyhal/5298)在一次政府会议上，乌克林福姆报道。</text:p>
      <text:p text:style-name="P4">
“我们启动了该计划的第二阶段。 这是对被摧毁的补偿。 你能花什么？ 首先，为了建造房屋。 在这种情况下，现金的付款将直接累积。” [Shmigal]说。(https://www.ukrinform.ua/tag-smigal)。</text:p>
      <text:p text:style-name="P4">
其次，他补充说，为购买公寓，其他带有生活证明的居住空间。 薪酬金额将由薪酬通过特殊公式来计算，该公式将考虑固定物体的位置，开发年份，区域。</text:p>
      <text:p text:style-name="P4">
总理说：“根据其所在地，薪酬的数量也设定为不低于相应地区住房建设成本的水平。”</text:p>
      <text:p text:style-name="P4">
*!(https://www.ukrinform.ua/rubric-vidbudova/3710389-za-programou-evidnovlenna-vze-ponad-10-tisac-ukrainciv-podali-zaavi-na-otrimanna-dopomogi.html)正如乌克林福姆(Ukrinform)报道的那样，5月19日，Shmigal表示，部长的内阁正在为向乌克兰人支付赔偿阶段的阶段，以销毁被摧毁的住房，这尚未修复。</text:p>
      <text:p text:style-name="P4">
损坏和销毁财产的登记册已经包含有关超过10,000多个的信息。 受影响物体提供的近500个社区。</text:p>
      <text:p text:style-name="P4">
News Source: <text:a xlink:type="simple" xlink:href="https://www.ukrinform.ua/rubric-vidbudova/3716165-urad-zapuskae-proces-kompensacii-za-zrujnovane-zitlo-smigal.html" text:style-name="Internet_20_link" text:visited-style-name="Visited_20_Internet_20_Link">
https://www.ukrinform.ua/rubric-vidbudova/3716165-urad-zapuskae-proces-kompensacii-za-zrujnovane-zitlo-smigal.html</text:a>
</text:p>
      <!--NEWS-->
      <text:h text:style-name="P10" text:outline-level="1">
<text:span text:style-name="T4">
Mikhailuk：我很高兴留在夏洛特</text:span>
</text:h>
      <text:p text:style-name="P4">
作者: Ukrinform (Person)</text:p>
      <text:p text:style-name="P4">
出版商: Укринформ (Organization)</text:p>
      <text:p text:style-name="P4">
出版时间: 2023-05-30T17:20:40+03:00</text:p>
      <text:p text:style-name="P4">
修改时间: 2023-05-30T17:20:40+03:00</text:p>
      <text:p text:style-name="P4">
描述: 这位乌克兰篮球运动员分享了未来的计划。  - 乌克林。</text:p>
      <text:p text:style-name="P4">
图片: ['<text:a xlink:type="simple" xlink:href="https://static.ukrinform.com/photos/2023_05/thumb_files/630_360_1685456322-371.jpeg" text:style-name="Internet_20_link" text:visited-style-name="Visited_20_Internet_20_Link">
630_360_16854...</text:a>
']</text:p>
      <text:p text:style-name="P4">
标签: ['Баскетбол', 'НБА', 'Святослав Михайлюк']</text:p>
      <text:p text:style-name="P4">
类型: Article</text:p>
      <!--METADATA-->
      <text:p text:style-name="P4">
<draw:frame draw:style-name="fr1" draw:name="Image161" text:anchor-type="as-char" svg:width="6.9236in" svg:height="3.956343in" draw:z-index="0">
<draw:image xlink:href="../Images/yкринформ/2023-05-30T17-20-40-03-00/630_360_1685456322-371.jpeg" xlink:type="simple" xlink:show="embed" xlink:actuate="onLoad" draw:mime-type="image/jpeg"/>
</draw:frame>
这位乌克兰篮球运动员分享了未来的计划。</text:p>
      <text:p text:style-name="P4">
Svyatoslav Mikhailuk说，他想继续在夏洛特的职业生涯，<text:a xlink:type="simple" xlink:href="https://www.youtube.com/watch" text:style-name="Internet_20_link" text:visited-style-name="Visited_20_Internet_20_Link">
报告</text:a>
乌克林福姆报道，双运球。</text:p>
      <text:p text:style-name="P4">
“是的当然。 我从统计学上打出了我在NBA中最好的赛季。 我会喜欢它，就像教练的态度一样。 一个美丽，平静的城市。 梅布尔会很高兴呆在这里。 因此，我认为，有机会。 今年，对我来说会更容易。 我打了最好的。 当我玩的时候，麦尼人喜欢它，人们喜欢它。 发生的事情将会发生。” Mikhailuk说。</text:p>
      <text:p text:style-name="P4">
Mikhailuk在冠军赛中参加了31场比赛，其中包括首发阵容中的7场比赛。 13伊戈尔(Igor)在夏洛特(Charlotte)18岁的纽约度过。</text:p>
      <text:p text:style-name="P4">
平均而言，Svyatoslav在网站上每场比赛花费14分钟。 他得分为6.6分，1.5个生产齿轮，1.5高，0.4拦截，0.1盖帽和0.7场比赛损失。</text:p>
      <text:p text:style-name="P4">
<text:span text:style-name="T4">
另请阅读：</text:span>
 <text:a xlink:type="simple" xlink:href="https://www.ukrinform.ua/rubric-sports/3715894-maami-peremig-boston-i-vijsov-u-final-nba.html" text:style-name="Internet_20_link" text:visited-style-name="Visited_20_Internet_20_Link">
“ Mayami”赢得“波士顿”，进入决赛<text:span text:style-name="T4">
 NBA </text:span>
</text:a>
乌克兰人以EAST-27胜利和55次失败的第14位毕业于夏洛特。</text:p>
      <text:p text:style-name="P4">
照片：盖蒂图像</text:p>
      <text:p text:style-name="P4">
News Source: <text:a xlink:type="simple" xlink:href="https://www.ukrinform.ua/rubric-sports/3716166-mihajluk-meni-bulo-b-duze-priemno-zalisitis-u-sarlott.html" text:style-name="Internet_20_link" text:visited-style-name="Visited_20_Internet_20_Link">
https://www.ukrinform.ua/rubric-sports/3716166-mihajluk-meni-bulo-b-duze-priemno-zalisitis-u-sarlott.html</text:a>
</text:p>
      <!--NEWS-->
      <text:h text:style-name="P10" text:outline-level="1">
<text:span text:style-name="T4">
北京的主要外交官说，中国和美国的关系看起来像开车</text:span>
</text:h>
      <text:p text:style-name="P4">
作者: Ukrinform (Person)</text:p>
      <text:p text:style-name="P4">
出版商: Укринформ (Organization)</text:p>
      <text:p text:style-name="P4">
出版时间: 2023-05-30T17:21:56+03:00</text:p>
      <text:p text:style-name="P4">
修改时间: 2023-05-30T17:21:56+03:00</text:p>
      <text:p text:style-name="P4">
描述: 中国外交大臣在与美国亿万富翁和特斯拉的族裔导演会面时，强调了中国与美国之间稳定关系的重要性，并将其发展与汽车驾驶进行了比较。  - 乌克林。</text:p>
      <text:p text:style-name="P4">
图片: ['<text:a xlink:type="simple" xlink:href="https://static.ukrinform.com/photos/2023_05/thumb_files/630_360_1685456301-198.png" text:style-name="Internet_20_link" text:visited-style-name="Visited_20_Internet_20_Link">
630_360_16854...</text:a>
']</text:p>
      <text:p text:style-name="P4">
标签: ['Ілон Маск', 'Китай', 'США']</text:p>
      <text:p text:style-name="P4">
类型: Article</text:p>
      <!--METADATA-->
      <text:p text:style-name="P4">
<draw:frame draw:style-name="fr1" draw:name="Image162" text:anchor-type="as-char" svg:width="6.9236in" svg:height="3.946452in" draw:z-index="0">
<draw:image xlink:href="../Images/yкринформ/2023-05-30T17-21-56-03-00/630_360_1685456301-198.png" xlink:type="simple" xlink:show="embed" xlink:actuate="onLoad" draw:mime-type="image/png"/>
</draw:frame>
 Міністрзакордонних справ Китаю Цінь Ган під час зустрічі в Пекіні з американськиммільярдером і гениректором компанії Tesla Ілоном Маском наголосив наважливості стабільних відносин між Китаєм і США та порівняв їхній розвиток ізводінням автомобіля.</text:p>
      <text:p text:style-name="P4">
Про це <text:a xlink:type="simple" xlink:href="https://www.mfa.gov.cn/wjbzhd/202305/t20230530_11085996.shtml" text:style-name="Internet_20_link" text:visited-style-name="Visited_20_Internet_20_Link">
 повідомляє</text:a>
中国的外交身份报告了自己的乌克林形式记者。</text:p>
      <text:p text:style-name="P4">
“ [中国]之间的健康，稳定和建设性的关系(https://www.ukrinform.ua/tag-kitaj)美国非常重要，但是按钮像汽车一样发展。 驾驶员应保持方向盘并在需要避免危险时按刹车，并不时按煤气踏板以加速。”</text:p>
      <text:p text:style-name="P4">
他向面具介绍了中国汽车行业的发展，以中国的特殊性tamoderiation，其特征是“需要迅速发展庞大的人口的生活，这是所有人与自然之间和谐实现的共同繁荣。”</text:p>
      <text:p text:style-name="P4">
<text:span text:style-name="T4">
另请阅读：</text:span>
 <text:a xlink:type="simple" xlink:href="https://www.ukrinform.ua/rubric-technology/3714398-kompania-maska-z-virobnictva-mozkovih-cipiv-otrimala-dozvil-na-provedenna-doslidzen-na-ludah.html" text:style-name="Internet_20_link" text:visited-style-name="Visited_20_Internet_20_Link">
公司<text:span text:style-name="T4">
 Musk </text:span>
，并且用于生产脑芯片，从而进行了很多人的研究</text:a>
根据Zicia的说法，这种现代化“将创造前所未有的潜力和市场需求，尤其是对于具有新能源的汽车行业，并邀请特斯拉扩大中国的生产。</text:p>
      <text:p text:style-name="P4">
根据这份报告，马斯克称中国人民勤奋而聪明，中国在“应有的保密”方面取得的成就。</text:p>
      <text:p text:style-name="P4">
“美国和中国的利益与暹罗双胞胎一样是交织在一起的，并且与一个相关。 特斯拉反对供应的断开和破坏，并准备继续扩大她在中国的业务。”这位商人说。</text:p>
      <text:p text:style-name="P4">
<text:span text:style-name="T4">
另请阅读：</text:span>
 <text:a xlink:type="simple" xlink:href="https://www.ukrinform.ua/rubric-technology/3708470-mask-ogolosiv-ima-novogo-gendirektora-twitter.html" text:style-name="Internet_20_link" text:visited-style-name="Visited_20_Internet_20_Link">
<text:span text:style-name="T4">
 Musk </text:span>
宣布了新Twitter首席执行官的名称</text:a>
据报道，特斯拉·伊隆·马斯克公司(Tesla Ilon Musk)的美国亿万富翁兼首席执行官于5月30日抵达北京，并打算与中国当局的吊死官员会面。 之后，他将参观上海的特斯拉。</text:p>
      <text:p text:style-name="P4">
<text:span text:style-name="T5">
foto：中国外交部</text:span>
</text:p>
      <text:p text:style-name="P4">
News Source: <text:a xlink:type="simple" xlink:href="https://www.ukrinform.ua/rubric-world/3716167-golovnij-diplomat-pekina-skazav-masku-so-vidnosini-kitau-i-ssa-shozi-na-vodinna-avto.html" text:style-name="Internet_20_link" text:visited-style-name="Visited_20_Internet_20_Link">
https://www.ukrinform.ua/rubric-world/3716167-golovnij-diplomat-pekina-skazav-masku-so-vidnosini-kitau-i-ssa-shozi-na-vodinna-avto.html</text:a>
</text:p>
      <!--NEWS-->
      <text:h text:style-name="P10" text:outline-level="1">
<text:span text:style-name="T4">
俄罗斯应该离开所有被占领的领土，然后将进行谈判 - 大使Makeev大使</text:span>
</text:h>
      <text:p text:style-name="P4">
作者: Ukrinform (Person)</text:p>
      <text:p text:style-name="P4">
出版商: Укринформ (Organization)</text:p>
      <text:p text:style-name="P4">
出版时间: 2023-05-30T17:23:33+03:00</text:p>
      <text:p text:style-name="P4">
修改时间: 2023-05-30T17:23:33+03:00</text:p>
      <text:p text:style-name="P4">
描述: 俄罗斯应该离开乌克兰的所有占领土，然后才会是关于赔偿的谈判，释放所有乌克兰战俘并将俄罗斯军事罪犯绳之以法。  - 乌克林。</text:p>
      <text:p text:style-name="P4">
图片: ['<text:a xlink:type="simple" xlink:href="https://static.ukrinform.com/photos/2023_02/thumb_files/630_360_1677033177-760.jpeg" text:style-name="Internet_20_link" text:visited-style-name="Visited_20_Internet_20_Link">
630_360_16770...</text:a>
']</text:p>
      <text:p text:style-name="P4">
标签: ['Німеччина', 'Посол', 'Україна', 'Війна з Росією']</text:p>
      <text:p text:style-name="P4">
类型: Article</text:p>
      <!--METADATA-->
      <text:p text:style-name="P4">
<draw:frame draw:style-name="fr1" draw:name="Image163" text:anchor-type="as-char" svg:width="6.9236in" svg:height="3.956343in" draw:z-index="0">
<draw:image xlink:href="../Images/yкринформ/2023-05-30T17-23-33-03-00/630_360_1677033177-760.jpeg" xlink:type="simple" xlink:show="embed" xlink:actuate="onLoad" draw:mime-type="image/jpeg"/>
</draw:frame>
 Росія маєзалишити всі окуповані території України й лише після цього будуть переговорищодо репарацій, звільнення усіх українських військовополонених та притягненняросійських воєнних злочинців до відповідальності.</text:p>
      <text:p text:style-name="P4">
Як передає Укрінформ, про це заявив посол України в Німеччині Олексій Макеєв вінтерв’ю німецькому телеканалу <text:a xlink:type="simple" xlink:href="http://www.rtl.de/cms/ukrainischer-botschafter-makeiev-im-rtl-ntv-fruehstart-wir-geben-kein-einziges-stueck-land-an-die-russen-5045472.html" text:style-name="Internet_20_link" text:visited-style-name="Visited_20_Internet_20_Link">
 RTL </text:a>
。</text:p>
      <text:p text:style-name="P4">
“<text:a xlink:type="simple" xlink:href="https://www.ukrinform.ua/tag-rosia" text:style-name="Internet_20_link" text:visited-style-name="Visited_20_Internet_20_Link">
俄罗斯</text:a>
 повинна залишити всі окупованітериторії. Росія має бути поставлена на місце. І потім ми будемо вестипереговори про те, як Росія виплачує репарації, як повернуться нашівійськовополонені, як відповідальні за найгірший акт агресії та за воєннізлочини тисячі воєнних злочинців будуть притягнуті до відповідальності», -сказав посол.</text:p>
      <text:p text:style-name="P4">
Він також наголосив, що Крим є частиною України, «як і Луганськ, Донецьк танещодавно окуповані Росією території». «Ми повинні звільнити наш народ відцієї окупації… Крим є частиною України, ми не віддамо жодного клаптика земліросіянам», - прокоментував Макеєв питання Криму.</text:p>
      <text:p text:style-name="P4">
Коментуючи приєднання Німеччини до "авіаційної коаліції", посол вказав на те,що наразі ведуться переговори про навчання німецькою стороною українськихпілотів.</text:p>
      <text:p text:style-name="P4">
"Немає нічого нереалістичного для України. І ми потребуємо винищувачі. Заразми говоримо з німецькими партнерами про навчання наших пілотів. Як ця коаліціявиглядатиме і які літаки нам наші союзники нададуть – це буде вирішено у ходіпереговорів. Але кожна столиця у Європі та у США розуміє, що Україна потребуєцієї підтримки", - прокоментував Макеєв питання про можливість надання УкраїніНімеччиною винищувачів.</text:p>
      <text:p text:style-name="P4">
<text:span text:style-name="T4">
Читайте також:</text:span>
 <text:a xlink:type="simple" xlink:href="https://www.ukrinform.ua/rubric-polytics/3716160-zelenskij-obgovoriv-iz-solcom-posilenna-ukrainskoi-ppo.html" text:style-name="Internet_20_link" text:visited-style-name="Visited_20_Internet_20_Link">
 Зеленський обговорив із <text:span text:style-name="T4">
Шольц</text:span>
 ом посиленняукраїнської ППО </text:a>
正如乌克林福姆(Ukrinform)报道的那样，乌克兰国防部长阿列克谢·雷兹尼科夫(Alexei Reznikov)表示，他将能够从德国获得欧福特台风。</text:p>
      <text:p text:style-name="P4">
News Source: <text:a xlink:type="simple" xlink:href="https://www.ukrinform.ua/rubric-polytics/3716168-rosia-povinna-zalisiti-vsi-okupovani-teritorii-potim-budut-peregovori-posol-makeev.html" text:style-name="Internet_20_link" text:visited-style-name="Visited_20_Internet_20_Link">
https://www.ukrinform.ua/rubric-polytics/3716168-rosia-povinna-zalisiti-vsi-okupovani-teritorii-potim-budut-peregovori-posol-makeev.html</text:a>
</text:p>
      <!--NEWS-->
      <text:h text:style-name="P10" text:outline-level="1">
<text:span text:style-name="T4">
今年由于预算，预算吸引了超过1001亿</text:span>
</text:h>
      <text:p text:style-name="P4">
作者: Ukrinform (Person)</text:p>
      <text:p text:style-name="P4">
出版商: Укринформ (Organization)</text:p>
      <text:p text:style-name="P4">
出版时间: 2023-05-30T17:24:37+03:00</text:p>
      <text:p text:style-name="P4">
修改时间: 2023-05-30T17:24:37+03:00</text:p>
      <text:p text:style-name="P4">
描述: 自今年年初以来，为国内政府债券（t -bills）拍卖部财政部在州预算中吸引了10014亿美元。  - 乌克林。</text:p>
      <text:p text:style-name="P4">
图片: ['<text:a xlink:type="simple" xlink:href="https://static.ukrinform.com/photos/2018_10/thumb_files/630_360_1539178844-949.jpeg" text:style-name="Internet_20_link" text:visited-style-name="Visited_20_Internet_20_Link">
630_360_15391...</text:a>
']</text:p>
      <text:p text:style-name="P4">
标签: ['Бюджет', 'Мінфін', 'Гроші', 'Цінні папери']</text:p>
      <text:p text:style-name="P4">
类型: Article</text:p>
      <!--METADATA-->
      <text:p text:style-name="P4">
<draw:frame draw:style-name="fr1" draw:name="Image164" text:anchor-type="as-char" svg:width="6.9236in" svg:height="3.956343in" draw:z-index="0">
<draw:image xlink:href="../Images/yкринформ/2023-05-30T17-24-37-03-00/630_360_1539178844-949.jpeg" xlink:type="simple" xlink:show="embed" xlink:actuate="onLoad" draw:mime-type="image/jpeg"/>
</draw:frame>
自今年年初以来，内部贷款付款保证金拍卖部财政部(ОВДП)它在州预算中吸引了UAH 10014亿。</text:p>
      <text:p text:style-name="P4">
乌克林福姆(Ukrinform)表示，财政部新闻服务部门在[Facebook]上报告。(https://www.facebook.com/minfin.gov.ua/posts/pfbid06ukai154fT52UPBwZ8t17zv1YBZYVJfovFVaHqeiVyxr7V2wbtMBLUHnjGjrXF6Xl)“重要的是要注意，由于自2023年开始[预算]以来的军事债券(https://www.ukrinform.ua/tag-budzet)声明说：“吸引了超过1,014亿的HRYVNIA。”</text:p>
      <text:p text:style-name="P4">
值得注意的是，今天的5月30日，州债券约为113亿，等效。</text:p>
      <text:p text:style-name="P4">
财政部向投资者提供了TPP的Hryvnia债券：UAH的56.4亿美元低于18.27％，并在1年内还款； UAH为9.28亿，占19.5％，在1,5年内还款，为6.79亿美元，为19.75％，在2。7年内还款。</text:p>
      <text:p text:style-name="P4">
政府债券还以1.11亿美元的价格提议。 赎回1年以下4.85％。</text:p>
      <text:p text:style-name="P4">
*!(https://www.ukrinform.ua/rubric-economy/3691281-derzavni-zapozicenna-do-budzetu-v-persomu-kvartali-stanovili-4035-milarda-minfin.html)正如乌克林福姆报道的那样，从出售内部贷款的全面战争开始。(ОВДП)<text:a xlink:type="simple" xlink:href="https://www.ukrinform.ua/rubric-economy/3703528-za-cas-povnomasstabnoi-vijni-urad-zaluciv-vid-prodazu-ovdp-majze-429-milardiv.html" text:style-name="Internet_20_link" text:visited-style-name="Visited_20_Internet_20_Link">
在拍卖会上，政府吸引了4290亿UAH的同等学地</text:a>
 .</text:p>
      <text:p text:style-name="P4">
У зв’язку з російською агресією український уряд ухвалив рішення про поетапнийвипуск військових облігацій в обсязі до 400 млрд грн. Мінфін проводитьаукціони з продажу ОВДП щовівторка, починаючи з 1 березня.</text:p>
      <text:p text:style-name="P4">
News Source: <text:a xlink:type="simple" xlink:href="https://www.ukrinform.ua/rubric-economy/3716170-cogoric-zavdaki-ovdp-do-budzetu-zalucili-ponad-101-milard.html" text:style-name="Internet_20_link" text:visited-style-name="Visited_20_Internet_20_Link">
https://www.ukrinform.ua/rubric-economy/3716170-cogoric-zavdaki-ovdp-do-budzetu-zalucili-ponad-101-milard.html</text:a>
</text:p>
      <!--NEWS-->
      <text:h text:style-name="P10" text:outline-level="1">
<text:span text:style-name="T4">
扩展融资计划：乌克兰和国际货币基金组织已达成人事级别协议</text:span>
</text:h>
      <text:p text:style-name="P4">
作者: Ukrinform (Person)</text:p>
      <text:p text:style-name="P4">
出版商: Укринформ (Organization)</text:p>
      <text:p text:style-name="P4">
出版时间: 2023-05-30T17:28:00+03:00</text:p>
      <text:p text:style-name="P4">
修改时间: 2023-05-30T17:28:00+03:00</text:p>
      <text:p text:style-name="P4">
描述: 国际货币基金组织（IMF）和乌克兰当局的专家已就经济和金融政策的最新措施达成了一项协议，以在扩大的融资机制（EFF）下首次查看四年计划的经济和金融政策措施。 。  - 乌克林。</text:p>
      <text:p text:style-name="P4">
图片: ['<text:a xlink:type="simple" xlink:href="https://static.ukrinform.com/photos/2020_01/thumb_files/630_360_1578575518-950.jpg" text:style-name="Internet_20_link" text:visited-style-name="Visited_20_Internet_20_Link">
630_360_15785...</text:a>
']</text:p>
      <text:p text:style-name="P4">
标签: ['МВФ', 'Україна', 'Гроші']</text:p>
      <text:p text:style-name="P4">
类型: Article</text:p>
      <!--METADATA-->
      <text:p text:style-name="P4">
<draw:frame draw:style-name="fr1" draw:name="Image166" text:anchor-type="as-char" svg:width="6.9236in" svg:height="3.956343in" draw:z-index="0">
<draw:image xlink:href="../Images/yкринформ/2023-05-30T17-28-00-03-00/630_360_1578575518-950.jpg" xlink:type="simple" xlink:show="embed" xlink:actuate="onLoad" draw:mime-type="image/jpeg"/>
</draw:frame>
国际货币基金专家(МВФ)乌克兰当局就首次观看的经济和金融政策措施的更新套餐达成了一项协议(eff).</text:p>
      <text:p text:style-name="P4">
Про це йдеться в пресрелізі МВФ, що є в розпорядженні Укрінформу.</text:p>
      <text:p text:style-name="P4">
«Я радий повідомити, що співробітники МВФ та Уряд України досягли Угоди нарівні персоналу щодо першого перегляду програми EFF. Цю угоду має схвалитиРада виконавчих директорів МВФ, що, як очікується, розгляне це питаннянайближчими тижнями», - сказав голова місії МВФ в Україні Гевін Грей.</text:p>
      <text:p text:style-name="P4">
Як зазначається, всі кількісні критерії ефективності на кінець квітня таструктурні маяки на кінець травня були досягнуті, що відкрило шлях до розглядуРадою виконавчих директорів питання про виділення близько 900 млн доларів США(6.639亿SDR).</text:p>
      <text:p text:style-name="P4">
<text:span text:style-name="T4">
Читайте також:</text:span>
 <text:a xlink:type="simple" xlink:href="https://www.ukrinform.ua/rubric-economy/3714380-nbu-vzav-ucast-u-zasidanni-regionalnoi-grupi-krain-cleniv-mvf-i-svitovogo-banku.html" text:style-name="Internet_20_link" text:visited-style-name="Visited_20_Internet_20_Link">
 НБУ взяв участь у засіданні регіональної групи країн ‒членів <text:span text:style-name="T4">
МВФ</text:span>
 і Світового банку </text:a>
乌克兰的经济在新闻稿中指出，乌克兰的经济表现出了非凡的稳定性。最新的经济事件表明，2023年的经济复苏逐渐，尽管前景仍然非常不确定，因为与战争有关的不确定性极高。</text:p>
      <text:p text:style-name="P4">
<text:span text:style-name="T4">
另请阅读：</text:span>
 <text:a xlink:type="simple" xlink:href="https://www.ukrinform.ua/rubric-economy/3710115-ukraina-i-mvf-obgovorili-fiskalnobudzetnu-politiku.html" text:style-name="Internet_20_link" text:visited-style-name="Visited_20_Internet_20_Link">
乌克兰和<text:span text:style-name="T4">
 IMF </text:span>
讨论了财政和预算政策</text:a>
据报道，5月23日，从第一次对扩展贷款计划[IMF]的审查开始，在维也纳开始了一项任务。(https://www.ukrinform.ua/tag-mvf)。大约为156亿美元的4年EFF计划，并于3月批准。 它是该计划中150亿美元的大型G7支持包的一部分。</text:p>
      <text:p text:style-name="P4">
News Source: <text:a xlink:type="simple" xlink:href="https://www.ukrinform.ua/rubric-economy/3716176-programa-rozsirenogo-finansuvanna-ukraina-ta-mvf-dosagli-ugodi-na-rivni-personalu.html" text:style-name="Internet_20_link" text:visited-style-name="Visited_20_Internet_20_Link">
https://www.ukrinform.ua/rubric-economy/3716176-programa-rozsirenogo-finansuvanna-ukraina-ta-mvf-dosagli-ugodi-na-rivni-personalu.html</text:a>
</text:p>
      <!--NEWS-->
      <text:h text:style-name="P10" text:outline-level="1">
<text:span text:style-name="T4">
橱柜禁止出口糖</text:span>
</text:h>
      <text:p text:style-name="P4">
作者: Ukrinform (Person)</text:p>
      <text:p text:style-name="P4">
出版商: Укринформ (Organization)</text:p>
      <text:p text:style-name="P4">
出版时间: 2023-05-30T17:29:00+03:00</text:p>
      <text:p text:style-name="P4">
修改时间: 2023-05-30T17:29:00+03:00</text:p>
      <text:p text:style-name="P4">
描述: </text:p>
      <text:p text:style-name="P4">
Listimisis的。。  - I的，。: </text:p>
      <text:p text:style-name="P4">
图片: ['<text:a xlink:type="simple" xlink:href="https://static.ukrinform.com/photos/2018_09/thumb_files/630_360_1536064691-2697.jpg" text:style-name="Internet_20_link" text:visited-style-name="Visited_20_Internet_20_Link">
630_360_15360...</text:a>
']</text:p>
      <text:p text:style-name="P4">
标签: ['Цукор', 'Експорт', 'Кабмін', 'Заборона']</text:p>
      <text:p text:style-name="P4">
类型: Article</text:p>
      <!--METADATA-->
      <text:p text:style-name="P4">
<draw:frame draw:style-name="fr1" draw:name="Image167" text:anchor-type="as-char" svg:width="6.9236in" svg:height="3.956343in" draw:z-index="0">
<draw:image xlink:href="../Images/yкринформ/2023-05-30T17-29-00-03-00/630_360_1536064691-2697.jpg" xlink:type="simple" xlink:show="embed" xlink:actuate="onLoad" draw:mime-type="image/jpeg"/>
</draw:frame>
在5月30日的一次会议上，部长的内阁为2023年6月5日至9月15日的Sugar Zazraina出口零配额。</text:p>
      <text:p text:style-name="P4">
根据乌克林福姆(Ukrinform)的说法。(https://t.me/tmelnychuk/2391)他解释说，相关的更改是在2022年12月27日的1466年12月27日的附件1和第5号附件1和5中对内阁进行的。</text:p>
      <text:p text:style-name="P4">
“包括糖(товарна позиція згідно з УКТЗЕД 1701)附件1«货物数量，<text:a xlink:type="simple" xlink:href="https://www.ukrinform.ua/tag-eksport" text:style-name="Internet_20_link" text:visited-style-name="Visited_20_Internet_20_Link">
出口</text:a>
该决议在6月5日至2023年9月15日的法配额卷和许可期限为1466号的第1466号决议。”  -  Melnychuk写道。</text:p>
      <text:p text:style-name="P4">
<text:span text:style-name="T4">
另请阅读：</text:span>
 <text:a xlink:type="simple" xlink:href="https://www.ukrinform.ua/rubric-economy/3711544-agropererobka-pisla-vijni-investuvati-potribno-vze-zaraz.html" text:style-name="Internet_20_link" text:visited-style-name="Visited_20_Internet_20_Link">
战后的农业处理：现在需要投资</text:a>
在这种情况下，糖被排除在上述决议的附件5中 - “商品清单，其出口已获得许可”。</text:p>
      <text:p text:style-name="P4">
据乌克林福姆报道，2023年5月12日，乌克兰部长的橱柜在2023年许可出口：活牛，牛的冷冻肉，肉鸡，塔斯塔肉肉肉，咸或盐水，干燥或熏制，熏制，熏制，熏制，熏制，熏制肉类或肉的面粉，生产，大喇叭的肉，鸡鸡蛋，黑麦，燕麦和小米。</text:p>
      <text:p text:style-name="P4">
News Source: <text:a xlink:type="simple" xlink:href="https://www.ukrinform.ua/rubric-economy/3716172-kabmin-zaboroniv-eksport-cukru.html" text:style-name="Internet_20_link" text:visited-style-name="Visited_20_Internet_20_Link">
https://www.ukrinform.ua/rubric-economy/3716172-kabmin-zaboroniv-eksport-cukru.html</text:a>
</text:p>
      <!--NEWS-->
      <text:h text:style-name="P10" text:outline-level="1">
<text:span text:style-name="T4">
在切尔尼夫特（Chernivtsi）将展出一个展览，其中乌克兰儿童在战争中被杀</text:span>
</text:h>
      <text:p text:style-name="P4">
作者: Ukrinform (Person)</text:p>
      <text:p text:style-name="P4">
出版商: Укринформ (Organization)</text:p>
      <text:p text:style-name="P4">
出版时间: 2023-05-30T17:30:00+03:00</text:p>
      <text:p text:style-name="P4">
修改时间: 2023-05-30T17:30:00+03:00</text:p>
      <text:p text:style-name="P4">
描述: У Чернівцях презентують виставку "Втрачене дитинство", на якій покажуть історії українських дітей, які загинули від початку повномасштабного російського вторгнення. — Укрінформ.</text:p>
      <text:p text:style-name="P4">
图片: ['<text:a xlink:type="simple" xlink:href="https://static.ukrinform.com/photos/2023_04/thumb_files/630_360_1681205425-468.jpg" text:style-name="Internet_20_link" text:visited-style-name="Visited_20_Internet_20_Link">
630_360_16812...</text:a>
']</text:p>
      <text:p text:style-name="P4">
标签: ['Діти', 'Виставка', 'Чернівці', 'Війна з Росією']</text:p>
      <text:p text:style-name="P4">
类型: Article</text:p>
      <!--METADATA-->
      <text:p text:style-name="P4">
<draw:frame draw:style-name="fr1" draw:name="Image168" text:anchor-type="as-char" svg:width="6.9236in" svg:height="3.956343in" draw:z-index="0">
<draw:image xlink:href="../Images/yкринформ/2023-05-30T17-30-00-03-00/630_360_1681205425-468.jpg" xlink:type="simple" xlink:show="embed" xlink:actuate="onLoad" draw:mime-type="image/jpeg"/>
</draw:frame>
Evikhnivtsi将展示“失去的童年”展览，该展览将展示自全面的俄罗斯公司的开始以来死亡的乌克兰儿童的故事。</text:p>
      <text:p text:style-name="P4">
这在Facebook [Chernivtsi ova]上报道了(https://www.facebook.com/CVoda/posts/pfbid0tBP66YQeXQNKnQj8vwfGYGEeyeJEwfB2nMRLa51J8iR6UuZoiGTwovfHEEpGxUMil), передає Укрінформ.</text:p>
      <text:p text:style-name="P4">
"У Чернівцях до Дня захисту дітей презентують виставку “Втрачене дитинство”.Це історії понад 20 <text:a xlink:type="simple" xlink:href="https://www.ukrinform.ua/tag-diti" text:style-name="Internet_20_link" text:visited-style-name="Visited_20_Internet_20_Link">
 дітей </text:a>
俄罗斯军队袭击了乌克兰，从2022年2月24日开始，”这句话写道。</text:p>
      <text:p text:style-name="P4">
他们指出，展览是由纪念记忆平台发起的，该平台在2022年讲述了战争中死者的民事和军事损失的故事。</text:p>
      <text:p text:style-name="P4">
正式开幕式将于2023年6月1日12:00在UL的Ivan Mykolaychuk文化和艺术中心举行。 主页，140。查看展览可以从6月1日至6月7日看到(除了星期一和星期二)从11:00到19:00。</text:p>
      <text:p text:style-name="P4">
“这些都是各个年龄段的孩子的故事：从死于肚子的未出生到几乎成年的年轻人... 每一次死亡都很糟糕，儿童的阿尔萨吉贝尔是一种特殊的痛苦。 我们收集了这些故事，以吸引我们国家的巨大悲剧，以保留那些被选中这么早的人的记忆。 我们的目标是提醒我们孩子的生活价值，以纪念在这场战争中死亡的每个人。”记忆平台的主编Anastasia Abramets说。</text:p>
      <text:p text:style-name="P4">
<text:span text:style-name="T4">
另请阅读：</text:span>
 <text:a xlink:type="simple" xlink:href="https://www.ukrinform.ua/rubric-society/3716059-u-moskvi-zatrimali-spivrobitnicu-save-ukraine-aka-dopomagala-povertati-vikradenih-ditej-roszmi.html" text:style-name="Internet_20_link" text:visited-style-name="Visited_20_Internet_20_Link">
在莫斯科，拘留了帮助返回工作的乌克兰人<text:span text:style-name="T4">
儿童</text:span>
  -  Roszma</text:a>
根据少年检察官的官方数据，截至2023年5月，战争被480名乌克兰儿童杀害，960名受伤。</text:p>
      <text:p text:style-name="P4">
News Source: <text:a xlink:type="simple" xlink:href="https://www.ukrinform.ua/rubric-culture/3716174-u-cernivcah-pokazut-vistavku-z-istoriami-zagiblih-na-vijni-ukrainskih-ditej.html" text:style-name="Internet_20_link" text:visited-style-name="Visited_20_Internet_20_Link">
https://www.ukrinform.ua/rubric-culture/3716174-u-cernivcah-pokazut-vistavku-z-istoriami-zagiblih-na-vijni-ukrainskih-ditej.html</text:a>
</text:p>
      <!--NEWS-->
      <text:h text:style-name="P10" text:outline-level="1">
<text:span text:style-name="T4">
政府同意由敖德萨地区政府负责人任命基珀</text:span>
</text:h>
      <text:p text:style-name="P4">
作者: Ukrinform (Person)</text:p>
      <text:p text:style-name="P4">
出版商: Укринформ (Organization)</text:p>
      <text:p text:style-name="P4">
出版时间: 2023-05-30T17:32:00+03:00</text:p>
      <text:p text:style-name="P4">
修改时间: 2023-05-30T17:32:00+03:00</text:p>
      <text:p text:style-name="P4">
描述: 在会议上，部长的内阁同意敖德萨地区政府负责人奥莱格·基珀（Oleg Kiper）。  - 乌克林。</text:p>
      <text:p text:style-name="P4">
图片: ['<text:a xlink:type="simple" xlink:href="https://static.ukrinform.com/photos/2023_05/thumb_files/630_360_1685457131-428.jpg" text:style-name="Internet_20_link" text:visited-style-name="Visited_20_Internet_20_Link">
630_360_16854...</text:a>
']</text:p>
      <text:p text:style-name="P4">
标签: ['Одещина', 'Призначення', 'Уряд']</text:p>
      <text:p text:style-name="P4">
类型: Article</text:p>
      <!--METADATA-->
      <text:p text:style-name="P4">
<draw:frame draw:style-name="fr1" draw:name="Image170" text:anchor-type="as-char" svg:width="6.9236in" svg:height="3.956343in" draw:z-index="0">
<draw:image xlink:href="../Images/yкринформ/2023-05-30T17-32-00-03-00/630_360_1685457131-428.jpg" xlink:type="simple" xlink:show="embed" xlink:actuate="onLoad" draw:mime-type="image/jpeg"/>
</draw:frame>
在会议上，部长的内阁同意了Holovy Opmast州政府Oleg Kiper。</text:p>
      <text:p text:style-name="P4">
关于IT报告乌克林福姆，参考<text:a xlink:type="simple" xlink:href="https://t.me/uriad24/2780" text:style-name="Internet_20_link" text:visited-style-name="Visited_20_Internet_20_Link">
Telegram</text:a>
在线政府。</text:p>
      <text:p text:style-name="P4">
«乌克兰总统在任命Oleg Kiper -Head [Odessa]的项目得到了支持(https://www.ukrinform.ua/tag-odesina)该消息说。</text:p>
      <text:p text:style-name="P4">
部长的内阁还采用了乌克兰司法部副部长欧洲一体化副部长的瓦莱·科洛米特人的解雇。</text:p>
      <text:p text:style-name="P4">
据报道，根据《乌克兰宪法》第118条，当地国家政府的负责人被任命为该职位，并在部长内阁提交内阁后被乌克兰邮政总统驳回。 乌克兰部长的内阁由敖德萨地区政府负责人任命Oleg Kiper一致</text:p>
      <text:p text:style-name="P4">
<text:span text:style-name="T4">
另请阅读：</text:span>
 <text:a xlink:type="simple" xlink:href="https://www.ukrinform.ua/rubric-regions/3713576-zelenskij-priznaciv-ocilnikiv-dvoh-rda-na-kiivsini.html" text:style-name="Internet_20_link" text:visited-style-name="Visited_20_Internet_20_Link">
Zelensky <text:span text:style-name="T4">
任命</text:span>
基辅地区两个RDA的负责人</text:a>
Oleg Kiper于1980年出生于敖德萨地区Kodym区的Timkovo村。 2002年，他毕业于敖德萨法律学院。 在2015年，他以自我为主导的是，他竞选敖德萨市议会。 自2020年以来，他一直是基辅检察官办公室负责人的职位。</text:p>
      <text:p text:style-name="P4">
2014年，根据《权力净化法》，Cyper被列入被禁止占领国有州的人名单，但在2019年，他尝试了这种启发性。</text:p>
      <text:p text:style-name="P4">
如<text:a xlink:type="simple" xlink:href="https://www.ukrinform.ua/rubric-regions/3695445-na-odesini-priznacili-vo-ocilnika-oblasti.html" text:style-name="Internet_20_link" text:visited-style-name="Visited_20_Internet_20_Link">
报道</text:a>
，4月10日，敖德萨州政府主管执行官被任命为敖德萨地区政府鲍里斯·沃罗申科(Boris Voloshenko)的第一任副主席。</text:p>
      <text:p text:style-name="P4">
到2023年3月15日，Maxim Marchenko上校率领。 <text:a xlink:type="simple" xlink:href="https://www.ukrinform.ua/rubric-regions/3682904-eksnacalnik-odeskoi-oda-marcenko-planue-povernutisa-do-zsu.html" text:style-name="Internet_20_link" text:visited-style-name="Visited_20_Internet_20_Link">
他被解雇后，计划返回乌克兰武装部队的行列</text:a>
。</text:p>
      <text:p text:style-name="P4">
值得注意的是，根据《乌克兰宪法》第118条，当地国家政府的负责人被任命为该职位，并在部长内阁提交后乌克兰邮政总统被驳回。</text:p>
      <text:p text:style-name="P4">
<text:span text:style-name="T5">
foto：kyiv.gp.gov.ua</text:span>
</text:p>
      <text:p text:style-name="P4">
News Source: <text:a xlink:type="simple" xlink:href="https://www.ukrinform.ua/rubric-regions/3716175-urad-pogodiv-priznacenna-kipera-golovou-odeskoi-oda.html" text:style-name="Internet_20_link" text:visited-style-name="Visited_20_Internet_20_Link">
https://www.ukrinform.ua/rubric-regions/3716175-urad-pogodiv-priznacenna-kipera-golovou-odeskoi-oda.html</text:a>
</text:p>
      <!--NEWS-->
      <text:h text:style-name="P10" text:outline-level="1">
<text:span text:style-name="T4">
Zaluzhny和Syrsky想要俄罗斯</text:span>
</text:h>
      <text:p text:style-name="P4">
作者: Ukrinform (Person)</text:p>
      <text:p text:style-name="P4">
出版商: Укринформ (Organization)</text:p>
      <text:p text:style-name="P4">
出版时间: 2023-05-30T17:40:00+03:00</text:p>
      <text:p text:style-name="P4">
修改时间: 2023-05-30T17:40:00+03:00</text:p>
      <text:p text:style-name="P4">
描述: 乌克兰瓦莱里·扎卢兹尼武装部队的总司令要求俄罗斯内部事务部。  - 乌克林。</text:p>
      <text:p text:style-name="P4">
图片: ['<text:a xlink:type="simple" xlink:href="https://static.ukrinform.com/photos/2023_05/thumb_files/630_360_1685457581-622.jpg" text:style-name="Internet_20_link" text:visited-style-name="Visited_20_Internet_20_Link">
630_360_16854...</text:a>
']</text:p>
      <text:p text:style-name="P4">
标签: ['Розшук', 'Сирський', 'Валерій Залужний', 'Війна з Росією']</text:p>
      <text:p text:style-name="P4">
类型: Article</text:p>
      <!--METADATA-->
      <text:p text:style-name="P4">
<draw:frame draw:style-name="fr1" draw:name="Image171" text:anchor-type="as-char" svg:width="6.9236in" svg:height="3.922963in" draw:z-index="0">
<draw:image xlink:href="../Images/yкринформ/2023-05-30T17-40-00-03-00/630_360_1685457581-622.jpg" xlink:type="simple" xlink:show="embed" xlink:actuate="onLoad" draw:mime-type="image/jpeg"/>
</draw:frame>
俄罗斯内部事务部是搜寻乌克兰瓦利·扎卢兹尼武装部队的指挥官。</text:p>
      <text:p text:style-name="P4">
根据乌克林福姆的说法，有关此[Mediason]的数据(http://zona.media/news/2023/05/30/zalujni) виявила в базі розшуку МВС РФ.</text:p>
      <text:p text:style-name="P4">
Пізніше ТАСС повідомило в <text:a xlink:type="simple" xlink:href="http://t.me/tass_agency/194079" text:style-name="Internet_20_link" text:visited-style-name="Visited_20_Internet_20_Link">
 Телеграм-каналі: </text:a>
从俄罗斯内部事务部搜查的基础上，刑事文章也需要在俄罗斯内部事务部的统治下。</text:p>
      <text:p text:style-name="P4">
Mediazon提醒5月，调查委员会[RF] 5月(https://www.ukrinform.ua/tag-rosia)他报告说，由于“平民人口炮击，他都没有被指控其他乌克兰指挥官参与(《刑法》第356条).</text:p>
      <text:p text:style-name="P4">
<text:span text:style-name="T4">
Читайте також:</text:span>
 <text:a xlink:type="simple" xlink:href="https://www.ukrinform.ua/rubric-ato/3713628-fejkova-smert-zaluznogo-danilov-rozpoviv-pro-zasidanna-stavki-ta-pidmorgnuv-hejteram.html" text:style-name="Internet_20_link" text:visited-style-name="Visited_20_Internet_20_Link">
 Фейкова смерть <text:span text:style-name="T4">
Залужного</text:span>
 : Данілов розповів прозасідання Ставки та «підморгнув» хейтерам </text:a>
据报道，5月在五月的一系列宣传俄罗斯的弊端(其他是严重伤害)指挥官 - 武装部队瓦利·扎卢兹尼(Valery Zaluzhny)的主持人。 但是，这些消息并没有混淆。</text:p>
      <text:p text:style-name="P4">
News Source: <text:a xlink:type="simple" xlink:href="https://www.ukrinform.ua/rubric-ato/3716178-rosia-ogolosila-v-rozsuk-ukrainskih-zaluznogo-ta-sirskogo.html" text:style-name="Internet_20_link" text:visited-style-name="Visited_20_Internet_20_Link">
https://www.ukrinform.ua/rubric-ato/3716178-rosia-ogolosila-v-rozsuk-ukrainskih-zaluznogo-ta-sirskogo.html</text:a>
</text:p>
      <!--NEWS-->
      <text:h text:style-name="P10" text:outline-level="1">
<text:span text:style-name="T4">
在利维夫举行的康复峰会上，以色列第一夫人宣布支持乌克兰人</text:span>
</text:h>
      <text:p text:style-name="P4">
作者: Ukrinform (Person)</text:p>
      <text:p text:style-name="P4">
出版商: Укринформ (Organization)</text:p>
      <text:p text:style-name="P4">
出版时间: 2023-05-30T17:40:04+03:00</text:p>
      <text:p text:style-name="P4">
修改时间: 2023-05-30T17:40:04+03:00</text:p>
      <text:p text:style-name="P4">
描述: 乌克兰 - 以色列峰会“乌克兰的身体和心理康复。 以色列的经验是2023年UIRS。  - 乌克林。</text:p>
      <text:p text:style-name="P4">
图片: ['<text:a xlink:type="simple" xlink:href="https://static.ukrinform.com/photos/2023_05/thumb_files/630_360_1685456322-8203.jpeg" text:style-name="Internet_20_link" text:visited-style-name="Visited_20_Internet_20_Link">
630_360_16854...</text:a>
']</text:p>
      <text:p text:style-name="P4">
标签: ['Ізраїль', 'Реабілітація', 'Україна', 'Війна', 'Психолог']</text:p>
      <text:p text:style-name="P4">
类型: Article</text:p>
      <!--METADATA-->
      <text:p text:style-name="P4">
<draw:frame draw:style-name="fr1" draw:name="Image172" text:anchor-type="as-char" svg:width="6.9236in" svg:height="3.956343in" draw:z-index="0">
<draw:image xlink:href="../Images/yкринформ/2023-05-30T17-40-04-03-00/630_360_1685456322-8203.jpeg" xlink:type="simple" xlink:show="embed" xlink:actuate="onLoad" draw:mime-type="image/jpeg"/>
</draw:frame>
在乌克兰 - 以色列峰会的利维夫，“乌克兰的身体和心理康复。 以色列的经验是2023年UIRS。</text:p>
      <text:p text:style-name="P4">
乌克林事物记者报道，在以色列第一夫人的开幕期间，米歇尔·杜克(Michal Duke)转向乌克兰人，并赞成支持。</text:p>
      <text:p text:style-name="P4">
“多年来，以色列在军事和民事康复方面都获得了经验。 我们准备与对战争感到恐惧的国家和国家分享。 我们与乌克兰Olenazelenskaya的第一夫人进行沟通，尤其是为了帮助儿童。 我为以色列雷神病学家对成千上万的乌克兰同事进行了培训，我感到非常自豪。 我很高兴国际人民存在友谊和<text:a xlink:type="simple" xlink:href="https://www.ukrinform.ua/tag-izrail" text:style-name="Internet_20_link" text:visited-style-name="Visited_20_Internet_20_Link">
以色列</text:a>
将来，它将支持乌克兰人的有需要的帮助，”  -  Raperagierzog。</text:p>
      <text:p text:style-name="P4">
迈克尔·布罗德斯基(Michael Brodsky)在乌克兰的讲话中支持乌克兰军队的康复。 Vinnna指出，在整个70年的生存中，以色列能够开发出独特的方法，以解决乌克兰现在与之解决的类似问题。</text:p>
      <text:p text:style-name="P4">
“我们将谈论乌克兰的身体和心理康复。 主题很重要，因为我们看到了乌克兰的需求。 巨人的问题，因为俄罗斯侵略不仅破坏了房屋，学校或其他设施。 弥合人道主义危机，并给数百万乌克兰人造成心理创伤。 但是，成千上万的士兵和平民受伤，需要长期康复。 与其他人一样，我们了解乌克兰面临的需求和挑战。 在第一个口中的论坛中，您将了解我们国家的经历。”布罗德斯基强调。</text:p>
      <text:p text:style-name="P4">
</text:p>
      <text:p text:style-name="P4">
在利维夫举行的乌克兰 - 以色列康复峰会是一个平台，是根据以色列多年的经验制定和实施全面康复计划的平台战后未来。 活动的参与者 - 公共部门，创新医疗中心，国际金融机构和慈善基金，医生，科学家，商人以及两国技术公司的代表。</text:p>
      <text:p text:style-name="P4">
峰会的关键主题：有效的以色列方法的示例心理康复； 以色列在身体康复方面的经验； 乌克兰倡议和心理康复的倡议； 乌克兰的商业方面和国际康复康复的支持。 提供了专家小组讨论，技术项目的演讲，高级公司的演示区。</text:p>
      <text:p text:style-name="P4">
<text:span text:style-name="T4">
另请阅读：</text:span>
 <text:a xlink:type="simple" xlink:href="https://www.ukrinform.ua/rubric-society/3707078-otrimati-psihologicnu-dopomogu-mozna-v-likara-pervinki-akij-projsov-specnavcanna-moz.html" text:style-name="Internet_20_link" text:visited-style-name="Visited_20_Internet_20_Link">
获得<text:span text:style-name="T4">
心理</text:span>
通过特殊培训的医生“小学”的帮助-MOH</text:a>
该活动的组织者是以色列国在乌克兰的大使馆，在乌克兰在以色列的支持下，阿兹拉尔国际合作中心，以色列卫生部，非社会支持和福利部，以色列和经济和工业部。</text:p>
      <text:p text:style-name="P4">
News Source: <text:a xlink:type="simple" xlink:href="https://www.ukrinform.ua/rubric-regions/3716177-pid-cas-samitu-z-reabilitacii-u-lvovi-persa-ledi-izrailu-zaavila-pro-pidtrimku-ukrainciv.html" text:style-name="Internet_20_link" text:visited-style-name="Visited_20_Internet_20_Link">
https://www.ukrinform.ua/rubric-regions/3716177-pid-cas-samitu-z-reabilitacii-u-lvovi-persa-ledi-izrailu-zaavila-pro-pidtrimku-ukrainciv.html</text:a>
</text:p>
      <!--NEWS-->
      <text:h text:style-name="P10" text:outline-level="1">
<text:span text:style-name="T4">
乌克兰总统第一次与卡博·维德总统交谈</text:span>
</text:h>
      <text:p text:style-name="P4">
作者: Ukrinform (Person)</text:p>
      <text:p text:style-name="P4">
出版商: Укринформ (Organization)</text:p>
      <text:p text:style-name="P4">
出版时间: 2023-05-30T17:44:29+03:00</text:p>
      <text:p text:style-name="P4">
修改时间: 2023-05-30T17:44:29+03:00</text:p>
      <text:p text:style-name="P4">
描述: 沃迪米尔·泽伦斯基（Volodymyr Zelensky）总统与卡博·维尔德·何塞·玛丽亚（Kabo-Verde Jose Maria）总统进行了讨论，乌克兰和平公式和全球粮食安全问题。  - 乌克林。</text:p>
      <text:p text:style-name="P4">
图片: ['<text:a xlink:type="simple" xlink:href="https://static.ukrinform.com/photos/2022_09/thumb_files/630_360_1662320715-951.png" text:style-name="Internet_20_link" text:visited-style-name="Visited_20_Internet_20_Link">
630_360_16623...</text:a>
']</text:p>
      <text:p text:style-name="P4">
标签: ['Україна', 'Зерно', 'Зеленський', 'Кабо-Верде']</text:p>
      <text:p text:style-name="P4">
类型: Article</text:p>
      <!--METADATA-->
      <text:p text:style-name="P4">
<draw:frame draw:style-name="fr1" draw:name="Image174" text:anchor-type="as-char" svg:width="6.9236in" svg:height="3.956343in" draw:z-index="0">
<draw:image xlink:href="../Images/yкринформ/2023-05-30T17-44-29-03-00/630_360_1662320715-951.png" xlink:type="simple" xlink:show="embed" xlink:actuate="onLoad" draw:mime-type="image/png"/>
</draw:frame>
Zelensky的总统鸿沟与总统Kabo-Verde Jose Maria Neshemushamian和平与全球粮食安全问题进行了讨论。</text:p>
      <text:p text:style-name="P4">
谈话成为国家之间外交关系历史上的第一个，乌克兰国家在[Telegram]中报道(https://t.me/V_Zelenskiy_official/6424)。</text:p>
      <text:p text:style-name="P4">
“我们继续与全球南方合作。 他在与Cabo-Week总统Jose Marianevesh的外交关系历史上度过了第一次电话交谈。 感谢您在小岛州小组中的领导地位，可以喝乌克兰的主权和领土完整。”  -  [Zelensky]说。(https://www.ukrinform.ua/tag-zelenskij)。</text:p>
      <text:p text:style-name="P4">
总统谈到了乌克兰和平公式，并建议Cabo-Welllyol实施它。</text:p>
      <text:p text:style-name="P4">
<text:span text:style-name="T4">
另请阅读：</text:span>
 <text:a xlink:type="simple" xlink:href="https://www.ukrinform.ua/rubric-polytics/3716160-zelenskij-obgovoriv-iz-solcom-posilenna-ukrainskoi-ppo.html" text:style-name="Internet_20_link" text:visited-style-name="Visited_20_Internet_20_Link">
<text:span text:style-name="T4">
 Zelensk </text:span>
与Scholz加强乌克兰防空的讨论</text:a>
领导人还讨论了全球粮食安全的话题，例如乌克兰人道主义倡议“来自乌克兰的谷物”。</text:p>
      <text:p text:style-name="P4">
据报道，<text:a xlink:type="simple" xlink:href="https://www.ukrinform.ua/rubric-polytics/3712347-na-samiti-velikoi-simki-v-hirosimi-ukrainska-tematika-bula-centralnou-zelenskij.html" text:style-name="Internet_20_link" text:visited-style-name="Visited_20_Internet_20_Link">
总统Volodymyr Zelenskyy最近参加了广岛的G7</text:a>
，在那里他与大多数参与者举行了双边会议，他们不仅代表了七组，而且代表了全球领先的州。</text:p>
      <text:p text:style-name="P4">
_foto：op _</text:p>
      <text:p text:style-name="P4">
News Source: <text:a xlink:type="simple" xlink:href="https://www.ukrinform.ua/rubric-polytics/3716179-prezident-ukraini-vperse-proviv-rozmovu-iz-prezidentom-kaboverde.html" text:style-name="Internet_20_link" text:visited-style-name="Visited_20_Internet_20_Link">
https://www.ukrinform.ua/rubric-polytics/3716179-prezident-ukraini-vperse-proviv-rozmovu-iz-prezidentom-kaboverde.html</text:a>
</text:p>
      <!--NEWS-->
      <text:h text:style-name="P10" text:outline-level="1">
<text:span text:style-name="T4">
乌克兰和摩尔多瓦将通过DNiester建造一座桥梁 - 政府批准了协议的项目</text:span>
</text:h>
      <text:p text:style-name="P4">
作者: Ukrinform (Person)</text:p>
      <text:p text:style-name="P4">
出版商: Укринформ (Organization)</text:p>
      <text:p text:style-name="P4">
出版时间: 2023-05-30T17:46:50+03:00</text:p>
      <text:p text:style-name="P4">
修改时间: 2023-05-30T17:46:50+03:00</text:p>
      <text:p text:style-name="P4">
描述: 政府支持该项目，以建造横跨伊比 - 科索特地区乌克兰 - 莫尔多瓦边界的dniester河的边界桥。  - 乌克林。</text:p>
      <text:p text:style-name="P4">
图片: ['<text:a xlink:type="simple" xlink:href="https://static.ukrinform.com/photos/2023_03/thumb_files/630_360_1679505373-143.jpg" text:style-name="Internet_20_link" text:visited-style-name="Visited_20_Internet_20_Link">
630_360_16795...</text:a>
']</text:p>
      <text:p text:style-name="P4">
标签: ['Будівництво', 'Кабмін', 'Молдова', 'Україна', 'Міст']</text:p>
      <text:p text:style-name="P4">
类型: Article</text:p>
      <!--METADATA-->
      <text:p text:style-name="P4">
<draw:frame draw:style-name="fr1" draw:name="Image175" text:anchor-type="as-char" svg:width="6.9236in" svg:height="3.956343in" draw:z-index="0">
<draw:image xlink:href="../Images/yкринформ/2023-05-30T17-46-50-03-00/630_360_1679505373-143.jpg" xlink:type="simple" xlink:show="embed" xlink:actuate="onLoad" draw:mime-type="image/jpeg"/>
</draw:frame>
政府支持该项目关于在定居点-Kosyuts地区越过乌克兰 - 莫尔多瓦边境的dniester养蜂的边界桥的建设。</text:p>
      <text:p text:style-name="P4">
这是在[电报]中报道的(https://t.me/tmelnychuk/2391)乌克林福姆报道，Verkhovna Rada Taras Melnychuk的内阁代表报道。</text:p>
      <text:p text:style-name="P4">
“部长内阁与摩尔多瓦共和国政府之间的协议项目获得了批准的批准，该项目通过建造在乌克兰 - 莫尔多瓦州布尔达尔山区的Riverudnister横跨Yampil -Kosieutz -Kosieutz，Kosieutz，“他说。</text:p>
      <text:p text:style-name="P4">
据报道，乌克兰和[摩尔多瓦]的总统在2021年(https://www.ukrinform.ua/tag-moldova) обговорили питання будівництва новоготранскордонного мосту через Дністер. У тому ж році Державне агентствоавтомобільних доріг (现在是恢复机构)宣布购买了Yampil -Kosyuti Uirons在Dniester River穿过Dniester River的边界桥梁。</text:p>
      <text:p text:style-name="P4">
<text:span text:style-name="T4">
另请阅读：</text:span>
 <text:a xlink:type="simple" xlink:href="https://www.ukrinform.ua/rubric-polytics/3715816-u-moldovi-ne-komentuut-mozlivu-ucast-zelenskogo-u-samiti-evropejskoi-politicnoi-spilnoti.html" text:style-name="Internet_20_link" text:visited-style-name="Visited_20_Internet_20_Link">
在摩尔多瓦，请勿评论欧洲政治社会Zelensky生存的可能参与</text:a>
通过DNIESTER的桥梁过渡设想了两种方法的构建：Zauzrainsky的1.6公里和距摩尔多瓦侧5公里。 人造建筑将在乌克兰路T-02-02 Mogilev-Podilskyi-Yampil-Bershad-Uman和Moldovsk M-2上提供国会。</text:p>
      <text:p text:style-name="P4">
News Source: <text:a xlink:type="simple" xlink:href="https://www.ukrinform.ua/rubric-economy/3716183-ukraina-ta-moldova-pobuduut-mist-cerez-dnister-urad-shvaliv-proekt-ugodi.html" text:style-name="Internet_20_link" text:visited-style-name="Visited_20_Internet_20_Link">
https://www.ukrinform.ua/rubric-economy/3716183-ukraina-ta-moldova-pobuduut-mist-cerez-dnister-urad-shvaliv-proekt-ugodi.html</text:a>
</text:p>
      <!--NEWS-->
      <text:h text:style-name="P10" text:outline-level="1">
<text:span text:style-name="T4">
政府已经为消除武装侵略后果的基金筹集了约620亿个</text:span>
</text:h>
      <text:p text:style-name="P4">
作者: Ukrinform (Person)</text:p>
      <text:p text:style-name="P4">
出版商: Укринформ (Organization)</text:p>
      <text:p text:style-name="P4">
出版时间: 2023-05-30T17:51:31+03:00</text:p>
      <text:p text:style-name="P4">
修改时间: 2023-05-30T17:51:31+03:00</text:p>
      <text:p text:style-name="P4">
描述: 部长的内阁已经在消除武装侵略后果的基金中筹集了约620亿个UAH。  - 乌克林。</text:p>
      <text:p text:style-name="P4">
图片: ['<text:a xlink:type="simple" xlink:href="https://static.ukrinform.com/photos/2022_09/thumb_files/630_360_1662644888-350.jpg" text:style-name="Internet_20_link" text:visited-style-name="Visited_20_Internet_20_Link">
630_360_16626...</text:a>
']</text:p>
      <text:p text:style-name="P4">
标签: ['Кабмін', 'Шмигаль', 'Відбудова', 'Фонд відновлення']</text:p>
      <text:p text:style-name="P4">
类型: Article</text:p>
      <!--METADATA-->
      <text:p text:style-name="P4">
<draw:frame draw:style-name="fr1" draw:name="Image176" text:anchor-type="as-char" svg:width="6.9236in" svg:height="3.956343in" draw:z-index="0">
<draw:image xlink:href="../Images/yкринформ/2023-05-30T17-51-31-03-00/630_360_1662644888-350.jpg" xlink:type="simple" xlink:show="embed" xlink:actuate="onLoad" draw:mime-type="image/jpeg"/>
</draw:frame>
内阁部长已经在消除武装侵略后果的基金中筹集了大约620亿个UAH。</text:p>
      <text:p text:style-name="P4">
关于这位乌克兰丹尼斯·史密斯(Said)的总理(https://t.me/Denys_Smyhal/5298)在一次政府会议上，乌克林福姆报道。</text:p>
      <text:p text:style-name="P4">
“大约有620亿欧元已被政府在消除武装攻击后果的基金中收获。 这些资金在付款的第一阶段就足够了：援助的帮助和签发住房证书。 毕竟，根据世界银行的说法，乌克兰财产的优先恢复需要19亿美元。Dalsi-我们与国际合作伙伴合作以动员正常金额。” [Shmigal]说。(https://www.ukrinform.ua/tag-smigal)。</text:p>
      <text:p text:style-name="P4">
据他说，当局将竭尽所能，使任何尽快失去家庭赔偿的人。</text:p>
      <text:p text:style-name="P4">
<text:span text:style-name="T4">
另请阅读：</text:span>
 [408总计175亿的项目恢复(https://www.ukrinform.ua/rubric-vidbudova/3715494-na-finansuvanna-z-fondu-vidnovlenna-pretendue-408-proektiv-na-zagalnu-sumu-175-milarda.html)“我们发起了新的项目和计划来恢复我们的国家。我们很强大。 我们互相帮助和我们的安全部队。”他强调。</text:p>
      <text:p text:style-name="P4">
据报道，政府使用资金进行筹款的机制，用于销毁财产和基础设施。</text:p>
      <text:p text:style-name="P4">
<text:span text:style-name="T4">
另请阅读：</text:span>
 <text:a xlink:type="simple" xlink:href="https://www.ukrinform.ua/rubric-vidbudova/3716118-dorozniki-uze-vidnovili-45-mostiv-ta-vstanovili-85-timcasovih-pereprav.html" text:style-name="Internet_20_link" text:visited-style-name="Visited_20_Internet_20_Link">
道路已经恢复了45座桥梁并安装了85个时间横梁</text:a>
5月12日，举行了有关基金资金分配的工作组第一次会议，该会议驱除了为重建项目提供资金的开始。</text:p>
      <text:p text:style-name="P4">
News Source: <text:a xlink:type="simple" xlink:href="https://www.ukrinform.ua/rubric-vidbudova/3716186-urad-zibrav-uze-blizko-62-milardiv-u-fondi-likvidacii-naslidkiv-zbrojnoi-agresii-smigal.html" text:style-name="Internet_20_link" text:visited-style-name="Visited_20_Internet_20_Link">
https://www.ukrinform.ua/rubric-vidbudova/3716186-urad-zibrav-uze-blizko-62-milardiv-u-fondi-likvidacii-naslidkiv-zbrojnoi-agresii-smigal.html</text:a>
</text:p>
      <!--NEWS-->
      <text:h text:style-name="P10" text:outline-level="1">
<text:span text:style-name="T4">
乌克兰人的“行动”已经购买了超过10亿的债券</text:span>
</text:h>
      <text:p text:style-name="P4">
作者: Ukrinform (Person)</text:p>
      <text:p text:style-name="P4">
出版商: Укринформ (Organization)</text:p>
      <text:p text:style-name="P4">
出版时间: 2023-05-30T17:53:00+03:00</text:p>
      <text:p text:style-name="P4">
修改时间: 2023-05-30T17:53:00+03:00</text:p>
      <text:p text:style-name="P4">
描述: 乌克兰在行动申请的帮助下购买了超过10亿卢比的军事债券，这是对国内经济和陆军的有力支持。  - 乌克林。</text:p>
      <text:p text:style-name="P4">
图片: ['<text:a xlink:type="simple" xlink:href="https://static.ukrinform.com/photos/2022_12/thumb_files/630_360_1670147688-316.jpg" text:style-name="Internet_20_link" text:visited-style-name="Visited_20_Internet_20_Link">
630_360_16701...</text:a>
']</text:p>
      <text:p text:style-name="P4">
标签: ['Економіка', 'Облігації', 'Додаток “ДІЯ”']</text:p>
      <text:p text:style-name="P4">
类型: Article</text:p>
      <!--METADATA-->
      <text:p text:style-name="P4">
<draw:frame draw:style-name="fr1" draw:name="Image177" text:anchor-type="as-char" svg:width="6.9236in" svg:height="3.956343in" draw:z-index="0">
<draw:image xlink:href="../Images/yкринформ/2023-05-30T17-53-00-03-00/630_360_1670147688-316.jpg" xlink:type="simple" xlink:show="embed" xlink:actuate="onLoad" draw:mime-type="image/jpeg"/>
</draw:frame>
乌克兰以超过10亿的UAH收购了军事债券，这是对国内经济和陆军的有力支持。</text:p>
      <text:p text:style-name="P4">
这是由Viceremier-Minister报道的，用于创新，教育发展，数字化转型的Tatekhnology Minister Mikhail Fedorov在<text:a xlink:type="simple" xlink:href="https://t.me/zedigital/3183" text:style-name="Internet_20_link" text:visited-style-name="Visited_20_Internet_20_Link">
Telegram</text:a>
，报道乌克林福姆。</text:p>
      <text:p text:style-name="P4">
“乌克兰人在行动中购买了<text:a xlink:type="simple" xlink:href="https://www.ukrinform.ua/tag-obligacii" text:style-name="Internet_20_link" text:visited-style-name="Visited_20_Internet_20_Link">
债券</text:a>
对于10亿hryvnias。 每种纽带都是国防部队的武器，也是对该国经济的强大支持。 部长说：“没有对收入收入的额外佣金或税收是对领土占领的直接投资。”</text:p>
      <text:p text:style-name="P4">
据部长称，最受欢迎的债券现在是“顿涅茨克”(придбано 220тис.)，“ Sevastopol”(1.3万)和yalta(124,000).</text:p>
      <text:p text:style-name="P4">
Федоров уточнив, що українці вже отримали 6,6 млн грн виплат за погашеніоблігації. Ще сотні тисяч власників цінних паперів одержать кошти післязакінчення терміну вкладу.</text:p>
      <text:p text:style-name="P4">
<text:span text:style-name="T4">
Читайте також:</text:span>
 <text:a xlink:type="simple" xlink:href="https://www.ukrinform.ua/rubric-economy/3716170-cogoric-zavdaki-ovdp-do-budzetu-zalucili-ponad-101-milard.html" text:style-name="Internet_20_link" text:visited-style-name="Visited_20_Internet_20_Link">
 Цьогоріч завдяки ОВДП до бюджету залучили понад ₴101мільярд </text:a>
据报道，从2022年10月开始，该应用程序可以提供新的服务 - 购买军事债券。 这些是在此期间产生国家的证券。</text:p>
      <text:p text:style-name="P4">
一个政府债券的成本从900 UAH开始。 它们不同：付款日期 - 长达1。5年； 收入百分比 - 每年的11％至16％； 暂时占领的城市和领土的名称：Kherson，Melitopol，Mariupol，Crimea等。</text:p>
      <text:p text:style-name="P4">
<text:span text:style-name="T5">
foto：minisfra</text:span>
</text:p>
      <text:p text:style-name="P4">
News Source: <text:a xlink:type="simple" xlink:href="https://www.ukrinform.ua/rubric-economy/3716188-ukrainci-u-dii-vze-pridbali-obligacij-na-ponad-1-milard.html" text:style-name="Internet_20_link" text:visited-style-name="Visited_20_Internet_20_Link">
https://www.ukrinform.ua/rubric-economy/3716188-ukrainci-u-dii-vze-pridbali-obligacij-na-ponad-1-milard.html</text:a>
</text:p>
      <!--NEWS-->
      <text:h text:style-name="P10" text:outline-level="1">
<text:span text:style-name="T4">
在乌克兰，以色列的例子将出现20个活力中心</text:span>
</text:h>
      <text:p text:style-name="P4">
作者: Ukrinform (Person)</text:p>
      <text:p text:style-name="P4">
出版商: Укринформ (Organization)</text:p>
      <text:p text:style-name="P4">
出版时间: 2023-05-30T17:55:32+03:00</text:p>
      <text:p text:style-name="P4">
修改时间: 2023-05-30T17:55:32+03:00</text:p>
      <text:p text:style-name="P4">
描述: 社会政策部将利用以色列的经验在乌克兰开设20个活力中心。 360万乌克兰人将能够在这里获得社会和心理帮助。  - 乌克林。</text:p>
      <text:p text:style-name="P4">
图片: ['<text:a xlink:type="simple" xlink:href="https://static.ukrinform.com/photos/2023_05/thumb_files/630_360_1685456323-2106.jpeg" text:style-name="Internet_20_link" text:visited-style-name="Visited_20_Internet_20_Link">
630_360_16854...</text:a>
']</text:p>
      <text:p text:style-name="P4">
标签: ['Ізраїль', 'Мінсоцполітики', 'Психологічна допомога']</text:p>
      <text:p text:style-name="P4">
类型: Article</text:p>
      <!--METADATA-->
      <text:p text:style-name="P4">
<draw:frame draw:style-name="fr1" draw:name="Image178" text:anchor-type="as-char" svg:width="6.9236in" svg:height="3.956343in" draw:z-index="0">
<draw:image xlink:href="../Images/yкринформ/2023-05-30T17-55-32-03-00/630_360_1685456323-2106.jpeg" xlink:type="simple" xlink:show="embed" xlink:actuate="onLoad" draw:mime-type="image/jpeg"/>
</draw:frame>
社会政策部将利用以色列的经验在乌克兰开设20个活力中心。 360万乌克兰人将能够获得社会和心理帮助。</text:p>
      <text:p text:style-name="P4">
乌克林法书通讯员报告说，在利维夫举行的乌克兰 - 以色列康复峰会上，乌克林福克通讯员的报道，欧洲一体化社会政策部长汉恩普罗克的塔拉扎拉斯帕派人士。</text:p>
      <text:p text:style-name="P4">
“我们现在正在努力创建活力中心，尤其是以色列警察的经验。 这些将是社会和心理帮助的友好障碍。 现在，计划在乌克兰开设20年中心，该中心将能够覆盖3，600万人口。”</text:p>
      <text:p text:style-name="P4">
副部长表示，该中心将在多学科办公室和一个通知经理工作，谁将协助为各种社会服务和参与培训活动提供咨询。此外，还提供了心理学家和协调员与志愿者合作的工作。以色列人提供。专家将为中心举行。</text:p>
      <text:p text:style-name="P4">
<text:span text:style-name="T4">
另请阅读：</text:span>
 [在十个城市，性虐待的援助受害者中心(https://www.ukrinform.ua/rubric-society/3712698-u-desati-mistah-rozgornuli-centri-dopomogi-postrazdalim-vid-seksualnogo-nasilstva-stefanisina.html)现在，该项目充当试点，并邀请社区参加中心的创建。 想要创建此类中心的领土社区被邀请填写<text:a xlink:type="simple" xlink:href="https://support.google.com/drive/answer/6283888" text:style-name="Internet_20_link" text:visited-style-name="Visited_20_Internet_20_Link">
在线表格</text:a>
到2023年6月1日。</text:p>
      <text:p text:style-name="P4">
该官员还强调了开设此类中心的巨大需求，杂志研究表明，有71％的乌克兰人会感到压力或持续的焦虑。 并根据<text:a xlink:type="simple" xlink:href="https://www.ukrinform.ua/tag-vooz" text:style-name="Internet_20_link" text:visited-style-name="Visited_20_Internet_20_Link">
谁</text:a>
，乌克兰的1500万公民需要社会和心理支持，其中960万人可能在心理健康方面存在问题。</text:p>
      <text:p text:style-name="P4">
</text:p>
      <text:p text:style-name="P4">
<text:a xlink:type="simple" xlink:href="https://static.ukrinform.com/photos/2023_05/1685456322-3587.jpeg" text:style-name="Internet_20_link" text:visited-style-name="Visited_20_Internet_20_Link">
 </text:a>
 <text:a xlink:type="simple" xlink:href="https://static.ukrinform.com/photos/2023_05/1685456322-5801.jpeg" text:style-name="Internet_20_link" text:visited-style-name="Visited_20_Internet_20_Link">
</text:a>
 <text:a xlink:type="simple" xlink:href="https://static.ukrinform.com/photos/2023_05/1685456322-8203.jpeg" text:style-name="Internet_20_link" text:visited-style-name="Visited_20_Internet_20_Link">
</text:a>
 <text:a xlink:type="simple" xlink:href="https://static.ukrinform.com/photos/2023_05/1685456322-6456.jpeg" text:style-name="Internet_20_link" text:visited-style-name="Visited_20_Internet_20_Link">
</text:a>
 <text:a xlink:type="simple" xlink:href="https://static.ukrinform.com/photos/2023_05/1685456322-4381.jpeg" text:style-name="Internet_20_link" text:visited-style-name="Visited_20_Internet_20_Link">
</text:a>
 <text:a xlink:type="simple" xlink:href="https://static.ukrinform.com/photos/2023_05/1685456322-7946.jpeg" text:style-name="Internet_20_link" text:visited-style-name="Visited_20_Internet_20_Link">
</text:a>
 <text:a xlink:type="simple" xlink:href="https://static.ukrinform.com/photos/2023_05/1685456323-2106.jpeg" text:style-name="Internet_20_link" text:visited-style-name="Visited_20_Internet_20_Link">
<draw:frame draw:style-name="fr1" draw:name="Image186" text:anchor-type="as-char" svg:width="6.9236in" svg:height="3.956343in" draw:z-index="0">
<draw:image xlink:href="../Images/yкринформ/2023-05-30T17-55-32-03-00/630_360_1685456323-2106.jpeg" xlink:type="simple" xlink:show="embed" xlink:actuate="onLoad" draw:mime-type="image/jpeg"/>
</draw:frame>
</text:a>
</text:p>
      <text:p text:style-name="P4">
News Source: <text:a xlink:type="simple" xlink:href="https://www.ukrinform.ua/rubric-vidbudova/3716189-v-ukraini-za-prikladom-izrailu-zavitsa-20-centriv-zittestijkosti.html" text:style-name="Internet_20_link" text:visited-style-name="Visited_20_Internet_20_Link">
https://www.ukrinform.ua/rubric-vidbudova/3716189-v-ukraini-za-prikladom-izrailu-zavitsa-20-centriv-zittestijkosti.html</text:a>
</text:p>
      <!--NEWS-->
      <text:h text:style-name="P10" text:outline-level="1">
<text:span text:style-name="T4">
Ukrenergo恢复了所有消费者的电力</text:span>
</text:h>
      <text:p text:style-name="P4">
作者: Ukrinform (Person)</text:p>
      <text:p text:style-name="P4">
出版商: Укринформ (Organization)</text:p>
      <text:p text:style-name="P4">
出版时间: 2023-05-30T17:56:00+03:00</text:p>
      <text:p text:style-name="P4">
修改时间: 2023-05-30T17:56:00+03:00</text:p>
      <text:p text:style-name="P4">
描述: Ukrenergo NEC恢复了向乌克兰人的电力供应； 公司派遣中心不能预测晚上的任何消费限制。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Електроенергія', 'Укренерго', 'Відключення світла']</text:p>
      <text:p text:style-name="P4">
类型: Article</text:p>
      <!--METADATA-->
      <text:p text:style-name="P4">
<draw:frame draw:style-name="fr1" draw:name="Image187" text:anchor-type="as-char" svg:width="6.9236in" svg:height="3.956343in" draw:z-index="0">
<draw:image xlink:href="../Images/yкринформ/2023-05-30T17-56-00-03-00/630_360_1675414663-980.jpg" xlink:type="simple" xlink:show="embed" xlink:actuate="onLoad" draw:mime-type="image/jpeg"/>
</draw:frame>
Ukrenergo NEC恢复了向乌克兰人的电力供应； 公司调度员不会预测晚上的任何消费限制。</text:p>
      <text:p text:style-name="P4">
Ukrenergo Volodymyr Kudrytsky董事会主席在[Facebook]报告了这一点。(https://www.facebook.com/vladimir.kudrytskyi/posts/pfbid0stEcziv2miJKjEE2XZekpfEYx3FaVwfiw5MkDYHDtszN5wuj11eaZWw9UaV4yHEtl)，报道乌克林福姆。</text:p>
      <text:p text:style-name="P4">
“我们已经恢复了给消费者的电力供应。 在梦中中心的晚上没有消费限制<text:a xlink:type="simple" xlink:href="https://www.ukrinform.ua/tag-ukrenergo" text:style-name="Internet_20_link" text:visited-style-name="Visited_20_Internet_20_Link">
UKRERERGO</text:a>
不计划。 如今，高压线已在能源系统上关闭，保护系统已经有效，并且在许多地区关闭了电力。”他说。</text:p>
      <text:p text:style-name="P4">
<text:span text:style-name="T4">
另请阅读：</text:span>
 [能源部已指示成立一个委员会以找出原因(https://www.ukrinform.ua/rubric-economy/3716125-minenergo-dorucilo-stvoriti-komisiu-dla-zasuvanna-pricin-avarijnih-vidklucen.html)库德里特斯基说，消费者关闭与系统中的赤字无关。 紧急情况的原因纯粹是技术性的，将根据对国家能源监督和Ukrenergo专家进行调查而确定。</text:p>
      <text:p text:style-name="P4">
“电力系统在15次大量的火箭中风和18强巨大的Oloma攻击中幸存下来。 我们会尽力为消费者在困难条件下以及在大规模维修活动中提供可靠的能源和稳定的电力系统的平衡操作。” Ukrenergo补充说。</text:p>
      <text:p text:style-name="P4">
<text:span text:style-name="T4">
另请阅读：</text:span>
 <text:a xlink:type="simple" xlink:href="https://www.ukrinform.ua/rubric-economy/3716085-u-dtek-poasnili-pricinu-vidklucenna-svitla-po-vsij-kraini.html" text:style-name="Internet_20_link" text:visited-style-name="Visited_20_Internet_20_Link">
在<text:span text:style-name="T4">
 dtek </text:span>
解释了整个乌克兰的光线的原因</text:a>
据报道，乌克兰赫尔曼·盖申科(Herman Galushchenko)能源部长是国家能源监督的力量，以建立委员会促使原因，5月30日，合并能源系统中有紧急关闭。</text:p>
      <text:p text:style-name="P4">
关闭发生在13:00左右，部分在基辅，哈尔卡夫，波尔塔瓦，Vinnitsa，Sumy，原因是UES中的频率。 目前，这一代人已被充分消费，因此设想乌克兰任何地区的订户没有定期关闭订户的关闭。</text:p>
      <text:p text:style-name="P4">
News Source: <text:a xlink:type="simple" xlink:href="https://www.ukrinform.ua/rubric-economy/3716192-ukrenergo-vidnovilo-postacanna-elektriki-vsim-spozivacam.html" text:style-name="Internet_20_link" text:visited-style-name="Visited_20_Internet_20_Link">
https://www.ukrinform.ua/rubric-economy/3716192-ukrenergo-vidnovilo-postacanna-elektriki-vsim-spozivacam.html</text:a>
</text:p>
      <!--NEWS-->
      <text:h text:style-name="P10" text:outline-level="1">
<text:span text:style-name="T4">
小农民由于全面入侵而造成的损失近40亿美元</text:span>
</text:h>
      <text:p text:style-name="P4">
作者: Ukrinform (Person)</text:p>
      <text:p text:style-name="P4">
出版商: Укринформ (Organization)</text:p>
      <text:p text:style-name="P4">
出版时间: 2023-05-30T17:57:00+03:00</text:p>
      <text:p text:style-name="P4">
修改时间: 2023-05-30T17:57:00+03:00</text:p>
      <text:p text:style-name="P4">
描述: 农作物和牲畜部门的乌克兰农业企业耕种了多达250公顷的土地，已经经历了38.5亿美元。 由于俄罗斯联邦的全面入侵而造成的损失。  - 乌克林。</text:p>
      <text:p text:style-name="P4">
图片: ['<text:a xlink:type="simple" xlink:href="https://static.ukrinform.com/photos/2023_04/thumb_files/630_360_1681824833-139.jpg" text:style-name="Internet_20_link" text:visited-style-name="Visited_20_Internet_20_Link">
630_360_16818...</text:a>
']</text:p>
      <text:p text:style-name="P4">
标签: ['Фермер', 'Збитки', 'Війна з Росією']</text:p>
      <text:p text:style-name="P4">
类型: Article</text:p>
      <!--METADATA-->
      <text:p text:style-name="P4">
<draw:frame draw:style-name="fr1" draw:name="Image188" text:anchor-type="as-char" svg:width="6.9236in" svg:height="3.956343in" draw:z-index="0">
<draw:image xlink:href="../Images/yкринформ/2023-05-30T17-57-00-03-00/630_360_1681824833-139.jpg" xlink:type="simple" xlink:show="embed" xlink:actuate="onLoad" draw:mime-type="image/jpeg"/>
</draw:frame>
乌克兰农作物和牲畜部门的乌克兰农业企业(最高可达250公顷)的农业企业经历了38.5亿美元。 由于俄罗斯联邦的全面入侵而造成的损失。</text:p>
      <text:p text:style-name="P4">
根据乌克林福姆的说法，这在[报告]中指出(http://www.fao.org/3/cc5755en/cc5755en.pdf)根据联合国食品和农业组织进行的一项调查(刑事)另一个 -  2023年2月。</text:p>
      <text:p text:style-name="P4">
值得注意的是，有12％的小型农业企业报告说，他们的土地可能毫无疑问地被毫无疑问的弹药污染。额叶地区受到最大的影响，有32％的受访者说。</text:p>
      <text:p text:style-name="P4">
“几乎有90％的小作物生产商报告收入下降，其中70％以上的收入却大幅下降或急剧下降 - 超过25％。 小牲畜产品的小生产者受到较小程度的影响，但是，有60％的收入减少，包括46％的大量或切割减少。” FAO补充说。</text:p>
      <text:p text:style-name="P4">
此外，与战争的类似时期相比，小型农民增加了债务，从2021年的6％增加到2022年的9％。</text:p>
      <text:p text:style-name="P4">
同时，大约9％的受访者报告说，贸易中介机构停止了活动或无法购买更多产品。</text:p>
      <text:p text:style-name="P4">
“大多数接受采访的制造商都面临着获得高价，缺乏员工，缺乏电或电力来确保农业机械运行甚至缺乏种子，饲料或饲料，动物补给和进入市场的问题，” 。</text:p>
      <text:p text:style-name="P4">
根据调查，小型制造商的总数减少了8％，其中1％是牲畜产品的生产商，几乎7％是作物生产的生产商，这些生产者完全停止了生产。</text:p>
      <text:p text:style-name="P4">
该调查涵盖了1,927个小型农作物生产商，土地在23个地区的土地高达250公顷，包括顿涅茨克，哈尔基夫，赫尔森和扎波里兹希里地区，这些地区受乌克兰政府的控制。</text:p>
      <text:p text:style-name="P4">
Як повідомляв Укрінформ, за розрахунками Центру досліджень продовольства таземлекористування при Київській школі економіки (KSE Agrocenter), українськийаграрний сектор зазнав 40,2 млрд дол. прямих та непрямих збитків внаслідокповномасштабної війни.</text:p>
      <text:p text:style-name="P4">
News Source: <text:a xlink:type="simple" xlink:href="https://www.ukrinform.ua/rubric-economy/3716190-zbitki-dribnih-fermeriv-cerez-povnomasstabne-vtorgnenna-stanovili-majze-4-milardi.html" text:style-name="Internet_20_link" text:visited-style-name="Visited_20_Internet_20_Link">
https://www.ukrinform.ua/rubric-economy/3716190-zbitki-dribnih-fermeriv-cerez-povnomasstabne-vtorgnenna-stanovili-majze-4-milardi.html</text:a>
</text:p>
      <!--NEWS-->
      <text:h text:style-name="P10" text:outline-level="1">
<text:span text:style-name="T4">
IMF将乌克兰GDP的预测提高到1-3％</text:span>
</text:h>
      <text:p text:style-name="P4">
作者: Ukrinform (Person)</text:p>
      <text:p text:style-name="P4">
出版商: Укринформ (Organization)</text:p>
      <text:p text:style-name="P4">
出版时间: 2023-05-30T18:01:00+03:00</text:p>
      <text:p text:style-name="P4">
修改时间: 2023-05-30T18:01:00+03:00</text:p>
      <text:p text:style-name="P4">
描述: 国际货币基金组织的任务证实了对乌克兰的经济复苏的期望，并改善了乌克兰乌克兰GDP的预测，面对与战争相关的不确定性，乌克兰的GDP将“加上” 1-3％。  - 乌克林。</text:p>
      <text:p text:style-name="P4">
图片: ['<text:a xlink:type="simple" xlink:href="https://static.ukrinform.com/photos/2023_04/thumb_files/630_360_1680538218-164.jpg" text:style-name="Internet_20_link" text:visited-style-name="Visited_20_Internet_20_Link">
630_360_16805...</text:a>
']</text:p>
      <text:p text:style-name="P4">
标签: ['Економіка', 'МВФ', 'ВВП']</text:p>
      <text:p text:style-name="P4">
类型: Article</text:p>
      <!--METADATA-->
      <text:p text:style-name="P4">
<draw:frame draw:style-name="fr1" draw:name="Image189" text:anchor-type="as-char" svg:width="6.9236in" svg:height="3.956343in" draw:z-index="0">
<draw:image xlink:href="../Images/yкринформ/2023-05-30T18-01-00-03-00/630_360_1680538218-164.jpg" xlink:type="simple" xlink:show="embed" xlink:actuate="onLoad" draw:mime-type="image/jpeg"/>
</draw:frame>
期望在乌克兰进行更强大的经济复苏的MVFF使命改善了乌克兰GDP的预测在战争条件下“加上” 1-3％。</text:p>
      <text:p text:style-name="P4">
这在乌克兰的EFF计划的首次观看中指出了这一点，该计划已获得了该计划。</text:p>
      <text:p text:style-name="P4">
“预计会有更强大的恢复(在乌克兰 - 编辑。)因为经济适应战争条件。 国际货币基金组织的专家将2023年现实GDP的比率提高到1-3％(该文件指出，先前的范围从减去的范围波动3％至1％。”</text:p>
      <text:p text:style-name="P4">
同时，人们注意到，由于战斗，预测仍然是无限期的。</text:p>
      <text:p text:style-name="P4">
<text:span text:style-name="T4">
另请阅读：</text:span>
 [EBRD期望乌克兰经济的适度增长]](https://www.ukrinform.ua/rubric-ato/3709960-ebrr-ocikue-pomirnogo-zrostanna-ekonomiki-ukraini.html)国际货币基金组织的使命发现，乌克兰的一般，宏观经济和财务稳定性得以“得益于审慎的政治以及持续不断的外部支持”。 但是，仍然存在严重的问题。</text:p>
      <text:p text:style-name="P4">
特别是，预算赤字仍然具有很高的水平，这需要保留资金的保留需求，这仍然由外国补助金和非常优惠的贷款覆盖。 同时，在财务限制中提供国家的主要职能将需要当局复杂的政治妥协。 该基金说：“取消与武术法有关的立法的修正案至关重要 - 如果是适当的话 - 最近避免采取新措施，以减少税收。”</text:p>
      <text:p text:style-name="P4">
同时，据指出，尽管俄罗斯提出了至关重要的基础设施，但乌克兰经济表现出了非凡的可持续性。</text:p>
      <text:p text:style-name="P4">
国际货币基金组织说：“自从能源系统迅速恢复以来，第一季度的经济活动已经大大恢复。”</text:p>
      <text:p text:style-name="P4">
国际货币基金组织强调说：“根据EFF计划的第一阶段的目标，当局使用重要的步骤来增强财政，外部和财务抵抗。”“该计划中的结构改革不断实施(eff-订单。),включно з державним управлінням, боротьбою з корупцією та управліннямдержавними інвестиціями, зміцнить інституції та закладе основу для потужногота сталого зростання»,- підкреслили у Фонді.</text:p>
      <text:p text:style-name="P4">
<text:span text:style-name="T4">
Читайте також:</text:span>
 <text:a xlink:type="simple" xlink:href="https://www.ukrinform.ua/rubric-vidbudova/3714428-ukraina-ta-svitovij-bank-obgovorili-pidgotovku-novih-proektiv-vidbudovi.html" text:style-name="Internet_20_link" text:visited-style-name="Visited_20_Internet_20_Link">
 Україна та Світовий банк обговорили підготовку новихпроєктів відбудови </text:a>
根据乌克林福姆的说法，乌克兰的四年EFF计划的第一观点一直在5月23日在维也纳。 星期二<text:a xlink:type="simple" xlink:href="https://www.ukrinform.ua/tag-mvf" text:style-name="Internet_20_link" text:visited-style-name="Visited_20_Internet_20_Link">
IMF</text:a>
乌克兰当局宣布<text:a xlink:type="simple" xlink:href="https://www.ukrinform.ua/rubric-economy/3716176-programa-rozsirenogo-finansuvanna-ukraina-ta-mvf-dosagli-ugodi-na-rivni-personalu.html" text:style-name="Internet_20_link" text:visited-style-name="Visited_20_Internet_20_Link">
人事级别的范围</text:a>
在EFF计划中完全进行了此审查，并采用了经济和金融政策的最新措施。</text:p>
      <text:p text:style-name="P4">
News Source: <text:a xlink:type="simple" xlink:href="https://www.ukrinform.ua/rubric-economy/3716193-mvf-pokrasiv-prognoz-dla-vvp-ukraini-do-plus-13.html" text:style-name="Internet_20_link" text:visited-style-name="Visited_20_Internet_20_Link">
https://www.ukrinform.ua/rubric-economy/3716193-mvf-pokrasiv-prognoz-dla-vvp-ukraini-do-plus-13.html</text:a>
</text:p>
      <!--NEWS-->
      <text:h text:style-name="P10" text:outline-level="1">
<text:span text:style-name="T4">
95个高管在Poltava地区退役</text:span>
</text:h>
      <text:p text:style-name="P4">
作者: Ukrinform (Person)</text:p>
      <text:p text:style-name="P4">
出版商: Укринформ (Organization)</text:p>
      <text:p text:style-name="P4">
出版时间: 2023-05-30T18:02:00+03:00</text:p>
      <text:p text:style-name="P4">
修改时间: 2023-05-30T18:02:00+03:00</text:p>
      <text:p text:style-name="P4">
描述: Poltava社区被更名为“上衣”的第二回合，其中包括以苏联和俄罗斯政治人物，军事和活动的名字命名的街道，车道，林荫大道和广场的名称。  - 乌克林。</text:p>
      <text:p text:style-name="P4">
图片: ['<text:a xlink:type="simple" xlink:href="https://static.ukrinform.com/photos/2023_05/thumb_files/630_360_1685458846-952.jpg" text:style-name="Internet_20_link" text:visited-style-name="Visited_20_Internet_20_Link">
630_360_16854...</text:a>
']</text:p>
      <text:p text:style-name="P4">
标签: ['Декомунізація', 'Полтавщина', 'Перейменування', 'Топонім']</text:p>
      <text:p text:style-name="P4">
类型: Article</text:p>
      <!--METADATA-->
      <text:p text:style-name="P4">
<draw:frame draw:style-name="fr1" draw:name="Image190" text:anchor-type="as-char" svg:width="6.9236in" svg:height="3.956343in" draw:z-index="0">
<draw:image xlink:href="../Images/yкринформ/2023-05-30T18-02-00-03-00/630_360_1685458846-952.jpg" xlink:type="simple" xlink:show="embed" xlink:actuate="onLoad" draw:mime-type="image/jpeg"/>
</draw:frame>
Upolta社区被更名为“上衣”的第二回合，其中包括以苏联和俄罗斯政治人物，军事和事件命名的名字，车道，林荫大道和广场。</text:p>
      <text:p text:style-name="P4">
这是由[Telegram]的第一任副市长Valeriy Parkhomenko报道的(https://t.me/parhomenkopoltava/5438)，报道乌克林福姆。</text:p>
      <text:p text:style-name="P4">
“更改街道的名称并不能决定法律文件的有效性丧失。所有文件均保持有效。 帕克霍门科说：“如果交易在成立/重新注册，延续和注册期间，将进行更改。”</text:p>
      <text:p text:style-name="P4">
在Poltava的95个更名的街道中，有一个如下：</text:p>
      <ul>
        <li>
Gagarina街 - 州国旗街 * Gaidarenko街 -  Dmitry Solovyi街 * Gas​​tello街 -  Tarnovshchyna街 *</li>
      </ul>
      <text:p text:style-name="P4">
更改名称的完整列表可以通过链接查看。</text:p>
      <text:p text:style-name="P4">
选择了社区的居民。 3月29日，上午9点，对Poltava壁画的第二阶段重命名的投票是以俄罗斯和苏联事件，军事，游击队和政客的名字命名的。</text:p>
      <text:p text:style-name="P4">
<text:span text:style-name="T4">
另请阅读：</text:span>
 <text:a xlink:type="simple" xlink:href="https://www.ukrinform.ua/rubric-regions/3705797-v-izumi-na-harkivsini-zaversili-proces-perejmenuvanna-toponimiv.html" text:style-name="Internet_20_link" text:visited-style-name="Visited_20_Internet_20_Link">
在Kharkiv地区的Izium中完成了重命名过程<text:span text:style-name="T4">
 toponyms </text:span>
</text:a>
早些时候，作为Poltava社区地点名称的第一阶段的重命名的一部分，他们批准了71条街道的新名称，这些名字正在存款的框架内重命名。</text:p>
      <text:p text:style-name="P4">
News Source: <text:a xlink:type="simple" xlink:href="https://www.ukrinform.ua/rubric-regions/3716195-na-poltavsini-dekomunizuvali-95-nazv-toponimiv.html" text:style-name="Internet_20_link" text:visited-style-name="Visited_20_Internet_20_Link">
https://www.ukrinform.ua/rubric-regions/3716195-na-poltavsini-dekomunizuvali-95-nazv-toponimiv.html</text:a>
</text:p>
      <!--NEWS-->
      <text:h text:style-name="P10" text:outline-level="1">
<text:span text:style-name="T4">
克鲁米（Krumy）出去参加德国第二轮挑战者</text:span>
</text:h>
      <text:p text:style-name="P4">
作者: Ukrinform (Person)</text:p>
      <text:p text:style-name="P4">
出版商: Укринформ (Organization)</text:p>
      <text:p text:style-name="P4">
出版时间: 2023-05-30T18:03:35+03:00</text:p>
      <text:p text:style-name="P4">
修改时间: 2023-05-30T18:03:35+03:00</text:p>
      <text:p text:style-name="P4">
描述: 乌克兰击败了Turkh Chelikbel。  - 乌克林。</text:p>
      <text:p text:style-name="P4">
图片: ['<text:a xlink:type="simple" xlink:href="https://static.ukrinform.com/photos/2023_05/thumb_files/630_360_1685458926-112.jpg" text:style-name="Internet_20_link" text:visited-style-name="Visited_20_Internet_20_Link">
630_360_16854...</text:a>
']</text:p>
      <text:p text:style-name="P4">
标签: ['Теніс']</text:p>
      <text:p text:style-name="P4">
类型: Article</text:p>
      <!--METADATA-->
      <text:p text:style-name="P4">
<draw:frame draw:style-name="fr1" draw:name="Image191" text:anchor-type="as-char" svg:width="6.9236in" svg:height="3.956343in" draw:z-index="0">
<draw:image xlink:href="../Images/yкринформ/2023-05-30T18-03-35-03-00/630_360_1685458926-112.jpg" xlink:type="simple" xlink:show="embed" xlink:actuate="onLoad" draw:mime-type="image/jpeg"/>
</draw:frame>
乌克兰的Turk Chelikbliko converting依。</text:p>
      <text:p text:style-name="P4">
乌克林福姆报道，乌克兰的第一届乌克兰Alexei Krutykh的球拍进入了德国Troodorf的ATPCChallenger巡回赛锦标赛的第二轮。</text:p>
      <text:p text:style-name="P4">
在陡峭的第一个圈子的比赛中，击败了土耳其的代表Altuga Chelykbliko -6：0，6：4。 网球运动员在球场上花了一个小时。</text:p>
      <text:p text:style-name="P4">
在整个比赛中，亚历克西(Alexei)在7个兄弟中卖出了6个，在他的比赛中给对手一场比赛。 乌克兰人也赚了5个Aises。</text:p>
      <text:p text:style-name="P4">
在1/8的酷决赛中，将与比赛的获胜者菲利普·米西希(Philip Misolich)比赛(奥地利) - 卡尔·弗里伯格(Karl Friberg)(瑞典).</text:p>
      <text:p text:style-name="P4">
<text:span text:style-name="T4">
Читайте також:</text:span>
 <text:a xlink:type="simple" xlink:href="https://www.ukrinform.ua/rubric-sports/3713663-krutih-zaversiv-borotbu-u-vidbirkovij-sitci-vidkritogo-cempionatu-francii.html" text:style-name="Internet_20_link" text:visited-style-name="Visited_20_Internet_20_Link">
 <text:span text:style-name="T4">
Крутих</text:span>
 завершив боротьбу у відбірковій сітціВідкритого чемпіонату Франції </text:a>
正如乌克林福姆报道的那样，上周在半金融的“罗兰·哈罗斯”中被击败，在ATP的评分中，乌克兰人进入了第185位。</text:p>
      <text:p text:style-name="P4">
照片：btu.org.ua</text:p>
      <text:p text:style-name="P4">
News Source: <text:a xlink:type="simple" xlink:href="https://www.ukrinform.ua/rubric-sports/3716196-krutih-vijsov-u-drugij-raund-cellendzera-u-nimeccini.html" text:style-name="Internet_20_link" text:visited-style-name="Visited_20_Internet_20_Link">
https://www.ukrinform.ua/rubric-sports/3716196-krutih-vijsov-u-drugij-raund-cellendzera-u-nimeccini.html</text:a>
</text:p>
      <!--NEWS-->
      <text:h text:style-name="P10" text:outline-level="1">
<text:span text:style-name="T4">
乌克兰准备成为英国公司BAE Systems的大型区域枢纽-Zelensky</text:span>
</text:h>
      <text:p text:style-name="P4">
作者: Ukrinform (Person)</text:p>
      <text:p text:style-name="P4">
出版商: Укринформ (Organization)</text:p>
      <text:p text:style-name="P4">
出版时间: 2023-05-30T18:07:00+03:00</text:p>
      <text:p text:style-name="P4">
修改时间: 2023-05-30T18:07:00+03:00</text:p>
      <text:p text:style-name="P4">
描述: 沃迪米尔·泽伦斯基（Volodymyr Zelensky）总统与英国公司BAE系统的管理进行了讨论，有机会将企业产品的生产和维修定位在乌克兰。  - 乌克林。</text:p>
      <text:p text:style-name="P4">
图片: ['<text:a xlink:type="simple" xlink:href="https://static.ukrinform.com/photos/2023_05/thumb_files/630_360_1685459203-389.jpg" text:style-name="Internet_20_link" text:visited-style-name="Visited_20_Internet_20_Link">
630_360_16854...</text:a>
']</text:p>
      <text:p text:style-name="P4">
标签: ['Британія', 'Оборона', 'Технології', 'Зеленський']</text:p>
      <text:p text:style-name="P4">
类型: Article</text:p>
      <!--METADATA-->
      <text:p text:style-name="P4">
<draw:frame draw:style-name="fr1" draw:name="Image192" text:anchor-type="as-char" svg:width="6.9236in" svg:height="3.956343in" draw:z-index="0">
<draw:image xlink:href="../Images/yкринформ/2023-05-30T18-07-00-03-00/630_360_1685459203-389.jpg" xlink:type="simple" xlink:show="embed" xlink:actuate="onLoad" draw:mime-type="image/jpeg"/>
</draw:frame>
总统洛尔迪尔·泽伦斯基(Lordir Zelensky)与英国公司BAE系统的管理进行了讨论，可以是企业生产和维修企业的生产和维修。</text:p>
      <text:p text:style-name="P4">
国家元首在[电报]中报告了这一点(https://t.me/V_Zelenskiy_official/6420)，报道乌克林福姆。</text:p>
      <text:p text:style-name="P4">
«与英国代表会面(https://www.ukrinform.ua/tag-oborona)BAE系统：执行董事Charles Woodburn，Gebi Kostigan主任兼与乌克兰Christian Siar合作的总监。 他们讨论了乌克兰的生产本地化。”泽伦斯基说。</text:p>
      <text:p text:style-name="P4">
他还告知，在会议期间，他们同意从乌克兰的BAE系统办公室开始工作，后来又开始维修公司产品的能力。</text:p>
      <text:p text:style-name="P4">
总统补充说：“我们准备成为一个大型的区域枢纽，用于维修和生产BAE系统的各种产品，并且对现在的全球关系感兴趣。”</text:p>
      <text:p text:style-name="P4">
<text:span text:style-name="T4">
另请阅读：</text:span>
 <text:a xlink:type="simple" xlink:href="https://www.ukrinform.ua/rubric-technology/3676860-bae-systems-prezentuvala-vijskovij-dron-iz-dalnistu-polotu-ponad-800-kilometriv.html" text:style-name="Internet_20_link" text:visited-style-name="Visited_20_Internet_20_Link">
<text:span text:style-name="T4">
 bae </text:span>
 <text:span text:style-name="T4">
系统</text:span>
提供了一架飞机超过800公里的军用无人机</text:a>
BAE Systems是一家英国跨国企业，专门从事声音和航空航天行业以及信息安全。 它属于世界上最大的防御公司。</text:p>
      <text:p text:style-name="P4">
_foto：op _</text:p>
      <text:p text:style-name="P4">
News Source: <text:a xlink:type="simple" xlink:href="https://www.ukrinform.ua/rubric-economy/3716198-ukraina-gotova-stati-velikim-regionalnim-habom-dla-britanskoi-kompanii-bae-systems-zelenskij.html" text:style-name="Internet_20_link" text:visited-style-name="Visited_20_Internet_20_Link">
https://www.ukrinform.ua/rubric-economy/3716198-ukraina-gotova-stati-velikim-regionalnim-habom-dla-britanskoi-kompanii-bae-systems-zelenskij.html</text:a>
</text:p>
      <!--NEWS-->
      <text:h text:style-name="P10" text:outline-level="1">
<text:span text:style-name="T4">
超过15,000份申请 -  Shmigal已经在损坏和销毁财产的登记册中输入</text:span>
</text:h>
      <text:p text:style-name="P4">
作者: Ukrinform (Person)</text:p>
      <text:p text:style-name="P4">
出版商: Укринформ (Organization)</text:p>
      <text:p text:style-name="P4">
出版时间: 2023-05-30T18:09:50+03:00</text:p>
      <text:p text:style-name="P4">
修改时间: 2023-05-30T18:09:50+03:00</text:p>
      <text:p text:style-name="P4">
描述: 已在损坏和销毁财产的登记册中已输入了15,000多个申请。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Шмигаль', 'Війна з Росією', 'єВідновлення']</text:p>
      <text:p text:style-name="P4">
类型: Article</text:p>
      <!--METADATA-->
      <text:p text:style-name="P4">
<draw:frame draw:style-name="fr1" draw:name="Image193" text:anchor-type="as-char" svg:width="6.9236in" svg:height="3.956343in" draw:z-index="0">
<draw:image xlink:href="../Images/yкринформ/2023-05-30T18-09-50-03-00/630_360_1682514702-644.jpg" xlink:type="simple" xlink:show="embed" xlink:actuate="onLoad" draw:mime-type="image/jpeg"/>
</draw:frame>
已经在注册中输入了15,000多个申请并销毁了财产。</text:p>
      <text:p text:style-name="P4">
关于这位乌克兰丹尼斯·史密斯(Said)的总理(http://t.me/Denys_Smyhal/5298)在一次政府会议上，乌克林福姆报道。</text:p>
      <text:p text:style-name="P4">
“我们正在继续维修损坏财产的计划是一项决议。今天，今天提交了15,000多个申请，这些地区正在积极创建委员会来考虑受损房地产所有者的申请。 因此，我们完善了该计划尽可能有效地行事的细节。” [Shmigal]说。(https://www.ukrinform.ua/tag-smigal)。</text:p>
      <text:p text:style-name="P4">
据他说，现在那些没有动作或智能手机的人将能够收到维修工作的申请。 有必要联系Cnapabo的社区中社会保护机构，并有助于填写申请。</text:p>
      <text:p text:style-name="P4">
“我们详细介绍了挑战委员会的行动或遗漏的问题，实际上，这些问题正在研究受损的财产。 同样，为了咨询，这些计划可以在15-45时为政府热线续签，”政府负责人强调。</text:p>
      <text:p text:style-name="P4">
他回忆说，当局承诺，帮助200万hryvnias修复损坏的财产仅是重大住房恢复计划的第一步。 “毕竟，成千上万的乌克兰家庭已经完全失去了一天。 在很多情况下，没有什么可以修理的。 因此，该程序的第二阶段是修复。 这是对被摧毁的住房的补偿。现在，我们批准了将支付相应赔偿的决议和公式。”他强调。</text:p>
      <text:p text:style-name="P4">
总理说，这笔钱可以花在建设上。 在这种情况下，资金的支付将直接用于帐户。 还用于购买公寓，其他带住房证书的住房。</text:p>
      <text:p text:style-name="P4">
“薪酬金额将由一个特殊的公式委员会计算，如何计算被摧毁对象的位置，施工年，对象的对象等。 我们还规定了这样的原则，即根据其所在地的住房建设成本不少于其所在地。”总理说。</text:p>
      <text:p text:style-name="P4">
基础设施部正在解释所有细节和付款。正如乌克林福姆(Ukrinform)报道的那样，5月19日，Shmigal表示，部长的内阁正在为向乌克兰人支付赔偿阶段的阶段，以销毁被摧毁的住房，这尚未修复。</text:p>
      <text:p text:style-name="P4">
<text:span text:style-name="T5">
foto：Denis Shmigal/Telegram</text:span>
</text:p>
      <text:p text:style-name="P4">
News Source: <text:a xlink:type="simple" xlink:href="https://www.ukrinform.ua/rubric-vidbudova/3716199-do-reestru-poskodzenogo-ta-zrujnovanogo-majna-vze-vnesli-ponad-15-tisac-zaavok-smigal.html" text:style-name="Internet_20_link" text:visited-style-name="Visited_20_Internet_20_Link">
https://www.ukrinform.ua/rubric-vidbudova/3716199-do-reestru-poskodzenogo-ta-zrujnovanogo-majna-vze-vnesli-ponad-15-tisac-zaavok-smigal.html</text:a>
</text:p>
      <!--NEWS-->
      <text:h text:style-name="P10" text:outline-level="1">
<text:span text:style-name="T4">
在Mezhigorye中，他们将创建一个公园纪念碑的国家重要性</text:span>
</text:h>
      <text:p text:style-name="P4">
作者: Ukrinform (Person)</text:p>
      <text:p text:style-name="P4">
出版商: Укринформ (Organization)</text:p>
      <text:p text:style-name="P4">
出版时间: 2023-05-30T18:18:50+03:00</text:p>
      <text:p text:style-name="P4">
修改时间: 2023-05-30T18:18:50+03:00</text:p>
      <text:p text:style-name="P4">
描述: 部长的内阁批准了法律项目“建立了民族重要性“ Mezhigorye”的公园景观艺术。  - 乌克林。</text:p>
      <text:p text:style-name="P4">
图片: ['<text:a xlink:type="simple" xlink:href="https://static.ukrinform.com/photos/2016_06/thumb_files/630_360_1465464429-1176.jpg" text:style-name="Internet_20_link" text:visited-style-name="Visited_20_Internet_20_Link">
630_360_14654...</text:a>
']</text:p>
      <text:p text:style-name="P4">
标签: ['Кабмін', "Межигір'я", "Пам'ятка"]</text:p>
      <text:p text:style-name="P4">
类型: Article</text:p>
      <!--METADATA-->
      <text:p text:style-name="P4">
<draw:frame draw:style-name="fr1" draw:name="Image194" text:anchor-type="as-char" svg:width="6.9236in" svg:height="3.956343in" draw:z-index="0">
<draw:image xlink:href="../Images/yкринформ/2023-05-30T18-18-50-03-00/630_360_1465464429-1176.jpg" xlink:type="simple" xlink:show="embed" xlink:actuate="onLoad" draw:mime-type="image/jpeg"/>
</draw:frame>
部长的内阁批准了法律项目“关于建立国家医学重要性“ Mezhigorye”的园艺和停车艺术公园的项目。</text:p>
      <text:p text:style-name="P4">
关于<text:a xlink:type="simple" xlink:href="https://t.me/tmelnychuk/2390" text:style-name="Internet_20_link" text:visited-style-name="Visited_20_Internet_20_Link">
电报</text:a>
据报道，乌克林福姆报道说，通知了Verkhovna Rada Taras Melnychuk内阁的内阁代表。</text:p>
      <text:p text:style-name="P4">
“该法案规定，在Mezhizhiria国家公园艺术公园的Vyshgorod地区建立了Mezhizhiria的国家价值，总面积为138,5937公顷供永久使用，”  - 写道。</text:p>
      <text:p text:style-name="P4">
<text:span text:style-name="T4">
另请阅读：</text:span>
 <text:a xlink:type="simple" xlink:href="https://www.ukrinform.ua/rubric-culture/3678934-kulturni-cinnosti-z-mezigira-ta-suholucca-peredadut-muzeam-aki-pograbuvali-rosiani.html" text:style-name="Internet_20_link" text:visited-style-name="Visited_20_Internet_20_Link">
具有“ <text:span text:style-name="T4">
 Mezhigir </text:span>
”和“ Sukholuchchy”的文化价值将被转移到被俄罗斯人抢劫的博物馆</text:a>
此外，根据该法，在乌克兰保护部和自然资源保护部领域的纪念碑公园特别管理的形成。</text:p>
      <text:p text:style-name="P4">
正如乌克林福姆(Ukrinform)报道的那样，Sukholuchy的Tamyslivsky House的Mezhigorye住所的文化价值将被转移到<text:a xlink:type="simple" xlink:href="https://www.ukrinform.ua/tag-muzej" text:style-name="Internet_20_link" text:visited-style-name="Visited_20_Internet_20_Link">
博物馆</text:a>
这受到俄罗斯侵略的影响。</text:p>
      <text:p text:style-name="P4">
News Source: <text:a xlink:type="simple" xlink:href="https://www.ukrinform.ua/rubric-society/3716201-u-mezigiri-stvorat-parkpamatku-zagalnoderzavnogo-znacenna.html" text:style-name="Internet_20_link" text:visited-style-name="Visited_20_Internet_20_Link">
https://www.ukrinform.ua/rubric-society/3716201-u-mezigiri-stvorat-parkpamatku-zagalnoderzavnogo-znacenna.html</text:a>
</text:p>
      <!--NEWS-->
      <text:h text:style-name="P10" text:outline-level="1">
<text:span text:style-name="T4">
Mkip和国际同事讨论了针对文化遗产的军事罪行</text:span>
</text:h>
      <text:p text:style-name="P4">
作者: Ukrinform (Person)</text:p>
      <text:p text:style-name="P4">
出版商: Укринформ (Organization)</text:p>
      <text:p text:style-name="P4">
出版时间: 2023-05-30T18:20:00+03:00</text:p>
      <text:p text:style-name="P4">
修改时间: 2023-05-30T18:20:00+03:00</text:p>
      <text:p text:style-name="P4">
描述: 乌克兰文化与信息政策部的代表参加了一次国际会议，致力于保护文化遗产和对战争罪的固定。  - 乌克林。</text:p>
      <text:p text:style-name="P4">
图片: ['<text:a xlink:type="simple" xlink:href="https://static.ukrinform.com/photos/2022_09/thumb_files/630_360_1662036900-514.jpg" text:style-name="Internet_20_link" text:visited-style-name="Visited_20_Internet_20_Link">
630_360_16620...</text:a>
']</text:p>
      <text:p text:style-name="P4">
标签: ['Культура', 'Культурна спадщина', 'Воєнні злочини', 'МКІП ']</text:p>
      <text:p text:style-name="P4">
类型: Article</text:p>
      <!--METADATA-->
      <text:p text:style-name="P4">
<draw:frame draw:style-name="fr1" draw:name="Image195" text:anchor-type="as-char" svg:width="6.9236in" svg:height="3.956343in" draw:z-index="0">
<draw:image xlink:href="../Images/yкринформ/2023-05-30T18-20-00-03-00/630_360_1662036900-514.jpg" xlink:type="simple" xlink:show="embed" xlink:actuate="onLoad" draw:mime-type="image/jpeg"/>
</draw:frame>
乌克兰文化和信息政策部的代表参加了一次国际会议，该会议致力于保护文化遗产和对战争罪的侵害。</text:p>
      <text:p text:style-name="P4">
根据乌克林福姆的说法，MKIP在[电报]中报告(https://t.me/mkipu/6303)。</text:p>
      <text:p text:style-name="P4">
5月30日，国际在线会议“举行了宝贵和创造性的成分<text:a xlink:type="simple" xlink:href="https://www.ukrinform.ua/tag-kultura" text:style-name="Internet_20_link" text:visited-style-name="Visited_20_Internet_20_Link">
文化</text:a>
在新的社会现实中。” 该事件提到了文化遗产的立法支持和对战争罪的固定。</text:p>
      <text:p text:style-name="P4">
在活动期间，文化遗产局长Mkip Maryana Tomin院长提出了乌克兰文化政策的优先事项，尤其是在选举遗产保护领域，在俄罗斯的军事侵略期间和战争中的战争期间重建</text:p>
      <text:p text:style-name="P4">
拉脱维亚文化学院安妮塔·维维瓦瓦(Anita Vivewewawa)的联合国教科文组织无形文化遗产负责人在她的报告中提出了一项研究“系统性和国际立法的无形文化遗产”。</text:p>
      <text:p text:style-name="P4">
*!(https://www.ukrinform.ua/rubric-culture/3713961-miznarodna-rada-muzeiv-i-mkip-pidgotuvali-cervonij-spisok-kulturnih-cinnostej-pid-zagrozou.html)会议是由乌克兰国家艺术学院，拉脱维亚文化学院和非政府组织“通过文化民主”的“民主”中心的文化研究所组织的。</text:p>
      <text:p text:style-name="P4">
如[Ukrinform]报道(https://www.ukrinform.ua/rubric-culture/3716032-bukovinske-pominalne-derevce-vnesli-do-spisku-nacionalnoi-kulturnoi-spadsini.html)，在乌克兰文化部下的专家理事会，布科维纳纪念树有礼物，包括在国家文化植物名单中。</text:p>
      <text:p text:style-name="P4">
News Source: <text:a xlink:type="simple" xlink:href="https://www.ukrinform.ua/rubric-culture/3716202-mkip-ta-miznarodni-kolegi-obgovorili-fiksaciu-voennih-zlociniv-proti-kulturnoi-spadsini.html" text:style-name="Internet_20_link" text:visited-style-name="Visited_20_Internet_20_Link">
https://www.ukrinform.ua/rubric-culture/3716202-mkip-ta-miznarodni-kolegi-obgovorili-fiksaciu-voennih-zlociniv-proti-kulturnoi-spadsini.html</text:a>
</text:p>
      <!--NEWS-->
      <text:h text:style-name="P10" text:outline-level="1">
<text:span text:style-name="T4">
黑客袭击了政府机构和大型立陶宛企业</text:span>
</text:h>
      <text:p text:style-name="P4">
作者: Ukrinform (Person)</text:p>
      <text:p text:style-name="P4">
出版商: Укринформ (Organization)</text:p>
      <text:p text:style-name="P4">
出版时间: 2023-05-30T18:24:03+03:00</text:p>
      <text:p text:style-name="P4">
修改时间: 2023-05-30T18:24:03+03:00</text:p>
      <text:p text:style-name="P4">
描述: 周二，几家大型企业和一些政府机构都是网络船员，其中一些是由俄罗斯制成的。  - 乌克林。</text:p>
      <text:p text:style-name="P4">
图片: ['<text:a xlink:type="simple" xlink:href="https://static.ukrinform.com/photos/2019_11/thumb_files/630_360_1573715945-878.jpg" text:style-name="Internet_20_link" text:visited-style-name="Visited_20_Internet_20_Link">
630_360_15737...</text:a>
']</text:p>
      <text:p text:style-name="P4">
标签: ['Кібератака', 'Литва', 'Росія']</text:p>
      <text:p text:style-name="P4">
类型: Article</text:p>
      <!--METADATA-->
      <text:p text:style-name="P4">
<draw:frame draw:style-name="fr1" draw:name="Image196" text:anchor-type="as-char" svg:width="6.9236in" svg:height="3.956343in" draw:z-index="0">
<draw:image xlink:href="../Images/yкринформ/2023-05-30T18-24-03-03-00/630_360_1573715945-878.jpg" xlink:type="simple" xlink:show="embed" xlink:actuate="onLoad" draw:mime-type="image/jpeg"/>
</draw:frame>
周二，大型企业和一些政府机构是网络船员，其中一些是由俄罗斯制成的。</text:p>
      <text:p text:style-name="P4">
关于它报告了乌克林福姆，参考了国家<text:a xlink:type="simple" xlink:href="http://www.lrt.lt/ru/novosti/17/2001245/predpriiatiia-i-uchrezhdeniia-litvy-podverglis-kiberatakam" text:style-name="Internet_20_link" text:visited-style-name="Visited_20_Internet_20_Link">
广播公司LRT</text:a>
。</text:p>
      <text:p text:style-name="P4">
Avia Solutions Group商业集团(ASG)她报告说，在爱尔兰，立陶宛，拉脱维亚和其他国家的办公室早晨，现役基伯塔卡(Kiberataka)破坏了该集团的工作，而不仅仅是其企业的紧张局势。</text:p>
      <text:p text:style-name="P4">
Romasbyvichus Group技术，基础设施与发展部主管表示，大规模网络攻击是由[俄罗斯]组织的(https://www.ukrinform.ua/tag-rosia)。 “当情况开始清除时，很明显袭击是从俄罗斯发出的。 我们知道，其他企业，主要是国家拥有的企业，也遭受了类似的袭击。”他说。</text:p>
      <text:p text:style-name="P4">
Ddosataks说，其信息技术和基础设施经理Hivmamamamiculan表示，Linasagro最大的农业工业企业。 周一发现了攻击，因此必须关闭Osaytte的访问，它几乎没有工作。 Mikuleni补充说，该公司首先遇到了该水平的攻击，其起源和cylineine。</text:p>
      <text:p text:style-name="P4">
由ICOR ICOR关注控制的城市服务也证实了黑客正在进攻。</text:p>
      <text:p text:style-name="P4">
BNS新闻社在周二早上的活动也通过网络攻击中断了一段时间。</text:p>
      <text:p text:style-name="P4">
立陶宛射手座联盟也可能受到打击。 这个志愿者的准官组织是该国辩护中的第三条联系，他说她对失败的原因感到邪恶，但并不拒绝网络攻击的可能性。</text:p>
      <text:p text:style-name="P4">
国家网络安全中心已确认已收到增加DDOS攻击的请求。 用于破坏网站工作的数据流不仅来自立陶宛，而且来自包括俄罗斯在内的国外。</text:p>
      <text:p text:style-name="P4">
<text:span text:style-name="T4">
另请阅读：</text:span>
 <text:a xlink:type="simple" xlink:href="https://www.ukrinform.ua/rubric-world/3714568-v-italii-hakeri-atakuvali-ministerstvo-biznesu.html" text:style-name="Internet_20_link" text:visited-style-name="Visited_20_Internet_20_Link">
在意大利<text:span text:style-name="T4">
黑客</text:span>
并攻击了商业部</text:a>
</text:p>
      <text:p text:style-name="P4">
News Source: <text:a xlink:type="simple" xlink:href="https://www.ukrinform.ua/rubric-world/3716203-hakeri-atakuvali-derzustanovi-ta-veliki-pidpriemstva-litvi.html" text:style-name="Internet_20_link" text:visited-style-name="Visited_20_Internet_20_Link">
https://www.ukrinform.ua/rubric-world/3716203-hakeri-atakuvali-derzustanovi-ta-veliki-pidpriemstva-litvi.html</text:a>
</text:p>
      <!--NEWS-->
      <text:h text:style-name="P10" text:outline-level="1">
<text:span text:style-name="T4">
在刚果叛军中，至少杀死了17人</text:span>
</text:h>
      <text:p text:style-name="P4">
作者: Ukrinform (Person)</text:p>
      <text:p text:style-name="P4">
出版商: Укринформ (Organization)</text:p>
      <text:p text:style-name="P4">
出版时间: 2023-05-30T18:26:00+03:00</text:p>
      <text:p text:style-name="P4">
修改时间: 2023-05-30T18:26:00+03:00</text:p>
      <text:p text:style-name="P4">
描述: 地方当局说，在刚果东部的北基沃省，至少有17人被极端极端叛乱分子杀害。  - 乌克林。</text:p>
      <text:p text:style-name="P4">
图片: ['<text:a xlink:type="simple" xlink:href="https://static.ukrinform.com/photos/2023_05/thumb_files/630_360_1685460264-689.jpg" text:style-name="Internet_20_link" text:visited-style-name="Visited_20_Internet_20_Link">
630_360_16854...</text:a>
']</text:p>
      <text:p text:style-name="P4">
标签: ['Екстремізм', 'ІДІЛ', 'Конго', 'Вбивство']</text:p>
      <text:p text:style-name="P4">
类型: Article</text:p>
      <!--METADATA-->
      <text:p text:style-name="P4">
<draw:frame draw:style-name="fr1" draw:name="Image197" text:anchor-type="as-char" svg:width="6.9236in" svg:height="3.956343in" draw:z-index="0">
<draw:image xlink:href="../Images/yкринформ/2023-05-30T18-26-00-03-00/630_360_1685460264-689.jpg" xlink:type="simple" xlink:show="embed" xlink:actuate="onLoad" draw:mime-type="image/jpeg"/>
</draw:frame>
地方当局说，刚果之路北部至少有17人被北基村省的极端人口杀害。</text:p>
      <text:p text:style-name="P4">
正如乌克林福姆报道的那样，它报告了<text:a xlink:type="simple" xlink:href="https://apnews.com/article/jihadi-violence-congo-rebels-a6ef6d240da7200e6d07a76155d4cd07" text:style-name="Internet_20_link" text:visited-style-name="Visited_20_Internet_20_Link">
美联社</text:a>
。</text:p>
      <text:p text:style-name="P4">
“在周日，我们埋葬了10具尸体。 受害者是周四至周五在凯南(Kainan)之间被联合民主力量杀害的平民。 周一又发现了七个。”副州长Sabitinama说。</text:p>
      <text:p text:style-name="P4">
据信，联合民主力量的组织与腐败有关“ <text:a xlink:type="simple" xlink:href="https://www.ukrinform.ua/tag-idil" text:style-name="Internet_20_link" text:visited-style-name="Visited_20_Internet_20_Link">
伊斯兰国</text:a>
»，在消息中说。</text:p>
      <text:p text:style-name="P4">
刚果东部的冲突已经存在，那里有120多个武装团体一直在战斗。 大多数人争夺土地并控制着有价值的矿物的矿山，一些群体试图保护其社区。</text:p>
      <text:p text:style-name="P4">
据联合国称，从去年4月开始，由于美国袭击，在刚果中至少有370名平民被杀，数百人被盗，其中包括大量儿童。</text:p>
      <text:p text:style-name="P4">
<text:span text:style-name="T4">
另请阅读：</text:span>
 [在<text:span text:style-name="T4">
刚果</text:span>
战斗机袭击了村庄，20人被杀]](https://www.ukrinform.ua/rubric-world/3693626-u-kongo-pid-cas-napadu-bojovikiv-na-selo-zaginuli-blizko-20-ludej.html)3月，该组织认识到他们参与谋杀35多人在北基沃省的藏匿处。</text:p>
      <text:p text:style-name="P4">
“战斗加剧了刚果东部的可怕人道主义危机。 数百人面临急性缺乏食物和疾病的传播，”出版物写道。</text:p>
      <text:p text:style-name="P4">
如[Ukrinform]报道(https://www.ukrinform.ua/rubric-world/3716112-u-livii-do-smertnoi-kari-zasudili-23-ludej-za-ucast-u-kampanii-idil.html)，利比亚法院判处23人判处死刑，并因参加伊斯兰国战斗人员的血腥运动而被判入狱14人。</text:p>
      <text:p text:style-name="P4">
News Source: <text:a xlink:type="simple" xlink:href="https://www.ukrinform.ua/rubric-world/3716204-u-kongo-povstanciekstremisti-vbili-sonajmense-17-ludej.html" text:style-name="Internet_20_link" text:visited-style-name="Visited_20_Internet_20_Link">
https://www.ukrinform.ua/rubric-world/3716204-u-kongo-povstanciekstremisti-vbili-sonajmense-17-ludej.html</text:a>
</text:p>
      <!--NEWS-->
      <text:h text:style-name="P10" text:outline-level="1">
<text:span text:style-name="T4">
法院在FSB代理商的监狱中签下了15年</text:span>
</text:h>
      <text:p text:style-name="P4">
作者: Ukrinform (Person)</text:p>
      <text:p text:style-name="P4">
出版商: Укринформ (Organization)</text:p>
      <text:p text:style-name="P4">
出版时间: 2023-05-30T18:30:00+03:00</text:p>
      <text:p text:style-name="P4">
修改时间: 2023-05-30T18:30:00+03:00</text:p>
      <text:p text:style-name="P4">
描述: 法院根据FSB特工的格子任命了15年，该格子制定了对Kropyvnytskyi电动变电站的空袭。  - 乌克林。</text:p>
      <text:p text:style-name="P4">
图片: ['<text:a xlink:type="simple" xlink:href="https://static.ukrinform.com/photos/2023_05/thumb_files/630_360_1685460383-429.jpg" text:style-name="Internet_20_link" text:visited-style-name="Visited_20_Internet_20_Link">
630_360_16854...</text:a>
']</text:p>
      <text:p text:style-name="P4">
标签: ['фсб рф', 'Кропивницький', 'СБУ', 'Шпіонаж', 'Суд', "В'язниця"]</text:p>
      <text:p text:style-name="P4">
类型: Article</text:p>
      <!--METADATA-->
      <text:p text:style-name="P4">
<draw:frame draw:style-name="fr1" draw:name="Image198" text:anchor-type="as-char" svg:width="6.9236in" svg:height="3.956343in" draw:z-index="0">
<draw:image xlink:href="../Images/yкринформ/2023-05-30T18-30-00-03-00/630_360_1685460383-429.jpg" xlink:type="simple" xlink:show="embed" xlink:actuate="onLoad" draw:mime-type="image/jpeg"/>
</draw:frame>
他在FSB特工的格子上评判了15年，后者准备了Kropyvnytskyi的空袭。</text:p>
      <text:p text:style-name="P4">
根据乌克林福姆的说法，SBU在[电报]中报告(https://t.me/SBUkr/8477?single)。</text:p>
      <text:p text:style-name="P4">
该消息写道：“安全部门已经收集了另一名FSB代理商的故障的合理证据。它完成了调整俄罗斯空袭的敌对任务。”</text:p>
      <text:p text:style-name="P4">
在俄罗斯情报服务的指示下，代理商必须在区域中心的一个变压器变电站附近安装一个GPS跟踪器。</text:p>
      <text:p text:style-name="P4">
根据信号，乘员想调整乌克兰能量对象的导弹罢工。</text:p>
      <text:p text:style-name="P4">
SBU的工作人员于2023年1月底在城市电气变电站生产GPS魔术师期间拘留了袭击者。</text:p>
      <text:p text:style-name="P4">
<text:span text:style-name="T4">
另请阅读：</text:span>
 <text:a xlink:type="simple" xlink:href="https://www.ukrinform.ua/rubric-regions/3715471-sbu-zatrimala-eksdeputata-zaporizkoi-miskradi-akij-navodiv-rosijski-raketi.html" text:style-name="Internet_20_link" text:visited-style-name="Visited_20_Internet_20_Link">
SBU拘留了Zaporizhzhya市议会的前任，“引用”俄罗斯导弹</text:a>
根据乌克兰特殊服务的材料，法院被没收财产判处他15年监禁。</text:p>
      <text:p text:style-name="P4">
根据调查人员的说法，敌对的同事是当地居民，在全面入侵开始后，他被FSBDStystent招募。</text:p>
      <text:p text:style-name="P4">
在俄罗斯情报部门的视野中，他通过了克里姆林宫的观点，一再发表了他的观点。</text:p>
      <text:p text:style-name="P4">
<text:span text:style-name="T4">
另请阅读：</text:span>
 <text:a xlink:type="simple" xlink:href="https://www.ukrinform.ua/rubric-regions/3714772-sbu-zatrimala-informatora-rosian-akij-zlivav-lokacii-sil-oboroni-na-pivdni.html" text:style-name="Internet_20_link" text:visited-style-name="Visited_20_Internet_20_Link">
SBU拘留了“ <text:span text:style-name="T4">
超声</text:span>
 AB”国防军在南部的俄罗斯人的线人</text:a>
根据收集的证据，法院在第2部分的《艺术》中裁定袭击者有罪。 111乌克兰的刑法(державна зрада, вчинена в умовах воєнногостану).</text:p>
      <text:p text:style-name="P4">
Як повідомляв Укрінформ, суд призначив <text:a xlink:type="simple" xlink:href="https://www.ukrinform.ua/rubric-regions/3714159-rosijskij-informator-z-poltavsini-provede-za-gratami-10-rokiv.html" text:style-name="Internet_20_link" text:visited-style-name="Visited_20_Internet_20_Link">
 10 років за ґратами</text:a>
俄罗斯从波兰地区的继承权，该地区通过了玛丽奥波尔捍卫者的立场。</text:p>
      <text:p text:style-name="P4">
<text:span text:style-name="T5">
foto：sbu</text:span>
</text:p>
      <text:p text:style-name="P4">
News Source: <text:a xlink:type="simple" xlink:href="https://www.ukrinform.ua/rubric-regions/3716207-sud-dav-15-rokiv-turmi-agentu-fsb-akij-navodiv-raketi-na-elektropidstancii-kropivnickogo.html" text:style-name="Internet_20_link" text:visited-style-name="Visited_20_Internet_20_Link">
https://www.ukrinform.ua/rubric-regions/3716207-sud-dav-15-rokiv-turmi-agentu-fsb-akij-navodiv-raketi-na-elektropidstancii-kropivnickogo.html</text:a>
</text:p>
      <!--NEWS-->
      <text:h text:style-name="P10" text:outline-level="1">
<text:span text:style-name="T4">
Кіпрський «АЕК» оголосив про завершення співпраці з Громовим</text:span>
</text:h>
      <text:p text:style-name="P4">
作者: Ukrinform (Person)</text:p>
      <text:p text:style-name="P4">
出版商: Укринформ (Organization)</text:p>
      <text:p text:style-name="P4">
出版时间: 2023-05-30T18:36:37+03:00</text:p>
      <text:p text:style-name="P4">
修改时间: 2023-05-30T18:36:37+03:00</text:p>
      <text:p text:style-name="P4">
描述: 除了乌克兰人外，球队的状况还将留下六名足球运动员。  - 乌克林。</text:p>
      <text:p text:style-name="P4">
图片: ['<text:a xlink:type="simple" xlink:href="https://static.ukrinform.com/photos/2023_05/thumb_files/630_360_1685460826-176.jpg" text:style-name="Internet_20_link" text:visited-style-name="Visited_20_Internet_20_Link">
630_360_16854...</text:a>
']</text:p>
      <text:p text:style-name="P4">
标签: ['Футбол']</text:p>
      <text:p text:style-name="P4">
类型: Article</text:p>
      <!--METADATA-->
      <text:p text:style-name="P4">
<draw:frame draw:style-name="fr1" draw:name="Image202" text:anchor-type="as-char" svg:width="6.9236in" svg:height="3.956343in" draw:z-index="0">
<draw:image xlink:href="../Images/yкринформ/2023-05-30T18-36-37-03-00/630_360_1685460826-176.jpg" xlink:type="simple" xlink:show="embed" xlink:actuate="onLoad" draw:mime-type="image/jpeg"/>
</draw:frame>
球队的状态将留下六名足球运动员。</text:p>
      <text:p text:style-name="P4">
[报告] 33岁的前锋阿尔特姆·格罗莫夫(Artem Gromov)将离开AECT“ AEC”。(https://www.aek.com.cy/article/podosfairo/anakoinosi-gia-efta-podosfairistes)据报道，Larnaca俱乐部的官方网站据报道。</text:p>
      <text:p text:style-name="P4">
除了乌克兰人外，球队的状况还将留下六名足球运动员。</text:p>
      <text:p text:style-name="P4">
阿尔特姆·格罗莫夫(Artem Gromov)于今年1月因自由球员的权利去了AECA。</text:p>
      <text:p text:style-name="P4">
有趣的是，从一开始，合作才设计了1。5年，因此，这显然不是关于合同的完成，而是关于其早期还款。</text:p>
      <text:p text:style-name="P4">
<text:span text:style-name="T4">
另请阅读：</text:span>
 [<text:span text:style-name="T4">
次要运动</text:span>
命名名称(https://www.ukrinform.ua/rubric-sports/3714637-minmolodsportu-nazvalo-imena-sportsmeniv-aki-ne-povernulis-iz-zakordonu.html)对于Aek Gromov花了12场比赛(311分钟)其中未认识到有效的行动。</text:p>
      <text:p text:style-name="P4">
照片：aek.com.cy</text:p>
      <text:p text:style-name="P4">
News Source: <text:a xlink:type="simple" xlink:href="https://www.ukrinform.ua/rubric-sports/3716210-kiprskij-aek-ogolosiv-pro-zaversenna-spivpraci-z-gromovim.html" text:style-name="Internet_20_link" text:visited-style-name="Visited_20_Internet_20_Link">
https://www.ukrinform.ua/rubric-sports/3716210-kiprskij-aek-ogolosiv-pro-zaversenna-spivpraci-z-gromovim.html</text:a>
</text:p>
      <!--NEWS-->
      <text:h text:style-name="P10" text:outline-level="1">
<text:span text:style-name="T4">
В останній день весни подекуди дощитиме, вдень до +25°</text:span>
</text:h>
      <text:p text:style-name="P4">
作者: Ukrinform (Person)</text:p>
      <text:p text:style-name="P4">
出版商: Укринформ (Organization)</text:p>
      <text:p text:style-name="P4">
出版时间: 2023-05-30T18:45:19+03:00</text:p>
      <text:p text:style-name="P4">
修改时间: 2023-05-30T18:45:19+03:00</text:p>
      <text:p text:style-name="P4">
描述: 5月31日，星期三，乌克兰预计浑浊。 在该国的东南部和东部，下午，在喀尔巴阡山脉和跨速度，短期降雨，有时是雷暴； 在其余领土内没有降水。  - 乌克林。</text:p>
      <text:p text:style-name="P4">
图片: ['<text:a xlink:type="simple" xlink:href="https://static.ukrinform.com/photos/2022_05/thumb_files/630_360_1653467575-748.jpg" text:style-name="Internet_20_link" text:visited-style-name="Visited_20_Internet_20_Link">
630_360_16534...</text:a>
']</text:p>
      <text:p text:style-name="P4">
标签: ['Дощ', 'Гроза', 'Погода', 'Весна']</text:p>
      <text:p text:style-name="P4">
类型: Article</text:p>
      <!--METADATA-->
      <text:p text:style-name="P4">
<draw:frame draw:style-name="fr1" draw:name="Image203" text:anchor-type="as-char" svg:width="6.9236in" svg:height="3.956343in" draw:z-index="0">
<draw:image xlink:href="../Images/yкринформ/2023-05-30T18-45-19-03-00/630_360_1653467575-748.jpg" xlink:type="simple" xlink:show="embed" xlink:actuate="onLoad" draw:mime-type="image/jpeg"/>
</draw:frame>
5月31日，星期三，乌克兰预计浑浊。 在该国东南部的悬崖部分，下午，在雷暴的某些地方，在喀尔巴阡地区和跨汽车降雨中； 在其余领土内没有降水。</text:p>
      <text:p text:style-name="P4">
乌克兰形式在乌克兰水文气象学中心报道。</text:p>
      <text:p text:style-name="P4">
根据预报员的说法，明天的风是北方5-10 m/s。 晚上10-15°的温度在西部地区7-12°； 下午20-25°，在Zaporizhhya，Donetsk Talugansk地区17-22°，在喀尔巴阡山脉13-18°。</text:p>
      <text:p text:style-name="P4">
在周三的首都地区，不断变化，没有降水。 北风，5-10 m/s。 夜间基辅的温度为13-15°，下午22-24°； 在晚上10-15°的晚上，下午20-25°。</text:p>
      <text:p text:style-name="P4">
6月1日，预报员预测改变了云彩。 6月1日，晚上，下午，东南部，东南地区，Transcarpathia和Prykarpattya，6月2日，下午在西部，北部，北部，Vinnytsia和Cherkasy地区，短期短期<text:a xlink:type="simple" xlink:href="https://www.ukrinform.ua/tag-dos" text:style-name="Internet_20_link" text:visited-style-name="Visited_20_Internet_20_Link">
Rains</text:a>
，雷暴； 在其余领土内没有降水。 东北向西南吹到5-10 m/s。</text:p>
      <text:p text:style-name="P4">
<text:span text:style-name="T4">
另请阅读：</text:span>
 <text:a xlink:type="simple" xlink:href="https://www.ukrinform.ua/rubric-world/3710494-u-pivdennij-evropi-ocikuetsa-najspekotnise-lito-cerez-zminu-klimatu.html" text:style-name="Internet_20_link" text:visited-style-name="Visited_20_Internet_20_Link">
在南欧，由于气候变化而期望最热的夏天</text:a>
6月1日晚上10-15°晚上的温度在西部，北部和文尼特地区7-12°； 6月1日，6月2日，6月2日，在6月2日，6月2日，19-24°的东南部，下午22-27°。</text:p>
      <text:p text:style-name="P4">
在首都和基辅地区，6月1日至2日，在6月2日下午，在没有降水的情况下改变了阴云，短期降雨，有时有时是雷暴。 东北向西南吹到5-10 m/s。 6月2日至12日，6月2日至12日，基辅的温度13-15°； 第24-26°。 在该地区：6月2日至6月2日晚上10-15°； 下午22-27°。</text:p>
      <text:p text:style-name="P4">
根据乌克里德酚中心的说法，6月3日在乌克兰短期降雨，雷暴(南沙基特地区和该国东南部的地方); 6月4日，仅在该国东南部和喀尔巴阡地区，仅在东南部。 6月3日，在6月3日在西部和北部地区的温度为6月4日，在乌克兰，除了最南端，6-12°，在西部和北胚中，热量降低了3-9°的热量； 6月3日，第17-23天，在该国东部的Talid 21-27°的南部。</text:p>
      <text:p text:style-name="P4">
News Source: <text:a xlink:type="simple" xlink:href="https://www.ukrinform.ua/rubric-regions/3716215-v-ostannij-den-vesni-podekudi-dositime-vden-do-25.html" text:style-name="Internet_20_link" text:visited-style-name="Visited_20_Internet_20_Link">
https://www.ukrinform.ua/rubric-regions/3716215-v-ostannij-den-vesni-podekudi-dositime-vden-do-25.html</text:a>
</text:p>
      <!--NEWS-->
      <text:h text:style-name="P10" text:outline-level="1">
<text:span text:style-name="T4">
乌克兰有权在其边界之外捍卫自己 - 英国外交部</text:span>
</text:h>
      <text:p text:style-name="P4">
作者: Ukrinform (Person)</text:p>
      <text:p text:style-name="P4">
出版商: Укринформ (Organization)</text:p>
      <text:p text:style-name="P4">
出版时间: 2023-05-30T18:52:59+03:00</text:p>
      <text:p text:style-name="P4">
修改时间: 2023-05-30T18:52:59+03:00</text:p>
      <text:p text:style-name="P4">
描述: 英国外交部长詹姆斯·克莱维利（James Kleverli）周二表示，乌克兰拥有捍卫自己的合法权利，并可以在其边界之外使用武力。  - 乌克林。</text:p>
      <text:p text:style-name="P4">
图片: ['<text:a xlink:type="simple" xlink:href="https://static.ukrinform.com/photos/2022_09/thumb_files/630_360_1663519318-605.jpg" text:style-name="Internet_20_link" text:visited-style-name="Visited_20_Internet_20_Link">
630_360_16635...</text:a>
']</text:p>
      <text:p text:style-name="P4">
标签: ['Британія', 'МЗС', 'Оборона', 'Війна з Росією']</text:p>
      <text:p text:style-name="P4">
类型: Article</text:p>
      <!--METADATA-->
      <text:p text:style-name="P4">
<draw:frame draw:style-name="fr1" draw:name="Image204" text:anchor-type="as-char" svg:width="6.9236in" svg:height="3.956343in" draw:z-index="0">
<draw:image xlink:href="../Images/yкринформ/2023-05-30T18-52-59-03-00/630_360_1663519318-605.jpg" xlink:type="simple" xlink:show="embed" xlink:actuate="onLoad" draw:mime-type="image/jpeg"/>
</draw:frame>
英国法律部詹姆斯·克莱维利(James Kleverli)周二表示，乌克兰拥有捍卫自己的合法权利，可以在边界之外使用武力。</text:p>
      <text:p text:style-name="P4">
正如乌克林福姆报道的那样，它报告了<text:a xlink:type="simple" xlink:href="http://news.sky.com/story/ukraine-russia-war-latest-moscow-drone-attack-kyiv-putin-12541713" text:style-name="Internet_20_link" text:visited-style-name="Visited_20_Internet_20_Link">
天空新闻</text:a>
。</text:p>
      <text:p text:style-name="P4">
“她当然(乌克兰 - 编辑。)有合法的权利(捍卫自己 -  ed。)在其边界内，它也有权利用边界需求者的权力破坏俄罗斯将武力送往苏木瑞的能力。”英国部长说。</text:p>
      <text:p text:style-name="P4">
为了回答有关莫斯科无人机的晨间袭击以及乌克兰是否有权攻击俄罗斯联邦领土的问题，克莱维利说，这不是对袭击的性质做出的。</text:p>
      <text:p text:style-name="P4">
同时，他补充说，乌克兰拥有“捍卫自己的合法权利”。</text:p>
      <text:p text:style-name="P4">
英国外交大臣强调，乌克兰领土的“合法军事目标”是其自卫的一部分。</text:p>
      <text:p text:style-name="P4">
部长补充说：“我们必须承认。”</text:p>
      <text:p text:style-name="P4">
<text:span text:style-name="T4">
另请阅读：</text:span>
 <text:a xlink:type="simple" xlink:href="https://www.ukrinform.ua/rubric-polytics/3715806-rutte-dopomagati-ukraini-zahisatisa-ce-ne-vibir-ce-potribno-robiti.html" text:style-name="Internet_20_link" text:visited-style-name="Visited_20_Internet_20_Link">
Rutte：帮助乌克兰<text:span text:style-name="T4">
捍卫自己</text:span>
不是选择，应该做到</text:a>
</text:p>
      <text:p text:style-name="P4">
Як повідомляв Укрінформ, за даними <text:a xlink:type="simple" xlink:href="http://meduza.io/feature/2023/05/30/v-moskve-v-zhilye-doma-popali-bespilotniki-v-podmoskovie-sbity-neskolko-dronov" text:style-name="Internet_20_link" text:visited-style-name="Visited_20_Internet_20_Link">
 російських ЗМІ</text:a>
，莫斯科和莫斯科，施加了约25台无人机，其中大多数被机载空气撞倒，其中一些无人机被树木和电线捕获，因为它们的高度有些高。 三个无人机撞到了住宅建筑物中，但他们没有爆炸。</text:p>
      <text:p text:style-name="P4">
俄罗斯调查委员会<text:a xlink:type="simple" xlink:href="https://www.ukrinform.ua/rubric-world/3715937-blizko-25-bezpilotnikiv-nad-moskvou-ta-pidmoskovam-slidkom-rf-sukae-pricetnih.html" text:style-name="Internet_20_link" text:visited-style-name="Visited_20_Internet_20_Link">
陈述</text:a>
该调查人员正在调查“莫斯科房屋上坠落飞机的事实”地点。</text:p>
      <text:p text:style-name="P4">
在空军中，武装部队拒绝对莫斯科无人机的袭击发表评论。 武装部队的武装部队在唯一新闻的空气中，回答了俄罗斯人在俄罗斯联合会中的无人机是否扑灭的问题，他说：“我们不对俄罗斯天空中的什么发表评论。 也许有人被淬灭了，也许有人生病了。 但是我们还能做什么？ 已经尝试了一切，因此，克里姆林宫政权的痛苦不再知道如何给自己建议。”在俄罗斯在俄罗斯领土上对乌克兰进行了全面战争之后，边界和更遥远的爆炸，火灾，无人机袭击发生。</text:p>
      <text:p text:style-name="P4">
<text:span text:style-name="T5">
foto：James Manning/PA</text:span>
</text:p>
      <text:p text:style-name="P4">
News Source: <text:a xlink:type="simple" xlink:href="https://www.ukrinform.ua/rubric-ato/3716218-ukraina-mae-pravo-zahisatisa-poza-mezami-svoih-kordoniv-mzs-britanii.html" text:style-name="Internet_20_link" text:visited-style-name="Visited_20_Internet_20_Link">
https://www.ukrinform.ua/rubric-ato/3716218-ukraina-mae-pravo-zahisatisa-poza-mezami-svoih-kordoniv-mzs-britanii.html</text:a>
</text:p>
      <!--NEWS-->
      <text:h text:style-name="P10" text:outline-level="1">
<text:span text:style-name="T4">
以色列的以色列有数十名乌克兰人 - 大使</text:span>
</text:h>
      <text:p text:style-name="P4">
作者: Ukrinform (Person)</text:p>
      <text:p text:style-name="P4">
出版商: Укринформ (Organization)</text:p>
      <text:p text:style-name="P4">
出版时间: 2023-05-30T18:55:38+03:00</text:p>
      <text:p text:style-name="P4">
修改时间: 2023-05-30T18:55:38+03:00</text:p>
      <text:p text:style-name="P4">
描述: Зараз в Ізраїлі проходять фізичну та психологічну реабілітацію кілька десятків українців, але головна мета ізраїльських фахівців – передати досвід, щоб необхідну допомогу всі постраждалі від війни могли отримувати в Україні. — Укрінформ.</text:p>
      <text:p text:style-name="P4">
图片: ['<text:a xlink:type="simple" xlink:href="https://static.ukrinform.com/photos/2023_05/thumb_files/630_360_1685456322-7946.jpeg" text:style-name="Internet_20_link" text:visited-style-name="Visited_20_Internet_20_Link">
630_360_16854...</text:a>
']</text:p>
      <text:p text:style-name="P4">
标签: ['Ізраїль', 'Реабілітація', 'Україна', 'Психолог']</text:p>
      <text:p text:style-name="P4">
类型: Article</text:p>
      <!--METADATA-->
      <text:p text:style-name="P4">
<draw:frame draw:style-name="fr1" draw:name="Image205" text:anchor-type="as-char" svg:width="6.9236in" svg:height="3.956343in" draw:z-index="0">
<draw:image xlink:href="../Images/yкринформ/2023-05-30T18-55-38-03-00/630_360_1685456322-7946.jpeg" xlink:type="simple" xlink:show="embed" xlink:actuate="onLoad" draw:mime-type="image/jpeg"/>
</draw:frame>
目前，签证正在经历数十名乌克兰人的身体和心理康复，但以色列专家的主要目标是传达经验，即可以从乌克兰战争中获得所有必要的援助。</text:p>
      <text:p text:style-name="P4">
以色列国在乌克兰布罗德斯基的乌克兰大使在乌克兰的乌克兰 - 以色列康复峰会上向乌克兰的通讯员发表评论。</text:p>
      <text:p text:style-name="P4">
“我们已经接受了数十名乌克兰人的心理和身体康复，包括军事和平民。 此外，我们为来自乌克兰的数百名医生，康复者，社会工作者和心理学家提供了免费的培训课程。 这些人中有成千上万的专家能够在线培训。 毕竟，我们的主要目标是不要让所有需要康复的人<text:a xlink:type="simple" xlink:href="https://www.ukrinform.ua/tag-izrail" text:style-name="Internet_20_link" text:visited-style-name="Visited_20_Internet_20_Link">
以色列</text:a>
，并教导在这里做。 我们有一个在乌克兰还没有的mod，但这是时间问题。”  - 布雷德罗斯基说。</text:p>
      <text:p text:style-name="P4">
乌克兰捍卫者之一是从维兹雷尔(Vizrael)康复中获得帮助的乌克兰捍卫者，是来自黑人国家第72旅的敖德萨·奥莱格·沃兹克(Odessa Oleg Vozhik)的志愿者。 去年7月，他头晕救出了他的兄弟，他在巴赫穆特(Bakhmut)受伤。</text:p>
      <text:p text:style-name="P4">
“腿在巴赫穆特立即被截肢，因为不再可以保存。 随后，他在利维夫康复中心，我已经在这里被告知Ezmog去以色列。 我同意。 因为我的截肢很高，而图梅尼可以安装一个相当沉重的假体，这并不方便地附着，但是对我来说是一个特殊的选择，这很容易，快速固定和回声，” Vozhik说。</text:p>
      <text:p text:style-name="P4">
*!]](https://www.ukrinform.ua/rubric-society/3663403-psihologicna-reabilitacia-vijskovih-minveteraniv-zakontraktuvalo-vze-40-likuvalnih-zakladiv.html)</text:p>
      <text:p text:style-name="P4">
News Source: <text:a xlink:type="simple" xlink:href="https://www.ukrinform.ua/rubric-society/3716220-v-izraili-prohodat-reabilitaciu-kilka-desatkiv-ukrainciv-posol.html" text:style-name="Internet_20_link" text:visited-style-name="Visited_20_Internet_20_Link">
https://www.ukrinform.ua/rubric-society/3716220-v-izraili-prohodat-reabilitaciu-kilka-desatkiv-ukrainciv-posol.html</text:a>
</text:p>
      <!--NEWS-->
      <text:h text:style-name="P10" text:outline-level="1">
<text:span text:style-name="T4">
在Melitopol，听到了强大的爆炸 - 市长</text:span>
</text:h>
      <text:p text:style-name="P4">
作者: Ukrinform (Person)</text:p>
      <text:p text:style-name="P4">
出版商: Укринформ (Organization)</text:p>
      <text:p text:style-name="P4">
出版时间: 2023-05-30T19:01:00+03:00</text:p>
      <text:p text:style-name="P4">
修改时间: 2023-05-30T19:01:00+03:00</text:p>
      <text:p text:style-name="P4">
描述: 在暂时占领的梅利托波尔（Melitopol）中听到了强烈的爆炸声。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елітополь', 'Вибух', 'Війна з Росією']</text:p>
      <text:p text:style-name="P4">
类型: Article</text:p>
      <!--METADATA-->
      <text:p text:style-name="P4">
<draw:frame draw:style-name="fr1" draw:name="Image207" text:anchor-type="as-char" svg:width="6.9236in" svg:height="3.956343in" draw:z-index="0">
<draw:image xlink:href="../Images/yкринформ/2023-05-30T19-01-00-03-00/630_360_1669987737-966.jpg" xlink:type="simple" xlink:show="embed" xlink:actuate="onLoad" draw:mime-type="image/jpeg"/>
</draw:frame>
被占领的Melitopol爆发了强大的爆炸。</text:p>
      <text:p text:style-name="P4">
关于<text:a xlink:type="simple" xlink:href="http://t.me/ivan_fedorov_melitopol/2121" text:style-name="Internet_20_link" text:visited-style-name="Visited_20_Internet_20_Link">
电报</text:a>
梅利托波尔报道，梅利托波尔·伊万·费多罗夫(Melitopol Ivan Fedorov)报道。</text:p>
      <text:p text:style-name="P4">
“ [Melitopol]的强大爆炸(https://www.ukrinform.ua/tag-melitopol)整个城市都很ham愧。 我们澄清了细节，“  - 帖子读。</text:p>
      <text:p text:style-name="P4">
职业出版物也写了有关爆炸的文章，但入侵者报告说，空军据称起作用。</text:p>
      <text:p text:style-name="P4">
<text:span text:style-name="T4">
另请阅读：</text:span>
 <text:a xlink:type="simple" xlink:href="https://www.ukrinform.ua/rubric-regions/3716033-u-mariupoli-prolunali-dva-vibuhi-u-rajoni-azovstali.html" text:style-name="Internet_20_link" text:visited-style-name="Visited_20_Internet_20_Link">
在Mariupol两个<text:span text:style-name="T4">
爆炸</text:span>
 Azovstal地区的爆炸</text:a>
后来，费多洛夫(Fedorov)补充说，爆炸发生在被捕获的植物“自毛皮”附近，敌人变成了军事基地。</text:p>
      <text:p text:style-name="P4">
正如乌克林福姆(Ukrinform)报道的那样，在被占领的梅利托波尔(Melitopol)绑架，并保持了无与伦比的记者艾琳娜·勒夫钦科(Irina Levchenko)和她的丈夫亚历山大(Alexander)。</text:p>
      <text:p text:style-name="P4">
<text:span text:style-name="T5">
照片说明性</text:span>
</text:p>
      <text:p text:style-name="P4">
News Source: <text:a xlink:type="simple" xlink:href="https://www.ukrinform.ua/rubric-regions/3716222-u-melitopoli-lunaut-potuzni-vibuhi-mer.html" text:style-name="Internet_20_link" text:visited-style-name="Visited_20_Internet_20_Link">
https://www.ukrinform.ua/rubric-regions/3716222-u-melitopoli-lunaut-potuzni-vibuhi-mer.html</text:a>
</text:p>
      <!--NEWS-->
      <text:h text:style-name="P10" text:outline-level="1">
<text:span text:style-name="T4">
Ukrzaliznytsia在购买案件中评论了Nabu搜索</text:span>
</text:h>
      <text:p text:style-name="P4">
作者: Ukrinform (Person)</text:p>
      <text:p text:style-name="P4">
出版商: Укринформ (Organization)</text:p>
      <text:p text:style-name="P4">
出版时间: 2023-05-30T19:07:00+03:00</text:p>
      <text:p text:style-name="P4">
修改时间: 2023-05-30T19:07:00+03:00</text:p>
      <text:p text:style-name="P4">
描述: Ukrzaliznytsia JSC表示，乌克兰国家反腐败局的雇员与购买有关，并保证他们准备促进调查行动。  - 乌克林。</text:p>
      <text:p text:style-name="P4">
图片: ['<text:a xlink:type="simple" xlink:href="https://static.ukrinform.com/photos/2020_12/thumb_files/630_360_1608557910-360.jpg" text:style-name="Internet_20_link" text:visited-style-name="Visited_20_Internet_20_Link">
630_360_16085...</text:a>
']</text:p>
      <text:p text:style-name="P4">
标签: ['НАБУ', 'Обшук', 'Укрзалізниця', 'Держзакупівлі']</text:p>
      <text:p text:style-name="P4">
类型: Article</text:p>
      <!--METADATA-->
      <text:p text:style-name="P4">
<draw:frame draw:style-name="fr1" draw:name="Image208" text:anchor-type="as-char" svg:width="6.9236in" svg:height="3.956343in" draw:z-index="0">
<draw:image xlink:href="../Images/yкринформ/2023-05-30T19-07-00-03-00/630_360_1608557910-360.jpg" xlink:type="simple" xlink:show="embed" xlink:actuate="onLoad" draw:mime-type="image/jpeg"/>
</draw:frame>
Ukrzaliznytsia JSC表示，乌克兰国家反腐败局的雇员与购买有关，并确保他们准备准备调查措施。</text:p>
      <text:p text:style-name="P4">
根据乌克林福姆的说法，这是在网站上报告的<text:a xlink:type="simple" xlink:href="https://www.uz.gov.ua/press_center/up_to_date_topic/609700/" text:style-name="Internet_20_link" text:visited-style-name="Visited_20_Internet_20_Link">
ukrzaliznytsia</text:a>
。</text:p>
      <text:p text:style-name="P4">
值得注意的是，执法人员被允许进入家庭和公司工人的工作场所，法院命令在调查的框架内设想与“ JSC生产中心”的活动有关的调查框架。 ukrzaliznytsya”。</text:p>
      <text:p text:style-name="P4">
“我再次强调，在乌克兰元首的优先任务中，克服了腐败计划。 今天个人提供了所有澄清<text:a xlink:type="simple" xlink:href="https://www.ukrinform.ua/tag-nabu" text:style-name="Internet_20_link" text:visited-style-name="Visited_20_Internet_20_Link">
Nabu</text:a>
关于购买中可能的癫痫发作。 尽管购买是在他们没有进入我责任领域的时期进行的。 我们对任何转会都开放，准备促进调查行动，并对公司中所有可能的滥用行为进行透明和公正的调查。</text:p>
      <text:p text:style-name="P4">
<text:span text:style-name="T4">
另请阅读：</text:span>
 [AMCU以870万的阴谋对两家公司罚款(https://www.ukrinform.ua/rubric-economy/3714431-amku-ostrafuvav-dvi-kompanii-na-87-miljona-za-zmovu-na-zakupivli-elektromontazu.html)该公司表示，在任命Lashchenko担任董事会主席后，该公司增加了与执法机构的合作。特别是，该公司现在正在与NABU，SBU，国家警察，检察官办公室和检察官办公室和汁液。 已经做出了许多人员和行政决定，将在稍后报告。</text:p>
      <text:p text:style-name="P4">
此外，乌克兰兹尼尼特(Ukrzaliznytsia)已开始积极进行许多自己的调查。 因此，在2023年，大约有20个法律转移到执法机构。</text:p>
      <text:p text:style-name="P4">
*!(https://www.ukrinform.ua/rubric-society/3712565-v-ukraini-vikrili-masstabnu-roztratu-na-covidzakupivlah-do-shemi-pricetni-rosiani.html)</text:p>
      <text:p text:style-name="P4">
News Source: <text:a xlink:type="simple" xlink:href="https://www.ukrinform.ua/rubric-economy/3716225-v-ukrzaliznici-prokomentuvali-obsuki-nabu-v-spravi-pro-zakupivli.html" text:style-name="Internet_20_link" text:visited-style-name="Visited_20_Internet_20_Link">
https://www.ukrinform.ua/rubric-economy/3716225-v-ukrzaliznici-prokomentuvali-obsuki-nabu-v-spravi-pro-zakupivli.html</text:a>
</text:p>
      <!--NEWS-->
      <text:h text:style-name="P10" text:outline-level="1">
<text:span text:style-name="T4">
Topsmerters和专家签署了人工智能灭绝人类的风险</text:span>
</text:h>
      <text:p text:style-name="P4">
作者: Ukrinform (Person)</text:p>
      <text:p text:style-name="P4">
出版商: Укринформ (Organization)</text:p>
      <text:p text:style-name="P4">
出版时间: 2023-05-30T19:10:00+03:00</text:p>
      <text:p text:style-name="P4">
修改时间: 2023-05-30T19:10:00+03:00</text:p>
      <text:p text:style-name="P4">
描述: 包括OpenAI首席执行官Sam Altman在内的领先人工智能领导人与专家和教授一起提出了“ AI灭绝风险”的问题，并呼吁政客将人工智能等同于大流行和核战争风险。  - 乌克林。</text:p>
      <text:p text:style-name="P4">
图片: ['<text:a xlink:type="simple" xlink:href="https://static.ukrinform.com/photos/2018_06/thumb_files/630_360_1528650363-6726.jpg" text:style-name="Internet_20_link" text:visited-style-name="Visited_20_Internet_20_Link">
630_360_15286...</text:a>
']</text:p>
      <text:p text:style-name="P4">
标签: ['Технології', 'Лист', 'Штучний інтелект', 'Вимирання']</text:p>
      <text:p text:style-name="P4">
类型: Article</text:p>
      <!--METADATA-->
      <text:p text:style-name="P4">
<draw:frame draw:style-name="fr1" draw:name="Image209" text:anchor-type="as-char" svg:width="6.9236in" svg:height="3.956343in" draw:z-index="0">
<draw:image xlink:href="../Images/yкринформ/2023-05-30T19-10-00-03-00/630_360_1528650363-6726.jpg" xlink:type="simple" xlink:show="embed" xlink:actuate="onLoad" draw:mime-type="image/jpeg"/>
</draw:frame>
包括OpenAism Altman的首席执行官在内的人工智能领导者加入了专家和教授，提出了“ AI灭绝的风险”问题，并呼吁政客等同于与大流行和核战争有关的Prandemics的人工智能。</text:p>
      <text:p text:style-name="P4">
正如乌克林福姆报道的那样，它报告了<text:a xlink:type="simple" xlink:href="https://www.reuters.com/technology/top-ai-ceos-experts-raise-risk-extinction-ai-2023-05-30/" text:style-name="Internet_20_link" text:visited-style-name="Visited_20_Internet_20_Link">
路透</text:a>
。</text:p>
      <text:p text:style-name="P4">
“通过[SI]降低了灭绝的风险(https://www.ukrinform.ua/tag-stucnij-intelekt)这应该是全球优先事项，以及其他公共规模的风险，例如大流行和核战争，”超过350个签名在发表的信中写道(分离).</text:p>
      <text:p text:style-name="P4">
Окрім Альтмана, серед них були керівники компаній DeepMind і Anthropic, атакож керівники Microsoft і Google. Також серед них були Джеффрі Хінтон іЙошуа Бенгіо - двоє з трьох так званих "хрещених батьків ШІ", які отрималиПремію Тьюринга 2018 року за свою роботу в галузі глибокого вивчення, іпрофесори з різних установ - від Гарварду до китайського Університету Цінхуа.</text:p>
      <text:p text:style-name="P4">
Подання листа збіглось у часі із засіданням Ради з торгівлі та технологій США-ЄС у Швеції, де політики, як очікується, обговорюватимуть питання регулюванняШІ.</text:p>
      <text:p text:style-name="P4">
<text:span text:style-name="T4">
Читайте також:</text:span>
 <text:a xlink:type="simple" xlink:href="https://www.ukrinform.ua/rubric-technology/3714440-eksperimenti-z-upravlinna-stucnim-intelektom-openai-proponue-granti-na-1-miljon.html" text:style-name="Internet_20_link" text:visited-style-name="Visited_20_Internet_20_Link">
 Експерименти з управління <text:span text:style-name="T4">
штучним</text:span>
 <text:span text:style-name="T4">
інтелект</text:span>
 ом:OpenAI пропонує гранти на $1 мільйон </text:a>
如[Ukrinform]报道(https://www.ukrinform.ua/rubric-technology/3716106-nvidia-pobudue-izrailskij-superkomputer-cerez-visokij-popit-na-stucnij-intelekt.html)，NVIDIA Corporation表示，具有人工智能的超级计算机在以色列会更强大(雷神)满足对使用此类技术的应用的不断增长的需求。</text:p>
      <text:p text:style-name="P4">
News Source: <text:a xlink:type="simple" xlink:href="https://www.ukrinform.ua/rubric-ato/3716224-topmenedzeri-ta-eksperti-pidpisali-list-pro-rizik-vimiranna-ludstva-vid-stucnogo-intelektu.html" text:style-name="Internet_20_link" text:visited-style-name="Visited_20_Internet_20_Link">
https://www.ukrinform.ua/rubric-ato/3716224-topmenedzeri-ta-eksperti-pidpisali-list-pro-rizik-vimiranna-ludstva-vid-stucnogo-intelektu.html</text:a>
</text:p>
      <!--NEWS-->
      <text:h text:style-name="P10" text:outline-level="1">
<text:span text:style-name="T4">
来自俄罗斯的驱逐出境，他想从被占领的领土中夺走孤儿</text:span>
</text:h>
      <text:p text:style-name="P4">
作者: Ukrinform (Person)</text:p>
      <text:p text:style-name="P4">
出版商: Укринформ (Organization)</text:p>
      <text:p text:style-name="P4">
出版时间: 2023-05-30T19:12:24+03:00</text:p>
      <text:p text:style-name="P4">
修改时间: 2023-05-30T19:12:24+03:00</text:p>
      <text:p text:style-name="P4">
描述: 俄罗斯安全部队被拘留在莫斯科，并从俄罗斯派出了一名乌克兰公民，根据他们的版本，他们来到俄罗斯联邦，以将孤儿从被占领的领土中撤离。  - 乌克林。</text:p>
      <text:p text:style-name="P4">
图片: ['<text:a xlink:type="simple" xlink:href="https://static.ukrinform.com/photos/2016_08/thumb_files/630_360_1472122040-2829-narucniki-na-zensine.jpg" text:style-name="Internet_20_link" text:visited-style-name="Visited_20_Internet_20_Link">
630_360_14721...</text:a>
']</text:p>
      <text:p text:style-name="P4">
标签: ['Депортація', 'Діти', 'Росія']</text:p>
      <text:p text:style-name="P4">
类型: Article</text:p>
      <!--METADATA-->
      <text:p text:style-name="P4">
<draw:frame draw:style-name="fr1" draw:name="Image210" text:anchor-type="as-char" svg:width="6.9236in" svg:height="3.956343in" draw:z-index="0">
<draw:image xlink:href="../Images/yкринформ/2023-05-30T19-12-24-03-00/630_360_1472122040-2829-narucniki-na-zensine.jpg" xlink:type="simple" xlink:show="embed" xlink:actuate="onLoad" draw:mime-type="image/jpeg"/>
</draw:frame>
俄罗斯安全部队被拘留在莫斯科，并从乌克兰的俄罗斯公民派来，根据他们的版本，他们来到俄罗斯联邦，目的是从被占领的领土出口的孤儿。</text:p>
      <text:p text:style-name="P4">
正如Ukrinform报道的那样，它在[Telegram频道]中报告(http://t.me/rian_ru/204138)俄罗斯国家的信息参考了第二个办公室的警卫。</text:p>
      <text:p text:style-name="P4">
根据该机构的说法，乌克兰人想“按照萨沃克乌克兰基金会的任务”，该基金会向乌克兰出口的儿童返回，从乌克兰出口，从被占领的Genichesk夺取两个或孤儿。</text:p>
      <text:p text:style-name="P4">
在视频中，被拘留者说她的名字叫奥尔加·古尔(Olga Gurul)，在波兰出口的指示。 据她说，与未成年人一起，她最初必须到达基辅，然后从那里到达德国。</text:p>
      <text:p text:style-name="P4">
在边境管制期间，该名女子说她来到<text:a xlink:type="simple" xlink:href="https://www.ukrinform.ua/tag-rosia" text:style-name="Internet_20_link" text:visited-style-name="Visited_20_Internet_20_Link">
俄罗斯</text:a>
获得俄罗斯公民身份。 后来，她告诉安全人员，她想带走吉尼卡(Genica)的孩子。 在已发表的视频中，被拘留者称其为熟人，并表示将其驱逐回白俄罗斯。 之后，互联网抚慰了古鲁尔。</text:p>
      <text:p text:style-name="P4">
随后保存乌克兰基金<text:a xlink:type="simple" xlink:href="http://zona.media/news/2023/05/30/gurulya" text:style-name="Internet_20_link" text:visited-style-name="Visited_20_Internet_20_Link">
指定</text:a>
这帮助古鲁利返回了17岁的丹尼斯女神，并在一周前被拘留。 Winstagram基金会引用了Khersonchanka的历史，没有叫她的名字：“ Olga是俄罗斯人，他们拿走了所有文件和电话。 两天以来，她受到FSB代表的讯问，并威胁要监禁15年。 这名妇女从来没有给受洗的儿子，而是送往明斯克，又举行了一天并释放。” 古尔现在很安全。</text:p>
      <text:p text:style-name="P4">
此前，俄罗斯国家告知俄罗斯州报道说，在莫斯科，一个延迟的萨夫乌克兰基金会，该组织有助于夺取乌克兰俄罗斯的儿童。 同时，该机构的对话者迫使据称苏联乌克兰基金与乌克兰的安全局有关。</text:p>
      <text:p text:style-name="P4">
<text:span text:style-name="T4">
另请阅读：</text:span>
 <text:a xlink:type="simple" xlink:href="https://www.ukrinform.ua/rubric-society/3716004-cerez-rosijsku-agresiu-poruseni-absolutno-vsi-prava-ukrainskih-ditej-gerasimcuk.html" text:style-name="Internet_20_link" text:visited-style-name="Visited_20_Internet_20_Link">
通过俄罗斯侵略，绝对所有的乌克兰儿童权利 - 格拉西姆楚克(Gerasimchuk)</text:a>
</text:p>
      <text:p text:style-name="P4">
News Source: <text:a xlink:type="simple" xlink:href="https://www.ukrinform.ua/rubric-society/3716226-z-rosii-deportuvali-ukrainku-aka-hotila-vivezti-ditejsirit-z-okupovanih-teritorij.html" text:style-name="Internet_20_link" text:visited-style-name="Visited_20_Internet_20_Link">
https://www.ukrinform.ua/rubric-society/3716226-z-rosii-deportuvali-ukrainku-aka-hotila-vivezti-ditejsirit-z-okupovanih-teritorij.html</text:a>
</text:p>
      <!--NEWS-->
      <text:h text:style-name="P10" text:outline-level="1">
<text:span text:style-name="T4">
Укрнафта за I квартал сплатила майже 1,2 мільярда податку на прибуток</text:span>
</text:h>
      <text:p text:style-name="P4">
作者: Ukrinform (Person)</text:p>
      <text:p text:style-name="P4">
出版商: Укринформ (Organization)</text:p>
      <text:p text:style-name="P4">
出版时间: 2023-05-30T19:22:00+03:00</text:p>
      <text:p text:style-name="P4">
修改时间: 2023-05-30T19:22:00+03:00</text:p>
      <text:p text:style-name="P4">
描述: PJSC“ ukrnafta”由于2023年的第一季度将UAH 11.87亿个转移到了州预算中。  - 乌克林。</text:p>
      <text:p text:style-name="P4">
图片: ['<text:a xlink:type="simple" xlink:href="https://static.ukrinform.com/photos/2019_12/thumb_files/630_360_1576666581-908.jpg" text:style-name="Internet_20_link" text:visited-style-name="Visited_20_Internet_20_Link">
630_360_15766...</text:a>
']</text:p>
      <text:p text:style-name="P4">
标签: ['Бюджет', 'Економіка', 'Податки', 'Укрнафта']</text:p>
      <text:p text:style-name="P4">
类型: Article</text:p>
      <!--METADATA-->
      <text:p text:style-name="P4">
<draw:frame draw:style-name="fr1" draw:name="Image211" text:anchor-type="as-char" svg:width="6.9236in" svg:height="3.956343in" draw:z-index="0">
<draw:image xlink:href="../Images/yкринформ/2023-05-30T19-22-00-03-00/630_360_1576666581-908.jpg" xlink:type="simple" xlink:show="embed" xlink:actuate="onLoad" draw:mime-type="image/jpeg"/>
</draw:frame>
 ПАТ«Укрнафта» перерахувало до державного бюджету 1,187 млрд грн податку наприбуток за результатами першого кварталу 2023 року.</text:p>
      <text:p text:style-name="P4">
Про це повідомив директор компанії Сергій Корецький у <text:a xlink:type="simple" xlink:href="https://www.facebook.com/sergii.koretskyi.page/posts/pfbid0Yi9aTiouLvNTaBBFJG1ZwPqZAEJnU2umFNnzN1QBCk2pH3xcfn6vt6xLNVhWCNVQl" text:style-name="Internet_20_link" text:visited-style-name="Visited_20_Internet_20_Link">
 Фейсбуці</text:a>
, передає Укрінформ.</text:p>
      <text:p text:style-name="P4">
« <text:a xlink:type="simple" xlink:href="https://www.ukrinform.ua/tag-ukrnafta" text:style-name="Internet_20_link" text:visited-style-name="Visited_20_Internet_20_Link">
 Укрнафта </text:a>
根据2023年第一季度的结果，已转移到预算上的11.87亿美元所得税。这是2023年此期间国家预算总收入的1％，达到1522亿uah。说。</text:p>
      <text:p text:style-name="P4">
科茨基说，这笔款项的数量几乎是上一年的储备金的两倍：根据2022年的结果，该企业吸引了6.94亿美元。</text:p>
      <text:p text:style-name="P4">
“遵守财政纪律非常重要。 纳税人的资金针对乌克兰武装部队的需求，支持人口漏洞，公共教育和医疗保健，”该公司负责人补充说。</text:p>
      <text:p text:style-name="P4">
<text:span text:style-name="T4">
另请阅读：</text:span>
 <text:a xlink:type="simple" xlink:href="https://www.ukrinform.ua/rubric-economy/3715727-kabmin-zatverdiv-finansovij-plan-ukrnafti-na-2023-rik.html" text:style-name="Internet_20_link" text:visited-style-name="Visited_20_Internet_20_Link">
内阁批准了财务计划<text:span text:style-name="T4">
 ukrnafta </text:span>
 2023年</text:a>
据报道，乌克兰夫塔(Ukrnafta)完成了2023年第一季度的净利润43亿。 这个数字等于公司在整个和平2020中获得的净利润(43亿UAH).</text:p>
      <text:p text:style-name="P4">
News Source: <text:a xlink:type="simple" xlink:href="https://www.ukrinform.ua/rubric-economy/3716231-ukrnafta-za-i-kvartal-splatila-majze-12-milarda-podatku-na-pributok.html" text:style-name="Internet_20_link" text:visited-style-name="Visited_20_Internet_20_Link">
https://www.ukrinform.ua/rubric-economy/3716231-ukrnafta-za-i-kvartal-splatila-majze-12-milarda-podatku-na-pributok.html</text:a>
</text:p>
      <!--NEWS-->
      <text:h text:style-name="P10" text:outline-level="1">
<text:span text:style-name="T4">
美国已针对来自中国和墨西哥的数十个人和组织实施制裁</text:span>
</text:h>
      <text:p text:style-name="P4">
作者: Ukrinform (Person)</text:p>
      <text:p text:style-name="P4">
出版商: Укринформ (Organization)</text:p>
      <text:p text:style-name="P4">
出版时间: 2023-05-30T19:22:01+03:00</text:p>
      <text:p text:style-name="P4">
修改时间: 2023-05-30T19:22:01+03:00</text:p>
      <text:p text:style-name="P4">
描述: 美国政府已宣布对国外的17人和组织的制裁，该组织在美国生产并提供了违禁合成性麻醉物质的出售。  - 乌克林。</text:p>
      <text:p text:style-name="P4">
图片: ['<text:a xlink:type="simple" xlink:href="https://static.ukrinform.com/photos/2018_03/thumb_files/630_360_1522070878-4204.jpg" text:style-name="Internet_20_link" text:visited-style-name="Visited_20_Internet_20_Link">
630_360_15220...</text:a>
']</text:p>
      <text:p text:style-name="P4">
标签: ['Китай', 'Мексика', 'Наркотики', 'Санкції', 'США']</text:p>
      <text:p text:style-name="P4">
类型: Article</text:p>
      <!--METADATA-->
      <text:p text:style-name="P4">
<draw:frame draw:style-name="fr1" draw:name="Image212" text:anchor-type="as-char" svg:width="6.9236in" svg:height="3.956343in" draw:z-index="0">
<draw:image xlink:href="../Images/yкринформ/2023-05-30T19-22-01-03-00/630_360_1522070878-4204.jpg" xlink:type="simple" xlink:show="embed" xlink:actuate="onLoad" draw:mime-type="image/jpeg"/>
</draw:frame>
美国政府已同意对国外的17人和组织实施制裁，该组织已准备并提供，用于出售美国禁止的合成性麻醉物质领土。</text:p>
      <text:p text:style-name="P4">
乌克林福姆报道，美国国务院周二的声明中指出了这一点。</text:p>
      <text:p text:style-name="P4">
“今天[美国]财政部(https://www.ukrinform.ua/tag-ssa)他对17个个人和法人实体进行了制裁，其中13种毒品，其中13种在中华人民共和国和其他墨西哥，”该消息写道。</text:p>
      <text:p text:style-name="P4">
值得注意的是，这些个人和组织参与了以药物为幌子的植物标记的药丸，但是，芬太尼允许制造药丸。 它是一种合成麻醉物质，是其他阿片类药物的百倍。 生产的各方旨在出售加强州。</text:p>
      <text:p text:style-name="P4">
同时，人们强调，美国国务院正在努力允许“全球联盟”能够增强国际互动，以探讨创新的步骤，以应对对合成麻醉品的威胁。</text:p>
      <text:p text:style-name="P4">
<text:span text:style-name="T4">
另请阅读：</text:span>
 [秘鲁警察抓住了将近60公斤(https://www.ukrinform.ua/rubric-world/3714446-policia-v-peru-vilucila-majze-60-kilogramiv-kokainu-zi-svastikou-na-pakunkah.html)早些时候，美国政府提出了加强交通合作伙伴关系以打击毒品贩运的措施，并宣布了30个报价，总共以超过7500万美元的价格获得奖励，以获取在此过程中有助于的信息。</text:p>
      <text:p text:style-name="P4">
News Source: <text:a xlink:type="simple" xlink:href="https://www.ukrinform.ua/rubric-world/3716230-ssa-zaprovadili-sankcii-proti-desatkiv-osib-ta-organizacij-iz-kitau-ta-meksiki-za-narkotorgivlu.html" text:style-name="Internet_20_link" text:visited-style-name="Visited_20_Internet_20_Link">
https://www.ukrinform.ua/rubric-world/3716230-ssa-zaprovadili-sankcii-proti-desatkiv-osib-ta-organizacij-iz-kitau-ta-meksiki-za-narkotorgivlu.html</text:a>
</text:p>
      <!--NEWS-->
      <text:h text:style-name="P10" text:outline-level="1">
<text:span text:style-name="T4">
在武装部队的东部，击退了11次袭击，在哈尔基夫地区，他们不允许闯入破坏者</text:span>
</text:h>
      <text:p text:style-name="P4">
作者: Ukrinform (Person)</text:p>
      <text:p text:style-name="P4">
出版商: Укринформ (Organization)</text:p>
      <text:p text:style-name="P4">
出版时间: 2023-05-30T19:29:00+03:00</text:p>
      <text:p text:style-name="P4">
修改时间: 2023-05-30T19:29:00+03:00</text:p>
      <text:p text:style-name="P4">
描述: 白天，国防军击退了11次敌人袭击。  - 乌克林。</text:p>
      <text:p text:style-name="P4">
图片: ['<text:a xlink:type="simple" xlink:href="https://static.ukrinform.com/photos/2022_03/thumb_files/630_360_1648629925-771.jpg" text:style-name="Internet_20_link" text:visited-style-name="Visited_20_Internet_20_Link">
630_360_16486...</text:a>
']</text:p>
      <text:p text:style-name="P4">
标签: ['Генштаб', 'Обстріл', 'Війна з Росією']</text:p>
      <text:p text:style-name="P4">
类型: Article</text:p>
      <!--METADATA-->
      <text:p text:style-name="P4">
<draw:frame draw:style-name="fr1" draw:name="Image213" text:anchor-type="as-char" svg:width="6.9236in" svg:height="3.956343in" draw:z-index="0">
<draw:image xlink:href="../Images/yкринформ/2023-05-30T19-29-00-03-00/630_360_1648629925-771.jpg" xlink:type="simple" xlink:show="embed" xlink:actuate="onLoad" draw:mime-type="image/jpeg"/>
</draw:frame>
国防军击退了11次敌人袭击。</text:p>
      <text:p text:style-name="P4">
根据乌克林福姆的说法，乌克兰武装部队的总参谋部在[Facebook]上报道(https://www.facebook.com/GeneralStaff.ua/posts/pfbid0ckQS1gMaY7h7GQCgCjutmFjHProVQ6a9pU5CVosi82Vsm3sXsLok6VnmFdVwfkC8l)截至5月30日18:00发布了及时信息。</text:p>
      <text:p text:style-name="P4">
“敌人继续将主要努力集中在卢汉斯克和顿涅茨克地区的全部企图上。 白天，国防军部队击退了11次敌人袭击。”</text:p>
      <text:p text:style-name="P4">
总参谋部指出，俄罗斯联邦遭受了巨大的损失，继续发动入侵者。 采用恐怖策略，试图释放乌克兰人口，罢工，使<text:a xlink:type="simple" xlink:href="https://www.ukrinform.ua/tag-obstril" text:style-name="Internet_20_link" text:visited-style-name="Visited_20_Internet_20_Link">
炮击</text:a>
不仅军事，而且是平民。</text:p>
      <text:p text:style-name="P4">
<text:span text:style-name="T4">
另请阅读：</text:span>
 <text:a xlink:type="simple" xlink:href="https://www.ukrinform.ua/rubric-ato/3716127-rosiani-znovu-namagautsa-atakuvati-pozicii-zsu-na-lugansini-111-obstriliv-za-dobu.html" text:style-name="Internet_20_link" text:visited-style-name="Visited_20_Internet_20_Link">
俄罗斯人再次试图攻击Naulganschyna的武装部队-111 <text:span text:style-name="T4">
勒索</text:span>
 ILOV每天</text:a>
在这个时代，俄罗斯联邦袭击了乌克兰愿景的下一次大规模航空罢工，尤其是在基辅，使用SHAHD-136/131.29的SHAHD-136/131.29 Shock Iak Iavs摧毁了乌克兰捍卫者。 不幸的是，普通人口的受害者，私人住宅受损，其他平民和行政基础设施。</text:p>
      <text:p text:style-name="P4">
在白天，敌人总共造成了44次航空和一次导弹罢工，并在乌克兰军队和定居点的位置上炮击了20个火箭发射器。</text:p>
      <text:p text:style-name="P4">
整个乌克兰的导弹和航空罢工的可能性很高。</text:p>
      <text:p text:style-name="P4">
<text:span text:style-name="T4">
在Volyn和Polissya的指示中</text:span>
仍未检测到进攻群体的迹象。</text:p>
      <text:p text:style-name="P4">
*!(https://www.ukrinform.ua/rubric-other_news/3716025-sili-oboroni-obstrilali-vagnerivciv-aki-vihodili-z-bahmuta-80-zagiblih-ta-119-poranenih.html)</text:p>
      <text:p text:style-name="P4">
<text:span text:style-name="T4">
在库皮斯克(Kupyansk)方向</text:span>
侵略者在白天将不成功的攻击者带到了哈尔基夫地区Masutivka的西部，并沿Novoselovsky Luhansk地区的方向。 敌人Vodikaminka，Novomlinsk，两年，西方，Kyslivka，Kotlyarivka，Kotlyarivka，Berestovetovetokhkkiv地区的炮兵和迫击炮炮击。</text:p>
      <text:p text:style-name="P4">
<text:span text:style-name="T4">
在利马方向</text:span>
白天，俄罗斯军队活跃。 卢甘斯克地区比格里瓦卡地区和顿涅茨克地区的Yampolovka地区的航空爆炸受到了袭击。 Visevske，Luhansk地区Bigorivka的炮弹炮击，并有争议的Donetsk地区。</text:p>
      <text:p text:style-name="P4">
**在白天，敌人没有表演。 Orykhovo-vasylivka，Bogdanivka，Chrome，Ivanivske，White Mountain，North，North，Donetsk地区的Iron Tanya York遭到敌方炮弹造成的伤害。</text:p>
      <text:p text:style-name="P4">
<text:span text:style-name="T4">
在Avdeevsky方向</text:span>
侵略者在Severny的方向上采取了进攻行动，没有成功。 他在Avdiivka地区袭击了航空。 填充定居点Avdiivka，Orlovka，Pervomaisk，Netaylovo，Donetsk地区。</text:p>
      <text:p text:style-name="P4">
<text:span text:style-name="T4">
在马林斯基方向</text:span>
乌克兰捍卫者反映了敌人在Marinka市的所有袭击以及胜利Tanovomikhailivka定居点的方向。 同时，敌人在Marinka居住的供应商中引起了航空罢工，圣乔治和连接遭到了炮击。</text:p>
      <text:p text:style-name="P4">
<text:span text:style-name="T4">
在矿物方向</text:span>
侵略者在大科西卡地区引起了航空罢工。 他在Kalledar，Novoukrainka，Prychistivka，Golden Niva和Shakhtarske的定居点开火。</text:p>
      <text:p text:style-name="P4">
<text:span text:style-name="T4">
在Zaporizhzhya和Kherson的指示</text:span>
敌人继续进行防御。 他在Zaporizhzhya地区Orikhov地区进行了航空罢工。 实施定居点Zelene Field，Novopol，Donetsk地区的Temivka； Olgiv，Gulyaypole，Mala Tokmachka，Novodanylivka，Orikhiv，Novoandriivka fastpepepovo Zaporovo Zaporizhhya地区； Sadovy，Komyshans，Kizomis，Kherson地区。</text:p>
      <text:p text:style-name="P4">
<text:span text:style-name="T4">
另请阅读：</text:span>
 <text:a xlink:type="simple" xlink:href="https://www.ukrinform.ua/rubric-ato/3716052-na-limanokupanskij-napramok-vorog-stagnuv-riznosersti-vijska-vid-kazakiv-do-kadirivciv-zsu.html" text:style-name="Internet_20_link" text:visited-style-name="Visited_20_Internet_20_Link">
在利马诺-Kubiansky的方向上，敌人被指控犯有“多元化”部队，从Kazaks到Kadyriv- <text:span text:style-name="T4">
 Cherry </text:span>
</text:a>
总参谋部被告知，国防军每天的航空造成了8次打击，这是敌人的人员和军事装备的重点。正如乌克林福姆报道的那样，乌克兰的国防军从2022年2月24日至2023年30岁<text:a xlink:type="simple" xlink:href="https://www.ukrinform.ua/rubric-ato/3715857-sili-oboroni-za-dobu-znisili-410-rosian-zbili-38-droniv-i-51-raketu.html" text:style-name="Internet_20_link" text:visited-style-name="Visited_20_Internet_20_Link">
淘汰了约207,00040俄罗斯入侵者</text:a>
，同时-410。</text:p>
      <text:p text:style-name="P4">
News Source: <text:a xlink:type="simple" xlink:href="https://www.ukrinform.ua/rubric-ato/3716234-na-shodi-zsu-vidbili-11-atak-na-harkivsini-ne-dali-prorvatisa-diversantam.html" text:style-name="Internet_20_link" text:visited-style-name="Visited_20_Internet_20_Link">
https://www.ukrinform.ua/rubric-ato/3716234-na-shodi-zsu-vidbili-11-atak-na-harkivsini-ne-dali-prorvatisa-diversantam.html</text:a>
</text:p>
      <!--NEWS-->
      <text:h text:style-name="P10" text:outline-level="1">
<text:span text:style-name="T4">
今天，联合国理事会将讨论Zaporozhye NPP的情况</text:span>
</text:h>
      <text:p text:style-name="P4">
作者: Ukrinform (Person)</text:p>
      <text:p text:style-name="P4">
出版商: Укринформ (Organization)</text:p>
      <text:p text:style-name="P4">
出版时间: 2023-05-30T19:30:00+03:00</text:p>
      <text:p text:style-name="P4">
修改时间: 2023-05-30T19:30:00+03:00</text:p>
      <text:p text:style-name="P4">
描述: 下午的星期二，联合国安理会将讨论Zaporozhye NPP的情况。  - 乌克林。</text:p>
      <text:p text:style-name="P4">
图片: ['<text:a xlink:type="simple" xlink:href="https://static.ukrinform.com/photos/2023_03/thumb_files/630_360_1678357178-672.jpg" text:style-name="Internet_20_link" text:visited-style-name="Visited_20_Internet_20_Link">
630_360_16783...</text:a>
']</text:p>
      <text:p text:style-name="P4">
标签: ['Україна', 'Радбез ООН', 'Запорізька АЕС']</text:p>
      <text:p text:style-name="P4">
类型: Article</text:p>
      <!--METADATA-->
      <text:p text:style-name="P4">
<draw:frame draw:style-name="fr1" draw:name="Image214" text:anchor-type="as-char" svg:width="6.9236in" svg:height="3.956343in" draw:z-index="0">
<draw:image xlink:href="../Images/yкринформ/2023-05-30T19-30-00-03-00/630_360_1678357178-672.jpg" xlink:type="simple" xlink:show="embed" xlink:actuate="onLoad" draw:mime-type="image/jpeg"/>
</draw:frame>
联合国安理会下午，星期二将讨论Zaporozhye NPP的情况。</text:p>
      <text:p text:style-name="P4">
根据纽约的乌克林事物通讯员的说法，预计将在安全理事会首席执行官拉斐尔·格罗斯西(Rafael Grosssey)首席执行官中讲述。</text:p>
      <text:p text:style-name="P4">
法国和厄瓜多尔开始了。 乌克兰将参与其中。</text:p>
      <text:p text:style-name="P4">
会议将从15:00开始(基辅22:00).</text:p>
      <text:p text:style-name="P4">
<text:span text:style-name="T4">
Читайте також:</text:span>
 <text:a xlink:type="simple" xlink:href="https://www.ukrinform.ua/rubric-ato/3713543-rosiani-oblastuvali-logisticnu-i-vijskovu-bazu-na-troh-energoblokah-zaes-rozvidka.html" text:style-name="Internet_20_link" text:visited-style-name="Visited_20_Internet_20_Link">
 Росіяни облаштували логістичну і військову базу на трьохенергоблоках <text:span text:style-name="T4">
ЗАЕС</text:span>
 - розвідка </text:a>
根据情报，俄罗斯入侵者将Zaporizhzhya NPP的权力单位领土№1、2、4用作物流和军事问题。</text:p>
      <text:p text:style-name="P4">
自2022年3月开始以来，NPP一直在俄罗斯军队的控制之下。入侵一直在不断开火周围地区和车站本身，摧毁了电力线并导致外部力量关闭。</text:p>
      <text:p text:style-name="P4">
由于俄罗斯人在5月22日晚上进行的炮击，Zaporizhzhia <text:a xlink:type="simple" xlink:href="https://www.ukrinform.ua/tag-aes" text:style-name="Internet_20_link" text:visited-style-name="Visited_20_Internet_20_Link">
npp</text:a>
在钦佩的那天<text:a xlink:type="simple" xlink:href="https://www.ukrinform.ua/rubric-economy/3712445-zaes-cerez-obstril-usome-za-cas-okupacii-perejsla-v-rezim-blekautu.html" text:style-name="Internet_20_link" text:visited-style-name="Visited_20_Internet_20_Link">
通过独木舟</text:a>
。</text:p>
      <text:p text:style-name="P4">
总理丹尼斯·施米加尔(Denis Shmigal)表示，乌克兰<text:a xlink:type="simple" xlink:href="https://www.ukrinform.ua/rubric-ato/3713205-smigal-pisla-cergovogo-obstrilu-zaes-ukraina-pracue-nad-tim-sob-zmusiti-rosiu-zalisiti-stanciu.html" text:style-name="Internet_20_link" text:visited-style-name="Visited_20_Internet_20_Link">
与所有合作伙伴合作</text:a>
迫使俄罗斯离开Zaporozhye NPP并在车站周围建立一个非军事区。  <text:span text:style-name="T5">
foto：bbc.com</text:span>
</text:p>
      <text:p text:style-name="P4">
News Source: <text:a xlink:type="simple" xlink:href="https://www.ukrinform.ua/rubric-world/3716235-sogodni-radbez-oon-obgovorit-situaciu-na-zaporizkij-aes.html" text:style-name="Internet_20_link" text:visited-style-name="Visited_20_Internet_20_Link">
https://www.ukrinform.ua/rubric-world/3716235-sogodni-radbez-oon-obgovorit-situaciu-na-zaporizkij-aes.html</text:a>
</text:p>
      <!--NEWS-->
      <text:h text:style-name="P10" text:outline-level="1">
<text:span text:style-name="T4">
乌克兰语言版本的“ Mavka”将在波兰显示</text:span>
</text:h>
      <text:p text:style-name="P4">
作者: Ukrinform (Person)</text:p>
      <text:p text:style-name="P4">
出版商: Укринформ (Organization)</text:p>
      <text:p text:style-name="P4">
出版时间: 2023-05-30T19:31:00+03:00</text:p>
      <text:p text:style-name="P4">
修改时间: 2023-05-30T19:31:00+03:00</text:p>
      <text:p text:style-name="P4">
描述: 乌克兰语言版本的动画录像带“ Mavka”的电影租赁。 森林歌曲»将于6月1日从波兰开始。  - 乌克林。</text:p>
      <text:p text:style-name="P4">
图片: ['<text:a xlink:type="simple" xlink:href="https://static.ukrinform.com/photos/2023_02/thumb_files/630_360_1675255427-859.jpg" text:style-name="Internet_20_link" text:visited-style-name="Visited_20_Internet_20_Link">
630_360_16752...</text:a>
']</text:p>
      <text:p text:style-name="P4">
标签: ['Польща', 'Українська мова', 'Мультфільм «Мавка»']</text:p>
      <text:p text:style-name="P4">
类型: Article</text:p>
      <!--METADATA-->
      <text:p text:style-name="P4">
<draw:frame draw:style-name="fr1" draw:name="Image215" text:anchor-type="as-char" svg:width="6.9236in" svg:height="3.956343in" draw:z-index="0">
<draw:image xlink:href="../Images/yкринформ/2023-05-30T19-31-00-03-00/630_360_1675255427-859.jpg" xlink:type="simple" xlink:show="embed" xlink:actuate="onLoad" draw:mime-type="image/jpeg"/>
</draw:frame>
动画磁带的“ Mavka”的乌克兰语言电影院。 森林歌曲»将从6月1日开始启动Upolshi。</text:p>
      <text:p text:style-name="P4">
[Facebook]中的州立电影公司为此提供了信息。(http://www.facebook.com/ukrainefilmagency/posts/pfbid02Pq1AJWppnu92pur1Bnvyn2yvmiLnmxY89nJJP3DuEHp4z5pT1VuiHuse1TN4yGfJl)，报道乌克林福姆。</text:p>
      <text:p text:style-name="P4">
“乌克兰在波兰的大使馆已成为Mavka的荣誉伙伴。 林业»在乌克兰，将于6月和7月在电影院，弗罗克劳，gdansk，gdin，szczecin，szczecin，poznan，rzeszow和其他城市举行。</text:p>
      <text:p text:style-name="P4">
值得注意的是，卡通租赁“ Mavka”。 森林歌曲»乌克兰人于6月1日开始。 同时，波兰的卡通首映将于42023年8月进行。 歌手Roksan Wengel将表达主角的角色。</text:p>
      <text:p text:style-name="P4">
<text:span text:style-name="T4">
另请阅读：</text:span>
 <text:a xlink:type="simple" xlink:href="https://www.ukrinform.ua/rubric-culture/3700478-na-kinofestivali-u-nimeccini-pokazut-ukrainsku-stricku-la-palisiada.html" text:style-name="Internet_20_link" text:visited-style-name="Visited_20_Internet_20_Link">
在德国电影节上，将显示乌克兰丝带“ La Palisiarada”</text:a>
该部门还提醒磁带是根据Lesiuska的“森林歌曲”的戏剧性演出制作的。 她讲述了人与自然的紧密联系，爱与忠诚的永恒价值观以及与邪恶的斗争。</text:p>
      <text:p text:style-name="P4">
动画电影是在支持[derzhkino]的情况下制作的(https://www.ukrinform.ua/tag-derzkino)，美国国际发展机构(美国国际开发署乌克兰). Кінотеатральну дистрибуцію в Україні здійснюютьFILM.UA Distribution та Kinomania Film Distribution.</text:p>
      <text:p text:style-name="P4">
<text:span text:style-name="T4">
Читайте також:</text:span>
 <text:a xlink:type="simple" xlink:href="https://www.ukrinform.ua/rubric-culture/3710794-reziser-lisenbart-planue-znati-povnometraznij-animacijnij-film-ostannij-kozak.html" text:style-name="Internet_20_link" text:visited-style-name="Visited_20_Internet_20_Link">
 Режисер Лісенбарт планує зняти повнометражний анімаційнийфільм «Останній козак» </text:a>
根据乌克林福姆的说法，根据第13周的结果，动画电影“Mavka。ForestSong”的租金为148 763 970 UAH。</text:p>
      <text:p text:style-name="P4">
News Source: <text:a xlink:type="simple" xlink:href="https://www.ukrinform.ua/rubric-culture/3716158-ukrainomovnu-versiu-mavki-pokazut-u-polsi.html" text:style-name="Internet_20_link" text:visited-style-name="Visited_20_Internet_20_Link">
https://www.ukrinform.ua/rubric-culture/3716158-ukrainomovnu-versiu-mavki-pokazut-u-polsi.html</text:a>
</text:p>
      <!--NEWS-->
      <text:h text:style-name="P10" text:outline-level="1">
<text:span text:style-name="T4">
Zelensky会见了大西洋委员会代表团</text:span>
</text:h>
      <text:p text:style-name="P4">
作者: Ukrinform (Person)</text:p>
      <text:p text:style-name="P4">
出版商: Укринформ (Organization)</text:p>
      <text:p text:style-name="P4">
出版时间: 2023-05-30T19:34:00+03:00</text:p>
      <text:p text:style-name="P4">
修改时间: 2023-05-30T19:34:00+03:00</text:p>
      <text:p text:style-name="P4">
描述: 美国领先的非政府分析中心“大西洋委员会”访问乌克兰是美国支持我们国家的重要信号。  - 乌克林。</text:p>
      <text:p text:style-name="P4">
图片: ['<text:a xlink:type="simple" xlink:href="https://static.ukrinform.com/photos/2023_05/thumb_files/630_360_1685464296-785.jpeg" text:style-name="Internet_20_link" text:visited-style-name="Visited_20_Internet_20_Link">
630_360_16854...</text:a>
']</text:p>
      <text:p text:style-name="P4">
标签: ['США', 'Україна', 'Зеленський', 'Атлантична рада']</text:p>
      <text:p text:style-name="P4">
类型: Article</text:p>
      <!--METADATA-->
      <text:p text:style-name="P4">
<draw:frame draw:style-name="fr1" draw:name="Image216" text:anchor-type="as-char" svg:width="6.9236in" svg:height="3.956343in" draw:z-index="0">
<draw:image xlink:href="../Images/yкринформ/2023-05-30T19-34-00-03-00/630_360_1685464296-785.jpeg" xlink:type="simple" xlink:show="embed" xlink:actuate="onLoad" draw:mime-type="image/jpeg"/>
</draw:frame>
参观美国领先的非政府分析中心“大西洋委员会”到乌克兰是美国对我国支持的重要信号。</text:p>
      <text:p text:style-name="P4">
沃迪米尔Zelenskyy总统在[Telegram]中告知了这一点(https://t.me/V_Zelenskiy_official/6425)，报道乌克林福姆。</text:p>
      <text:p text:style-name="P4">
“大西洋委员会代表团访问乌克兰是[美国]的另一个重要信号支持(https://www.ukrinform.ua/tag-ssa)。 我感谢拜登总统，整个美国人民从俄罗斯侵略开始就对乌克兰的强烈支持。 我们感谢美国国会的双色和两党支持。”</text:p>
      <text:p text:style-name="P4">
他指出，乌克兰捍卫了国家和人民共享的民主价值观，这是世界未来的自由斗争。</text:p>
      <text:p text:style-name="P4">
在<text:a xlink:type="simple" xlink:href="https://president.gov.ua/news/prezident-ukrayini-prijnyav-delegaciyu-atlantichnoyi-radi-83241" text:style-name="Internet_20_link" text:visited-style-name="Visited_20_Internet_20_Link">
总统办公室</text:a>
得知，Zelensky与总统摩根式弗雷德里克·坎普(Frederick Camp)领导的大西洋委员会的代表团开会。 代表团包括乔恩罗德议会的成员戴维·彼得鲁斯和约翰·赫布斯特。</text:p>
      <text:p text:style-name="P4">
总统应大西洋委员会的要求谈到了乌克兰的主要国防需求。 他赞扬了总统斯扎兹夫·贝登(Szhazhzef Baiden)的决定，分别启动了航空联盟和乌克兰飞行员为现代西方战斗机的开始。</text:p>
      <text:p text:style-name="P4">
Zelensky谈到了最前沿的情况，并对其发展的观点进行了预测。 乌克兰国家负责人说，俄罗斯侵略者在乌克兰城市中大大加剧了火箭恐怖和罢工，主要是在平民的平民基础设施中。</text:p>
      <text:p text:style-name="P4">
在会议期间，这也是关于乌克兰对北约维尔纽斯峰会的期望。</text:p>
      <text:p text:style-name="P4">
Zelensky说：“对于所有乌克兰人民来说，这将成为我们军队的强大动机。”</text:p>
      <text:p text:style-name="P4">
他还告知大西洋委员会的代表团有关我国的改革进程，尽管俄罗斯侵略了。会议结束时，坎普介绍了世界公民的总统，大西洋委员会颁发了世界领导人，他们为跨大西洋关系的发展做出了重大贡献。</text:p>
      <text:p text:style-name="P4">
乌克兰国家的负责人接受该奖项，他说，这对所有乌克兰人民来说都是一个区别，因为他的勇气和英勇的斗争。</text:p>
      <text:p text:style-name="P4">
如[Ukrinform]报道(https://www.ukrinform.ua/rubric-ato/3715891-vasington-rozgladae-nadanna-ukraini-raket-atacms-bajden.html)，美国总统乔·拜登(Joe Biden)表示，美国继续考虑乌克兰ATACMS长期导弹的问题。</text:p>
      <text:p text:style-name="P4">
_foto：op _</text:p>
      <text:p text:style-name="P4">
News Source: <text:a xlink:type="simple" xlink:href="https://www.ukrinform.ua/rubric-polytics/3716237-zelenskij-zustrivsa-iz-delegacieu-atlanticnoi-radi.html" text:style-name="Internet_20_link" text:visited-style-name="Visited_20_Internet_20_Link">
https://www.ukrinform.ua/rubric-polytics/3716237-zelenskij-zustrivsa-iz-delegacieu-atlanticnoi-radi.html</text:a>
</text:p>
      <!--NEWS-->
      <text:h text:style-name="P10" text:outline-level="1">
<text:span text:style-name="T4">
俄罗斯人在下午在下午开除了切尔尼希夫和苏米的边界</text:span>
</text:h>
      <text:p text:style-name="P4">
作者: Ukrinform (Person)</text:p>
      <text:p text:style-name="P4">
出版商: Укринформ (Organization)</text:p>
      <text:p text:style-name="P4">
出版时间: 2023-05-30T19:35:00+03:00</text:p>
      <text:p text:style-name="P4">
修改时间: 2023-05-30T19:35:00+03:00</text:p>
      <text:p text:style-name="P4">
描述: 5月30日，俄罗斯军队起着18:00的切尔尼希夫和苏米地区的边界地区。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Чернігівщина', 'Війна з Росією']</text:p>
      <text:p text:style-name="P4">
类型: Article</text:p>
      <!--METADATA-->
      <text:p text:style-name="P4">
<draw:frame draw:style-name="fr1" draw:name="Image220" text:anchor-type="as-char" svg:width="6.9236in" svg:height="3.956343in" draw:z-index="0">
<draw:image xlink:href="../Images/yкринформ/2023-05-30T19-35-00-03-00/630_360_1640330796-210.jpeg" xlink:type="simple" xlink:show="embed" xlink:actuate="onLoad" draw:mime-type="image/jpeg"/>
</draw:frame>
5月30日，边境地区和苏米地区于5月30日18:00开除。</text:p>
      <text:p text:style-name="P4">
根据乌克林福姆关于此操作命令的“北方”报告的报道(https://t.me/ok_pivnich1/2923)。</text:p>
      <text:p text:style-name="P4">
从10:05到10:10，记录了五个<text:a xlink:type="simple" xlink:href="https://www.ukrinform.ua/tag-obstril" text:style-name="Internet_20_link" text:visited-style-name="Visited_20_Internet_20_Link">
命中</text:a>
大概是从120毫米的迫击炮中，位于Yangulivka定居点。</text:p>
      <text:p text:style-name="P4">
从11:45到11:50，有3次命中，大概是在莱昂尼夫卡(Leonivka)定居点地区的120毫米迫击炮击中。</text:p>
      <text:p text:style-name="P4">
从13:20到13:40记录了六次命中，可能是来自中部巴达村中部的120毫米的迫击炮。</text:p>
      <text:p text:style-name="P4">
从13:40到13:50，在Senkivka定居点中，记录了五次命中，可能是来自120毫米的迫击炮。</text:p>
      <text:p text:style-name="P4">
从15:25到3:30 pm，有四次命中，大概是Yangulivka定居点地区的120毫米迫击炮。</text:p>
      <text:p text:style-name="P4">
<text:span text:style-name="T4">
另请阅读：</text:span>
 <text:a xlink:type="simple" xlink:href="https://www.ukrinform.ua/rubric-ato/3716127-rosiani-znovu-namagautsa-atakuvati-pozicii-zsu-na-lugansini-111-obstriliv-za-dobu.html" text:style-name="Internet_20_link" text:visited-style-name="Visited_20_Internet_20_Link">
俄罗斯人再次试图攻击纳拉汉斯纳(Nalahanschyna)的武装部队-111 <text:span text:style-name="T4">
炮击</text:span>
每天炮击** IV</text:a>
当地人口的损失或对平民基础设施的损失没有损失。</text:p>
      <text:p text:style-name="P4">
正如乌克林福姆报道的那样，在5月30日上午，俄罗斯军队在切尔尼希夫(Chernihiv Isum)地区的边境定居点开火了四次。</text:p>
      <text:p text:style-name="P4">
News Source: <text:a xlink:type="simple" xlink:href="https://www.ukrinform.ua/rubric-ato/3716238-rosiani-vden-pat-raziv-obstrilali-prikordonna-cernigivsini-j-sumsini.html" text:style-name="Internet_20_link" text:visited-style-name="Visited_20_Internet_20_Link">
https://www.ukrinform.ua/rubric-ato/3716238-rosiani-vden-pat-raziv-obstrilali-prikordonna-cernigivsini-j-sumsini.html</text:a>
</text:p>
      <!--NEWS-->
      <text:h text:style-name="P10" text:outline-level="1">
<text:span text:style-name="T4">
91％的移动网络 - 乌克兰的Fedorov工作</text:span>
</text:h>
      <text:p text:style-name="P4">
作者: Ukrinform (Person)</text:p>
      <text:p text:style-name="P4">
出版商: Укринформ (Organization)</text:p>
      <text:p text:style-name="P4">
出版时间: 2023-05-30T19:39:00+03:00</text:p>
      <text:p text:style-name="P4">
修改时间: 2023-05-30T19:39:00+03:00</text:p>
      <text:p text:style-name="P4">
描述: 截至5月底，有91％的移动网络在乌克兰运营。 重建电信行业需要22亿UAH。  - 乌克林。</text:p>
      <text:p text:style-name="P4">
图片: ['<text:a xlink:type="simple" xlink:href="https://static.ukrinform.com/photos/2023_02/thumb_files/630_360_1676288534-382.jpeg" text:style-name="Internet_20_link" text:visited-style-name="Visited_20_Internet_20_Link">
630_360_16762...</text:a>
']</text:p>
      <text:p text:style-name="P4">
标签: ['Технології', "Мобільний зв'язок", 'Мінцифри', 'Михайло Федоров']</text:p>
      <text:p text:style-name="P4">
类型: Article</text:p>
      <!--METADATA-->
      <text:p text:style-name="P4">
<draw:frame draw:style-name="fr1" draw:name="Image221" text:anchor-type="as-char" svg:width="6.9236in" svg:height="3.956343in" draw:z-index="0">
<draw:image xlink:href="../Images/yкринформ/2023-05-30T19-39-00-03-00/630_360_1676288534-382.jpeg" xlink:type="simple" xlink:show="embed" xlink:actuate="onLoad" draw:mime-type="image/jpeg"/>
</draw:frame>
5月的状态是乌克兰移动网络的91％。 重建行业总共需要22亿个UAH。</text:p>
      <text:p text:style-name="P4">
这是由Viceremier-Minister报道的，用于创新，教育发展，数字化转型的Tatekhnology Minister Mikhail Fedorov在<text:a xlink:type="simple" xlink:href="https://t.me/zedigital/3184" text:style-name="Internet_20_link" text:visited-style-name="Visited_20_Internet_20_Link">
Telegram</text:a>
，报道乌克林福姆。</text:p>
      <text:p text:style-name="P4">
“经营着用火箭摧毁基站的尝试(https://www.ukrinform.ua/tag-mobilnij-zvazok)， 失败的。 就像计划总共停电并浸入乌克兰人一样。 多亏了泰坦尼克号的通讯工作，有91％的移动网络工作。数以百万计的乌克兰人与亲戚保持联系，因为他们知道自己都是阶层。”他说。</text:p>
      <text:p text:style-name="P4">
Fedorov规定，乌克兰的总共35,000个基站，其中3000多个遭到俄罗斯入侵者的损害/摧毁。 1800已经恢复。 战前国家的电视行业总共需要22亿美元。</text:p>
      <text:p text:style-name="P4">
“高质量的沟通使军队可以相互交流。 从无人机和情境意识系统中获取信息。 多亏了乌克兰电信 - 前线，几乎每天都在猛烈抨击生命，”该官员总结道。</text:p>
      <text:p text:style-name="P4">
<text:span text:style-name="T4">
另请阅读：</text:span>
 <text:a xlink:type="simple" xlink:href="https://www.ukrinform.ua/rubric-regions/3712119-zagarbniki-u-mariupoli-montuut-obladnanna-dla-posilenogo-monitoringu-mobilnih-merez.html" text:style-name="Internet_20_link" text:visited-style-name="Visited_20_Internet_20_Link">
用于增强监控的野马安装设备中的尾巴<text:span text:style-name="T4">
移动</text:span>
 <text:span text:style-name="T4">
网络</text:span>
</text:a>
据报道，从互联网启动开始的数字化转型部，2021年，在3268个村庄中为超过100万个乌克兰人提供了高速互联网。</text:p>
      <text:p text:style-name="P4">
News Source: <text:a xlink:type="simple" xlink:href="https://www.ukrinform.ua/rubric-technology/3716242-v-ukraini-pracue-91-mobilnih-merez-fedorov.html" text:style-name="Internet_20_link" text:visited-style-name="Visited_20_Internet_20_Link">
https://www.ukrinform.ua/rubric-technology/3716242-v-ukraini-pracue-91-mobilnih-merez-fedorov.html</text:a>
</text:p>
      <!--NEWS-->
      <text:h text:style-name="P10" text:outline-level="1">
<text:span text:style-name="T4">
在黑海，两个水下和一个表面火箭发射器</text:span>
</text:h>
      <text:p text:style-name="P4">
作者: Ukrinform (Person)</text:p>
      <text:p text:style-name="P4">
出版商: Укринформ (Organization)</text:p>
      <text:p text:style-name="P4">
出版时间: 2023-05-30T19:44:00+03:00</text:p>
      <text:p text:style-name="P4">
修改时间: 2023-05-30T19:44:00+03:00</text:p>
      <text:p text:style-name="P4">
描述: 目前在黑海进行了两辆潜艇和一个地面火箭发射器，其总齐射可以达到16个单位。  - 乌克林。</text:p>
      <text:p text:style-name="P4">
图片: ['<text:a xlink:type="simple" xlink:href="https://static.ukrinform.com/photos/2023_04/thumb_files/630_360_1680330426-334.jpg" text:style-name="Internet_20_link" text:visited-style-name="Visited_20_Internet_20_Link">
630_360_16803...</text:a>
']</text:p>
      <text:p text:style-name="P4">
标签: [' Чорне море', 'Корабель', 'Війна з Росією', 'Єдині новини', 'Наталія Гуменюк']</text:p>
      <text:p text:style-name="P4">
类型: Article</text:p>
      <!--METADATA-->
      <text:p text:style-name="P4">
<draw:frame draw:style-name="fr1" draw:name="Image222" text:anchor-type="as-char" svg:width="6.9236in" svg:height="3.956343in" draw:z-index="0">
<draw:image xlink:href="../Images/yкринформ/2023-05-30T19-44-00-03-00/630_360_1680330426-334.jpg" xlink:type="simple" xlink:show="embed" xlink:actuate="onLoad" draw:mime-type="image/jpeg"/>
</draw:frame>
 Двапідводних та один надводний ракетоносії наразі знаходяться на бойовомучергуванні у Чорному морі, сумарний залп яких може сягнути 16-х одиниць.</text:p>
      <text:p text:style-name="P4">
Як передає Укрінформ, про це повідомила в ефірі загальнонаціональноготелемарафону «Єдині новини» керівник об’єднаного пресцентру оперативногокомандування «Південь» Наталія Гуменюк.</text:p>
      <text:p text:style-name="P4">
«Ознаки загрози існують. Ворог продовжує маневрування корабельнимугрупуванням. Він постійно переміщує ракетоносії. Якщо вдень їх сьогодні булонарощено аж до 4-х - два надводних, два підводних, то зараз один надводнийзаведений в пункт базування - на чергуванні залишаються два підводних й одиннадводний ракетоносії. Сумарний залп <text:a xlink:type="simple" xlink:href="https://www.ukrinform.ua/tag-raketa" text:style-name="Internet_20_link" text:visited-style-name="Visited_20_Internet_20_Link">
 ракет </text:a>
在这种情况下，可以达到16个单位。”她说。</text:p>
      <text:p text:style-name="P4">
Humeniuk补充说，很难检测到水下火箭发射器。 她说，两个海底火箭发射器的交替交替说，敌人在无人机和火箭发射器的帮助下准备“阴险的攻击”。</text:p>
      <text:p text:style-name="P4">
<text:span text:style-name="T4">
另请阅读：</text:span>
 <text:a xlink:type="simple" xlink:href="https://www.ukrinform.ua/rubric-kyiv/3715983-vorog-be-po-kievu-sob-pomstitisa-za-svoi-nevdaci-na-fronti-povitrani-sili.html" text:style-name="Internet_20_link" text:visited-style-name="Visited_20_Internet_20_Link">
敌人在基辅因纳弗朗托的失败而报仇 - 空军</text:a>
如[Ukrinform]报道(https://www.ukrinform.ua/rubric-ato/3715838-uprodovz-minuloi-dobi-protivnik-zavdav-62-aviacijnih-udari-ta-zdijsniv-54-obstrili.html)，在最后一天，敌人从火箭发射器中击中了622和54炮击。受害者受到平民的影响，其他基础设施受到损害。</text:p>
      <text:p text:style-name="P4">
News Source: <text:a xlink:type="simple" xlink:href="https://www.ukrinform.ua/rubric-ato/3716244-u-cornomu-mori-cerguut-dva-pidvodnih-ta-odin-nadvodnij-raketonosii-rf.html" text:style-name="Internet_20_link" text:visited-style-name="Visited_20_Internet_20_Link">
https://www.ukrinform.ua/rubric-ato/3716244-u-cornomu-mori-cerguut-dva-pidvodnih-ta-odin-nadvodnij-raketonosii-rf.html</text:a>
</text:p>
      <!--NEWS-->
      <text:h text:style-name="P10" text:outline-level="1">
<text:span text:style-name="T4">
俄罗斯人“淘汰”员工同意合作-Energoatom</text:span>
</text:h>
      <text:p text:style-name="P4">
作者: Ukrinform (Person)</text:p>
      <text:p text:style-name="P4">
出版商: Укринформ (Organization)</text:p>
      <text:p text:style-name="P4">
出版时间: 2023-05-30T19:44:12+03:00</text:p>
      <text:p text:style-name="P4">
修改时间: 2023-05-30T19:44:12+03:00</text:p>
      <text:p text:style-name="P4">
描述: На Запорізькій АЕС загарбники посилили тиск на працівників і під тортурами змушують їх підписувати контракт з росіянами. — Укрінформ.</text:p>
      <text:p text:style-name="P4">
图片: ['<text:a xlink:type="simple" xlink:href="https://static.ukrinform.com/photos/2022_09/thumb_files/630_360_1662657925-567.jpg" text:style-name="Internet_20_link" text:visited-style-name="Visited_20_Internet_20_Link">
630_360_16626...</text:a>
']</text:p>
      <text:p text:style-name="P4">
标签: ['Окупація', 'Росія', 'Побиття', 'Запорізька АЕС']</text:p>
      <text:p text:style-name="P4">
类型: Article</text:p>
      <!--METADATA-->
      <text:p text:style-name="P4">
<draw:frame draw:style-name="fr1" draw:name="Image223" text:anchor-type="as-char" svg:width="6.9236in" svg:height="3.956343in" draw:z-index="0">
<draw:image xlink:href="../Images/yкринформ/2023-05-30T19-44-12-03-00/630_360_1662657925-567.jpg" xlink:type="simple" xlink:show="embed" xlink:actuate="onLoad" draw:mime-type="image/jpeg"/>
</draw:frame>
纳扎普利NPP对员工的压力增加了，在酷刑下，他们能够与俄罗斯人签订合同。</text:p>
      <text:p text:style-name="P4">
关于<text:a xlink:type="simple" xlink:href="http://t.me/energoatom_ua/13329" text:style-name="Internet_20_link" text:visited-style-name="Visited_20_Internet_20_Link">
电报</text:a>
乌克林福姆报告，通知Energoatom。</text:p>
      <text:p text:style-name="P4">
“在暂时占领的卫星城市中，Rashists显着处理了那些乌克兰原子能的搜索，他们勇敢地持有不超过一名不得与假AO的“ ASA独家组织”或其他企业签署的就业合同。 。</text:p>
      <text:p text:style-name="P4">
值得注意的是，入侵者正在折磨工人，其中几名他们已经驱逐了，他们同意与侵略者合作。</text:p>
      <text:p text:style-name="P4">
Energoatom保证，即使有威胁，酷刑，勒索塔布祖昆(Tabagozupin)，乌克兰人对<text:a xlink:type="simple" xlink:href="https://www.ukrinform.ua/tag-zaporizka-aes" text:style-name="Internet_20_link" text:visited-style-name="Visited_20_Internet_20_Link">
ZPES</text:a>
他们体面，拒绝与种族主义者合作。</text:p>
      <text:p text:style-name="P4">
<text:span text:style-name="T4">
另请阅读：</text:span>
 <text:a xlink:type="simple" xlink:href="https://www.ukrinform.ua/rubric-world/3716235-sogodni-radbez-oon-obgovorit-situaciu-na-zaporizkij-aes.html" text:style-name="Internet_20_link" text:visited-style-name="Visited_20_Internet_20_Link">
今天的Radbez <text:span text:style-name="T4">
 Un </text:span>
将讨论纳扎普希NPP的情况</text:a>
据报道，自2022年3月初以来，ZPP已被捕获。 乘员被转移到他们的军事基地，车站领土和机械。</text:p>
      <text:p text:style-name="P4">
<text:span text:style-name="T5">
foto：fredrik dahl / iaea</text:span>
</text:p>
      <text:p text:style-name="P4">
News Source: <text:a xlink:type="simple" xlink:href="https://www.ukrinform.ua/rubric-ato/3716243-rosiani-vibivaut-zi-spivrobitnikiv-zaes-zgodu-na-spivpracu-energoatom.html" text:style-name="Internet_20_link" text:visited-style-name="Visited_20_Internet_20_Link">
https://www.ukrinform.ua/rubric-ato/3716243-rosiani-vibivaut-zi-spivrobitnikiv-zaes-zgodu-na-spivpracu-energoatom.html</text:a>
</text:p>
      <!--NEWS-->
      <text:h text:style-name="P10" text:outline-level="1">
<text:span text:style-name="T4">
在以色列的巴勒斯坦武装分子在车上开枪</text:span>
</text:h>
      <text:p text:style-name="P4">
作者: Ukrinform (Person)</text:p>
      <text:p text:style-name="P4">
出版商: Укринформ (Organization)</text:p>
      <text:p text:style-name="P4">
出版时间: 2023-05-30T19:48:00+03:00</text:p>
      <text:p text:style-name="P4">
修改时间: 2023-05-30T19:48:00+03:00</text:p>
      <text:p text:style-name="P4">
描述: 由于在约旦河西岸北部定居于赫尔梅什（Khrmesh）定居点附近的机器被炮击而被以色列杀死。  - 乌克林。</text:p>
      <text:p text:style-name="P4">
图片: ['<text:a xlink:type="simple" xlink:href="https://static.ukrinform.com/photos/2017_07/thumb_files/630_360_1499035769-5525.jpg" text:style-name="Internet_20_link" text:visited-style-name="Visited_20_Internet_20_Link">
630_360_14990...</text:a>
']</text:p>
      <text:p text:style-name="P4">
标签: ['Автомобіль', 'Ізраїль', 'Палестина', 'Розстріл']</text:p>
      <text:p text:style-name="P4">
类型: Article</text:p>
      <!--METADATA-->
      <text:p text:style-name="P4">
<draw:frame draw:style-name="fr1" draw:name="Image224" text:anchor-type="as-char" svg:width="6.9236in" svg:height="3.956343in" draw:z-index="0">
<draw:image xlink:href="../Images/yкринформ/2023-05-30T19-48-00-03-00/630_360_1499035769-5525.jpg" xlink:type="simple" xlink:show="embed" xlink:actuate="onLoad" draw:mime-type="image/jpeg"/>
</draw:frame>
 Врезультаті обстрілу машини поблизу поселення Хермеш на півночі Західногоберега річки Йордан було вбито ізраїльтянина.</text:p>
      <text:p text:style-name="P4">
Про це повідомляє <text:a xlink:type="simple" xlink:href="https://www.timesofisrael.com/israeli-man-seriously-hurt-in-apparent-west-bank-terror-shooting/" text:style-name="Internet_20_link" text:visited-style-name="Visited_20_Internet_20_Link">
 The Times of Israel</text:a>
据报道，关于军事和医生。</text:p>
      <text:p text:style-name="P4">
根据地方当局的说法，受害者遭到了<text:a xlink:type="simple" xlink:href="https://www.ukrinform.ua/tag-obstril" text:style-name="Internet_20_link" text:visited-style-name="Visited_20_Internet_20_Link">
炮击</text:a>
在Dzhenin以西的Hermesh金发定居点上行走。 该男子继续去，直到他在社区得到医生协助的社区。</text:p>
      <text:p text:style-name="P4">
当地的救护车报道说，一个约30岁的平民在和解的入口处处于严重状态。 一架直升机被送到现场，这将受害者带到了Hillyl Jaffe Vhader的医院，随后他的死亡被陈述。</text:p>
      <text:p text:style-name="P4">
*!(https://www.ukrinform.ua/rubric-world/3714524-v-izraili-likviduvali-palestinca-pisla-sprobi-vbivstva-v-sinagozi.html)以色列国防军表示，部队开始通过封锁该地区的几条道路来迫害攻击者。</text:p>
      <text:p text:style-name="P4">
如[Ukrinform]报道(https://www.ukrinform.ua/rubric-world/3715654-v-izraili-protestuvali-morskij-zaliznij-kupol.html)，在以色列进行了一系列关于以色列铁圆顶系统庆祝活动的成功测试(在国际分类中称为C-DOME).</text:p>
      <text:p text:style-name="P4">
News Source: <text:a xlink:type="simple" xlink:href="https://www.ukrinform.ua/rubric-world/3716247-v-izraili-palestinski-bojoviki-rozstrilali-colovika-v-avto.html" text:style-name="Internet_20_link" text:visited-style-name="Visited_20_Internet_20_Link">
https://www.ukrinform.ua/rubric-world/3716247-v-izraili-palestinski-bojoviki-rozstrilali-colovika-v-avto.html</text:a>
</text:p>
      <!--NEWS-->
      <text:h text:style-name="P10" text:outline-level="1">
<text:span text:style-name="T4">
3x3篮球女子篮球队将在欧洲KAM-2023与立陶宛，波兰和爱沙尼亚比赛</text:span>
</text:h>
      <text:p text:style-name="P4">
作者: Ukrinform (Person)</text:p>
      <text:p text:style-name="P4">
出版商: Укринформ (Organization)</text:p>
      <text:p text:style-name="P4">
出版时间: 2023-05-30T19:48:22+03:00</text:p>
      <text:p text:style-name="P4">
修改时间: 2023-05-30T19:48:22+03:00</text:p>
      <text:p text:style-name="P4">
描述: 这支3x3篮球女子篮球队已经学会了在20123年欧洲奥运会在波兰举行的竞争对手。  - 乌克林。</text:p>
      <text:p text:style-name="P4">
图片: ['<text:a xlink:type="simple" xlink:href="https://static.ukrinform.com/photos/2023_05/thumb_files/630_360_1685465242-253.jpg" text:style-name="Internet_20_link" text:visited-style-name="Visited_20_Internet_20_Link">
630_360_16854...</text:a>
']</text:p>
      <text:p text:style-name="P4">
标签: ['Баскетбол']</text:p>
      <text:p text:style-name="P4">
类型: Article</text:p>
      <!--METADATA-->
      <text:p text:style-name="P4">
<draw:frame draw:style-name="fr1" draw:name="Image226" text:anchor-type="as-char" svg:width="6.9236in" svg:height="3.956343in" draw:z-index="0">
<draw:image xlink:href="../Images/yкринформ/2023-05-30T19-48-22-03-00/630_360_1685465242-253.jpg" xlink:type="simple" xlink:show="embed" xlink:actuate="onLoad" draw:mime-type="image/jpeg"/>
</draw:frame>
女子篮球3x3了解了20123年纳瓦拉运动会在波兰玩的竞争对手。</text:p>
      <text:p text:style-name="P4">
乌克林福姆报道，乌克兰国家队包括在C小组中，乌克林福姆(Ukrinform)也将参加立陶宛的国家队。</text:p>
      <text:p text:style-name="P4">
篮球比赛将于6月21日至6月24日在克拉科夫举行。</text:p>
      <text:p text:style-name="P4">
该小组的两个最佳球队将在四分之一决赛中出场，然后获胜者将决定比赛。</text:p>
      <text:p text:style-name="P4">
欧洲奥运会的表现将使分数获得个人评级银行评级，这影响了奥运会资格。</text:p>
      <text:p text:style-name="P4">
<text:span text:style-name="T4">
另请阅读：</text:span>
 <text:a xlink:type="simple" xlink:href="https://www.ukrinform.ua/rubric-sports/3716166-mihajluk-meni-bulo-b-duze-priemno-zalisitis-u-sarlott.html" text:style-name="Internet_20_link" text:visited-style-name="Visited_20_Internet_20_Link">
Mikhailuk：我很高兴留在夏洛特</text:a>
据报道，在巴库举行的第一场欧洲奥运会上，篮球比赛的女子国家队赢得了“银”，这是2019年奥运会上没有参加的比赛。</text:p>
      <text:p text:style-name="P4">
照片：fbu.ua</text:p>
      <text:p text:style-name="P4">
News Source: <text:a xlink:type="simple" xlink:href="https://www.ukrinform.ua/rubric-sports/3716248-zinoca-zbirna-ukraini-z-basketbolu-3h3-zigrae-proti-litvi-polsi-ta-estonii-na-evropejskih-igrai2023.html" text:style-name="Internet_20_link" text:visited-style-name="Visited_20_Internet_20_Link">
https://www.ukrinform.ua/rubric-sports/3716248-zinoca-zbirna-ukraini-z-basketbolu-3h3-zigrae-proti-litvi-polsi-ta-estonii-na-evropejskih-igrai2023.html</text:a>
</text:p>
      <!--NEWS-->
      <text:h text:style-name="P10" text:outline-level="1">
<text:span text:style-name="T4">
乌克兰将从英国转换为移动医院的公共汽车</text:span>
</text:h>
      <text:p text:style-name="P4">
作者: Ukrinform (Person)</text:p>
      <text:p text:style-name="P4">
出版商: Укринформ (Organization)</text:p>
      <text:p text:style-name="P4">
出版时间: 2023-05-30T19:52:00+03:00</text:p>
      <text:p text:style-name="P4">
修改时间: 2023-05-30T19:52:00+03:00</text:p>
      <text:p text:style-name="P4">
描述: 乌克兰将从英国获得一辆公共汽车，转换为一家移动医院，并设有医院病床和医疗设备。  - 乌克林。</text:p>
      <text:p text:style-name="P4">
图片: ['<text:a xlink:type="simple" xlink:href="https://static.ukrinform.com/photos/2023_05/thumb_files/630_360_1685465545-999.jpg" text:style-name="Internet_20_link" text:visited-style-name="Visited_20_Internet_20_Link">
630_360_16854...</text:a>
']</text:p>
      <text:p text:style-name="P4">
标签: ['Британія', 'Ізраїль', 'Медицина', 'Автобус']</text:p>
      <text:p text:style-name="P4">
类型: Article</text:p>
      <!--METADATA-->
      <text:p text:style-name="P4">
<draw:frame draw:style-name="fr1" draw:name="Image227" text:anchor-type="as-char" svg:width="6.9236in" svg:height="3.956343in" draw:z-index="0">
<draw:image xlink:href="../Images/yкринформ/2023-05-30T19-52-00-03-00/630_360_1685465545-999.jpg" xlink:type="simple" xlink:show="embed" xlink:actuate="onLoad" draw:mime-type="image/jpeg"/>
</draw:frame>
乌克兰将从英国持有一辆公共汽车，转换为医院床和医疗设备的移动医院。</text:p>
      <text:p text:style-name="P4">
乌克兰大使馆在[Twitter]的英国驻乌克兰大使馆报道了这一点(https://twitter.com/UkrEmbLondon/status/1663475811989553158?fbclid=IwAR1MKsaV9mBI8-jS6PiUEvsa0mjZHBota0MM2_IcTvQ6UInZZoRmCN-9Z5U)，报道乌克林福姆。</text:p>
      <text:p text:style-name="P4">
“乌克兰将获得<text:a xlink:type="simple" xlink:href="https://www.ukrinform.ua/tag-avtobus" text:style-name="Internet_20_link" text:visited-style-name="Visited_20_Internet_20_Link">
巴士</text:a>
，转换为移动医院!公共汽车还得到了加强，一部分场边被医院的床和医疗设备，脉动计，除颤器和淡水容器取代。”乌克兰代表说。</text:p>
      <text:p text:style-name="P4">
<text:span text:style-name="T4">
另请阅读：</text:span>
 <text:a xlink:type="simple" xlink:href="https://www.ukrinform.ua/rubric-society/3711674-za-zibrani-cerez-united24-kosti-pridbaut-se-15-svidkih.html" text:style-name="Internet_20_link" text:visited-style-name="Visited_20_Internet_20_Link">
对于通过United24资金收集的资金将再购买15“ <text:span text:style-name="T4">
 fast </text:span>
”</text:a>
如[Ukrinform]报道(https://www.ukrinform.ua/rubric-society/3713490-dania-peredala-ukraini-15-inkluzivnih-avtomobiliv.html)，5月24日，丹麦政府已将15辆包容性汽车转移到乌克兰，以帮助残疾人的社会和心理援助旅行旅(生产总理)在乌克兰。  照片：乌克兰大使馆到英国</text:p>
      <text:p text:style-name="P4">
News Source: <text:a xlink:type="simple" xlink:href="https://www.ukrinform.ua/rubric-society/3716249-ukraina-otrimae-vid-britanii-avtobus-pereobladnanij-u-mobilnij-gospital.html" text:style-name="Internet_20_link" text:visited-style-name="Visited_20_Internet_20_Link">
https://www.ukrinform.ua/rubric-society/3716249-ukraina-otrimae-vid-britanii-avtobus-pereobladnanij-u-mobilnij-gospital.html</text:a>
</text:p>
      <!--NEWS-->
      <text:h text:style-name="P10" text:outline-level="1">
<text:span text:style-name="T4">
乌克兰在《拯救乌克兰》中说，他们不在莫斯科工作</text:span>
</text:h>
      <text:p text:style-name="P4">
作者: Ukrinform (Person)</text:p>
      <text:p text:style-name="P4">
出版商: Укринформ (Organization)</text:p>
      <text:p text:style-name="P4">
出版时间: 2023-05-30T19:59:00+03:00</text:p>
      <text:p text:style-name="P4">
修改时间: 2023-05-30T19:59:00+03:00</text:p>
      <text:p text:style-name="P4">
描述: 有关涉嫌拘留乌克兰雇员在莫斯科的信息是不正确的，在俄罗斯联邦的领土上，拘留了他被派往捡起教森的妇女。  - 乌克林。</text:p>
      <text:p text:style-name="P4">
图片: ['<text:a xlink:type="simple" xlink:href="https://static.ukrinform.com/photos/2023_05/thumb_files/630_360_1685466316-217.jpg" text:style-name="Internet_20_link" text:visited-style-name="Visited_20_Internet_20_Link">
630_360_16854...</text:a>
']</text:p>
      <text:p text:style-name="P4">
标签: ['Депортація', 'Росія', 'Затримання', 'Благодійність']</text:p>
      <text:p text:style-name="P4">
类型: Article</text:p>
      <!--METADATA-->
      <text:p text:style-name="P4">
<draw:frame draw:style-name="fr1" draw:name="Image228" text:anchor-type="as-char" svg:width="6.9236in" svg:height="3.956343in" draw:z-index="0">
<draw:image xlink:href="../Images/yкринформ/2023-05-30T19-59-00-03-00/630_360_1685466316-217.jpg" xlink:type="simple" xlink:show="embed" xlink:actuate="onLoad" draw:mime-type="image/jpeg"/>
</draw:frame>
有关拘留在莫斯科的苏瓦乌克兰雇员的信息没有符合现实，在俄罗斯联邦的领土上，拘留了一名被派往捡起教森的妇女。</text:p>
      <text:p text:style-name="P4">
Olga Yerokhina在评论中在评论中说了这一点。</text:p>
      <text:p text:style-name="P4">
“在这个视频中(由俄罗斯宣传者出版 - 编辑。)不是工人。 这是假的。”她说。</text:p>
      <text:p text:style-name="P4">
印刷机说，莫斯科拘留了一名妇女，救出乌克兰基金兑换为<text:a xlink:type="simple" xlink:href="https://www.ukrinform.ua/tag-rosia" text:style-name="Internet_20_link" text:visited-style-name="Visited_20_Internet_20_Link">
RF</text:a>
为了捡起玩家。 “但是她不是我们组织的雇员，”  - 强调。</text:p>
      <text:p text:style-name="P4">
同时，拯救乌克兰保证，这名妇女已经安全。</text:p>
      <text:p text:style-name="P4">
<text:span text:style-name="T4">
另请阅读：</text:span>
 <text:a xlink:type="simple" xlink:href="https://www.ukrinform.ua/rubric-society/3716226-z-rosii-deportuvali-ukrainku-aka-hotila-vivezti-ditejsirit-z-okupovanih-teritorij.html" text:style-name="Internet_20_link" text:visited-style-name="Visited_20_Internet_20_Link">
来自俄罗斯驱逐出想要从被占领地区带走孤儿的乌克兰人</text:a>
她还强调，拯救乌克兰很快发布了附近的驳斥。</text:p>
      <text:p text:style-name="P4">
据报道，<text:a xlink:type="simple" xlink:href="https://www.ukrinform.ua/rubric-society/3716059-u-moskvi-zatrimali-spivrobitnicu-save-ukraine-aka-dopomagala-povertati-vikradenih-ditej-roszmi.html" text:style-name="Internet_20_link" text:visited-style-name="Visited_20_Internet_20_Link">
俄罗斯国家信息局“ RIA Novosti”告知</text:a>
，拘留了莫斯科的苏联乌克兰基金，该基金有助于从乌克兰占领的俄罗斯出口儿童。</text:p>
      <text:p text:style-name="P4">
News Source: <text:a xlink:type="simple" xlink:href="https://www.ukrinform.ua/rubric-society/3716254-u-save-ukraine-zaavili-so-v-nih-ne-pracue-zatrimana-v-moskvi-zinka.html" text:style-name="Internet_20_link" text:visited-style-name="Visited_20_Internet_20_Link">
https://www.ukrinform.ua/rubric-society/3716254-u-save-ukraine-zaavili-so-v-nih-ne-pracue-zatrimana-v-moskvi-zinka.html</text:a>
</text:p>
      <!--NEWS-->
      <text:h text:style-name="P10" text:outline-level="1">
<text:span text:style-name="T4">
Humeniuk并不排除俄罗斯将再次从海中引起大火</text:span>
</text:h>
      <text:p text:style-name="P4">
作者: Ukrinform (Person)</text:p>
      <text:p text:style-name="P4">
出版商: Укринформ (Organization)</text:p>
      <text:p text:style-name="P4">
出版时间: 2023-05-30T20:09:16+03:00</text:p>
      <text:p text:style-name="P4">
修改时间: 2023-05-30T20:09:16+03:00</text:p>
      <text:p text:style-name="P4">
描述: 俄罗斯的战术没有根本变化，但是在使用海上导弹火箭的长时间停顿后，可以恢复其用于炮击乌克兰的。  - 乌克林。</text:p>
      <text:p text:style-name="P4">
图片: ['<text:a xlink:type="simple" xlink:href="https://static.ukrinform.com/photos/2023_05/thumb_files/630_360_1683203408-362.jpg" text:style-name="Internet_20_link" text:visited-style-name="Visited_20_Internet_20_Link">
630_360_16832...</text:a>
']</text:p>
      <text:p text:style-name="P4">
标签: ['Обстріл', ' Чорне море', 'Війна з Росією', 'Наталія Гуменюк']</text:p>
      <text:p text:style-name="P4">
类型: Article</text:p>
      <!--METADATA-->
      <text:p text:style-name="P4">
<draw:frame draw:style-name="fr1" draw:name="Image229" text:anchor-type="as-char" svg:width="6.9236in" svg:height="3.956343in" draw:z-index="0">
<draw:image xlink:href="../Images/yкринформ/2023-05-30T20-09-16-03-00/630_360_1683203408-362.jpg" xlink:type="simple" xlink:show="embed" xlink:actuate="onLoad" draw:mime-type="image/jpeg"/>
</draw:frame>
俄罗斯的战术没有根本变化，但是在长期停顿了俄罗斯联邦的海军导弹之后，可以恢复其用于炮击乌克兰的。</text:p>
      <text:p text:style-name="P4">
根据乌克林福姆(Ukrinform)的说法，运营团队联合报纸“ South” Natalia Humeniuk的联合报纸报道说，国家望远镜“统一新闻”。</text:p>
      <text:p text:style-name="P4">
“火箭可能不是空气，现在将应用不道德的基地，因为它们(俄罗斯人 -  ed。)很长一段时间以来，停顿一直在不使用海洋火箭的情况下保持。 因此，他们可能正在调整情况以进行未来的攻击。”古梅尼克说。</text:p>
      <text:p text:style-name="P4">
同时，她强调说，整个俄罗斯人的战术没有改变：他们将无人机和导弹结合起来，以攻击乌克兰。 Humeniuk指出俄罗斯人被插入<text:a xlink:type="simple" xlink:href="https://www.ukrinform.ua/tag-obstril" text:style-name="Internet_20_link" text:visited-style-name="Visited_20_Internet_20_Link">
炮击</text:a>
波浪显示乌克兰防空系统。</text:p>
      <text:p text:style-name="P4">
“第一波揭示了空气防御系统在第二波中工作的位置，然后可能会直接造成防空防御损害。 她说：“无人机和导弹的使用涉及各种飞机的使用：移动消防人组，反飞机装置以及我们合作伙伴提供的手段可以工作。”</text:p>
      <text:p text:style-name="P4">
<text:span text:style-name="T4">
另请阅读：</text:span>
 <text:a xlink:type="simple" xlink:href="https://www.ukrinform.ua/rubric-ato/3716234-na-shodi-zsu-vidbili-11-atak-na-harkivsini-ne-dali-prorvatisa-diversantam.html" text:style-name="Internet_20_link" text:visited-style-name="Visited_20_Internet_20_Link">
在武装部队的东部反映了11次攻击，在哈尔基夫地区不释放破坏者</text:a>
据报道，黑海目前正处于战斗责任<text:a xlink:type="simple" xlink:href="https://www.ukrinform.ua/rubric-ato/3716244-u-cornomu-mori-cerguut-dva-pidvodnih-ta-odin-nadvodnij-raketonosii-rf.html" text:style-name="Internet_20_link" text:visited-style-name="Visited_20_Internet_20_Link">
有火箭发射器</text:a>
。</text:p>
      <text:p text:style-name="P4">
在过去的一天中，敌人击中了62架飞机罢工，并用火箭发射器制作了54张曲调。 平民中有受害者，受损的私人住宅，基础设施。</text:p>
      <text:p text:style-name="P4">
News Source: <text:a xlink:type="simple" xlink:href="https://www.ukrinform.ua/rubric-ato/3716255-gumenuk-ne-viklucae-so-rosia-znovu-vestime-obstrili-z-mora.html" text:style-name="Internet_20_link" text:visited-style-name="Visited_20_Internet_20_Link">
https://www.ukrinform.ua/rubric-ato/3716255-gumenuk-ne-viklucae-so-rosia-znovu-vestime-obstrili-z-mora.html</text:a>
</text:p>
      <!--NEWS-->
      <text:h text:style-name="P10" text:outline-level="1">
<text:span text:style-name="T4">
禁止谷物进口：乌克兰反对并提供欧盟寻找市场决策</text:span>
</text:h>
      <text:p text:style-name="P4">
作者: Ukrinform (Person)</text:p>
      <text:p text:style-name="P4">
出版商: Укринформ (Organization)</text:p>
      <text:p text:style-name="P4">
出版时间: 2023-05-30T20:15:00+03:00</text:p>
      <text:p text:style-name="P4">
修改时间: 2023-05-30T20:15:00+03:00</text:p>
      <text:p text:style-name="P4">
描述: 乌克兰方认为欧盟的错误决定是禁止将乌克兰农产品进口到乌克兰邻国的五个欧盟国家，并提议寻找解决这个问题的市场解决方案。  - 乌克林。</text:p>
      <text:p text:style-name="P4">
图片: ['<text:a xlink:type="simple" xlink:href="https://static.ukrinform.com/photos/2022_11/thumb_files/630_360_1669632623-529.jpg" text:style-name="Internet_20_link" text:visited-style-name="Visited_20_Internet_20_Link">
630_360_16696...</text:a>
']</text:p>
      <text:p text:style-name="P4">
标签: ['Євросоюз', 'Імпорт', 'Зерно', 'Заборона', 'Сольський']</text:p>
      <text:p text:style-name="P4">
类型: Article</text:p>
      <!--METADATA-->
      <text:p text:style-name="P4">
<draw:frame draw:style-name="fr1" draw:name="Image230" text:anchor-type="as-char" svg:width="6.9236in" svg:height="3.954724in" draw:z-index="0">
<draw:image xlink:href="../Images/yкринформ/2023-05-30T20-15-00-03-00/630_360_1669632623-529.jpg" xlink:type="simple" xlink:show="embed" xlink:actuate="onLoad" draw:mime-type="image/jpeg"/>
</draw:frame>
乌克兰卡斯特顿认为，欧盟的错误决定将禁止乌克兰农产品进口到乌克兰邻国的五个欧盟国家，并提议为此问题寻求市场解决方案。</text:p>
      <text:p text:style-name="P4">
乌克兰Mykola Solsky的农业政策和食品部长在与新闻界在欧盟农业经济和渔业部长委员会内的非正式工作午餐的结果进行交流时在布鲁塞尔的布鲁塞尔说了这一点。</text:p>
      <text:p text:style-name="P4">
“今天，我们与许多部长和代表(欧洲委员会)开会(https://www.ukrinform.ua/tag-evrokomisia)。 我们概述了6月5日之后禁止进口乌克兰农产品的进口。 我们反对这一点，这不是一个好方法。”乌克兰政府官员说。</text:p>
      <text:p text:style-name="P4">
<text:span text:style-name="T4">
另请阅读：</text:span>
 <text:a xlink:type="simple" xlink:href="https://www.ukrinform.ua/rubric-economy/3715911-solskij-obgovoriv-z-horvatskim-ministrom-eksport-ukrainskoi-agroprodukcii.html" text:style-name="Internet_20_link" text:visited-style-name="Visited_20_Internet_20_Link">
<text:span text:style-name="T4">
 solsk </text:span>
 d与克罗地亚乌克兰农业生产的出口部长讨论</text:a>
他指出，在禁止进口欧盟国家禁令后的几周内，由于俄罗斯的行动而导致的黑海走廊的运作造成了巨大困难，由于其乌克兰一方几十年来无法用谷物装载船只。</text:p>
      <text:p text:style-name="P4">
“我们非常感谢我们的土耳其伙伴和联合国，以及所有合作伙伴，有机会继续这条走廊再过几个月。 同时，我们了解俄罗斯人仔细监控了情况，他们试图利用这种情况。 我们不想给他们可以使用它。”索尔斯基说。</text:p>
      <text:p text:style-name="P4">
在回答乌克林事物通讯员的问题时，部长解释说，直到至少第五名，对乌克兰农业进口的现有限制将不会是一个好主意，将来继续前进是一个好主意。 这适用于第一名，例如葵花籽，玉米，小麦和菜籽。 同时，索尔斯基强调，乌克兰方面对寻找建设性解决方案感兴趣。“引入了这些限制的国家(波兰，斯洛伐克，匈牙利，保加利亚irumunia -ed。)，他们是我们的合作伙伴，因此我们尝试找到正确的解决方案。 我们了解去年对农民的压力。没有理想的决定，但是继续这项禁令的决定是可能是Tsenigri的决定，因此我们需要寻找其他选择……禁止仅是问题的增加，因为它将试图以他们的利益来利用俄罗斯人，从而促使欧洲的团结减弱。不可能。 乌克兰官员说：“我们将尽可能坦白地知道彼此。”</text:p>
      <text:p text:style-name="P4">
据报道，欧盟委员会刚刚批准了欧盟和乌克兰之间的无职责贸易持续一年，直到2024年6月。 这些监管统治者于今年6月6日生效。</text:p>
      <text:p text:style-name="P4">
同时，俄罗斯联邦对黑海港口的封锁导致乌克兰谷物和其他土地上其他农业商品的运输量略有增加，这是由于与邻近边界的“团结之城”国家极大地影响了这些国家的国内市场，并引起了当地农民的抗议。</text:p>
      <text:p text:style-name="P4">
4月28日，欧盟委员会同意乌克兰的四个邻国 - 布尔加里亚，匈牙利，波兰和斯洛伐克 - 一揽子措施，这些措施避免了上述国家以后，这些措施废除了他们从乌克兰进口的唯一行动。 该包装限制了进口到上述国家的领土以及罗马尼亚，来自乌克兰的四个关键产品 - 小麦，玉米，菜籽和葵花籽，尽管它保留了将商品过渡到其他欧盟国家和世界市场的可能性。</text:p>
      <text:p text:style-name="P4">
<text:span text:style-name="T4">
另请阅读：</text:span>
 <text:a xlink:type="simple" xlink:href="https://www.ukrinform.ua/rubric-economy/3707524-moldova-peredumala-obmezuvati-import-agroprodukcii-z-ukraini.html" text:style-name="Internet_20_link" text:visited-style-name="Visited_20_Internet_20_Link">
摩尔多瓦改变了主意，以限制乌克兰农产品的进口</text:a>
提到的欧盟国家是乌克兰的邻国，坚持继续限制乌克兰农产品进口的限制，并在6月5日之后，当时乌克兰与欧盟之间免税贸易的收购制度已更新。</text:p>
      <text:p text:style-name="P4">
News Source: <text:a xlink:type="simple" xlink:href="https://www.ukrinform.ua/rubric-economy/3716257-zaborona-na-import-zerna-ukraina-vistupae-proti-i-proponue-es-sukati-rinkovi-risenna.html" text:style-name="Internet_20_link" text:visited-style-name="Visited_20_Internet_20_Link">
https://www.ukrinform.ua/rubric-economy/3716257-zaborona-na-import-zerna-ukraina-vistupae-proti-i-proponue-es-sukati-rinkovi-risenna.html</text:a>
</text:p>
      <!--NEWS-->
      <text:h text:style-name="P10" text:outline-level="1">
<text:span text:style-name="T4">
在乌克兰，吸烟想放弃63％的吸烟者</text:span>
</text:h>
      <text:p text:style-name="P4">
作者: Ukrinform (Person)</text:p>
      <text:p text:style-name="P4">
出版商: Укринформ (Organization)</text:p>
      <text:p text:style-name="P4">
出版时间: 2023-05-30T20:33:00+03:00</text:p>
      <text:p text:style-name="P4">
修改时间: 2023-05-30T20:33:00+03:00</text:p>
      <text:p text:style-name="P4">
描述: 在乌克兰，有63.1％的传统烟草或水烟的吸烟者想戒烟。  - 乌克林。</text:p>
      <text:p text:style-name="P4">
图片: ['<text:a xlink:type="simple" xlink:href="https://static.ukrinform.com/photos/2019_09/thumb_files/630_360_1568807691-840.jpg" text:style-name="Internet_20_link" text:visited-style-name="Visited_20_Internet_20_Link">
630_360_15688...</text:a>
']</text:p>
      <text:p text:style-name="P4">
标签: ['Куріння', 'Опитування', 'ВООЗ', "Здоров'я"]</text:p>
      <text:p text:style-name="P4">
类型: Article</text:p>
      <!--METADATA-->
      <text:p text:style-name="P4">
<draw:frame draw:style-name="fr1" draw:name="Image231" text:anchor-type="as-char" svg:width="6.9236in" svg:height="3.956343in" draw:z-index="0">
<draw:image xlink:href="../Images/yкринформ/2023-05-30T20-33-00-03-00/630_360_1568807691-840.jpg" xlink:type="simple" xlink:show="embed" xlink:actuate="onLoad" draw:mime-type="image/jpeg"/>
</draw:frame>
在乌克兰，有63.1％的传统烟草或水烟吸烟者想拒绝吸烟。</text:p>
      <text:p text:style-name="P4">
这些是所有 - 乌克兰民意调查的结果<text:a xlink:type="simple" xlink:href="https://www.ukrinform.ua/tag-vooz" text:style-name="Internet_20_link" text:visited-style-name="Visited_20_Internet_20_Link">
谁</text:a>
和KII，这是在乌克林福称接待会议上提出的。</text:p>
      <text:p text:style-name="P4">
“在当前的传统烟草或水烟的吸烟者中，几乎有63.1％的人旨在随时放弃吸烟。但是只有7.1％的人说他们准备拒绝下个月吸烟。A16.4％的A16.4％说他们对专业的感觉帮助。”基辅国际社会学研究所Victoriya Zaja的代表说。</text:p>
      <text:p text:style-name="P4">
<text:span text:style-name="T4">
另请阅读：</text:span>
 <text:a xlink:type="simple" xlink:href="https://www.ukrinform.ua/rubric-economy/3709767-palne-tutun-alkogol-ak-navesti-lad-na-rinkah-pidakciznih-tovariv.html" text:style-name="Internet_20_link" text:visited-style-name="Visited_20_Internet_20_Link">
燃料，烟草，酒精：如何在连帽商品的市场中播放</text:a>
调查显示，有95.2％的人知道吸烟会导致严重的健康问题。</text:p>
      <text:p text:style-name="P4">
此外，有65.6％的人观看了针对使用烟草的信息。 取而代之的是，有37.8％的人观看了广告或其他旨在刺激烟草或尼古丁产品销售的信息。</text:p>
      <text:p text:style-name="P4">
<text:span text:style-name="T4">
另请阅读：</text:span>
 <text:a xlink:type="simple" xlink:href="https://www.ukrinform.ua/rubric-society/3715952-27-ukrainciv-spozivaut-tutunovi-ta-nikotinovi-virobi.html" text:style-name="Internet_20_link" text:visited-style-name="Visited_20_Internet_20_Link">
27％的乌克兰人消费烟草和尼古丁产品</text:a>
该调查是通过电话采访从4月4日至2023年4月进行的。 2020年，接受了18岁及以上的乌克兰成年居民接受采访。在秋季，随机组装了手机号码。 丹娜(Dena)居住在临时占领地区的人口未参加乌克兰移动运营商，没有参加法官。</text:p>
      <text:p text:style-name="P4">
News Source: <text:a xlink:type="simple" xlink:href="https://www.ukrinform.ua/rubric-society/3715970-v-ukraini-vid-palinna-hocut-vidmovitisa-63-kurciv.html" text:style-name="Internet_20_link" text:visited-style-name="Visited_20_Internet_20_Link">
https://www.ukrinform.ua/rubric-society/3715970-v-ukraini-vid-palinna-hocut-vidmovitisa-63-kurciv.html</text:a>
</text:p>
      <!--NEWS-->
      <text:h text:style-name="P10" text:outline-level="1">
<text:span text:style-name="T4">
在Zaporozhye中，降雨连续五个小时</text:span>
</text:h>
      <text:p text:style-name="P4">
作者: Ukrinform (Person)</text:p>
      <text:p text:style-name="P4">
出版商: Укринформ (Organization)</text:p>
      <text:p text:style-name="P4">
出版时间: 2023-05-30T20:45:00+03:00</text:p>
      <text:p text:style-name="P4">
修改时间: 2023-05-30T20:45:00+03:00</text:p>
      <text:p text:style-name="P4">
描述: 在Zaporozhye中，当天注册了一种自然的计量现象-30毫米的降水量在一小时内下降。  - 乌克林。</text:p>
      <text:p text:style-name="P4">
图片: ['<text:a xlink:type="simple" xlink:href="https://static.ukrinform.com/photos/2023_05/thumb_files/630_360_1685468703-782.jpg" text:style-name="Internet_20_link" text:visited-style-name="Visited_20_Internet_20_Link">
630_360_16854...</text:a>
']</text:p>
      <text:p text:style-name="P4">
标签: ['Дощ', 'Стихія', 'Негода', 'Запоріжжя']</text:p>
      <text:p text:style-name="P4">
类型: Article</text:p>
      <!--METADATA-->
      <text:p text:style-name="P4">
<draw:frame draw:style-name="fr1" draw:name="Image232" text:anchor-type="as-char" svg:width="6.9236in" svg:height="3.956343in" draw:z-index="0">
<draw:image xlink:href="../Images/yкринформ/2023-05-30T20-45-00-03-00/630_360_1685468703-782.jpg" xlink:type="simple" xlink:show="embed" xlink:actuate="onLoad" draw:mime-type="image/jpeg"/>
</draw:frame>
乌兹波里(Uzporizhi)在白天注册了自然的计量现象-30毫米的降水量在一个小时内下降。</text:p>
      <text:p text:style-name="P4">
乌克兰州紧急服务的女发言人尤利娅·巴里什娃(Yulia Barysheva)向乌克林福音通讯员报告了这一点。</text:p>
      <text:p text:style-name="P4">
“今天在Zaporozhye <text:a xlink:type="simple" xlink:href="https://www.ukrinform.ua/tag-dos" text:style-name="Internet_20_link" text:visited-style-name="Visited_20_Internet_20_Link">
雨</text:a>
持续了5个小时。 在最初的三个小时中，42毫米掉落了，降水量的数量回答了月度规范。”</text:p>
      <text:p text:style-name="P4">
但是，从14:00到15:00观察到最激烈的倾盆大雨。 目前，巴里什娃(Barysheva)的基础，在城市中注册了一种自然的计量现象 -  30毫米降水在一小时内下降。</text:p>
      <text:p text:style-name="P4">
这座城市没有雨。</text:p>
      <text:p text:style-name="P4">
“在Zaporizhzhya区的一个村庄中，由于排水量，它掉下来了，摔倒了一名老年妇女和一名臭名昭著的老年妇女。”(https://t.me/gu_dsns_zp/6535?single)。</text:p>
      <text:p text:style-name="P4">
救援人员被附近的一个人召唤。</text:p>
      <text:p text:style-name="P4">
到达现场时，救援人员是债务，并移交给了救护车的雇员。 医生在城市医院住院。</text:p>
      <text:p text:style-name="P4">
<text:span text:style-name="T4">
另请阅读：</text:span>
 [强大的台风Mavar可以袭击日本的西南海岸(https://www.ukrinform.ua/rubric-world/3715834-potuznij-tajfun-mavar-moze-dnami-vdariti-po-pivdennozahidnomu-uzberezzu-aponii.html)多亏了救援人员，妇女目前没有威胁任何事情。</text:p>
      <text:p text:style-name="P4">
乌克兰州紧急服务部门吸引了两件设备和9名救援人员。</text:p>
      <text:p text:style-name="P4">
如[Ukrinform]报道(https://www.ukrinform.ua/rubric-regions/3715281-cerez-zlivu-v-odesi-zatopleni-vulici.html)，由于大雨，5月28日在敖德萨，淹没了一些街道。  照片：sesn_</text:p>
      <text:p text:style-name="P4">
News Source: <text:a xlink:type="simple" xlink:href="https://www.ukrinform.ua/rubric-regions/3716259-u-zaporizzi-dos-liv-pat-godin-pospil.html" text:style-name="Internet_20_link" text:visited-style-name="Visited_20_Internet_20_Link">
https://www.ukrinform.ua/rubric-regions/3716259-u-zaporizzi-dos-liv-pat-godin-pospil.html</text:a>
</text:p>
      <!--NEWS-->
      <text:h text:style-name="P10" text:outline-level="1">
<text:span text:style-name="T4">
Andriy Shevchenko庆祝了United24的大使主义周年纪念日</text:span>
</text:h>
      <text:p text:style-name="P4">
作者: Ukrinform (Person)</text:p>
      <text:p text:style-name="P4">
出版商: Укринформ (Organization)</text:p>
      <text:p text:style-name="P4">
出版时间: 2023-05-30T20:46:13+03:00</text:p>
      <text:p text:style-name="P4">
修改时间: 2023-05-30T20:46:13+03:00</text:p>
      <text:p text:style-name="P4">
描述: Колишній український футболіст і тренер Андрій Шевченко організовував персональні збори і благодійні вечори на підтримку України в рамках амбасадорства в UNITED24. — Укрінформ.</text:p>
      <text:p text:style-name="P4">
图片: ['<text:a xlink:type="simple" xlink:href="https://static.ukrinform.com/photos/2023_05/thumb_files/630_360_1685468639-380.jpg" text:style-name="Internet_20_link" text:visited-style-name="Visited_20_Internet_20_Link">
630_360_16854...</text:a>
', '<text:a xlink:type="simple" xlink:href="https://static.ukrinform.com/photos/2023_05/1685468597-868.jpg" text:style-name="Internet_20_link" text:visited-style-name="Visited_20_Internet_20_Link">
1685468597-86...</text:a>
', '<text:a xlink:type="simple" xlink:href="https://static.ukrinform.com/photos/2023_05/1685468598-532.jpg" text:style-name="Internet_20_link" text:visited-style-name="Visited_20_Internet_20_Link">
1685468598-53...</text:a>
']</text:p>
      <text:p text:style-name="P4">
标签: ['Андрій Шевченко', 'United24']</text:p>
      <text:p text:style-name="P4">
类型: Article</text:p>
      <!--METADATA-->
      <text:p text:style-name="P4">
<draw:frame draw:style-name="fr1" draw:name="Image233" text:anchor-type="as-char" svg:width="6.9236in" svg:height="3.956343in" draw:z-index="0">
<draw:image xlink:href="../Images/yкринформ/2023-05-30T20-46-13-03-00/630_360_1685468639-380.jpg" xlink:type="simple" xlink:show="embed" xlink:actuate="onLoad" draw:mime-type="image/jpeg"/>
</draw:frame>
前乌克兰足球运动员兼教练安德里·舍申科(Andriy Shevchenko)组织了个人会议和慈善之夜，以支持United24大使的框架内支持乌克兰。</text:p>
      <text:p text:style-name="P4">
2022年5月，乌克兰乌克兰沃迪米尔·泽伦斯基(Ukraine Volodymyr Zelensky)总裁宣布了Fandering Platform United24的第一位大使 - 他成为乌克林福姆(Ukrinform)的传奇乌克兰足球运动员和教练Andriy Shevchenko。</text:p>
      <text:p text:style-name="P4">
在活动年中，Shevchenko吸引了数千万UAH，进行了数百次访谈，进行并参加了许多慈善活动，几乎所有United 24 Feh：从医院的救护车机器开始。</text:p>
      <text:p text:style-name="P4">
<draw:frame draw:style-name="fr1" draw:name="Image234" text:anchor-type="as-char" svg:width="6.9236in" svg:height="4.615733in" draw:z-index="0">
<draw:image xlink:href="../Images/yкринформ/2023-05-30T20-46-13-03-00/1685468597-868.jpg" xlink:type="simple" xlink:show="embed" xlink:actuate="onLoad" draw:mime-type="image/jpeg"/>
</draw:frame>
“我看到了战争的第一天外国人转移了多少钱，而其中的百分比达到了乌克兰。 通过United24，来自世界各地的慈善捐款立即到达乌克兰，这是最重要的。 对我来说，Beambasador最重要的是责任和自豪。 以及日常工作。 在这一年中，我访问了数十个国家，并遇到了一千人。 他们都有不同的立场：有人公开支持乌克兰，有人匿名向捐款，有人只反思他们的首次贡献和公共立场。 我的任务是与我们的国家一起做所有的高跟鞋，并与之保持胜利，并在许多年之后的许多年之后留下来。</text:p>
      <text:p text:style-name="P4">
根据Yaroslav Gres平台的协调员的说法，Shevchenko实际上在United24抓住了大使。</text:p>
      <text:p text:style-name="P4">
“在联合24年初，我们向潜在的Ambasadors发送了一千多封信。 但是，他们只收到了几个答案 - 他们都感到困惑。 毕竟，Usbasador United24并不是社交网络，使徒工作，个人责任，与新闻界的交流，大量活动的帖子。 Shevchenko成为第一个回答“是”的人。 他绘制了大使的大门，然后是Imagine Dragons，Balenciaga，Mark Hemill和其他每天支持乌克兰的人。 因此，我们感谢安德鲁(Andrew)的每一次聚会，每场比赛和对乌克兰的热爱，我们每天都感到。”</text:p>
      <text:p text:style-name="P4">
<draw:frame draw:style-name="fr1" draw:name="Image235" text:anchor-type="as-char" svg:width="6.9236in" svg:height="5.006789in" draw:z-index="0">
<draw:image xlink:href="../Images/yкринформ/2023-05-30T20-46-13-03-00/1685468598-532.jpg" xlink:type="simple" xlink:show="embed" xlink:actuate="onLoad" draw:mime-type="image/jpeg"/>
</draw:frame>
在联合24联合大使期间，Shevchenko帮助购买了医疗设备，反外科代理，恢复受损物体 - 基础设施。除了Andrei Shevchenko，Alexander Usik和Elina Svitolina还成为体育行业平台的大使。</text:p>
      <text:p text:style-name="P4">
照片：United24</text:p>
      <text:p text:style-name="P4">
News Source: <text:a xlink:type="simple" xlink:href="https://www.ukrinform.ua/rubric-sports/3716260-andrij-sevcenko-vidznaciv-ricnicu-ambasadorstva-v-united24.html" text:style-name="Internet_20_link" text:visited-style-name="Visited_20_Internet_20_Link">
https://www.ukrinform.ua/rubric-sports/3716260-andrij-sevcenko-vidznaciv-ricnicu-ambasadorstva-v-united24.html</text:a>
</text:p>
      <!--NEWS-->
      <text:h text:style-name="P10" text:outline-level="1">
<text:span text:style-name="T4">
Військова розвідка Британії вважає Росію головною загрозою для країни до 2030 року</text:span>
</text:h>
      <text:p text:style-name="P4">
作者: Ukrinform (Person)</text:p>
      <text:p text:style-name="P4">
出版商: Укринформ (Organization)</text:p>
      <text:p text:style-name="P4">
出版时间: 2023-05-30T20:54:03+03:00</text:p>
      <text:p text:style-name="P4">
修改时间: 2023-05-30T20:54:03+03:00</text:p>
      <text:p text:style-name="P4">
描述: 在未来几年中，俄罗斯将仍然是对英国大陆的最大威胁。  - 乌克林。</text:p>
      <text:p text:style-name="P4">
图片: ['<text:a xlink:type="simple" xlink:href="https://static.ukrinform.com/photos/2017_05/thumb_files/630_360_1496062438-6655.jpg" text:style-name="Internet_20_link" text:visited-style-name="Visited_20_Internet_20_Link">
630_360_14960...</text:a>
']</text:p>
      <text:p text:style-name="P4">
标签: ['Британія', 'Китай', 'Росія', 'Війна з Росією']</text:p>
      <text:p text:style-name="P4">
类型: Article</text:p>
      <!--METADATA-->
      <text:p text:style-name="P4">
<draw:frame draw:style-name="fr1" draw:name="Image236" text:anchor-type="as-char" svg:width="6.9236in" svg:height="3.956343in" draw:z-index="0">
<draw:image xlink:href="../Images/yкринформ/2023-05-30T20-54-03-03-00/630_360_1496062438-6655.jpg" xlink:type="simple" xlink:show="embed" xlink:actuate="onLoad" draw:mime-type="image/jpeg"/>
</draw:frame>
 Росія унайближчі роки залишатиметься найбільшою загрозою для материкової частиниВеликої Британії.</text:p>
      <text:p text:style-name="P4">
Як передає Укрінформ, про це <text:a xlink:type="simple" xlink:href="https://www.gov.uk/government/news/chief-of-defence-intelligence-rusi-webinar-may-2023" text:style-name="Internet_20_link" text:visited-style-name="Visited_20_Internet_20_Link">
 заявив</text:a>
英国国防部埃德里安·鲍德(Edrian Bord)在向皇家统一国防研究所成员的演讲中发表演讲(俄罗斯人).</text:p>
      <text:p text:style-name="P4">
"Хоча недискреційним пріоритетом безпеки <text:a xlink:type="simple" xlink:href="https://www.ukrinform.ua/tag-britania" text:style-name="Internet_20_link" text:visited-style-name="Visited_20_Internet_20_Link">
 Великої Британії</text:a>
我们的祖国欧洲 - 大西洋地区必须是，我们在这里评估俄罗斯将仍然是对英国男女的最大威胁，到2030年，欧洲的安全与卫生保健领域的安全是不可避免的， “他说。</text:p>
      <text:p text:style-name="P4">
<text:span text:style-name="T4">
另请阅读：</text:span>
 <text:a xlink:type="simple" xlink:href="https://www.ukrinform.ua/rubric-world/3710220-es-mae-vivciti-movu-sili-glava-mzs-avstrii.html" text:style-name="Internet_20_link" text:visited-style-name="Visited_20_Internet_20_Link">
欧盟必须学习武力的语言 - 奥地利外交大臣</text:a>
在这种背景下，博多指出了英国在印度太平洋建立更广泛的综合连词的愿望。</text:p>
      <text:p text:style-name="P4">
他还指出，“正如我们最亲密的盟友和伴侣，新西兰，日本，共和党和新加坡 - 采取了措施来抵消中国面临的挑战的不稳定影响。”</text:p>
      <text:p text:style-name="P4">
根据英国军事情报负责人的说法，中国将在其利益领域与英国竞争，并能够“违反关键技术和材料的供应，例如微处理器，半导体和稀土元素”及其军事，情报，情报，宇宙和网络。威胁的日益增加。” 他说：“农业竞争农业竞争我们认为，中国将是2030年英国最大的争吵和经济安全。”</text:p>
      <text:p text:style-name="P4">
<text:span text:style-name="T4">
另请阅读：</text:span>
 <text:a xlink:type="simple" xlink:href="https://www.ukrinform.ua/rubric-world/3714891-rosia-stanovitime-nebezpeku-dla-britanii-u-razi-porazki-v-ukraini-glava-vps.html" text:style-name="Internet_20_link" text:visited-style-name="Visited_20_Internet_20_Link">
如果在乌克兰失败的情况下，俄罗斯将是英国的危险 - 空军的负责人</text:a>
</text:p>
      <text:p text:style-name="P4">
News Source: <text:a xlink:type="simple" xlink:href="https://www.ukrinform.ua/rubric-world/3716261-vijskova-rozvidka-britanii-vvazae-rosiu-golovnou-zagrozou-dla-kraini-do-2030-roku.html" text:style-name="Internet_20_link" text:visited-style-name="Visited_20_Internet_20_Link">
https://www.ukrinform.ua/rubric-world/3716261-vijskova-rozvidka-britanii-vvazae-rosiu-golovnou-zagrozou-dla-kraini-do-2030-roku.html</text:a>
</text:p>
      <!--NEWS-->
      <text:h text:style-name="P10" text:outline-level="1">
<text:span text:style-name="T4">
加拿大军队展示了乌克兰人如何在城市教乌克兰人</text:span>
</text:h>
      <text:p text:style-name="P4">
作者: Ukrinform (Person)</text:p>
      <text:p text:style-name="P4">
出版商: Укринформ (Organization)</text:p>
      <text:p text:style-name="P4">
出版时间: 2023-05-30T21:14:00+03:00</text:p>
      <text:p text:style-name="P4">
修改时间: 2023-05-30T21:14:00+03:00</text:p>
      <text:p text:style-name="P4">
描述: У Збройних силах Канади показали, як канадські військовослужбовці навчають українських захисників навичкам ведення бою в умовах міста. — Укрінформ.</text:p>
      <text:p text:style-name="P4">
图片: ['<text:a xlink:type="simple" xlink:href="https://static.ukrinform.com/photos/2023_05/thumb_files/630_360_1685470281-813.jpg" text:style-name="Internet_20_link" text:visited-style-name="Visited_20_Internet_20_Link">
630_360_16854...</text:a>
']</text:p>
      <text:p text:style-name="P4">
标签: ['Канада', 'Військові навчання', 'Військові']</text:p>
      <text:p text:style-name="P4">
类型: Article</text:p>
      <!--METADATA-->
      <text:p text:style-name="P4">
<draw:frame draw:style-name="fr1" draw:name="Image237" text:anchor-type="as-char" svg:width="6.9236in" svg:height="3.956343in" draw:z-index="0">
<draw:image xlink:href="../Images/yкринформ/2023-05-30T21-14-00-03-00/630_360_1685470281-813.jpg" xlink:type="simple" xlink:show="embed" xlink:actuate="onLoad" draw:mime-type="image/jpeg"/>
</draw:frame>
在加拿大的武装部队中，他们展示了加拿大军人如何教乌克兰防御工具在城市中的战斗技能。</text:p>
      <text:p text:style-name="P4">
根据乌克林的通讯员的说法，这在[Twitter]的武装丝绸页面上说明了这一点(https://twitter.com/operationsFC/status/1663289108708356096)。</text:p>
      <text:p text:style-name="P4">
“乌克兰武装部队的新兵在维护中接受了培训(https://www.ukrinform.ua/tag-kanada)生umis。</text:p>
      <text:p text:style-name="Quotations">

<text:p text:style-name="P4">
来自乌克兰武装部队的新兵在[#opunify&gt;
]期间接受加拿大武装部队工作人员的监督下的城市行动和战trench战培训。(https://twitter.com/hashtag/OpUNIFIER?src=hash&amp;ref_src=twsrc%5Etfw)在2023年5月在&gt;
英国&gt;
英国。(https://twitter.com/hashtag/Alli%C3%A9sDeLaD%C3%A9mocratie?src=hash&amp;ref_src=twsrc%5Etfw)&gt;
 <text:a xlink:type="simple" xlink:href="https://twitter.com/hashtag/Soutien%C3%80LUkraine" text:style-name="Internet_20_link" text:visited-style-name="Visited_20_Internet_20_Link">
 #SoutienÀLUkraine&gt;
 </text:a>
&gt;
 <text:a xlink:type="simple" xlink:href="https://t.co/RyJWnTyTP8" text:style-name="Internet_20_link" text:visited-style-name="Visited_20_Internet_20_Link">
pic.twitter.com/ryjwntytp8</text:a>
&gt;
&gt;
  - 加拿大武装部队的行动(@operationsfc)<text:a xlink:type="simple" xlink:href="https://twitter.com/operationsFC/status/1663289108708356096" text:style-name="Internet_20_link" text:visited-style-name="Visited_20_Internet_20_Link">
5月29日，2023年&gt;
</text:a>
<text:span text:style-name="T4">
另请阅读：</text:span>
 <text:a xlink:type="simple" xlink:href="https://www.ukrinform.ua/rubric-ato/3715540-u-polsi-ukrainski-vijskovi-opanovuut-navicki-dopomogi-poranenim.html" text:style-name="Internet_20_link" text:visited-style-name="Visited_20_Internet_20_Link">
在波兰乌克兰军事大师<text:span text:style-name="T4">
技能</text:span>
对受伤者的帮助</text:a>
作为统一行动的一部分，自2015年以来，加拿大军人一直在培训35,000多名乌克兰军事人员。 在全面的俄罗斯入侵爆发后，加拿大的讲师被乌克兰抛弃了，但在研究后的几个月内，在英国和波兰进行了恢复。</text:p>

</text:p>
      <text:p text:style-name="P4">
News Source: <text:a xlink:type="simple" xlink:href="https://www.ukrinform.ua/rubric-ato/3716262-kanadski-vijskovi-pokazali-ak-navcaut-ukrainciv-vouvati-u-misti.html" text:style-name="Internet_20_link" text:visited-style-name="Visited_20_Internet_20_Link">
https://www.ukrinform.ua/rubric-ato/3716262-kanadski-vijskovi-pokazali-ak-navcaut-ukrainciv-vouvati-u-misti.html</text:a>
</text:p>
      <!--NEWS-->
      <text:h text:style-name="P10" text:outline-level="1">
<text:span text:style-name="T4">
乌克兰拳击手康乃馨返回了戒指等级</text:span>
</text:h>
      <text:p text:style-name="P4">
作者: Ukrinform (Person)</text:p>
      <text:p text:style-name="P4">
出版商: Укринформ (Organization)</text:p>
      <text:p text:style-name="P4">
出版时间: 2023-05-30T21:19:59+03:00</text:p>
      <text:p text:style-name="P4">
修改时间: 2023-05-30T21:19:59+03:00</text:p>
      <text:p text:style-name="P4">
描述: 乌克兰拳击手亚历山大·格沃兹迪克（Alexander Gvozdik）回到了战斗机的评分。  - 乌克林。</text:p>
      <text:p text:style-name="P4">
图片: ['<text:a xlink:type="simple" xlink:href="https://static.ukrinform.com/photos/2023_05/thumb_files/630_360_1685470703-954.jpeg" text:style-name="Internet_20_link" text:visited-style-name="Visited_20_Internet_20_Link">
630_360_16854...</text:a>
']</text:p>
      <text:p text:style-name="P4">
标签: ['Бокс', 'Гвоздик']</text:p>
      <text:p text:style-name="P4">
类型: Article</text:p>
      <!--METADATA-->
      <text:p text:style-name="P4">
<draw:frame draw:style-name="fr1" draw:name="Image238" text:anchor-type="as-char" svg:width="6.9236in" svg:height="3.956343in" draw:z-index="0">
<draw:image xlink:href="../Images/yкринформ/2023-05-30T21-19-59-03-00/630_360_1685470703-954.jpeg" xlink:type="simple" xlink:show="embed" xlink:actuate="onLoad" draw:mime-type="image/jpeg"/>
</draw:frame>
Український боксер Олександр Гвоздик повернувся в рейтинг бійців за версієюThe Ring.</text:p>
      <text:p text:style-name="P4">
Журнал The Ring опублікував оновлений <text:a xlink:type="simple" xlink:href="https://www.ringtv.com/ratings/" text:style-name="Internet_20_link" text:visited-style-name="Visited_20_Internet_20_Link">
 рейтинг</text:a>
乌克林福姆报道说，最好的拳击权重。</text:p>
      <text:p text:style-name="P4">
前冠军亚历山大·格沃兹克(Alexander Gvozdik)在击败理查兹(Richards Bogomtnikshoshoshossosore)的胜利之后，他以第9名的成绩获得了第9位。</text:p>
      <text:p text:style-name="P4">
<text:span text:style-name="T4">
另请阅读：</text:span>
 <text:a xlink:type="simple" xlink:href="https://www.ukrinform.ua/rubric-sports/3714204-krasuk-mi-vigrali-promouterski-torgi-sodo-bou-usikdubua.html" text:style-name="Internet_20_link" text:visited-style-name="Visited_20_Internet_20_Link">
Krasyuk：我们在Usik-Duba战役中赢得了促销竞标</text:a>
据报道，对于乌克兰人来说，这是返回正确盒子后的第二场战斗。 它还输入了更新的WBC评级-5th职位。</text:p>
      <text:p text:style-name="P4">
照片：最高排名</text:p>
      <text:p text:style-name="P4">
News Source: <text:a xlink:type="simple" xlink:href="https://www.ukrinform.ua/rubric-sports/3716264-ukrainskij-bokser-gvozdik-povernuvsa-v-rejting-the-ring.html" text:style-name="Internet_20_link" text:visited-style-name="Visited_20_Internet_20_Link">
https://www.ukrinform.ua/rubric-sports/3716264-ukrainskij-bokser-gvozdik-povernuvsa-v-rejting-the-ring.html</text:a>
</text:p>
      <!--NEWS-->
      <text:h text:style-name="P10" text:outline-level="1">
<text:span text:style-name="T4">
失踪人员的身份：乌克兰法医专家到达海牙</text:span>
</text:h>
      <text:p text:style-name="P4">
作者: Ukrinform (Person)</text:p>
      <text:p text:style-name="P4">
出版商: Укринформ (Organization)</text:p>
      <text:p text:style-name="P4">
出版时间: 2023-05-30T21:21:00+03:00</text:p>
      <text:p text:style-name="P4">
修改时间: 2023-05-30T21:21:00+03:00</text:p>
      <text:p text:style-name="P4">
描述: 海牙是由卫生部和司法部的乌克兰法式法医专家到达的，他们将在本周与国际失踪人员委员会的专家分享经验。  - 乌克林。</text:p>
      <text:p text:style-name="P4">
图片: ['<text:a xlink:type="simple" xlink:href="https://static.ukrinform.com/photos/2023_05/thumb_files/630_360_1685470278-5630.jpeg" text:style-name="Internet_20_link" text:visited-style-name="Visited_20_Internet_20_Link">
630_360_16854...</text:a>
', '<text:a xlink:type="simple" xlink:href="https://static.ukrinform.com/photos/2023_05/1685470274-7150.jpeg" text:style-name="Internet_20_link" text:visited-style-name="Visited_20_Internet_20_Link">
1685470274-71...</text:a>
', '<text:a xlink:type="simple" xlink:href="https://static.ukrinform.com/photos/2023_05/1685470275-7229.jpeg" text:style-name="Internet_20_link" text:visited-style-name="Visited_20_Internet_20_Link">
1685470275-72...</text:a>
']</text:p>
      <text:p text:style-name="P4">
标签: ['Євросоюз', 'Гаага', "Мін'юст", 'МОЗ', 'Україна', 'Зниклі безвісти', 'Війна з Росією']</text:p>
      <text:p text:style-name="P4">
类型: Article</text:p>
      <!--METADATA-->
      <text:p text:style-name="P4">
<draw:frame draw:style-name="fr1" draw:name="Image239" text:anchor-type="as-char" svg:width="6.9236in" svg:height="3.956343in" draw:z-index="0">
<draw:image xlink:href="../Images/yкринформ/2023-05-30T21-21-00-03-00/630_360_1685470278-5630.jpeg" xlink:type="simple" xlink:show="embed" xlink:actuate="onLoad" draw:mime-type="image/jpeg"/>
</draw:frame>
卫生部和司法部的乌克兰法医专家，他们将与本周中国际缺失问题委员会专家交换专家。</text:p>
      <text:p text:style-name="P4">
根据海牙的乌克林信息通讯员的说法，乌克兰代表团一般而言由八人组成。</text:p>
      <text:p text:style-name="P4">
“司法部有三位法医专家，三位法医专家也来自卫生部。 在国际失踪组织中，他们有机会熟悉现代欧洲DNA研究实验室的工作。 除了技术过程之外，同事还根据国际标准的要求以及这些研究的质量保证质量共享。 这是一个重要的要求和保证，我们的专家将在国际法院中允许证据。</text:p>
      <text:p text:style-name="P4">
<draw:frame draw:style-name="fr1" draw:name="Image240" text:anchor-type="as-char" svg:width="6.9236in" svg:height="4.622945in" draw:z-index="0">
<draw:image xlink:href="../Images/yкринформ/2023-05-30T21-21-00-03-00/1685470274-7150.jpeg" xlink:type="simple" xlink:show="embed" xlink:actuate="onLoad" draw:mime-type="image/jpeg"/>
</draw:frame>
<text:span text:style-name="T4">
另请阅读：</text:span>
 <text:span text:style-name="T4">
 [申诉专员办公室失踪了一年。一年，已有1500多名死亡英雄的尸体被转过身(https://www.ukrinform.ua/rubric-society/3714462-ofis-upovnovazenogo-z-pitan-zniklih-bezvisti-za-rik-povernuv-tila-ponad-1500-zagiblih-geroiv.html)</text:span>
</text:p>
      <text:p text:style-name="P4">
反过来，国家专业机构负责人“乌克兰卫生部的主要官僚机构和医学专业知识”伊戈尔·罗索维克(Igor Rozovik乌克兰国际专家的经验现在非常重要。</text:p>
      <text:p text:style-name="P4">
“我们分享经验如何进行研究，在哪些实验室，哪些机构与这些相关的实验室，因为在我国，它不仅是卫生部专家机构，而且是内政部，内政部，内政部。 现在，欧洲收藏的经验非常合适，而且实际上很重要。”他说。</text:p>
      <text:p text:style-name="P4">
<draw:frame draw:style-name="fr1" draw:name="Image241" text:anchor-type="as-char" svg:width="6.9236in" svg:height="4.615733in" draw:z-index="0">
<draw:image xlink:href="../Images/yкринформ/2023-05-30T21-21-00-03-00/1685470275-7229.jpeg" xlink:type="simple" xlink:show="embed" xlink:actuate="onLoad" draw:mime-type="image/jpeg"/>
</draw:frame>
<text:span text:style-name="T4">
 readmetas：</text:span>
 <text:span text:style-name="T4">
 <text:a xlink:type="simple" xlink:href="https://www.ukrinform.ua/rubric-society/3714469-sered-bezvisti-zniklih-civilnih-90-potim-znahodat-zivimi-kotenko.html" text:style-name="Internet_20_link" text:visited-style-name="Visited_20_Internet_20_Link">
在失踪的平民中90％，然后找到活着-Kotenko</text:a>
 </text:span>
</text:p>
      <text:p text:style-name="P4">
“这对我们来说是一个独特的机会 - 今天获得丰富的经验。 三人到达ZLIV地区局。 我们希望很长一段时间做富有成果的工作，我们可以拥有大量的知识行李(MKZB- ed。)”， -  Shevchuk说。</text:p>
      <text:p text:style-name="P4">
乌克兰司法专家和司法部今天首次访问了海牙的ICZB实验室。</text:p>
      <text:p text:style-name="P4">
<text:span text:style-name="T4">
另请阅读：</text:span>
 <text:span text:style-name="T4">
 [军事单位无权搜索失踪的鸟类 - 司令部(https://www.ukrinform.ua/rubric-ato/3715083-vijskovi-castini-ne-vedut-rozsuku-zniklih-bijciv-komanduvanna-sil-teroboroni.html)</text:span>
</text:p>
      <text:p text:style-name="P4">
在转向实验室实践经验之前，乌克兰专家已经通过了他们的DNA样本。 这样做是为了消除与所获得的失踪样本及其生日一起工作时的任何舞蹈风险。 这是对血液或唾液的测试。</text:p>
      <text:p text:style-name="P4">
在乌克兰代表团中，该计划很丰富。 在一周中，他们还将熟悉所有概况DNA的技术和ICZB实验室在海牙使用的最佳folk实践。</text:p>
      <text:p text:style-name="P4">
<draw:frame draw:style-name="fr1" draw:name="Image243" text:anchor-type="as-char" svg:width="6.9236in" svg:height="3.956343in" draw:z-index="0">
<draw:image xlink:href="../Images/yкринформ/2023-05-30T21-21-00-03-00/630_360_1685470278-5630.jpeg" xlink:type="simple" xlink:show="embed" xlink:actuate="onLoad" draw:mime-type="image/jpeg"/>
</draw:frame>
</text:p>
      <text:p text:style-name="P4">
据乌克林福姆报道，在乌克兰，启动了一个失踪人员的单一登记册。</text:p>
      <text:p text:style-name="P4">
<text:span text:style-name="T5">
!(https://www.ukrinform.ua/rubric-ato/3712634-lise-za-ostannij-misac-posukovcam-vdalosa-znajti-50-til-zniklih-bezvisti-ukrainciv.html)</text:span>
*</text:p>
      <text:p text:style-name="P4">
在乌克兰，有关2023年5月2日失踪的数据将被输入单个注册<text:a xlink:type="simple" xlink:href="https://www.ukrinform.ua/tag-znikli-bezvisti" text:style-name="Internet_20_link" text:visited-style-name="Visited_20_Internet_20_Link">
失踪人员</text:a>
由内政部与失踪机构和其他机构一起开发。</text:p>
      <text:p text:style-name="P4">
News Source: <text:a xlink:type="simple" xlink:href="https://www.ukrinform.ua/rubric-society/3716265-sudovi-eksperti-moz-ta-minustu-pribuli-do-gaagi-obminuvatis-dosvidom-iz-mkzb.html" text:style-name="Internet_20_link" text:visited-style-name="Visited_20_Internet_20_Link">
https://www.ukrinform.ua/rubric-society/3716265-sudovi-eksperti-moz-ta-minustu-pribuli-do-gaagi-obminuvatis-dosvidom-iz-mkzb.html</text:a>
</text:p>
      <!--NEWS-->
      <text:h text:style-name="P10" text:outline-level="1">
<text:span text:style-name="T4">
芬兰在与俄罗斯边界上展示了栅栏的测试版本</text:span>
</text:h>
      <text:p text:style-name="P4">
作者: Ukrinform (Person)</text:p>
      <text:p text:style-name="P4">
出版商: Укринформ (Organization)</text:p>
      <text:p text:style-name="P4">
出版时间: 2023-05-30T21:25:00+03:00</text:p>
      <text:p text:style-name="P4">
修改时间: 2023-05-30T21:25:00+03:00</text:p>
      <text:p text:style-name="P4">
描述: 在芬兰，他们展示了如何在与俄罗斯东部边界的伊玛特拉（Imatra）的波尔科拉（Polkola）镇建造的铁丝网刺刺栏子的测试区。  - 乌克林。</text:p>
      <text:p text:style-name="P4">
图片: ['<text:a xlink:type="simple" xlink:href="https://static.ukrinform.com/photos/2023_05/thumb_files/630_360_1685442183-395.jpg" text:style-name="Internet_20_link" text:visited-style-name="Visited_20_Internet_20_Link">
630_360_16854...</text:a>
']</text:p>
      <text:p text:style-name="P4">
标签: ['Фінляндія', 'Росія', 'Паркан']</text:p>
      <text:p text:style-name="P4">
类型: Article</text:p>
      <!--METADATA-->
      <text:p text:style-name="P4">
<draw:frame draw:style-name="fr1" draw:name="Image244" text:anchor-type="as-char" svg:width="6.9236in" svg:height="3.956343in" draw:z-index="0">
<draw:image xlink:href="../Images/yкринформ/2023-05-30T21-25-00-03-00/630_360_1685442183-395.jpg" xlink:type="simple" xlink:show="embed" xlink:actuate="onLoad" draw:mime-type="image/jpeg"/>
</draw:frame>
芬兰展示了在伊斯罗斯(Isrose)东部边界的伊玛特拉(Imatra)的佩尔科拉(Pelkola)镇建造的铁丝网的测试区域。</text:p>
      <text:p text:style-name="P4">
正如乌克林福姆报道的那样，它报告了<text:a xlink:type="simple" xlink:href="http://yle.fi/a/74-20034192" text:style-name="Internet_20_link" text:visited-style-name="Visited_20_Internet_20_Link">
yle</text:a>
 .</text:p>
      <text:p text:style-name="P4">
Трикілометровий паркан будується для перевірки функціональності бар'єрноїогорожі. Будівництво має завершитися влітку 2023 року.</text:p>
      <text:p text:style-name="P4">
Після завершення пілотного етапу вздовж східного кордону Фінляндії будезбудовано загалом 200 кілометрів загороджень.</text:p>
      <text:p text:style-name="P4">
На початку травня Прикордонна охорона Південно-Східної <text:a xlink:type="simple" xlink:href="https://www.ukrinform.ua/tag-finlandia" text:style-name="Internet_20_link" text:visited-style-name="Visited_20_Internet_20_Link">
 Фінляндії</text:a>
她出版了在社交网络上模棱两可的围栏照片。 Twitter中的评论员称栅栏看起来很虚弱。</text:p>
      <text:p text:style-name="P4">
边防警卫对批评做出了回应，表明这些照片描绘了所需的设计，并指出图片并没有对屏障的所有特征给予真正的了解。</text:p>
      <text:p text:style-name="P4">
*!(https://www.ukrinform.ua/rubric-world/3697463-polsa-pocala-buduvati-elektronne-zagorodzenna-na-kordoni-z-rosieu.html)据乌克林福姆报道，去年，芬兰边境警卫预计，由于“安全安全的最新变化”，芬兰边境警卫在与俄罗斯边境建造隔离墙的倡议。</text:p>
      <text:p text:style-name="P4">
该项目的目的是使不必要的人的边界穿越。</text:p>
      <text:p text:style-name="P4">
照片：Mikko Savolainn/yle</text:p>
      <text:p text:style-name="P4">
News Source: <text:a xlink:type="simple" xlink:href="https://www.ukrinform.ua/rubric-ato/3716017-u-finlandii-pokazali-testovu-versiu-parkanu-na-kordoni-z-rosieu.html" text:style-name="Internet_20_link" text:visited-style-name="Visited_20_Internet_20_Link">
https://www.ukrinform.ua/rubric-ato/3716017-u-finlandii-pokazali-testovu-versiu-parkanu-na-kordoni-z-rosieu.html</text:a>
</text:p>
      <!--NEWS-->
      <text:h text:style-name="P10" text:outline-level="1">
<text:span text:style-name="T4">
联合国秘书长标志：不可能将莫斯科的大火与对乌克兰的持续攻击进行比较</text:span>
</text:h>
      <text:p text:style-name="P4">
作者: Ukrinform (Person)</text:p>
      <text:p text:style-name="P4">
出版商: Укринформ (Organization)</text:p>
      <text:p text:style-name="P4">
出版时间: 2023-05-30T21:27:00+03:00</text:p>
      <text:p text:style-name="P4">
修改时间: 2023-05-30T21:27:00+03:00</text:p>
      <text:p text:style-name="P4">
描述: 联合国秘书长斯特凡·杜扎里克（Stefan Duzharrik）的发言人认为，将无人机对莫斯科的袭击与俄罗斯军队不断炮击乌克兰的袭击是不正确的。  - 乌克林。</text:p>
      <text:p text:style-name="P4">
图片: ['<text:a xlink:type="simple" xlink:href="https://static.ukrinform.com/photos/2023_05/thumb_files/630_360_1685471157-590.jpg" text:style-name="Internet_20_link" text:visited-style-name="Visited_20_Internet_20_Link">
630_360_16854...</text:a>
']</text:p>
      <text:p text:style-name="P4">
标签: ['Москва', 'Обстріл', 'ООН', 'Дрон-камікадзе']</text:p>
      <text:p text:style-name="P4">
类型: Article</text:p>
      <!--METADATA-->
      <text:p text:style-name="P4">
<draw:frame draw:style-name="fr1" draw:name="Image246" text:anchor-type="as-char" svg:width="6.9236in" svg:height="3.956343in" draw:z-index="0">
<draw:image xlink:href="../Images/yкринформ/2023-05-30T21-27-00-03-00/630_360_1685471157-590.jpg" xlink:type="simple" xlink:show="embed" xlink:actuate="onLoad" draw:mime-type="image/jpeg"/>
</draw:frame>
联合国秘书长斯特凡·杜扎里克(Stefan Duzharrik)认为，俄罗斯军队不断炮击乌克兰，无人机与莫斯科的兼容性不正确。</text:p>
      <text:p text:style-name="P4">
他周二告诉记者。</text:p>
      <text:p text:style-name="P4">
回应乌克林福姆的要求，对最新[炮击]发表评论(https://www.ukrinform.ua/tag-obstril)乌克兰，杜扎里克扎(Duzharrikza)表示，谴责国家基础设施袭击的联合国秘书长古特雷什(Guterresh)的立场仍然没有改变。</text:p>
      <text:p text:style-name="P4">
俄罗斯记者还要求发言人在5月30日在莫斯科的车道上表达秘书长的立场。</text:p>
      <text:p text:style-name="P4">
根据杜扎里克(Duzharrik)的说法，联合国对平民物体的任何攻击都受到谴责。</text:p>
      <text:p text:style-name="P4">
他强调：“但是，绝不可以将无人机对莫斯科的攻击与乌克兰的潮流进行比较，乌克兰的潮流一直在发生。”</text:p>
      <text:p text:style-name="P4">
<text:span text:style-name="T4">
另请阅读：</text:span>
 [乌克兰有权在其边界外捍卫自己 - 英国MZ]](https://www.ukrinform.ua/rubric-ato/3716218-ukraina-mae-pravo-zahisatisa-poza-mezami-svoih-kordoniv-mzs-britanii.html)根据乌克林福姆的报道，根据<text:a xlink:type="simple" xlink:href="http://meduza.io/feature/2023/05/30/v-moskve-v-zhilye-doma-popali-bespilotniki-v-podmoskovie-sbity-neskolko-dronov" text:style-name="Internet_20_link" text:visited-style-name="Visited_20_Internet_20_Link">
俄罗斯媒体</text:a>
，莫斯科和莫斯科，施加了约25台无人机，其中大多数被机载空气撞倒，其中一些无人机被树木和电线捕获，因为它们的高度有些高。 三个无人机撞到了住宅建筑物中，但他们没有爆炸。</text:p>
      <text:p text:style-name="P4">
俄罗斯调查委员会<text:a xlink:type="simple" xlink:href="https://www.ukrinform.ua/rubric-world/3715937-blizko-25-bezpilotnikiv-nad-moskvou-ta-pidmoskovam-slidkom-rf-sukae-pricetnih.html" text:style-name="Internet_20_link" text:visited-style-name="Visited_20_Internet_20_Link">
陈述</text:a>
该调查人员正在调查“莫斯科房屋上坠落飞机的事实”地点。</text:p>
      <text:p text:style-name="P4">
<text:a xlink:type="simple" xlink:href="https://www.ukrinform.ua/rubric-ato/3715998-u-povitranih-silah-vidmovilisa-komentuvati-ataku-droniv-u-moskvi.html" text:style-name="Internet_20_link" text:visited-style-name="Visited_20_Internet_20_Link">
在武装部队的空军中，拒绝对​​莫斯科无人机的袭击发表评论</text:a>
。 空军发言人尤里·伊格纳蒂·埃维里(Yuriy Ignati Eviri)的“一个新闻”，回答了一个问题，俄罗斯无人机是否在俄罗斯联邦领土上扑灭，“俄罗斯天上的俄罗斯，我们将不会对我们的评论进行评论。 也许有人被淬灭了，也许有人很生气。 但是他们能做什么？ 已经尝试了一切，因此，Agon Kremliv政权不再知道如何给自己建议。”</text:p>
      <text:p text:style-name="P4">
News Source: <text:a xlink:type="simple" xlink:href="https://www.ukrinform.ua/rubric-ato/3716267-recnik-genseka-oon-ne-mozna-porivnuvati-obstril-dronami-moskvi-z-postijnimi-atakami-na-ukrainu.html" text:style-name="Internet_20_link" text:visited-style-name="Visited_20_Internet_20_Link">
https://www.ukrinform.ua/rubric-ato/3716267-recnik-genseka-oon-ne-mozna-porivnuvati-obstril-dronami-moskvi-z-postijnimi-atakami-na-ukrainu.html</text:a>
</text:p>
      <!--NEWS-->
      <text:h text:style-name="P10" text:outline-level="1">
<text:span text:style-name="T4">
FPV-OUHS制造商将在乌克兰举行</text:span>
</text:h>
      <text:p text:style-name="P4">
作者: Ukrinform (Person)</text:p>
      <text:p text:style-name="P4">
出版商: Укринформ (Organization)</text:p>
      <text:p text:style-name="P4">
出版时间: 2023-05-30T21:35:00+03:00</text:p>
      <text:p text:style-name="P4">
修改时间: 2023-05-30T21:35:00+03:00</text:p>
      <text:p text:style-name="P4">
描述: 乌克兰将举办FPV-Oules制造商的竞争，以加强乌克兰的武装力量。  - 乌克林。</text:p>
      <text:p text:style-name="P4">
图片: ['<text:a xlink:type="simple" xlink:href="https://static.ukrinform.com/photos/2023_05/thumb_files/630_360_1685471430-703.jpg" text:style-name="Internet_20_link" text:visited-style-name="Visited_20_Internet_20_Link">
630_360_16854...</text:a>
']</text:p>
      <text:p text:style-name="P4">
标签: ['Безпілотник', 'Дрон', 'Змагання', 'Михайло Федоров']</text:p>
      <text:p text:style-name="P4">
类型: Article</text:p>
      <!--METADATA-->
      <text:p text:style-name="P4">
<draw:frame draw:style-name="fr1" draw:name="Image247" text:anchor-type="as-char" svg:width="6.9236in" svg:height="3.956343in" draw:z-index="0">
<draw:image xlink:href="../Images/yкринформ/2023-05-30T21-35-00-03-00/630_360_1685471430-703.jpg" xlink:type="simple" xlink:show="embed" xlink:actuate="onLoad" draw:mime-type="image/jpeg"/>
</draw:frame>
在乌克兰，将举行FPV-Oules制造商的竞争，以加强乌克兰的武装力量。</text:p>
      <text:p text:style-name="P4">
乌克林福姆(Ukrinform)表示，数字化转型部长Mikhail Fedorove在[Telegram]中，数字化转型部长Mikhail Fedorovov报告了这一点。(https://t.me/zedigital/3185)。</text:p>
      <text:p text:style-name="P4">
“ 6月1日开发人员<text:a xlink:type="simple" xlink:href="https://www.ukrinform.ua/tag-bezpilotnik" text:style-name="Internet_20_link" text:visited-style-name="Visited_20_Internet_20_Link">
无人机</text:a>
他们将在无人机军队的FPV超级杯中竞争。 目的是展示乌克兰安全和国防生产力的FPV目标，以获得更好的合同。 所有制造商都可以加入超级碗，您只需要注册即可。”</text:p>
      <text:p text:style-name="P4">
比赛将在几个阶段举行：移动和静态目标的病变，克服障碍赛等等。 国防部和各种部队的代表将观察参与者。</text:p>
      <text:p text:style-name="P4">
Fedorov强调说：“ FPV -Punks是今天成功地在正面上工作的未来。命令符号系统地在防御技术的发展和无人机词汇制造商的刺激上工作。”</text:p>
      <text:p text:style-name="P4">
<text:span text:style-name="T4">
另请阅读：</text:span>
 <text:a xlink:type="simple" xlink:href="https://www.ukrinform.ua/rubric-technology/3712975-u-lvovi-konferencia-ukrainskih-virobnikiv-droniv-obednala-ponad-30-kompanij.html" text:style-name="Internet_20_link" text:visited-style-name="Visited_20_Internet_20_Link">
在乌克兰的德罗尼夫制造商的利维夫会议上，已有30多家公司</text:a>
他打电话给那些已经准备就绪的产品的人，并希望通过Dronovvyov“鸟”加强军队，以通过[参考]注册(https://docs.google.com/forms/d/e/1FAIpQLSeVsdq1FT71Bj1Hl7wWa-9b131lIG5WSOq5YD8VJS-xD_FxSw/viewform)。</text:p>
      <text:p text:style-name="P4">
正如乌克林福姆报道的，乌克兰军队<text:a xlink:type="simple" xlink:href="https://www.ukrinform.ua/rubric-ato/3716034-ukrainskim-vijskovim-peredali-500-fpvdroniv-pegas.html" text:style-name="Internet_20_link" text:visited-style-name="Visited_20_Internet_20_Link">
转移</text:a>
500个佩加斯(FPV)- “第一个人。” 其中一些已经摧毁了数十个空物。</text:p>
      <text:p text:style-name="P4">
News Source: <text:a xlink:type="simple" xlink:href="https://www.ukrinform.ua/rubric-technology/3716270-v-ukraini-projdut-zmaganna-virobnikiv-fpvdroniv.html" text:style-name="Internet_20_link" text:visited-style-name="Visited_20_Internet_20_Link">
https://www.ukrinform.ua/rubric-technology/3716270-v-ukraini-projdut-zmaganna-virobnikiv-fpvdroniv.html</text:a>
</text:p>
      <!--NEWS-->
      <text:h text:style-name="P10" text:outline-level="1">
<text:span text:style-name="T4">
Shevchenko和Zinchenko在伦敦举行慈善比赛，以支持乌克兰</text:span>
</text:h>
      <text:p text:style-name="P4">
作者: Ukrinform (Person)</text:p>
      <text:p text:style-name="P4">
出版商: Укринформ (Organization)</text:p>
      <text:p text:style-name="P4">
出版时间: 2023-05-30T21:46:00+03:00</text:p>
      <text:p text:style-name="P4">
修改时间: 2023-05-30T21:46:00+03:00</text:p>
      <text:p text:style-name="P4">
描述: 足球明星Andriy Shevchenko和Alexander Zinchenko的足球明星Andriy Shevchenko和Alexander Zinchenko的大使启动了一场慈善比赛，以支持乌克兰4ukraine，该比赛将于8月5日在伦敦举行。  - 乌克林。</text:p>
      <text:p text:style-name="P4">
图片: ['<text:a xlink:type="simple" xlink:href="https://static.ukrinform.com/photos/2023_05/thumb_files/630_360_1685471537-536.jpg" text:style-name="Internet_20_link" text:visited-style-name="Visited_20_Internet_20_Link">
630_360_16854...</text:a>
']</text:p>
      <text:p text:style-name="P4">
标签: ['Футбол', 'Лондон', 'Зінченко', 'Андрій Шевченко', 'Благодійність', 'United24']</text:p>
      <text:p text:style-name="P4">
类型: Article</text:p>
      <!--METADATA-->
      <text:p text:style-name="P4">
<draw:frame draw:style-name="fr1" draw:name="Image248" text:anchor-type="as-char" svg:width="6.9236in" svg:height="3.956343in" draw:z-index="0">
<draw:image xlink:href="../Images/yкринформ/2023-05-30T21-46-00-03-00/630_360_1685471537-536.jpg" xlink:type="simple" xlink:show="embed" xlink:actuate="onLoad" draw:mime-type="image/jpeg"/>
</draw:frame>
曼联24号足球明星安德里·舍申科(Andriy Shevchenko)和Oleksandrzinchenko正在启动一场慈善比赛，以支持乌克兰4ukraine，该比赛将于8月5日在伦敦发布。</text:p>
      <text:p text:style-name="P4">
根据乌克兰的说法，乌克兰乌克兰·沃罗迪米尔·泽伦斯基(Ukraine Volodymyr Zelensky)在<text:a xlink:type="simple" xlink:href="https://t.me/V_Zelenskiy_official/6426" text:style-name="Internet_20_link" text:visited-style-name="Visited_20_Internet_20_Link">
Telegram</text:a>
。</text:p>
      <text:p text:style-name="P4">
它的目标是为在2022年3月被俄罗斯入侵者摧毁的内部后卫筹集资金，以重建Michael-Kotsyubynsky Lyceum。</text:p>
      <text:p text:style-name="P4">
“恭喜亚历山大·辛金科(Alexander Zinchenko)参加大使团队<text:span text:style-name="T4">
 <text:a xlink:type="simple" xlink:href="https://www.ukrinform.ua/tag-united24" text:style-name="Internet_20_link" text:visited-style-name="Visited_20_Internet_20_Link">
United24</text:a>
</text:span>
我支持Stamford Stamford的InitiativeGame4ukraine。 Zelensky强调，这是世界足球社区团结起来，展示自己的团结和帮助乌克兰的机会，以帮助我们的孩子回到学校的办公桌上，并再次吸引整个世界社区参加战争。”</text:p>
      <text:p text:style-name="P4">
<text:span text:style-name="T4">
另请阅读：</text:span>
 <text:span text:style-name="T4">
 [Andriy Shevchenko庆祝周年纪念日(https://www.ukrinform.ua/rubric-sports/3716260-andrij-sevcenko-vidznaciv-ricnicu-ambasadorstva-v-united24.html)</text:span>
</text:p>
      <text:p text:style-name="P4">
正如乌克林福姆报道的那样，乌克兰在登山瓦伦丁·西帕维诺津(Valentin Sipavinozhin)的乌克兰冠军在珠穆朗玛峰的顶部展开了国家旗帜，旗帜将在捐赠者 - 评分平台联队中扮演。</text:p>
      <text:p text:style-name="P4">
_foto：op _</text:p>
      <text:p text:style-name="P4">
News Source: <text:a xlink:type="simple" xlink:href="https://www.ukrinform.ua/rubric-sports/3716269-sevcenko-i-zincenko-iniciuut-u-londoni-blagodijnij-matc-na-pidtrimku-ukraini.html" text:style-name="Internet_20_link" text:visited-style-name="Visited_20_Internet_20_Link">
https://www.ukrinform.ua/rubric-sports/3716269-sevcenko-i-zincenko-iniciuut-u-londoni-blagodijnij-matc-na-pidtrimku-ukraini.html</text:a>
</text:p>
      <!--NEWS-->
      <text:h text:style-name="P10" text:outline-level="1">
<text:span text:style-name="T4">
国防部解释了俄罗斯在Zaluzhnaya和Syrsky的“通缉”中的动机</text:span>
</text:h>
      <text:p text:style-name="P4">
作者: Ukrinform (Person)</text:p>
      <text:p text:style-name="P4">
出版商: Укринформ (Organization)</text:p>
      <text:p text:style-name="P4">
出版时间: 2023-05-30T21:51:00+03:00</text:p>
      <text:p text:style-name="P4">
修改时间: 2023-05-30T21:51:00+03:00</text:p>
      <text:p text:style-name="P4">
描述: 武装部队瓦莱里·扎卢兹尼（Valery Zaluzhny）和陆军指挥官亚历山大·塞尔斯基（Alexander Sirsky）的武装部队总司令中的宣布，试图否定乌克兰作为侵略犯罪的受害者的地位。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Міноборони', 'Сирський', 'Валерій Залужний', 'Війна з Росією', 'Ганна Маляр']</text:p>
      <text:p text:style-name="P4">
类型: Article</text:p>
      <!--METADATA-->
      <text:p text:style-name="P4">
<draw:frame draw:style-name="fr1" draw:name="Image249" text:anchor-type="as-char" svg:width="6.9236in" svg:height="3.956343in" draw:z-index="0">
<draw:image xlink:href="../Images/yкринформ/2023-05-30T21-51-00-03-00/630_360_1677152977-764.jpg" xlink:type="simple" xlink:show="embed" xlink:actuate="onLoad" draw:mime-type="image/jpeg"/>
</draw:frame>
武装部队瓦利·扎卢兹尼(Valery Zaluzhny)的“通缉”指挥官的宣布和Sukhoputniivsk Alexander Sirsky的指挥官是一种试图否定乌克兰的地位，以牺牲侵略犯罪的牺牲，并对乌克兰辩护人对乌克兰的防守后卫的心理压力造成牺牲。 。</text:p>
      <text:p text:style-name="P4">
根据乌克林福姆的说法，国防部副部长安娜·马里亚尔(Anna Malyar)在[电报]中报道(https://t.me/annamaliar/804)。</text:p>
      <text:p text:style-name="P4">
“这是信息战的技术之一……这项技术旨在解决两条路：以正式的国际侵略性犯罪犯罪犯罪行为与我们的防御性均衡，以抵消乌克兰作为国际侵略犯罪的受害者的地位(进行 -  ed。)心理压力并使我们的军队士气低落。”她写道。</text:p>
      <text:p text:style-name="P4">
同时，画家指出，2014  -  2015年在<text:a xlink:type="simple" xlink:href="https://www.ukrinform.ua/tag-rosia" text:style-name="Internet_20_link" text:visited-style-name="Visited_20_Internet_20_Link">
俄罗斯</text:a>
他们还开放了乌克兰指挥官和旅指挥官的刑事诉讼，指责他们在敌对行动期间被监禁。</text:p>
      <text:p text:style-name="P4">
<text:span text:style-name="T4">
另请阅读：</text:span>
 <text:a xlink:type="simple" xlink:href="https://www.ukrinform.ua/rubric-ato/3716178-rosia-ogolosila-v-rozsuk-ukrainskih-zaluznogo-ta-sirskogo.html" text:style-name="Internet_20_link" text:visited-style-name="Visited_20_Internet_20_Link">
俄罗斯想要<text:span text:style-name="T4">
 Zaluzhny </text:span>
和Syrsky</text:a>
国防部副部长强调，与敌人作战的组合的心理压力在此类战斗人员的数量中大大超过了，这是无关紧要的。</text:p>
      <text:p text:style-name="P4">
她补充说：“俄罗斯在这场战争中创造了如此的有毒声誉，并失去了信任，即我们军队的任何指控都被认为是一种加剧的情况。”</text:p>
      <text:p text:style-name="P4">
<text:span text:style-name="T4">
另请阅读：</text:span>
 <text:a xlink:type="simple" xlink:href="https://www.ukrinform.ua/rubric-ato/3715486-sirskij-vidvidav-pozicii-na-limanskomu-napramku-skoro-perejdemo-do-aktivnih-nastupalnih-dij.html" text:style-name="Internet_20_link" text:visited-style-name="Visited_20_Internet_20_Link">
很快让我们继续进行积极进攻行动：Syrsky尊重Lyman的方向</text:a>
正如俄罗斯媒体[Mediason]的报道(https://zona.media/news/2023/05/30/zalujni)Th <text:a xlink:type="simple" xlink:href="https://t.me/tass_agency/194079" text:style-name="Internet_20_link" text:visited-style-name="Visited_20_Internet_20_Link">
tass</text:a>
在搜查俄罗斯联邦内政部的基础上，发现了武装部队的指挥官 - 武装部队的总司令瓦莱里·扎卢兹尼(Valery Zaluzhny)和指挥官-in -in -in -in -in -in -in -in -in -chief士兵武装部队武装部队武装部队乌克兰亚历山大·西尔斯基(Alexander Sirsky)，“犯罪分子”。</text:p>
      <text:p text:style-name="P4">
News Source: <text:a xlink:type="simple" xlink:href="https://www.ukrinform.ua/rubric-ato/3716274-u-minoboroni-poasnili-motivi-rosii-ogolositi-v-rozsuk-zaluznogo-j-sirskogo.html" text:style-name="Internet_20_link" text:visited-style-name="Visited_20_Internet_20_Link">
https://www.ukrinform.ua/rubric-ato/3716274-u-minoboroni-poasnili-motivi-rosii-ogolositi-v-rozsuk-zaluznogo-j-sirskogo.html</text:a>
</text:p>
      <!--NEWS-->
      <text:h text:style-name="P10" text:outline-level="1">
<text:span text:style-name="T4">
在苏什林，由于敌人的炮击，有火</text:span>
</text:h>
      <text:p text:style-name="P4">
作者: Ukrinform (Person)</text:p>
      <text:p text:style-name="P4">
出版商: Укринформ (Organization)</text:p>
      <text:p text:style-name="P4">
出版时间: 2023-05-30T21:55:00+03:00</text:p>
      <text:p text:style-name="P4">
修改时间: 2023-05-30T21:55:00+03:00</text:p>
      <text:p text:style-name="P4">
描述: 在Sumy地区，救援人员消除了由俄罗斯炮击引起的大规模火灾。  - 乌克林。</text:p>
      <text:p text:style-name="P4">
图片: ['<text:a xlink:type="simple" xlink:href="https://static.ukrinform.com/photos/2023_05/thumb_files/630_360_1685472682-247.jpg" text:style-name="Internet_20_link" text:visited-style-name="Visited_20_Internet_20_Link">
630_360_16854...</text:a>
']</text:p>
      <text:p text:style-name="P4">
标签: ['Обстріл', 'Пожежа', 'Сумщина', 'Війна з Росією']</text:p>
      <text:p text:style-name="P4">
类型: Article</text:p>
      <!--METADATA-->
      <text:p text:style-name="P4">
<draw:frame draw:style-name="fr1" draw:name="Image250" text:anchor-type="as-char" svg:width="6.9236in" svg:height="3.956343in" draw:z-index="0">
<draw:image xlink:href="../Images/yкринформ/2023-05-30T21-55-00-03-00/630_360_1685472682-247.jpg" xlink:type="simple" xlink:show="embed" xlink:actuate="onLoad" draw:mime-type="image/jpeg"/>
</draw:frame>
在Sumy地区，救援人员消除了由俄罗斯手机造成的大规模火灾。</text:p>
      <text:p text:style-name="P4">
根据乌克林福姆的说法，州紧急服务在[电报]中报告(https://t.me/dsns_telegram/17174?single)。</text:p>
      <text:p text:style-name="P4">
5月30日，救援服务“ 101”收到了敌对[炮击]导致的信息(https://www.ukrinform.ua/tag-obstril)在肖斯特卡地区定居点的侵略国，发生了大规模的大火。</text:p>
      <text:p text:style-name="P4">
到达后，已经确定火灾覆盖了附属建筑。在建筑物上进一步扩散大火的威胁位于附近。</text:p>
      <text:p text:style-name="P4">
<text:span text:style-name="T4">
另请阅读：</text:span>
 <text:a xlink:type="simple" xlink:href="https://www.ukrinform.ua/rubric-kyiv/3715374-vibuhi-u-kievi-v-odnomu-z-rajoniv-vid-ulamkiv-raketi-stalasa-pozeza-u-privatnomu-budinku.html" text:style-name="Internet_20_link" text:visited-style-name="Visited_20_Internet_20_Link">
在火箭残骸中的基辅地区之一中，有一个<text:span text:style-name="T4">
 fire </text:span>
 \  -  klitschko</text:a>
得益于消防员的操作行动，我们设法将火电池定位，以防止火焰传播到其他住宅建筑物和结构，并消除。</text:p>
      <text:p text:style-name="P4">
如[Ukrinform]报道(https://www.ukrinform.ua/rubric-ato/3716238-rosiani-vden-pat-raziv-obstrilali-prikordonna-cernigivsini-j-sumsini.html)，5月30日，俄罗斯人在下午向边境和苏米地区开火。</text:p>
      <text:p text:style-name="P4">
_foto：乌克兰的SES _</text:p>
      <text:p text:style-name="P4">
News Source: <text:a xlink:type="simple" xlink:href="https://www.ukrinform.ua/rubric-regions/3716273-na-susini-cerez-vorozij-obstril-stalasa-pozeza.html" text:style-name="Internet_20_link" text:visited-style-name="Visited_20_Internet_20_Link">
https://www.ukrinform.ua/rubric-regions/3716273-na-susini-cerez-vorozij-obstril-stalasa-pozeza.html</text:a>
</text:p>
      <!--NEWS-->
      <text:h text:style-name="P10" text:outline-level="1">
<text:span text:style-name="T4">
乌克兰与莫斯科的无人机无关</text:span>
</text:h>
      <text:p text:style-name="P4">
作者: Ukrinform (Person)</text:p>
      <text:p text:style-name="P4">
出版商: Укринформ (Organization)</text:p>
      <text:p text:style-name="P4">
出版时间: 2023-05-30T22:00:00+03:00</text:p>
      <text:p text:style-name="P4">
修改时间: 2023-05-30T22:00:00+03:00</text:p>
      <text:p text:style-name="P4">
描述: 乌克兰当然与无人机对莫斯科的袭击无关，因为我们国家无需这样做。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БПЛА', 'Москва', 'Обстріл', 'Подоляк', 'Єдині новини']</text:p>
      <text:p text:style-name="P4">
类型: Article</text:p>
      <!--METADATA-->
      <text:p text:style-name="P4">
<draw:frame draw:style-name="fr1" draw:name="Image251" text:anchor-type="as-char" svg:width="6.9236in" svg:height="3.956343in" draw:z-index="0">
<draw:image xlink:href="../Images/yкринформ/2023-05-30T22-00-00-03-00/630_360_1669378255-230.jpg" xlink:type="simple" xlink:show="embed" xlink:actuate="onLoad" draw:mime-type="image/jpeg"/>
</draw:frame>
乌克兰当然与无人机对莫斯科的袭击无关，因为我们的国家无需完成。</text:p>
      <text:p text:style-name="P4">
乌克利诺德通讯员报告说，办公室办公室主席米哈伊尔·波多利亚克(Mikhail Podolyak)的顾问在唯一的新闻电话中告知了这一点，回答了这些打击是否具有战略意义的问题。</text:p>
      <text:p text:style-name="P4">
“当然，乌克兰并不重要。 我们不需要这样做，我们有足够的重要任务，可以在职业中使用稀缺的武器(包括火箭和无人机)来绘制大规模打击。 其次，我们更加关注俄罗斯在我们的首都的吹气。”他说。</text:p>
      <text:p text:style-name="P4">
<text:span text:style-name="T4">
另请阅读：</text:span>
 <text:span text:style-name="T4">
 <text:a xlink:type="simple" xlink:href="https://www.ukrinform.ua/rubric-ato/3716267-recnik-genseka-oon-ne-mozna-porivnuvati-obstril-dronami-moskvi-z-postijnimi-atakami-na-ukrainu.html" text:style-name="Internet_20_link" text:visited-style-name="Visited_20_Internet_20_Link">
联合国秘书长SNAR：莫斯科无法与对乌克兰的不断攻击进行比较</text:a>
</text:span>
</text:p>
      <text:p text:style-name="P4">
据他介绍，俄罗斯联邦内部空间中的任何中风都不是乌克兰战略性的。 “但这对于其他目的而言是战略重要性。我要说的是，这些攻击无人机，尤其是卢布，展示了几件事，”  -  OP负责人的顾问说。</text:p>
      <text:p text:style-name="P4">
他指出，这些无人机很小，它们会飞得很短。</text:p>
      <text:p text:style-name="P4">
“我会提醒你，5月9日是(接受 -  ed。)一些决定禁止使用无人机的决定，中央联邦区的无人机。 但是请宽恕他们是来自莫斯科地区或其他任何莫斯科莫科夫地区，并悄悄前往莫斯科。 还有什么(他们是 -  ed。)他们展示了 - 当今俄罗斯的绝对技术笨拙。” Podolyak说。</text:p>
      <text:p text:style-name="P4">
<text:span text:style-name="T4">
另请阅读：</text:span>
 <text:span text:style-name="T4">
 <text:a xlink:type="simple" xlink:href="https://www.ukrinform.ua/rubric-world/3716102-slidkom-rf-zaviv-spravu-za-faktom-ataki-bezpilotnikiv-na-moskvu.html" text:style-name="Internet_20_link" text:visited-style-name="Visited_20_Internet_20_Link">
RF联邦高管开始了莫斯科无人机的攻击问题</text:a>
</text:span>
</text:p>
      <text:p text:style-name="P4">
据他说，“壳”和谴责都不 - 什么都没有，这尤其是一个令人震惊的政治精英。</text:p>
      <text:p text:style-name="P4">
回答一个问题，即在政治背景下会导致俄罗斯寡头和代表们看到这种技术笨拙的问题，他表达了一个想法，而是(所有 - 订单。)，这将加速俄罗斯联邦弗拉基米尔·普京(Vladimir Putin)及其周围环境的最终押金，这在一段时间内，这一精英似乎就像一切都举行的泰坦。Podolyak说：“由于动员得知，即使在俄罗斯的中心没有任何昏迷的事物，在战争中，他们只是活着的肉类将被用来推迟乌克兰人一段时间的进步。”</text:p>
      <text:p text:style-name="P4">
<text:span text:style-name="T4">
另请阅读：</text:span>
 <text:span text:style-name="T4">
 <text:a xlink:type="simple" xlink:href="https://www.ukrinform.ua/rubric-world/3715962-moskvu-atakuvali-droni-kitajskogo-virobnictva-aki-priletili-z-pidmoskova-informnapalm.html" text:style-name="Internet_20_link" text:visited-style-name="Visited_20_Internet_20_Link">
莫斯科攻击了来自莫斯科的中国生产的无人机 -  Informnapalm</text:a>
</text:span>
</text:p>
      <text:p text:style-name="P4">
他说，有几件事对俄罗斯的政治精英来说是显而易见的，其中之一是没有人控制任何事情。</text:p>
      <text:p text:style-name="P4">
据他说，俄罗斯联邦政治精英的代表不会在战前返回，也将无法获得格莱美奖的奖励，好像它是前所未有的，坐在全球的代表旁边文化精英，将无法在其他国家购买资产等等。</text:p>
      <text:p text:style-name="P4">
“但是至少他们现在考虑如何保护自己免受绝对明显的侵害，这将是在很近的未来，这是“疯狂的俄罗斯叛乱”， -  OP的负责人说。</text:p>
      <text:p text:style-name="P4">
<text:span text:style-name="T4">
另请阅读：</text:span>
 <text:span text:style-name="T4">
 <text:a xlink:type="simple" xlink:href="https://www.ukrinform.ua/rubric-world/3715937-blizko-25-bezpilotnikiv-nad-moskvou-ta-pidmoskovam-slidkom-rf-sukae-pricetnih.html" text:style-name="Internet_20_link" text:visited-style-name="Visited_20_Internet_20_Link">
莫斯科和莫斯科-RF的研究人员正在寻找涉及的人</text:a>
</text:span>
</text:p>
      <text:p text:style-name="P4">
据报道，俄罗斯的调查委员会指出，调查人员正在调查“ <text:span text:style-name="T4">
 [莫斯科]房屋上无人驾驶汽车的事实(https://www.ukrinform.ua/tag-moskva)</text:span>
”。 Podolyak称Dronov的“袭击”了Pomskov的“无人机抗议”。</text:p>
      <text:p text:style-name="P4">
News Source: <text:a xlink:type="simple" xlink:href="https://www.ukrinform.ua/rubric-polytics/3716275-ukraina-ne-mae-vidnosenna-do-atak-bezpilotnikiv-na-moskvu-podolak.html" text:style-name="Internet_20_link" text:visited-style-name="Visited_20_Internet_20_Link">
https://www.ukrinform.ua/rubric-polytics/3716275-ukraina-ne-mae-vidnosenna-do-atak-bezpilotnikiv-na-moskvu-podolak.html</text:a>
</text:p>
      <!--NEWS-->
      <text:h text:style-name="P10" text:outline-level="1">
<text:span text:style-name="T4">
由于俄罗斯和白俄罗斯的比赛，乌克兰将无法参加柔道的少女</text:span>
</text:h>
      <text:p text:style-name="P4">
作者: Ukrinform (Person)</text:p>
      <text:p text:style-name="P4">
出版商: Укринформ (Organization)</text:p>
      <text:p text:style-name="P4">
出版时间: 2023-05-30T22:02:00+03:00</text:p>
      <text:p text:style-name="P4">
修改时间: 2023-05-30T22:02:00+03:00</text:p>
      <text:p text:style-name="P4">
描述: 乌克兰国家队将通过接纳俄罗斯和白俄罗斯运动员的身份错过杜尚的大奖赛。  - 乌克林。</text:p>
      <text:p text:style-name="P4">
图片: ['<text:a xlink:type="simple" xlink:href="https://static.ukrinform.com/photos/2023_05/thumb_files/630_360_1685473271-855.jpg" text:style-name="Internet_20_link" text:visited-style-name="Visited_20_Internet_20_Link">
630_360_16854...</text:a>
']</text:p>
      <text:p text:style-name="P4">
标签: ['Дзюдо']</text:p>
      <text:p text:style-name="P4">
类型: Article</text:p>
      <!--METADATA-->
      <text:p text:style-name="P4">
<draw:frame draw:style-name="fr1" draw:name="Image252" text:anchor-type="as-char" svg:width="6.9236in" svg:height="3.956343in" draw:z-index="0">
<draw:image xlink:href="../Images/yкринформ/2023-05-30T22-02-00-03-00/630_360_1685473271-855.jpg" xlink:type="simple" xlink:show="embed" xlink:actuate="onLoad" draw:mime-type="image/jpeg"/>
</draw:frame>
乌克兰国家队将通过接纳俄罗斯伊比利洛斯运动员的身份错过杜尚的大奖赛。</text:p>
      <text:p text:style-name="P4">
据报道<text:a xlink:type="simple" xlink:href="https://ukrainejudo.com/news/4249-zbirna-ukrajini-vidklikala-svoyu-zayavku-z-turniru-seriji-grand-prix-v-dushanbe" text:style-name="Internet_20_link" text:visited-style-name="Visited_20_Internet_20_Link">
新闻服务</text:a>
乌克林法姆杂志报道，乌克兰柔道联合会。</text:p>
      <text:p text:style-name="P4">
“乌克兰团队在开始前几天被迫撤回该申请。 这是由于国际柔道联合会(IJF)她登记参加俄罗斯和白俄罗斯代表的锦标赛，为“个人中立运动员”。 目前，该锦标赛的申请包含11位侵略者的代表 - 两名白俄罗斯人和9个俄罗斯人，”联合会说。</text:p>
      <text:p text:style-name="P4">
由14名运动员组成的乌克兰队正在斯洛伐克Shamorin的一次培训会议上。</text:p>
      <text:p text:style-name="P4">
乌克兰犹太教徒计划的最接近的比赛将是捷克布拉格大三的欧洲杯(6月3日至4日)以及哈萨克斯坦阿斯塔纳的大满贯锦标赛(6月16日至18日)如果不允许他们去俄罗斯人和白俄罗斯。</text:p>
      <text:p text:style-name="P4">
<text:span text:style-name="T4">
另请阅读：</text:span>
 <text:a xlink:type="simple" xlink:href="https://www.ukrinform.ua/rubric-sports/3715025-ukrainka-litvinenko-vigrala-bronzu-na-etapi-serii-granpri-z-dzudo-v-avstrii.html" text:style-name="Internet_20_link" text:visited-style-name="Visited_20_Internet_20_Link">
乌克兰litvinenko在奥地利的<text:span text:style-name="T4">
 Judo </text:span>
赢得了大奖赛系列中的铜牌</text:a>
据报道，杜尚贝的大奖赛将于6月2日至6月4日举行。</text:p>
      <text:p text:style-name="P4">
照片：IJF</text:p>
      <text:p text:style-name="P4">
News Source: <text:a xlink:type="simple" xlink:href="https://www.ukrinform.ua/rubric-sports/3716276-ukraina-ne-zmoze-vzati-ucast-u-granpri-z-dzudo-cerez-dopusk-do-zmagan-rosian-i-bilorusiv.html" text:style-name="Internet_20_link" text:visited-style-name="Visited_20_Internet_20_Link">
https://www.ukrinform.ua/rubric-sports/3716276-ukraina-ne-zmoze-vzati-ucast-u-granpri-z-dzudo-cerez-dopusk-do-zmagan-rosian-i-bilorusiv.html</text:a>
</text:p>
      <!--NEWS-->
      <text:h text:style-name="P10" text:outline-level="1">
<text:span text:style-name="T4">
北约将增加其在科索沃的军队的存在</text:span>
</text:h>
      <text:p text:style-name="P4">
作者: Ukrinform (Person)</text:p>
      <text:p text:style-name="P4">
出版商: Укринформ (Organization)</text:p>
      <text:p text:style-name="P4">
出版时间: 2023-05-30T22:07:00+03:00</text:p>
      <text:p text:style-name="P4">
修改时间: 2023-05-30T22:07:00+03:00</text:p>
      <text:p text:style-name="P4">
描述: 在与抗议者碰撞期间，北约将与另外700名军事人员一起提到科索沃，另外700名军事人员受伤。  - 乌克林。</text:p>
      <text:p text:style-name="P4">
图片: ['<text:a xlink:type="simple" xlink:href="https://static.ukrinform.com/photos/2023_03/thumb_files/630_360_1680278305-857.jpg" text:style-name="Internet_20_link" text:visited-style-name="Visited_20_Internet_20_Link">
630_360_16802...</text:a>
']</text:p>
      <text:p text:style-name="P4">
标签: ['Косово', 'НАТО', 'Військові']</text:p>
      <text:p text:style-name="P4">
类型: Article</text:p>
      <!--METADATA-->
      <text:p text:style-name="P4">
<draw:frame draw:style-name="fr1" draw:name="Image253" text:anchor-type="as-char" svg:width="6.9236in" svg:height="3.956343in" draw:z-index="0">
<draw:image xlink:href="../Images/yкринформ/2023-05-30T22-07-00-03-00/630_360_1680278305-857.jpg" xlink:type="simple" xlink:show="embed" xlink:actuate="onLoad" draw:mime-type="image/jpeg"/>
</draw:frame>
在与抗议者碰撞时，将与另外700名军人一起去科索沃，另外700名军人受伤。</text:p>
      <text:p text:style-name="P4">
正如乌克林福姆报道的那样，它报告了<text:a xlink:type="simple" xlink:href="https://www.bbc.com/news/world-europe-65759214" text:style-name="Internet_20_link" text:visited-style-name="Visited_20_Internet_20_Link">
BBC</text:a>
。</text:p>
      <text:p text:style-name="P4">
当骚乱继续继续的科索沃北部的塞尔维亚抗议者试图在新闻中与警察和警察之间的新闻建筑[北约]进入政府大楼​​<text:a xlink:type="simple" xlink:href="https://www.ukrinform.ua/tag-nato" text:style-name="Internet_20_link" text:visited-style-name="Visited_20_Internet_20_Link">
北约</text:a>
有一个成熟。</text:p>
      <text:p text:style-name="P4">
此后，北约北约出版了多达3800名已经在科索沃服务的人。</text:p>
      <text:p text:style-name="P4">
因此，将创建一个额外的储备营，在7天内必要时可以开发该营。</text:p>
      <text:p text:style-name="P4">
<text:span text:style-name="T4">
另请阅读：</text:span>
 <text:a xlink:type="simple" xlink:href="https://www.ukrinform.ua/rubric-world/3715375-stoltenberg-zaklikav-kosovo-poslabiti-napruzenist-u-vidnosinah-z-serbieu.html" text:style-name="Internet_20_link" text:visited-style-name="Visited_20_Internet_20_Link">
Stoltenberg称为<text:span text:style-name="T4">
 Kosovo </text:span>
以削弱塞尔维亚的紧张局势</text:a>
据官员称，周一30名军人受伤。 受伤包括自制爆炸装置的裂缝和烧伤。 另外，三名战斗机是枪伤。</text:p>
      <text:p text:style-name="P4">
据报道，两天前在科索沃，当地警察与参与者之间发生了冲突，抗议抗议塞尔维亚人口居住区的市长的行动，以抗议市长的到来。</text:p>
      <text:p text:style-name="P4">
早些时候，报告了25名北约维和人员<text:a xlink:type="simple" xlink:href="https://www.ukrinform.ua/rubric-world/3715843-u-sutickah-v-kosovo-postrazdali-dva-desatki-mirotvorciv-nato.html" text:style-name="Internet_20_link" text:visited-style-name="Visited_20_Internet_20_Link">
受科索沃的抗议者的影响</text:a>
 .</text:p>
      <text:p text:style-name="P4">
News Source: <text:a xlink:type="simple" xlink:href="https://www.ukrinform.ua/rubric-world/3716278-nato-zbilsit-prisutnist-svoih-vijskovih-u-kosovo.html" text:style-name="Internet_20_link" text:visited-style-name="Visited_20_Internet_20_Link">
https://www.ukrinform.ua/rubric-world/3716278-nato-zbilsit-prisutnist-svoih-vijskovih-u-kosovo.html</text:a>
</text:p>
      <!--NEWS-->
      <text:h text:style-name="P10" text:outline-level="1">
<text:span text:style-name="T4">
美国正在准备3亿美元的国防援助计划</text:span>
</text:h>
      <text:p text:style-name="P4">
作者: Ukrinform (Person)</text:p>
      <text:p text:style-name="P4">
出版商: Укринформ (Organization)</text:p>
      <text:p text:style-name="P4">
出版时间: 2023-05-30T22:12:00+03:00</text:p>
      <text:p text:style-name="P4">
修改时间: 2023-05-30T22:12:00+03:00</text:p>
      <text:p text:style-name="P4">
描述: 美国正准备在周三宣布向乌克兰分配一个新的3亿美元国防包，尤其可能包括爱国者防空导弹，以及其他系统和弹药。  - 乌克林。</text:p>
      <text:p text:style-name="P4">
图片: ['<text:a xlink:type="simple" xlink:href="https://static.ukrinform.com/photos/2022_09/thumb_files/630_360_1662821775-754.jpg" text:style-name="Internet_20_link" text:visited-style-name="Visited_20_Internet_20_Link">
630_360_16628...</text:a>
']</text:p>
      <text:p text:style-name="P4">
标签: ['Оборона', 'США', 'Україна', 'допомога']</text:p>
      <text:p text:style-name="P4">
类型: Article</text:p>
      <!--METADATA-->
      <text:p text:style-name="P4">
<draw:frame draw:style-name="fr1" draw:name="Image254" text:anchor-type="as-char" svg:width="6.9236in" svg:height="3.956343in" draw:z-index="0">
<draw:image xlink:href="../Images/yкринформ/2023-05-30T22-12-00-03-00/630_360_1662821775-754.jpg" xlink:type="simple" xlink:show="embed" xlink:actuate="onLoad" draw:mime-type="image/jpeg"/>
</draw:frame>
美国将于周三宣布，将新的3亿美元国防援助套餐分配给乌克兰，尤其可能包括爱国者防空导弹，以及其他系统和弹药。</text:p>
      <text:p text:style-name="P4">
这是英文语言服务周二报道的“ <text:a xlink:type="simple" xlink:href="https://www.voanews.com/a/us-providing-300-million-in-more-aid-for-ukraine/7115470.html" text:style-name="Internet_20_link" text:visited-style-name="Visited_20_Internet_20_Link">
美国之声</text:a>
»据报道，关于五角大楼的来源。</text:p>
      <text:p text:style-name="P4">
预计新的援助包将包含，包括用于系统的导弹，反坦克装置，炮弹的炮弹以及无可管理的<text:a xlink:type="simple" xlink:href="https://www.ukrinform.ua/tag-raketa" text:style-name="Internet_20_link" text:visited-style-name="Visited_20_Internet_20_Link">
导弹</text:a>
Zuni Air Earth课程。 此外，新的批次还将包括防空系统和Styinger防空导弹系统。</text:p>
      <text:p text:style-name="P4">
<text:span text:style-name="T4">
另请阅读：</text:span>
 <text:a xlink:type="simple" xlink:href="https://www.ukrinform.ua/rubric-ato/3714238-litva-anonsuvala-novij-paket-vijskovoi-dopomogi-ukraini.html" text:style-name="Internet_20_link" text:visited-style-name="Visited_20_Internet_20_Link">
立陶宛宣布了一个新的<text:span text:style-name="T4">
包装</text:span>
军事援助</text:a>
据报道，总统在此之前至少分配了38包国防援助(总统提取 - 活动。)当技术人员和弹药急切地来自产品的现有资源时。</text:p>
      <text:p text:style-name="P4">
News Source: <text:a xlink:type="simple" xlink:href="https://www.ukrinform.ua/rubric-ato/3716279-ssa-gotuut-paket-oboronnoi-dopomogi-ukraini-na-300-miljoniv-zmi.html" text:style-name="Internet_20_link" text:visited-style-name="Visited_20_Internet_20_Link">
https://www.ukrinform.ua/rubric-ato/3716279-ssa-gotuut-paket-oboronnoi-dopomogi-ukraini-na-300-miljoniv-zmi.html</text:a>
</text:p>
      <!--NEWS-->
      <text:h text:style-name="P10" text:outline-level="1">
<text:span text:style-name="T4">
OP评论了俄罗斯在Zaluzhny和Syrsky的“通缉”中的宣布</text:span>
</text:h>
      <text:p text:style-name="P4">
作者: Ukrinform (Person)</text:p>
      <text:p text:style-name="P4">
出版商: Укринформ (Organization)</text:p>
      <text:p text:style-name="P4">
出版时间: 2023-05-30T22:19:00+03:00</text:p>
      <text:p text:style-name="P4">
修改时间: 2023-05-30T22:19:00+03:00</text:p>
      <text:p text:style-name="P4">
描述: 俄罗斯在乌克兰将军的“通缉”中宣布 - 武装部队瓦莱里·扎卢兹尼（Valery Zaluzhny）的总司令和陆军亚历山大·西尔斯基（Alexander Sirsky）的指挥官 - 完全抹黑了这个国家，至少有足够的富裕度。  - 乌克林。</text:p>
      <text:p text:style-name="P4">
图片: ['<text:a xlink:type="simple" xlink:href="https://static.ukrinform.com/photos/2022_03/thumb_files/630_360_1647521738-527.jpeg" text:style-name="Internet_20_link" text:visited-style-name="Visited_20_Internet_20_Link">
630_360_16475...</text:a>
']</text:p>
      <text:p text:style-name="P4">
标签: ['Розшук', 'Росія', 'Сирський', 'Офіс Президента', 'Подоляк', 'Валерій Залужний', 'Єдині новини']</text:p>
      <text:p text:style-name="P4">
类型: Article</text:p>
      <!--METADATA-->
      <text:p text:style-name="P4">
<draw:frame draw:style-name="fr1" draw:name="Image255" text:anchor-type="as-char" svg:width="6.9236in" svg:height="3.956343in" draw:z-index="0">
<draw:image xlink:href="../Images/yкринформ/2023-05-30T22-19-00-03-00/630_360_1647521738-527.jpeg" xlink:type="simple" xlink:show="embed" xlink:actuate="onLoad" draw:mime-type="image/jpeg"/>
</draw:frame>
俄罗斯在乌克兰将军的“通缉”中宣布了扎卢兹尼的总司令和陆军司令亚历山大·西尔斯基(Alexander Sirsky)的总司令 - 绝对抹黑这个国家至少有滴水的国家。</text:p>
      <text:p text:style-name="P4">
乌克利福德通讯员报道，办公室主席米哈伊尔·波多利亚克(Mikhail Podolyak)办公室负责人的顾问在唯一新闻的播放中告知了这一点。</text:p>
      <text:p text:style-name="P4">
“特殊药用的开门日(机构 -  ed。). Меніздається, що і Сирський, і Залужний – особисто прийдуть до тих людей, які ценаписали, і зададуть певні їм питання при зустрічі. Тільки будуть нюанси.Нехай вони трохи почекають. А якщо серйозно казати, то всі ці оголошення, якісьогодні робить Росія, вже абсолютно, остаточно дискредитують Росію як країну,яка має хоча б якусь краплю адекватності», - сказав він.</text:p>
      <text:p text:style-name="P4">
<text:span text:style-name="T4">
Читайте також:</text:span>
 <text:span text:style-name="T4">
<text:a xlink:type="simple" xlink:href="https://www.ukrinform.ua/rubric-ato/3716274-u-minoboroni-poasnili-motivi-rosii-ogolositi-v-rozsuk-zaluznogo-j-sirskogo.html" text:style-name="Internet_20_link" text:visited-style-name="Visited_20_Internet_20_Link">
 У Міноборони пояснили мотиви Росії оголосити в «розшук»Залужного й Сирського </text:a>
</text:span>
</text:p>
      <text:p text:style-name="P4">
Podolyak指出，是俄罗斯人发动了这场战争，他们被视为对乌克兰现实有一些影响。</text:p>
      <text:p text:style-name="P4">
据他说，俄罗斯必须在这个<text:span text:style-name="T4">
 [战争]中输掉(https://www.ukrinform.ua/tag-vijna-z-rosieu)</text:span>
与乌克兰。</text:p>
      <text:p text:style-name="P4">
据报道，武装部队瓦莱里·扎卢兹尼(Valery Zaluzhny)的总司令要求俄罗斯内政部。</text:p>
      <text:p text:style-name="P4">
<text:span text:style-name="T4">
另请阅读：</text:span>
 <text:span text:style-name="T4">
 <text:a xlink:type="simple" xlink:href="https://www.ukrinform.ua/rubric-ato/3716178-rosia-ogolosila-v-rozsuk-ukrainskih-zaluznogo-ta-sirskogo.html" text:style-name="Internet_20_link" text:visited-style-name="Visited_20_Internet_20_Link">
俄罗斯想要Zaluzhnaya和Syrsky</text:a>
 <text:a xlink:type="simple" xlink:href="https://www.ukrinform.ua/rubric-polytics/3714528-comu-rosiani-tak-vperto-vtracali-zaluznogo-dajdzest-propagandi-za-25-travna-2023-roku.html" text:style-name="Internet_20_link" text:visited-style-name="Visited_20_Internet_20_Link">
 </text:a>
</text:span>
</text:p>
      <text:p text:style-name="P4">
据罗斯马(Roszma)称，俄罗斯内政部的基础是，武装部队武装部队的总司令亚历山大·西尔斯基(Alexander Sirsky)在通缉的“清洁文章”中也被要求。</text:p>
      <text:p text:style-name="P4">
News Source: <text:a xlink:type="simple" xlink:href="https://www.ukrinform.ua/rubric-ato/3716280-u-op-prokomentuvali-ogolosenna-rosii-u-rozsuk-zaluznogo-i-sirskogo.html" text:style-name="Internet_20_link" text:visited-style-name="Visited_20_Internet_20_Link">
https://www.ukrinform.ua/rubric-ato/3716280-u-op-prokomentuvali-ogolosenna-rosii-u-rozsuk-zaluznogo-i-sirskogo.html</text:a>
</text:p>
      <!--NEWS-->
      <text:h text:style-name="P10" text:outline-level="1">
<text:span text:style-name="T4">
足球：贝辛丁将回到迪纳摩</text:span>
</text:h>
      <text:p text:style-name="P4">
作者: Ukrinform (Person)</text:p>
      <text:p text:style-name="P4">
出版商: Укринформ (Organization)</text:p>
      <text:p text:style-name="P4">
出版时间: 2023-05-30T22:23:00+03:00</text:p>
      <text:p text:style-name="P4">
修改时间: 2023-05-30T22:23:00+03:00</text:p>
      <text:p text:style-name="P4">
描述: 乌克兰前锋阿尔特姆·贝辛（Artem Besedin）将从奥莫尼亚（Omonia）返回迪纳摩（Dynamo）。  - 乌克林。</text:p>
      <text:p text:style-name="P4">
图片: ['<text:a xlink:type="simple" xlink:href="https://static.ukrinform.com/photos/2023_05/thumb_files/630_360_1685474101-426.jpg" text:style-name="Internet_20_link" text:visited-style-name="Visited_20_Internet_20_Link">
630_360_16854...</text:a>
']</text:p>
      <text:p text:style-name="P4">
标签: ['Футбол']</text:p>
      <text:p text:style-name="P4">
类型: Article</text:p>
      <!--METADATA-->
      <text:p text:style-name="P4">
<draw:frame draw:style-name="fr1" draw:name="Image256" text:anchor-type="as-char" svg:width="6.9236in" svg:height="3.956343in" draw:z-index="0">
<draw:image xlink:href="../Images/yкринформ/2023-05-30T22-23-00-03-00/630_360_1685474101-426.jpg" xlink:type="simple" xlink:show="embed" xlink:actuate="onLoad" draw:mime-type="image/jpeg"/>
</draw:frame>
乌克兰前锋阿尔特姆·贝辛(Artem Besedin)将从奥莫尼亚(Omonia)返回迪纳摩(Dynamo)。</text:p>
      <text:p text:style-name="P4">
据报道<text:a xlink:type="simple" xlink:href="https://ua.tribuna.com/uk/football/1000000070775-besedin-vernetsya-v-dinamo-24sportscomcy/" text:style-name="Internet_20_link" text:visited-style-name="Visited_20_Internet_20_Link">
tribuna.com</text:a>
乌克林福姆报道，关于24Sports。</text:p>
      <text:p text:style-name="P4">
塞浦路斯俱乐部不打算购买球员的合同。 在赛季结束时，他向右讲话。</text:p>
      <text:p text:style-name="P4">
<text:span text:style-name="T4">
另请阅读：</text:span>
 <text:a xlink:type="simple" xlink:href="https://www.ukrinform.ua/rubric-sports/3715902-za-fk-polissa-gratime-golkiper-zbirnoi-nigerii-u20.html" text:style-name="Internet_20_link" text:visited-style-name="Visited_20_Internet_20_Link">
对于FC“ Polesie”，将扮演尼日利亚国家的守门员U20</text:a>
一位27岁的乌克兰人花了15场比赛为同源。 在他的资产1进球和第一名中。</text:p>
      <text:p text:style-name="P4">
照片：facebook.com/monoiafootball</text:p>
      <text:p text:style-name="P4">
News Source: <text:a xlink:type="simple" xlink:href="https://www.ukrinform.ua/rubric-sports/3716281-futbol-besedin-povernetsa-v-dinamo.html" text:style-name="Internet_20_link" text:visited-style-name="Visited_20_Internet_20_Link">
https://www.ukrinform.ua/rubric-sports/3716281-futbol-besedin-povernetsa-v-dinamo.html</text:a>
</text:p>
      <!--NEWS-->
      <text:h text:style-name="P10" text:outline-level="1">
<text:span text:style-name="T4">
Zelensky：俄罗斯恐怖分子的任何袭击都应以失败的方式结束</text:span>
</text:h>
      <text:p text:style-name="P4">
作者: Ukrinform (Person)</text:p>
      <text:p text:style-name="P4">
出版商: Укринформ (Organization)</text:p>
      <text:p text:style-name="P4">
出版时间: 2023-05-30T22:26:00+03:00</text:p>
      <text:p text:style-name="P4">
修改时间: 2023-05-30T22:26:00+03:00</text:p>
      <text:p text:style-name="P4">
描述: 俄罗斯恐怖应每天，每天晚上，在我们地区的每个地区，每个乌克兰城市和村庄的天空中都会失去，因为当恐怖分子的任何袭击都会因失败而告终时，他们的失败将成为我们长期安全的来源。  - 乌克林。</text:p>
      <text:p text:style-name="P4">
图片: ['<text:a xlink:type="simple" xlink:href="https://static.ukrinform.com/photos/2023_05/thumb_files/630_360_1685475414-889.png" text:style-name="Internet_20_link" text:visited-style-name="Visited_20_Internet_20_Link">
630_360_16854...</text:a>
']</text:p>
      <text:p text:style-name="P4">
标签: ['Тероризм', 'Звернення', 'Агресія РФ', 'Зеленський', 'Війна з Росією', 'F-16']</text:p>
      <text:p text:style-name="P4">
类型: Article</text:p>
      <!--METADATA-->
      <text:p text:style-name="P4">
<draw:frame draw:style-name="fr1" draw:name="Image257" text:anchor-type="as-char" svg:width="6.9236in" svg:height="3.956343in" draw:z-index="0">
<draw:image xlink:href="../Images/yкринформ/2023-05-30T22-26-00-03-00/630_360_1685475414-889.png" xlink:type="simple" xlink:show="embed" xlink:actuate="onLoad" draw:mime-type="image/png"/>
</draw:frame>
俄罗斯恐怖应每天，每天晚上，在我们地区的每个地区，每个乌克兰城市和村庄的天空中都会失去安全。</text:p>
      <text:p text:style-name="P4">
在您的[上诉]中(https://www.president.gov.ua/news/prodovzhuyemo-konsolidaciyu-partneriv-dlya-togo-shob-ukrayin-83253)乌克兰福姆乌克兰福克斯说，在第461天结束时，乌克兰沃迪米尔·泽伦斯基说。</text:p>
      <text:p text:style-name="P4">
<text:span text:style-name="T4">
 <text:span text:style-name="T5">
我希望健康，亲爱的乌克兰人!</text:span>
 </text:span>
</text:p>
      <text:p text:style-name="P4">
这一天的简短报告。 一个相当大的一天。</text:p>
      <text:p text:style-name="P4">
首先要感谢我们的空军以及俄罗斯无人机的所有夜晚的捍卫者和捍卫者。</text:p>
      <text:p text:style-name="P4">
一次又一次地感谢我们的勇士每张shot弹枪，每张Zabu  - 俄罗斯导弹。 因为它总是 - 挽救了人们的生命，总是保存基础设施。</text:p>
      <text:p text:style-name="P4">
其次 - 不幸的是，不幸的是，有碎屑下降带有适当的后果，不幸的是，有损失……我的慰问!</text:p>
      <text:p text:style-name="P4">
考虑空气警报并不要对其进行处理非常非常重要。</text:p>
      <text:p text:style-name="P4">
我希望我能听到所有地方当局的所有代表，这些代表对特定地区的特定社区听到了我的声音。</text:p>
      <text:p text:style-name="P4">
应该有城市庇护所。 人们需要了解庇护所的数量和可用性将如何增加。</text:p>
      <text:p text:style-name="P4">
这是特定官员的责任，是特定的责任。</text:p>
      <text:p text:style-name="P4">
第三，我们继续合作，以使乌克兰防空变得有效。 俄罗斯恐怖应每天，每天晚上，在我们地区，每个乌克兰城市和村庄的天空中。 当俄罗斯恐怖分子的任何袭击以失败的恐怖分子而告终时，他们的失败将成为我们长期安全的源头。</text:p>
      <text:p text:style-name="P4">
今天，他与德国总理进行了交谈，包括防空。</text:p>
      <text:p text:style-name="P4">
他感谢已经提供给乌克兰的防空系统，也就是我们已经被德国救出的人民。 他们还总体上讨论了我们的安全部门的防御状况。</text:p>
      <text:p text:style-name="P4">
共同决定将很快采取的重要国际措施。 我感谢奥拉夫(Olaf)，总理先生，是一个个人决心，在许多方面都是整个欧洲的决心。我们致力于在乌克兰创建适当的生产和维修基础。有各种各样的武器：从坦克到炮兵。</text:p>
      <text:p text:style-name="P4">
我们将提供乌克兰，因此，整个欧洲都是如此新的力量基础。</text:p>
      <text:p text:style-name="P4">
第五-今天与主要世界 - 分析中心之一的美国大西洋理事会的代表团会面。 一个良好的，有用的对话，以保护我们的共同价值观，全世界都重视自由。</text:p>
      <text:p text:style-name="P4">
他告诉大西洋委员会的代表，目前正在对抗中，我们现在的基本防御需求。 我们讨论了创建新航空联盟的步骤。 我们总是在接近这一结果 - 接收现代战士的战士。 我感谢美国的人民，政治上的每个人和支持支持的每个人，感谢拜登个人和国会双方。</text:p>
      <text:p text:style-name="P4">
现在，在乌克兰，在我们的地球上，在我们的天空中，决定保存和文明是否将被保存 - 本世纪的全球领导。 它与美国一起决定与欧洲一起由合作伙伴以及我们所有的盟友一起决定。 谢谢你们所有人的帮助!</text:p>
      <text:p text:style-name="P4">
当然，今天，与往常一样，我感谢我们的士兵。 所有现在是为了乌克兰的人。 对于所有正在进行战斗任务的人。 在战斗哨所。 感谢所有保护我们在卢汉斯和哈尔基夫地区职位的人。 感谢捍卫Zaporozhye的所有人，Kherson。 谢谢所有保留我们边境的人。</text:p>
      <text:p text:style-name="P4">
我们正在战斗的旅。 我们准备前进的机组人员。 和铺设。 我们的安全部队。 在各个方向和各个层面上，敌人应该感到乌克兰加强了。</text:p>
      <text:p text:style-name="P4">
<text:span text:style-name="T4">
 <text:span text:style-name="T5">
荣耀我们的英雄!</text:span>
 </text:span>
</text:p>
      <text:p text:style-name="P4">
<text:span text:style-name="T4">
 <text:span text:style-name="T5">
荣耀与乌克兰!</text:span>
 </text:span>
</text:p>
      <text:p text:style-name="P4">
News Source: <text:a xlink:type="simple" xlink:href="https://www.ukrinform.ua/rubric-ato/3716284-zelenskij-budakij-napad-rosijskih-teroristiv-mae-zaversuvatisa-dla-nih-provalom.html" text:style-name="Internet_20_link" text:visited-style-name="Visited_20_Internet_20_Link">
https://www.ukrinform.ua/rubric-ato/3716284-zelenskij-budakij-napad-rosijskih-teroristiv-mae-zaversuvatisa-dla-nih-provalom.html</text:a>
</text:p>
      <!--NEWS-->
      <text:h text:style-name="P10" text:outline-level="1">
<text:span text:style-name="T4">
拜登（Biden）和斯纳克（Snak）会议期间将讨论乌克兰的坚决支持 - 白宫</text:span>
</text:h>
      <text:p text:style-name="P4">
作者: Ukrinform (Person)</text:p>
      <text:p text:style-name="P4">
出版商: Укринформ (Organization)</text:p>
      <text:p text:style-name="P4">
出版时间: 2023-05-30T22:32:00+03:00</text:p>
      <text:p text:style-name="P4">
修改时间: 2023-05-30T22:32:00+03:00</text:p>
      <text:p text:style-name="P4">
描述: 美国总统乔·拜登（Joe Biden）将在与英国总理的计划会议期间讨论为俄罗斯侵略和对乌克兰的支持的共同努力。  - 乌克林。</text:p>
      <text:p text:style-name="P4">
图片: ['<text:a xlink:type="simple" xlink:href="https://static.ukrinform.com/photos/2023_03/thumb_files/630_360_1678768937-243.jpg" text:style-name="Internet_20_link" text:visited-style-name="Visited_20_Internet_20_Link">
630_360_16787...</text:a>
']</text:p>
      <text:p text:style-name="P4">
标签: ['Байден', 'Британія', 'США', 'Україна', 'Війна з Росією', 'Ріші Сунак']</text:p>
      <text:p text:style-name="P4">
类型: Article</text:p>
      <!--METADATA-->
      <text:p text:style-name="P4">
<draw:frame draw:style-name="fr1" draw:name="Image258" text:anchor-type="as-char" svg:width="6.9236in" svg:height="3.956343in" draw:z-index="0">
<draw:image xlink:href="../Images/yкринформ/2023-05-30T22-32-00-03-00/630_360_1678768937-243.jpg" xlink:type="simple" xlink:show="embed" xlink:actuate="onLoad" draw:mime-type="image/jpeg"/>
</draw:frame>
总统乔·拜登(Joe Biden)在6月8日与英国总理瑞莎·萨纳克(Risha Sunak)的计划会议上，将讨论对乌克兰的侵略性和支持的共同努力。</text:p>
      <text:p text:style-name="P4">
据报道，这在白宫的官方信息中说明了这一点，据报道，乌克林福姆自己的记者报道。</text:p>
      <text:p text:style-name="P4">
“领导人将修改许多全球问题，包括对乌克兰的坚定支持，这些问题受到保护，不受残酷的侵略性<text:span text:style-name="T4">
 [(https://www.ukrinform.ua/tag-vijna-z-rosieu)</text:span>
，以及采取进一步的行动来压缩能源安全并解决气候危机。”该文件已建立。</text:p>
      <text:p text:style-name="P4">
<text:span text:style-name="T4">
另请阅读：</text:span>
 <text:span text:style-name="T4">
 [萨克纳克(Saknak(https://www.ukrinform.ua/rubric-polytics/3712161-sunak-na-samiti-g7-ukraina-mae-ne-lise-vigrati-vijnu-ale-j-dosagti-spravedlivogo-miru.html)</text:span>
</text:p>
      <text:p text:style-name="P4">
此外，总统和总理将讨论在国家安全经济的共同挑战背景下进一步了解双边经济关系的努力。 此外，当事方将审查北部Irland的事件，这是维持贝尔法斯特协议收益的共同义务的一部分。</text:p>
      <text:p text:style-name="P4">
<text:span text:style-name="T4">
另请阅读：</text:span>
 <text:span text:style-name="T4">
 [华盛顿考虑向乌克兰提供ATACMS导弹)(https://www.ukrinform.ua/rubric-ato/3715891-vasington-rozgladae-nadanna-ukraini-raket-atacms-bajden.html)</text:span>
</text:p>
      <text:p text:style-name="P4">
正如乌克林福姆(Ukrinform)报道的那样，上周英国Rishsyunak负责人说，英国负责人表示，试图冻结乌克兰冲突的尝试是绝对正确的，应该在胚胎中停止。</text:p>
      <text:p text:style-name="P4">
News Source: <text:a xlink:type="simple" xlink:href="https://www.ukrinform.ua/rubric-world/3716282-bajden-i-sunak-pid-cas-zustrici-obgovorat-nepohitnu-pidtrimku-ukraini-bilij-dim.html" text:style-name="Internet_20_link" text:visited-style-name="Visited_20_Internet_20_Link">
https://www.ukrinform.ua/rubric-world/3716282-bajden-i-sunak-pid-cas-zustrici-obgovorat-nepohitnu-pidtrimku-ukraini-bilij-dim.html</text:a>
</text:p>
      <!--NEWS-->
      <text:h text:style-name="P10" text:outline-level="1">
<text:span text:style-name="T4">
俄罗斯关闭了芬兰在Petrozavodsk和Murmansk的代表</text:span>
</text:h>
      <text:p text:style-name="P4">
作者: Ukrinform (Person)</text:p>
      <text:p text:style-name="P4">
出版商: Укринформ (Organization)</text:p>
      <text:p text:style-name="P4">
出版时间: 2023-05-30T22:37:00+03:00</text:p>
      <text:p text:style-name="P4">
修改时间: 2023-05-30T22:37:00+03:00</text:p>
      <text:p text:style-name="P4">
描述: 自7月1日起，俄罗斯外交部已撤回了芬兰总领事馆的Petrozavoda和Murmansky分支机构的同意，也关闭了其在芬兰市Lappeenrant的大使馆的办公室。  - 乌克林。</text:p>
      <text:p text:style-name="P4">
图片: ['<text:a xlink:type="simple" xlink:href="https://static.ukrinform.com/photos/2023_05/thumb_files/630_360_1685474966-768.jpg" text:style-name="Internet_20_link" text:visited-style-name="Visited_20_Internet_20_Link">
630_360_16854...</text:a>
']</text:p>
      <text:p text:style-name="P4">
标签: ['Фінляндія', 'Консульство', 'МЗС', 'Росія']</text:p>
      <text:p text:style-name="P4">
类型: Article</text:p>
      <!--METADATA-->
      <text:p text:style-name="P4">
<draw:frame draw:style-name="fr1" draw:name="Image259" text:anchor-type="as-char" svg:width="6.9236in" svg:height="3.956343in" draw:z-index="0">
<draw:image xlink:href="../Images/yкринформ/2023-05-30T22-37-00-03-00/630_360_1685474966-768.jpg" xlink:type="simple" xlink:show="embed" xlink:actuate="onLoad" draw:mime-type="image/jpeg"/>
</draw:frame>
自7月1日起，俄罗斯外交部已辞去了芬兰一代领事馆的芬兰一代领事馆的活动，还累积了其在芬兰城市Lappeenrant的大使馆的办公室。</text:p>
      <text:p text:style-name="P4">
关于它报告乌克林福姆，参考<text:a xlink:type="simple" xlink:href="https://t.me/MID_Russia/28560" text:style-name="Internet_20_link" text:visited-style-name="Visited_20_Internet_20_Link">
该部门的电报通道</text:a>
。</text:p>
      <text:p text:style-name="P4">
大使<text:a xlink:type="simple" xlink:href="https://www.ukrinform.ua/tag-finlandia" text:style-name="Internet_20_link" text:visited-style-name="Visited_20_Internet_20_Link">
芬兰</text:a>
在莫斯科，蚂蚁固定者在俄罗斯外交部被授予票据，以减少相互建议。</text:p>
      <text:p text:style-name="P4">
莫斯科对这一决定的责任承担了赫尔辛基的责任，在赫尔辛基，他们在俄罗斯对俄罗斯进行了“对抗课程”，停止了航空，并禁止进入游客。</text:p>
      <text:p text:style-name="P4">
如前所述，俄罗斯冻结了莫斯科和圣彼得堡文芬兰外交使团的叙述。</text:p>
      <text:p text:style-name="P4">
<text:span text:style-name="T4">
另请阅读：</text:span>
 <text:a xlink:type="simple" xlink:href="https://www.ukrinform.ua/rubric-world/3711610-rosia-zaboronila-vizd-do-kraini-obami-ta-se-500-amerikancam.html" text:style-name="Internet_20_link" text:visited-style-name="Visited_20_Internet_20_Link">
俄罗斯禁止进入奥巴马国家和另外500名美国人</text:a>
一月份，众所周知，芬兰在对俄罗斯实施的制裁框架中，俄罗斯资产为1.87亿欧元。</text:p>
      <text:p text:style-name="P4">
News Source: <text:a xlink:type="simple" xlink:href="https://www.ukrinform.ua/rubric-world/3716283-rosia-zakrivae-predstavnictvo-finlandii-u-petrozavodsku-ta-murmansku.html" text:style-name="Internet_20_link" text:visited-style-name="Visited_20_Internet_20_Link">
https://www.ukrinform.ua/rubric-world/3716283-rosia-zakrivae-predstavnictvo-finlandii-u-petrozavodsku-ta-murmansku.html</text:a>
</text:p>
      <!--NEWS-->
      <text:h text:style-name="P10" text:outline-level="1">
<text:span text:style-name="T4">
在乌克兰，自由和文明是否将保留全球领导力 - 总统</text:span>
</text:h>
      <text:p text:style-name="P4">
作者: Ukrinform (Person)</text:p>
      <text:p text:style-name="P4">
出版商: Укринформ (Organization)</text:p>
      <text:p text:style-name="P4">
出版时间: 2023-05-30T22:44:00+03:00</text:p>
      <text:p text:style-name="P4">
修改时间: 2023-05-30T22:44:00+03:00</text:p>
      <text:p text:style-name="P4">
描述: В Україні – на її землі та у її небі - наразі вирішується, чи збережуть свобода і цивілізованість глобальне лідерство. — Укрінформ.</text:p>
      <text:p text:style-name="P4">
图片: ['<text:a xlink:type="simple" xlink:href="https://static.ukrinform.com/photos/2023_05/thumb_files/630_360_1685119271-129.jpeg" text:style-name="Internet_20_link" text:visited-style-name="Visited_20_Internet_20_Link">
630_360_16851...</text:a>
']</text:p>
      <text:p text:style-name="P4">
标签: ['Євросоюз', 'Україна', 'Зеленський', 'Війна з Росією']</text:p>
      <text:p text:style-name="P4">
类型: Article</text:p>
      <!--METADATA-->
      <text:p text:style-name="P4">
<draw:frame draw:style-name="fr1" draw:name="Image260" text:anchor-type="as-char" svg:width="6.9236in" svg:height="3.956343in" draw:z-index="0">
<draw:image xlink:href="../Images/yкринформ/2023-05-30T22-44-00-03-00/630_360_1685119271-129.jpeg" xlink:type="simple" xlink:show="embed" xlink:actuate="onLoad" draw:mime-type="image/jpeg"/>
</draw:frame>
在乌克兰 - 在其土地和天空中 - 现在决定自由是否会保留其全球领导。</text:p>
      <text:p text:style-name="P4">
在您的[上诉]中(https://www.president.gov.ua/news/prodovzhuyemo-konsolidaciyu-partneriv-dlya-togo-shob-ukrayin-83253)乌克兰Zelensky总统说，乌克兰代表通讯员说。</text:p>
      <text:p text:style-name="P4">
“现在，在乌克兰，在我们的地球上，在我们的天空中，自由和文明在本世纪被销售 - 我们与美国一起与欧洲一起以及所有单位和伙伴一起。 我感谢世界上所有帮助的人。”他说。</text:p>
      <text:p text:style-name="P4">
<text:span text:style-name="T4">
另请阅读：</text:span>
 <text:span text:style-name="T4">
 [波雷尔(Borrel(https://www.ukrinform.ua/rubric-world/3715823-borrel-nazvav-golovni-uroki-aki-mae-vinesti-evropa-z-ogladu-na-rosijsku-agresiu-proti-ukraini.html)</text:span>
</text:p>
      <text:p text:style-name="P4">
总统告知，周二，他会见了一个有意识的世界分析中心 - 美国大西洋委员会的代表团。</text:p>
      <text:p text:style-name="P4">
“他向大西洋委员会的代表告知我们目前正在对抗的基本防御需求。 我们讨论了接近创建新的<text:span text:style-name="T4">
 [航空]的步骤(https://www.ukrinform.ua/tag-f16)</text:span>
联盟。 我们一直在接近这一结果 - 为我们的军队获得现代战士。”泽伦斯基说。</text:p>
      <text:p text:style-name="P4">
<text:span text:style-name="T4">
另请阅读：</text:span>
 <text:span text:style-name="T4">
 [与乌克兰的团结对安全有益(https://www.ukrinform.ua/rubric-world/3715835-solidarnist-z-ukrainou-vigidna-dla-bezpeki-krain-zahodu-prezidentka-slovaccini.html)</text:span>
</text:p>
      <text:p text:style-name="P4">
国家元首向美国的整个人民，每个国家和个人共同体支持乌克兰和亲自对国会双方的总统乔·贝登特表示感谢。</text:p>
      <text:p text:style-name="P4">
他还谈到与强大的英国BAE系统国防公司的代表交谈。 据他说，这是我们现在需要的真正大型武器制造商，我们需要继续保证乌克兰和整个地区的安全。</text:p>
      <text:p text:style-name="P4">
“我们正在努力创建适当的在乌克兰生产和维修的基础。有各种各样的武器：从坦克到炮兵。 我们将提供乌克兰，因此，整个欧洲都是如此新的力量基础，”  - 假设。他分别感谢乌克兰士兵，即现在在乌克兰的Bojuzarad，战斗任务和战斗哨所的所有人。</text:p>
      <text:p text:style-name="P4">
«Avdiivskyi，Bakhmut，Marinka，矿物方向。 感谢所有保护我们在卢汉斯和哈尔基夫地区职位的人。 感谢捍卫Zaporozhye的所有人，Kherson。 谢谢所有保留我们边境的人。我们的旅正在战斗。 我们准备前进的机组人员。 我们的情报。我们的安全部队。 在各个方向和各个层面上，敌人应该感到乌克兰加强了。 荣耀我们的英雄!总统说。</text:p>
      <text:p text:style-name="P4">
<text:span text:style-name="T4">
另请阅读：</text:span>
 <text:span text:style-name="T4">
 [Rutte：帮助乌克兰捍卫自己不是一个选择(https://www.ukrinform.ua/rubric-polytics/3715806-rutte-dopomagati-ukraini-zahisatisa-ce-ne-vibir-ce-potribno-robiti.html)</text:span>
</text:p>
      <text:p text:style-name="P4">
Zelensky报道说，乌克兰希望韩国能提供国防军事装备，例如用于偿还俄罗斯的防空系统。</text:p>
      <text:p text:style-name="P4">
News Source: <text:a xlink:type="simple" xlink:href="https://www.ukrinform.ua/rubric-polytics/3716286-v-ukraini-virisuetsa-ci-zberezut-svoboda-ta-civilizovanist-globalne-liderstvo-prezident.html" text:style-name="Internet_20_link" text:visited-style-name="Visited_20_Internet_20_Link">
https://www.ukrinform.ua/rubric-polytics/3716286-v-ukraini-virisuetsa-ci-zberezut-svoboda-ta-civilizovanist-globalne-liderstvo-prezident.html</text:a>
</text:p>
      <!--NEWS-->
      <text:h text:style-name="P10" text:outline-level="1">
<text:span text:style-name="T4">
爱沙尼亚总理与英国外交部讨论了对俄罗斯联邦的负责</text:span>
</text:h>
      <text:p text:style-name="P4">
作者: Ukrinform (Person)</text:p>
      <text:p text:style-name="P4">
出版商: Укринформ (Organization)</text:p>
      <text:p text:style-name="P4">
出版时间: 2023-05-30T22:55:00+03:00</text:p>
      <text:p text:style-name="P4">
修改时间: 2023-05-30T22:55:00+03:00</text:p>
      <text:p text:style-name="P4">
描述: 爱沙尼亚总理凯·卡拉斯（Kai Callas）在与英国外交部的一次会议上，塔林（Tallinn）的詹姆斯·克莱维利（James Kleverli）讨论了俄罗斯的起诉及其对侵略和战争罪的领导层，对维尔纽斯北约峰会的期望以及双边合作的期望。  - 乌克林。</text:p>
      <text:p text:style-name="P4">
图片: ['<text:a xlink:type="simple" xlink:href="https://static.ukrinform.com/photos/2023_05/thumb_files/630_360_1685476364-273.jpg" text:style-name="Internet_20_link" text:visited-style-name="Visited_20_Internet_20_Link">
630_360_16854...</text:a>
']</text:p>
      <text:p text:style-name="P4">
标签: ['Британія', 'Естонія', 'НАТО', 'Війна з Росією']</text:p>
      <text:p text:style-name="P4">
类型: Article</text:p>
      <!--METADATA-->
      <text:p text:style-name="P4">
<draw:frame draw:style-name="fr1" draw:name="Image261" text:anchor-type="as-char" svg:width="6.9236in" svg:height="3.956343in" draw:z-index="0">
<draw:image xlink:href="../Images/yкринформ/2023-05-30T22-55-00-03-00/630_360_1685476364-273.jpg" xlink:type="simple" xlink:show="embed" xlink:actuate="onLoad" draw:mime-type="image/jpeg"/>
</draw:frame>
爱沙尼亚总理凯·卡拉斯(Kai Callas)在塔林(Tallinn)与英国外交部的詹姆斯·玛克雷维利(James-Markleverli)的会议上讨论了俄罗斯及其对侵略和战争罪的参考，北约峰会的期望以及双边合作。</text:p>
      <text:p text:style-name="P4">
关于IT报告乌克林福姆，参考爱沙尼亚广播公司<text:a xlink:type="simple" xlink:href="https://rus.err.ee/1608993443/kallas-glave-britanskogo-mid-rossijskoe-rukovodstvo-nado-privlech-k-otvetstvennosti" text:style-name="Internet_20_link" text:visited-style-name="Visited_20_Internet_20_Link">
ERR</text:a>
。</text:p>
      <text:p text:style-name="P4">
“没有世界秩序，稳定的世界是不可能的，世界秩序是基于对代点完整性和主权的尊重。 同样为了中断<text:a xlink:type="simple" xlink:href="https://www.ukrinform.ua/tag-rosia" text:style-name="Internet_20_link" text:visited-style-name="Visited_20_Internet_20_Link">
俄罗斯</text:a>
，有必要使该国的管理层负责侵略罪。 爱沙尼亚政府负责人说。</text:p>
      <text:p text:style-name="P4">
她在会议上强调说，俄罗斯发动的战争应该以侵略者的印象结束。 同时，俄罗斯约束的最佳因素是强大的，并且是联盟的成员资格。 “我们的地区 - 有一个确认。 为了照顾欧洲的灰色区域，这些地区一直在为冲突来源，战后乌克兰有必要加入北约。 在维尔纽斯，乌克兰需要朝这个方向发出积极信号。”卡拉斯说。</text:p>
      <text:p text:style-name="P4">
根据她的说法，真正的集体安全意味着，所有盟友对他们的防御能力的贡献应提高到一个水平，以使整个联盟和反对危险的有效消耗防御和克制。 “为了达成同意加强和继续支持乌克兰的同意步骤，在维尔纽斯达成一项协议非常重要的是，所有盟友的国防成本将立即增长到GDP的2％，并继续增加至到2030年为2.5％。 爱沙尼亚已经决定将其在州防御的投资提高到GDP的3％。” Pryremier -Minister说。</text:p>
      <text:p text:style-name="P4">
<text:span text:style-name="T4">
另请阅读：</text:span>
 <text:a xlink:type="simple" xlink:href="https://www.ukrinform.ua/rubric-world/3715824-mzs-estonii-mi-ne-piddamosa-tisku-rosii-v-obse.html" text:style-name="Internet_20_link" text:visited-style-name="Visited_20_Internet_20_Link">
外交部<text:span text:style-name="T4">
爱沙尼亚</text:span>
：我们不会在OSCE中承受俄罗斯的压力</text:a>
会议还讨论了双边合作，包括技术合作伙伴关系的可能扩展。联盟合作伙伴于7月11日至12日在维尔纽斯举行的北约峰会前夕讨论并调和他们的外交政策立场。</text:p>
      <text:p text:style-name="P4">
<text:span text:style-name="T5">
foto：err.ee</text:span>
</text:p>
      <text:p text:style-name="P4">
News Source: <text:a xlink:type="simple" xlink:href="https://www.ukrinform.ua/rubric-world/3716289-premerka-estonii-obgovorila-z-glavou-mzs-britanii-pritagnenna-rf-do-vidpovidalnosti.html" text:style-name="Internet_20_link" text:visited-style-name="Visited_20_Internet_20_Link">
https://www.ukrinform.ua/rubric-world/3716289-premerka-estonii-obgovorila-z-glavou-mzs-britanii-pritagnenna-rf-do-vidpovidalnosti.html</text:a>
</text:p>
      <!--NEWS-->
      <text:h text:style-name="P10" text:outline-level="1">
<text:span text:style-name="T4">
Штати сподіваються, що Швеція стане членом НАТО до саміту в Вільнюсі</text:span>
</text:h>
      <text:p text:style-name="P4">
作者: Ukrinform (Person)</text:p>
      <text:p text:style-name="P4">
出版商: Укринформ (Organization)</text:p>
      <text:p text:style-name="P4">
出版时间: 2023-05-30T23:00:00+03:00</text:p>
      <text:p text:style-name="P4">
修改时间: 2023-05-30T23:00:00+03:00</text:p>
      <text:p text:style-name="P4">
描述: 美国国务卿安东尼·布林肯（Anthony Blinken）表示希望瑞典在接下来的几周内成为北大西洋联盟的正式成员，并呼吁土耳其和匈牙利加速做出这一决定的过程。  - 乌克林。</text:p>
      <text:p text:style-name="P4">
图片: ['<text:a xlink:type="simple" xlink:href="https://static.ukrinform.com/photos/2023_03/thumb_files/630_360_1678904013-608.jpg" text:style-name="Internet_20_link" text:visited-style-name="Visited_20_Internet_20_Link">
630_360_16789...</text:a>
']</text:p>
      <text:p text:style-name="P4">
标签: ['НАТО', 'США', 'Швеція', 'Держдеп', 'Блінкен']</text:p>
      <text:p text:style-name="P4">
类型: Article</text:p>
      <!--METADATA-->
      <text:p text:style-name="P4">
<draw:frame draw:style-name="fr1" draw:name="Image262" text:anchor-type="as-char" svg:width="6.9236in" svg:height="3.956343in" draw:z-index="0">
<draw:image xlink:href="../Images/yкринформ/2023-05-30T23-00-00-03-00/630_360_1678904013-608.jpg" xlink:type="simple" xlink:show="embed" xlink:actuate="onLoad" draw:mime-type="image/jpeg"/>
</draw:frame>
美国国务卿安东尼·布林肯(Anthony Blinken)表示希望瑞典在接下来的几周内将是一个完整的北大西洋联盟，并加快做出这一决定的过程。</text:p>
      <text:p text:style-name="P4">
国务院负责人在周二在瑞典与该国总理乌尔夫·克里斯特森(Ulf Christerson)举行的一次会议上表示，他自己的通讯。</text:p>
      <text:p text:style-name="P4">
“土耳其表达了重要而合法的焦虑，瑞典和芬兰对这些焦虑做出了反应，因此是时候前进了。 我们希望这发生在维尔纽斯峰会上。”美国外交官负责人说。</text:p>
      <text:p text:style-name="P4">
<text:span text:style-name="T4">
另请阅读：</text:span>
 <text:span text:style-name="T4">
 <text:a xlink:type="simple" xlink:href="https://www.ukrinform.ua/rubric-world/3715875-bajden-obgovoriv-z-erdoganom-pitanna-f16-ta-vstup-svecii-v-nato.html" text:style-name="Internet_20_link" text:visited-style-name="Visited_20_Internet_20_Link">
拜登与Erdogan F-16和北约简介讨论</text:a>
</text:span>
</text:p>
      <text:p text:style-name="P4">
他强调，出于整个联盟(包括美国)的利益，瑞典是瑞典全面的北约盟友。</text:p>
      <text:p text:style-name="P4">
美国国务卿：“我们预计这一过程将在接下来的几周内完成。”</text:p>
      <text:p text:style-name="P4">
在这方面，他呼吁土耳其和匈牙利尚未批准瑞典加入联盟的需求，以尽快完成此过程。</text:p>
      <text:p text:style-name="P4">
“没有理由将其推迟以后。 瑞典现在准备好了。 现在应该接受声称应该接受。”美国国务院强调。</text:p>
      <text:p text:style-name="P4">
<text:span text:style-name="T4">
另请阅读：</text:span>
 <text:span text:style-name="T4">
 <text:a xlink:type="simple" xlink:href="https://www.ukrinform.ua/rubric-world/3715770-blinken-ide-v-pivnicnu-evropu-govoritime-pro-vilnuskij-samit-nato-ta-pidtrimku-ukraini.html" text:style-name="Internet_20_link" text:visited-style-name="Visited_20_Internet_20_Link">
眨眼前往北欧 - 北约峰会和乌克兰的支持</text:a>
</text:span>
</text:p>
      <text:p text:style-name="P4">
正如乌克林福姆报道的那样，在俄罗斯对乌克兰的全面入侵开始之后，中立瑞典和芬兰申请了DOP-大西洋联盟的加入。 在2022年6月的马德里峰会上，乌克兰人被邀请加入北约30名成员的北约。 同时，Umadride签署了三方备忘录，反映了芬兰和瑞典恐怖主义最高地位的关注。 4月4日，芬尼亚正式成为北约成员。</text:p>
      <text:p text:style-name="P4">
<text:span text:style-name="T5">
!(https://www.ukrinform.ua/rubric-world/3715479-nimeccina-rozgorne-sistemu-patriot-u-litvi-dla-zahistu-samitu-nato.html) </text:span>
*</text:p>
      <text:p text:style-name="P4">
News Source: <text:a xlink:type="simple" xlink:href="https://www.ukrinform.ua/rubric-world/3716290-stati-spodivautsa-so-svecia-stane-clenom-nato-do-samitu-v-vilnusi.html" text:style-name="Internet_20_link" text:visited-style-name="Visited_20_Internet_20_Link">
https://www.ukrinform.ua/rubric-world/3716290-stati-spodivautsa-so-svecia-stane-clenom-nato-do-samitu-v-vilnusi.html</text:a>
</text:p>
      <!--NEWS-->
      <text:h text:style-name="P10" text:outline-level="1">
<text:span text:style-name="T4">
俄罗斯在“搜索”中宣布了纳耶夫</text:span>
</text:h>
      <text:p text:style-name="P4">
作者: Ukrinform (Person)</text:p>
      <text:p text:style-name="P4">
出版商: Укринформ (Organization)</text:p>
      <text:p text:style-name="P4">
出版时间: 2023-05-30T23:04:00+03:00</text:p>
      <text:p text:style-name="P4">
修改时间: 2023-05-30T23:04:00+03:00</text:p>
      <text:p text:style-name="P4">
描述: 俄罗斯宣布对乌克兰武装部队联合部队的指挥官进行“搜查”。  - 乌克林。</text:p>
      <text:p text:style-name="P4">
图片: ['<text:a xlink:type="simple" xlink:href="https://static.ukrinform.com/photos/2023_05/thumb_files/630_360_1685476658-485.jpg" text:style-name="Internet_20_link" text:visited-style-name="Visited_20_Internet_20_Link">
630_360_16854...</text:a>
']</text:p>
      <text:p text:style-name="P4">
标签: ['Розшук', 'ЗСУ', 'Сергій Наєв', 'Війна з Росією']</text:p>
      <text:p text:style-name="P4">
类型: Article</text:p>
      <!--METADATA-->
      <text:p text:style-name="P4">
<draw:frame draw:style-name="fr1" draw:name="Image263" text:anchor-type="as-char" svg:width="6.9236in" svg:height="3.956343in" draw:z-index="0">
<draw:image xlink:href="../Images/yкринформ/2023-05-30T23-04-00-03-00/630_360_1685476658-485.jpg" xlink:type="simple" xlink:show="embed" xlink:actuate="onLoad" draw:mime-type="image/jpeg"/>
</draw:frame>
俄罗斯是乌克兰武装部队联合部队指挥官的“搜查”的好时机。</text:p>
      <text:p text:style-name="P4">
美国武装部队在[Facebook]中报道了美国武装部队司令部的报道(https://www.facebook.com/100064381853653/posts/pfbid0MKKTyrBqThJ71eDiJFTgfR84XmEuw5EK4pb7Zb9eLutkYvt7rJL3dkLGT1GFMUjSl/)，报道乌克林福姆。</text:p>
      <text:p text:style-name="P4">
“俄罗斯在[通缉]中被宣布(https://www.ukrinform.ua/tag-rozsuk)乌克兰中尉谢尔盖耶夫武装部队联合部队的指挥官。 有关此信息的信息出现在5月30日星期二俄罗斯联邦内政部的官方网站上。 但是，尽管俄罗斯的宣传在儿童的威胁和恐吓上花了疯狂的钱，但曼德温就是“没有什么可以阻止即将来临的想法。”</text:p>
      <text:p text:style-name="P4">
<text:span text:style-name="T4">
另请阅读：</text:span>
 <text:a xlink:type="simple" xlink:href="https://www.ukrinform.ua/rubric-ato/3716274-u-minoboroni-poasnili-motivi-rosii-ogolositi-v-rozsuk-zaluznogo-j-sirskogo.html" text:style-name="Internet_20_link" text:visited-style-name="Visited_20_Internet_20_Link">
在<text:span text:style-name="T4">
国防部</text:span>
 <text:span text:style-name="T4">
解释</text:span>
 <text:span text:style-name="T4">
图案</text:span>
 <text:span text:style-name="T4">
 </text:span>
 <text:span text:style-name="T4">
俄罗斯</text:span>
 <text:span text:style-name="T4">
 </text:span>
在“ <text:span text:style-name="T4">
 search </text:span>
” <text:span text:style-name="T4">
中声明</text:span>
 <text:span text:style-name="T4">
 Zaluzhny </text:span>
和<text:span text:style-name="T4">
和</text:span>
 Syrsky **</text:a>
正如俄罗斯媒体[Mediason]的报道(https://zona.media/news/2023/05/30/zalujni)Th <text:a xlink:type="simple" xlink:href="https://t.me/tass_agency/194079" text:style-name="Internet_20_link" text:visited-style-name="Visited_20_Internet_20_Link">
tass</text:a>
在搜查俄罗斯联邦内政部的基础上，发现了武装部队的指挥官 - 武装部队的总司令瓦莱里·扎卢兹尼(Valery Zaluzhny)和指挥官-in -in -in -in -in -in -in -in -in -chief士兵武装部队武装部队武装部队乌克兰亚历山大·西尔斯基(Alexander Sirsky)，“犯罪分子”。</text:p>
      <text:p text:style-name="P4">
_foto：乌克兰武装部队联合部队的指挥</text:p>
      <text:p text:style-name="P4">
News Source: <text:a xlink:type="simple" xlink:href="https://www.ukrinform.ua/rubric-ato/3716292-rosia-ogolosila-naeva-u-rozsuk.html" text:style-name="Internet_20_link" text:visited-style-name="Visited_20_Internet_20_Link">
https://www.ukrinform.ua/rubric-ato/3716292-rosia-ogolosila-naeva-u-rozsuk.html</text:a>
</text:p>
      <!--NEWS-->
      <text:h text:style-name="P10" text:outline-level="1">
<text:span text:style-name="T4">
OP评论了与俄罗斯联邦谈判的可能性</text:span>
</text:h>
      <text:p text:style-name="P4">
作者: Ukrinform (Person)</text:p>
      <text:p text:style-name="P4">
出版商: Укринформ (Organization)</text:p>
      <text:p text:style-name="P4">
出版时间: 2023-05-30T23:11:00+03:00</text:p>
      <text:p text:style-name="P4">
修改时间: 2023-05-30T23:11:00+03:00</text:p>
      <text:p text:style-name="P4">
描述: 谈论与俄罗斯的任何谈判过程没有意义。  - 乌克林。</text:p>
      <text:p text:style-name="P4">
图片: ['<text:a xlink:type="simple" xlink:href="https://static.ukrinform.com/photos/2022_08/thumb_files/630_360_1660836873-578.jpg" text:style-name="Internet_20_link" text:visited-style-name="Visited_20_Internet_20_Link">
630_360_16608...</text:a>
']</text:p>
      <text:p text:style-name="P4">
标签: ['Окупація', 'Переговори', 'Офіс Президента', 'Подоляк', 'Війна з Росією', 'Єдині новини']</text:p>
      <text:p text:style-name="P4">
类型: Article</text:p>
      <!--METADATA-->
      <text:p text:style-name="P4">
<draw:frame draw:style-name="fr1" draw:name="Image264" text:anchor-type="as-char" svg:width="6.9236in" svg:height="3.956343in" draw:z-index="0">
<draw:image xlink:href="../Images/yкринформ/2023-05-30T23-11-00-03-00/630_360_1660836873-578.jpg" xlink:type="simple" xlink:show="embed" xlink:actuate="onLoad" draw:mime-type="image/jpeg"/>
</draw:frame>
谈论与俄罗斯的一些谈判过程毫无意义。</text:p>
      <text:p text:style-name="P4">
办公室主席Mikhail Podolyak办公室负责人的顾问在遥控器中告知了这一点。</text:p>
      <text:p text:style-name="P4">
Podolyak说：“谈论今天的一些谈判过程没有意义。”</text:p>
      <text:p text:style-name="P4">
<text:span text:style-name="T4">
另请阅读：</text:span>
 <text:span text:style-name="T4">
 [乌克兰与攻击无关(https://www.ukrinform.ua/rubric-polytics/3716275-ukraina-ne-mae-vidnosenna-do-atak-bezpilotnikiv-na-moskvu-podolak.html)</text:span>
</text:p>
      <text:p text:style-name="P4">
他告诉沃迪米尔·泽伦斯基(Volodymyr Zelenskyy)总统稳定的是什么，以及为什么他居住的这场战争将走上历史上正确的路线。 用它的话，乌克兰国家的负责人总是强调：对我们来说，有一个方形的，其中有一个分数 - 俄罗斯人将从我们的领土上撤离所有部队，并且没有区别 - 强行或自愿。</text:p>
      <text:p text:style-name="P4">
另外，OP负责人的顾问指出，乌克兰总统不断强调：与俄罗斯总统弗拉基米尔·普京(Vladimir Putin)这样的话题毫无意义地评估了自己，俄罗斯，俄罗斯，尤其是他的能力，毫无意义地与俄罗斯总统弗拉基米尔·普京(Vladimir Putin)交谈毫无意义。资源等等。</text:p>
      <text:p text:style-name="P4">
Podolyak说：“也就是说，浪费时间是没有意义的。”</text:p>
      <text:p text:style-name="P4">
<text:span text:style-name="T4">
另请阅读：</text:span>
 <text:span text:style-name="T4">
 <text:a xlink:type="simple" xlink:href="https://www.ukrinform.ua/rubric-polytics/3715772-ukraini-potribna-120kilometrova-demilitarizovana-zona-na-teritorii-rosii-podolak.html" text:style-name="Internet_20_link" text:visited-style-name="Visited_20_Internet_20_Link">
乌克兰需要一个120公斤的非军事式Zonna领土-Podolyak</text:a>
</text:span>
</text:p>
      <text:p text:style-name="P4">
他说，现实中将实施几件事，包括乌克兰的武装部队，特别是通过减少俄罗斯人数量的最大数量来强行实施。 之后，快速转型的过程将在俄罗斯开始，然后记录许多法律结果(至于发生的事情 - 埃德。)，向顾问通知顾问。</text:p>
      <text:p text:style-name="P4">
他专注于在俄罗斯破坏长期导弹，举行了一次有关控制核武库，赔偿的国际会议，这个问题是，俄罗斯联合会的所有被捕资产都已准确，自愿俄罗斯。</text:p>
      <text:p text:style-name="P4">
“此外，对于一定比例的原材料，我们建议租金，俄罗斯的支付50年，依此类推。 也就是说，有很多观点，但是艾滋病仅从第一位，Zelensky和平的公式开始 - 到1991年的边界。” Op的负责人的顾问说。Podolyak回答了普京签署了一项法律，该问题是什么目的是签署了一项法律，该法律允许选举和驱逐暂时占领的领土的人们，波多克表达了这样一种观点，认为这是一种独家的信息策略。</text:p>
      <text:p text:style-name="P4">
根据OP负责人的顾问，俄罗斯在她占领的领土上。(位于 -  ed。)仅作为<text:span text:style-name="T4">
 <text:a xlink:type="simple" xlink:href="https://www.ukrinform.ua/tag-okupacia" text:style-name="Internet_20_link" text:visited-style-name="Visited_20_Internet_20_Link">
职业</text:a>
</text:span>
无法篡改任何将被认为是国际法的任何行动的政府。</text:p>
      <text:p text:style-name="P4">
“而且，让我们等待对所有领土的大规模强制解放，而最大数量的俄罗斯人移民。 然后，让我们从政治精英的遗体中谈论，当他们谈到法律行动时，这意味着这意味着这是他们的意思。 虚构的法律行动，” Podolyak说。</text:p>
      <text:p text:style-name="P4">
<text:span text:style-name="T4">
另请阅读：</text:span>
 <text:span text:style-name="T4">
 <text:a xlink:type="simple" xlink:href="https://www.ukrinform.ua/rubric-polytics/3715228-rozmova-z-rosianami-pocnetsa-lise-pisla-vivedenna-vijsk-z-ukraini-podolak.html" text:style-name="Internet_20_link" text:visited-style-name="Visited_20_Internet_20_Link">
与俄罗斯人的对话只有在乌克兰的问题之后才开始 -  Podolyak</text:a>
</text:span>
</text:p>
      <text:p text:style-name="P4">
他强调，俄罗斯没有新的地区，但乌克兰的俄罗斯地区完全对应，被俄罗斯军队摧毁，俄​​罗斯军队应被摧毁。</text:p>
      <text:p text:style-name="P4">
据报道，普京签署了一项法令，允许居民驱逐尚未获得俄罗斯国籍的乌克兰领土。</text:p>
      <text:p text:style-name="P4">
News Source: <text:a xlink:type="simple" xlink:href="https://www.ukrinform.ua/rubric-ato/3716293-u-op-prokomentuvali-mozlivist-peregovoriv-iz-rf.html" text:style-name="Internet_20_link" text:visited-style-name="Visited_20_Internet_20_Link">
https://www.ukrinform.ua/rubric-ato/3716293-u-op-prokomentuvali-mozlivist-peregovoriv-iz-rf.html</text:a>
</text:p>
      <!--NEWS-->
      <text:h text:style-name="P10" text:outline-level="1">
<text:span text:style-name="T4">
OP与波兰的政治和安全领导代表一起进行了视频证据</text:span>
</text:h>
      <text:p text:style-name="P4">
作者: Ukrinform (Person)</text:p>
      <text:p text:style-name="P4">
出版商: Укринформ (Organization)</text:p>
      <text:p text:style-name="P4">
出版时间: 2023-05-30T23:18:00+03:00</text:p>
      <text:p text:style-name="P4">
修改时间: 2023-05-30T23:18:00+03:00</text:p>
      <text:p text:style-name="P4">
描述: 总统办公室与波兰政治和安全领导的代表一起进行了视频展览。  - 乌克林。</text:p>
      <text:p text:style-name="P4">
图片: ['<text:a xlink:type="simple" xlink:href="https://static.ukrinform.com/photos/2023_05/thumb_files/630_360_1685477644-157.jpeg" text:style-name="Internet_20_link" text:visited-style-name="Visited_20_Internet_20_Link">
630_360_16854...</text:a>
']</text:p>
      <text:p text:style-name="P4">
标签: ['Польща', 'Україна', 'Офіс Президента']</text:p>
      <text:p text:style-name="P4">
类型: Article</text:p>
      <!--METADATA-->
      <text:p text:style-name="P4">
<draw:frame draw:style-name="fr1" draw:name="Image265" text:anchor-type="as-char" svg:width="6.9236in" svg:height="3.956343in" draw:z-index="0">
<draw:image xlink:href="../Images/yкринформ/2023-05-30T23-18-00-03-00/630_360_1685477644-157.jpeg" xlink:type="simple" xlink:show="embed" xlink:actuate="onLoad" draw:mime-type="image/jpeg"/>
</draw:frame>
居民办公室与波兰的政治和安全代表一起进行了视频展览。</text:p>
      <text:p text:style-name="P4">
根据乌克林福姆的报道，它报告了<text:a xlink:type="simple" xlink:href="https://www.president.gov.ua/news/koordinaciya-domovlenostej-prezidenta-ukrayini-vidbulasya-vi-83249" text:style-name="Internet_20_link" text:visited-style-name="Visited_20_Internet_20_Link">
总统办公室</text:a>
。</text:p>
      <text:p text:style-name="P4">
代表乌克兰总统，并为了协调弗拉基米尔·泽伦斯基(Vladimir Zelensky)唱片的正式访问期间的处决<text:a xlink:type="simple" xlink:href="https://www.ukrinform.ua/tag-polsa" text:style-name="Internet_20_link" text:visited-style-name="Visited_20_Internet_20_Link">
波兰</text:a>
4月初，国家元首安德里·伊尔马克(Andriy Yermak)办公室负责人与司令官 - 劳德(Law)和政府的其他成员一起，制作了国际秘书国际政策局负责人的计划录像。 Polandamarzin Przidach共和国总统办公室。</text:p>
      <text:p text:style-name="P4">
乌克兰方面也出席了会议：总统罗马·马索维茨(Roman Mashovets)副主管伊戈尔·兹霍夫克(Igor Zhovkva)，外交事务副部长安德里·西比加(Andriy Sibiga)可能还有其他。</text:p>
      <text:p text:style-name="P4">
</text:p>
      <text:p text:style-name="P4">
З польської сторони долучилися: державний секретар, керівник Бюро національноїбезпеки Республіки Польща Яцек Сєвєра та міністр, член Ради міністрівРеспубліки Польща Міхал Дворчик.</text:p>
      <text:p text:style-name="P4">
Єрмак подякував за дієву підтримку з боку Президента й уряду Польщі узміцненні оборонних спроможностей України. Він також відзначив важливістьлідерської позиції Республіки Польща у просуванні євроатлантичних прагненьнашої держави.</text:p>
      <text:p text:style-name="P4">
Польську делегацію було поінформовано про поточні виклики, які стоять передУкраїною через вторгнення РФ, про актуальну ситуацію на фронті, дії російськихокупантів, ракетні атаки Росії на цивільну інфраструктуру та громадян України.Українська сторона наголосила, що західні системи ППО є критично важливими длянадійного захисту від ворожих атак із застосуванням балістичних ракет.Представники Офісу Президента й сил оборони України ґрунтовно обговорили зпольською делегацією стан двосторонньої співпраці у сфері оборонної підтримкидля Збройних Сил України.</text:p>
      <text:p text:style-name="P4">
耶尔马(Yermak)还详细介绍了乌克兰方面关于乌克兰安全的愿景，该愿景在与联盟的途中保证，并强调了维尔纽斯北约峰会最雄心勃勃的标志性决定的重要性。</text:p>
      <text:p text:style-name="P4">
在会议期间，人们对实现乌克兰总统和为全球峰会做准备的进一步步骤进行了实质性交流。 波兰方面熟悉了阿拉伯国家联盟和七组的扎马米特人参与的结果。</text:p>
      <text:p text:style-name="P4">
<text:span text:style-name="T4">
另请阅读：</text:span>
 <text:a xlink:type="simple" xlink:href="https://www.ukrinform.ua/rubric-ato/3715540-u-polsi-ukrainski-vijskovi-opanovuut-navicki-dopomogi-poranenim.html" text:style-name="Internet_20_link" text:visited-style-name="Visited_20_Internet_20_Link">
在波兰乌克兰军事掌握帮助焊接者的技能</text:a>
“乌克兰将永远不会为其领土而进行任何妥协。 俄罗斯联邦的非干预是不可能的，直到将其部队从乌克兰领土中移走。”</text:p>
      <text:p text:style-name="P4">
根据会议的结果，双方同意乌克兰和波兰之间塔瓦曼迪亚的进一步密切协调，以增强乌克兰的主权和领土完整性的参考能力。</text:p>
      <text:p text:style-name="P4">
如[Ukrinform]报道(https://www.ukrinform.ua/rubric-polytics/3716237-zelenskij-zustrivsa-iz-delegacieu-atlanticnoi-radi.html)，乌克兰沃迪米尔·泽伦斯基(Volodymyr Zelensky)主席会见了大西洋委员会代表团。</text:p>
      <text:p text:style-name="P4">
_foto：op _</text:p>
      <text:p text:style-name="P4">
News Source: <text:a xlink:type="simple" xlink:href="https://www.ukrinform.ua/rubric-polytics/3716295-v-op-proveli-videozustric-iz-predstavnikami-politikobezpekovogo-kerivnictva-polsi.html" text:style-name="Internet_20_link" text:visited-style-name="Visited_20_Internet_20_Link">
https://www.ukrinform.ua/rubric-polytics/3716295-v-op-proveli-videozustric-iz-predstavnikami-politikobezpekovogo-kerivnictva-polsi.html</text:a>
</text:p>
      <!--NEWS-->
      <text:h text:style-name="P10" text:outline-level="1">
<text:span text:style-name="T4">
联合国安理会国际原子能机构的首席执行官宣布了遵守核安全的原则</text:span>
</text:h>
      <text:p text:style-name="P4">
作者: Ukrinform (Person)</text:p>
      <text:p text:style-name="P4">
出版商: Укринформ (Organization)</text:p>
      <text:p text:style-name="P4">
出版时间: 2023-05-30T23:25:00+03:00</text:p>
      <text:p text:style-name="P4">
修改时间: 2023-05-30T23:25:00+03:00</text:p>
      <text:p text:style-name="P4">
描述: 他说，首席执行官拉斐尔·格罗斯西（Rafael Grosssey）制定了五项核安全原则，这将有助于保证Zaporizhzhia NPP的核安全。  - 乌克林。</text:p>
      <text:p text:style-name="P4">
图片: ['<text:a xlink:type="simple" xlink:href="https://static.ukrinform.com/photos/2023_05/thumb_files/630_360_1685477830-172.jpeg" text:style-name="Internet_20_link" text:visited-style-name="Visited_20_Internet_20_Link">
630_360_16854...</text:a>
']</text:p>
      <text:p text:style-name="P4">
标签: ['МАГАТЕ', 'Окупація', 'Агресія РФ', 'Радбез ООН', 'Запорізька АЕС', 'Війна з Росією']</text:p>
      <text:p text:style-name="P4">
类型: Article</text:p>
      <!--METADATA-->
      <text:p text:style-name="P4">
<draw:frame draw:style-name="fr1" draw:name="Image268" text:anchor-type="as-char" svg:width="6.9236in" svg:height="3.956343in" draw:z-index="0">
<draw:image xlink:href="../Images/yкринформ/2023-05-30T23-25-00-03-00/630_360_1685477830-172.jpeg" xlink:type="simple" xlink:show="embed" xlink:actuate="onLoad" draw:mime-type="image/jpeg"/>
</draw:frame>
他说，首席执行官拉斐尔·格罗斯西(Rafael Grosssey)制定了五项核安全原则，这将有助于保证纳扎普希NPP的核安全。</text:p>
      <text:p text:style-name="P4">
根据纽约乌克林福姆的说法，他在联合国安理会关于ZPP情况的一次会议上宣布了他们的插入。</text:p>
      <text:p text:style-name="P4">
根据格罗西(Grossi)的说法，他根据乌克兰和俄罗斯联邦的领导，根据“密集咨询”定义了这些原则。</text:p>
      <text:p text:style-name="P4">
首先，“尤其是针对反应堆燃料储存的车站领土，不应发生任何形式的攻击。”</text:p>
      <text:p text:style-name="P4">
<text:span text:style-name="T4">
另请阅读：</text:span>
 <text:span text:style-name="T4">
 [俄罗斯人“敲门”员工同意(https://www.ukrinform.ua/rubric-ato/3716243-rosiani-vibivaut-zi-spivrobitnikiv-zaes-zgodu-na-spivpracu-energoatom.html)</text:span>
</text:p>
      <text:p text:style-name="P4">
NPP基础设施不应用作武器的存储库或基础，例如火箭发射器，炮兵系统和弹药，以及可用于攻击的坦克或军事人员。</text:p>
      <text:p text:style-name="P4">
不能用<text:span text:style-name="T4">
 [发电厂]暴露于电力供应(https://www.ukrinform.ua/tag-zaporizka-aes)</text:span>
在物体外面。 为此，有必要尽一切努力确保外部电力在任何时候保持易于访问和安全。</text:p>
      <text:p text:style-name="P4">
必须保护对象安全操作所需的所有结构，系统和组件，以防止攻击或破坏。</text:p>
      <text:p text:style-name="P4">
<text:span text:style-name="T4">
另请阅读：</text:span>
 <text:span text:style-name="T4">
 [今天联合国议会将讨论Zaporizhzhya的情况)(https://www.ukrinform.ua/rubric-world/3716235-sogodni-radbez-oon-obgovorit-situaciu-na-zaporizkij-aes.html)</text:span>
</text:p>
      <text:p text:style-name="P4">
您不应采取任何会破坏这些原则的行动。</text:p>
      <text:p text:style-name="P4">
格罗西强调，遵守这些原则旨在防止核avalas并确保车站的完整性。</text:p>
      <text:p text:style-name="P4">
他补充说：“我认为这些义务避免对事件构成威胁。”</text:p>
      <text:p text:style-name="P4">
<text:span text:style-name="T4">
另请阅读：</text:span>
 <text:span text:style-name="T4">
 <text:a xlink:type="simple" xlink:href="https://www.ukrinform.ua/rubric-ato/3713543-rosiani-oblastuvali-logisticnu-i-vijskovu-bazu-na-troh-energoblokah-zaes-rozvidka.html" text:style-name="Internet_20_link" text:visited-style-name="Visited_20_Internet_20_Link">
俄罗斯人安排了ZPP太阳能单位的后勤和军事基地 - 情报</text:a>
</text:span>
</text:p>
      <text:p text:style-name="P4">
据报道，自2022年3月初以来，ZPP已被捕获。 乘员被转移到他们的军事基地，车站领土和机械。</text:p>
      <text:p text:style-name="P4">
News Source: <text:a xlink:type="simple" xlink:href="https://www.ukrinform.ua/rubric-economy/3716294-gendirektor-magate-na-radbezi-oon-ogolosiv-principi-dotrimanna-adernoi-bezpeki-zaes.html" text:style-name="Internet_20_link" text:visited-style-name="Visited_20_Internet_20_Link">
https://www.ukrinform.ua/rubric-economy/3716294-gendirektor-magate-na-radbezi-oon-ogolosiv-principi-dotrimanna-adernoi-bezpeki-zaes.html</text:a>
</text:p>
      <!--NEWS-->
      <text:h text:style-name="P10" text:outline-level="1">
<text:span text:style-name="T4">
OP与英国总理办公室的代表举行了一次会议 - 他们说的话</text:span>
</text:h>
      <text:p text:style-name="P4">
作者: Ukrinform (Person)</text:p>
      <text:p text:style-name="P4">
出版商: Укринформ (Organization)</text:p>
      <text:p text:style-name="P4">
出版时间: 2023-05-30T23:32:00+03:00</text:p>
      <text:p text:style-name="P4">
修改时间: 2023-05-30T23:32:00+03:00</text:p>
      <text:p text:style-name="P4">
描述: 总统办公室已与英国总理代表举行了在线会议。  - 乌克林。</text:p>
      <text:p text:style-name="P4">
图片: ['<text:a xlink:type="simple" xlink:href="https://static.ukrinform.com/photos/2023_05/thumb_files/630_360_1685478570-181.jpeg" text:style-name="Internet_20_link" text:visited-style-name="Visited_20_Internet_20_Link">
630_360_16854...</text:a>
']</text:p>
      <text:p text:style-name="P4">
标签: ['Британія', 'Офіс Президента', 'Ріші Сунак']</text:p>
      <text:p text:style-name="P4">
类型: Article</text:p>
      <!--METADATA-->
      <text:p text:style-name="P4">
<draw:frame draw:style-name="fr1" draw:name="Image269" text:anchor-type="as-char" svg:width="6.9236in" svg:height="3.956343in" draw:z-index="0">
<draw:image xlink:href="../Images/yкринформ/2023-05-30T23-32-00-03-00/630_360_1685478570-181.jpeg" xlink:type="simple" xlink:show="embed" xlink:actuate="onLoad" draw:mime-type="image/jpeg"/>
</draw:frame>
办公室居民与部长部长的代表在线会议。</text:p>
      <text:p text:style-name="P4">
根据乌克林福姆的报道，它报告了<text:a xlink:type="simple" xlink:href="https://president.gov.ua/news/koordinaciya-domovlenostej-prezidenta-ukrayini-v-ofisi-glavi-83257" text:style-name="Internet_20_link" text:visited-style-name="Visited_20_Internet_20_Link">
总统办公室</text:a>
。</text:p>
      <text:p text:style-name="P4">
“根据国家元首和乌克兰总统办公室负责人的指示，并为了协调弗拉基米尔·泽伦斯基(Vladimir Zelensky)与总理[大不列颠]达成的协议的执行。(https://www.ukrinform.ua/tag-britania)Rishi在王国访问和参加萨米集团峰会的框架内，总统主管Igor Zhovkva，Roman Mashovets和Andriy Sibiga与英国代表团举行了一次会议军事顾问，”信息写道。</text:p>
      <text:p text:style-name="P4">
在乌克兰方面，这次会议还由以下会议参加：乌克兰中尉国防部Oleksandr Pavlyuk，国防部副部长Oleksandr Polishuk和Denis Sharapov，乌克兰Oleg Oleg Oleg Oleg战略工业副部长Denis Sharapov可能以及其他可能。</text:p>
      <text:p text:style-name="P4">
谈话的主要主题是增强乌克兰的防御能力，并在北约会员资格的途中赋予我们国家有效的安全保证。承认应在7月的北约维尔纽斯峰会上做出决定。</text:p>
      <text:p text:style-name="P4">
伊戈尔·齐夫克瓦(Igor Zhovkva)感谢英国对乌克兰的大力支持，尤其是在军事援助方面，领导领导地位，以加强武器加强防御的高级武器，以及在建立联盟中的领导作用。</text:p>
      <text:p text:style-name="P4">
“旨在实施乌克兰概念“乌克兰的天堂之盾”的航空联盟应在不久的将来工作：从现在的乌克兰飞行员到现在的最长乌克兰，乌克兰在很长一段时间内接受西方模式，”他说。</text:p>
      <text:p text:style-name="P4">
总统办公室的副负责人指出，最高的猛mothepam有效的对话，该对话设法在乌克兰和英国之间就这些问题建立了对话。<text:span text:style-name="T4">
另请阅读：</text:span>
 [Zelensky遇到了“ <text:span text:style-name="T4">
大西洋</text:span>
理事会”代表团]]]]]]]](https://www.ukrinform.ua/rubric-polytics/3716237-zelenskij-zustrivsa-iz-delegacieu-atlanticnoi-radi.html)分别是，对话者讨论了乌克兰和平公式的实施。 双方同意，总统安德里·伊尔马克(Andriy Yermak)办公室负责人将在不久的将来与其他国家的同事讨论全球和平峰会的格式，特定日期和地点。</text:p>
      <text:p text:style-name="P4">
注意到将于6月在伦敦举行的乌克兰国际复苏国际会议的重要性。 会议的参与者同意，会议应有助于吸引投资并增加乌克兰的财政支持。</text:p>
      <text:p text:style-name="P4">
如[Ukrinform]报道(https://www.ukrinform.ua/rubric-polytics/3716295-v-op-proveli-videozustric-iz-predstavnikami-politikobezpekovogo-kerivnictva-polsi.html)，在总统办公室，与波兰的政治和首席安全领导人的代表进行了部署。</text:p>
      <text:p text:style-name="P4">
_foto：op _</text:p>
      <text:p text:style-name="P4">
News Source: <text:a xlink:type="simple" xlink:href="https://www.ukrinform.ua/rubric-polytics/3716297-v-op-proveli-zustric-iz-predstavnikami-ofisu-britanskogo-premera-pro-so-govorili.html" text:style-name="Internet_20_link" text:visited-style-name="Visited_20_Internet_20_Link">
https://www.ukrinform.ua/rubric-polytics/3716297-v-op-proveli-zustric-iz-predstavnikami-ofisu-britanskogo-premera-pro-so-govorili.html</text:a>
</text:p>
      <!--NEWS-->
      <text:h text:style-name="P10" text:outline-level="1">
<text:span text:style-name="T4">
欧盟对七名俄罗斯人实施了制裁，以对摩尔多瓦和乌克兰的主权采取行动</text:span>
</text:h>
      <text:p text:style-name="P4">
作者: Ukrinform (Person)</text:p>
      <text:p text:style-name="P4">
出版商: Укринформ (Organization)</text:p>
      <text:p text:style-name="P4">
出版时间: 2023-05-30T23:47:00+03:00</text:p>
      <text:p text:style-name="P4">
修改时间: 2023-05-30T23:47:00+03:00</text:p>
      <text:p text:style-name="P4">
描述: 欧盟委员会今天决定将限制性措施立即扩展到两项制裁：旨在破坏，破坏摩尔多瓦共和国的主权和独立性的行动，以及针对领土完整，主权和独立性的行动乌克兰。  - 乌克林。</text:p>
      <text:p text:style-name="P4">
图片: ['<text:a xlink:type="simple" xlink:href="https://static.ukrinform.com/photos/2019_03/thumb_files/630_360_1552317427-848.jpg" text:style-name="Internet_20_link" text:visited-style-name="Visited_20_Internet_20_Link">
630_360_15523...</text:a>
']</text:p>
      <text:p text:style-name="P4">
标签: ['Антиросійські санкції', 'Євросоюз', 'Молдова', 'Україна', 'Росія']</text:p>
      <text:p text:style-name="P4">
类型: Article</text:p>
      <!--METADATA-->
      <text:p text:style-name="P4">
<draw:frame draw:style-name="fr1" draw:name="Image271" text:anchor-type="as-char" svg:width="6.9236in" svg:height="3.956343in" draw:z-index="0">
<draw:image xlink:href="../Images/yкринформ/2023-05-30T23-47-00-03-00/630_360_1552317427-848.jpg" xlink:type="simple" xlink:show="embed" xlink:actuate="onLoad" draw:mime-type="image/jpeg"/>
</draw:frame>
该委员会已决定将限制性措施一次扩大到7人，并通过制裁制度：旨在破坏摩尔多瓦共和国的主权和独立性的行为，并采取行动，采取行动，从领土上的完整性，主权和主权和主权和主权和主权和主权。乌克兰独立。</text:p>
      <text:p text:style-name="P4">
根据乌克林福姆的说法，此类信息今天发布在欧洲理事会的现场上。</text:p>
      <text:p text:style-name="P4">
“摩尔多瓦是俄罗斯入侵乌克兰最惊人后果的国家之一。 有严重的事情，越来越多的自动尝试使该国稳定。 当今对制裁局部的扩张发出了一个重要的政治信号，以支持欧盟的摩尔多瓦到当前的困难环境。 欧盟的立场仍然是坚定的：我们将对那些使我们的直肠社区稳定的人采取进攻，”欧盟的高代表约瑟夫·博雷尔(Josep Borrel)在这方面说。</text:p>
      <text:p text:style-name="P4">
<text:span text:style-name="T4">
另请阅读：</text:span>
 <text:span text:style-name="T4">
 [乌克兰将对伊朗进行50年的制裁。(https://www.ukrinform.ua/rubric-polytics/3715676-ukraina-zastosue-sankcii-proti-iranu-na-50-rokiv-rada-zatverdila-risenna-rnbo.html)</text:span>
</text:p>
      <text:p text:style-name="P4">
公认的包裹旨在用于影响和敏感的内部状况，以使沃莫尔德(Vomold)与试图破坏国家稳定的企图有关，与此同时，与乌克兰摧毁乌克兰和支持俄罗斯的努力相关的是反征服摩尔多瓦公民激进的战争。</text:p>
      <text:p text:style-name="P4">
最新的制裁清单包括摩尔多瓦和俄罗斯的公民，这些公民依赖于这种不稳定的行动。 其中一些人与这种“银行欺诈”相关，这导致了摩尔多瓦遭受损失的预算。 其他人则参与了莫斯科班级的行动，旨在通过使用暴力，为不服从，非法出口资本出口和支持俄罗斯FSB预测的份额来组织表现。 俄罗斯军队的两个人都得到了普遍的支持，并与乌克兰被俘虏领土的俄罗斯占领力合作。</text:p>
      <text:p text:style-name="P4">
<text:span text:style-name="T4">
另请阅读：</text:span>
 <text:span text:style-name="T4">
 <text:a xlink:type="simple" xlink:href="https://www.ukrinform.ua/rubric-world/3715669-polsa-zaprovadila-sankcii-proti-365-biloruskih-cinovnikiv-cerez-virok-zurnalistu-pocobutu.html" text:style-name="Internet_20_link" text:visited-style-name="Visited_20_Internet_20_Link">
波兰通过《宗理记者》的判决对365名白俄罗斯官员实施了制裁</text:a>
 </text:span>
</text:p>
      <text:p text:style-name="P4">
“自从俄罗斯积极进取<text:span text:style-name="T4">
 [战争]以来，破坏摩尔多瓦共和国的努力已大大增加(http://https://www.ukrinform.ua/tag-vijna-z-rosieu)</text:span>
反对乌克兰，并对欧盟外部边界的稳定性和安全构成直接威胁。 欧盟仍然坚决支持摩尔多瓦，其抵抗，安全性，稳定，经济和能源供应在事实 - 外部参与者的待命行动之前。”消息写道。</text:p>
      <text:p text:style-name="P4">
<text:span text:style-name="T4">
另请阅读：</text:span>
 <text:span text:style-name="T4">
 <text:a xlink:type="simple" xlink:href="https://www.ukrinform.ua/rubric-world/3714184-sankcii-proti-rf-maut-vikonuvati-vsi-kraini-prezident-kipru.html" text:style-name="Internet_20_link" text:visited-style-name="Visited_20_Internet_20_Link">
塞浦路斯总统应实现对俄罗斯的制裁</text:a>
</text:span>
</text:p>
      <text:p text:style-name="P4">
据报道，明天欧盟委员会主席Ursula von derlyen和欧盟Josep Borrel的高级代表将被带到Chisinau，他们将与摩尔多瓦共和国总统摩尔多瓦总统我有桑杜和其他官员。 5月31日，约瑟夫·博雷尔(Josep Borrel)正式提出了欧盟为摩尔多瓦(Moldova)的新民事任务。 6月1日，欧洲政治共同体第二届会议将在该国首都举行。</text:p>
      <text:p text:style-name="P4">
News Source: <text:a xlink:type="simple" xlink:href="https://www.ukrinform.ua/rubric-world/3716298-es-zaprovadiv-sankcii-proti-se-simoh-rosian-za-dii-proti-suverenitetu-moldovi-j-ukraini.html" text:style-name="Internet_20_link" text:visited-style-name="Visited_20_Internet_20_Link">
https://www.ukrinform.ua/rubric-world/3716298-es-zaprovadiv-sankcii-proti-se-simoh-rosian-za-dii-proti-suverenitetu-moldovi-j-ukraini.html</text:a>
</text:p>
      <!--NEWS-->
      <text:h text:style-name="P10" text:outline-level="1">
<text:span text:style-name="T4">
Twitter可以禁止欧盟</text:span>
</text:h>
      <text:p text:style-name="P4">
作者: Ukrinform (Person)</text:p>
      <text:p text:style-name="P4">
出版商: Укринформ (Organization)</text:p>
      <text:p text:style-name="P4">
出版时间: 2023-05-30T23:58:00+03:00</text:p>
      <text:p text:style-name="P4">
修改时间: 2023-05-30T23:58:00+03:00</text:p>
      <text:p text:style-name="P4">
描述: 如果Twitter Ilon蒙版平台不符合打击错误信息的规则，则可能在欧洲禁止使用。  - 乌克林。</text:p>
      <text:p text:style-name="P4">
图片: ['<text:a xlink:type="simple" xlink:href="https://static.ukrinform.com/photos/2022_10/thumb_files/630_360_1666921831-192.jpg" text:style-name="Internet_20_link" text:visited-style-name="Visited_20_Internet_20_Link">
630_360_16669...</text:a>
']</text:p>
      <text:p text:style-name="P4">
标签: ['Євросоюз', 'Twitter', 'Заборона', 'Соцмережі']</text:p>
      <text:p text:style-name="P4">
类型: Article</text:p>
      <!--METADATA-->
      <text:p text:style-name="P4">
<draw:frame draw:style-name="fr1" draw:name="Image272" text:anchor-type="as-char" svg:width="6.9236in" svg:height="3.956343in" draw:z-index="0">
<draw:image xlink:href="../Images/yкринформ/2023-05-30T23-58-00-03-00/630_360_1666921831-192.jpg" xlink:type="simple" xlink:show="embed" xlink:actuate="onLoad" draw:mime-type="image/jpeg"/>
</draw:frame>
如果platformatwitter iLon面具不符合打击错误信息的规则，则可能在欧洲禁止使用。</text:p>
      <text:p text:style-name="P4">
关于它报告<text:a xlink:type="simple" xlink:href="https://www.politico.eu/article/banned-france-digital-minister-jean-noel-barrot-threatens-twitter-block-follow-eu-rules/" text:style-name="Internet_20_link" text:visited-style-name="Visited_20_Internet_20_Link">
Politico</text:a>
乌克林福姆报道，法国对法国数字技术的声明让·诺特·巴罗(Jean-Note Barro)的声明。</text:p>
      <text:p text:style-name="P4">
巴罗表示，如果这是一项新的欧洲数字服务法，美国公司将禁止进入欧盟，该法将于8月底在整个欧盟生效。</text:p>
      <text:p text:style-name="P4">
<text:span text:style-name="T4">
另请阅读：</text:span>
 <text:span text:style-name="T4">
 <text:a xlink:type="simple" xlink:href="https://www.ukrinform.ua/rubric-technology/3714945-twitter-vihodit-iz-dobrovilnoi-ugodi-es-pro-borotbu-z-dezinformacieu.html" text:style-name="Internet_20_link" text:visited-style-name="Visited_20_Internet_20_Link">
Twitter从《欧盟自愿误导协议》中获取</text:a>
</text:span>
</text:p>
      <text:p text:style-name="P4">
“错误信息是对我们民主国家最严重的威胁之一。<text:span text:style-name="T4">
 <text:a xlink:type="simple" xlink:href="https://www.ukrinform.ua/tag-twitter" text:style-name="Internet_20_link" text:visited-style-name="Visited_20_Internet_20_Link">
Twitter</text:a>
</text:span>
，如果它不断规范我们的规则，欧盟将禁止它。”巴罗说。</text:p>
      <text:p text:style-name="P4">
值得注意的是，关于数字服务的法律规定了技术公司在跟踪政治广告，融化的斗争以及促进更广泛的访问和参与的义务。</text:p>
      <text:p text:style-name="P4">
<text:span text:style-name="T4">
另请阅读：</text:span>
 <text:span text:style-name="T4">
 [Twitter被指控Microsoft未经授权的数据(https://www.ukrinform.ua/rubric-technology/3711434-twitter-zvinuvativ-microsoft-u-nesankcionovanomu-vikoristanni-danih.html)</text:span>
</text:p>
      <text:p text:style-name="P4">
如[Ukrinform]报道(https://www.ukrinform.ua/rubric-technology/3714945-twitter-vihodit-iz-dobrovilnoi-ugodi-es-pro-borotbu-z-dezinformacieu.html)，Twitter从欧盟的自愿协议中进行的，以打击互联网上的错误信息。</text:p>
      <text:p text:style-name="P4">
News Source: <text:a xlink:type="simple" xlink:href="https://www.ukrinform.ua/rubric-technology/3716209-twitter-mozut-zaboroniti-u-es.html" text:style-name="Internet_20_link" text:visited-style-name="Visited_20_Internet_20_Link">
https://www.ukrinform.ua/rubric-technology/3716209-twitter-mozut-zaboroniti-u-es.html</text:a>
</text:p>
      <!--NEWS-->
      <text:h text:style-name="P10" text:outline-level="1">
<text:span text:style-name="T4">
我们拥有世界上最好的工作 - 我们保护我们的土地</text:span>
</text:h>
      <text:p text:style-name="P4">
作者: ['АРМІЯINFORM']</text:p>
      <text:p text:style-name="P4">
时间: 2023-05-30T28:00:00-04:00</text:p>
      <text:p text:style-name="P4">
描述: Mi Trendya，在Viconati Boyfish的非降低时刻的Schob。 MI知道，我们的我们的...与乌克兰2022年的战争，与乌克兰的最新消息，今天与乌克兰的新闻战争，2022年的新闻战争，乌克兰和俄罗斯之间的战争将发生战争他们说，是否在不久的将来与乌克兰进行战争</text:p>
      <text:p text:style-name="P4">
图片: ['<text:a xlink:type="simple" xlink:href="https://armyinform.com.ua/wp-content/uploads/2023/05/347247411_819560946200062_238263334747459969_n.jpg" text:style-name="Internet_20_link" text:visited-style-name="Visited_20_Internet_20_Link">
347247411_819560946200062_238263334747459969_n.jpg</text:a>
', '<text:a xlink:type="simple" xlink:href="https://armyinform.com.ua/wp-content/uploads/2023/05/347251893_647011313914287_8931495631295986901_n-150x150.jpg" text:style-name="Internet_20_link" text:visited-style-name="Visited_20_Internet_20_Link">
347251893_647011313914287_8931495631295986901_n-150x150.jpg</text:a>
', '<text:a xlink:type="simple" xlink:href="https://armyinform.com.ua/wp-content/uploads/2023/05/347392044_577693864246122_9210650983985713161_n-150x150.jpg" text:style-name="Internet_20_link" text:visited-style-name="Visited_20_Internet_20_Link">
347392044_577693864246122_9210650983985713161_n-150x150.jpg</text:a>
', '<text:a xlink:type="simple" xlink:href="https://armyinform.com.ua/wp-content/uploads/2023/05/347417358_964504247932196_8575774218139307422_n-150x150.jpg" text:style-name="Internet_20_link" text:visited-style-name="Visited_20_Internet_20_Link">
347417358_964504247932196_8575774218139307422_n-150x150.jpg</text:a>
', '<text:a xlink:type="simple" xlink:href="https://armyinform.com.ua/wp-content/uploads/2023/05/347422922_769871368152413_8147313427389118666_n-150x150.jpg" text:style-name="Internet_20_link" text:visited-style-name="Visited_20_Internet_20_Link">
347422922_769871368152413_8147313427389118666_n-150x150.jpg</text:a>
', '<text:a xlink:type="simple" xlink:href="https://armyinform.com.ua/wp-content/uploads/2023/05/347431732_1208831319823914_3980534246402653693_n-150x150.jpg" text:style-name="Internet_20_link" text:visited-style-name="Visited_20_Internet_20_Link">
347431732_1208831319823914_3980534246402653693_n-150x150.jpg</text:a>
', '<text:a xlink:type="simple" xlink:href="https://armyinform.com.ua/wp-content/uploads/2023/05/347855226_781207133409451_4073206383307584858_n-150x150.jpg" text:style-name="Internet_20_link" text:visited-style-name="Visited_20_Internet_20_Link">
347855226_781207133409451_4073206383307584858_n-150x150.jpg</text:a>
', '<text:a xlink:type="simple" xlink:href="https://armyinform.com.ua/wp-content/uploads/2023/05/347233100_3066421850331964_5971063956398374911_n-150x150.jpg" text:style-name="Internet_20_link" text:visited-style-name="Visited_20_Internet_20_Link">
347233100_3066421850331964_5971063956398374911_n-150x150.jpg</text:a>
']</text:p>
      <text:p text:style-name="P4">
标签: ['STOPRUSSIA', 'АГРЕСІЯ РФ', 'ВІЙНА', 'ВТОРГНЕННЯ РФ']</text:p>
      <text:p text:style-name="P4">
类别: News</text:p>
      <!--METADATA-->
      <text:p text:style-name="P4">
<draw:frame draw:style-name="fr1" draw:name="Image273" text:anchor-type="as-char" svg:width="6.9236in" svg:height="4.613779in" draw:z-index="0">
<draw:image xlink:href="../Images/AРМІЯINFORM/2023-05-30T28-00-00-04-00/347247411_819560946200062_238263334747459969_n.jpg" xlink:type="simple" xlink:show="embed" xlink:actuate="onLoad" draw:mime-type="image/jpeg"/>
</draw:frame>
我们训练在正确的时间执行战斗命令。 我们知道，我们的行动取决于其他部队安全和防御部门克服水障碍，因此无权弯曲。</text:p>
      <text:p text:style-name="P4">
<text:a xlink:type="simple" xlink:href="https://armyinform.com.ua/wp-content/uploads/2023/05/347251893_647011313914287_8931495631295986901_n.jpg" text:style-name="Internet_20_link" text:visited-style-name="Visited_20_Internet_20_Link">
!(Images/AРМІЯINFORM/2023-05-30T28-00-00-04-00/347251893_647011313914287_8931495631295986901_n-150x150.jpg)</text:a>
</text:p>
      <text:p text:style-name="P4">
<text:a xlink:type="simple" xlink:href="https://armyinform.com.ua/wp-content/uploads/2023/05/347392044_577693864246122_9210650983985713161_n.jpg" text:style-name="Internet_20_link" text:visited-style-name="Visited_20_Internet_20_Link">
<draw:frame draw:style-name="fr1" draw:name="Image274" text:anchor-type="as-char" svg:width="6.9236in" svg:height="6.9236in" draw:z-index="0">
<draw:image xlink:href="../Images/AРМІЯINFORM/2023-05-30T28-00-00-04-00/347392044_577693864246122_9210650983985713161_n-150x150.jpg" xlink:type="simple" xlink:show="embed" xlink:actuate="onLoad" draw:mime-type="image/jpeg"/>
</draw:frame>
</text:a>
</text:p>
      <text:p text:style-name="P4">
<text:a xlink:type="simple" xlink:href="https://armyinform.com.ua/wp-content/uploads/2023/05/347417358_964504247932196_8575774218139307422_n.jpg" text:style-name="Internet_20_link" text:visited-style-name="Visited_20_Internet_20_Link">
<draw:frame draw:style-name="fr1" draw:name="Image275" text:anchor-type="as-char" svg:width="6.9236in" svg:height="6.9236in" draw:z-index="0">
<draw:image xlink:href="../Images/AРМІЯINFORM/2023-05-30T28-00-00-04-00/347417358_964504247932196_8575774218139307422_n-150x150.jpg" xlink:type="simple" xlink:show="embed" xlink:actuate="onLoad" draw:mime-type="image/jpeg"/>
</draw:frame>
</text:a>
</text:p>
      <text:p text:style-name="P4">
<text:a xlink:type="simple" xlink:href="https://armyinform.com.ua/wp-content/uploads/2023/05/347422922_769871368152413_8147313427389118666_n.jpg" text:style-name="Internet_20_link" text:visited-style-name="Visited_20_Internet_20_Link">
<draw:frame draw:style-name="fr1" draw:name="Image276" text:anchor-type="as-char" svg:width="6.9236in" svg:height="6.9236in" draw:z-index="0">
<draw:image xlink:href="../Images/AРМІЯINFORM/2023-05-30T28-00-00-04-00/347422922_769871368152413_8147313427389118666_n-150x150.jpg" xlink:type="simple" xlink:show="embed" xlink:actuate="onLoad" draw:mime-type="image/jpeg"/>
</draw:frame>
</text:a>
</text:p>
      <text:p text:style-name="P4">
<text:a xlink:type="simple" xlink:href="https://armyinform.com.ua/wp-content/uploads/2023/05/347431732_1208831319823914_3980534246402653693_n.jpg" text:style-name="Internet_20_link" text:visited-style-name="Visited_20_Internet_20_Link">
<draw:frame draw:style-name="fr1" draw:name="Image277" text:anchor-type="as-char" svg:width="6.9236in" svg:height="6.9236in" draw:z-index="0">
<draw:image xlink:href="../Images/AРМІЯINFORM/2023-05-30T28-00-00-04-00/347431732_1208831319823914_3980534246402653693_n-150x150.jpg" xlink:type="simple" xlink:show="embed" xlink:actuate="onLoad" draw:mime-type="image/jpeg"/>
</draw:frame>
</text:a>
</text:p>
      <text:p text:style-name="P4">
<text:a xlink:type="simple" xlink:href="https://armyinform.com.ua/wp-content/uploads/2023/05/347855226_781207133409451_4073206383307584858_n.jpg" text:style-name="Internet_20_link" text:visited-style-name="Visited_20_Internet_20_Link">
<draw:frame draw:style-name="fr1" draw:name="Image278" text:anchor-type="as-char" svg:width="6.9236in" svg:height="6.9236in" draw:z-index="0">
<draw:image xlink:href="../Images/AРМІЯINFORM/2023-05-30T28-00-00-04-00/347855226_781207133409451_4073206383307584858_n-150x150.jpg" xlink:type="simple" xlink:show="embed" xlink:actuate="onLoad" draw:mime-type="image/jpeg"/>
</draw:frame>
</text:a>
</text:p>
      <text:p text:style-name="P4">
<text:a xlink:type="simple" xlink:href="https://armyinform.com.ua/wp-content/uploads/2023/05/347233100_3066421850331964_5971063956398374911_n.jpg" text:style-name="Internet_20_link" text:visited-style-name="Visited_20_Internet_20_Link">
<draw:frame draw:style-name="fr1" draw:name="Image279" text:anchor-type="as-char" svg:width="6.9236in" svg:height="6.9236in" draw:z-index="0">
<draw:image xlink:href="../Images/AРМІЯINFORM/2023-05-30T28-00-00-04-00/347233100_3066421850331964_5971063956398374911_n-150x150.jpg" xlink:type="simple" xlink:show="embed" xlink:actuate="onLoad" draw:mime-type="image/jpeg"/>
</draw:frame>
</text:a>
根据士兵，司机和指挥官的熟练和协调行动，乌克兰武装部队的支援部队指挥官之一，每天的辛勤工作和丰富的经验，在执行战斗任务时已经得到了硬化。</text:p>
      <text:p text:style-name="P4">
我们有毫不抑制的赢得胜利的愿望，因此我们不断改善!</text:p>
      <text:p text:style-name="P4">
相信乌克兰的武装力量!</text:p>
      <text:p text:style-name="P4">
<text:span text:style-name="T4">
来源：</text:span>
 _ <text:a xlink:type="simple" xlink:href="https://www.facebook.com/KSP.ZSU/posts/pfbid02fBHRVRnV2ETeDjXvucWB3vEaW21dZpWLXAWqmRgxTnudxka8MErL9yyQ8F5N5q3Rl" text:style-name="Internet_20_link" text:visited-style-name="Visited_20_Internet_20_Link">
服务</text:a>
在乌克兰武装部队支持部队支持部队的公共指挥下</text:p>
      <text:p text:style-name="P4">
News Source: <text:a xlink:type="simple" xlink:href="https://armyinform.com.ua/2023/05/30/my-vmotyvovani-i-pidgotovleni-u-nas-najkrashha-robota-v-sviti-my-zahyshhayemo-nashu-zemlyu/" text:style-name="Internet_20_link" text:visited-style-name="Visited_20_Internet_20_Link">
https://armyinform.com.ua/2023/05/30/my-vmotyvovani-i-pidgotovleni-u-nas-najkrashha-robota-v-sviti-my-zahyshhayemo-nashu-zemlyu/</text:a>
</text:p>
      <!--NEWS-->
      <text:h text:style-name="P10" text:outline-level="1">
<text:span text:style-name="T4">
乌克兰国家信息思见受到俄罗斯黑客的威胁</text:span>
</text:h>
      <text:p text:style-name="P4">
作者: ['АРМІЯINFORM']</text:p>
      <text:p text:style-name="P4">
时间: 2023-05-30T29:00:00-04:00</text:p>
      <text:p text:style-name="P4">
描述: 关于TSE DISTHADOMLYA。 derzhspetszv'yazku总共拥有一个朋友...与乌克兰2022年的战争，与乌克兰的战争是今天的最新消息，今天与乌克兰的新闻战2022是今天的最后一场新闻，乌克兰和俄罗斯之间以及俄罗斯之间的战争，以及什么时候，与乌克兰的战争将会与乌克兰的战争在不久的将来与乌克兰战争，他们说，今天与乌克兰的战争，今天的乌克兰新闻，乌克兰新闻，乌克兰媒体在俄罗斯的乌克兰新闻</text:p>
      <text:p text:style-name="P4">
图片: ['<text:a xlink:type="simple" xlink:href="https://armyinform.com.ua/wp-content/uploads/2021/07/4-2.jpg" text:style-name="Internet_20_link" text:visited-style-name="Visited_20_Internet_20_Link">
4-2.jpg</text:a>
']</text:p>
      <text:p text:style-name="P4">
标签: ['STOPRUSSIA', 'АГРЕСІЯ РФ', 'ВІЙНА', 'ВТОРГНЕННЯ РФ', 'ДЕРЖСПЕЦЗВ’ЯЗОК']</text:p>
      <text:p text:style-name="P4">
类别: News</text:p>
      <!--METADATA-->
      <text:p text:style-name="P4">
<draw:frame draw:style-name="fr1" draw:name="Image280" text:anchor-type="as-char" svg:width="6.9236in" svg:height="4.32725in" draw:z-index="0">
<draw:image xlink:href="../Images/AРМІЯINFORM/2023-05-30T29-00-00-04-00/4-2.jpg" xlink:type="simple" xlink:show="embed" xlink:actuate="onLoad" draw:mime-type="image/jpeg"/>
</draw:frame>
说明性照片</text:p>
      <text:p text:style-name="P4">
关于它<text:a xlink:type="simple" xlink:href="https://www.facebook.com/dsszzi/posts/pfbid029n3VPaNzZsfSXbg5G4PtMrahgydCFsvhqEoDXsccVaC5uYzemsKzpJ2SAm7Q4znl" text:style-name="Internet_20_link" text:visited-style-name="Visited_20_Internet_20_Link">
报告</text:a>
国家安全。</text:p>
      <text:p text:style-name="P4">
国家秘书处已为公务员进行了第二次网络防御培训。</text:p>
      <text:p text:style-name="P4">
乌克兰的国家信息资源是乌克兰战争期间俄罗斯角色的主要目标之一。 为了增强网络防御领域的国家部门的知识，并提供实践技能，以帮助机构有效地建立和管理组织，第二次国家秘书处为民事教育开展了教育课程仆人“ a”。</text:p>
      <text:p text:style-name="P4">
教育课程计划的重点是应该成为网络国防机构的领导者的高管。 认知乌克兰专家与员工分享了知识：乌克兰特定通信的网络安全实体的代表，SBU，网络警察，以及乌克兰NSDC的国家网络安全中心，政府企业生产中心的专家。参与国家私人伙伴关系中的互动。</text:p>
      <text:p text:style-name="P4">
“今天，全世界结合了抵消俄罗斯在Ukiberpys的侵略的努力。 对我们而言，团结该国境内的努力也很重要：共享知识和专业知识，在抵消网络威胁时进行互动。这些教育计划帮助乌克兰的网络安全和网络防御专家，在该国最有可能是最有可能的实践»---强调了亚历山大·波蒂(Alexander Poti)国家秘书处的副负责人。</text:p>
      <text:p text:style-name="P4">
培训是在欧盟项目“支持乌克兰复杂改革管理”的支持下进行的。(有4个)，乌克兰公务员申请的国家机构(过夜), а також Вищої школи публічного управління.</text:p>
      <text:p text:style-name="P4">
Щоб дізнатись подробиці та записатись на курс, фахівці з кіберзахистудержавних органів влади можуть звертатись до Держспецзв’язку за адресоюedu@cip.gov.ua</text:p>
      <text:p text:style-name="P4">
News Source: <text:a xlink:type="simple" xlink:href="https://armyinform.com.ua/2023/05/30/ukrayinski-derzhavni-informaczijni-resursy-pid-postijnoyu-zagrozoyu-rosijski-hakery/" text:style-name="Internet_20_link" text:visited-style-name="Visited_20_Internet_20_Link">
https://armyinform.com.ua/2023/05/30/ukrayinski-derzhavni-informaczijni-resursy-pid-postijnoyu-zagrozoyu-rosijski-hakery/</text:a>
</text:p>
      <!--NEWS-->
      <text:h text:style-name="P10" text:outline-level="1">
<text:span text:style-name="T4">
与模块化城镇的建设相比，流离失所者的宿舍的维修更有效</text:span>
</text:h>
      <text:p text:style-name="P4">
作者: ['АРМІЯINFORM']</text:p>
      <text:p text:style-name="P4">
时间: 2023-05-30T30:00:00-04:00</text:p>
      <text:p text:style-name="P4">
描述: 关于CED Doimlay minrintegratige。 对于模块化者的言语，与乌克兰2022年的战争，与乌克兰的战争是今天的最新消息，今天与乌克兰2022年的新闻战，乌克兰和俄罗斯之间的战争，乌克兰和俄罗斯之间的战争将在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3/05/rlnul-a9wuyebzsiylwz_i8c6ff5zoia.jpg" text:style-name="Internet_20_link" text:visited-style-name="Visited_20_Internet_20_Link">
rlnul-a9wuyebzsiylwz_i8c6ff5zoia.jpg</text:a>
']</text:p>
      <text:p text:style-name="P4">
标签: ['STOPRUSSIA', 'АГРЕСІЯ РФ', 'ВІЙНА', 'ВТОРГНЕННЯ РФ', 'ІРИНА ВЕРЕЩУК', 'МІНРЕІНТЕГРАЦІЇ']</text:p>
      <text:p text:style-name="P4">
类别: News</text:p>
      <!--METADATA-->
      <text:p text:style-name="P4">
<draw:frame draw:style-name="fr1" draw:name="Image281" text:anchor-type="as-char" svg:width="6.9236in" svg:height="4.610488in" draw:z-index="0">
<draw:image xlink:href="../Images/AРМІЯINFORM/2023-05-30T30-00-00-04-00/rlnul-a9wuyebzsiylwz_i8c6ff5zoia.jpg" xlink:type="simple" xlink:show="embed" xlink:actuate="onLoad" draw:mime-type="image/jpeg"/>
</draw:frame>
说明性照片</text:p>
      <text:p text:style-name="P4">
关于它<text:a xlink:type="simple" xlink:href="https://minre.gov.ua/2023/05/29/iryna-vereshhuk-remont-gurtozhytkiv-dlya-pereselencziv-ye-efektyvnishym-vkladennyam-groshej-nizh-budivnycztvo-modulnyh-mistechok/" text:style-name="Internet_20_link" text:visited-style-name="Visited_20_Internet_20_Link">
报告</text:a>
重返社会部。</text:p>
      <text:p text:style-name="P4">
根据她的说法，为IDPS运营模块化城镇的经验正在显示。 首先，它们不能在很大程度上快速地建造。 在25个建筑模块化城镇中，只有大约5000个代祷现场直播，这对IDP的总数不满，这需要高度的住房。 其次，对于当地预算，模块化城镇的维护成本很高。</text:p>
      <text:p text:style-name="P4">
同时，乌克兰有大量旅馆对象。 他们可以修复或转换为流离失所者的临时住房。</text:p>
      <text:p text:style-name="P4">
“这是一个简单的数学。 我认为，投资维修旅馆更有利可图。 我们有足够的这种类型的对象。”  - 总结了Irina Vereshchuk。</text:p>
      <text:p text:style-name="P4">
News Source: <text:a xlink:type="simple" xlink:href="https://armyinform.com.ua/2023/05/30/remont-gurtozhytkiv-dlya-pereselencziv-ye-efektyvnishym-vkladennyam-groshej-nizh-budivnycztvo-modulnyh-mistechok-iryna-vereshhuk/" text:style-name="Internet_20_link" text:visited-style-name="Visited_20_Internet_20_Link">
https://armyinform.com.ua/2023/05/30/remont-gurtozhytkiv-dlya-pereselencziv-ye-efektyvnishym-vkladennyam-groshej-nizh-budivnycztvo-modulnyh-mistechok-iryna-vereshhuk/</text:a>
</text:p>
      <!--NEWS-->
      <text:h text:style-name="P10" text:outline-level="1">
<text:span text:style-name="T4">
他们将判断一个合作者，他将有关乌克兰防空位置的数据转移给了占领者</text:span>
</text:h>
      <text:p text:style-name="P4">
作者: ['АРМІЯINFORM']</text:p>
      <text:p text:style-name="P4">
时间: 2023-05-30T31:00:00-04:00</text:p>
      <text:p text:style-name="P4">
描述: 关于总检察官的牢房。 Donetskoye的检察官...与乌克兰2022年的战争，与乌克兰的最新新闻，今天与乌克兰2022年的新闻战争，乌克兰和俄罗斯之间的战争，当与乌克兰在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5/350296969_1757684317982180_2020090031011633968_n.jpg" text:style-name="Internet_20_link" text:visited-style-name="Visited_20_Internet_20_Link">
350296969_1757684317982180_2020090031011633968_n.jpg</text:a>
']</text:p>
      <text:p text:style-name="P4">
标签: ['STOPRUSSIA', 'АГРЕСІЯ РФ', 'ВІЙНА', 'ВТОРГНЕННЯ РФ', 'ОФІС ГЕНЕРАЛЬНОГО ПРОКУРОРА УКРАЇНИ']</text:p>
      <text:p text:style-name="P4">
类别: News</text:p>
      <!--METADATA-->
      <text:p text:style-name="P4">
<draw:frame draw:style-name="fr1" draw:name="Image282" text:anchor-type="as-char" svg:width="6.9236in" svg:height="5.1927in" draw:z-index="0">
<draw:image xlink:href="../Images/AРМІЯINFORM/2023-05-30T31-00-00-04-00/350296969_1757684317982180_2020090031011633968_n.jpg" xlink:type="simple" xlink:show="embed" xlink:actuate="onLoad" draw:mime-type="image/jpeg"/>
</draw:frame>
关于它<text:a xlink:type="simple" xlink:href="https://www.facebook.com/pgo.gov.ua/posts/pfbid0KC26VLAyp5pEapk7C5QQi2DSemsKDnGi2fpVrfMR54xK1ixhiLRAYe3T5uBmBY1Sl" text:style-name="Internet_20_link" text:visited-style-name="Visited_20_Internet_20_Link">
报告</text:a>
检察长办公室。</text:p>
      <text:p text:style-name="P4">
顿涅茨克地区检察官办公室的检察官被起诉Kramatorsk District的起诉。 她被指控合作(艺术第7部分。 乌克兰刑法的111-1).</text:p>
      <text:p text:style-name="P4">
Досудовим розслідуванням встановлено, що з вересня по листопад 2022 року жінкадобровільно надавала допомогу двом учасникам нзф «днр» у веденні бойових дійпроти Збройних Сил України.</text:p>
      <text:p text:style-name="P4">
Вона збирала й передавала їм через месенджер «Telegram» дані промісцезнаходження українських бійців у населених пунктах Краматорського йПокровського районів. При цьому відправляла як текстові повідомлення, так іскріншоти «Google Maps». На них відмічала точки зосередження особового складуй спеціального військового обладнання ЗСУ.</text:p>
      <text:p text:style-name="P4">
Окупанти дізнавались від неї про прольоти української військової авіації,пункти розвантаження ешелонів військової техніки, місця випробуваннябезпілотних летальних апаратів і розташування комплексів ППО.</text:p>
      <text:p text:style-name="P4">
Крім того, «спостерігачка» акцентувала увагу співрозмовників на часі доби, уякий, на її погляд, краще наносити удари по цих об’єктах. Загалом жінкапередала близько 50 таких повідомлень.</text:p>
      <text:p text:style-name="P4">
Досудове розслідування здійснювало ГУ СБУ в Донецькій та Луганській областях.</text:p>
      <text:p text:style-name="P4">
До ухвалення вироку обвинувачена перебуватиме під вартою. Її долю вирішуватимеОлександрівський районний суд Донецької області.</text:p>
      <text:p text:style-name="P4">
News Source: <text:a xlink:type="simple" xlink:href="https://armyinform.com.ua/2023/05/30/sposterigala-za-ukrayinskoyu-aviacziyeyu-ta-dopovidala-pro-roztashuvannya-system-ppo-sudytymut-navidnyczyu-na-donechchyni/" text:style-name="Internet_20_link" text:visited-style-name="Visited_20_Internet_20_Link">
https://armyinform.com.ua/2023/05/30/sposterigala-za-ukrayinskoyu-aviacziyeyu-ta-dopovidala-pro-roztashuvannya-system-ppo-sudytymut-navidnyczyu-na-donechchyni/</text:a>
</text:p>
      <!--NEWS-->
      <text:h text:style-name="P10" text:outline-level="1">
<text:span text:style-name="T4">
行动制裁：乌克兰和世界反对俄罗斯侵略</text:span>
</text:h>
      <text:p text:style-name="P4">
作者: ['АРМІЯINFORM']</text:p>
      <text:p text:style-name="P4">
时间: 2023-05-30T32:00:00-04:00</text:p>
      <text:p text:style-name="P4">
描述: Rososistil Analiz在Facebook上的Rosveski的Cindlelings服务...与乌克兰2022年的战争，与乌克兰的最新消息，今天与乌克兰2022年的战争是今天的最后一场战争，乌克兰和乌克兰之间的战争是否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2/09/golovna-37.jpg" text:style-name="Internet_20_link" text:visited-style-name="Visited_20_Internet_20_Link">
golovna-37.jpg</text:a>
']</text:p>
      <text:p text:style-name="P4">
标签: ['STOPRUSSIA', 'АГРЕСІЯ РФ', 'ВІЙНА', 'ВТОРГНЕННЯ РФ', 'СЛУЖБА ЗОВНІШНЬОЇ РОЗВІДКИ УКРАЇНИ']</text:p>
      <text:p text:style-name="P4">
类别: News</text:p>
      <!--METADATA-->
      <text:p text:style-name="P4">
<draw:frame draw:style-name="fr1" draw:name="Image283" text:anchor-type="as-char" svg:width="6.9236in" svg:height="6.820353in" draw:z-index="0">
<draw:image xlink:href="../Images/AРМІЯINFORM/2023-05-30T32-00-00-04-00/golovna-37.jpg" xlink:type="simple" xlink:show="embed" xlink:actuate="onLoad" draw:mime-type="image/jpeg"/>
</draw:frame>
外部情报服务在其官方Facebook页面上<text:a xlink:type="simple" xlink:href="https://www.facebook.com/SZRUkraine/posts/pfbid02JZKkQ1gYSrXyoLj4yrt3YwHuaMik6pJjKaZo3iUYXA8eL9pryCSwzRhyq5gYrhdKl" text:style-name="Internet_20_link" text:visited-style-name="Visited_20_Internet_20_Link">
放置</text:a>
对世界和国内媒体的出版物分析制裁对经济商业联合会的影响以及国际合作伙伴对乌克兰的支持。</text:p>
      <text:p text:style-name="P4">
爱沙尼亚总理凯·卡拉斯(Kai Callas)说：“为了确保欧洲的和平，我们需要乌克兰成为欧盟和北约的成员。” 用话语，俄罗斯必须被击败并返回边界。</text:p>
      <text:p text:style-name="P4">
立陶宛外交大臣加布里埃勒斯·兰斯贝吉斯(Gabrielus Landsbergis)表示，俄罗斯对全世界的权力构成威胁。</text:p>
      <text:p text:style-name="P4">
奥地利在乌克兰分配了200万欧元。</text:p>
      <text:p text:style-name="P4">
在国会中，美国正试图加速乌克兰的武器以进行对比。</text:p>
      <text:p text:style-name="P4">
美国总统乔·拜登(Joe Biden)关于将俄罗斯核武器放置在白俄罗斯领土上。</text:p>
      <text:p text:style-name="P4">
“俄罗斯的野蛮袭击仍在继续，杀害和恐吓平民：对科珀的一家医院的袭击，现在是基辅黎明时的基辅。</text:p>
      <text:p text:style-name="P4">
波兰已经冻结了价值超过10亿欧元的俄罗斯寡头资产。 Seimas的Seimas进行了该法案的二读，该法案在法律上采取了钦佩，以没收俄罗斯资产。</text:p>
      <text:p text:style-name="P4">
Syril Ramafos主席成立了一个委员会，以调查从这个非洲国家到俄罗斯的信息普遍出口的信息。</text:p>
      <text:p text:style-name="P4">
在背景下，沙特阿拉伯与俄罗斯之间关系的紧张关系正在加剧，莫斯科继续向市场提供大量更便宜的石油，这破坏了利雅得提高能源价格的努力。</text:p>
      <text:p text:style-name="P4">
中国决定优先考虑建造一条新的土库曼斯坦天然气管道，而不是俄罗斯当局促进了7年以上的俄罗斯当局，而不是促进俄罗斯当局促进的Sila Sibiri-2天然气管道的项目，该项目将允许每年进口300亿立方米的天然气。</text:p>
      <text:p text:style-name="P4">
由于外国航空公司的航班减少，二十座空气组织的土地公司连续第二年遭受了巨大损失：2022年企业的损失超过47％-250亿卢布。YouTube阻止了俄罗斯信息互联网代理商帐户URA.RU。</text:p>
      <text:p text:style-name="P4">
在俄罗斯的某些地区，鸡肉尸体和鱼片由于其在Belgorod地区的生产减少而出现了，Belgorod地区是NAPF家禽的领先制造商。</text:p>
      <text:p text:style-name="P4">
俄罗斯联邦国防部表示，糖尿病和心血管疾病的人不会将其从兵役中释放。 俄罗斯联合会国防部军事医学管理副负责人Seryhoventsev还断言，在假肢后，有超过90％的俄罗斯军人在针对乌克兰的“特殊行动”中受伤的俄罗斯军人被送回兵役。</text:p>
      <text:p text:style-name="P4">
在罗斯托夫地区，有39名武装俄罗斯入侵者正在寻找，他们离开了该职位，逃到了俄罗斯领土。 所有在风暴Z支队中服役的士兵，是前囚犯。</text:p>
      <text:p text:style-name="P4">
克格勃邀请了有关白俄罗斯银行的白俄罗斯人的信息，这些信息自2021年以来通过贝宝(Paypal)钻探，并给我买了咖啡。 每个捐助者都在等待克格勃的个人对话。</text:p>
      <text:p text:style-name="P4">
社会学硕士，社会理论与方法学系的研究人员，在白俄罗斯Andriyabahanov的NAS社会学研究所被拘留在明斯克。 在2020年，他是一位科学家之一，他签署了白俄罗斯学院研究所的大规模解雇的开放式纸张，目前违反了白俄罗斯总统当选白俄罗斯的选举。</text:p>
      <text:p text:style-name="P4">
News Source: <text:a xlink:type="simple" xlink:href="https://armyinform.com.ua/2023/05/30/ukrayina-i-svit-proty-rosijskoyi-agresiyi-sluzhba-zovnishnoyi-rozvidky-ukrayiny-5/" text:style-name="Internet_20_link" text:visited-style-name="Visited_20_Internet_20_Link">
https://armyinform.com.ua/2023/05/30/ukrayina-i-svit-proty-rosijskoyi-agresiyi-sluzhba-zovnishnoyi-rozvidky-ukrayiny-5/</text:a>
</text:p>
      <!--NEWS-->
      <text:h text:style-name="P10" text:outline-level="1">
<text:span text:style-name="T4">
纳粹对俄罗斯人的仇恨哲学结合了基辅政权及其美国墨盒 - 俄罗斯联邦的假货</text:span>
</text:h>
      <text:p text:style-name="P4">
作者: ['АРМІЯINFORM']</text:p>
      <text:p text:style-name="P4">
时间: 2023-05-30T33:00:00-04:00</text:p>
      <text:p text:style-name="P4">
描述: Wizin -format中心在Facebook上的Storinzi办公室，抹去了Dobisrku ...与乌克兰2022年的战争，与乌克兰的最新新闻，今天与乌克兰战争2022的战争是今天的最后一场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350528325_6125447794241568_9106548251388069576_n.jpg" text:style-name="Internet_20_link" text:visited-style-name="Visited_20_Internet_20_Link">
350528325_6125447794241568_9106548251388069576_n.jpg</text:a>
']</text:p>
      <text:p text:style-name="P4">
标签: ['STOPRUSSIA', 'ВІЙНА', 'ВТОРГНЕННЯ РФ', 'МАНІПУЛЯЦІЇ РФ', 'ЦПД РНБО']</text:p>
      <text:p text:style-name="P4">
类别: News</text:p>
      <!--METADATA-->
      <text:p text:style-name="P4">
<draw:frame draw:style-name="fr1" draw:name="Image284" text:anchor-type="as-char" svg:width="6.9236in" svg:height="6.9236in" draw:z-index="0">
<draw:image xlink:href="../Images/AРМІЯINFORM/2023-05-30T33-00-00-04-00/350528325_6125447794241568_9106548251388069576_n.jpg" xlink:type="simple" xlink:show="embed" xlink:actuate="onLoad" draw:mime-type="image/jpeg"/>
</draw:frame>
在其官方Facebook页面上打击错误信息的中心发表了错误信息，该信息传播了俄罗斯的宣传媒体。</text:p>
      <text:p text:style-name="P4">
<text:span text:style-name="T4">
<text:span text:style-name="T5">
错误信息：</text:span>
*在美国参议员L. Graham所谓的陈述中评论事件，俄罗斯联邦外交部的陈述说：“纳粹对俄罗斯人的仇恨哲学 - 这实际上就是结合基辅政权的原因及其美国墨盒。 在华盛顿和基辅的其他官员和政治污名代表的俄罗斯恐怖言论中，新鲜的言论。” </text:span>
<text:span text:style-name="T5">
错误信息：</text:span>
<text:span text:style-name="T5">
“没有乌克兰士兵将进入克里米亚，但不可能低估武装部队，因为实际上，整个集体事件正在与俄罗斯作战，”克里米亚占领力的负责人说。 。 aksyonov。 </text:span>
<text:span text:style-name="T4">
操纵：</text:span>
俄罗斯联邦杜马州的代表。 米洛诺夫(Milonov)敦促俄罗斯联邦边境地区的居民停止“躲藏在裙子下”，并独自占领哈尔基夫地区：“所有聚集在一起的人，来了，就不会留在那里。 如果数百万人拿着武器，乌克兰人都会感到恐慌。 俄罗斯人，生气，准备杀死任何攻击家人和房屋的人。”</text:p>
      <text:p text:style-name="P4">
News Source: <text:a xlink:type="simple" xlink:href="https://armyinform.com.ua/2023/05/30/naczystska-filosofiya-nenavysti-do-rosiyan-poyednuye-kyyivskyj-rezhym-ta-jogo-amerykanskyh-patroniv-dezinformacziya-roszmi/" text:style-name="Internet_20_link" text:visited-style-name="Visited_20_Internet_20_Link">
https://armyinform.com.ua/2023/05/30/naczystska-filosofiya-nenavysti-do-rosiyan-poyednuye-kyyivskyj-rezhym-ta-jogo-amerykanskyh-patroniv-dezinformacziya-roszmi/</text:a>
</text:p>
      <!--NEWS-->
      <text:h text:style-name="P10" text:outline-level="1">
<text:span text:style-name="T4">
在顿涅茨克，入侵者的军事组成飞向空中</text:span>
</text:h>
      <text:p text:style-name="P4">
作者: ['АРМІЯINFORM']</text:p>
      <text:p text:style-name="P4">
时间: 2023-05-30T34:00:00-04:00</text:p>
      <text:p text:style-name="P4">
描述: 关于Podkordonna服务的主权。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ІЙНА', 'ВТОРГНЕННЯ РФ', 'ДЕРЖПРИКОРДОНСЛУЖБА']</text:p>
      <text:p text:style-name="P4">
类别: News</text:p>
      <!--METADATA-->
      <text:p text:style-name="P4">
关于它<text:a xlink:type="simple" xlink:href="https://dpsu.gov.ua/ua/news/%20VIDEO%20-Na-Donechchini-rosiyskiy-viyskoviy-sklad-zletiv-u-povitrya/" text:style-name="Internet_20_link" text:visited-style-name="Visited_20_Internet_20_Link">
报告</text:a>
乌克兰国家边境服务。</text:p>
      <text:p text:style-name="P4">
在监测入侵者所在的顿涅茨克地区的监测期间，国家边境服务的空气智能揭示了敌方设备的活动，主要负载。</text:p>
      <text:p text:style-name="P4">
事实证明，在莱曼(Lyman)方向的森林区域敌方仓库仓库。 显然，他希望在茂密的树冠下，他不会被忽视。</text:p>
      <text:p text:style-name="P4">
在无人机的帮助下，边防部队调整了武装部队的武装部队的工作，该部队解决了入侵者的森林物流中心。 从爆炸来看，我们的空中侦察是在这个方向上拍摄的，这是一个重新的问题：“ Gde Belppas？”。</text:p>
      <text:p text:style-name="P4">
News Source: <text:a xlink:type="simple" xlink:href="https://armyinform.com.ua/2023/05/30/na-donechchyni-vijskovyj-sklad-okupantiv-zletiv-u-povitrya/" text:style-name="Internet_20_link" text:visited-style-name="Visited_20_Internet_20_Link">
https://armyinform.com.ua/2023/05/30/na-donechchyni-vijskovyj-sklad-okupantiv-zletiv-u-povitrya/</text:a>
</text:p>
      <!--NEWS-->
      <text:h text:style-name="P10" text:outline-level="1">
<text:span text:style-name="T4">
国家边境服务部不限于18岁以下的年轻人出国旅行</text:span>
</text:h>
      <text:p text:style-name="P4">
作者: ['АРМІЯINFORM']</text:p>
      <text:p text:style-name="P4">
时间: 2023-05-30T35:00:00-04:00</text:p>
      <text:p text:style-name="P4">
描述: 乌克兰在自己的公司Storinzi在Facebook上的Prordonna服务的主权...与乌克兰2022年的战争，与乌克兰的战争是今天的最新新闻，即今天与乌克兰2022的新闻战，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350477309_1282772349334419_8775703318244584799_n.jpg" text:style-name="Internet_20_link" text:visited-style-name="Visited_20_Internet_20_Link">
350477309_1282772349334419_8775703318244584799_n.jpg</text:a>
']</text:p>
      <text:p text:style-name="P4">
标签: ['STOPRUSSIA', 'ДПСУ', 'ПЕРЕТИН КОРДОНУ', 'ПРАВИЛА ПЕРЕТИНАННЯ ДЕРЖАВНОГО КОРДОНУ']</text:p>
      <text:p text:style-name="P4">
类别: News</text:p>
      <!--METADATA-->
      <text:p text:style-name="P4">
<draw:frame draw:style-name="fr1" draw:name="Image285" text:anchor-type="as-char" svg:width="6.9236in" svg:height="5.53888in" draw:z-index="0">
<draw:image xlink:href="../Images/AРМІЯINFORM/2023-05-30T35-00-00-04-00/350477309_1282772349334419_8775703318244584799_n.jpg" xlink:type="simple" xlink:show="embed" xlink:actuate="onLoad" draw:mime-type="image/jpeg"/>
</draw:frame>
乌克兰在其官方Facebook页面上的国家边境服务<text:a xlink:type="simple" xlink:href="https://www.facebook.com/DPSUkraine/posts/pfbid0FsvHa5EWeXVyS2td7dA1grHaSXEHi8SFpshKzdVcV9DqNLPDJWX4k6tzaNm3gMsSl" text:style-name="Internet_20_link" text:visited-style-name="Visited_20_Internet_20_Link">
澄清</text:a>
关于关于禁止乌克兰到17岁男孩离开的报道的出现。</text:p>
      <text:p text:style-name="P4">
“在乌克兰引入戒严后，18至60岁的乌克兰公民的离开仅限于公民(除了某些例外). На17-річних юнаків ці обмеження не розповсюджуються, — йдеться у повідомленні. —Державна прикордонна служба України забезпечує оформлення громадян надержавному кордоні, відповідно до норм законодавства та Правил перетинаннядержавного кордону громадянами України, що затверджені Постановою КабінетуМіністрів України від 27.01.1995 <text:a xlink:type="simple" xlink:href="https://zakon.rada.gov.ua/laws/show/57-95-%D0%BF#Text" text:style-name="Internet_20_link" text:visited-style-name="Visited_20_Internet_20_Link">
№57</text:a>
”。</text:p>
      <text:p text:style-name="P4">
SPSU还指出，根据艺术。 乌克兰民事法典的313人是16岁的自然人，有权释放乌克兰独立退出。</text:p>
      <text:p text:style-name="P4">
仅信任官方信息来源! - 边防部队打电话。</text:p>
      <text:p text:style-name="P4">
News Source: <text:a xlink:type="simple" xlink:href="https://armyinform.com.ua/2023/05/30/derzhprykordonsluzhba-ne-obmezhuye-vyyizd-za-kordon-yunakiv-do-18-rokiv-2/" text:style-name="Internet_20_link" text:visited-style-name="Visited_20_Internet_20_Link">
https://armyinform.com.ua/2023/05/30/derzhprykordonsluzhba-ne-obmezhuye-vyyizd-za-kordon-yunakiv-do-18-rokiv-2/</text:a>
</text:p>
      <!--NEWS-->
      <text:h text:style-name="P10" text:outline-level="1">
<text:span text:style-name="T4">
如果亲人被俘虏，如何行动</text:span>
</text:h>
      <text:p text:style-name="P4">
作者: ['АРМІЯINFORM']</text:p>
      <text:p text:style-name="P4">
时间: 2023-05-30T36:00:00-04:00</text:p>
      <text:p text:style-name="P4">
描述: 关于CED Doimlay minrintegratige。 该局的国家外交事务（NIB）在...与乌克兰2022年战争，与乌克兰的最新消息，今天与乌克兰的新闻战争，今天与乌克兰2022年的新闻战争，乌克兰和俄罗斯之间的战争将发生战争他们说，或者不在2022年，在不久的将来是否会与乌克兰发生战争</text:p>
      <text:p text:style-name="P4">
图片: ['<text:a xlink:type="simple" xlink:href="https://armyinform.com.ua/wp-content/uploads/2022/05/fejk-poloneni-1.jpg" text:style-name="Internet_20_link" text:visited-style-name="Visited_20_Internet_20_Link">
fejk-poloneni-1.jpg</text:a>
']</text:p>
      <text:p text:style-name="P4">
标签: ['STOPRUSSIA', 'АГРЕСІЯ РФ', 'ВІЙНА', 'ВІЙСЬКОВОПОЛОНЕНІ', 'ВТОРГНЕННЯ РФ', 'ПОЛОН']</text:p>
      <text:p text:style-name="P4">
类别: News</text:p>
      <!--METADATA-->
      <text:p text:style-name="P4">
<draw:frame draw:style-name="fr1" draw:name="Image286" text:anchor-type="as-char" svg:width="6.9236in" svg:height="3.894525in" draw:z-index="0">
<draw:image xlink:href="../Images/AРМІЯINFORM/2023-05-30T36-00-00-04-00/fejk-poloneni-1.jpg" xlink:type="simple" xlink:show="embed" xlink:actuate="onLoad" draw:mime-type="image/jpeg"/>
</draw:frame>
说明性照片</text:p>
      <text:p text:style-name="P4">
关于它<text:a xlink:type="simple" xlink:href="https://minre.gov.ua/2023/05/29/yak-diyaty-yakshho-blyzka-lyudyna-potrapyla-v-polon/" text:style-name="Internet_20_link" text:visited-style-name="Visited_20_Internet_20_Link">
报告</text:a>
重返社会部。</text:p>
      <text:p text:style-name="P4">
国家信息局(笔尖)在重返社会部中，如果您学会了在敌对的被囚禁中获得亲人，它类似于行动算法。</text:p>
      <text:p text:style-name="P4">
首先，您应该尝试收集有关捕获一个人的情况的尽可能多的信息。 包括其兄弟，其本地或社交网络。</text:p>
      <text:p text:style-name="P4">
<text:span text:style-name="T4">
您应该立即记录所获得的数据，该数据应仅由参考公共当局报告。 特别是：</text:span>
</text:p>
      <text:p text:style-name="P4">
<text:span text:style-name="T5">
国家警察的分支机构，提交相关申请； </text:span>
在16-48的24小时热线上的笔尖(来自国外+38的电话(044)287-81-65)通过[电报]中的聊天机器人ABO(https://t.me/nib_uncp_bot)或<text:a xlink:type="simple" xlink:href="https://chats.viber.com/nib_uncp_bot" text:style-name="Internet_20_link" text:visited-style-name="Visited_20_Internet_20_Link">
Viber</text:a>
; <text:span text:style-name="T5">
战俘管理的协调总部：0 800 300 529； </text:span>
通过电话搜索和释放在乌克兰安全局经营的囚犯的联合中心：(067)650-83-32和(098)087-36-01。</text:p>
      <text:p text:style-name="P4">
但是，在某些情况下，确认了一个人在poloninm中停留的情况，但不再进行传达。</text:p>
      <text:p text:style-name="P4">
在这种情况下，您也可以联系国家信息局。或在特殊情况下拨打申诉专员的热线，网址为：<text:span text:style-name="T4">
 0 800 339 247 </text:span>
。 在原始内容中，您可以将消息发送到<text:span text:style-name="T4">
 Viber并将电报发送到数字：(095)896-04-21。</text:span>
</text:p>
      <text:p text:style-name="P4">
News Source: <text:a xlink:type="simple" xlink:href="https://armyinform.com.ua/2023/05/30/yak-diyaty-yakshho-blyzka-lyudyna-potrapyla-v-polon/" text:style-name="Internet_20_link" text:visited-style-name="Visited_20_Internet_20_Link">
https://armyinform.com.ua/2023/05/30/yak-diyaty-yakshho-blyzka-lyudyna-potrapyla-v-polon/</text:a>
</text:p>
      <!--NEWS-->
      <text:h text:style-name="P10" text:outline-level="1">
<text:span text:style-name="T4">
YouTube封锁了俄罗斯信息互联网代理商ura.ru的帐户</text:span>
</text:h>
      <text:p text:style-name="P4">
作者: ['АРМІЯINFORM']</text:p>
      <text:p text:style-name="P4">
时间: 2023-05-30T37:00:00-04:00</text:p>
      <text:p text:style-name="P4">
描述: 关于乌克兰克莱恩·玫瑰木的一般服务的工作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630_360_1559542057-408.jpg" text:style-name="Internet_20_link" text:visited-style-name="Visited_20_Internet_20_Link">
630_360_1559542057-408.jpg</text:a>
']</text:p>
      <text:p text:style-name="P4">
标签: ['STOPRUSSIA', 'АГРЕСІЯ РФ', 'ВІЙНА', 'ВТОРГНЕННЯ РФ', 'СЛУЖБА ЗОВНІШНЬОЇ РОЗВІДКИ УКРАЇНИ']</text:p>
      <text:p text:style-name="P4">
类别: News</text:p>
      <!--METADATA-->
      <text:p text:style-name="P4">
<draw:frame draw:style-name="fr1" draw:name="Image287" text:anchor-type="as-char" svg:width="6.9236in" svg:height="3.956343in" draw:z-index="0">
<draw:image xlink:href="../Images/AРМІЯINFORM/2023-05-30T37-00-00-04-00/630_360_1559542057-408.jpg" xlink:type="simple" xlink:show="embed" xlink:actuate="onLoad" draw:mime-type="image/jpeg"/>
</draw:frame>
关于它<text:a xlink:type="simple" xlink:href="https://www.facebook.com/SZRUkraine/posts/pfbid02JZKkQ1gYSrXyoLj4yrt3YwHuaMik6pJjKaZo3iUYXA8eL9pryCSwzRhyq5gYrhdKl" text:style-name="Internet_20_link" text:visited-style-name="Visited_20_Internet_20_Link">
报告</text:a>
乌克兰在其官方Facebook页面上的外部情报服务。</text:p>
      <text:p text:style-name="P4">
在俄罗斯的某些地区，鸡肉尸体和鱼片由于其在Belgorod地区的生产减少而出现了，Belgorod地区是NAPF家禽的领先制造商。</text:p>
      <text:p text:style-name="P4">
俄罗斯联邦国防部表示，糖尿病和心血管疾病的人不会将其从兵役中释放。 俄罗斯联合会国防部军事医学管理副负责人Seryhoventsev还断言，在假肢后，有超过90％的俄罗斯军人在针对乌克兰的“特殊行动”中受伤的俄罗斯军人被送回兵役。</text:p>
      <text:p text:style-name="P4">
在罗斯托夫地区，有39名武装俄罗斯入侵者正在寻找，他们离开了该职位，逃到了俄罗斯领土。 所有在风暴Z支队中服役的士兵，是前囚犯。</text:p>
      <text:p text:style-name="P4">
克格勃邀请了有关白俄罗斯银行的白俄罗斯人的信息，这些信息自2021年以来通过贝宝(Paypal)钻探，并给我买了咖啡。 每个捐助者都在等待克格勃的个人对话。</text:p>
      <text:p text:style-name="P4">
社会学硕士，社会理论与方法学系的研究人员，在白俄罗斯Andriyabahanov的NAS社会学研究所被拘留在明斯克。 在2020年，他是一位科学家之一，他签署了白俄罗斯学院研究所的大规模解雇的开放式纸张，目前违反了白俄罗斯总统当选白俄罗斯的选举。</text:p>
      <text:p text:style-name="P4">
News Source: <text:a xlink:type="simple" xlink:href="https://armyinform.com.ua/2023/05/30/youtube-zablokuvav-oblikovyj-zapys-rosijskogo-informaczijnogo-internet-agentstva-ura-ru/" text:style-name="Internet_20_link" text:visited-style-name="Visited_20_Internet_20_Link">
https://armyinform.com.ua/2023/05/30/youtube-zablokuvav-oblikovyj-zapys-rosijskogo-informaczijnogo-internet-agentstva-ura-ru/</text:a>
</text:p>
      <!--NEWS-->
      <text:h text:style-name="P10" text:outline-level="1">
<text:span text:style-name="T4">
Противник завдав 62 авіаційні удари та здійснив 54 обстріли з реактивних систем залпового вогню</text:span>
</text:h>
      <text:p text:style-name="P4">
作者: ['АРМІЯINFORM']</text:p>
      <text:p text:style-name="P4">
时间: 2023-05-30T38:00:00-04:00</text:p>
      <text:p text:style-name="P4">
描述: 关于乌克兰的兹布罗伊萨尼部队的总部，他的兰克瓦泽维尼（Rankova Zvedenni）总部。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obstil.jpeg" text:style-name="Internet_20_link" text:visited-style-name="Visited_20_Internet_20_Link">
obstil.jpeg</text:a>
']</text:p>
      <text:p text:style-name="P4">
标签: ['STOPRUSSIA', 'АГРЕСІЯ РФ', 'ВІЙНА', 'ВТОРГНЕННЯ РФ', 'ГЕНЕРАЛЬНИЙ ШТАБ ЗС УКРАЇНИ', 'РАНКОВЕ ЗВЕДЕННЯ']</text:p>
      <text:p text:style-name="P4">
类别: News</text:p>
      <!--METADATA-->
      <text:p text:style-name="P4">
<draw:frame draw:style-name="fr1" draw:name="Image288" text:anchor-type="as-char" svg:width="6.9236in" svg:height="4.32725in" draw:z-index="0">
<draw:image xlink:href="../Images/AРМІЯINFORM/2023-05-30T38-00-00-04-00/obstil.jpeg" xlink:type="simple" xlink:show="embed" xlink:actuate="onLoad" draw:mime-type="image/jpeg"/>
</draw:frame>
<text:span text:style-name="T4">
🔥俄罗斯入侵的情况</text:span>
</text:p>
      <text:p text:style-name="P4">
关于它<text:a xlink:type="simple" xlink:href="https://www.facebook.com/GeneralStaff.ua/posts/pfbid032pyvQwNFFrHGJttvcosd1aj3Sddo32GbvjeVgeg6LeP4nfzNuF57KAhLjJ9ueQ3bl" text:style-name="Internet_20_link" text:visited-style-name="Visited_20_Internet_20_Link">
报告</text:a>
乌克兰武装部队的总参谋部在早上的摘要中。</text:p>
      <text:p text:style-name="P4">
在过去的一天中，敌人击中了62架飞机罢工，并用火箭发射器制作了54张曲调。 不幸的是，有中间人的受害者，私人住宅受损，其他人。</text:p>
      <text:p text:style-name="P4">
目前阐明了有关夜间攻击后果的信息。</text:p>
      <text:p text:style-name="P4">
武装部队的总参谋部警告说，乌克兰的火箭和航空罢工的可能性仍然很高。</text:p>
      <text:p text:style-name="P4">
News Source: <text:a xlink:type="simple" xlink:href="https://armyinform.com.ua/2023/05/30/syly-oborony-znyshhyly-36-iz-40-krylatyh-raket-h-101-h-555-ta-30-iz-38-udarnyh-bpla-shahed/" text:style-name="Internet_20_link" text:visited-style-name="Visited_20_Internet_20_Link">
https://armyinform.com.ua/2023/05/30/syly-oborony-znyshhyly-36-iz-40-krylatyh-raket-h-101-h-555-ta-30-iz-38-udarnyh-bpla-shahed/</text:a>
</text:p>
      <!--NEWS-->
      <text:h text:style-name="P10" text:outline-level="1">
<text:span text:style-name="T4">
敌人试图仅在库皮斯克和马林斯克攻击，没有成功 -</text:span>
</text:h>
      <text:p text:style-name="P4">
作者: ['АРМІЯINFORM']</text:p>
      <text:p text:style-name="P4">
时间: 2023-05-30T39:00:00-04:00</text:p>
      <text:p text:style-name="P4">
描述: 敌人是Zoedzhuvati Basic Zuill在追求Luhanskoe追求的...与乌克兰2022年的战争时，与乌克兰的战争是今天的最新消息，这是与乌克兰2022的新闻战争，今天是否将是今天的最后一场。乌克兰与俄罗斯之间的战争以及2022年与乌克兰的战争将在2022年发生，他们是否会在不久的将来与乌克兰进行战争，他们说，与乌克兰与乌克兰的战争，今天，乌克兰的新闻，乌克兰新闻，乌克兰新闻俄罗斯的乌克兰媒体</text:p>
      <text:p text:style-name="P4">
图片: ['<text:a xlink:type="simple" xlink:href="https://armyinform.com.ua/wp-content/uploads/2023/05/350517553_203797672574511_2965737970376042437_n.jpg" text:style-name="Internet_20_link" text:visited-style-name="Visited_20_Internet_20_Link">
350517553_203797672574511_2965737970376042437_n.jpg</text:a>
']</text:p>
      <text:p text:style-name="P4">
标签: ['АГРЕСІЯ РФ', 'ВІЙНА', 'ВТОРГНЕННЯ РФ', 'ГЕНЕРАЛЬНИЙ ШТАБ ЗС УКРАЇНИ', 'ОПЕРАТИВНА СИТУАЦІЯ', 'РАНКОВЕ ЗВЕДЕННЯ']</text:p>
      <text:p text:style-name="P4">
类别: News</text:p>
      <!--METADATA-->
      <text:p text:style-name="P4">
<draw:frame draw:style-name="fr1" draw:name="Image289" text:anchor-type="as-char" svg:width="6.9236in" svg:height="5.466in" draw:z-index="0">
<draw:image xlink:href="../Images/AРМІЯINFORM/2023-05-30T39-00-00-04-00/350517553_203797672574511_2965737970376042437_n.jpg" xlink:type="simple" xlink:show="embed" xlink:actuate="onLoad" draw:mime-type="image/jpeg"/>
</draw:frame>
<text:span text:style-name="T4">
🔥俄罗斯入侵的情况</text:span>
</text:p>
      <text:p text:style-name="P4">
敌人继续将基本努力集中在卢汉斯克和顿涅茨克地区的全面企图上。 在最后一天，国防军反映了27次敌人袭击。</text:p>
      <text:p text:style-name="P4">
关于这个<text:a xlink:type="simple" xlink:href="https://www.facebook.com/GeneralStaff.ua/posts/pfbid032pyvQwNFFrHGJttvcosd1aj3Sddo32GbvjeVgeg6LeP4nfzNuF57KAhLjJ9ueQ3bl" text:style-name="Internet_20_link" text:visited-style-name="Visited_20_Internet_20_Link">
被引用</text:a>
早晨，乌克兰武装部队的总参谋部发布了一个官方的Facebook页面。</text:p>
      <text:p text:style-name="P4">
在<text:span text:style-name="T4">
 volyn和Polissya的指示</text:span>
仍然没有表现出来，没有发现进攻群体的形成迹象。</text:p>
      <text:p text:style-name="P4">
在<text:span text:style-name="T4">
 Siversky和Slobozhansky的指示中</text:span>
敌人继续在与乌克兰边境地区保留军事存在。 在过去，米洛夫·哈尔基夫地区的iViation中风。 制成的定居点中间，帕夫洛夫卡，帕夫洛夫卡，卡特尼尼夫卡，Shevchenko，Sumy地区的Velika Pisarivka，以及Uda，Sagittar，Varvarivka，Budarki，Budarki，Zemlyanka，Zemlyanka，Chugunivka Nakarkarkakarkakarkakarkakarkakarkakarkakarkakarkakarkarkarkarkakarkarkarkarkarkarkakarkarkchchchchchchchchynana。</text:p>
      <text:p text:style-name="P4">
在<text:span text:style-name="T4">
 kupyansk方向上</text:span>
敌人在最后一天，在Masyutivka，Starch Kharkiv地区Tanovoselivske和Stelmakhivka -Lugansk领域进行了不成功的持续行动。 他在after子中击中了航空罢工。 敌人的炮兵和迫击炮炮击，Kamianka，Krasne First，Novomlinsk，两年，西方，Masyutivka，Petropavlivka，Kucherivka，Kislivka，Glushkivka，Glushkivka，Berestovo，Berestovo和Boguslavkivkivkivkkivkka region。</text:p>
      <text:p text:style-name="P4">
在<text:span text:style-name="T4">
利马方向</text:span>
的最后一天，敌人活跃。 在卢汉斯克地区Bigorivka的河口和航空罢工区域进行了火箭袭击； Siversk和备受争议的Donetsk地区。炮弹遭到了Nevskoye，Dibrova，Lugansk地区的Bigorivka和有争议的Donetsk地区遭受的。</text:p>
      <text:p text:style-name="P4">
在白天<text:span text:style-name="T4">
巴赫穆特方向</text:span>
，进攻行动的敌人不是。 他在顿涅茨克地区的托列斯克地区袭击了航空罢工。 Vasyukivka，Kramatorsk，Tikhonivka，Orikhovo-vasylivka，Bakhmut，Yar，Ivanivske，Predict，White Mountain，White Mountain，Donetsk地区的Iron Tanya York受伤。</text:p>
      <text:p text:style-name="P4">
在<text:span text:style-name="T4">
 avdeevsky方向上</text:span>
没有执行进攻行动的对手。在<text:span text:style-name="T4">
马林斯基方向</text:span>
我们的后卫在Marinka市击退了12次敌人袭击。 敌人在圣乔治地区袭击。 同时，敌人的炮击遭到了Marinka和St. George's Donetsk地区的折磨。</text:p>
      <text:p text:style-name="P4">
在<text:span text:style-name="T4">
 shakhtar方向</text:span>
敌人在人类和前提的区域中击中。 他在Paraskovka，Novomikhailivka，Khaledar，Novoukrainka，Prychistivka和Shakhtarske的定居点开火。</text:p>
      <text:p text:style-name="P4">
在<text:span text:style-name="T4">
 Zaporizhzhya和Kherson </text:span>
敌人继续行动。 他在Guliaypole地区袭击了航空，并有一个Tokmachkaza地区。 在Donetsk地区Novopol的Uremivka的定居点被解雇； Olgivske, Gulyaypole, Mala Tokmachka, Novodanilovka, Orikhiv, Novoandriivka and Stepnogrisk, Zaporizhzhya region; Kachkarkarivka, Milovo, Cossack, Burguna, Lviv, Ivanivka, Antonovka, Komyshana, Dnipro, Kizomis.</text:p>
      <text:p text:style-name="P4">
News Source: <text:a xlink:type="simple" xlink:href="https://armyinform.com.ua/2023/05/30/na-kupyanskomu-napryamku-protyvnyk-bezuspishno-namagavsya-nastupaty-na-bahmutskomu-ta-avdiyivskomu-nastupalnyh-dij-ne-provodyv-na-zaporizkomu-ta/" text:style-name="Internet_20_link" text:visited-style-name="Visited_20_Internet_20_Link">
https://armyinform.com.ua/2023/05/30/na-kupyanskomu-napryamku-protyvnyk-bezuspishno-namagavsya-nastupaty-na-bahmutskomu-ta-avdiyivskomu-nastupalnyh-dij-ne-provodyv-na-zaporizkomu-ta/</text:a>
</text:p>
      <!--NEWS-->
      <text:h text:style-name="P10" text:outline-level="1">
<text:span text:style-name="T4">
Окупанти здійснюють рейди по будинках та квартирах мешканців окупованого Скадовського району</text:span>
</text:h>
      <text:p text:style-name="P4">
作者: ['АРМІЯINFORM']</text:p>
      <text:p text:style-name="P4">
时间: 2023-05-30T40:00:00-04:00</text:p>
      <text:p text:style-name="P4">
描述: 关于ZSU的总参谋部，将军的总部位于Facebook上的Itsiysiishentsi。 敌人...与乌克兰2022年的战争，与乌克兰的最新消息，今天与乌克兰的新闻战争，2022年的新闻战争，今天将在乌克兰和俄罗斯之间发动战争，当2022年与乌克兰的战争将在他们说，在不久的将来与乌克兰发动了战争</text:p>
      <text:p text:style-name="P4">
图片: ['<text:a xlink:type="simple" xlink:href="https://armyinform.com.ua/wp-content/uploads/2023/05/rejdy-okupantiv.jpg" text:style-name="Internet_20_link" text:visited-style-name="Visited_20_Internet_20_Link">
rejdy-okupantiv.jpg</text:a>
']</text:p>
      <text:p text:style-name="P4">
标签: ['STOPRUSSIA', 'АГРЕСІЯ РФ', 'ГЕНЕРАЛЬНИЙ ШТАБ ЗС УКРАЇНИ', 'РАНКОВЕ ЗВЕДЕННЯ', 'РОСІЙСЬКІ ОКУПАНТИ']</text:p>
      <text:p text:style-name="P4">
类别: News</text:p>
      <!--METADATA-->
      <text:p text:style-name="P4">
<draw:frame draw:style-name="fr1" draw:name="Image290" text:anchor-type="as-char" svg:width="6.9236in" svg:height="4.193811in" draw:z-index="0">
<draw:image xlink:href="../Images/AРМІЯINFORM/2023-05-30T40-00-00-04-00/rejdy-okupantiv.jpg" xlink:type="simple" xlink:show="embed" xlink:actuate="onLoad" draw:mime-type="image/jpeg"/>
</draw:frame>
关于它<text:a xlink:type="simple" xlink:href="https://www.facebook.com/GeneralStaff.ua/posts/pfbid032pyvQwNFFrHGJttvcosd1aj3Sddo32GbvjeVgeg6LeP4nfzNuF57KAhLjJ9ueQ3bl" text:style-name="Internet_20_link" text:visited-style-name="Visited_20_Internet_20_Link">
报告</text:a>
武装部队的总人员在其官方Facebook页面上。</text:p>
      <text:p text:style-name="P4">
敌人加强了临时捕获的赫尔森地区斯卡多夫斯基地区的反情报措施。 入侵者进行了大规模的袭击当地居民的地段和公寓。</text:p>
      <text:p text:style-name="P4">
检查个人文档和移动设备。 通过这种方式，他们占据了恐吓当地人口并确定帮助乌克兰西洛洛龙的人。</text:p>
      <text:p text:style-name="P4">
News Source: <text:a xlink:type="simple" xlink:href="https://armyinform.com.ua/2023/05/30/okupanty-zdijsnyuyut-rejdy-po-budynkah-ta-kvartyrah-meshkancziv-okupovanogo-skadovskogo-rajonu/" text:style-name="Internet_20_link" text:visited-style-name="Visited_20_Internet_20_Link">
https://armyinform.com.ua/2023/05/30/okupanty-zdijsnyuyut-rejdy-po-budynkah-ta-kvartyrah-meshkancziv-okupovanogo-skadovskogo-rajonu/</text:a>
</text:p>
      <!--NEWS-->
      <text:h text:style-name="P10" text:outline-level="1">
<text:span text:style-name="T4">
荷兰将在加强防空系统的每种可能的方式中支持乌克兰，以便早期训练F-16飞行员</text:span>
</text:h>
      <text:p text:style-name="P4">
作者: ['АРМІЯINFORM']</text:p>
      <text:p text:style-name="P4">
时间: 2023-05-30T41:00:00-04:00</text:p>
      <text:p text:style-name="P4">
描述: 关于TSE Pre-Minigra Nirdlande Mark Rutte，在他的Twitter上写道。 “基辅势利势利已经成为……与乌克兰2022的战争，与乌克兰的战争是今天的最新消息，与乌克兰2022的战争是今天的最后一场，乌克兰和俄罗斯之间的战争是否会发生战争，当时与乌克兰战争时在2022年，无论是否会发生，是否会在不久的将来与乌克兰进行战争，这是与乌克兰的战争，今天的乌克兰新闻，乌克兰的新闻，乌克兰媒体在俄罗斯的乌克兰新闻</text:p>
      <text:p text:style-name="P4">
图片: ['<text:a xlink:type="simple" xlink:href="https://armyinform.com.ua/wp-content/uploads/2023/05/mark-ryutte.jpg" text:style-name="Internet_20_link" text:visited-style-name="Visited_20_Internet_20_Link">
mark-ryutte.jpg</text:a>
']</text:p>
      <text:p text:style-name="P4">
标签: ['STOPRUSSIA', 'ВТОРГНЕННЯ РФ', 'ДОПОМОГА УКРАЇНІ', 'МАРК РЮТТЕ']</text:p>
      <text:p text:style-name="P4">
类别: News</text:p>
      <!--METADATA-->
      <text:p text:style-name="P4">
<draw:frame draw:style-name="fr1" draw:name="Image291" text:anchor-type="as-char" svg:width="6.9236in" svg:height="3.894525in" draw:z-index="0">
<draw:image xlink:href="../Images/AРМІЯINFORM/2023-05-30T41-00-00-04-00/mark-ryutte.jpg" xlink:type="simple" xlink:show="embed" xlink:actuate="onLoad" draw:mime-type="image/jpeg"/>
</draw:frame>
荷兰总理马克·鲁特(Mark Rutte)在他的[Twitter]中写了这一点(https://twitter.com/MinPres/status/1663251995350663168?cxt=HHwWgICwrZS4h5UuAAAA).</text:p>
      <text:p text:style-name="P4">
«Київ знову став об’єктом варварських авіаударів, на щастя, з обмеженимефектом завдяки ЗРК Patriot. Я щойно говорив з Зеленським і підтвердив, щоНідерланди готові всіляко підтримувати Україну; від посилення системпротиповітряної оборони до якнайшвидшого початку навчання пілотів F-16.Допомагати Україні захищатися — це не вибір, це потрібно робити. Нідерландибудуть продовжувати підтримувати Україну стільки, скільки буде потрібно.Допомога Україні також буде ключовим пунктом порядку денного самітуЄвропейського політичного співтовариства в Кишиневі наступного четверга», —йдеться у повідомленні.</text:p>
      <text:p text:style-name="P4">
News Source: <text:a xlink:type="simple" xlink:href="https://armyinform.com.ua/2023/05/30/niderlandy-gotovi-vsilyako-pidtrymuvaty-ukrayinu-vid-posylennya-system-ppo-do-yaknajshvydshogo-pochatku-navchannya-pilotiv-f-16/" text:style-name="Internet_20_link" text:visited-style-name="Visited_20_Internet_20_Link">
https://armyinform.com.ua/2023/05/30/niderlandy-gotovi-vsilyako-pidtrymuvaty-ukrayinu-vid-posylennya-system-ppo-do-yaknajshvydshogo-pochatku-navchannya-pilotiv-f-16/</text:a>
</text:p>
      <!--NEWS-->
      <text:h text:style-name="P10" text:outline-level="1">
<text:span text:style-name="T4">
Сили оборони уразили райони зосередження противника, знищили склад з боєприпасами та його засоби ППО</text:span>
</text:h>
      <text:p text:style-name="P4">
作者: ['АРМІЯINFORM']</text:p>
      <text:p text:style-name="P4">
时间: 2023-05-30T42:00:00-04:00</text:p>
      <text:p text:style-name="P4">
描述: 我们的Dob的Aviacia在一个特殊仓库的Zseridzhennya地区领导着15个中风，该仓库...与乌克兰2022年的战争，与乌克兰的最新新闻，《与乌克兰的新闻战争》，今天与乌克兰2022年的《新闻战》，乌克兰之间的战争会和俄罗斯，当2022年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ВІАЦІЯ ЗСУ', 'АГРЕСІЯ РФ', 'ВІЙНА', 'ВТОРГНЕННЯ РФ', 'ГЕНЕРАЛЬНИЙ ШТАБ ЗС УКРАЇНИ', 'РАНКОВЕ ЗВЕДЕННЯ']</text:p>
      <text:p text:style-name="P4">
类别: News</text:p>
      <!--METADATA-->
      <text:p text:style-name="P4">
<draw:frame draw:style-name="fr1" draw:name="Image292" text:anchor-type="as-char" svg:width="6.9236in" svg:height="3.894525in" draw:z-index="0">
<draw:image xlink:href="../Images/AРМІЯINFORM/2023-05-30T42-00-00-04-00/aviacziya-syl-oborony-ukrayiny.jpg" xlink:type="simple" xlink:show="embed" xlink:actuate="onLoad" draw:mime-type="image/jpeg"/>
</draw:frame>
说明性照片<text:span text:style-name="T4">
🔥俄罗斯完成的情况</text:span>
</text:p>
      <text:p text:style-name="P4">
我们每天的航空在敌人的人员和军事装备集中的领域中进行了15次节拍。 另外，最后一天摧毁了不同类型的4年侦察无人机。</text:p>
      <text:p text:style-name="P4">
关于它的报道，乌克兰武装部队的总参谋部。</text:p>
      <text:p text:style-name="P4">
导弹和​​炮兵部队被三个集中和军事装备，弹药组成，三种防空产品以及敌人的三个重要目标击中。</text:p>
      <text:p text:style-name="P4">
News Source: <text:a xlink:type="simple" xlink:href="https://armyinform.com.ua/2023/05/30/syly-oborony-urazyly-rajony-zoseredzhennya-protyvnyka-znyshheno-sklad-z-boyeprypasamy-ta-jogo-zasoby-ppo/" text:style-name="Internet_20_link" text:visited-style-name="Visited_20_Internet_20_Link">
https://armyinform.com.ua/2023/05/30/syly-oborony-urazyly-rajony-zoseredzhennya-protyvnyka-znyshheno-sklad-z-boyeprypasamy-ta-jogo-zasoby-ppo/</text:a>
</text:p>
      <!--NEWS-->
      <text:h text:style-name="P10" text:outline-level="1">
<text:span text:style-name="T4">
国防军每天消除了400多名入侵者，摧毁了坦克和10辆艺术家</text:span>
</text:h>
      <text:p text:style-name="P4">
作者: ['АРМІЯINFORM']</text:p>
      <text:p text:style-name="P4">
时间: 2023-05-30T43:00:00-04:00</text:p>
      <text:p text:style-name="P4">
描述: Zagalni Boyov，在02/24/22到05/30/23 Orintovo成为：...与乌克兰2022的战争，与乌克兰的战争，今天与乌克兰的最新消息，今天与乌克兰2022年的新闻战争，今天将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568bd777-fbd6-49bc-844a-3da07790dec3-scaled.jpg" text:style-name="Internet_20_link" text:visited-style-name="Visited_20_Internet_20_Link">
568bd777-fbd6-49bc-844a-3da07790dec3-scaled.jpg</text:a>
']</text:p>
      <text:p text:style-name="P4">
标签: ['STOPRUSSIA', 'АГРЕСІЯ РФ', 'ВТОРГНЕННЯ РФ', 'ВТРАТИ ВОРОГА', 'ГШ ЗСУ']</text:p>
      <text:p text:style-name="P4">
类别: News</text:p>
      <!--METADATA-->
      <text:p text:style-name="P4">
<draw:frame draw:style-name="fr1" draw:name="Image293" text:anchor-type="as-char" svg:width="6.9236in" svg:height="6.969757in" draw:z-index="0">
<draw:image xlink:href="../Images/AРМІЯINFORM/2023-05-30T43-00-00-04-00/568bd777-fbd6-49bc-844a-3da07790dec3-scaled.jpg" xlink:type="simple" xlink:show="embed" xlink:actuate="onLoad" draw:mime-type="image/jpeg"/>
</draw:frame>
敌人从24.02.22到30.05.23的总损失将分配给：</text:p>
      <text:p text:style-name="P4">
<text:span text:style-name="T4">
<text:span text:style-name="T5">
人员 -  </text:span>
* 207440(+410)淘汰的人</text:span>
<text:span text:style-name="T5">
坦克 -  </text:span>
<text:span text:style-name="T5">
 3802(+1)</text:span>
<text:span text:style-name="T4">
战斗装甲车 -  </text:span>
 7469(+2)<text:span text:style-name="T4">
<text:span text:style-name="T5">
炮兵系统 -  </text:span>
<text:span text:style-name="T5">
 3445(+10)</text:span>
 </text:span>
 rszv- <text:span text:style-name="T4">
 575(0)</text:span>
<text:span text:style-name="T5">
防空 -  </text:span>
<text:span text:style-name="T5">
 332(+1)</text:span>
<text:span text:style-name="T4">
飞机 -  </text:span>
 313(0)<text:span text:style-name="T4">
<text:span text:style-name="T5">
直升机 -  </text:span>
* 298(0)</text:span>
<text:span text:style-name="T5">
无人机手术战术水平 -  </text:span>
<text:span text:style-name="T5">
 3092(+38)</text:span>
<text:span text:style-name="T4">
有翼导弹 -  </text:span>
 1107(+51)<text:span text:style-name="T4">
<text:span text:style-name="T5">
船 /船 -  </text:span>
* 18(0)</text:span>
<text:span text:style-name="T5">
汽车设备和坦克 -  </text:span>
<text:span text:style-name="T5">
 6219(+12)</text:span>
<text:span text:style-name="T4">
特殊技术 -  </text:span>
 454(+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30.05.23。</text:p>
      <text:p text:style-name="P4">
News Source: <text:a xlink:type="simple" xlink:href="https://armyinform.com.ua/2023/05/30/syly-oborony-za-dobu-likviduvaly-ponad-400-okupantiv-znyshhyly-tank-i-10-artsystem/" text:style-name="Internet_20_link" text:visited-style-name="Visited_20_Internet_20_Link">
https://armyinform.com.ua/2023/05/30/syly-oborony-za-dobu-likviduvaly-ponad-400-okupantiv-znyshhyly-tank-i-10-artsystem/</text:a>
</text:p>
      <!--NEWS-->
      <text:h text:style-name="P10" text:outline-level="1">
<text:span text:style-name="T4">
对基辅的夜间袭击：空中国防军在Shahd-136/131的31架无人机中摧毁了29人</text:span>
</text:h>
      <text:p text:style-name="P4">
作者: ['АРМІЯINFORM']</text:p>
      <text:p text:style-name="P4">
时间: 2023-05-30T44:00:00-04:00</text:p>
      <text:p text:style-name="P4">
描述: NICH为ZSU的Dousers的愚蠢部队提供了30次旅行，以获得Upovitryan的共同资源...与乌克兰2022年的战争，与乌克兰的最新新闻，今天与乌克兰2022年的新闻战争，今天将有他们说，与乌克兰在2022年与乌克兰的战争时，是否会在不久的将来与乌克兰发生战争，他们说，与乌克兰的战争，今天的乌克兰新闻，乌克兰新闻，乌克兰媒体的乌克兰媒体新闻。俄语</text:p>
      <text:p text:style-name="P4">
图片: ['<text:a xlink:type="simple" xlink:href="https://armyinform.com.ua/wp-content/uploads/2023/05/shahed_136_iranskiy_dron_gettyimages_1244030755_1_1300x820_1_1300x820.jpg" text:style-name="Internet_20_link" text:visited-style-name="Visited_20_Internet_20_Link">
shahed_136_iranskiy_dron_gettyimages_1244030755_1_1300x820_1_1300x820.jpg</text:a>
']</text:p>
      <text:p text:style-name="P4">
标签: ['АТАКА ДРОНІВ', 'ВІЙНА', 'КОМАНДУВАННЯ ПОВІТРЯНИХ СИЛ ЗС УКРАЇНИ', 'ШАХЕДИ']</text:p>
      <text:p text:style-name="P4">
类别: News</text:p>
      <!--METADATA-->
      <text:p text:style-name="P4">
<draw:frame draw:style-name="fr1" draw:name="Image294" text:anchor-type="as-char" svg:width="6.9236in" svg:height="4.367638in" draw:z-index="0">
<draw:image xlink:href="../Images/AРМІЯINFORM/2023-05-30T44-00-00-04-00/shahed_136_iranskiy_dron_gettyimages_1244030755_1_1300x820_1_1300x820.jpg" xlink:type="simple" xlink:show="embed" xlink:actuate="onLoad" draw:mime-type="image/jpeg"/>
</draw:frame>
5月30日晚上，武装部队和空军的手段在乌克兰国防军其他组成部分的相互作用中摧毁了29 Schord-136/131乌克兰的无人机。</text:p>
      <text:p text:style-name="P4">
关于它<text:a xlink:type="simple" xlink:href="https://t.me/kpszsu/2546" text:style-name="Internet_20_link" text:visited-style-name="Visited_20_Internet_20_Link">
报告</text:a>
武装部队司令部的新闻服务。</text:p>
      <text:p text:style-name="P4">
“在5月30日晚上，从23:30到4:30，俄罗斯占领部队用伊朗冲击无人机Shahd-136/131滚动乌克兰。 北部和南部已经记录了31个卡米卡德兹无人机。”证词写道。</text:p>
      <text:p text:style-name="P4">
值得注意的是，几乎所有无人机都惊讶于首都和尼比基耶夫的方法。</text:p>
      <text:p text:style-name="P4">
News Source: <text:a xlink:type="simple" xlink:href="https://armyinform.com.ua/2023/05/30/nichna-ataka-na-kyyiv-syly-ppo-znyshhyly-29-iz-31-shahediv/" text:style-name="Internet_20_link" text:visited-style-name="Visited_20_Internet_20_Link">
https://armyinform.com.ua/2023/05/30/nichna-ataka-na-kyyiv-syly-ppo-znyshhyly-29-iz-31-shahediv/</text:a>
</text:p>
      <!--NEWS-->
      <text:h text:style-name="P10" text:outline-level="1">
<text:span text:style-name="T4">
无人机组件现在无职责和增值税 -  Verkhovna Rada批准了两项法律</text:span>
</text:h>
      <text:p text:style-name="P4">
作者: ['АРМІЯINFORM']</text:p>
      <text:p text:style-name="P4">
时间: 2023-05-30T45:00:00-04:00</text:p>
      <text:p text:style-name="P4">
描述: 乌克兰的Piditrimvati Vobrimvatni无人机的力量。 因此，议会派迪特里玛利（Piditrimali）...与乌克兰2022年的战争，与乌克兰的战争是今天的最新新闻，《与乌克兰的新闻战》 2022年，今天的最后一场战争，乌克兰和俄罗斯之间的战争是否会发生战争，以及何时战争，何时，这是一场战争与乌克兰在2022年将是不久的是，与乌克兰与乌克兰的战争是否会说，今天与乌克兰的战争，今天的乌克兰新闻，乌克兰的新闻，乌克兰媒体在俄罗斯的乌克兰媒体</text:p>
      <text:p text:style-name="P4">
图片: ['<text:a xlink:type="simple" xlink:href="https://armyinform.com.ua/wp-content/uploads/2023/05/drones.jpg" text:style-name="Internet_20_link" text:visited-style-name="Visited_20_Internet_20_Link">
drones.jpg</text:a>
']</text:p>
      <text:p text:style-name="P4">
标签: ['БПЛА', 'МІНЦИФРИ']</text:p>
      <text:p text:style-name="P4">
类别: News</text:p>
      <!--METADATA-->
      <text:p text:style-name="P4">
<draw:frame draw:style-name="fr1" draw:name="Image295" text:anchor-type="as-char" svg:width="6.9236in" svg:height="3.894525in" draw:z-index="0">
<draw:image xlink:href="../Images/AРМІЯINFORM/2023-05-30T45-00-00-04-00/drones.jpg" xlink:type="simple" xlink:show="embed" xlink:actuate="onLoad" draw:mime-type="image/jpeg"/>
</draw:frame>
该州继续支持乌克兰的无人机生产。 因此，在议会中，在戒严令中废除的法律草案，支付了塔夫维兹纳职责的增值税。 这适用于无人机的配件 - 材料，设备，设备单元等。</text:p>
      <text:p text:style-name="P4">
关于它<text:a xlink:type="simple" xlink:href="https://www.facebook.com/mintsyfra/posts/pfbid02LucqaBENtbXYoLGt3rCf1GGrWqVidnyVZaxjNedoYthgJXKN3tXbm1Nc1aSfHcZbl" text:style-name="Internet_20_link" text:visited-style-name="Visited_20_Internet_20_Link">
报告</text:a>
乌克兰数字化转型部。</text:p>
      <text:p text:style-name="P4">
通过的法律旨在为生产无人系统的生产条件：即：</text:p>
      <text:p text:style-name="P4">
<text:span text:style-name="T5">
№<text:a xlink:type="simple" xlink:href="https://itd.rada.gov.ua/billInfo/Bills/Card/41887" text:style-name="Internet_20_link" text:visited-style-name="Visited_20_Internet_20_Link">
9275</text:a>
日期为05.05.2023《修正案法律项目》第XX第2节“过渡条款”第2节，《乌克兰税法》第2节，违反税款的税收税额无人系统。 </text:span>
№<text:a xlink:type="simple" xlink:href="https://itd.rada.gov.ua/billInfo/Bills/Card/41888" text:style-name="Internet_20_link" text:visited-style-name="Visited_20_Internet_20_Link">
9276</text:a>
日期为05.05.2023《法律修订法》第XXI条第XXI条“最终和过渡条款”，《海关法典》，违反了未经人为系统的生产和/或维修的税款征税商品征税的税收。</text:p>
      <text:p text:style-name="P4">
回忆：早些时候政府<text:a xlink:type="simple" xlink:href="https://armyinform.com.ua/2023/02/14/fast-track-dlya-droniv-uryad-pryjnyav-postanovu-yaka-pryshvydshyt-vvezennya-v-ukrayinu-vijskovyh-tovariv/" text:style-name="Internet_20_link" text:visited-style-name="Visited_20_Internet_20_Link">
创建</text:a>
无人机和组件的快速轨道使您可以更快地向乌克兰引入军事用品。</text:p>
      <text:p text:style-name="P4">
“无人机增强了我们的军队，并赋予纳弗罗特的技术优势。 因此，小型者继续系统地开发国防技术的发展。”该消息写道。</text:p>
      <text:p text:style-name="P4">
News Source: <text:a xlink:type="simple" xlink:href="https://armyinform.com.ua/2023/05/30/komplektuyuchi-dlya-droniv-teper-bez-myta-ta-pdv-verhovna-rada-uhvalyla-dva-zakonoproyekty/" text:style-name="Internet_20_link" text:visited-style-name="Visited_20_Internet_20_Link">
https://armyinform.com.ua/2023/05/30/komplektuyuchi-dlya-droniv-teper-bez-myta-ta-pdv-verhovna-rada-uhvalyla-dva-zakonoproyekty/</text:a>
</text:p>
      <!--NEWS-->
      <text:h text:style-name="P10" text:outline-level="1">
<text:span text:style-name="T4">
在乌克兰沉默的时刻</text:span>
</text:h>
      <text:p text:style-name="P4">
作者: ['АРМІЯINFORM']</text:p>
      <text:p text:style-name="P4">
时间: 2023-05-30T46: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96" text:anchor-type="as-char" svg:width="6.9236in" svg:height="3.895992in" draw:z-index="0">
<draw:image xlink:href="../Images/AРМІЯINFORM/2023-05-30T46-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30/v-ukrayini-hvylyna-movchannya/" text:style-name="Internet_20_link" text:visited-style-name="Visited_20_Internet_20_Link">
https://armyinform.com.ua/2023/05/30/v-ukrayini-hvylyna-movchannya/</text:a>
</text:p>
      <!--NEWS-->
      <text:h text:style-name="P10" text:outline-level="1">
<text:span text:style-name="T4">
乌克兰对伊朗实施了50年的制裁</text:span>
</text:h>
      <text:p text:style-name="P4">
作者: ['АРМІЯINFORM']</text:p>
      <text:p text:style-name="P4">
时间: 2023-05-30T47:00:00-04:00</text:p>
      <text:p text:style-name="P4">
描述: 乌克兰的Verkhovna Rada是为了全国性的Bezpeki I捍卫...与乌克兰2022年的战争，与乌克兰的最新新闻，今天与乌克兰2022年的新闻战争，今天与乌克兰2022年的战争，将在乌克兰和俄罗斯和俄罗斯之间进行战争，他们在2022年与乌克兰与乌克兰的战争，无论是否将在不久</text:p>
      <text:p text:style-name="P4">
图片: ['<text:a xlink:type="simple" xlink:href="https://armyinform.com.ua/wp-content/uploads/2023/05/e5ff54c04125571f0abf7cefbe42a9ab.jpeg" text:style-name="Internet_20_link" text:visited-style-name="Visited_20_Internet_20_Link">
e5ff54c04125571f0abf7cefbe42a9ab.jpeg</text:a>
']</text:p>
      <text:p text:style-name="P4">
标签: ['ВРУ', 'САНКЦІЇ ПРОТИ ІРАНУ']</text:p>
      <text:p text:style-name="P4">
类别: News</text:p>
      <!--METADATA-->
      <text:p text:style-name="P4">
<draw:frame draw:style-name="fr1" draw:name="Image297" text:anchor-type="as-char" svg:width="6.9236in" svg:height="4.062086in" draw:z-index="0">
<draw:image xlink:href="../Images/AРМІЯINFORM/2023-05-30T47-00-00-04-00/e5ff54c04125571f0abf7cefbe42a9ab.jpeg" xlink:type="simple" xlink:show="embed" xlink:actuate="onLoad" draw:mime-type="image/jpeg"/>
</draw:frame>
乌克兰的Verkhovna Rada批准了国家安全委员会和辩护的决定，以使用部门的经济和其他限制性措施(制裁)反对伊朗伊斯兰共和国。</text:p>
      <text:p text:style-name="P4">
这在相关决议[第9333号]中指出。(https://itd.rada.gov.ua/billInfo/Bills/Card/42001)为了采用328名议员。</text:p>
      <text:p text:style-name="P4">
该文件规定，对伊朗进行了50年的制裁。</text:p>
      <text:p text:style-name="P4">
尤其是限制性措施，通过伊朗暂停资源过境，乌克兰的航班和运输，并防止乌克兰伊朗萨州居民撤离资本。</text:p>
      <text:p text:style-name="P4">
此外，设想将技术转移给居民，知识产权的权利，行使伊朗的任何投资。 还设想了电子支付服务(转让，现金发行)伊朗发行的居民。</text:p>
      <text:p text:style-name="P4">
News Source: <text:a xlink:type="simple" xlink:href="https://armyinform.com.ua/2023/05/30/ukrayina-vvodyt-sankcziyi-proty-iranu-na-50-rokiv/" text:style-name="Internet_20_link" text:visited-style-name="Visited_20_Internet_20_Link">
https://armyinform.com.ua/2023/05/30/ukrayina-vvodyt-sankcziyi-proty-iranu-na-50-rokiv/</text:a>
</text:p>
      <!--NEWS-->
      <text:h text:style-name="P10" text:outline-level="1">
<text:span text:style-name="T4">
白天，救援人员去消除了敌人炮击近200次的后果</text:span>
</text:h>
      <text:p text:style-name="P4">
作者: ['АРМІЯINFORM']</text:p>
      <text:p text:style-name="P4">
时间: 2023-05-30T48:00:00-04:00</text:p>
      <text:p text:style-name="P4">
描述: 借出了29次伤害，乌克兰Zvozvichahi的持有人服务...与乌克兰2022年的战争，与乌克兰的战争是今天的最新消息，这是与乌克兰2022年的新闻战争，乌克兰与乌克兰之间的最后一场战争，乌克兰和乌克兰之间的战争是否会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98" text:anchor-type="as-char" svg:width="6.9236in" svg:height="4.635046in" draw:z-index="0">
<draw:image xlink:href="../Images/AРМІЯINFORM/2023-05-30T48-00-00-04-00/pozhezha-1.jpg" xlink:type="simple" xlink:show="embed" xlink:actuate="onLoad" draw:mime-type="image/jpeg"/>
</draw:frame>
说明性照片</text:p>
      <text:p text:style-name="P4">
在5月29日<text:span text:style-name="T4">
的最后一天，</text:span>
乌克兰公务员的划分不确定的情况<text:span text:style-name="T4">
 184离开</text:span>
，以消除定居点和基础设施的居民的后果。 消除了14次火灾。 为109人提供了心理帮助。</text:p>
      <text:p text:style-name="P4">
这在[消息]中说明了(https://dsns.gov.ua/uk/news/nadzvicaini-podiyi/operativna-informaciia-dsns-shhodo-naslidkiv-vedennia-boiovix-dii-rosiiskoiu-federacijeiu-172)乌克兰的SES。</text:p>
      <text:p text:style-name="P4">
自从俄罗斯进行大规模侵略的大规模侵略以来，乌克兰SES的单位因消除炮击后果而出发了96 859，已经清算了14个727大火，营救了4072人，并为215 694人提供了协助。</text:p>
      <text:p text:style-name="P4">
News Source: <text:a xlink:type="simple" xlink:href="https://armyinform.com.ua/2023/05/30/za-dobu-ryatuvalnyky-majzhe-200-raziv-vyyizhdzhaly-na-likvidacziyu-naslidkiv-vorozhyh-obstriliv-8/" text:style-name="Internet_20_link" text:visited-style-name="Visited_20_Internet_20_Link">
https://armyinform.com.ua/2023/05/30/za-dobu-ryatuvalnyky-majzhe-200-raziv-vyyizhdzhaly-na-likvidacziyu-naslidkiv-vorozhyh-obstriliv-8/</text:a>
</text:p>
      <!--NEWS-->
      <text:h text:style-name="P10" text:outline-level="1">
<text:span text:style-name="T4">
给予乌克兰军事支持保护</text:span>
</text:h>
      <text:p text:style-name="P4">
作者: ['АРМІЯINFORM']</text:p>
      <text:p text:style-name="P4">
时间: 2023-05-30T49:00:00-04:00</text:p>
      <text:p text:style-name="P4">
描述: 对于优先级的Evropeicia Union而言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borrell-3.jpg" text:style-name="Internet_20_link" text:visited-style-name="Visited_20_Internet_20_Link">
borrell-3.jpg</text:a>
']</text:p>
      <text:p text:style-name="P4">
标签: ['ВІЙСЬКОВА ПІДТРИМКА', 'ДОПОМОГА ПАРТНЕРІВ', 'ЄВРОПЕЙСЬКИЙ СОЮЗ', 'ЖОЗЕП БОРРЕЛЬ', 'СВІТ ПІДТРИМУЄ УКРАЇНУ']</text:p>
      <text:p text:style-name="P4">
类别: News</text:p>
      <!--METADATA-->
      <text:p text:style-name="P4">
<draw:frame draw:style-name="fr1" draw:name="Image299" text:anchor-type="as-char" svg:width="6.9236in" svg:height="3.894525in" draw:z-index="0">
<draw:image xlink:href="../Images/AРМІЯINFORM/2023-05-30T49-00-00-04-00/borrell-3.jpg" xlink:type="simple" xlink:show="embed" xlink:actuate="onLoad" draw:mime-type="image/jpeg"/>
</draw:frame>
对于欧盟来说，为乌克兰提供保护它所需的军事支持的优先事项。</text:p>
      <text:p text:style-name="P4">
在这个<text:a xlink:type="simple" xlink:href="https://www.eeas.europa.eu/eeas/lessons-war-ukraine-future-eu-defence_en" text:style-name="Internet_20_link" text:visited-style-name="Visited_20_Internet_20_Link">
强调</text:a>
欧盟在外交和安全政策上的高级代表Josep Borrel。</text:p>
      <text:p text:style-name="P4">
“随着俄罗斯入侵乌克兰，通常的高强度土地战争就进入了我们的边界。 我们还没有看到欧洲几十年来这种无能性的国家之间的战争。 这场战争的持续时间远远超出了某人的预期，包括普京。 欧盟支持乌克兰在俄罗斯的侵略之间对抗，但欧洲人也必须了解我们所涂层的安全和新威胁的根本变化，并就我们需要的军事资源得出正确的结论。”</text:p>
      <text:p text:style-name="P4">
他指出，欧盟可以带走战争的最伟大的教训之一是乌克兰军队成功适应的奇妙能力，反对世界上最大的军队之一。</text:p>
      <text:p text:style-name="P4">
“这再次显示了战场上的成功取决于晒黑训练的动机。 只有精力充沛的人员可以根据所有机会，包括步兵，炮兵和航空的支持，进行合并的操作。 欧洲外交官强调，我们已经看到俄罗斯指挥官如何有效地跌倒以协调他们的总数。</text:p>
      <text:p text:style-name="P4">
约瑟夫·博雷尔(Josep Borrel)指出，乌克兰人在指挥和管理方面取得了很高的创新性和成功。</text:p>
      <text:p text:style-name="P4">
“每天，乌克兰都在利用Highlardioelectronic的斗争来使无人机和导弹的敌人失败的雷达恶化，这变得更加可以理解。 包括网络行业在内的电子斗争，但不限于该领域变得越来越重要。” Josep Borrel说。</text:p>
      <text:p text:style-name="P4">
News Source: <text:a xlink:type="simple" xlink:href="https://armyinform.com.ua/2023/05/30/nadannya-ukrayini-vijskovoyi-pidtrymky-dlya-zahystu-suverenitetu-zalyshayetsya-priorytetom-yes-zhozep-borrel/" text:style-name="Internet_20_link" text:visited-style-name="Visited_20_Internet_20_Link">
https://armyinform.com.ua/2023/05/30/nadannya-ukrayini-vijskovoyi-pidtrymky-dlya-zahystu-suverenitetu-zalyshayetsya-priorytetom-yes-zhozep-borrel/</text:a>
</text:p>
      <!--NEWS-->
      <text:h text:style-name="P10" text:outline-level="1">
<text:span text:style-name="T4">
5月30日在热线电话的一个小时内将负责</text:span>
</text:h>
      <text:p text:style-name="P4">
作者: ['АРМІЯINFORM']</text:p>
      <text:p text:style-name="P4">
时间: 2023-05-30T50:00:00-04:00</text:p>
      <text:p text:style-name="P4">
描述: Syogodnis，30次受伤，Z 13：00至14:00 Visskovo部队的Tro ZsutuїkhniRail ...与乌克兰2022年的战争，与乌克兰与乌克兰的最新新闻，与乌克兰的新闻战争，与乌克兰的新闻2022年是今天的最后一场，将是今天的最后一支，成为乌克兰与俄罗斯与乌克兰的战争之间的战争，或者在2022年与乌克兰战争时，是否会在不久的将来与乌克兰进行战争，与乌克兰的战争，今天的乌克兰新闻，乌克兰的新闻，乌克兰的乌克兰媒体新闻</text:p>
      <text:p text:style-name="P4">
图片: ['<text:a xlink:type="simple" xlink:href="https://armyinform.com.ua/wp-content/uploads/2023/05/1-59-1.jpg" text:style-name="Internet_20_link" text:visited-style-name="Visited_20_Internet_20_Link">
1-59-1.jpg</text:a>
']</text:p>
      <text:p text:style-name="P4">
标签: ['ГАРЯЧА ЛІНІЯ', 'СИЛИ ТЕРИТОРІАЛЬНОЇ ОБОРОНИ', 'ТАНЦЮРА ІГОР']</text:p>
      <text:p text:style-name="P4">
类别: News</text:p>
      <!--METADATA-->
      <text:p text:style-name="P4">
<draw:frame draw:style-name="fr1" draw:name="Image300" text:anchor-type="as-char" svg:width="6.9236in" svg:height="4.615733in" draw:z-index="0">
<draw:image xlink:href="../Images/AРМІЯINFORM/2023-05-30T50-00-00-04-00/1-59-1.jpg" xlink:type="simple" xlink:show="embed" xlink:actuate="onLoad" draw:mime-type="image/jpeg"/>
</draw:frame>
今天，5月30日，从13:00到2:00 pm，武装部队及其仿制药部队的军人可以与乌克兰武装部队的武装部队指挥官交流。</text:p>
      <text:p text:style-name="P4">
关于它<text:a xlink:type="simple" xlink:href="https://www.facebook.com/TerritorialDefenseForces/posts/pfbid02C4LBpscjPk3GYDCbHAcAyn7qdLe51RSvUk2yi9wedVqmxiTDFbFZLD4XtPmNbDKtl" text:style-name="Internet_20_link" text:visited-style-name="Visited_20_Internet_20_Link">
报告</text:a>
武装部队武装部队的公共关系服务。</text:p>
      <text:p text:style-name="P4">
带有TEP指挥官的热线将在0 800 507 028举行。</text:p>
      <text:p text:style-name="P4">
“自2022年2月开始以来，我们的热线一直在运行。在此期间，已经收到了90,000多个电话。 我们试图解决我们要问的每个问题。 对于我们来说，支持我们的每位战士非常重要。您可以获得咨询，您可以每天致电7.00至20.00，电话为0 800 507 028，”消息写道。</text:p>
      <text:p text:style-name="P4">
News Source: <text:a xlink:type="simple" xlink:href="https://armyinform.com.ua/2023/05/30/30-travnya-protyagom-godyny-na-dzvinky-garyachoyi-liniyi-vidpovidatyme-komanduvach-syl-tro-zsu/" text:style-name="Internet_20_link" text:visited-style-name="Visited_20_Internet_20_Link">
https://armyinform.com.ua/2023/05/30/30-travnya-protyagom-godyny-na-dzvinky-garyachoyi-liniyi-vidpovidatyme-komanduvach-syl-tro-zsu/</text:a>
</text:p>
      <!--NEWS-->
      <text:h text:style-name="P10" text:outline-level="1">
<text:span text:style-name="T4">
在乌克兰，已经制定了战争罪调查标准</text:span>
</text:h>
      <text:p text:style-name="P4">
作者: ['АРМІЯINFORM']</text:p>
      <text:p text:style-name="P4">
时间: 2023-05-30T51:00:00-04:00</text:p>
      <text:p text:style-name="P4">
描述: OFIC总检察官溢出了Nacsionaly Expers IZ Meterna ...与乌克兰2022年的战争，与乌克兰的最新新闻，今天与乌克兰的新闻，乌克兰2022年的新闻战争，乌克兰和俄罗斯之间的战争将在乌克兰和俄罗斯之间发生战争，与乌克兰的战争将在他们说，或者2022年，他们是否会在不久的将来与乌克兰进行战争</text:p>
      <text:p text:style-name="P4">
图片: ['<text:a xlink:type="simple" xlink:href="https://armyinform.com.ua/wp-content/uploads/2023/05/prestupleniia.jpg" text:style-name="Internet_20_link" text:visited-style-name="Visited_20_Internet_20_Link">
prestupleniia.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01" text:anchor-type="as-char" svg:width="6.9236in" svg:height="3.892186in" draw:z-index="0">
<draw:image xlink:href="../Images/AРМІЯINFORM/2023-05-30T51-00-00-04-00/prestupleniia.jpg" xlink:type="simple" xlink:show="embed" xlink:actuate="onLoad" draw:mime-type="image/jpeg"/>
</draw:frame>
检察长办公室与国际人道主义法的领先国家专家一起制定并介绍了有关调查人员和检察官战争罪的调查标准的方法论指南。</text:p>
      <text:p text:style-name="P4">
关于它<text:a xlink:type="simple" xlink:href="https://www.gp.gov.ua/ua/posts/prokurori-ofisu-genprokurora-spilno-z-ekspertami-rozrobili-standarti-rozsliduvannya-vojennix-zlociniv" text:style-name="Internet_20_link" text:visited-style-name="Visited_20_Internet_20_Link">
报告</text:a>
乌克兰检察长办公室。</text:p>
      <text:p text:style-name="P4">
专家和从业人员团队一次工作的两个部分建议。 首先是<text:span text:style-name="T4">
“对军事犯罪进行调查的标准。一般部分” </text:span>
  - 考虑了乌克兰记录的所有主要军事犯罪，并在这些案件中为程序行动提供了明确的算法。</text:p>
      <text:p text:style-name="P4">
还制定了有关特定类型犯罪类型的一组标准 -  **“非法监禁和酷刑”。 它根据现代世界方法详细考虑了此类犯罪的特异性以及调查人员和检察官的工作规则。</text:p>
      <text:p text:style-name="P4">
“这是与从业人员一起发展的国际犯罪领域中这种规模和质量的第一批产品之一。 每种发展风格都伴随着每天在此类别的消费税程序中工作的同事之间的测试。 我坚信，这些文件将成为非数字工具，用于在所有执法和检察官办公室中传播最佳方法。”乌克兰检察官检察长乌克兰检察官说。</text:p>
      <text:p text:style-name="P4">
目前正在遵守其他类型的军事率的调查标准 - 在“驱逐出境”和“对民用物体的攻击”方面出版了手册。</text:p>
      <text:p text:style-name="P4">
您可以通过方法手册更详细地了解有关此[链接]的更多信息(https://bit.ly/WarCrimesStandards).</text:p>
      <text:p text:style-name="P4">
News Source: <text:a xlink:type="simple" xlink:href="https://armyinform.com.ua/2023/05/30/v-ukrayini-rozrobleno-standarty-rozsliduvannya-voyennyh-zlochyniv/" text:style-name="Internet_20_link" text:visited-style-name="Visited_20_Internet_20_Link">
https://armyinform.com.ua/2023/05/30/v-ukrayini-rozrobleno-standarty-rozsliduvannya-voyennyh-zlochyniv/</text:a>
</text:p>
      <!--NEWS-->
      <text:h text:style-name="P10" text:outline-level="1">
<text:span text:style-name="T4">
俄罗斯联邦武装部队的哪个属最大的损失</text:span>
</text:h>
      <text:p text:style-name="P4">
作者: ['АРМІЯINFORM']</text:p>
      <text:p text:style-name="P4">
时间: 2023-05-30T52:00:00-04:00</text:p>
      <text:p text:style-name="P4">
描述: Yakimi，Boti，处理RF ZS Z 2022 Rock的特殊仓库？ yak situy ...与乌克兰2022年的战争，与乌克兰的最新新闻战争，今天与乌克兰2022年的新闻战争，乌克兰和俄罗斯之间的战争以及2022年与乌克兰的战争将在在不久的将来与乌克兰发动了战争，这是与乌克兰的战争，今天的乌克兰新闻，乌克兰的新闻，乌克兰媒体的俄罗斯媒体</text:p>
      <text:p text:style-name="P4">
图片: []</text:p>
      <text:p text:style-name="P4">
标签: ['ВТОРГНЕННЯ РФ', 'ВТРАТИ РФ', 'ДУТА ВЕЛИЧ РОСАРМІЇ', 'ПЕТРО ЧЕРНИК']</text:p>
      <text:p text:style-name="P4">
类别: News</text:p>
      <!--METADATA-->
      <text:p text:style-name="P4">
自2022年以来，俄罗斯武装部队的总损失是什么？ 如何准备Rosarmia坦克机组人员？ 但是，是什么原因导致私人军事公司战斗的地区俄罗斯伞兵数量的增加呢？</text:p>
      <text:p text:style-name="P4">
军事分析师Petro Chernyk专门为军队提供了这一点。</text:p>
      <text:p text:style-name="P4">
_准备尤金</text:p>
      <text:p text:style-name="P4">
News Source: <text:a xlink:type="simple" xlink:href="https://armyinform.com.ua/2023/05/30/yakyj-rid-vijsk-zs-rf-maye-najbilshi-vtraty/" text:style-name="Internet_20_link" text:visited-style-name="Visited_20_Internet_20_Link">
https://armyinform.com.ua/2023/05/30/yakyj-rid-vijsk-zs-rf-maye-najbilshi-vtraty/</text:a>
</text:p>
      <!--NEWS-->
      <text:h text:style-name="P10" text:outline-level="1">
<text:span text:style-name="T4">
在SES的烟火之日，有500多个爆炸性物品被处置</text:span>
</text:h>
      <text:p text:style-name="P4">
作者: ['АРМІЯINFORM']</text:p>
      <text:p text:style-name="P4">
时间: 2023-05-30T53:00:00-04:00</text:p>
      <text:p text:style-name="P4">
描述: 借出了29次伤害，pirotechnici pidrodrodrodiled对工作的位置服务...与乌克兰2022年的战争，与乌克兰的最新新闻战争，今天与乌克兰的新闻，乌克兰2022年最后一次与乌克兰的新闻战争，乌克兰和俄罗斯之间以及俄罗斯以及俄罗斯以及何时又有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2/12/medium.jpg" text:style-name="Internet_20_link" text:visited-style-name="Visited_20_Internet_20_Link">
medium.jpg</text:a>
']</text:p>
      <text:p text:style-name="P4">
标签: ['STOPRUSSIA', 'АГРЕСІЯ РФ', 'ВІЙНА', 'ВТОРГНЕННЯ РФ', 'ДСНС УКРАЇНИ', 'РОЗМІНУВАННЯ']</text:p>
      <text:p text:style-name="P4">
类别: News</text:p>
      <!--METADATA-->
      <text:p text:style-name="P4">
<draw:frame draw:style-name="fr1" draw:name="Image302" text:anchor-type="as-char" svg:width="6.9236in" svg:height="3.89908in" draw:z-index="0">
<draw:image xlink:href="../Images/AРМІЯINFORM/2023-05-30T53-00-00-04-00/medium.jpg" xlink:type="simple" xlink:show="embed" xlink:actuate="onLoad" draw:mime-type="image/jpeg"/>
</draw:frame>
说明性照片</text:p>
      <text:p text:style-name="P4">
在5月29日<text:span text:style-name="T4">
的最后一天，乌克兰州政府服务处的烟火部队在紧急情况下</text:span>
 135次**参与执行Demining。</text:p>
      <text:p text:style-name="P4">
关于它_ <text:a xlink:type="simple" xlink:href="https://dsns.gov.ua/uk/news/nadzvicaini-podiyi/informaciia-shhodo-diialnosti-pirotexnicnix-pidrozdiliv-dsns-120" text:style-name="Internet_20_link" text:visited-style-name="Visited_20_Internet_20_Link">
报告</text:a>
_苏联乌克兰。</text:p>
      <text:p text:style-name="P4">
发现，扣押和处置的烟火单元(清除)<text:span text:style-name="T4">
 94公顷</text:span>
的领土。</text:p>
      <text:p text:style-name="P4">
最常工作的烟火单元工作：在Kharkiv地区18 574次，Kyiv地区-7816，Donetsk地区-5506，Mykolaiv地区-5011，Kherson地区-5184 -5184，Chernihiv -4650 -4650，Sumy -2086 -2086 -2086，，Cherkasy地区-1111。</text:p>
      <text:p text:style-name="P4">
参考：自从俄罗斯乌克兰联合会大规模侵略开始以来，已经处置了393 660个单位。 爆炸物和2891公斤的爆炸物，包括2917个单位。 航空炸弹。 大约87 368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30/za-dobu-pirotehniky-dsns-zneshkodyly-ponad-500-vybuhonebezpechnyh-predmetiv-2/" text:style-name="Internet_20_link" text:visited-style-name="Visited_20_Internet_20_Link">
https://armyinform.com.ua/2023/05/30/za-dobu-pirotehniky-dsns-zneshkodyly-ponad-500-vybuhonebezpechnyh-predmetiv-2/</text:a>
</text:p>
      <!--NEWS-->
      <text:h text:style-name="P10" text:outline-level="1">
<text:span text:style-name="T4">
监视国防军的立场：俄罗斯线人被拘留在顿涅茨克地区</text:span>
</text:h>
      <text:p text:style-name="P4">
作者: ['АРМІЯINFORM']</text:p>
      <text:p text:style-name="P4">
时间: 2023-05-30T54:00:00-04:00</text:p>
      <text:p text:style-name="P4">
描述: 关于Donechchini，ZS总参谋长的总局长...与乌克兰2022年的战争，今天与乌克兰的战争今天与乌克兰的战争，与乌克兰2022年的战争，今天的最后一场战争，乌克兰之间的战争将会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photo_2023-05-30_10-06-10-e1685431377848.jpg" text:style-name="Internet_20_link" text:visited-style-name="Visited_20_Internet_20_Link">
photo_2023-05-30_10-06-10-e1685431377848.jpg</text:a>
']</text:p>
      <text:p text:style-name="P4">
标签: ['STOPRUSSIA', 'АГРЕСІЯ РФ', 'ВТОРГНЕННЯ РФ', 'СБУ']</text:p>
      <text:p text:style-name="P4">
类别: News</text:p>
      <!--METADATA-->
      <text:p text:style-name="P4">
<draw:frame draw:style-name="fr1" draw:name="Image303" text:anchor-type="as-char" svg:width="6.9236in" svg:height="5.1927in" draw:z-index="0">
<draw:image xlink:href="../Images/AРМІЯINFORM/2023-05-30T54-00-00-04-00/photo_2023-05-30_10-06-10-e1685431377848.jpg" xlink:type="simple" xlink:show="embed" xlink:actuate="onLoad" draw:mime-type="image/jpeg"/>
</draw:frame>
俄罗斯联邦武装部队总参谋长的另一名线人被拘留在顿涅茨克地区(众所周知的游戏). Ворожим поплічником виявився мешканецьзвільненого Лиману, якого дистанційно завербувала російська воєнна розвідка.</text:p>
      <text:p text:style-name="P4">
Він збирав для окупантів розвіддані про місця дислокації та шляхи переміщенняСил оборони в районах Слов’янська, Лиману та Миколаївки.</text:p>
      <text:p text:style-name="P4">
Особливу увагу приділяв маршрутам руху українських військових колон, якіпереправлялись через р. Сіверський Донець у напрямку Бахмута. Також зловмисникпередавав агресору координати місцевих заводів та залізничної інфраструктури.</text:p>
      <text:p text:style-name="P4">
Розвідувальна інформація потрібна була загарбникам для підготовки повітрянихударів по українських об’єктах, зокрема із використанням дронів.</text:p>
      <text:p text:style-name="P4">
Для передачі розвідданих він перебував «на зв’язку» з розвідником штурмовогобатальйону спецназу гру та навідником танкової роти ворожої тактичної групи«купол».</text:p>
      <text:p text:style-name="P4">
Встановлено, що комунікацію підтримували через заборонену соцмережу«одноклассники».</text:p>
      <text:p text:style-name="P4">
Затриманому повідомлено про підозру за вчинений злочин. Фігурант перебуває підвартою. Триває розслідування для встановлення всіх обставин злочину.</text:p>
      <text:p text:style-name="P4">
<text:span text:style-name="T4">
Джерело:</text:span>
 <text:a xlink:type="simple" xlink:href="https://t.me/SBUkr/8468" text:style-name="Internet_20_link" text:visited-style-name="Visited_20_Internet_20_Link">
<text:span text:style-name="T5">
СБУ</text:span>
</text:a>
</text:p>
      <text:p text:style-name="P4">
News Source: <text:a xlink:type="simple" xlink:href="https://armyinform.com.ua/2023/05/30/na-donechchyni-zatrymano-rosijskogo-informatora-yakyj-shpyguvav-za-sylamy-oborony/" text:style-name="Internet_20_link" text:visited-style-name="Visited_20_Internet_20_Link">
https://armyinform.com.ua/2023/05/30/na-donechchyni-zatrymano-rosijskogo-informatora-yakyj-shpyguvav-za-sylamy-oborony/</text:a>
</text:p>
      <!--NEWS-->
      <text:h text:style-name="P10" text:outline-level="1">
<text:span text:style-name="T4">
在军事媒体中心的情况下，关于地雷水库的状况和前景</text:span>
</text:h>
      <text:p text:style-name="P4">
作者: ['АРМІЯINFORM']</text:p>
      <text:p text:style-name="P4">
时间: 2023-05-30T55:00:00-04:00</text:p>
      <text:p text:style-name="P4">
描述: Viddil主管的军事媒体中心组织了Roboti Z ...与乌克兰2022年的战争，与乌克兰的最新新闻，今天与乌克兰2022年的新闻战争，乌克兰和俄罗斯和俄罗斯和俄罗斯与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p>
      <text:p text:style-name="P4">
标签: ['БРИФІНГ', 'РОЗМІНУВАННЯ']</text:p>
      <text:p text:style-name="P4">
类别: News</text:p>
      <!--METADATA-->
      <text:p text:style-name="P4">
简报<text:a xlink:type="simple" xlink:href="https://www.facebook.com/permalink.php" text:style-name="Internet_20_link" text:visited-style-name="Visited_20_Internet_20_Link">
军事媒体中心</text:a>
随着乌克兰Sergiy Reva DSSSN的人道主义工作部门负责人的参与，对国家和雷神地区的前景和前景，纳基维地区的储藏室的前景，Chernihiv地区，Chernihiv地区，其他交往的领土。</text:p>
      <text:p text:style-name="P4">
News Source: <text:a xlink:type="simple" xlink:href="https://armyinform.com.ua/2023/05/30/bryfing-u-military-media-center-shhodo-stanu-ta-perspektyv-rozminuvannya-ukrayinskyh-vodojm/" text:style-name="Internet_20_link" text:visited-style-name="Visited_20_Internet_20_Link">
https://armyinform.com.ua/2023/05/30/bryfing-u-military-media-center-shhodo-stanu-ta-perspektyv-rozminuvannya-ukrayinskyh-vodojm/</text:a>
</text:p>
      <!--NEWS-->
      <text:h text:style-name="P10" text:outline-level="1">
<text:span text:style-name="T4">
Армійка Єлизавета Литвиненко здобула «бронзу» на етапі серії Гран-прі з дзюдо в Австрії</text:span>
</text:h>
      <text:p text:style-name="P4">
作者: ['АРМІЯINFORM']</text:p>
      <text:p text:style-name="P4">
时间: 2023-05-30T56:00:00-04:00</text:p>
      <text:p text:style-name="P4">
描述: 乌克兰柔道，由Zsuєizaveta Litvinenko Viborol Bronzov奖牌代表...与乌克兰2022年的战争，与乌克兰的最新新闻，今天与乌克兰的新闻，今天与乌克兰的新闻进行战争，今天与乌克兰2022年的新闻战争，乌克兰和俄罗斯之间的战争以及何时，以及何时进行战争他们说，乌克兰在2022年是否会有一年的时间，在不久的将来是否会与乌克兰进行战争</text:p>
      <text:p text:style-name="P4">
图片: ['<text:a xlink:type="simple" xlink:href="https://armyinform.com.ua/wp-content/uploads/2023/05/a94cc48513443ab9.jpg" text:style-name="Internet_20_link" text:visited-style-name="Visited_20_Internet_20_Link">
a94cc48513443ab9.jpg</text:a>
']</text:p>
      <text:p text:style-name="P4">
标签: ['АРМІЙСЬКИЙ СПОРТ', 'ВІЙНА', 'ДЗЮДО', 'ТУРНІР ІЗ ДЗЮДО']</text:p>
      <text:p text:style-name="P4">
类别: News</text:p>
      <!--METADATA-->
      <text:p text:style-name="P4">
<draw:frame draw:style-name="fr1" draw:name="Image304" text:anchor-type="as-char" svg:width="6.9236in" svg:height="3.894525in" draw:z-index="0">
<draw:image xlink:href="../Images/AРМІЯINFORM/2023-05-30T56-00-00-04-00/a94cc48513443ab9.jpg" xlink:type="simple" xlink:show="embed" xlink:actuate="onLoad" draw:mime-type="image/jpeg"/>
</draw:frame>
伊丽莎白·莱特维宁科(Elizabeth Litvinenko)武装部队的代表乌克兰柔道威威尼(Ukrainian)在上奥地利大奖赛上赢得了青铜色。</text:p>
      <text:p text:style-name="P4">
关于它<text:a xlink:type="simple" xlink:href="https://www.facebook.com/olympicua/posts/pfbid0HcwS6n19EFyw74EJyB4Tv2VAVtJMdnvXdJr2D7TuGRhe72E4SqwacrRNE8kxnXyYl" text:style-name="Internet_20_link" text:visited-style-name="Visited_20_Internet_20_Link">
报告</text:a>
乌克兰国家奥林匹克委员会。</text:p>
      <text:p text:style-name="P4">
比赛在奥地利的Lenza举行。</text:p>
      <text:p text:style-name="P4">
值得注意的是，运动员在重量类别中赢得了高达78公斤的铜牌。</text:p>
      <text:p text:style-name="P4">
除了伊丽莎白·利特维宁科(Elizabeth Litvinenko)，伦卡(Lenka)的“青铜”赢得了Artem Lesiuk(66公斤)tadarya bilodid(73公斤), «срібло» — Дільшот Халматов (60公斤)TT Mihail演习(81公斤).</text:p>
      <text:p text:style-name="P4">
News Source: <text:a xlink:type="simple" xlink:href="https://armyinform.com.ua/2023/05/30/armijka-yelyzaveta-lytvynenko-zdobula-bronzu-na-etapi-seriyi-gran-pri-z-dzyudo-v-avstriyi/" text:style-name="Internet_20_link" text:visited-style-name="Visited_20_Internet_20_Link">
https://armyinform.com.ua/2023/05/30/armijka-yelyzaveta-lytvynenko-zdobula-bronzu-na-etapi-seriyi-gran-pri-z-dzyudo-v-avstriyi/</text:a>
</text:p>
      <!--NEWS-->
      <text:h text:style-name="P10" text:outline-level="1">
<text:span text:style-name="T4">
长达15年的监狱威胁着克里米亚的军队，该军队背叛了誓言并移至敌人的一边</text:span>
</text:h>
      <text:p text:style-name="P4">
作者: ['АРМІЯINFORM']</text:p>
      <text:p text:style-name="P4">
时间: 2023-05-30T57:00:00-04:00</text:p>
      <text:p text:style-name="P4">
描述: 2014年，在俄罗斯联合会的蒂姆奇工资单，阿里姆·克里姆·塔（Arim Crim TA），科利希尼（Kolishnya）...与乌克兰2022年的战争，与乌克兰与乌克兰的最新新闻战争，《与乌克兰的新闻战争》 2022年是今天的最后一场，将有一个乌克兰与俄罗斯，俄罗斯与俄罗斯之间的战争是在2022年与乌克兰战争时，是否会在不久的将来与乌克兰进行战争，乌克兰与乌克兰的战争，今天的乌克兰新闻，乌克兰的新闻，乌克兰的乌克兰媒体新闻</text:p>
      <text:p text:style-name="P4">
图片: ['<text:a xlink:type="simple" xlink:href="https://armyinform.com.ua/wp-content/uploads/2023/03/naruchnyky-1.jpg" text:style-name="Internet_20_link" text:visited-style-name="Visited_20_Internet_20_Link">
naruchnyky-1.jpg</text:a>
']</text:p>
      <text:p text:style-name="P4">
标签: ['ДЕРЖАВНА ЗРАДА', 'ОКУПАЦІЯ КРИМУ', 'СПЕЦІАЛІЗОВАНА ПРОКУРАТУРА У ВІЙСЬКОВІЙ ТА ОБОРОННІЙ СФЕР']</text:p>
      <text:p text:style-name="P4">
类别: News</text:p>
      <!--METADATA-->
      <text:p text:style-name="P4">
<draw:frame draw:style-name="fr1" draw:name="Image305" text:anchor-type="as-char" svg:width="6.9236in" svg:height="4.615733in" draw:z-index="0">
<draw:image xlink:href="../Images/AРМІЯINFORM/2023-05-30T57-00-00-04-00/naruchnyky-1.jpg" xlink:type="simple" xlink:show="embed" xlink:actuate="onLoad" draw:mime-type="image/jpeg"/>
</draw:frame>
2014年，在临时占领克里米亚自治共和国和塞瓦斯托波尔的俄罗斯联合会时期，前军事官员在“ starishmatros”的军事级别出卖了军事宣誓就职，拒绝在军队中履行义务。乌克兰的部队转移到一边背叛。 她被告知缺席涉嫌逃兵和国家叛国罪。</text:p>
      <text:p text:style-name="P4">
关于它<text:a xlink:type="simple" xlink:href="https://vppdr.gp.gov.ua/ua/news.html" text:style-name="Internet_20_link" text:visited-style-name="Visited_20_Internet_20_Link">
报告</text:a>
Спеціалізована прокуратура у сфері оборони Південного регіону.</text:p>
      <text:p text:style-name="P4">
Надалі вона уклала контракт про проходження військової служби у військовійчастині зс рф, яка з березня 2014 року дислокується у смт Новоозерне містоЄвпаторія Автономної республіки Крим.</text:p>
      <text:p text:style-name="P4">
Наразі Миколаївська спецпрокуратура ініціює питання про здійснення досудовогорозслідування у вказаному кримінальному провадженні в порядку спеціальногодосудового розслідування (在缺少...之下).</text:p>
      <text:p text:style-name="P4">
Зрадниці загрожує покарання у виді позбавлення волі на строк від 12 до 15років з конфіскацією майна.</text:p>
      <text:p text:style-name="P4">
News Source: <text:a xlink:type="simple" xlink:href="https://armyinform.com.ua/2023/05/30/do-15-rokiv-tyurmy-zagrozhuye-vijskovij-z-krymu-yaka-zradyla-prysyazi-ta-perejshla-na-bik-voroga/" text:style-name="Internet_20_link" text:visited-style-name="Visited_20_Internet_20_Link">
https://armyinform.com.ua/2023/05/30/do-15-rokiv-tyurmy-zagrozhuye-vijskovij-z-krymu-yaka-zradyla-prysyazi-ta-perejshla-na-bik-voroga/</text:a>
</text:p>
      <!--NEWS-->
      <text:h text:style-name="P10" text:outline-level="1">
<text:span text:style-name="T4">
每天俄罗斯军队发射了近140个基础设施对象</text:span>
</text:h>
      <text:p text:style-name="P4">
作者: ['АРМІЯINFORM']</text:p>
      <text:p text:style-name="P4">
时间: 2023-05-30T58:00:00-04:00</text:p>
      <text:p text:style-name="P4">
描述: Rosiyski Vissyka的最后一遍解雇了乌克兰10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2f29e64e-b535-4f49-8d18-fe223c00e114.jpg" text:style-name="Internet_20_link" text:visited-style-name="Visited_20_Internet_20_Link">
2f29e64e-b535-4f49-8d18-fe223c00e114.jpg</text:a>
']</text:p>
      <text:p text:style-name="P4">
标签: ['STOPRUSSIA', 'АГРЕСІЯ РФ', 'ВТОРГНЕННЯ РФ', 'ОБСТРІЛИ ІНФРАСТРУКТУРИ']</text:p>
      <text:p text:style-name="P4">
类别: News</text:p>
      <!--METADATA-->
      <text:p text:style-name="P4">
<draw:frame draw:style-name="fr1" draw:name="Image306" text:anchor-type="as-char" svg:width="6.9236in" svg:height="4.958235in" draw:z-index="0">
<draw:image xlink:href="../Images/AРМІЯINFORM/2023-05-30T58-00-00-04-00/2f29e64e-b535-4f49-8d18-fe223c00e114.jpg" xlink:type="simple" xlink:show="embed" xlink:actuate="onLoad" draw:mime-type="image/jpeg"/>
</draw:frame>
在最后一天，俄罗斯军队向乌克兰10个地区的领土开火。</text:p>
      <text:p text:style-name="P4">
关于它<text:a xlink:type="simple" xlink:href="https://t.me/militarymediacenter/2080" text:style-name="Internet_20_link" text:visited-style-name="Visited_20_Internet_20_Link">
报告</text:a>
军事媒体中心。</text:p>
      <text:p text:style-name="P4">
来自不同类型的武器(手榴弹发射器，迫击炮，坦克，炮兵，RSZV，无人机，iSkander，战术航空)153个139个基础设施站点的定居点被解雇。</text:p>
      <text:p text:style-name="P4">
平民中有杀害和受伤，受害者人数被澄清。</text:p>
      <text:p text:style-name="P4">
News Source: <text:a xlink:type="simple" xlink:href="https://armyinform.com.ua/2023/05/30/majzhe-140-obyektiv-infrastruktury-obstrilyala-armiya-rf-za-dobu/" text:style-name="Internet_20_link" text:visited-style-name="Visited_20_Internet_20_Link">
https://armyinform.com.ua/2023/05/30/majzhe-140-obyektiv-infrastruktury-obstrilyala-armiya-rf-za-dobu/</text:a>
</text:p>
      <!--NEWS-->
      <text:h text:style-name="P10" text:outline-level="1">
<text:span text:style-name="T4">
乌克兰大约30％的领土被爆炸物污染-Sergey Reva</text:span>
</text:h>
      <text:p text:style-name="P4">
作者: ['Яна Задубінна']</text:p>
      <text:p text:style-name="P4">
时间: 2023-05-30T59:00:00-04:00</text:p>
      <text:p text:style-name="P4">
描述: 苏格尼乌克兰人的村庄是Nubilsh Brourdined Kramani Svito名单的VV。 NASY ...与乌克兰2022年的战争，与乌克兰的最新新闻战争，与乌克兰的新闻战争，2022年的最后一场战争，今天将在乌克兰和俄罗斯之间发生战争，当2022年与乌克兰的战争将是他们说，在不久的将来与乌克兰发动了战争</text:p>
      <text:p text:style-name="P4">
图片: ['<text:a xlink:type="simple" xlink:href="https://armyinform.com.ua/wp-content/uploads/2023/05/photo_2023-05-30-11.28.28.jpg" text:style-name="Internet_20_link" text:visited-style-name="Visited_20_Internet_20_Link">
photo_2023-05-30-11.28.28.jpg</text:a>
']</text:p>
      <text:p text:style-name="P4">
标签: ['MILITARY MEDIA CENTER', 'ВТОРГНЕННЯ РФ', 'ДСНС УКРАЇНИ', 'РОСІЙСЬКІ МІНИ', 'СЕРГІЙ РЕВА']</text:p>
      <text:p text:style-name="P4">
类别: News</text:p>
      <!--METADATA-->
      <text:p text:style-name="P4">
<draw:frame draw:style-name="fr1" draw:name="Image307" text:anchor-type="as-char" svg:width="6.9236in" svg:height="5.1927in" draw:z-index="0">
<draw:image xlink:href="../Images/AРМІЯINFORM/2023-05-30T59-00-00-04-00/photo_2023-05-30-11.28.28.jpg" xlink:type="simple" xlink:show="embed" xlink:actuate="onLoad" draw:mime-type="image/jpeg"/>
</draw:frame>
截至今天，乌克兰已被包括在世界上污染最严重的国家的名单中。纳拉奇总污染的爆炸物约为30％，约为174,000 <text:span text:style-name="T5">
km</text:span>
 2。</text:p>
      <text:p text:style-name="P4">
在[简报]期间，乌克兰上校Sergey Reva的人道主义指定的工作组织负责人强调了这一点。(https://www.youtube.com/watch?v=cjqKDmLKjSE)军事媒体中心的“基辅，切尔尼夫，其他工业领土的国家水库的国家和前景”。</text:p>
      <ul>
        <li>
在这些领土中，将近13.5万_km_ 2是水体，黑色和阿佐夫海的水，其中约7.300 <text:span text:style-name="T5">
km</text:span>
 2-在居住的领土上。 但这只是我们在战斗条件下可以做出的初步估计。</li>
      </ul>
      <text:p text:style-name="P4">
演讲者还指出了影响变化时机的因素，包括持续积极战斗，地形性质变化的密度。</text:p>
      <text:p text:style-name="P4">
News Source: <text:a xlink:type="simple" xlink:href="https://armyinform.com.ua/2023/05/30/blyzko-30-terytorij-ukrayiny-zabrudneno-vybuhonebezpechnymy-predmetamy-sergij-reva/" text:style-name="Internet_20_link" text:visited-style-name="Visited_20_Internet_20_Link">
https://armyinform.com.ua/2023/05/30/blyzko-30-terytorij-ukrayiny-zabrudneno-vybuhonebezpechnymy-predmetamy-sergij-reva/</text:a>
</text:p>
      <!--NEWS-->
      <text:h text:style-name="P10" text:outline-level="1">
<text:span text:style-name="T4">
敌人使用无人机和导弹发动空袭，设定了几个任务-Yuri Ignat</text:span>
</text:h>
      <text:p text:style-name="P4">
作者: ['Вячеслав Діордієв']</text:p>
      <text:p text:style-name="P4">
时间: 2023-05-30T60:00:00-04:00</text:p>
      <text:p text:style-name="P4">
描述: Rosiyan无人机在ineretine电视马拉松“єIninovyi” nechnu攻击的Kosumentychi攻击...与乌克兰2022年的战争，与乌克兰的最新新闻，今天与乌克兰的新闻，今天与乌克兰2022年的新闻战争，今天，乌克兰和俄罗斯之间的战争，乌克兰和俄罗斯之间的战争，将会发生一场战争，与2022年的战争，乌克兰是否会在不久</text:p>
      <text:p text:style-name="P4">
图片: ['<text:a xlink:type="simple" xlink:href="https://armyinform.com.ua/wp-content/uploads/2022/11/rechnyk-ps-zsu-yurij-ignat.jpg" text:style-name="Internet_20_link" text:visited-style-name="Visited_20_Internet_20_Link">
rechnyk-ps-zsu-yurij-ignat.jpg</text:a>
']</text:p>
      <text:p text:style-name="P4">
标签: ['SHAHED-136', 'БПЛА', 'ВТОРГНЕННЯ РФ', 'ДРОНИ-КАМІКАДЗЕ', 'ЄДИНІ НОВИНИ', 'ПС ЗСУ', 'РОСІЙСЬКІ АТАКИ', 'ЮРІЙ ІГНАТ']</text:p>
      <text:p text:style-name="P4">
类别: News</text:p>
      <!--METADATA-->
      <text:p text:style-name="P4">
<draw:frame draw:style-name="fr1" draw:name="Image308" text:anchor-type="as-char" svg:width="6.9236in" svg:height="4.612849in" draw:z-index="0">
<draw:image xlink:href="../Images/AРМІЯINFORM/2023-05-30T60-00-00-04-00/rechnyk-ps-zsu-yurij-ignat.jpg" xlink:type="simple" xlink:show="embed" xlink:actuate="onLoad" draw:mime-type="image/jpeg"/>
</draw:frame>
Ignatius Ignatius上校上校。 说明性照片</text:p>
      <text:p text:style-name="P4">
评论Etheri <text:a xlink:type="simple" xlink:href="https://www.youtube.com/watch" text:style-name="Internet_20_link" text:visited-style-name="Visited_20_Internet_20_Link">
电视马拉松</text:a>
 «Єдині новини» нічнуатаку росіян дронами на Україну, зокрема на Київ, речник КомандуванняПовітряних Сил ЗС України Юрій Ігнат наголосив, що у такий спосіб ворогставить перед собою одразу кілька завдань.</text:p>
      <text:p text:style-name="P4">
— Ви бачите, що ніяких успіхів на полі бою в росіян немає. Їхні війська насхідних рубежах, зокрема на Бахмутському напрямку, були сильно розбиті Силамиоборони України. Фактично наступальні дії противника припинені. Але ж ворогутреба про щось розповідати внутрішньому споживачу, який дивиться всілякіпропагандистські телеканали. Ось вони і бісяться та такими ударами намагаютьсяпомститися за свої невдачі. І ще однією метою атак, безперечно, також є спробавразити наші об’єкти. І такі випадки, на жаль, інколи мають місце, — зазначивЮрій Ігнат.</text:p>
      <text:p text:style-name="P4">
Окрім того, речник Командування Повітряних Сил ЗС України констатував, щоатаками ударними БПЛА та крилатими й балістичними ракетами ворог намагаєтьсяпосіяти паніку серед цивільного населення та в такий спосіб змусити Українупіти на якісь поступки.</text:p>
      <text:p text:style-name="P4">
— Але цього, звісно, ніколи не станеться. Своїм тиском і терором росіяниніколи не досягнуть своїх намірів. Українців та, зокрема, Сили оборони Україницим не налякаєш, — підкреслив офіцер.</text:p>
      <text:p text:style-name="P4">
У той же час високо оцінюючи роботу сил протиповітряної оборони, які минулоїночі знищили 29 із 31 випущеного росією безпілотника, більшість яких булазнищена на підступах до Києва, речник Командування Повітряних Сил ЗС Україниконстатував, що, на жаль, у повітряному бою не всі цілі завжди знищуються. І,за повідомленнями місцевої влади, серед українців є загиблий та потерпілі.Тому, навіть попри успішну роботу наших сил протиповітряної оборони, людямтреба завжди берегти себе та у разі повітряної небезпеки іти до укриття.</text:p>
      <text:p text:style-name="P4">
News Source: <text:a xlink:type="simple" xlink:href="https://armyinform.com.ua/2023/05/30/svoyimy-povitryanymy-atakamy-z-vykorystannyam-droniv-ta-raket-vorog-stavyt-odrazu-dekilka-zavdan-yurij-ignat/" text:style-name="Internet_20_link" text:visited-style-name="Visited_20_Internet_20_Link">
https://armyinform.com.ua/2023/05/30/svoyimy-povitryanymy-atakamy-z-vykorystannyam-droniv-ta-raket-vorog-stavyt-odrazu-dekilka-zavdan-yurij-ignat/</text:a>
</text:p>
      <!--NEWS-->
      <text:h text:style-name="P10" text:outline-level="1">
<text:span text:style-name="T4">
乌克兰归还了另外79名堕落后卫的尸体</text:span>
</text:h>
      <text:p text:style-name="P4">
作者: ['АРМІЯINFORM']</text:p>
      <text:p text:style-name="P4">
时间: 2023-05-30T61:00:00-04:00</text:p>
      <text:p text:style-name="P4">
描述: Soogodn是30种草药，以此为止，直到79，弯曲乌克兰国防面孔，Yaki将成为……与乌克兰2022年的战争，与乌克兰的最新新闻，今天与乌克兰的新闻，今天与乌克兰2022年的战争，今天将发生一场战争，将在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5/8746.png" text:style-name="Internet_20_link" text:visited-style-name="Visited_20_Internet_20_Link">
8746.png</text:a>
']</text:p>
      <text:p text:style-name="P4">
标签: ['АГРЕСІЯ РФ', 'ВТОРГНЕННЯ РФ', 'МІНРЕІНТЕГРАЦІЇ', 'ПОВЕРНЕННЯ ТІЛ']</text:p>
      <text:p text:style-name="P4">
类别: News</text:p>
      <!--METADATA-->
      <text:p text:style-name="P4">
<draw:frame draw:style-name="fr1" draw:name="Image309" text:anchor-type="as-char" svg:width="6.9236in" svg:height="3.863325in" draw:z-index="0">
<draw:image xlink:href="../Images/AРМІЯINFORM/2023-05-30T61-00-00-04-00/8746.png" xlink:type="simple" xlink:show="embed" xlink:actuate="onLoad" draw:mime-type="image/png"/>
</draw:frame>
今天，5月30日，79人的尸体杀死了乌克兰捍卫者，乌克兰捍卫者将被转移给家人进行体面的葬礼，并设法归还了尸体。</text:p>
      <text:p text:style-name="P4">
关于这个<text:a xlink:type="simple" xlink:href="https://minre.gov.ua/2023/05/30/ukrayina-povernula-tila-shhe-79-poleglyh-zahysnykiv/" text:style-name="Internet_20_link" text:visited-style-name="Visited_20_Internet_20_Link">
告知</text:a>
重返社会部。</text:p>
      <text:p text:style-name="P4">
应当指出的是，死者尸体的转移是按照诺尔茨涅夫斯基公约进行的。</text:p>
      <text:p text:style-name="P4">
上次5月5日管理<text:a xlink:type="simple" xlink:href="https://armyinform.com.ua/2023/05/05/ukrayina-povernula-tila-shhe-80-zagyblyh-oboroncziv/" text:style-name="Internet_20_link" text:visited-style-name="Visited_20_Internet_20_Link">
返回</text:a>
家庭尸体80堕落的后卫。</text:p>
      <text:p text:style-name="P4">
我们将提醒，失踪人员的专员有一条热线：0 800339247。您也可以通过电话授权亲自报告失踪：(099)792-01-26。 在周末，您可以向Viber和Telegram Nanomer发送消息：(095)896-04-21。</text:p>
      <text:p text:style-name="P4">
News Source: <text:a xlink:type="simple" xlink:href="https://armyinform.com.ua/2023/05/30/ukrayina-povernula-tila-shhe-79-poleglyh-zahysnykiv/" text:style-name="Internet_20_link" text:visited-style-name="Visited_20_Internet_20_Link">
https://armyinform.com.ua/2023/05/30/ukrayina-povernula-tila-shhe-79-poleglyh-zahysnykiv/</text:a>
</text:p>
      <!--NEWS-->
      <text:h text:style-name="P10" text:outline-level="1">
<text:span text:style-name="T4">
SESS单位中和超过390,000个爆炸性物品</text:span>
</text:h>
      <text:p text:style-name="P4">
作者: ['Євген Проворний']</text:p>
      <text:p text:style-name="P4">
时间: 2023-05-30T62:00:00-04:00</text:p>
      <text:p text:style-name="P4">
描述: 关于viddisla的负责人组织了DSNS乌克兰人的人道主义者Rosinovannya ...与2022年与乌克兰的战争，与乌克兰的最新新闻，今天与乌克兰2022年的新闻，今天，乌克兰和俄罗斯与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20230530110302_tar_5221-scaled.jpg" text:style-name="Internet_20_link" text:visited-style-name="Visited_20_Internet_20_Link">
20230530110302_tar_5221-scaled.jpg</text:a>
']</text:p>
      <text:p text:style-name="P4">
标签: ['MILITARY MEDIA CENTER', 'ДСНС', 'СЕРГІЙ РЕВА']</text:p>
      <text:p text:style-name="P4">
类别: News</text:p>
      <!--METADATA-->
      <text:p text:style-name="P4">
<draw:frame draw:style-name="fr1" draw:name="Image310" text:anchor-type="as-char" svg:width="6.9236in" svg:height="4.961913in" draw:z-index="0">
<draw:image xlink:href="../Images/AРМІЯINFORM/2023-05-30T62-00-00-04-00/20230530110302_tar_5221-scaled.jpg" xlink:type="simple" xlink:show="embed" xlink:actuate="onLoad" draw:mime-type="image/jpeg"/>
</draw:frame>
Sergey Reva上校<text:a xlink:type="simple" xlink:href="https://www.youtube.com/watch" text:style-name="Internet_20_link" text:visited-style-name="Visited_20_Internet_20_Link">
报告</text:a>
在军事媒体中心的乌克兰安全和国防军的简报中。</text:p>
      <ul>
        <li>
如今，与战争相比，我们单位执行的工作量增加了十倍。 今天，我们已经处理了3.9万爆炸物。 交换了7.8万公顷。 目前，该服务的主要努力集中在DE工业领土的脱落 -  Kharkiv，Kherson，Sumy，Chernihiv和Kyiv地区。 当今哈尔基夫和赫尔森地区最困难的情况，因为它们对敌人来说已经很长时间了。 俄罗斯军队有机会安装雷区，特殊的爆炸装置，我们的烟火技术必须与之一起工作，以大量处置。 在这些领土上，我们的优先事项没有改变。 首先，他说，这是矿山，道路，关键基础设施，农业和潜艇矿山的物品。</li>
      </ul>
      <text:p text:style-name="P4">
News Source: <text:a xlink:type="simple" xlink:href="https://armyinform.com.ua/2023/05/30/pidrozdily-dsns-zneshkodyly-ponad-390-tysyach-vybuhonebezpechnyh-predmetiv/" text:style-name="Internet_20_link" text:visited-style-name="Visited_20_Internet_20_Link">
https://armyinform.com.ua/2023/05/30/pidrozdily-dsns-zneshkodyly-ponad-390-tysyach-vybuhonebezpechnyh-predmetiv/</text:a>
</text:p>
      <!--NEWS-->
      <text:h text:style-name="P10" text:outline-level="1">
<text:span text:style-name="T4">
在湖泊，河流和水库的水域中，潜水员被查获了1500多个GNP -Sergey Reva</text:span>
</text:h>
      <text:p text:style-name="P4">
作者: ['Яна Задубінна']</text:p>
      <text:p text:style-name="P4">
时间: 2023-05-30T63:00:00-04:00</text:p>
      <text:p text:style-name="P4">
描述: Pidrodili DSNS Nazari被传播5.800公里，Linii Expreop，370公里的气管道，600 ...与乌克兰2022年的战争，与乌克兰与乌克兰的最新新闻，与乌克兰2022年的新闻战争，今天，乌克兰和俄罗斯之间的战争将在乌克兰和俄罗斯之间发生，这将是一场战争当他们在2022年与乌克兰进行战争时，他们说，在不久的将来，乌克兰是否会与乌克兰进行战争</text:p>
      <text:p text:style-name="P4">
图片: ['<text:a xlink:type="simple" xlink:href="https://armyinform.com.ua/wp-content/uploads/2023/05/20230530110512_tar_5230-scaled.jpg" text:style-name="Internet_20_link" text:visited-style-name="Visited_20_Internet_20_Link">
20230530110512_tar_5230-scaled.jpg</text:a>
', '<text:a xlink:type="simple" xlink:href="https://armyinform.com.ua/wp-content/uploads/2023/05/20230530104851_tar_5191-scaled.jpg" text:style-name="Internet_20_link" text:visited-style-name="Visited_20_Internet_20_Link">
20230530104851_tar_5191-scaled.jpg</text:a>
']</text:p>
      <text:p text:style-name="P4">
标签: ['MILITARY MEDIA CENTER', 'БРИФІНГ', 'ВОДОЛАЗИ', 'ДСНС', 'СЕРГІЙ РЕВА']</text:p>
      <text:p text:style-name="P4">
类别: News</text:p>
      <!--METADATA-->
      <text:p text:style-name="P4">
<draw:frame draw:style-name="fr1" draw:name="Image311" text:anchor-type="as-char" svg:width="6.9236in" svg:height="5.336942in" draw:z-index="0">
<draw:image xlink:href="../Images/AРМІЯINFORM/2023-05-30T63-00-00-04-00/20230530110512_tar_5230-scaled.jpg" xlink:type="simple" xlink:show="embed" xlink:actuate="onLoad" draw:mime-type="image/jpeg"/>
</draw:frame>
SESS部队目前已经调查了5.800公里的输电线路，370公里 - 高处，600公里的铁路和超过3500公里的道路。 这项工作主要是指将DE工业领土的人口归还正常生活。</text:p>
      <text:p text:style-name="P4">
乌克兰SES人道主义指定的工作部负责人在[简报]中告诉这。(https://www.youtube.com/watch?v=cjqKDmLKjSE)军事媒体中心的“基辅，切尔尼夫，其他工业领土的国家水库的国家和前景”。</text:p>
      <text:p text:style-name="P4">
另请阅读：</text:p>
      <text:p text:style-name="P4">
<text:a xlink:type="simple" xlink:href="https://armyinform.com.ua/2023/05/30/yak-gotuyut-ukrayinskyh-vijskovyh-vodolaziv-saperiv/" text:style-name="Internet_20_link" text:visited-style-name="Visited_20_Internet_20_Link">
乌克兰军事潜水员如何准备</text:a>
 - 水下脱水是工作中不可或缺的一部分，因为由于沐浴季节的即将来临，现在威胁到了增加的威胁水平：人口要去水库。 发言人强调，我们的潜水者已经受到比3000公顷的浇水湖，河流，水库的调查。</text:p>
      <text:p text:style-name="P4">
<draw:frame draw:style-name="fr1" draw:name="Image312" text:anchor-type="as-char" svg:width="6.9236in" svg:height="4.806132in" draw:z-index="0">
<draw:image xlink:href="../Images/AРМІЯINFORM/2023-05-30T63-00-00-04-00/20230530104851_tar_5191-scaled.jpg" xlink:type="simple" xlink:show="embed" xlink:actuate="onLoad" draw:mime-type="image/jpeg"/>
</draw:frame>
Sergiy Reva还指出，目前有22个潜艇单元，包括Sonobot双体船和潜艇在内的现代设备参与了提高其效率。</text:p>
      <text:p text:style-name="P4">
News Source: <text:a xlink:type="simple" xlink:href="https://armyinform.com.ua/2023/05/30/v-akvatoriyah-ozer-richok-ta-vodoshovyshh-vodolazy-vyluchyly-ponad-1500-vnp-sergij-reva/" text:style-name="Internet_20_link" text:visited-style-name="Visited_20_Internet_20_Link">
https://armyinform.com.ua/2023/05/30/v-akvatoriyah-ozer-richok-ta-vodoshovyshh-vodolazy-vyluchyly-ponad-1500-vnp-sergij-reva/</text:a>
</text:p>
      <!--NEWS-->
      <text:h text:style-name="P10" text:outline-level="1">
<text:span text:style-name="T4">
由于战争的后果，超过14,000名乌克兰儿童进行了医疗康复</text:span>
</text:h>
      <text:p text:style-name="P4">
作者: ['АРМІЯINFORM']</text:p>
      <text:p text:style-name="P4">
时间: 2023-05-30T64:00:00-04:00</text:p>
      <text:p text:style-name="P4">
描述: 乌克兰的迪蒂·布里博斯（Diti Blibos），我一直担心该地区的Visin，为此感到渴望...与乌克兰2022年的战争，与乌克兰的最新新闻，今天与乌克兰的新闻战争，今天与乌克兰2022年上次与乌克兰进行战争，乌克兰与乌克兰之间的战争将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whatsapp-image-2023-05-30-at-10.51.03.jpeg" text:style-name="Internet_20_link" text:visited-style-name="Visited_20_Internet_20_Link">
whatsapp-image-2023-05-30-at-10.51.03.jpeg</text:a>
']</text:p>
      <text:p text:style-name="P4">
标签: ['ВТОРГНЕННЯ РФ', 'ДІТИ', 'РЕАБІЛІТАЦІЯ']</text:p>
      <text:p text:style-name="P4">
类别: News</text:p>
      <!--METADATA-->
      <text:p text:style-name="P4">
<draw:frame draw:style-name="fr1" draw:name="Image313" text:anchor-type="as-char" svg:width="6.9236in" svg:height="4.796844in" draw:z-index="0">
<draw:image xlink:href="../Images/AРМІЯINFORM/2023-05-30T64-00-00-04-00/whatsapp-image-2023-05-30-at-10.51.03.jpeg" xlink:type="simple" xlink:show="embed" xlink:actuate="onLoad" draw:mime-type="image/jpeg"/>
</draw:frame>
乌克兰儿童在该国痛苦地经历了一场战争，即使您最小的是您周围发生了什么。 根据社会学小组“评级”进行的一项调查，在3至16岁的乌克兰儿童中，有60％的乌克兰儿童是与战争有关的某些事件的见证人或参与者。</text:p>
      <text:p text:style-name="P4">
俄罗斯的大规模入侵也对在俄罗斯 - 乌克兰战争时代出生的婴儿父母的健康产生了负面影响。</text:p>
      <text:p text:style-name="P4">
压力，营养不良，脱水，保持在有害条件(例如地窖)中 - 所有这些通常都会对课程产生负面影响。 结果，有些孩子过早天生和/或自信的疾病。</text:p>
      <text:p text:style-name="P4">
如<text:a xlink:type="simple" xlink:href="https://www.facebook.com/moz.ukr/posts/pfbid0Yksw2ngGZ8YVXtAJ5RPtGzw7zmhSNjgz18nNLoYJvACYasg5FFiAAVkaaS6ePiZUl" text:style-name="Internet_20_link" text:visited-style-name="Visited_20_Internet_20_Link">
报道</text:a>
在卫生部的官方Facebook页面上，在医疗保证的框架内，该州保证了免费服务的儿童和婴儿康复服务：</text:p>
      <ul>
        <li>
          <text:p text:style-name="P4">
“在生命的头三年中出生和/或生病的婴儿的医疗康复”；</text:p>
        </li>
        <li>
          <text:p text:style-name="P4">
“对医院的成人和儿童的康复援助”；</text:p>
        </li>
        <li>
          <text:p text:style-name="P4">
“在门诊条件下对成年人和儿童的康复援助”。</text:p>
        </li>
      </ul>
      <text:p text:style-name="P4">
自今年年初以来，超过14,000名乌克兰儿童通过了这样的康复。其中超过250万儿童 - 在包裹“婴儿的医疗康复”下，在生命的头三年中已经过早和/或患者。 “</text:p>
      <text:p text:style-name="P4">
作为此计划的一部分，不仅为婴儿提供帮助。 三岁以下儿童的父母或儿童也可以免费获得许多服务，包括：</text:p>
      <text:p text:style-name="P4">
·心理支持；</text:p>
      <text:p text:style-name="P4">
·关于婴儿护理和发育特殊性的培训；</text:p>
      <text:p text:style-name="P4">
·选择，适应儿童的特殊设备和替代沟通方式以及使用培训。</text:p>
      <text:p text:style-name="P4">
为了获得儿童康复服务，父母足以拥有：</text:p>
      <text:p text:style-name="P4">
·拒绝与宣告结束的初级保健医生；</text:p>
      <text:p text:style-name="P4">
·从治疗医生的方向；</text:p>
      <text:p text:style-name="P4">
·从另一家医疗机构或医院部门转移的指示。</text:p>
      <text:p text:style-name="P4">
对于三岁以上的儿童，**与儿科医生的多学科康复团队一起提供此类服务的先决条件是一种强制性服务。<text:span text:style-name="T5">
准备的Lesia Medvedenko</text:span>
</text:p>
      <text:p text:style-name="P4">
News Source: <text:a xlink:type="simple" xlink:href="https://armyinform.com.ua/2023/05/30/ponad-14-tysyach-ukrayinskyh-ditej-projshly-medychnu-reabilitacziyu-cherez-naslidky-vijny/" text:style-name="Internet_20_link" text:visited-style-name="Visited_20_Internet_20_Link">
https://armyinform.com.ua/2023/05/30/ponad-14-tysyach-ukrayinskyh-ditej-projshly-medychnu-reabilitacziyu-cherez-naslidky-vijny/</text:a>
</text:p>
      <!--NEWS-->
      <text:h text:style-name="P10" text:outline-level="1">
<text:span text:style-name="T4">
入侵者在切尔尼希夫和苏米地区开火，有一个受害者和破坏</text:span>
</text:h>
      <text:p text:style-name="P4">
作者: ['АРМІЯINFORM']</text:p>
      <text:p text:style-name="P4">
时间: 2023-05-30T65:00:00-04:00</text:p>
      <text:p text:style-name="P4">
描述: 伤口上的村庄30是旅行者Rosiskes vissyska chotiri范围范围范围...与乌克兰2022年的战争，与乌克兰的战争是今天的最新消息，今天与乌克兰2022年的新闻战争，乌克兰在乌克兰之间，将在乌克兰之间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040b0000-0aff-0242-bf1a-08da2211372a_cx0_cy13_cw75_w1023_r1_s-1-e1679402165761-960x540-1.jpg" text:style-name="Internet_20_link" text:visited-style-name="Visited_20_Internet_20_Link">
040b0000-0aff-0242-bf1a-08da2211372a_cx0_cy13_cw75_w1023_r1_s-1-e1679402165761-960x540-1.jpg</text:a>
']</text:p>
      <text:p text:style-name="P4">
标签: ['ВІЙНА', 'ВОРОЖІ ОБСТРІЛИ', 'ОБСТРІЛИ РФ', 'ХАРКІВСЬКИЙ ТРИБУНАЛ']</text:p>
      <text:p text:style-name="P4">
类别: News</text:p>
      <!--METADATA-->
      <text:p text:style-name="P4">
<draw:frame draw:style-name="fr1" draw:name="Image314" text:anchor-type="as-char" svg:width="6.9236in" svg:height="3.894525in" draw:z-index="0">
<draw:image xlink:href="../Images/AРМІЯINFORM/2023-05-30T65-00-00-04-00/040b0000-0aff-0242-bf1a-08da2211372a_cx0_cy13_cw75_w1023_r1_s-1-e1679402165761-960x540-1.jpg" xlink:type="simple" xlink:show="embed" xlink:actuate="onLoad" draw:mime-type="image/jpeg"/>
</draw:frame>
截至5月30日上午，俄罗斯军队四次向边境和苏米地区开火。</text:p>
      <text:p text:style-name="P4">
关于它<text:a xlink:type="simple" xlink:href="https://t.me/ok_pivnich1/2908" text:style-name="Internet_20_link" text:visited-style-name="Visited_20_Internet_20_Link">
报告</text:a>
操作命令“北”。</text:p>
      <text:p text:style-name="P4">
消息写道：“从04:15到04:40，记录了九个教区，可能是从桶中的炮弹中记录下来的。</text:p>
      <text:p text:style-name="P4">
公寓楼的炮击发生了。 根据初步信息，一个人因炮击而受伤。</text:p>
      <text:p text:style-name="P4">
从枪支炮兵开火的枪支敌人记录了22个教区。 在卡尔波维奇附近记录了三角手。</text:p>
      <text:p text:style-name="P4">
值得注意的是，没有关于当地居民损失或对民用基础设施损害的信息。</text:p>
      <text:p text:style-name="P4">
News Source: <text:a xlink:type="simple" xlink:href="https://armyinform.com.ua/2023/05/30/okupanty-obstrilyaly-chernigivshhynu-ta-sumshhynu-ye-poterpilyj-ta-rujnuvannya/" text:style-name="Internet_20_link" text:visited-style-name="Visited_20_Internet_20_Link">
https://armyinform.com.ua/2023/05/30/okupanty-obstrilyaly-chernigivshhynu-ta-sumshhynu-ye-poterpilyj-ta-rujnuvannya/</text:a>
</text:p>
      <!--NEWS-->
      <text:h text:style-name="P10" text:outline-level="1">
<text:span text:style-name="T4">
敌人增加了在黑海中火箭发射器的存在，总凌空可以到达24个火箭</text:span>
</text:h>
      <text:p text:style-name="P4">
作者: ['АРМІЯINFORM']</text:p>
      <text:p text:style-name="P4">
时间: 2023-05-30T66:00:00-04:00</text:p>
      <text:p text:style-name="P4">
描述: Chorny Morin在Boyal Cherguvanni上的30个广告村感到兴奋。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630_360_1454993931-4329-korabli-rf-foto-topwarru-1.jpg" text:style-name="Internet_20_link" text:visited-style-name="Visited_20_Internet_20_Link">
630_360_1454993931-4329-korabli-rf-foto-topwarru-1.jpg</text:a>
']</text:p>
      <text:p text:style-name="P4">
标签: ['ВІЙНА', 'ВМС ЗС УКРАЇНИ', 'РАКЕТИ «КАЛІБР»', 'ЧОРНЕ ТА АЗОВСЬКЕ МОРЯ']</text:p>
      <text:p text:style-name="P4">
类别: News</text:p>
      <!--METADATA-->
      <text:p text:style-name="P4">
<draw:frame draw:style-name="fr1" draw:name="Image315" text:anchor-type="as-char" svg:width="6.9236in" svg:height="3.956343in" draw:z-index="0">
<draw:image xlink:href="../Images/AРМІЯINFORM/2023-05-30T66-00-00-04-00/630_360_1454993931-4329-korabli-rf-foto-topwarru-1.jpg" xlink:type="simple" xlink:show="embed" xlink:actuate="onLoad" draw:mime-type="image/jpeg"/>
</draw:frame>
截至5月30日，黑海正在履行战斗义务，其中七艘船，其中四架有翼的导弹“机芯”的载体，共有24枚火箭。</text:p>
      <text:p text:style-name="P4">
关于它<text:a xlink:type="simple" xlink:href="https://www.facebook.com/navy.mil.gov.ua/posts/pfbid02z4DuBfqbLVK5qvMotiTavnBUF3UdCcSqYoxVDutL5h28hioejHwkbGQ63ShgpWQbl" text:style-name="Internet_20_link" text:visited-style-name="Visited_20_Internet_20_Link">
报告</text:a>
乌克兰武装部队海军的指挥。</text:p>
      <text:p text:style-name="P4">
亚佐夫海有1艘敌方船，地中海最多有7艘敌方船只，其中包括1艘地毯载体导弹，总计高达4枚导弹。</text:p>
      <text:p text:style-name="P4">
在白天，为了俄罗斯联邦的利益，制造了凯奇 - 元海峡的通过：</text:p>
      <text:p text:style-name="P4">
<text:span text:style-name="T5">
到达亚佐夫海-20艘船，其中9艘继续延续了Bosphorus海峡的运动； </text:span>
到黑海 -  18艘船，其中有4艘继续向Bosphorus的方向运动。</text:p>
      <text:p text:style-name="P4">
俄罗斯联邦继续违反《 1974年海洋保护人类生命的国际公约》。(Solas)通过关闭自动识别系统(AIS)，纳粹船只在亚佐夫海。</text:p>
      <text:p text:style-name="P4">
News Source: <text:a xlink:type="simple" xlink:href="https://armyinform.com.ua/2023/05/30/vorog-narostyv-prysutnist-raketonosiyiv-u-chornomu-mori-zagalnyj-zalp-mozhe-syagaty-24-rakety/" text:style-name="Internet_20_link" text:visited-style-name="Visited_20_Internet_20_Link">
https://armyinform.com.ua/2023/05/30/vorog-narostyv-prysutnist-raketonosiyiv-u-chornomu-mori-zagalnyj-zalp-mozhe-syagaty-24-rakety/</text:a>
</text:p>
      <!--NEWS-->
      <text:h text:style-name="P10" text:outline-level="1">
<text:span text:style-name="T4">
乌克兰检察长办公室：已记录了17,000多名针对国家安全罪</text:span>
</text:h>
      <text:p text:style-name="P4">
作者: ['АРМІЯINFORM']</text:p>
      <text:p text:style-name="P4">
时间: 2023-05-30T6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30052023ua.jpg" text:style-name="Internet_20_link" text:visited-style-name="Visited_20_Internet_20_Link">
warcrime-30052023ua.jpg</text:a>
', '<text:a xlink:type="simple" xlink:href="https://armyinform.com.ua/wp-content/uploads/2023/05/warcrime-30052023en.jpg" text:style-name="Internet_20_link" text:visited-style-name="Visited_20_Internet_20_Link">
warcrime-30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16" text:anchor-type="as-char" svg:width="6.9236in" svg:height="4.448413in" draw:z-index="0">
<draw:image xlink:href="../Images/AРМІЯINFORM/2023-05-30T67-00-00-04-00/warcrime-30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text:span>
 <text:span text:style-name="T4">
 </text:span>
 30 <text:span text:style-name="T4">
 </text:span>
 <text:span text:style-name="T4">
可能</text:span>
注册：</text:p>
      <ul>
        <li>
90 192军事犯罪， * 17 283针对乌克兰国家安全的罪行。</li>
      </ul>
      <text:p text:style-name="P4">
此外，根据少年检察官的官方数据，由于俄罗斯联邦的侵略，<text:span text:style-name="T4">
 1472名儿童已成为</text:span>
，包括：</text:p>
      <ul>
        <li>
483-儿童被杀， * 989-儿童因严重程度不同。</li>
      </ul>
      <text:p text:style-name="P4">
该部门强调，这些数字不是最终的，因为在暂时占据的有形领土上的积极战斗场所的安装中继续进行工作。</text:p>
      <text:p text:style-name="P4">
<draw:frame draw:style-name="fr1" draw:name="Image317" text:anchor-type="as-char" svg:width="6.9236in" svg:height="4.448413in" draw:z-index="0">
<draw:image xlink:href="../Images/AРМІЯINFORM/2023-05-30T67-00-00-04-00/warcrime-30052023en.jpg" xlink:type="simple" xlink:show="embed" xlink:actuate="onLoad" draw:mime-type="image/jpeg"/>
</draw:frame>
</text:p>
      <text:p text:style-name="P4">
News Source: <text:a xlink:type="simple" xlink:href="https://armyinform.com.ua/2023/05/30/ofis-genprokurora-ukrayiny-zadokumentovano-ponad-17-tysyach-zlochyniv-proty-naczbezpeky-6/" text:style-name="Internet_20_link" text:visited-style-name="Visited_20_Internet_20_Link">
https://armyinform.com.ua/2023/05/30/ofis-genprokurora-ukrayiny-zadokumentovano-ponad-17-tysyach-zlochyniv-proty-naczbezpeky-6/</text:a>
</text:p>
      <!--NEWS-->
      <text:h text:style-name="P10" text:outline-level="1">
<text:span text:style-name="T4">
乌克兰和葡萄牙签署了有关社会合作的备忘录</text:span>
</text:h>
      <text:p text:style-name="P4">
作者: ['АРМІЯINFORM']</text:p>
      <text:p text:style-name="P4">
时间: 2023-05-30T68:00:00-04:00</text:p>
      <text:p text:style-name="P4">
描述: 社会强烈的polikyniykh乌克兰Oksana Zholnovich ta Miniger Pratsis，Soligadnosti ...与乌克兰2022年的战争，与乌克兰与乌克兰的最新新闻，今天与乌克兰的新闻战争，今天与乌克兰的新闻最新的新闻，今天与乌克兰和俄罗斯之间的战争，乌克兰和乌克兰之间的战争将会发生他们说，在2022年，无论是否有一年，是否会在不久的将来与乌克兰进行战争</text:p>
      <text:p text:style-name="P4">
图片: ['<text:a xlink:type="simple" xlink:href="https://armyinform.com.ua/wp-content/uploads/2023/05/news_1486547593_589aea89b289a.jpg" text:style-name="Internet_20_link" text:visited-style-name="Visited_20_Internet_20_Link">
news_1486547593_589aea89b289a.jpg</text:a>
']</text:p>
      <text:p text:style-name="P4">
标签: ['МІНСОЦПОЛІТИКИ', 'СВІТ ПІДТРИМУЄ УКРАЇНУ', 'СОЦІАЛЬНИЙ ЗАХИСТ', 'УКРАЇНА-ПОРТУГАЛІЯ']</text:p>
      <text:p text:style-name="P4">
类别: News</text:p>
      <!--METADATA-->
      <text:p text:style-name="P4">
<draw:frame draw:style-name="fr1" draw:name="Image318" text:anchor-type="as-char" svg:width="6.9236in" svg:height="5.1927in" draw:z-index="0">
<draw:image xlink:href="../Images/AРМІЯINFORM/2023-05-30T68-00-00-04-00/news_1486547593_589aea89b289a.jpg" xlink:type="simple" xlink:show="embed" xlink:actuate="onLoad" draw:mime-type="image/jpeg"/>
</draw:frame>
乌克兰奥克萨纳·乔尔诺维奇的社会政策部长，葡萄牙·阿纳伊尼奥·戈迪尼奥在葡萄牙政府与乌克兰政府之间在社会政策工作的相互了解的结论[报告] [报告] [报告] [报告]，以葡萄牙ANAEES GODINHO的共同理解结束，葡萄牙Anaees Godinho的社会政策部长以及葡萄牙Anaees Godinho的社会保护和社会保护。(https://www.kmu.gov.ua/news/ukraina-ta-portuhaliia-pidpysaly-memorandum-shchodo-spivpratsi-u-sotsialnii-sferi)政府门户。</text:p>
      <text:p text:style-name="P4">
该备忘录涉及社会保护群体领域的知识和经验的交流，为他们提供社会援助，朝着幼儿的方向以及社会行动体系改革的一般方向提供。</text:p>
      <text:p text:style-name="P4">
在会议期间，当事方受到乌克兰和葡萄牙人在社会领域更紧密互动的指示，特别是它涉及儿童和残疾人的社会支持。</text:p>
      <text:p text:style-name="P4">
Anah Mendes Godinho报道说，葡萄牙正在制定“儿童的民族计划”，该计划有三个方面。 首先是社会转移，它自动给予有贫困风险的儿童。 第二个是机器人血管本地团队，控制儿童得到了所有必要的东西。 这些孩子及其父母在访问服务(例如支持，就业等)方面优先考虑。 第三个方面是一个特别的计划，适合没有父母或正在虫子中的孩子。</text:p>
      <text:p text:style-name="P4">
此外，劳动力部长的团结和社会保护葡萄牙一直在处理一个针对残疾人的项目，该项目旨在确定残疾并及时将专家及时连接。</text:p>
      <ul>
        <li>
现在我们几乎在所有这些领域工作，因此葡萄牙的经验确实很有用。 首先，我们对计划很感兴趣。 我们想在乌克兰的乌克兰建立一个定性培训系统，该系统将在这些地区工作，将其粘贴到所有地区。 Oksana Zholnovich强调，这是对监督专家的兴趣。</li>
      </ul>
      <text:p text:style-name="P4">
Anaees Godinho指出，葡萄牙有几个世纪的经验，尤其是在社会支持儿童方面。 她强调，她的国家准备帮助概述的所有方向。 当事方在不久的将来达成协议，以协调实施共同计划的交互。</text:p>
      <text:p text:style-name="P4">
News Source: <text:a xlink:type="simple" xlink:href="https://armyinform.com.ua/2023/05/30/ukrayina-ta-portugaliya-pidpysaly-memorandum-shhodo-spivpraczi-u-soczialnij-sferi/" text:style-name="Internet_20_link" text:visited-style-name="Visited_20_Internet_20_Link">
https://armyinform.com.ua/2023/05/30/ukrayina-ta-portugaliya-pidpysaly-memorandum-shhodo-spivpraczi-u-soczialnij-sferi/</text:a>
</text:p>
      <!--NEWS-->
      <text:h text:style-name="P10" text:outline-level="1">
<text:span text:style-name="T4">
Petro Chernik：莫斯科上未识别的无人机 - 俄罗斯防空系统的巨大形象</text:span>
</text:h>
      <text:p text:style-name="P4">
作者: ['АРМІЯINFORM']</text:p>
      <text:p text:style-name="P4">
时间: 2023-05-30T69:00:00-04:00</text:p>
      <text:p text:style-name="P4">
描述: 关于Komenter军事媒体中心，曾说过Viiskovy Analik上校Petro上校...与乌克兰2022年的战争，与乌克兰的最新新闻战争，今天与乌克兰2022年的新闻战争，乌克兰和俄罗斯之间的战争将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630_360_1624149998-169.jpg" text:style-name="Internet_20_link" text:visited-style-name="Visited_20_Internet_20_Link">
630_360_1624149998-169.jpg</text:a>
']</text:p>
      <text:p text:style-name="P4">
标签: ['MILITARY MEDIA CENTER', 'STOPRUSSIA', 'АГРЕСІЯ РФ', 'ВТОРГНЕННЯ РФ', 'ПЕТРО ЧЕРНИК']</text:p>
      <text:p text:style-name="P4">
类别: News</text:p>
      <!--METADATA-->
      <text:p text:style-name="P4">
<draw:frame draw:style-name="fr1" draw:name="Image319" text:anchor-type="as-char" svg:width="6.9236in" svg:height="3.956343in" draw:z-index="0">
<draw:image xlink:href="../Images/AРМІЯINFORM/2023-05-30T69-00-00-04-00/630_360_1624149998-169.jpg" xlink:type="simple" xlink:show="embed" xlink:actuate="onLoad" draw:mime-type="image/jpeg"/>
</draw:frame>
关于<text:a xlink:type="simple" xlink:href="https://t.me/militarymediacenter/2083" text:style-name="Internet_20_link" text:visited-style-name="Visited_20_Internet_20_Link">
评论</text:a>
军事MediaCenter由一位军事分析师Petro Chernyk上校说。</text:p>
      <text:p text:style-name="P4">
根据分析师的说法，<text:span text:style-name="T5">
“如果未知来源的无人机突破了国防受托人，并实际上到达了考虑甲贝纳德州的国家的首都，那么他们的武器是否有代价？” _ </text:span>
 _ <text:span text:style-name="T5">
 _ </text:span>
 _ _</text:p>
      <text:p text:style-name="P4">
“也就是说，他们称赞的，超级刺激的人，在C-350“ Vityaz”世界中没有类似物，C-400“ Triumph”和其他人无法拦截经过大规模的无人机，”  - 说。 Petro Chernyk。</text:p>
      <text:p text:style-name="P4">
乌克兰Mikhail Podolyak总统办公室的顾问对莫斯科评论说：“也许并非所有无人机都准备好攻击乌克兰，并想转向他们的创作者，并相应地问这个问题：“您派什么派遣我们击败我们击败我们，以击败我们对我们的子女击败我们的孩子。乌克兰，基辅等。“？”</text:p>
      <text:p text:style-name="P4">
News Source: <text:a xlink:type="simple" xlink:href="https://armyinform.com.ua/2023/05/30/petro-chernyk-neopiznani-bezpilotnyky-nad-moskvoyu-kolosalnyj-imidzhevyj-udar-po-rosijskij-systemi-ppo/" text:style-name="Internet_20_link" text:visited-style-name="Visited_20_Internet_20_Link">
https://armyinform.com.ua/2023/05/30/petro-chernyk-neopiznani-bezpilotnyky-nad-moskvoyu-kolosalnyj-imidzhevyj-udar-po-rosijskij-systemi-ppo/</text:a>
</text:p>
      <!--NEWS-->
      <text:h text:style-name="P10" text:outline-level="1">
<text:span text:style-name="T4">
协调总部与海军陆战队家庭一起举行</text:span>
</text:h>
      <text:p text:style-name="P4">
作者: ['АРМІЯINFORM']</text:p>
      <text:p text:style-name="P4">
时间: 2023-05-30T70:00:00-04:00</text:p>
      <text:p text:style-name="P4">
描述: 在普京的协调总部，Zustychovniy Zustychovye Zustychychi ...与乌克兰2022的战争，与乌克兰的最新新闻，今天与乌克兰的新闻，今天与乌克兰2022年的新闻战争，今天与乌克兰和俄罗斯之间的战争以及2022年在2022年发生战争时会发生战争他们会说，是否会在不久的将来与乌克兰进行战争，他们说，与乌克兰的战争，今天的乌克兰新闻，乌克兰的新闻，乌克兰的新闻</text:p>
      <text:p text:style-name="P4">
图片: ['<text:a xlink:type="simple" xlink:href="https://armyinform.com.ua/wp-content/uploads/2023/05/kshppv.jpg" text:style-name="Internet_20_link" text:visited-style-name="Visited_20_Internet_20_Link">
kshppv.jpg</text:a>
']</text:p>
      <text:p text:style-name="P4">
标签: ['STOPRUSSIA', 'АГРЕСІЯ РФ', 'ВІЙНА', 'ВІЙСЬКОВОПОЛОНЕНІ', 'КООРДИНАЦІЙНИЙ ШТАБ']</text:p>
      <text:p text:style-name="P4">
类别: News</text:p>
      <!--METADATA-->
      <text:p text:style-name="P4">
<draw:frame draw:style-name="fr1" draw:name="Image320" text:anchor-type="as-char" svg:width="6.9236in" svg:height="3.900295in" draw:z-index="0">
<draw:image xlink:href="../Images/AРМІЯINFORM/2023-05-30T70-00-00-04-00/kshppv.jpg" xlink:type="simple" xlink:show="embed" xlink:actuate="onLoad" draw:mime-type="image/jpeg"/>
</draw:frame>
捍卫囚犯的协调总部与第36个单独的海军陆战队步兵南达拉德·麦基尔·比林斯基(Nam Dradmiral Mikhail Bilynsky)的捍卫者的家属发生。</text:p>
      <text:p text:style-name="P4">
海军陆战队俘虏的亲戚问，协调总部的代表。</text:p>
      <text:p text:style-name="P4">
会议期间提出的问题之一是要进行(https://koordshtab.gov.ua/archive/1626)询问战俘的询问总部。</text:p>
      <text:p text:style-name="P4">
据总部报道，俄罗斯联邦没有提供有关拘留条件或军事维护地点以及在俄罗斯领土以及临时占领的乌克兰领土的官方信息。</text:p>
      <text:p text:style-name="P4">
提供医疗服务和俘虏的信函及其亲戚 - 侵略者国家的类似情况并没有履行其义务，这是国际人道主义法则所规定的。</text:p>
      <text:p text:style-name="P4">
应当指出的是，访问自由场所的相关任务是战俘的派生，是塞维他洛拉斯国际委员会的使命。 但是，只有在持有人民许可的国家 /地区才能实施。</text:p>
      <text:p text:style-name="P4">
除其他外，他们讨论了有关信息空间安全性的问题。 正如总部代表所指出的那样，亲戚应小心，给出有关俘虏后卫的评论或传播信息。 欺诈者可以使用此类信息，特别是用于勒索金钱或其他操纵。</text:p>
      <text:p text:style-name="P4">
News Source: <text:a xlink:type="simple" xlink:href="https://armyinform.com.ua/2023/05/30/u-koordynaczijnomu-shtabi-vidbulasya-zustrich-z-rodynamy-morpihiv-4/" text:style-name="Internet_20_link" text:visited-style-name="Visited_20_Internet_20_Link">
https://armyinform.com.ua/2023/05/30/u-koordynaczijnomu-shtabi-vidbulasya-zustrich-z-rodynamy-morpihiv-4/</text:a>
</text:p>
      <!--NEWS-->
      <text:h text:style-name="P10" text:outline-level="1">
<text:span text:style-name="T4">
两个俄罗斯间谍想在首都的防御工厂安排基辅的居民</text:span>
</text:h>
      <text:p text:style-name="P4">
作者: ['АРМІЯINFORM']</text:p>
      <text:p text:style-name="P4">
时间: 2023-05-30T71:00:00-04:00</text:p>
      <text:p text:style-name="P4">
描述: Yaki Rosiskiyskisky Posadovsi的刷子个人曾在Rosvesduvalno-perino中估计...与乌克兰2022年的战争，与乌克兰的《今日新闻》（Today News）的战争，《今日与乌克兰的新闻》（News News）与乌克兰2022年的最新新闻进行，今天将在乌克兰和乌克兰之间发生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ТОРГНЕННЯ РФ', 'СБУ']</text:p>
      <text:p text:style-name="P4">
类别: News</text:p>
      <!--METADATA-->
      <text:p text:style-name="P4">
<draw:frame draw:style-name="fr1" draw:name="Image321" text:anchor-type="as-char" svg:width="6.9236in" svg:height="4.367194in" draw:z-index="0">
<draw:image xlink:href="../Images/AРМІЯINFORM/2023-05-30T71-00-00-04-00/a8879da467f5ef3186c59aa101cecbce_id76321_1300x820_141_650x410.jpg" xlink:type="simple" xlink:show="embed" xlink:actuate="onLoad" draw:mime-type="image/jpeg"/>
</draw:frame>
说明性照片</text:p>
      <text:p text:style-name="P4">
建立了另外两名俄罗斯官员的人，他们参与了针对乌克兰的侦察和颠覆性活动。 其中之一是RFPoclover Dmitry Guli国际国际军事合作的负责人。 另一位俄罗斯间谍是侵略者国家Vitaliy Textelev经济发展部法律部副主任。</text:p>
      <text:p text:style-name="P4">
已经发现，在大规模入侵的开始时，他们远程将基辅的居民遥遥无期。 很快，该男子就完成了他们的任务 - 在首都地区的一家防御公司中成立。 最终的Metati代理是在俄罗斯联邦情报中收集和转移。</text:p>
      <text:p text:style-name="P4">
这样，俄罗斯官员试图获取前部队的pronal乌克兰武器的秘密信息。</text:p>
      <text:p text:style-name="P4">
此外，他们对基辅封面基础设施的俄罗斯火箭中风的后果感兴趣。</text:p>
      <text:p text:style-name="P4">
2023年2月，安全部门拘留了敌方代理商，并向他通报了国家叛国罪。</text:p>
      <text:p text:style-name="P4">
在调查期间，乌克兰特殊服务的工作人员“分裂”被拘留者 - 他从俄罗斯联合会提供了“策展人”的个人数据。</text:p>
      <text:p text:style-name="P4">
在占领基辅的情况下，他们向经纪人保证了州长的忠诚态度。</text:p>
      <text:p text:style-name="P4">
根据收集的证据，据报道，这两个俄罗斯人都怀疑一群人先前阴谋犯了砂岩。</text:p>
      <text:p text:style-name="P4">
正在进行调查，以确定犯罪和起诉的所有情况。</text:p>
      <text:p text:style-name="P4">
<text:span text:style-name="T4">
来源：</text:span>
 <text:a xlink:type="simple" xlink:href="https://ssu.gov.ua/novyny/sbu-vykryla-dvokh-rosiiskykh-shpyhuniv-yaki-khotily-vlashtuvaty-svoho-ahenta-do-oboronnoho-zavodu-u-kyievi" text:style-name="Internet_20_link" text:visited-style-name="Visited_20_Internet_20_Link">
<text:span text:style-name="T5">
sbu</text:span>
</text:a>
</text:p>
      <text:p text:style-name="P4">
News Source: <text:a xlink:type="simple" xlink:href="https://armyinform.com.ua/2023/05/30/dvoye-rosijskyh-shpyguniv-hotily-vlashtuvaty-kyyanyna-do-oboronnogo-zavodu-stolyczi/" text:style-name="Internet_20_link" text:visited-style-name="Visited_20_Internet_20_Link">
https://armyinform.com.ua/2023/05/30/dvoye-rosijskyh-shpyguniv-hotily-vlashtuvaty-kyyanyna-do-oboronnogo-zavodu-stolyczi/</text:a>
</text:p>
      <!--NEWS-->
      <text:h text:style-name="P10" text:outline-level="1">
<text:span text:style-name="T4">
乌克兰军队获得了500次FPV漏斗</text:span>
</text:h>
      <text:p text:style-name="P4">
作者: ['АРМІЯINFORM']</text:p>
      <text:p text:style-name="P4">
时间: 2023-05-30T72:00:00-04:00</text:p>
      <text:p text:style-name="P4">
描述: 乌克兰Viiskovim被移交给500 FPV-DROPAS“ PEGASUS” VID VID乌克兰区块链 - 坎帕尼...与乌克兰2022年的战争，与乌克兰的最新新闻，《今日新闻》，与乌克兰2022年的新闻，乌克兰和俄罗斯的新闻战争，战争，战争，战争，战争，战争，战争，战争，战争，战争，战争，战争，战争，战争，战争，战争，战争，战争，战争，战争，战争，战争。他们说，与乌克兰在2022年将在不久的将来与乌克兰战争，他们说，今天与乌克兰的战争，今天的乌克兰新闻，乌克兰媒体在俄罗斯的乌克兰新闻</text:p>
      <text:p text:style-name="P4">
图片: ['<text:a xlink:type="simple" xlink:href="https://armyinform.com.ua/wp-content/uploads/2023/05/novyj-proekt-10-768x432-1-1.webp" text:style-name="Internet_20_link" text:visited-style-name="Visited_20_Internet_20_Link">
novyj-proekt-10-768x432-1-1.webp</text:a>
']</text:p>
      <text:p text:style-name="P4">
标签: ['АРМІЯ ДРОНІВ', 'МИХАЙЛО ФЕДОРОВ']</text:p>
      <text:p text:style-name="P4">
类别: News</text:p>
      <!--METADATA-->
      <text:p text:style-name="P4">
<draw:frame draw:style-name="fr1" draw:name="Image322" text:anchor-type="as-char" svg:width="6.9236in" svg:height="3.894525in" draw:z-index="0">
<draw:image xlink:href="../ConvertedIMGs/AРМІЯINFORM/2023-05-30T72-00-00-04-00/novyj-proekt-10-768x432-1-1.png" xlink:type="simple" xlink:show="embed" xlink:actuate="onLoad" draw:mime-type="image/png"/>
</draw:frame>
乌克兰军方从乌克兰盖帽机公司Ever Stance转移到500名FPV朋克“ Pegas”。</text:p>
      <text:p text:style-name="P4">
关于它<text:a xlink:type="simple" xlink:href="https://t.me/zedigital/3180" text:style-name="Internet_20_link" text:visited-style-name="Visited_20_Internet_20_Link">
报告</text:a>
Zinnovations，Digital Transformation Mikhail Fedorov的教育，科学和技术艰苦发展的Zinnovations的替代人。</text:p>
      <text:p text:style-name="P4">
“这些无人机分布在乌克兰国防军的13个单位之间。 他们中的一些人已经摧毁了数十个敌对的物体。”他说。</text:p>
      <text:p text:style-name="P4">
Mikhail Fedorov指出，FPV-Aranies在战场上是竞争优势。他们赶上并摧毁了几乎所有目标。 最重要的是，他们保留了我们士兵的生活，他们在庇护所中看到了俄罗斯人的所有步骤。</text:p>
      <text:p text:style-name="P4">
News Source: <text:a xlink:type="simple" xlink:href="https://armyinform.com.ua/2023/05/30/ukrayinski-vijskovi-otrymaly-500-fpv-droniv-pegas/" text:style-name="Internet_20_link" text:visited-style-name="Visited_20_Internet_20_Link">
https://armyinform.com.ua/2023/05/30/ukrayinski-vijskovi-otrymaly-500-fpv-droniv-pegas/</text:a>
</text:p>
      <!--NEWS-->
      <text:h text:style-name="P10" text:outline-level="1">
<text:span text:style-name="T4">
没有交换的队列，我们​​拿走所有 - 协调总部</text:span>
</text:h>
      <text:p text:style-name="P4">
作者: ['АРМІЯINFORM']</text:p>
      <text:p text:style-name="P4">
时间: 2023-05-30T73:00:00-04:00</text:p>
      <text:p text:style-name="P4">
描述: 在协调的总部，Zustinich Zustinch是Nyskovo Service National ...与乌克兰2022年的战争，今天与乌克兰的最新消息，今天与乌克兰2022年的新闻战争，乌克兰与乌克兰之间的战争以及乌克兰之间以及俄罗斯之间的战争以及俄罗斯之间的战争以及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abe27b4c-bba9-48c5-8797-804214fb0876.jpg" text:style-name="Internet_20_link" text:visited-style-name="Visited_20_Internet_20_Link">
abe27b4c-bba9-48c5-8797-804214fb0876.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23" text:anchor-type="as-char" svg:width="6.9236in" svg:height="3.894525in" draw:z-index="0">
<draw:image xlink:href="../Images/AРМІЯINFORM/2023-05-30T73-00-00-04-00/abe27b4c-bba9-48c5-8797-804214fb0876.jpg" xlink:type="simple" xlink:show="embed" xlink:actuate="onLoad" draw:mime-type="image/jpeg"/>
</draw:frame>
协调总部会见了乌克兰军事国家警卫队的家人，该家族由NSU协调员的代表和Verkhovna Rada的人权行为局长。</text:p>
      <text:p text:style-name="P4">
关于它<text:a xlink:type="simple" xlink:href="https://t.me/Koord_shtab/1148" text:style-name="Internet_20_link" text:visited-style-name="Visited_20_Internet_20_Link">
报告</text:a>
协调询问战俘的询问总部。</text:p>
      <text:p text:style-name="P4">
申诉专员办公室代表指出，即使我们的捍卫者处于临时占领的卢汉斯克和顿涅茨克地区，也与俄罗斯联邦进行了交换的所有谈判以及死去的英雄的归来。</text:p>
      <text:p text:style-name="P4">
一般登记册，所有囚犯的名字，失踪者和那些没有找到尸体的人，并未由侵略者国际交易所每周定期提供。</text:p>
      <text:p text:style-name="P4">
NSU代表说：“但是谈判也可以采取类别，例如，关于受伤的速度。”</text:p>
      <text:p text:style-name="P4">
“没有队列交换。 我们区分为加权，严重生病的优先类别。 但是，我们带走了所有同意给敌人的人。”总部代表保证。</text:p>
      <text:p text:style-name="P4">
News Source: <text:a xlink:type="simple" xlink:href="https://armyinform.com.ua/2023/05/30/zhodnyh-cherg-na-obmin-ne-isnuye-zabyrayemo-vsih-koordynaczijnyj-shtab/" text:style-name="Internet_20_link" text:visited-style-name="Visited_20_Internet_20_Link">
https://armyinform.com.ua/2023/05/30/zhodnyh-cherg-na-obmin-ne-isnuye-zabyrayemo-vsih-koordynaczijnyj-shtab/</text:a>
</text:p>
      <!--NEWS-->
      <text:h text:style-name="P10" text:outline-level="1">
<text:span text:style-name="T4">
白天，敌人没有朝着进攻的任何方向 - 安娜·马利亚（Anna Malyar）移动</text:span>
</text:h>
      <text:p text:style-name="P4">
作者: ['АРМІЯINFORM']</text:p>
      <text:p text:style-name="P4">
时间: 2023-05-30T74:00:00-04:00</text:p>
      <text:p text:style-name="P4">
描述: 震中的Boyovikh死亡。 这次航行不是点击Donetska的多节...与乌克兰2022年的战争，与乌克兰的战争是今天的最新消息，今天与乌克兰的新闻战2022今天的最后一场新闻，乌克兰和俄罗斯和俄罗斯和俄罗斯之间的战争是否会发生。他们说，与乌克兰在2022年与乌克兰的战争将在不久的将来与乌克兰战争时，他们说，今天与乌克兰的战争，今天的乌克兰新闻，乌克兰新闻，乌克兰媒体在俄罗斯的乌克兰新闻</text:p>
      <text:p text:style-name="P4">
图片: ['<text:a xlink:type="simple" xlink:href="https://armyinform.com.ua/wp-content/uploads/2022/11/2022-11-17-12.21.07.jpg" text:style-name="Internet_20_link" text:visited-style-name="Visited_20_Internet_20_Link">
2022-11-17-12.21.07.jpg</text:a>
']</text:p>
      <text:p text:style-name="P4">
标签: ['АГРЕСІЯ РФ', 'БАХМУТ', 'ВТОРГНЕННЯ РФ', 'ГАННА МАЛЯР', 'КОРДОН З РФ']</text:p>
      <text:p text:style-name="P4">
类别: News</text:p>
      <!--METADATA-->
      <text:p text:style-name="P4">
<draw:frame draw:style-name="fr1" draw:name="Image324" text:anchor-type="as-char" svg:width="6.9236in" svg:height="4.61393in" draw:z-index="0">
<draw:image xlink:href="../Images/AРМІЯINFORM/2023-05-30T74-00-00-04-00/2022-11-17-12.21.07.jpg" xlink:type="simple" xlink:show="embed" xlink:actuate="onLoad" draw:mime-type="image/jpeg"/>
</draw:frame>
安娜画家。 照片：Dmitryurchenko /陆军</text:p>
      <text:p text:style-name="P4">
东方仍然是敌对行动的中心。 敌人不会留下占领顿涅茨克和卢甘斯克地区的目的。 敌人进攻行动的强度略有减少。 取而代之的是，保持了thauvation笔触的强度。</text:p>
      <text:p text:style-name="P4">
关于它<text:a xlink:type="simple" xlink:href="https://t.me/annamaliar/803" text:style-name="Internet_20_link" text:visited-style-name="Visited_20_Internet_20_Link">
报告</text:a>
乌克兰国防部副部长安娜·马利亚(Anna Malyar)。</text:p>
      <text:p text:style-name="P4">
在白天的三个方向上，敌人没有采取进攻行动。 据说 -  <text:span text:style-name="T4">
 Liman，Avdiivsky，Shakhtar </text:span>
。</text:p>
      <text:p text:style-name="P4">
在<text:span text:style-name="T4">
 kupyansk方向</text:span>
敌人没有成功的进攻行动。</text:p>
      <text:p text:style-name="P4">
在白天，在<text:span text:style-name="T4">
马林斯基方向</text:span>
，我们的后卫击退了在Marinka市的第12次袭击。</text:p>
      <text:p text:style-name="P4">
“在<text:span text:style-name="T4">
 bakhmut方向上</text:span>
进攻行动的对手没有进行。 同样，朝这个方向替代和重组敌军。 我们的部队控制着巴赫穆特的西南郊区。 在北部和南部，几天前，巴赫穆特郊区被吊销，以执行其他兵役。 实际上，这正在完成。”安娜·马里亚尔(Anna Malyar)说。</text:p>
      <text:p text:style-name="P4">
根据乌克兰国防部副部长的说法，在<text:span text:style-name="T4">
南</text:span>
  -  Vetrone的敌人。 在北方** ：</text:p>
      <text:p text:style-name="P4">
<text:span text:style-name="T5">
在与白俄罗斯的边界上 - 情况稳定。 未检测到进攻群体形成的迹象； </text:span>
在与俄罗斯联邦的边界上。 在边境地区，敌人继续维持军事存在。 执行迫击炮和炮弹，引起航空罢工。</text:p>
      <text:p text:style-name="P4">
News Source: <text:a xlink:type="simple" xlink:href="https://armyinform.com.ua/2023/05/30/za-dobu-vorog-ne-prosunuvsya-na-zhodnomu-z-napryamkiv-na-yakyh-viv-nastup-ganna-malyar/" text:style-name="Internet_20_link" text:visited-style-name="Visited_20_Internet_20_Link">
https://armyinform.com.ua/2023/05/30/za-dobu-vorog-ne-prosunuvsya-na-zhodnomu-z-napryamkiv-na-yakyh-viv-nastup-ganna-malyar/</text:a>
</text:p>
      <!--NEWS-->
      <text:h text:style-name="P10" text:outline-level="1">
<text:span text:style-name="T4">
斗争的每一天都会使我们更接近胜利-Volodymyr Zelenskyy</text:span>
</text:h>
      <text:p text:style-name="P4">
作者: ['АРМІЯINFORM']</text:p>
      <text:p text:style-name="P4">
时间: 2023-05-30T75:00:00-04:00</text:p>
      <text:p text:style-name="P4">
描述: 乌克兰沃迪米尔·泽伦斯基·维兹（Zelensky Vyzha）总统，chim b the More mi zrobimo sogodnis，蒂姆...与乌克兰2022年的战争，与乌克兰的最新新闻，今天与乌克兰2022年的新闻战争，今天上次与乌克兰的新闻战争，乌克兰和俄罗斯之间的战争将会发生，乌克兰和俄罗斯之间以及何时，何时，，何时，，，何时，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photo_5454386927668153391_y.jpg" text:style-name="Internet_20_link" text:visited-style-name="Visited_20_Internet_20_Link">
photo_5454386927668153391_y.jpg</text:a>
', '<text:a xlink:type="simple" xlink:href="https://armyinform.com.ua/wp-content/uploads/2023/05/photo_5454386927668153393_y-150x150.jpg" text:style-name="Internet_20_link" text:visited-style-name="Visited_20_Internet_20_Link">
photo_5454386927668153393_y-150x150.jpg</text:a>
', '<text:a xlink:type="simple" xlink:href="https://armyinform.com.ua/wp-content/uploads/2023/05/photo_5454386927668153389_y-150x150.jpg" text:style-name="Internet_20_link" text:visited-style-name="Visited_20_Internet_20_Link">
photo_5454386927668153389_y-150x150.jpg</text:a>
', '<text:a xlink:type="simple" xlink:href="https://armyinform.com.ua/wp-content/uploads/2023/05/photo_5454386927668153392_y-150x150.jpg" text:style-name="Internet_20_link" text:visited-style-name="Visited_20_Internet_20_Link">
photo_5454386927668153392_y-150x150.jpg</text:a>
', '<text:a xlink:type="simple" xlink:href="https://armyinform.com.ua/wp-content/uploads/2023/05/photo_5454386927668153390_y-150x150.jpg" text:style-name="Internet_20_link" text:visited-style-name="Visited_20_Internet_20_Link">
photo_5454386927668153390_y-150x150.jpg</text:a>
']</text:p>
      <text:p text:style-name="P4">
标签: ['ВОЛОДИМИР ЗЕЛЕНСЬКИЙ', 'ПРЕЗИДЕНТ УКРАЇНИ']</text:p>
      <text:p text:style-name="P4">
类别: News</text:p>
      <!--METADATA-->
      <text:p text:style-name="P4">
<draw:frame draw:style-name="fr1" draw:name="Image325" text:anchor-type="as-char" svg:width="6.9236in" svg:height="4.615733in" draw:z-index="0">
<draw:image xlink:href="../Images/AРМІЯINFORM/2023-05-30T75-00-00-04-00/photo_5454386927668153391_y.jpg" xlink:type="simple" xlink:show="embed" xlink:actuate="onLoad" draw:mime-type="image/jpeg"/>
</draw:frame>
乌克兰沃迪米尔·泽伦斯基(Ukraine Volodymyr Zelensky)总统认为，我们将发生的越多，我们将以胜利结束战争的速度。</text:p>
      <text:p text:style-name="P4">
国家元首<text:a xlink:type="simple" xlink:href="https://t.me/V_Zelenskiy_official/6417" text:style-name="Internet_20_link" text:visited-style-name="Visited_20_Internet_20_Link">
写</text:a>
分发电报频道。</text:p>
      <text:p text:style-name="P4">
他强调说：“每天都很重要。”</text:p>
      <text:p text:style-name="P4">
<text:a xlink:type="simple" xlink:href="https://armyinform.com.ua/wp-content/uploads/2023/05/photo_5454386927668153393_y.jpg" text:style-name="Internet_20_link" text:visited-style-name="Visited_20_Internet_20_Link">
!(Images/AРМІЯINFORM/2023-05-30T75-00-00-04-00/photo_5454386927668153393_y-150x150.jpg)</text:a>
</text:p>
      <text:p text:style-name="P4">
<text:a xlink:type="simple" xlink:href="https://armyinform.com.ua/wp-content/uploads/2023/05/photo_5454386927668153389_y.jpg" text:style-name="Internet_20_link" text:visited-style-name="Visited_20_Internet_20_Link">
<draw:frame draw:style-name="fr1" draw:name="Image326" text:anchor-type="as-char" svg:width="6.9236in" svg:height="6.9236in" draw:z-index="0">
<draw:image xlink:href="../Images/AРМІЯINFORM/2023-05-30T75-00-00-04-00/photo_5454386927668153389_y-150x150.jpg" xlink:type="simple" xlink:show="embed" xlink:actuate="onLoad" draw:mime-type="image/jpeg"/>
</draw:frame>
</text:a>
</text:p>
      <text:p text:style-name="P4">
<text:a xlink:type="simple" xlink:href="https://armyinform.com.ua/wp-content/uploads/2023/05/photo_5454386927668153392_y.jpg" text:style-name="Internet_20_link" text:visited-style-name="Visited_20_Internet_20_Link">
<draw:frame draw:style-name="fr1" draw:name="Image327" text:anchor-type="as-char" svg:width="6.9236in" svg:height="6.9236in" draw:z-index="0">
<draw:image xlink:href="../Images/AРМІЯINFORM/2023-05-30T75-00-00-04-00/photo_5454386927668153392_y-150x150.jpg" xlink:type="simple" xlink:show="embed" xlink:actuate="onLoad" draw:mime-type="image/jpeg"/>
</draw:frame>
</text:a>
</text:p>
      <text:p text:style-name="P4">
<text:a xlink:type="simple" xlink:href="https://armyinform.com.ua/wp-content/uploads/2023/05/photo_5454386927668153390_y.jpg" text:style-name="Internet_20_link" text:visited-style-name="Visited_20_Internet_20_Link">
<draw:frame draw:style-name="fr1" draw:name="Image328" text:anchor-type="as-char" svg:width="6.9236in" svg:height="6.9236in" draw:z-index="0">
<draw:image xlink:href="../Images/AРМІЯINFORM/2023-05-30T75-00-00-04-00/photo_5454386927668153390_y-150x150.jpg" xlink:type="simple" xlink:show="embed" xlink:actuate="onLoad" draw:mime-type="image/jpeg"/>
</draw:frame>
</text:a>
</text:p>
      <text:p text:style-name="P4">
News Source: <text:a xlink:type="simple" xlink:href="https://armyinform.com.ua/2023/05/30/kozhen-den-nashoyi-borotby-nablyzhaye-nas-do-peremogy-volodymyr-zelenskyj/" text:style-name="Internet_20_link" text:visited-style-name="Visited_20_Internet_20_Link">
https://armyinform.com.ua/2023/05/30/kozhen-den-nashoyi-borotby-nablyzhaye-nas-do-peremogy-volodymyr-zelenskyj/</text:a>
</text:p>
      <!--NEWS-->
      <text:h text:style-name="P10" text:outline-level="1">
<text:span text:style-name="T4">
Dmytro Kuleba对俄罗斯联邦的夜间袭击做出了反应：答案是一个 - 防空和弹药的供应增加</text:span>
</text:h>
      <text:p text:style-name="P4">
作者: ['АРМІЯINFORM']</text:p>
      <text:p text:style-name="P4">
时间: 2023-05-30T76:00:00-04:00</text:p>
      <text:p text:style-name="P4">
描述: 乌克兰Dmitro Kuleba Vidreaguvu的执法报告主题是Nichnu Rosiycu袭击...与2022年与乌克兰的战争，与乌克兰与乌克兰的最新新闻，《与乌克兰2022年的新闻战争》，今天最后一次与乌克兰的新闻战争，乌克兰和乌克兰之间的战争将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2/03/kuleba.jpeg" text:style-name="Internet_20_link" text:visited-style-name="Visited_20_Internet_20_Link">
kuleba.jpeg</text:a>
']</text:p>
      <text:p text:style-name="P4">
标签: ['АТАКА ДРОНІВ', 'ДМИТРО КУЛЕБА']</text:p>
      <text:p text:style-name="P4">
类别: News</text:p>
      <!--METADATA-->
      <text:p text:style-name="P4">
<draw:frame draw:style-name="fr1" draw:name="Image329" text:anchor-type="as-char" svg:width="6.9236in" svg:height="4.330592in" draw:z-index="0">
<draw:image xlink:href="../Images/AРМІЯINFORM/2023-05-30T76-00-00-04-00/kuleba.jpeg" xlink:type="simple" xlink:show="embed" xlink:actuate="onLoad" draw:mime-type="image/jpeg"/>
</draw:frame>
乌克兰·德米特罗·库莱巴(Ukraine Dmytro Kuleba)的外交大臣对俄罗斯袭击做出了反应，并指出对俄罗斯联邦恐怖的唯一反应，这可能是追逐防空系统和弹药的供应。</text:p>
      <text:p text:style-name="P4">
他<text:a xlink:type="simple" xlink:href="https://twitter.com/DmytroKuleba/status/1663461766045618176" text:style-name="Internet_20_link" text:visited-style-name="Visited_20_Internet_20_Link">
写</text:a>
Olliga Twitter。</text:p>
      <text:p text:style-name="P4">
“旨在耗尽乌克兰原型防御的每一次俄罗斯袭击只能有一个答案：与欧盟Inato Partners与欧盟合作伙伴的产量增加以及防空和弹药系统的供应。 这就是我们的工作。 外交政策部负责人说：“我们将共同击败另一种俄罗斯恐怖策略。”</text:p>
      <text:p text:style-name="P4">
众所周知，5月30日晚上，俄罗斯占领部队<text:a xlink:type="simple" xlink:href="https://armyinform.com.ua/2023/05/30/nichna-ataka-na-kyyiv-syly-ppo-znyshhyly-29-iz-31-shahediv/" text:style-name="Internet_20_link" text:visited-style-name="Visited_20_Internet_20_Link">
受到袭击</text:a>
Shahaneda乌克兰。 力量和手段是31中的29次无人机-Kamikadze。</text:p>
      <text:p text:style-name="P4">
News Source: <text:a xlink:type="simple" xlink:href="https://armyinform.com.ua/2023/05/30/dmytro-kuleba-vidreaguvav-na-nichnu-ataku-rf-vidpovid-odna-zbilshennya-postachannya-ppo-ta-boyeprypasiv/" text:style-name="Internet_20_link" text:visited-style-name="Visited_20_Internet_20_Link">
https://armyinform.com.ua/2023/05/30/dmytro-kuleba-vidreaguvav-na-nichnu-ataku-rf-vidpovid-odna-zbilshennya-postachannya-ppo-ta-boyeprypasiv/</text:a>
</text:p>
      <!--NEWS-->
      <text:h text:style-name="P10" text:outline-level="1">
<text:span text:style-name="T4">
На 15 років тюрми засуджено зрадника, який «зливав» місця базування Сил оборони на півночі України</text:span>
</text:h>
      <text:p text:style-name="P4">
作者: ['АРМІЯINFORM']</text:p>
      <text:p text:style-name="P4">
时间: 2023-05-30T77:00:00-04:00</text:p>
      <text:p text:style-name="P4">
描述: 法院认可了Rosiyskiye特工15洛基Vov'yaznnya，Sho Vin赢得了Rosviddani的赢得了有关...与乌克兰2022年的战争，与乌克兰与乌克兰的最新新闻，《与乌克兰的新闻》 2022年的战争是今天的最后一场，将是今天的最后一场乌克兰与俄罗斯之间的战争以及2022年与乌克兰的战争将是与乌克兰的战争，将在不久的将来与乌克兰发生战争，今天与乌克兰的战争，今天的乌克兰新闻，乌克兰新闻，乌克兰媒体在俄罗斯的乌克兰新闻</text:p>
      <text:p text:style-name="P4">
图片: ['<text:a xlink:type="simple" xlink:href="https://armyinform.com.ua/wp-content/uploads/2023/05/671eb1be11b9a9d587575baf2a47de62.jpeg" text:style-name="Internet_20_link" text:visited-style-name="Visited_20_Internet_20_Link">
671eb1be11b9a9d587575baf2a47de62.jpeg</text:a>
']</text:p>
      <text:p text:style-name="P4">
标签: ['АГЕНТ РФ', 'ДЕРЖАВНА ЗРАДА', 'СБУ']</text:p>
      <text:p text:style-name="P4">
类别: News</text:p>
      <!--METADATA-->
      <text:p text:style-name="P4">
<draw:frame draw:style-name="fr1" draw:name="Image330" text:anchor-type="as-char" svg:width="6.9236in" svg:height="4.615733in" draw:z-index="0">
<draw:image xlink:href="../Images/AРМІЯINFORM/2023-05-30T77-00-00-04-00/671eb1be11b9a9d587575baf2a47de62.jpeg" xlink:type="simple" xlink:show="embed" xlink:actuate="onLoad" draw:mime-type="image/jpeg"/>
</draw:frame>
</text:p>
      <text:p text:style-name="P4">
Суд призначив російському агенту 15 років ув’язнення за те, що він збираврозвіддані про оборону прикордонних районів Чернігівської області. Вороганасамперед цікавили місця базування підрозділів СБУ, Збройних Сил України,Держприкордонслужби, поліції і ДСНС.</text:p>
      <text:p text:style-name="P4">
Про це <text:a xlink:type="simple" xlink:href="https://ssu.gov.ua/novyny/za-materialamy-sbu-15-rokiv-tiurmy-otrymav-zradnyk-yakyi-zlyvav-do-rf-dani-pro-oboronu-pivnichnykh-rubezhiv-ukrainy" text:style-name="Internet_20_link" text:visited-style-name="Visited_20_Internet_20_Link">
повідомляє</text:a>
乌克兰的安全服务。</text:p>
      <text:p text:style-name="P4">
此外，敌对的经纪人计划将其中一家医院和当地军事 - 西维利亚政府的位置移交给他的俄罗斯“策展人”。 入侵者向他保证在银行卡上最多可达3000个UAH。</text:p>
      <text:p text:style-name="P4">
根据调查人员的说法，罪犯是一再被定罪的居民，他以前曾因盗窃和抢劫而被判判刑。 几年前，累犯搬到了乌克兰以东的移民到切尼希夫地区。</text:p>
      <text:p text:style-name="P4">
在大规模入侵开始时，它是由俄罗斯特殊服务代表招募的，并确定了情报和颠覆性活动的任务。 这是一张乌克兰物体的照片，在地形上附着及其在电子地图上的地理位置。</text:p>
      <text:p text:style-name="P4">
根据收集的证据，法院裁定袭击者犯有戒严令犯下的国家叛国罪。</text:p>
      <text:p text:style-name="P4">
News Source: <text:a xlink:type="simple" xlink:href="https://armyinform.com.ua/2023/05/30/na-15-rokiv-tyurmy-zasudzheno-zradnyka-yakyj-zlyvav-misczya-bazuvannya-syl-oborony-na-pivnochi-ukrayiny/" text:style-name="Internet_20_link" text:visited-style-name="Visited_20_Internet_20_Link">
https://armyinform.com.ua/2023/05/30/na-15-rokiv-tyurmy-zasudzheno-zradnyka-yakyj-zlyvav-misczya-bazuvannya-syl-oborony-na-pivnochi-ukrayiny/</text:a>
</text:p>
      <!--NEWS-->
      <text:h text:style-name="P10" text:outline-level="1">
<text:span text:style-name="T4">
理事会已将应征入伍的最高军事会计年龄从27岁降低到25岁</text:span>
</text:h>
      <text:p text:style-name="P4">
作者: ['АРМІЯINFORM']</text:p>
      <text:p text:style-name="P4">
时间: 2023-05-30T78:00:00-04:00</text:p>
      <text:p text:style-name="P4">
描述: 乌克兰的Verkhovna Rada称赞Zmisni对乌克兰定律，“关于Vissyski的人……与乌克兰2022年的战争，与乌克兰的最新新闻，与乌克兰的新闻，与乌克兰的新闻进行战争，今天与乌克兰2022年的新闻战争，今天将在乌克兰和俄罗斯之间发生战争，将在乌克兰和俄罗斯之间发生一场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image-8.jpg" text:style-name="Internet_20_link" text:visited-style-name="Visited_20_Internet_20_Link">
image-8.jpg</text:a>
']</text:p>
      <text:p text:style-name="P4">
标签: ['ВІЙСЬКОВИЙ ОБЛІК', 'ПРИЗОВНИКИ']</text:p>
      <text:p text:style-name="P4">
类别: News</text:p>
      <!--METADATA-->
      <text:p text:style-name="P4">
<draw:frame draw:style-name="fr1" draw:name="Image331" text:anchor-type="as-char" svg:width="6.9236in" svg:height="3.894525in" draw:z-index="0">
<draw:image xlink:href="../Images/AРМІЯINFORM/2023-05-30T78-00-00-04-00/image-8.jpg" xlink:type="simple" xlink:show="embed" xlink:actuate="onLoad" draw:mime-type="image/jpeg"/>
</draw:frame>
乌克兰的Verkhovna Rada批准了乌克兰法律“军事占领和军事服务”的修正案，并降低了极限年龄(比尔<text:a xlink:type="simple" xlink:href="https://itd.rada.gov.ua/billInfo/Bills/Card/41904" text:style-name="Internet_20_link" text:visited-style-name="Visited_20_Internet_20_Link">
9281号</text:a>
).</text:p>
      <text:p text:style-name="P4">
Про це <text:a xlink:type="simple" xlink:href="https://www.rada.gov.ua/news/razom/237142.html" text:style-name="Internet_20_link" text:visited-style-name="Visited_20_Internet_20_Link">
повідомляє</text:a>
乌克兰Verkhovna Rada的新闻服务。</text:p>
      <text:p text:style-name="P4">
如果将边际应征入应年龄降低到25岁，征兵将足够的时间(1  -  3年)为了实现公民履行乌克兰义务的表现，并为应征入伍的兵役而征兵。</text:p>
      <text:p text:style-name="P4">
同时，公民在军事注册中的住宿长达27年，需要他们到达领土人员的人员和社会支持中心，以确认从电话中延迟的权利以及接受体检(调查)导致巨大的财务和材料成本。</text:p>
      <text:p text:style-name="P4">
“在发生战争状态的情况下，公民在军事注册中长期逗留是不合适的，因为不可能参与其中有相当数量的没有兵役地位的公民的合适的公民服兵役在动员期间应征入伍期间的服兵役。”  - 在Verkhovna Rada中指出。</text:p>
      <text:p text:style-name="P4">
因此，该法律规范了动员储备作为人力资源军事储备的组成部分，该储备由2014年11月12日的乌克兰内阁批准，该储备由2014年11月12日的第607号军事会计批准。对于已达到25岁的军事应征入伍者。</text:p>
      <text:p text:style-name="P4">
News Source: <text:a xlink:type="simple" xlink:href="https://armyinform.com.ua/2023/05/30/rada-zmenshyla-granychnyj-vik-perebuvannya-na-vijskovomu-obliku-pryzovnykiv-z-27-po-25/" text:style-name="Internet_20_link" text:visited-style-name="Visited_20_Internet_20_Link">
https://armyinform.com.ua/2023/05/30/rada-zmenshyla-granychnyj-vik-perebuvannya-na-vijskovomu-obliku-pryzovnykiv-z-27-po-25/</text:a>
</text:p>
      <!--NEWS-->
      <text:h text:style-name="P10" text:outline-level="1">
<text:span text:style-name="T4">
6月1日，将有一个圆桌会议“战争之子。 俄罗斯针对乌克兰儿童的罪行”</text:span>
</text:h>
      <text:p text:style-name="P4">
作者: ['АРМІЯINFORM']</text:p>
      <text:p text:style-name="P4">
时间: 2023-05-30T79:00:00-04:00</text:p>
      <text:p text:style-name="P4">
描述: 1蠕虫在军事媒体中心大约9:00，以摆脱圆形搅拌“ diti visini。 愤怒...与乌克兰2022年的战争，与乌克兰的最新消息，今天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military-media-center.jpg" text:style-name="Internet_20_link" text:visited-style-name="Visited_20_Internet_20_Link">
military-media-center.jpg</text:a>
']</text:p>
      <text:p text:style-name="P4">
标签: ['ДІТИ ВІЙНИ', 'КРУГЛИЙ СТІЛ']</text:p>
      <text:p text:style-name="P4">
类别: News</text:p>
      <!--METADATA-->
      <text:p text:style-name="P4">
<draw:frame draw:style-name="fr1" draw:name="Image332" text:anchor-type="as-char" svg:width="6.9236in" svg:height="3.894525in" draw:z-index="0">
<draw:image xlink:href="../Images/AРМІЯINFORM/2023-05-30T79-00-00-04-00/military-media-center.jpg" xlink:type="simple" xlink:show="embed" xlink:actuate="onLoad" draw:mime-type="image/jpeg"/>
</draw:frame>
6月1日在[军事媒体中心] 9:00(https://t.me/militarymediacenter/2086)圆桌会议“分区。 俄罗斯针对乌克兰儿童的罪行。”</text:p>
      <text:p text:style-name="P4">
在活动期间，将出版有关受害者的最新数据，并因俄罗斯乌克兰儿童联合会的侵略而受到伤害，撤离敌对战争的儿童和复杂机制的撤离儿童的问题将被俄罗斯驱逐出境的儿童返回。讨论。 国际刑事法院针对普京的运动前景也将进行讨论。</text:p>
      <text:p text:style-name="P4">
参与者：</text:p>
      <ol>
        <li>
Oksana Dimitrieva，乌克兰检察长办公室儿童利益保护和打击暴力的部门负责人。 2.乌克兰国家警察少年预防少年预防部门负责人Vasyl Bogdan。 3.纳塔利娅·尤米特斯(Natalia Yemets)，保护公民侵略的分析部负责人，乌克兰临时占领领土的重新融入部。 4. Axana Filipyshyn，乌克兰赫尔辛基人权联盟的律师。 5.乌克兰儿童权利网络董事会主席，国际慈善组织“ SOS儿童镇”计划的国家主任Darya Kasyanova。</li>
      </ol>
      <text:p text:style-name="P4">
需要媒体代表的认证，并将持续到5月31日19:00!</text:p>
      <text:p text:style-name="P4">
认证申请应发送到：psmodu@post.mil.gov.uaiz，其名称，名字和记者的名字，出版物名称，武装部队认证的新闻清单数量，请联系电话。</text:p>
      <text:p text:style-name="P4">
News Source: <text:a xlink:type="simple" xlink:href="https://armyinform.com.ua/2023/05/30/1-chervnya-vidbudetsya-kruglyj-stil-dity-vijny-zlochyny-rosiyi-proty-ukrayinskyh-ditej/" text:style-name="Internet_20_link" text:visited-style-name="Visited_20_Internet_20_Link">
https://armyinform.com.ua/2023/05/30/1-chervnya-vidbudetsya-kruglyj-stil-dity-vijny-zlochyny-rosiyi-proty-ukrayinskyh-ditej/</text:a>
</text:p>
      <!--NEWS-->
      <text:h text:style-name="P10" text:outline-level="1">
<text:span text:style-name="T4">
俄罗斯技术的演示衬里提醒欧洲人，战争是关于</text:span>
</text:h>
      <text:p text:style-name="P4">
作者: ['АРМІЯINFORM']</text:p>
      <text:p text:style-name="P4">
时间: 2023-05-30T80:00:00-04:00</text:p>
      <text:p text:style-name="P4">
描述: 关于在军事媒体中心的Pid Hour Briff，Timchasovy是Timchasy the Timchy在右边冲洗的事情...与乌克兰2022年的战争，与乌克兰的战争是今天的最新消息，与乌克兰2022的新闻战是最后的新闻。今天，乌克兰和俄罗斯之间会发生战争，当与2022年的战争时，乌克兰是否会在不久的将来与乌克兰进行战争，他们说，与乌克兰的战争，今天，乌克兰的新闻，乌克兰，乌克兰人乌克兰媒体的新闻在俄罗斯</text:p>
      <text:p text:style-name="P4">
图片: ['<text:a xlink:type="simple" xlink:href="https://armyinform.com.ua/wp-content/uploads/2023/05/photo_5454007548911932357_y-e1685452945758.jpg" text:style-name="Internet_20_link" text:visited-style-name="Visited_20_Internet_20_Link">
photo_5454007548911932357_y-e1685452945758.jpg</text:a>
', '<text:a xlink:type="simple" xlink:href="https://armyinform.com.ua/wp-content/uploads/2023/05/tank_groesbeek-photoshop-768x501-2.png" text:style-name="Internet_20_link" text:visited-style-name="Visited_20_Internet_20_Link">
tank_groesbeek-photoshop-768x501-2.png</text:a>
']</text:p>
      <text:p text:style-name="P4">
标签: ['АГРЕСІЯ РФ', 'АНАТОЛІЙ СОЛОВЕЙ', 'ВИСТАВКА', 'НІДЕРЛАНДИ']</text:p>
      <text:p text:style-name="P4">
类别: News</text:p>
      <!--METADATA-->
      <text:p text:style-name="P4">
<draw:frame draw:style-name="fr1" draw:name="Image333" text:anchor-type="as-char" svg:width="6.9236in" svg:height="3.90669in" draw:z-index="0">
<draw:image xlink:href="../Images/AРМІЯINFORM/2023-05-30T80-00-00-04-00/photo_5454007548911932357_y-e1685452945758.jpg" xlink:type="simple" xlink:show="embed" xlink:actuate="onLoad" draw:mime-type="image/jpeg"/>
</draw:frame>
在[军事MediaCenter]的简报中(https://t.me/militarymediacenter/2087)在阿姆斯特丹的演出中评论说，阿纳托利·索洛维(Anatoliy Solovey)报道说，荷兰荷兰王国的乌克兰临时律师。</text:p>
      <text:p text:style-name="P4">
去年3月，乌克兰士兵与乌克兰文化论坛排成一排，并于5月25日至6月4日在3月4日开放。</text:p>
      <text:p text:style-name="P4">
“这一行动对荷兰人至关重要。 阿姆斯特丹已经成为第三个地点，在该地点上展出了这条衬里的俄罗斯坦克。” Anatoly Solovey说。</text:p>
      <text:p text:style-name="P4">
据他说，展览非常感兴趣。</text:p>
      <text:p text:style-name="P4">
临时律师说：“她是一个非常重要的象征提醒……战争，第二次世界大战的世界上的战争非常非常接近，实际上是非常接近的。”乌克兰及其在这场战争中的胜利。它不仅对国家和乌克兰人本身非常重要，而且对欧洲，欧洲人和全世界都很重要。 因此，有必要在拳头中收集意志，并帮助乌克兰赢得这一重要的胜利。”</text:p>
      <text:p text:style-name="P4">
<draw:frame draw:style-name="fr1" draw:name="Image334" text:anchor-type="as-char" svg:width="6.9236in" svg:height="4.516567in" draw:z-index="0">
<draw:image xlink:href="../Images/AРМІЯINFORM/2023-05-30T80-00-00-04-00/tank_groesbeek-photoshop-768x501-2.png" xlink:type="simple" xlink:show="embed" xlink:actuate="onLoad" draw:mime-type="image/png"/>
</draw:frame>
如<text:a xlink:type="simple" xlink:href="https://cultureforum.eu/programme/exposition-tank/" text:style-name="Internet_20_link" text:visited-style-name="Visited_20_Internet_20_Link">
报告</text:a>
展览的组织者，展览是“欧洲民主脆弱性的象征”。 2022年3月31日，该坦克在附近的德米特罗夫卡村为基辅战斗中被乌克兰军方摧毁。</text:p>
      <text:p text:style-name="P4">
News Source: <text:a xlink:type="simple" xlink:href="https://armyinform.com.ua/2023/05/30/demonstracziya-pidbytoyi-rosijskoyi-tehniky-ye-nagaduvannyam-yevropejczyam-shho-vijna-blyzko/" text:style-name="Internet_20_link" text:visited-style-name="Visited_20_Internet_20_Link">
https://armyinform.com.ua/2023/05/30/demonstracziya-pidbytoyi-rosijskoyi-tehniky-ye-nagaduvannyam-yevropejczyam-shho-vijna-blyzko/</text:a>
</text:p>
      <!--NEWS-->
      <text:h text:style-name="P10" text:outline-level="1">
<text:span text:style-name="T4">
通常，这样的表演将无法 - 安德里·尤索夫（Andriy Yusov）关于俄罗斯人的火箭激活</text:span>
</text:h>
      <text:p text:style-name="P4">
作者: ['АРМІЯINFORM']</text:p>
      <text:p text:style-name="P4">
时间: 2023-05-30T81:00:00-04:00</text:p>
      <text:p text:style-name="P4">
描述: 我的导弹闪电战失败了，如果罗西扬（Rosisyan）失败了春季的袭击，如果没有成功……与乌克兰2022的战争，与乌克兰的战争是今天的最新新闻，这是与乌克兰2022年的新闻，今天与乌克兰2022年的新闻战争，乌克兰与俄罗斯之间发生战争，当与乌克兰在2022年发生战争时，是否会在不久的将来与乌克兰发生战争，他们说，与乌克兰的战争，今天的乌克兰新闻，乌克兰的新闻，乌克兰的新闻俄罗斯的媒体</text:p>
      <text:p text:style-name="P4">
图片: ['<text:a xlink:type="simple" xlink:href="https://armyinform.com.ua/wp-content/uploads/2023/05/2023-05-04-11.39.59.jpg" text:style-name="Internet_20_link" text:visited-style-name="Visited_20_Internet_20_Link">
2023-05-04-11.39.59.jpg</text:a>
']</text:p>
      <text:p text:style-name="P4">
标签: ['STOPRUSSIA', 'АГРЕСІЯ РФ', 'АНДРІЙ ЮСОВ', 'ВТОРГНЕННЯ РФ', 'ГУР МО УКРАЇНИ']</text:p>
      <text:p text:style-name="P4">
类别: News</text:p>
      <!--METADATA-->
      <text:p text:style-name="P4">
<draw:frame draw:style-name="fr1" draw:name="Image335" text:anchor-type="as-char" svg:width="6.9236in" svg:height="4.615733in" draw:z-index="0">
<draw:image xlink:href="../Images/AРМІЯINFORM/2023-05-30T81-00-00-04-00/2023-05-04-11.39.59.jpg" xlink:type="simple" xlink:show="embed" xlink:actuate="onLoad" draw:mime-type="image/jpeg"/>
</draw:frame>
安德里·尤索夫(Andriy Yusov)。 照片：Dmitryurchenko /陆军</text:p>
      <text:p text:style-name="P4">
在冬季和早春火箭闪电战失败之后，当俄罗斯人试图摧毁乌克兰的能源基础设施和社会上的播种时，侵略者国家改变了战术。</text:p>
      <text:p text:style-name="P4">
关于<text:a xlink:type="simple" xlink:href="https://gur.gov.ua/content/chasto-povtoriuvaty-taki-vystavy-rosiiany-ne-zmozhut-predstavnyk-hur-mo-ukrainy-andrii-iusov-pro-raketnu-aktyvizatsiiu-ahresora.html" text:style-name="Internet_20_link" text:visited-style-name="Visited_20_Internet_20_Link">
告诉</text:a>
乌克兰安德里·尤索夫(Andriy Yusov)国防智力智力局的主要代表。</text:p>
      <text:p text:style-name="P4">
“导弹策略(俄罗斯人 -  ed。)改变了。 在大多数情况下，使乌克兰安全部队的计划复杂化或破坏进一步释放被占领领土的计划是无效的。”安德里斯解释说。</text:p>
      <text:p text:style-name="P4">
他补充说，对于恐怖分子肌肉来说，仍然是优先的病变。</text:p>
      <text:p text:style-name="P4">
“基辅抵制最新部落的基辅仍然是侵略者必不可少的目标。 因此，危险仍然存在。”  - 乌克兰军事情报的代表说。</text:p>
      <text:p text:style-name="P4">
同时，安德烈·尤索夫(Andrei Yusov)强调，武装部队的空军成功掌握了防空防空的补救伙伴，这实际上消除了对俄罗斯人的导弹入侵。</text:p>
      <text:p text:style-name="P4">
“敌人想证明他们的武器“模拟”可以用乌克兰军队和西方武器做些事情。 但事实证明没有。 发射了多少个炮弹 - 实际上所有目标都被卡住了。 我们的战士，空军，工具将展示最佳效果。”</text:p>
      <text:p text:style-name="P4">
他说，下一波火箭恐怖的恐怖是，侵略者用来宣传所谓的西方武器样品。</text:p>
      <text:p text:style-name="P4">
“尝试是活跃的，质量的，前所未有的，但在很大程度上显示了这些。 通常，俄罗斯人将无法重复此类参与者。”  - 总结乌克兰国防部的代表。</text:p>
      <text:p text:style-name="P4">
News Source: <text:a xlink:type="simple" xlink:href="https://armyinform.com.ua/2023/05/30/chasto-povtoryuvaty-taki-vystavy-ne-zmozhut-%e2%80%95-andrij-yusov-pro-raketnu-aktyvizacziyu-rosiyan/" text:style-name="Internet_20_link" text:visited-style-name="Visited_20_Internet_20_Link">
https://armyinform.com.ua/2023/05/30/chasto-povtoryuvaty-taki-vystavy-ne-zmozhut-%e2%80%95-andrij-yusov-pro-raketnu-aktyvizacziyu-rosiyan/</text:a>
</text:p>
      <!--NEWS-->
      <text:h text:style-name="P10" text:outline-level="1">
<text:span text:style-name="T4">
立陶宛国防部长和波兰：我们必须继续支持乌克兰与俄罗斯联邦对抗</text:span>
</text:h>
      <text:p text:style-name="P4">
作者: ['АРМІЯINFORM']</text:p>
      <text:p text:style-name="P4">
时间: 2023-05-30T82:00:00-04:00</text:p>
      <text:p text:style-name="P4">
描述: 国防部的国防部的Litvy Arvidas Anusauskas在Zustychi Ziy Poland ...与乌克兰2022年的战争，与乌克兰的最新消息，今天与乌克兰的新闻，乌克兰2022年上次与乌克兰的新闻战争，将在乌克兰和俄罗斯之间以及俄罗斯和俄罗斯之间的战争，当他们说，乌克兰在2022年是否会有一年的时间，在不久的将来是否会与乌克兰进行战争</text:p>
      <text:p text:style-name="P4">
图片: ['<text:a xlink:type="simple" xlink:href="https://armyinform.com.ua/wp-content/uploads/2023/05/lytva_polshha-1.jpg" text:style-name="Internet_20_link" text:visited-style-name="Visited_20_Internet_20_Link">
lytva_polshha-1.jpg</text:a>
']</text:p>
      <text:p text:style-name="P4">
标签: ['STOPRUSSIA', 'ВТОРГНЕННЯ РФ', 'ДОПОМОГА ПАРТНЕРІВ', 'ЛИТВА', 'ПОЛЬЩА', 'СВІТ ПІДТРИМУЄ УКРАЇНУ']</text:p>
      <text:p text:style-name="P4">
类别: News</text:p>
      <!--METADATA-->
      <text:p text:style-name="P4">
<draw:frame draw:style-name="fr1" draw:name="Image336" text:anchor-type="as-char" svg:width="6.9236in" svg:height="3.894525in" draw:z-index="0">
<draw:image xlink:href="../Images/AРМІЯINFORM/2023-05-30T82-00-00-04-00/lytva_polshha-1.jpg" xlink:type="simple" xlink:show="embed" xlink:actuate="onLoad" draw:mime-type="image/jpeg"/>
</draw:frame>
立陶宛国防部长阿维拉斯·阿努斯卡斯(Arvulas Anusauskas)在与波兰同事马里乌斯·布拉斯卡(Mariusz Blaschka)的一次会议上，作为波兰国防和立陶宛国防部第四委员会的一部分，他在与俄罗斯侵略的战斗中进一步支持了乌克兰的进一步支持。</text:p>
      <text:p text:style-name="P4">
关于它<text:a xlink:type="simple" xlink:href="https://twitter.com/MON_GOV_PL/status/1663509097612812289" text:style-name="Internet_20_link" text:visited-style-name="Visited_20_Internet_20_Link">
报告</text:a>
国防部波兰国防部的新闻服务。</text:p>
      <text:p text:style-name="P4">
“我们必须以各种格式(双边和盟友)一起滥用安全。 我们的目标是抵抗袭击乌克兰的俄罗斯。 义务必须继续支持乌克兰。</text:p>
      <text:p text:style-name="P4">
此外，说话国防机构的主题之一是球体的互动</text:p>
      <text:p text:style-name="P4">
News Source: <text:a xlink:type="simple" xlink:href="https://armyinform.com.ua/2023/05/30/ministry-oborony-lytvy-ta-polshhi-mayemo-razom-prodovzhuvaty-pidtrymuvaty-ukrayinu-v-protystoyanni-z-rf/" text:style-name="Internet_20_link" text:visited-style-name="Visited_20_Internet_20_Link">
https://armyinform.com.ua/2023/05/30/ministry-oborony-lytvy-ta-polshhi-mayemo-razom-prodovzhuvaty-pidtrymuvaty-ukrayinu-v-protystoyanni-z-rf/</text:a>
</text:p>
      <!--NEWS-->
      <text:h text:style-name="P10" text:outline-level="1">
<text:span text:style-name="T4">
展览“ Artarmor.Children”开幕于基辅</text:span>
</text:h>
      <text:p text:style-name="P4">
作者: ['Володимир Загребельний']</text:p>
      <text:p text:style-name="P4">
时间: 2023-05-30T83:00:00-04:00</text:p>
      <text:p text:style-name="P4">
描述: 在伊斯托里亚国家博物馆，友好的Vistavka Robit曾经是……与乌克兰2022年的战争，与乌克兰的最新新闻，《与乌克兰的新闻战争》 2022年是最后的战争，这是今天的最后一场战争，将会发生战争乌克兰和俄罗斯以及当与乌克兰在乌克兰的战争将会发生俄语</text:p>
      <text:p text:style-name="P4">
图片: ['<text:a xlink:type="simple" xlink:href="https://armyinform.com.ua/wp-content/uploads/2023/05/artarmor-01.jpg" text:style-name="Internet_20_link" text:visited-style-name="Visited_20_Internet_20_Link">
artarmor-01.jpg</text:a>
', '<text:a xlink:type="simple" xlink:href="https://armyinform.com.ua/wp-content/uploads/2023/05/artarmor-02-150x150.jpg" text:style-name="Internet_20_link" text:visited-style-name="Visited_20_Internet_20_Link">
artarmor-02-150x150.jpg</text:a>
', '<text:a xlink:type="simple" xlink:href="https://armyinform.com.ua/wp-content/uploads/2023/05/artarmor-03-150x150.jpg" text:style-name="Internet_20_link" text:visited-style-name="Visited_20_Internet_20_Link">
artarmor-03-150x150.jpg</text:a>
', '<text:a xlink:type="simple" xlink:href="https://armyinform.com.ua/wp-content/uploads/2023/05/artarmor-04-150x150.jpg" text:style-name="Internet_20_link" text:visited-style-name="Visited_20_Internet_20_Link">
artarmor-04-150x150.jpg</text:a>
', '<text:a xlink:type="simple" xlink:href="https://armyinform.com.ua/wp-content/uploads/2023/05/artarmor-06-150x150.jpg" text:style-name="Internet_20_link" text:visited-style-name="Visited_20_Internet_20_Link">
artarmor-06-150x150.jpg</text:a>
', '<text:a xlink:type="simple" xlink:href="https://armyinform.com.ua/wp-content/uploads/2023/05/artarmor-08-150x150.jpg" text:style-name="Internet_20_link" text:visited-style-name="Visited_20_Internet_20_Link">
artarmor-08-150x150.jpg</text:a>
', '<text:a xlink:type="simple" xlink:href="https://armyinform.com.ua/wp-content/uploads/2023/05/artarmor-05-150x150.jpg" text:style-name="Internet_20_link" text:visited-style-name="Visited_20_Internet_20_Link">
artarmor-05-150x150.jpg</text:a>
', '<text:a xlink:type="simple" xlink:href="https://armyinform.com.ua/wp-content/uploads/2023/05/artarmor-07-150x150.jpg" text:style-name="Internet_20_link" text:visited-style-name="Visited_20_Internet_20_Link">
artarmor-07-150x150.jpg</text:a>
', '<text:a xlink:type="simple" xlink:href="https://armyinform.com.ua/wp-content/uploads/2023/05/artarmor-09-150x150.jpg" text:style-name="Internet_20_link" text:visited-style-name="Visited_20_Internet_20_Link">
artarmor-09-150x150.jpg</text:a>
']</text:p>
      <text:p text:style-name="P4">
标签: ['ARTARMOR.ДІТИ', 'ВИСТАВКА']</text:p>
      <text:p text:style-name="P4">
类别: News</text:p>
      <!--METADATA-->
      <text:p text:style-name="P4">
<draw:frame draw:style-name="fr1" draw:name="Image337" text:anchor-type="as-char" svg:width="6.9236in" svg:height="4.615733in" draw:z-index="0">
<draw:image xlink:href="../Images/AРМІЯINFORM/2023-05-30T83-00-00-04-00/artarmor-01.jpg" xlink:type="simple" xlink:show="embed" xlink:actuate="onLoad" draw:mime-type="image/jpeg"/>
</draw:frame>
在第二次世界大战的乌克兰国家历史博物馆中，来自里文(Rivne)地区“胜利色彩”的年轻艺术家的作品展览。 该活动发生在Artarmor。</text:p>
      <text:p text:style-name="P4">
该项目使乌克兰的创意青年能够在图片或文章中宣布自己的才华，这是在装甲发芽中复制的，这在战斗中挽救了乌克兰战士的生命。 “ Artarmor.Children”是国际慈善艺术家 - “ Artarmor”的一部分，该艺术家于2022年春季在Rivne市发行，其中艺术不是象征性的，放弃了生活。 盔甲继续保护乌克兰防守者，但以艺术对象的形式保护。</text:p>
      <text:p text:style-name="P4">
<text:a xlink:type="simple" xlink:href="https://armyinform.com.ua/wp-content/uploads/2023/05/artarmor-02.jpg" text:style-name="Internet_20_link" text:visited-style-name="Visited_20_Internet_20_Link">
!(Images/AРМІЯINFORM/2023-05-30T83-00-00-04-00/artarmor-02-150x150.jpg)</text:a>
</text:p>
      <text:p text:style-name="P4">
<text:a xlink:type="simple" xlink:href="https://armyinform.com.ua/wp-content/uploads/2023/05/artarmor-03.jpg" text:style-name="Internet_20_link" text:visited-style-name="Visited_20_Internet_20_Link">
<draw:frame draw:style-name="fr1" draw:name="Image338" text:anchor-type="as-char" svg:width="6.9236in" svg:height="6.9236in" draw:z-index="0">
<draw:image xlink:href="../Images/AРМІЯINFORM/2023-05-30T83-00-00-04-00/artarmor-03-150x150.jpg" xlink:type="simple" xlink:show="embed" xlink:actuate="onLoad" draw:mime-type="image/jpeg"/>
</draw:frame>
</text:a>
</text:p>
      <text:p text:style-name="P4">
<text:a xlink:type="simple" xlink:href="https://armyinform.com.ua/wp-content/uploads/2023/05/artarmor-04.jpg" text:style-name="Internet_20_link" text:visited-style-name="Visited_20_Internet_20_Link">
<draw:frame draw:style-name="fr1" draw:name="Image339" text:anchor-type="as-char" svg:width="6.9236in" svg:height="6.9236in" draw:z-index="0">
<draw:image xlink:href="../Images/AРМІЯINFORM/2023-05-30T83-00-00-04-00/artarmor-04-150x150.jpg" xlink:type="simple" xlink:show="embed" xlink:actuate="onLoad" draw:mime-type="image/jpeg"/>
</draw:frame>
</text:a>
在四月期间，来自里文地区的孩子们致力于创作自己的作品。 在确定竞争委员会的获胜者之后，将这些画作吸引到了装甲。 一开始，只有获胜者才能持有将他的作品移至装甲板的权利，从而挽救了乌克兰防守者的生命。 最后，这样的权利决定给予比赛的“银”和“铜牌”。</text:p>
      <text:p text:style-name="P4">
<text:a xlink:type="simple" xlink:href="https://armyinform.com.ua/wp-content/uploads/2023/05/artarmor-06.jpg" text:style-name="Internet_20_link" text:visited-style-name="Visited_20_Internet_20_Link">
!(Images/AРМІЯINFORM/2023-05-30T83-00-00-04-00/artarmor-06-150x150.jpg)</text:a>
</text:p>
      <text:p text:style-name="P4">
<text:a xlink:type="simple" xlink:href="https://armyinform.com.ua/wp-content/uploads/2023/05/artarmor-08.jpg" text:style-name="Internet_20_link" text:visited-style-name="Visited_20_Internet_20_Link">
<draw:frame draw:style-name="fr1" draw:name="Image340" text:anchor-type="as-char" svg:width="6.9236in" svg:height="6.9236in" draw:z-index="0">
<draw:image xlink:href="../Images/AРМІЯINFORM/2023-05-30T83-00-00-04-00/artarmor-08-150x150.jpg" xlink:type="simple" xlink:show="embed" xlink:actuate="onLoad" draw:mime-type="image/jpeg"/>
</draw:frame>
</text:a>
第二次世界大战中乌克兰国家博物馆主任尤里·萨维库(Yuriy Savchuk)在展览开幕期间说：“这些项目旨在保护生活，这些盘子免受装甲救生的侵害。”  - 象征性地说，我们现在在太空中<text:a xlink:type="simple" xlink:href="https://armyinform.com.ua/2023/02/22/u-kyyevi-prezentuvaly-fotovystavku-zahysnyky/" text:style-name="Internet_20_link" text:visited-style-name="Visited_20_Internet_20_Link">
“捍卫者”</text:a>
, це попередня виставка.</text:p>
      <text:p text:style-name="P4">
По периметру ви бачите наших захисників, і відмінність у тому, що кожен із нихмає цей бронежилет, має цю плиту. Ми свідомо вирішили поєднати ці двівиставки, ключовим для яких є слово захист».</text:p>
      <text:p text:style-name="P4">
<text:a xlink:type="simple" xlink:href="https://armyinform.com.ua/wp-content/uploads/2023/05/artarmor-07.jpg" text:style-name="Internet_20_link" text:visited-style-name="Visited_20_Internet_20_Link">
<draw:frame draw:style-name="fr1" draw:name="Image341" text:anchor-type="as-char" svg:width="6.9236in" svg:height="6.9236in" draw:z-index="0">
<draw:image xlink:href="../Images/AРМІЯINFORM/2023-05-30T83-00-00-04-00/artarmor-07-150x150.jpg" xlink:type="simple" xlink:show="embed" xlink:actuate="onLoad" draw:mime-type="image/jpeg"/>
</draw:frame>
</text:a>
</text:p>
      <text:p text:style-name="P4">
<text:a xlink:type="simple" xlink:href="https://armyinform.com.ua/wp-content/uploads/2023/05/artarmor-09.jpg" text:style-name="Internet_20_link" text:visited-style-name="Visited_20_Internet_20_Link">
<draw:frame draw:style-name="fr1" draw:name="Image342" text:anchor-type="as-char" svg:width="6.9236in" svg:height="6.9236in" draw:z-index="0">
<draw:image xlink:href="../Images/AРМІЯINFORM/2023-05-30T83-00-00-04-00/artarmor-09-150x150.jpg" xlink:type="simple" xlink:show="embed" xlink:actuate="onLoad" draw:mime-type="image/jpeg"/>
</draw:frame>
</text:a>
装甲植物由乌克兰儿童的手绘制，将来将成为伟大的国际艺术家“ Artarmor”的重要组成部分，这是一种将确定生活的艺术。 儿童的作品不仅将在众所周知的乌克兰和外国艺术家的作品中占据现有的艺术博览会，而且还将展示世界上战争和对胜利的信念的“儿童方面”。</text:p>
      <text:p text:style-name="P4">
乌克兰Oleksandr Tkachenko的文化和信息政策部长向比赛的获奖者致意。</text:p>
      <text:p text:style-name="P4">
组织者定时开幕国际儿童节，该展览每年在6月1日举行庆祝活动。</text:p>
      <text:p text:style-name="P4">
News Source: <text:a xlink:type="simple" xlink:href="https://armyinform.com.ua/2023/05/30/u-kyyevi-vidbulos-vidkryttya-vystavky-artarmor-dity/" text:style-name="Internet_20_link" text:visited-style-name="Visited_20_Internet_20_Link">
https://armyinform.com.ua/2023/05/30/u-kyyevi-vidbulos-vidkryttya-vystavky-artarmor-dity/</text:a>
</text:p>
      <!--NEWS-->
      <text:h text:style-name="P10" text:outline-level="1">
<text:span text:style-name="T4">
Verkhovna RadA批准作为戒严令中与兵役有关的某些问题的基础法案</text:span>
</text:h>
      <text:p text:style-name="P4">
作者: ['АРМІЯINFORM']</text:p>
      <text:p text:style-name="P4">
时间: 2023-05-30T84:00:00-04:00</text:p>
      <text:p text:style-name="P4">
描述: Verkhovna Rada Ukrainian 30 Herbalop 2023 Roku在诉讼的基础上赞扬了Pershoy Rechitanni ...与乌克兰2022年的战争，与乌克兰与乌克兰的最新新闻，与乌克兰2022年的新闻战争，今天与乌克兰2022年的新闻战争，乌克兰和俄罗斯之间的战争将会在乌克兰和俄罗斯之间发生一场战争当他们在2022年与乌克兰进行战争时，他们说，在不久的将来，乌克兰是否会与乌克兰进行战争</text:p>
      <text:p text:style-name="P4">
图片: ['<text:a xlink:type="simple" xlink:href="https://armyinform.com.ua/wp-content/uploads/2020/03/verhovna-rada-e1634729714540.jpg" text:style-name="Internet_20_link" text:visited-style-name="Visited_20_Internet_20_Link">
verhovna-rada-e1634729714540.jpg</text:a>
']</text:p>
      <text:p text:style-name="P4">
标签: ['ВЕРХОВНА РАДА УКРАЇНИ', 'ЗАКОНОДАВЧІ ЗМІНИ']</text:p>
      <text:p text:style-name="P4">
类别: News</text:p>
      <!--METADATA-->
      <text:p text:style-name="P4">
<draw:frame draw:style-name="fr1" draw:name="Image343" text:anchor-type="as-char" svg:width="6.9236in" svg:height="4.880826in" draw:z-index="0">
<draw:image xlink:href="../Images/AРМІЯINFORM/2023-05-30T84-00-00-04-00/verhovna-rada-e1634729714540.jpg" xlink:type="simple" xlink:show="embed" xlink:actuate="onLoad" draw:mime-type="image/jpeg"/>
</draw:frame>
2023年5月30日，乌克兰的Verkhovna Rada在第一读中批准，作为对乌克兰某些立法行为的法律的基础(登记。 第9342号).</text:p>
      <text:p text:style-name="P4">
Метою проєкту Закону про внесення змін до деяких законодавчих актів Українищодо окремих питань, пов’язаних із проходженням військової служби під час діївоєнного стану, є законодавче врегулювання питань виплати щомісячноїдодаткової винагороди під час дії воєнного стану військовослужбовцям, а такожвійськовослужбовцям строкової військової служби, курсантам вищих військовихнавчальних закладів, а також вищих навчальних закладів, які мають у своємускладі військові інститути, факультети військової підготовки, кафедривійськової підготовки,<text:a xlink:type="simple" xlink:href="https://www.rada.gov.ua/news/razom/237143.html" text:style-name="Internet_20_link" text:visited-style-name="Visited_20_Internet_20_Link">
повідомляє</text:a>
乌克兰Verkhovna Rada的新闻服务。</text:p>
      <text:p text:style-name="P4">
此外，该法案的任务是将戒严期期间的年假期限提高到30个日历日，并介绍乌克兰公民在动员期间要求征兵的乌克兰公民的强制性派遣，这些人以前尚未通过兵役。武装部队和执法人员在军事会计专业的基本军事训练和培训过程中，为指挥官建立义务，要求参与参与军人的战斗行动，要求在军事服役期间进行军事服务。动员，未建立。</text:p>
      <text:p text:style-name="P4">
为了解决这些问题，该项目提议更改乌克兰法律“对军人及其家人的亲社会和法律保护”，“宣传培训和动员”，“在IVIAN服务的军事义务”和内部法规方为乌克兰的武装部队服务。</text:p>
      <text:p text:style-name="P4">
此外，对乌克兰“交通”法律法律的修订单独的部门注册记录和国家保护管理车辆的会计。</text:p>
      <text:p text:style-name="P4">
News Source: <text:a xlink:type="simple" xlink:href="https://armyinform.com.ua/2023/05/30/verhovna-rada-pryjnyala-za-osnovu-zakonoproekt-shhodo-okremyh-pytan-povyazanyh-iz-prohodzhennyam-vijskovoyi-sluzhby-pid-chas-diyi-voyennogo-stanu/" text:style-name="Internet_20_link" text:visited-style-name="Visited_20_Internet_20_Link">
https://armyinform.com.ua/2023/05/30/verhovna-rada-pryjnyala-za-osnovu-zakonoproekt-shhodo-okremyh-pytan-povyazanyh-iz-prohodzhennyam-vijskovoyi-sluzhby-pid-chas-diyi-voyennogo-stanu/</text:a>
</text:p>
      <!--NEWS-->
      <text:h text:style-name="P10" text:outline-level="1">
<text:span text:style-name="T4">
在Liman-Kupyansk方向的最后一天</text:span>
</text:h>
      <text:p text:style-name="P4">
作者: ['Вячеслав Діордієв']</text:p>
      <text:p text:style-name="P4">
时间: 2023-05-30T85:00:00-04:00</text:p>
      <text:p text:style-name="P4">
描述: 牛在Yeter电视马拉松比赛中赤裸裸地“є迪尼新闻”，这是预定的丑陋的Rennet ...与乌克兰2022的战争，与乌克兰的最新新闻，今天与乌克兰的新闻战争，今天与乌克兰2022年的新闻战争，乌克兰和乌克兰和乌克兰之间的战争将会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ІЙНА', 'ВТОРГНЕННЯ РФ', 'СЕРГІЙ ЧЕРЕВАТИЙ']</text:p>
      <text:p text:style-name="P4">
类别: News</text:p>
      <!--METADATA-->
      <text:p text:style-name="P4">
<draw:frame draw:style-name="fr1" draw:name="Image344" text:anchor-type="as-char" svg:width="6.9236in" svg:height="4.61393in" draw:z-index="0">
<draw:image xlink:href="../Images/AРМІЯINFORM/2023-05-30T85-00-00-04-00/cherevatyj-2.jpg" xlink:type="simple" xlink:show="embed" xlink:actuate="onLoad" draw:mime-type="image/jpeg"/>
</draw:frame>
正如邪恶的[电视马拉松]强调(https://www.youtube.com/watch?v=WY8sDvZdWEA)乌克兰武装部队发言人的“唯一新闻”在纳利曼斯克 - 库皮斯克(Nalimansk-Kupyansk)方向的最后一天，与敌军发生了13枪，导致了俄罗斯军队并离开。</text:p>
      <ul>
        <li>
尤其是，乌克兰的防守部队摧毁了25名入侵者，两辆敌对战车，两个迫击炮综合体。 三辆车，无人驾驶的无人机卡米卡德(Kamikadze)“柳叶刀”(Lancet)，敌人的受伤人员人数有60多人，塞尔盖·奇雷维蒂(Sergey Cherevaty)。</li>
      </ul>
      <text:p text:style-name="P4">
该官员说，考虑到俄罗斯人在常规部位的常规部位的工作人员方面的问题，在前部的不同间隔中，有从“ cadyriv”，哥萨克人，哥萨克人，领土部队，单位“酒吧”和“风暴Z”。</text:p>
      <ul>
        <li>
通常，与法律有问题的人一起完成了同样的“风暴Z”嘴。 这是瓦格纳·佩克(Wagner PEC)的一种类似物，但可能不太成功，他们急忙通过军事入伍办公室。 他们不是强大的军事力量，尤其是这一事实证明了他们中有50多个已经逃离了自己的位置。 而且我们的国防军非常意识到这样的部队并成功地破坏了他们的战斗潜力 - 总结了Sergiycheriv。</li>
      </ul>
      <text:p text:style-name="P4">
News Source: <text:a xlink:type="simple" xlink:href="https://armyinform.com.ua/2023/05/30/za-mynulu-dobu-na-lymansko-kupyanskomu-napryamku-vidbulosya-13-boyezitknen-sergij-cherevatyj/" text:style-name="Internet_20_link" text:visited-style-name="Visited_20_Internet_20_Link">
https://armyinform.com.ua/2023/05/30/za-mynulu-dobu-na-lymansko-kupyanskomu-napryamku-vidbulosya-13-boyezitknen-sergij-cherevatyj/</text:a>
</text:p>
      <!--NEWS-->
      <text:h text:style-name="P10" text:outline-level="1">
<text:span text:style-name="T4">
军事历史博物馆有许多展览在国外评论</text:span>
</text:h>
      <text:p text:style-name="P4">
作者: ['АРМІЯINFORM']</text:p>
      <text:p text:style-name="P4">
时间: 2023-05-30T86:00:00-04:00</text:p>
      <text:p text:style-name="P4">
描述: 关于在军事媒体中心鲁索夫（Rospov），国民议会的代表...与乌克兰2022年的战争中，与乌克兰的战争是今天的最新消息，这是与乌克兰的最新新闻，这是与乌克兰2022年的新闻战争，今天将会有乌克兰和俄罗斯之间的战争以及2022年与乌克兰的战争是一年在俄罗斯的乌克兰媒体</text:p>
      <text:p text:style-name="P4">
图片: ['<text:a xlink:type="simple" xlink:href="https://armyinform.com.ua/wp-content/uploads/2023/05/bez-nazvy.jpg" text:style-name="Internet_20_link" text:visited-style-name="Visited_20_Internet_20_Link">
bez-nazvy.jpg</text:a>
']</text:p>
      <text:p text:style-name="P4">
标签: ['STOPRUSSIA', 'НАЦІОНАЛЬНИЙ ВІЙСЬКОВО-ІСТОРИЧНИЙ МУЗЕЙ УКРАЇНИ']</text:p>
      <text:p text:style-name="P4">
类别: News</text:p>
      <!--METADATA-->
      <text:p text:style-name="P4">
<draw:frame draw:style-name="fr1" draw:name="Image345" text:anchor-type="as-char" svg:width="6.9236in" svg:height="4.713818in" draw:z-index="0">
<draw:image xlink:href="../Images/AРМІЯINFORM/2023-05-30T86-00-00-04-00/bez-nazvy.jpg" xlink:type="simple" xlink:show="embed" xlink:actuate="onLoad" draw:mime-type="image/jpeg"/>
</draw:frame>
关于<text:a xlink:type="simple" xlink:href="https://t.me/militarymediacenter/2088" text:style-name="Internet_20_link" text:visited-style-name="Visited_20_Internet_20_Link">
简报</text:a>
乌克兰比洛夫斯国家历史博物馆的代表告诉军事媒体中心。</text:p>
      <text:p text:style-name="P4">
他指出，这样的展览(其中大部分是俄罗斯的Kitanka T-72不同修改的T-72)被带出“特别是为了看到欧洲公民看他们的生命”。</text:p>
      <text:p text:style-name="P4">
_“看到讽刺性每天的语气是什么样的乌克兰，乌克兰摧毁了我们的城市和村庄，杀死了我们的军事和平民公民”</text:p>
      <text:p text:style-name="P4">
他说，每个这样的展览都重约40吨。</text:p>
      <text:p text:style-name="P4">
军事设备在国外运输之前正在进行特殊停用，以安全地携带它。</text:p>
      <text:p text:style-name="P4">
特别是，可以去除的所有爆炸性物质的残留物。 After that, the equipment is transferred abroad into the accompaniment of special transport for transportation of such non -non -non -non -detachable and heavy cargoes.</text:p>
      <text:p text:style-name="P4">
现在，在荷兰首都欧洲文化论坛的框架内，阿姆斯特丹米夫(Amsterdamiv)由俄罗斯坦克展出，俄罗斯坦克于去年3月由乌克兰乌克兰军方排队。</text:p>
      <text:p text:style-name="P4">
News Source: <text:a xlink:type="simple" xlink:href="https://armyinform.com.ua/2023/05/30/vijskovo-istorychnyj-muzej-maye-nyzku-svoyih-eksponativ-na-oglyadi-zakordonom/" text:style-name="Internet_20_link" text:visited-style-name="Visited_20_Internet_20_Link">
https://armyinform.com.ua/2023/05/30/vijskovo-istorychnyj-muzej-maye-nyzku-svoyih-eksponativ-na-oglyadi-zakordonom/</text:a>
</text:p>
      <!--NEWS-->
      <text:h text:style-name="P10" text:outline-level="1">
<text:span text:style-name="T4">
在bakhmut方向上，战斗显着下降-Sergey Cherevaty</text:span>
</text:h>
      <text:p text:style-name="P4">
作者: ['Вячеслав Діордієв']</text:p>
      <text:p text:style-name="P4">
时间: 2023-05-30T87:00:00-04:00</text:p>
      <text:p text:style-name="P4">
描述: 在Scidarics Stichickaskaka Sergiya Crevatya的话语背后，……与乌克兰2022年的战争，与乌克兰的最新消息，今天与乌克兰的新闻战争，今天与乌克兰的新闻战争最后一次，乌克兰和俄罗斯和俄罗斯和俄罗斯之间以及俄罗斯以及何时会发生战争与乌克兰与乌克兰的战争将是不可行</text:p>
      <text:p text:style-name="P4">
图片: ['<text:a xlink:type="simple" xlink:href="https://armyinform.com.ua/wp-content/uploads/2023/03/photo_5262845048557520009_x.jpg" text:style-name="Internet_20_link" text:visited-style-name="Visited_20_Internet_20_Link">
photo_5262845048557520009_x.jpg</text:a>
']</text:p>
      <text:p text:style-name="P4">
标签: ['STOPRUSSIA', 'АГРЕСІЯ РФ', 'ВТОРГНЕННЯ РФ', 'СЕРГІЙ ЧЕРЕВАТИЙ']</text:p>
      <text:p text:style-name="P4">
类别: News</text:p>
      <!--METADATA-->
      <text:p text:style-name="P4">
<draw:frame draw:style-name="fr1" draw:name="Image346" text:anchor-type="as-char" svg:width="6.9236in" svg:height="3.956343in" draw:z-index="0">
<draw:image xlink:href="../Images/AРМІЯINFORM/2023-05-30T87-00-00-04-00/photo_5262845048557520009_x.jpg" xlink:type="simple" xlink:show="embed" xlink:actuate="onLoad" draw:mime-type="image/jpeg"/>
</draw:frame>
根据乌克兰武装部队武装部队Sergei Cherevatya的发言人，最近几天，巴赫穆特方向有大量进口战斗。 他在Etheri [电视马拉松]中报道了这一点(https://www.youtube.com/watch?v=WY8sDvZdWEA)“唯一的消息。”</text:p>
      <text:p text:style-name="P4">
特别是，该官员强调，现在已经有与瓦格纳斯(Wagnerzers)代表的旋转措施相关的旋转措施，代表了空中tamothtile部队的常规部分。</text:p>
      <ul>
        <li>
我必须陈述，并且我们获得的数据，删除犯罪集团“瓦格纳”对那些突然出现的人感到沮丧，因为他们多次参加了敌对行动。 此外，即使是现在，我们仍然继续将它们倒在道路上，仅导致80名入侵者，五个带有弹药的敌对野外仓库，BMP，无人飞机，反飞机枪和119名俄罗斯人过去被摧毁， - 雷克斯工人是 -  ranseworks。受伤， - 切换器。乌克兰说。</li>
      </ul>
      <text:p text:style-name="P4">
根据塞尔吉·奇尔瓦蒂亚(Sergiy Cherevatya)的说法，“瓦格纳人”的撤退主要由乌克兰国防军的加鲁主义，勇气和专业精神联系在一起，这是世界领先的分析中心承认的，它设法打破了这种巧合的战斗潜力，本质上是为了摧毁它。 现在，Wagnets逃走了兔子，以保持遗体。</text:p>
      <text:p text:style-name="P4">
同时，评估Rosarmia的常规单位的潜力，Rosarmia的潜力改变了Bakhmut职位的人民，乌克兰武装部队的东方群体发言人强调，在“世界第二军”中保留的“世界第二军”中，他们是世界军中最好的。</text:p>
      <text:p text:style-name="P4">
-Bakhmut对敌人作为象征很重要。 十个月后，他是该地区中心的敌人，但他无法捕捉它。 Irosians非常意识到，除了军事损失外，该市的非诉讼也可能在很大程度上是声誉损失。 因此，他们把最好的东西扔在那里 -  Sergei Cherevaty说。</text:p>
      <text:p text:style-name="P4">
News Source: <text:a xlink:type="simple" xlink:href="https://armyinform.com.ua/2023/05/30/na-bahmutskomu-napryamku-sposterigayetsya-suttyeve-zmenshennya-boyiv-sergij-cherevatyj/" text:style-name="Internet_20_link" text:visited-style-name="Visited_20_Internet_20_Link">
https://armyinform.com.ua/2023/05/30/na-bahmutskomu-napryamku-sposterigayetsya-suttyeve-zmenshennya-boyiv-sergij-cherevatyj/</text:a>
</text:p>
      <!--NEWS-->
      <text:h text:style-name="P10" text:outline-level="1">
<text:span text:style-name="T4">
我们的艺术摧毁了三个管理要点和敌人的HP</text:span>
</text:h>
      <text:p text:style-name="P4">
作者: ['АРМІЯINFORM']</text:p>
      <text:p text:style-name="P4">
时间: 2023-05-30T88:00:00-04:00</text:p>
      <text:p text:style-name="P4">
描述: DOB的AVISAATSIA国防军在特殊仓库的Zserdzhennya地区进行了8次罢工...与2022年与乌克兰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1/02-artyleriya.jpg" text:style-name="Internet_20_link" text:visited-style-name="Visited_20_Internet_20_Link">
02-artyleriya.jpg</text:a>
']</text:p>
      <text:p text:style-name="P4">
标签: ['STOPRUSSIA', 'АГРЕСІЯ РФ', 'ВТОРГНЕННЯ РФ', 'ВТРАТИ ВОРОГА', 'ГШ ЗСУ', 'ХРОНІКА ОБОРОНИ']</text:p>
      <text:p text:style-name="P4">
类别: News</text:p>
      <!--METADATA-->
      <text:p text:style-name="P4">
<draw:frame draw:style-name="fr1" draw:name="Image347" text:anchor-type="as-char" svg:width="6.9236in" svg:height="3.875676in" draw:z-index="0">
<draw:image xlink:href="../Images/AРМІЯINFORM/2023-05-30T88-00-00-04-00/02-artyleriya.jpg" xlink:type="simple" xlink:show="embed" xlink:actuate="onLoad" draw:mime-type="image/jpeg"/>
</draw:frame>
说明性照片<text:span text:style-name="T4">
🔥俄罗斯入侵的情况</text:span>
</text:p>
      <text:p text:style-name="P4">
每天的国防军航空在敌人的人员和军事装备集中的领域打出了8次。(https://www.facebook.com/GeneralStaff.ua/posts/pfbid0ckQS1gMaY7h7GQCgCjutmFjHProVQ6a9pU5CVosi82Vsm3sXsLok6VnmFdVwfkC8l?<text:span text:style-name="T4">
cft</text:span>
%5b0%5d=AZVYGrAjzb2y0H523jE_ZPnOpbsAtwSmmX19UDxBmb5sycU1uS7dZKTMrV4ZwcMcrB1VdJXo7mGzwX4jYVWhMicmRU27-Wm7XEMgTDCPzOht_IIM2ndORz3XDKoUNK)乌克兰武装部队的总参谋部。</text:p>
      <text:p text:style-name="P4">
白天的导弹部队和炮兵部队被3点管理，敌人活力的集中力量，四个炮兵部队的集中力量，防火姿势，防空导弹综合体，3个燃料和润滑剂仓库以及一个无线电电子战场。</text:p>
      <text:p text:style-name="P4">
News Source: <text:a xlink:type="simple" xlink:href="https://armyinform.com.ua/2023/05/30/nasha-arta-znyshhyla-try-punkty-upravlinnya-ta-stancziyu-reb-protyvnyka/" text:style-name="Internet_20_link" text:visited-style-name="Visited_20_Internet_20_Link">
https://armyinform.com.ua/2023/05/30/nasha-arta-znyshhyla-try-punkty-upravlinnya-ta-stancziyu-reb-protyvnyka/</text:a>
</text:p>
      <!--NEWS-->
      <text:h text:style-name="P10" text:outline-level="1">
<text:span text:style-name="T4">
在过去的24小时内，塔夫里斯基（Tavriysky）的导弹和炮兵的塔夫里斯基（Tavriysky）方向已经完成了780多个火灾任务-Valery Shershen</text:span>
</text:h>
      <text:p text:style-name="P4">
作者: ['Вячеслав Діордієв']</text:p>
      <text:p text:style-name="P4">
时间: 2023-05-30T89:00:00-04:00</text:p>
      <text:p text:style-name="P4">
描述: 在Tavriyskoye，Vorog是Vorog的沉没，韦登尼的主要Zuill ...与乌克兰2022年的战争，与乌克兰的最新消息，今天与乌克兰的新闻，今天与乌克兰的新闻战争，今天上次与乌克兰的新闻战，将在乌克兰和俄罗斯和俄罗斯和俄罗斯之间以及何时在乌克兰之间进行战争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5/valerij-shershen-1.jpg" text:style-name="Internet_20_link" text:visited-style-name="Visited_20_Internet_20_Link">
valerij-shershen-1.jpg</text:a>
']</text:p>
      <text:p text:style-name="P4">
标签: ['STOPRUSSIA', 'АГРЕСІЯ РФ', 'ВАЛЕРІЙ ШЕРШЕНЬ', 'ВТОРГНЕННЯ РФ']</text:p>
      <text:p text:style-name="P4">
类别: News</text:p>
      <!--METADATA-->
      <text:p text:style-name="P4">
<draw:frame draw:style-name="fr1" draw:name="Image348" text:anchor-type="as-char" svg:width="6.9236in" svg:height="4.61393in" draw:z-index="0">
<draw:image xlink:href="../Images/AРМІЯINFORM/2023-05-30T89-00-00-04-00/valerij-shershen-1.jpg" xlink:type="simple" xlink:show="embed" xlink:actuate="onLoad" draw:mime-type="image/jpeg"/>
</draw:frame>
在塔夫里斯克(Tavriysk)的方向上，敌人继续专注于在马林卡地区采取进攻行动的主要努力，并积极捍卫纳诺瓦(Nanova)和奥里科夫斯基(Orikhovsky)的方向。 在以太[电视马拉松]中关于它(https://www.youtube.com/watch?v=WY8sDvZdWEA)唯一的消息是瓦莱里安塔夫里斯基(Tavriysky)方向的联合出版社国防军的故事。</text:p>
      <text:p text:style-name="P4">
据他说，在最后一天，俄罗斯占领部队死亡了我们的职位12倍，但国防军可靠地保留了边界，对敌人进行了良好的击退。</text:p>
      <ul>
        <li>
乌克兰军事和定居点的射击位置与碰撞碰撞，敌人使用坦克，射击火力，火炮的喷气系统以及调整火炮萤火虫。 Valery Shershen说，总共记录了超过360个犯罪的炮击。</li>
      </ul>
      <text:p text:style-name="P4">
该官员还强调，塔夫里亚(Tavriya)方向最凶猛的地方是玛丽娜(Marina)，在最后一天，我们的后卫击退了12个景点。 此外，敌人在顿涅茨克地区的尼兹尼(Nizhynna)点以及扎帕里兹希亚(Zaporizhzhia)的地区造成了航空罢工，在那里他的主要努力是为了防守而做出的。</text:p>
      <text:p text:style-name="P4">
塔夫里伊斯基联合国防军的发言人还强调，乌克兰航空继续进行敌人的炮击，导致目击罢工集中于入侵者的人员，枪支以及指挥和手术。</text:p>
      <ul>
        <li>
我还想指出我们在最后一天完成了780多个火灾任务的火箭部队的有效工作Chradiolectronic斗争和其他以前发现的目的 - 总结。</li>
      </ul>
      <text:p text:style-name="P4">
News Source: <text:a xlink:type="simple" xlink:href="https://armyinform.com.ua/2023/05/30/za-mynulu-dobu-na-tavrijskomu-napryamku-pidrozdily-raketnyh-vijsk-ta-artyleriyi-vykonaly-ponad-780-vognevyh-zavdan-valerij-shershen/" text:style-name="Internet_20_link" text:visited-style-name="Visited_20_Internet_20_Link">
https://armyinform.com.ua/2023/05/30/za-mynulu-dobu-na-tavrijskomu-napryamku-pidrozdily-raketnyh-vijsk-ta-artyleriyi-vykonaly-ponad-780-vognevyh-zavdan-valerij-shershen/</text:a>
</text:p>
      <!--NEWS-->
      <text:h text:style-name="P10" text:outline-level="1">
<text:span text:style-name="T4">
乌克兰的后卫在海洋方向击退了所有种族主义攻击</text:span>
</text:h>
      <text:p text:style-name="P4">
作者: ['АРМІЯINFORM']</text:p>
      <text:p text:style-name="P4">
时间: 2023-05-30T90:00:00-04:00</text:p>
      <text:p text:style-name="P4">
描述: 敌人是Zoedzhuvati Basic Zuill的沉没，追求多余的……与乌克兰2022年的战争，与乌克兰的最新消息，今天与乌克兰2022年的新闻战争，今天与乌克兰的新闻战争，乌克兰和俄罗斯之间以及俄罗斯和俄罗斯之间的战争，什么时候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vijna.jpg" text:style-name="Internet_20_link" text:visited-style-name="Visited_20_Internet_20_Link">
vijna.jpg</text:a>
']</text:p>
      <text:p text:style-name="P4">
标签: ['STOPRUSSIA', 'АГРЕСІЯ РФ', 'ВІЙНА', 'ВТОРГНЕННЯ РФ', 'ГШ ЗСУ', 'ХРОНІКА ОБОРОНИ']</text:p>
      <text:p text:style-name="P4">
类别: News</text:p>
      <!--METADATA-->
      <text:p text:style-name="P4">
<draw:frame draw:style-name="fr1" draw:name="Image349" text:anchor-type="as-char" svg:width="6.9236in" svg:height="4.615733in" draw:z-index="0">
<draw:image xlink:href="../Images/AРМІЯINFORM/2023-05-30T90-00-00-04-00/vijna.jpg" xlink:type="simple" xlink:show="embed" xlink:actuate="onLoad" draw:mime-type="image/jpeg"/>
</draw:frame>
**🔥i</text:p>
      <text:p text:style-name="P4">
敌人继续将基本努力集中在卢汉斯克和顿涅茨克地区的全面企图上。 白天，国防军反映了11次敌人攻击。</text:p>
      <text:p text:style-name="P4">
在白天的巴赫穆特(Bakhmut)方向上，敌人没有举动。(https://www.facebook.com/GeneralStaff.ua/posts/pfbid0ckQS1gMaY7h7GQCgCjutmFjHProVQ6a9pU5CVosi82Vsm3sXsLok6VnmFdVwfkC8l?<text:span text:style-name="T4">
cft</text:span>
%5b0%5d=AZVYGrAjzb2y0H523jE_ZPnOpbsAtwSmmX19UDxBmb5sycU1uS7dZKTMrV4ZwcMcrB1VdJXo7mGzwX4jYVWhMicmRU27-Wm7XEMgTDCPzOht_IIM2ndORz3XDKoUNK)乌克兰武装部队的总参谋部。</text:p>
      <text:p text:style-name="P4">
在Avdeevsky的方向上，敌人朝着Severny的方向进行了进攻行动，没有成功。 他在Avdiivka地区袭击了航空。 填充定居点Avdiivka，Orlovka，Pervomaisk，Netaylovo，Donetsk地区。</text:p>
      <text:p text:style-name="P4">
在马林斯基的方向上，我们的后卫反映了玛丽卡地区敌人的所有攻击，以及在波贝达和诺瓦米卡利夫卡定居点的方向上。与此同时，敌人在定居点内袭击了航空袭击。</text:p>
      <text:p text:style-name="P4">
在矿物方向上，敌人在Velikovosilka地区击中了航空中风。 他在Kalledar，Novoukrainka，Prychistivka，Golden Niva和Shakhtarske的定居点开火。</text:p>
      <text:p text:style-name="P4">
News Source: <text:a xlink:type="simple" xlink:href="https://armyinform.com.ua/2023/05/30/nashi-zahysnyky-vidbyly-usi-ataky-protyvnyka-na-maryinskomu-napryamku/" text:style-name="Internet_20_link" text:visited-style-name="Visited_20_Internet_20_Link">
https://armyinform.com.ua/2023/05/30/nashi-zahysnyky-vidbyly-usi-ataky-protyvnyka-na-maryinskomu-napryamku/</text:a>
</text:p>
      <!--NEWS-->
      <text:h text:style-name="P10" text:outline-level="1">
<text:span text:style-name="T4">
总统与英国公司BAE系统的代表讨论了乌克兰生产的本地化</text:span>
</text:h>
      <text:p text:style-name="P4">
作者: ['АРМІЯINFORM']</text:p>
      <text:p text:style-name="P4">
时间: 2023-05-30T91:00:00-04:00</text:p>
      <text:p text:style-name="P4">
描述: 乌克兰沃迪米尔·Zelensky Zustych总统在视频政权 - 会议上...与乌克兰2022年的战争，与乌克兰的最新新闻，今天与乌克兰2022年的新闻战争，乌克兰与乌克兰和俄罗斯之间以及战争之间的战争将会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8357289925214967504ebe24f0b46e75_1685450905_extra_large.jpeg" text:style-name="Internet_20_link" text:visited-style-name="Visited_20_Internet_20_Link">
8357289925214967504ebe24f0b46e75_1685450905_extra_large.jpeg</text:a>
']</text:p>
      <text:p text:style-name="P4">
标签: ['STOPRUSSIA', 'ВОЛОДИМИР ЗЕЛЕНСЬКИЙ', 'ПРЕЗИДЕНТ УКРАЇНИ', 'СВІТ ПІДТРИМУЄ УКРАЇНУ']</text:p>
      <text:p text:style-name="P4">
类别: News</text:p>
      <!--METADATA-->
      <text:p text:style-name="P4">
<draw:frame draw:style-name="fr1" draw:name="Image350" text:anchor-type="as-char" svg:width="6.9236in" svg:height="4.617948in" draw:z-index="0">
<draw:image xlink:href="../Images/AРМІЯINFORM/2023-05-30T91-00-00-04-00/8357289925214967504ebe24f0b46e75_1685450905_extra_large.jpeg" xlink:type="simple" xlink:show="embed" xlink:actuate="onLoad" draw:mime-type="image/jpeg"/>
</draw:frame>
乌克兰沃迪米尔·泽伦斯基(Ukraine Volodymyr Zelensky)主席在政权会议上与英国国防公司BAE Systems的代表在政权会议上举行了一次会议：执行董事Charles Woodburne，Hebby Gebi Kostigan Identctor与乌克兰基督教Siar合作，[报告] [报告] <text:a xlink:type="simple" xlink:href="https://www.president.gov.ua/news/prezident-obgovoriv-iz-predstavnikami-britanskoyi-kompaniyi-83233" text:style-name="Internet_20_link" text:visited-style-name="Visited_20_Internet_20_Link">
报告</text:a>
乌克兰总统办公室。</text:p>
      <text:p text:style-name="P4">
参与者同意开始在乌克兰的BAE系统办公室开设开设，后来 - 进行维修和生产公司产品的能力。</text:p>
      <ul>
        <li>
我们对与您的公司的直接关系感兴趣，而没有任何中介现在，而且从长远来看也很感兴趣。 Volodymyr Zelenskyy说，我们准备成为一个区域枢纽，以维修和生产各种类型的产品，并且对全球关系感兴趣。</li>
      </ul>
      <text:p text:style-name="P4">
国家元首指出，在全面入侵俄罗斯期间，加强乌克兰的防御能力以及我们国家提供新的表演和类型的武器的重要性。</text:p>
      <text:p text:style-name="P4">
据总统称，乌克兰有兴趣与合作伙伴合作增加自己的生产业务。</text:p>
      <text:p text:style-name="P4">
News Source: <text:a xlink:type="simple" xlink:href="https://armyinform.com.ua/2023/05/30/prezydent-obgovoryv-iz-predstavnykamy-brytanskoyi-kompaniyi-bae-systems-lokalizacziyu-vyrobnycztva-v-ukrayini/" text:style-name="Internet_20_link" text:visited-style-name="Visited_20_Internet_20_Link">
https://armyinform.com.ua/2023/05/30/prezydent-obgovoryv-iz-predstavnykamy-brytanskoyi-kompaniyi-bae-systems-lokalizacziyu-vyrobnycztva-v-ukrayini/</text:a>
</text:p>
      <!--NEWS-->
      <text:h text:style-name="P10" text:outline-level="1">
<text:span text:style-name="T4">
在Kharkiv地区，敌人DRG试图渗透到乌克兰的国家边界</text:span>
</text:h>
      <text:p text:style-name="P4">
作者: ['АРМІЯINFORM']</text:p>
      <text:p text:style-name="P4">
时间: 2023-05-30T92:00:00-04:00</text:p>
      <text:p text:style-name="P4">
描述: 在沃林斯基（Volinsky），情况很快被迅速被洪水淹没，……与乌克兰2022年的战争，与乌克兰的战争是今天的最新消息，今天与乌克兰2022年的新闻战，今天将在乌克兰和俄罗斯之间发动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5/stezhymo-2.jpg" text:style-name="Internet_20_link" text:visited-style-name="Visited_20_Internet_20_Link">
stezhymo-2.jpg</text:a>
']</text:p>
      <text:p text:style-name="P4">
标签: ['STOPRUSSIA', 'АГРЕСІЯ РФ', 'ВІЙНА', 'ВТОРГНЕННЯ РФ', 'ГШ ЗСУ']</text:p>
      <text:p text:style-name="P4">
类别: News</text:p>
      <!--METADATA-->
      <text:p text:style-name="P4">
<draw:frame draw:style-name="fr1" draw:name="Image351" text:anchor-type="as-char" svg:width="6.9236in" svg:height="4.32725in" draw:z-index="0">
<draw:image xlink:href="../Images/AРМІЯINFORM/2023-05-30T92-00-00-04-00/stezhymo-2.jpg" xlink:type="simple" xlink:show="embed" xlink:actuate="onLoad" draw:mime-type="image/jpeg"/>
</draw:frame>
**🔥i</text:p>
      <text:p text:style-name="P4">
在Volyn和Polissya的指示中，运营状况仍然稳定，没有检测到进攻群体形成的迹象，<text:a xlink:type="simple" xlink:href="https://www.facebook.com/GeneralStaff.ua/posts/pfbid0ckQS1gMaY7h7GQCgCjutmFjHProVQ6a9pU5CVosi82Vsm3sXsLok6VnmFdVwfkC8l" text:style-name="Internet_20_link" text:visited-style-name="Visited_20_Internet_20_Link">
报告</text:a>
乌克兰武装部队的总参谋部。</text:p>
      <text:p text:style-name="P4">
在Siversky和Slobozhansky的指示中，敌人继续在与乌克兰边境地区保留军事存在。 这个敌人的时代，是一种未能成功地穿透Zelene Kharkiv地区乌克兰国家边界的DRG的尝试。 另外，他袭击了Udi村的地区。 居住在切尼希夫地区Karpovichi的Yanzhulivka的迫击炮和炮弹； 苏米地区的中间博物馆，photovizh，velika pisarivka。</text:p>
      <text:p text:style-name="P4">
在库皮斯克的方向上，敌人在白天带领敌人在哈尔基夫地区的Masutivka以西，并沿着Novoselovsky Luhansk地区的方向前进。 敌人Vodikaminka，Novomlinsk，两年，西部，Kislivka，Kislivka，Kotlyarivka，Berestovetovekivsky地区的炮兵和迫击炮炮击。</text:p>
      <text:p text:style-name="P4">
News Source: <text:a xlink:type="simple" xlink:href="https://armyinform.com.ua/2023/05/30/na-harkivshhyni-vorozha-drg-namagalasya-pronyknuty-cherez-derzhkordon-ukrayiny/" text:style-name="Internet_20_link" text:visited-style-name="Visited_20_Internet_20_Link">
https://armyinform.com.ua/2023/05/30/na-harkivshhyni-vorozha-drg-namagalasya-pronyknuty-cherez-derzhkordon-ukrayiny/</text:a>
</text:p>
      <!--NEWS-->
      <text:h text:style-name="P10" text:outline-level="1">
<text:span text:style-name="T4">
俄罗斯宣布了武装部队的搜查指挥官和陆军指挥官</text:span>
</text:h>
      <text:p text:style-name="P4">
作者: ['АРМІЯINFORM']</text:p>
      <text:p text:style-name="P4">
时间: 2023-05-30T93:00:00-04:00</text:p>
      <text:p text:style-name="P4">
描述: 关于TSE，她的电报是由乌克兰加纳·马勒尔国防部的代祷者撰写的。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ganna-malyar.jpg" text:style-name="Internet_20_link" text:visited-style-name="Visited_20_Internet_20_Link">
ganna-malyar.jpg</text:a>
']</text:p>
      <text:p text:style-name="P4">
标签: ['STOPRUSSIA', 'АГРЕСІЯ РФ', 'ВТОРГНЕННЯ РФ', 'ГАННА МАЛЯР']</text:p>
      <text:p text:style-name="P4">
类别: News</text:p>
      <!--METADATA-->
      <text:p text:style-name="P4">
<draw:frame draw:style-name="fr1" draw:name="Image352" text:anchor-type="as-char" svg:width="6.9236in" svg:height="4.615733in" draw:z-index="0">
<draw:image xlink:href="../Images/AРМІЯINFORM/2023-05-30T93-00-00-04-00/ganna-malyar.jpg" xlink:type="simple" xlink:show="embed" xlink:actuate="onLoad" draw:mime-type="image/jpeg"/>
</draw:frame>
安娜画家</text:p>
      <text:p text:style-name="P4">
在您的电报中<text:a xlink:type="simple" xlink:href="https://t.me/annamaliar/804" text:style-name="Internet_20_link" text:visited-style-name="Visited_20_Internet_20_Link">
写</text:a>
乌克兰国防部副部长安娜·马利亚(Anna Malyar)。</text:p>
      <text:p text:style-name="P4">
“侵略者国家宣布寻找西尔斯基陆军总司令。 这是信息的技术之一。</text:p>
      <text:p text:style-name="P4">
在2014  -  2015年，他们还针对我们的指挥官和梳子开了刑事诉讼。 他们被指控在敌对行动期间犯罪， - 消息读到。</text:p>
      <text:p text:style-name="P4">
安娜·马利亚(Anna Malyar)指出，这项技术针对两项任务：</text:p>
      <text:p text:style-name="P4">
•确认乌克兰作为国际侵略罪的受害者的地位，并正式将其犯罪行为与我们的防御行为均衡。</text:p>
      <text:p text:style-name="P4">
✔️心理压力和我们军事的士气低落</text:p>
      <text:p text:style-name="P4">
“但是，“任务无效”。 俄罗斯创造了这种军事反激烈的声誉，并失去了信任，即对我们军方已故一侧的任何指控都被视为加剧信息。在第二段中，一切都很清楚。 从心理上施加与敌人作斗争的纪念活动，这比打击的战斗机数量高得多，这是无所事知的。” Anna Malyar说。</text:p>
      <text:p text:style-name="P4">
News Source: <text:a xlink:type="simple" xlink:href="https://armyinform.com.ua/2023/05/30/rosiya-ogolosyla-u-rozshuk-golovnokomanduvacha-ta-komanduvacha-suhoputnyh-vijsk-zsu/" text:style-name="Internet_20_link" text:visited-style-name="Visited_20_Internet_20_Link">
https://armyinform.com.ua/2023/05/30/rosiya-ogolosyla-u-rozshuk-golovnokomanduvacha-ta-komanduvacha-suhoputnyh-vijsk-zsu/</text:a>
</text:p>
      <!--NEWS-->
      <text:h text:style-name="P10" text:outline-level="1">
<text:span text:style-name="T4">
乌克兰总统接受大西洋委员会代表团</text:span>
</text:h>
      <text:p text:style-name="P4">
作者: ['АРМІЯINFORM']</text:p>
      <text:p text:style-name="P4">
时间: 2023-05-30T94:00:00-04:00</text:p>
      <text:p text:style-name="P4">
描述: 乌克兰Volodymyr Zelensky Zustych IZ代表团总裁提供...与乌克兰2022年的战争，与乌克兰的最新新闻战争，今天与乌克兰2022年的新闻战争，乌克兰和俄罗斯之间的战争以及乌克兰与乌克兰之间的战争是否会发生他们说，或者2022年，他们是否会在不久的将来与乌克兰进行战争</text:p>
      <text:p text:style-name="P4">
图片: ['<text:a xlink:type="simple" xlink:href="https://armyinform.com.ua/wp-content/uploads/2023/05/6d3efc00f12d05c137ac03182ee10c8d_1685460286_extra_large2222.jpeg" text:style-name="Internet_20_link" text:visited-style-name="Visited_20_Internet_20_Link">
6d3efc00f12d05c137ac03182ee10c8d_1685460286_extra_large2222.jpeg</text:a>
']</text:p>
      <text:p text:style-name="P4">
标签: ['ВОЛОДИМИР ЗЕЛЕНСЬКИЙ', 'ПРЕЗИДЕНТ УКРАЇНИ', 'СВІТ ПІДТРИМУЄ УКРАЇНУ']</text:p>
      <text:p text:style-name="P4">
类别: News</text:p>
      <!--METADATA-->
      <text:p text:style-name="P4">
<draw:frame draw:style-name="fr1" draw:name="Image353" text:anchor-type="as-char" svg:width="6.9236in" svg:height="4.617948in" draw:z-index="0">
<draw:image xlink:href="../Images/AРМІЯINFORM/2023-05-30T94-00-00-04-00/6d3efc00f12d05c137ac03182ee10c8d_1685460286_extra_large2222.jpeg" xlink:type="simple" xlink:show="embed" xlink:actuate="onLoad" draw:mime-type="image/jpeg"/>
</draw:frame>
乌克兰沃迪米尔·泽伦斯基(Volodymyr Zelensky)主席会见了由弗雷德里克·坎普(Frederick Camp)领导的美国领先的美国非政府分析中心“大西洋委员会”的代表团，[报告] <text:a xlink:type="simple" xlink:href="https://www.president.gov.ua/news/prezident-ukrayini-prijnyav-delegaciyu-atlantichnoyi-radi-83241" text:style-name="Internet_20_link" text:visited-style-name="Visited_20_Internet_20_Link">
报告</text:a>
乌克兰总统办公室。</text:p>
      <text:p text:style-name="P4">
代表团包括理事会成员约翰·罗杰斯(John Rogers)，戴维·彼得雷斯(David Petreus)和钟(Jongerbst)。</text:p>
      <text:p text:style-name="P4">
国家元首感谢访问乌克兰，这是美国的另一个重要信号支持。</text:p>
      <text:p text:style-name="P4">
“我感谢拜登的总统自从俄罗斯侵略开始以来乌克兰的大力支持。 我们珍视美国国会的双色和两项支持。</text:p>
      <text:p text:style-name="P4">
他指出，乌克兰捍卫了将实体和我们人民划分的民主价值观。</text:p>
      <text:p text:style-name="P4">
总统说：“这是为自由而斗争，为世界的未来而言。”</text:p>
      <text:p text:style-name="P4">
应大西洋委员会的要求，国家元首向乌克兰的总部国防需求通知了他们的国防需求。 他称赞总统约瑟夫·贝登(Joseph Baiden)分别决定建立航空联盟和乌克兰飞行员为现代西方战斗机的开始。</text:p>
      <text:p text:style-name="P4">
Volodymyr Zelensky告知了最前沿的情况，并预测了在不久的将来发展的发展。 他强调说，在最后几天，俄罗斯侵略者大大加剧了火箭恐怖的恐怖，并引起了乌克兰城市的巨大打击，尤其是在平民基础设施和平民方面。</text:p>
      <text:p text:style-name="P4">
这次会议提出了乌克兰对北约维尔纽斯的期望。 总统强调，对于乌克兰而言，明确信号对联盟的会员资格的前景很重要。</text:p>
      <text:p text:style-name="P4">
Volodymyr Zelenskyy说：“对于所有乌克兰人民来说，这将成为我们军队的强大动机。”</text:p>
      <text:p text:style-name="P4">
他还向大西洋委员会代表团介绍了我国家的改革进程，尽管俄罗斯侵略了。</text:p>
      <text:p text:style-name="P4">
会议结束时，弗雷德里克(Frederick Camp)介绍了公民荣誉总统，大西洋委员会授予了世界领导人，他们为跨大西洋关系的发展做出了重大贡献。</text:p>
      <text:p text:style-name="P4">
“这对整个乌克兰人民来说都是一个区别。 为了勇气和英勇，”国家负责人强调，接受该奖项。</text:p>
      <text:p text:style-name="P4">
News Source: <text:a xlink:type="simple" xlink:href="https://armyinform.com.ua/2023/05/30/prezydent-ukrayiny-pryjnyav-delegacziyu-atlantychnoyi-rady/" text:style-name="Internet_20_link" text:visited-style-name="Visited_20_Internet_20_Link">
https://armyinform.com.ua/2023/05/30/prezydent-ukrayiny-pryjnyav-delegacziyu-atlantychnoyi-rady/</text:a>
</text:p>
      <!--NEWS-->
      <text:h text:style-name="P10" text:outline-level="1">
<text:span text:style-name="T4">
敌人继续在黑海机动，有火箭中风的威胁-Natalia Humeniuk</text:span>
</text:h>
      <text:p text:style-name="P4">
作者: ['Вячеслав Діордієв']</text:p>
      <text:p text:style-name="P4">
时间: 2023-05-30T95:00:00-04:00</text:p>
      <text:p text:style-name="P4">
描述: vidpovlychi在乔尼·莫尔斯（Chorny Morce）核状况的前庭上的vidpovlychi是可能的……与乌克兰2022年的战争，今天与乌克兰的最新新闻，今天与乌克兰2022年的新闻战争，今天将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5/gumenyuk2.jpg" text:style-name="Internet_20_link" text:visited-style-name="Visited_20_Internet_20_Link">
gumenyuk2.jpg</text:a>
']</text:p>
      <text:p text:style-name="P4">
标签: ['STOPRUSSIA', 'АГРЕСІЯ РФ', 'ВІЙНА', 'ВТОРГНЕННЯ РФ']</text:p>
      <text:p text:style-name="P4">
类别: News</text:p>
      <!--METADATA-->
      <text:p text:style-name="P4">
<draw:frame draw:style-name="fr1" draw:name="Image354" text:anchor-type="as-char" svg:width="6.9236in" svg:height="3.4618in" draw:z-index="0">
<draw:image xlink:href="../Images/AРМІЯINFORM/2023-05-30T95-00-00-04-00/gumenyuk2.jpg" xlink:type="simple" xlink:show="embed" xlink:actuate="onLoad" draw:mime-type="image/jpeg"/>
</draw:frame>
回答有关黑海塔玛西斯的一般状况的主要问题，夜间导弹袭击了乌克兰领土，乌克兰联合协调出版社的负责人国防中心的负责人(https://www.youtube.com/watch?v=WY8sDvZdWEA)唯一的消息强调，这种威胁存在。 毕竟，敌人继续执行运输组，并不断移动他的火箭发射器。</text:p>
      <ul>
        <li>
如果下午我们看着两个水下和两个水上火箭架，顶部，一个地面火箭发射器返回了基点，敌人群中有三艘船。</li>
      </ul>
      <text:p text:style-name="P4">
她还提醒您，对于防空产品检测Puside发射器比从表面上得出的要复杂得多，这反过来又将重申敌人在无人机和火箭的帮助下诉诸危险的合并攻击，而不是通风，而是海上。</text:p>
      <ul>
        <li>
同时，不能排除敌方航空的可能性。 毕竟，俄罗斯人仍然试图计算我们的防空系统，绕过它们并进入标记为目标的对象，包括我们的防空。 因此，鉴于敌人喜欢在夜间进行自己的事实，必须为任何事件的发展做好准备，这是乌克兰国防军国防军中心的负责人。</li>
      </ul>
      <text:p text:style-name="P4">
News Source: <text:a xlink:type="simple" xlink:href="https://armyinform.com.ua/2023/05/30/vorog-prodovzhuye-zdijsnyuvaty-manevruvannya-v-chornomu-mori-zagroza-shhodo-zavdavannya-raketnyh-udariv-isnuye-nataliya-gumenyuk/" text:style-name="Internet_20_link" text:visited-style-name="Visited_20_Internet_20_Link">
https://armyinform.com.ua/2023/05/30/vorog-prodovzhuye-zdijsnyuvaty-manevruvannya-v-chornomu-mori-zagroza-shhodo-zavdavannya-raketnyh-udariv-isnuye-nataliya-gumenyuk/</text:a>
</text:p>
      <!--NEWS-->
      <text:h text:style-name="P10" text:outline-level="1">
<text:span text:style-name="T4">
我们继续合并乌克兰防空的合作伙伴，以尽可能有效 - 乌克兰总统</text:span>
</text:h>
      <text:p text:style-name="P4">
作者: ['АРМІЯINFORM']</text:p>
      <text:p text:style-name="P4">
时间: 2023-05-30T96:00:00-04:00</text:p>
      <text:p text:style-name="P4">
描述: 我很健康，乌克兰人！ 短迹一天。 对Guch的一天感到满意。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33e9ce9616029d81ff43d60c98ba4911_1685473416_extra_large5555.png" text:style-name="Internet_20_link" text:visited-style-name="Visited_20_Internet_20_Link">
33e9ce9616029d81ff43d60c98ba4911_1685473416_extra_large5555.png</text:a>
']</text:p>
      <text:p text:style-name="P4">
标签: ['STOPRUSSIA', 'ВОЛОДИМИР ЗЕЛЕНСЬКИЙ', 'ПРЕЗИДЕНТ УКРАЇНИ']</text:p>
      <text:p text:style-name="P4">
类别: News</text:p>
      <!--METADATA-->
      <text:p text:style-name="P4">
<draw:frame draw:style-name="fr1" draw:name="Image355" text:anchor-type="as-char" svg:width="6.9236in" svg:height="3.888755in" draw:z-index="0">
<draw:image xlink:href="../Images/AРМІЯINFORM/2023-05-30T96-00-00-04-00/33e9ce9616029d81ff43d60c98ba4911_1685473416_extra_large5555.png" xlink:type="simple" xlink:show="embed" xlink:actuate="onLoad" draw:mime-type="image/png"/>
</draw:frame>
<text:span text:style-name="T4">
 <text:span text:style-name="T5">
我希望健康，亲爱的乌克兰人!</text:span>
 </text:span>
</text:p>
      <text:p text:style-name="P4">
这一天的简短报告。 一个相当大的一天。</text:p>
      <text:p text:style-name="P4">
首先是感谢我们的空军，所有前夜俄罗斯无人机的天空的捍卫者和捍卫者。</text:p>
      <text:p text:style-name="P4">
一次又一次地感谢我们的勇士每张shot弹枪，每张Zabu  - 俄罗斯导弹。 因为它总是 - 挽救了人们的生命，总是保存基础设施。</text:p>
      <text:p text:style-name="P4">
其次 - 不幸的是，不幸的是，有碎屑下降带有适当的后果，不幸的是，有损失……我的慰问!</text:p>
      <text:p text:style-name="P4">
考虑空气警报并不要对其进行处理非常非常重要。</text:p>
      <text:p text:style-name="P4">
我希望我能听到所有地方当局的所有代表，这些代表对特定地区的特定社区听到了我的声音。</text:p>
      <text:p text:style-name="P4">
应该有城市庇护所。 人们需要了解庇护所的数量和可用性将如何增加。</text:p>
      <text:p text:style-name="P4">
这是特定官员的责任，是特定的责任。</text:p>
      <text:p text:style-name="P4">
第三，我们继续合作，以使乌克兰防空变得有效。 俄罗斯恐怖应每天，每天晚上，在我们地区，每个乌克兰城市和村庄的天空中。 当俄罗斯恐怖分子的任何袭击以失败的恐怖分子而告终时，他们的失败将成为我们长期安全的源头。</text:p>
      <text:p text:style-name="P4">
今天，他与德国总理进行了交谈，包括防空。</text:p>
      <text:p text:style-name="P4">
他感谢已经提供给乌克兰的防空系统，也就是我们已经被德国救出的人民。 他们还总体上讨论了我们的安全部门的防御状况。</text:p>
      <text:p text:style-name="P4">
共同决定将很快采取的重要国际措施。 我感谢奥拉夫(Olaf)，总理先生，是一个个人决心，在许多方面都是整个欧洲的决心。</text:p>
      <text:p text:style-name="P4">
第四 - 与强大的英国国防公司BAE系统的代表进行了交谈。 它是一个真正的大型武器制造商 - 现在是必要的武器，我们需要保证我们的国家和整个地区的安全。</text:p>
      <text:p text:style-name="P4">
我们致力于在乌克兰创建适当的生产和维修基础。有各种各样的武器：从坦克到炮兵。</text:p>
      <text:p text:style-name="P4">
我们将提供乌克兰，因此，整个欧洲都是如此新的力量基础。他告诉大西洋委员会的代表，目前正在对抗中，我们现在的基本防御需求。 我们讨论了创建新航空联盟的步骤。 我们总是在接近这一结果 - 接收现代战士的战士。 我感谢美国的人民，政治上的每个人和支持支持的每个人，感谢拜登个人和国会双方。</text:p>
      <text:p text:style-name="P4">
现在，在乌克兰，在我们的地球上，在我们的天空中，决定保存和文明是否将被保存 - 本世纪的全球领导。 它与美国一起决定与欧洲一起由合作伙伴以及我们所有的盟友一起决定。 谢谢你们所有人的帮助!</text:p>
      <text:p text:style-name="P4">
当然，今天，与往常一样，我感谢我们的士兵。 所有现在是为了乌克兰的人。 对于所有正在进行战斗任务的人。 在战斗哨所。 感谢所有保护我们在卢汉斯和哈尔基夫地区职位的人。 感谢捍卫Zaporozhye的所有人，Kherson。 谢谢所有保留我们边境的人。</text:p>
      <text:p text:style-name="P4">
我们正在战斗的旅。 我们准备前进的机组人员。 和铺设。 我们的安全部队。 在各个方向和各个层面上，敌人应该感到乌克兰加强了。</text:p>
      <text:p text:style-name="P4">
<text:span text:style-name="T4">
 <text:span text:style-name="T5">
荣耀我们的英雄!</text:span>
 </text:span>
</text:p>
      <text:p text:style-name="P4">
<text:span text:style-name="T4">
 <text:span text:style-name="T5">
荣耀与乌克兰!</text:span>
 </text:span>
</text:p>
      <text:p text:style-name="P4">
资料来源：<text:a xlink:type="simple" xlink:href="https://www.president.gov.ua/news/prodovzhuyemo-konsolidaciyu-partneriv-dlya-togo-shob-ukrayin-83253" text:style-name="Internet_20_link" text:visited-style-name="Visited_20_Internet_20_Link">
总统办公室</text:a>
</text:p>
      <text:p text:style-name="P4">
News Source: <text:a xlink:type="simple" xlink:href="https://armyinform.com.ua/2023/05/30/prodovzhuyemo-konsolidacziyu-partneriv-dlya-togo-shhob-ukrayinska-ppo-stala-maksymalno-efektyvnoyu-prezydent-ukrayiny/" text:style-name="Internet_20_link" text:visited-style-name="Visited_20_Internet_20_Link">
https://armyinform.com.ua/2023/05/30/prodovzhuyemo-konsolidacziyu-partneriv-dlya-togo-shhob-ukrayinska-ppo-stala-maksymalno-efektyvnoyu-prezydent-ukrayiny/</text:a>
</text:p>
      <!--NEWS-->
      <text:h text:style-name="P10" text:outline-level="1">
<text:span text:style-name="T4">
尤里亚·斯维里德科</text:span>
</text:h>
      <text:p text:style-name="P4">
作者: ['АРМІЯINFORM']</text:p>
      <text:p text:style-name="P4">
时间: 2023-05-30T97:00:00-04:00</text:p>
      <text:p text:style-name="P4">
描述: 人道主义的罗斯米尼瓦尼亚（Roseminovannia s/g）土地є统一的竞技头，阿吉·普里（Aje Pry）与乌克兰2022年的战争，与乌克兰的最新新闻，今天与乌克兰2022年的新闻战争，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miny.jpg" text:style-name="Internet_20_link" text:visited-style-name="Visited_20_Internet_20_Link">
miny.jpg</text:a>
']</text:p>
      <text:p text:style-name="P4">
标签: ['STOPRUSSIA', 'ГУМАНІТАРНЕ РОЗМІНУВАННЯ', 'ЮЛІЯ СВИРИДЕНКО']</text:p>
      <text:p text:style-name="P4">
类别: News</text:p>
      <!--METADATA-->
      <text:p text:style-name="P4">
<draw:frame draw:style-name="fr1" draw:name="Image356" text:anchor-type="as-char" svg:width="6.9236in" svg:height="4.277246in" draw:z-index="0">
<draw:image xlink:href="../Images/AРМІЯINFORM/2023-05-30T97-00-00-04-00/miny.jpg" xlink:type="simple" xlink:show="embed" xlink:actuate="onLoad" draw:mime-type="image/jpeg"/>
</draw:frame>
人道主义对农业用地的贬低是政府的优先事项，因为乌克兰仍然是全球粮食安全的保证。 污染土地的AE净化是乌克兰和人口安全经济恢复的最重要因素，<text:a xlink:type="simple" xlink:href="https://www.me.gov.ua/News/Detail" text:style-name="Internet_20_link" text:visited-style-name="Visited_20_Internet_20_Link">
报告</text:a>
乌克兰经济部。</text:p>
      <text:p text:style-name="P4">
这是由乌克兰经济少数副总理尤利亚·斯维里德科(Yulia Sviridenko)指出(刑事)在乌克兰，联合国世界食品计划的授权代表兼董事皮埃尔·迪福特(Pierre Dofier)(WFP)在乌克兰，马修·加林沃思(Matthew Gallingworth)和乌克兰保罗·赫斯洛普(Paul Heslop)的联合国矿山活动协调员。</text:p>
      <ul>
        <li>
政府动员所有资源以制定全面的贬低政策。最重要的是人们的安全。 同时，乌克兰继续履行世界粮食安全担保人的国际责任。 现在，主要站点集中在：Dnipropetrovsk，Zaporizhia，Kyiv，Mykolaiv，Sumy，Kharkiv，Kharkiv，Kherson，Cherson，Chernihiv和Cherkasy地区。 尤里亚·斯维里德科(Yulia Sviridenko)说，在捐助者和国际合作伙伴的支持下，我们在2023年底之前将1.6.5千公顷的经济运营投入了经济运营，到2024年底，我们将经济运作和3万公顷土地付诸实践。</li>
      </ul>
      <text:p text:style-name="P4">
根据SES和DSST的说法，乌克兰快速而复杂的乌克兰至少有83台矿山机器。 今年，预计将从欧洲制造商那里运送26台机器。 乌克兰还需要368辆汽车来运输爆炸性元素，其中50个带有捐助者。 需要465辆汽车来运输已有110个已经购买的捐助者的人。</text:p>
      <text:p text:style-name="P4">
乌克兰第一任副总理强调需要开发可以教会专家降低私人矿山经营者的国家机构。在会议期间，双方讨论了乌克兰正在实施的人道主义变量领域的特定项目，并计划将来实施。 Yakubulo已指出，已经选择了农业土地的优先领域，这些领域接受了相关的检查和净化工作，或者将在短期内进行。 此外，将调查和暴露该国不同地区的基础设施。</text:p>
      <text:p text:style-name="P4">
皮埃尔·投票(Pierre Togitier)指出，他完全支持乌克兰的人道主义矿山，并确认有必要加速这一过程。 另外，他强调有必要为根据国际标准提供脱颖而出的认证操作员。(刑事) потребуєукраїнського зерна та продовольства для подолання голоду у світі, і всебічносприятиме Україні у залученні усіх необхідних ресурсів для розмінуваннязабруднених територій.</text:p>
      <text:p text:style-name="P4">
Довідково: продовольча та сільськогосподарська організація ООН (刑事)ES专业机构联合国领导国际努力打击保修。 乌克兰已于2003年加入粮农组织，自2015年以来，该组织已在两个战略领域工作：在该国地区冲突和农业发展方面的非凡人道主义援助。</text:p>
      <text:p text:style-name="P4">
News Source: <text:a xlink:type="simple" xlink:href="https://armyinform.com.ua/2023/05/30/yuliya-svyrydenko-u-prioryteti-uryadu-rozminuvannya-165-tysyach-gektariv-silskogospodarskyh-zemel-do-kinczya-2023-roku/" text:style-name="Internet_20_link" text:visited-style-name="Visited_20_Internet_20_Link">
https://armyinform.com.ua/2023/05/30/yuliya-svyrydenko-u-prioryteti-uryadu-rozminuvannya-165-tysyach-gektariv-silskogospodarskyh-zemel-do-kinczya-2023-roku/</text:a>
</text:p>
      <!--NEWS-->
      <text:h text:style-name="P10" text:outline-level="1">
<text:span text:style-name="T4">
乌克兰人购买了超过十亿人的债券</text:span>
</text:h>
      <text:p text:style-name="P4">
作者: ['АРМІЯINFORM']</text:p>
      <text:p text:style-name="P4">
时间: 2023-05-30T98:00:00-04:00</text:p>
      <text:p text:style-name="P4">
描述: di -di中的Viiskovi义务至最多的di -di。 oater可以使用...与乌克兰2022年的战争，与乌克兰的最新新闻战争，与乌克兰2022年的新闻战争，今天的最后一次战争，乌克兰和俄罗斯之间的战争以及2022年与乌克兰的战争将是或不，在不久的将来会与乌克兰发动战争，这是与乌克兰的战争，今天的乌克兰新闻，乌克兰的新闻，乌克兰媒体在俄罗斯</text:p>
      <text:p text:style-name="P4">
图片: ['<text:a xlink:type="simple" xlink:href="https://armyinform.com.ua/wp-content/uploads/2023/05/obl.jpg" text:style-name="Internet_20_link" text:visited-style-name="Visited_20_Internet_20_Link">
obl.jpg</text:a>
']</text:p>
      <text:p text:style-name="P4">
标签: ['STOPRUSSIA', 'ВІЙСЬКОВІ ОБЛІГАЦІЇ', 'ДІЯ', 'МИХАЙЛО ФЕДОРОВ']</text:p>
      <text:p text:style-name="P4">
类别: News</text:p>
      <!--METADATA-->
      <text:p text:style-name="P4">
<draw:frame draw:style-name="fr1" draw:name="Image357" text:anchor-type="as-char" svg:width="6.9236in" svg:height="2.867524in" draw:z-index="0">
<draw:image xlink:href="../Images/AРМІЯINFORM/2023-05-30T98-00-00-04-00/obl.jpg" xlink:type="simple" xlink:show="embed" xlink:actuate="onLoad" draw:mime-type="image/jpeg"/>
</draw:frame>
行动中的军事纽带是您对乌克兰胜利的贡献。 该服务已访问了8个月的申请，在此期间，乌克兰人购买了100万张有价值的纸张，超过10亿美元。 所有资金都用于乌克兰的军队和经济的需求，<text:a xlink:type="simple" xlink:href="https://thedigital.gov.ua/news/pidtrimka-armii-ta-ekonomiki-kraini-ukraintsi-pridbali-1-mln-viyskovikh-obligatsiy-u-dii" text:style-name="Internet_20_link" text:visited-style-name="Visited_20_Internet_20_Link">
报告</text:a>
小型。</text:p>
      <text:p text:style-name="P4">
通过在行动中购买军事债券，您还进行了盈利投资。 毕竟，他们只是作为Donat的工作，只有回报和保证利润。乌克兰已经收到了660万款偿还债券的付款。 该期限到期后，数百名证券所有者将获得资金。</text:p>
      <ul>
        <li>
行动中的军事纽带是一个简单，方便地帮助国家的机会。 毕竟，每种债券都是其他防御者和捍卫者的武器，设备和必要的药物。 以及对乌克兰经济的强烈支持。 在服务的19个月内，该州获得了超过10亿的UAH。 习俗是，行动中的军事纽带已成为一种有效的工具，使每个人都可以为胜利做出贡献，并说数字化转型部长Mikhail Fedorov是数字化转型部长。</li>
      </ul>
      <text:p text:style-name="P4">
每个军事纽带都被称为暂时占领的乌克兰城市。Yalta，Sevastopol，Donetsk和Mariupol可用。 通过购买证券，您正在接近该领土的解雇，并且在您的文档中获得了独特的卡键卡。</text:p>
      <text:p text:style-name="P4">
您可以从主要的Scranozostonka点击几下单击军事债券。 您可以从任何银行卡中做出贡献。</text:p>
      <text:p text:style-name="P4">
News Source: <text:a xlink:type="simple" xlink:href="https://armyinform.com.ua/2023/05/30/ukrayinczi-prydbaly-v-diyi-obligaczij-na-ponad-milyard-gryven/" text:style-name="Internet_20_link" text:visited-style-name="Visited_20_Internet_20_Link">
https://armyinform.com.ua/2023/05/30/ukrayinczi-prydbaly-v-diyi-obligaczij-na-ponad-milyard-gryven/</text:a>
</text:p>
      <!--NEWS-->
      <text:h text:style-name="P10" text:outline-level="1">
<text:span text:style-name="T4">
短的。 战争。 第461天</text:span>
</text:h>
      <text:p text:style-name="P4">
作者: ['АРМІЯINFORM']</text:p>
      <text:p text:style-name="P4">
时间: 2023-05-30T99: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5/vydeodajj.jpg" text:style-name="Internet_20_link" text:visited-style-name="Visited_20_Internet_20_Link">
vydeodajj.jpg</text:a>
']</text:p>
      <text:p text:style-name="P4">
标签: ['STOPRUSSIA', 'АГРЕСІЯ РФ', 'ВІЙНА', 'ВТОРГНЕННЯ РФ', 'ГШ ЗСУ']</text:p>
      <text:p text:style-name="P4">
类别: News</text:p>
      <!--METADATA-->
      <text:p text:style-name="P4">
<draw:frame draw:style-name="fr1" draw:name="Image358" text:anchor-type="as-char" svg:width="6.9236in" svg:height="3.421412in" draw:z-index="0">
<draw:image xlink:href="../Images/AРМІЯINFORM/2023-05-30T99-00-00-04-00/vydeodajj.jpg" xlink:type="simple" xlink:show="embed" xlink:actuate="onLoad" draw:mime-type="image/jpeg"/>
</draw:frame>
资料来源：<text:a xlink:type="simple" xlink:href="https://www.facebook.com/GeneralStaff.ua/videos/749949543523480/" text:style-name="Internet_20_link" text:visited-style-name="Visited_20_Internet_20_Link">
乌克兰总参谋部</text:a>
</text:p>
      <text:p text:style-name="P4">
News Source: <text:a xlink:type="simple" xlink:href="https://armyinform.com.ua/2023/05/30/korotko-vijna-den-461/" text:style-name="Internet_20_link" text:visited-style-name="Visited_20_Internet_20_Link">
https://armyinform.com.ua/2023/05/30/korotko-vijna-den-461/</text:a>
</text:p>
      <!--NEWS-->
      <text:h text:style-name="P10" text:outline-level="1">
<text:span text:style-name="T4">
美国正在准备新的制裁以剥夺俄罗斯进入技术的机会 - 眨眼</text:span>
</text:h>
      <text:p text:style-name="P4">
作者: Ukrinform (Person)</text:p>
      <text:p text:style-name="P4">
出版商: Укринформ (Organization)</text:p>
      <text:p text:style-name="P4">
出版时间: 2023-05-31T-31:37:00+03:00</text:p>
      <text:p text:style-name="P4">
修改时间: 2023-05-31T00:37:00+03:00</text:p>
      <text:p text:style-name="P4">
描述: 美国国务卿安东尼·布林肯（Anthony Blinken）宣布了旨在剥夺俄罗斯接收技术的新出口控制措施，尤其是在伊朗无人机中发现的技术。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Антиросійські санкції', 'США', 'Держдеп', 'Блінкен']</text:p>
      <text:p text:style-name="P4">
类型: Article</text:p>
      <!--METADATA-->
      <text:p text:style-name="P4">
<draw:frame draw:style-name="fr1" draw:name="Image359" text:anchor-type="as-char" svg:width="6.9236in" svg:height="3.956343in" draw:z-index="0">
<draw:image xlink:href="../Images/yкринформ/2023-05-31T-31-37-00-03-00/630_360_1666808912-523.jpg" xlink:type="simple" xlink:show="embed" xlink:actuate="onLoad" draw:mime-type="image/jpeg"/>
</draw:frame>
美国国务卿安东尼·布林肯(Anthony Blinken)宣布了新的出口管制措施，旨在剥夺俄罗斯的机会，尤其是在伊朗无人机中发现的技术。</text:p>
      <text:p text:style-name="P4">
他在周二在乌克林福姆自己的记者报告的瑞典举行的新闻发布会上表示。</text:p>
      <text:p text:style-name="P4">
美国外交说：“明天我们将宣布将基于对伊朗无人机在乌克兰和平民基础设施和平民基础设施罢工的技术的出口控制的新措施。”</text:p>
      <text:p text:style-name="P4">
<text:span text:style-name="T4">
另请阅读：</text:span>
 <text:span text:style-name="T4">
 <text:a xlink:type="simple" xlink:href="https://www.ukrinform.ua/rubric-world/3716298-es-zaprovadiv-sankcii-proti-se-simoh-rosian-za-dii-proti-suverenitetu-moldovi-j-ukraini.html" text:style-name="Internet_20_link" text:visited-style-name="Visited_20_Internet_20_Link">
欧盟对摩尔多瓦和乌克兰主权的行动实施了七个俄罗斯人的制裁</text:a>
</text:span>
</text:p>
      <text:p text:style-name="P4">
他说，此外，宣布的措施将由俄罗斯的错误信息指导，并保护执法机构的法律。</text:p>
      <text:p text:style-name="P4">
Blinken还强调，美国过去两年所做的工作对于确保俄罗斯入侵乌克兰至关重要，这将是克里姆林宫的战略失败。</text:p>
      <text:p text:style-name="P4">
<text:span text:style-name="T4">
另请阅读：</text:span>
 <text:span text:style-name="T4">
 [我们(https://www.ukrinform.ua/rubric-world/3716230-ssa-zaprovadili-sankcii-proti-desatkiv-osib-ta-organizacij-iz-kitau-ta-meksiki-za-narkotorgivlu.html)</text:span>
</text:p>
      <text:p text:style-name="P4">
根据乌克林福姆的说法，五角大楼宣布在乌克兰分配价值约3亿美元的额外国防援助。 预计该政府将在周三宣布根据总统补充剂分配下一封包裹。</text:p>
      <text:p text:style-name="P4">
News Source: <text:a xlink:type="simple" xlink:href="https://www.ukrinform.ua/rubric-world/3716303-ssa-gotuut-novi-sankcii-sobi-pozbaviti-rosiu-dostupu-do-tehnologij-blinken.html" text:style-name="Internet_20_link" text:visited-style-name="Visited_20_Internet_20_Link">
https://www.ukrinform.ua/rubric-world/3716303-ssa-gotuut-novi-sankcii-sobi-pozbaviti-rosiu-dostupu-do-tehnologij-blinken.html</text:a>
</text:p>
      <!--NEWS-->
      <text:h text:style-name="P10" text:outline-level="1">
<text:span text:style-name="T4">
国家考虑升级以断开ZPP的俄罗斯辐射控制</text:span>
</text:h>
      <text:p text:style-name="P4">
作者: Ukrinform (Person)</text:p>
      <text:p text:style-name="P4">
出版商: Укринформ (Organization)</text:p>
      <text:p text:style-name="P4">
出版时间: 2023-05-31T-33:23:00+03:00</text:p>
      <text:p text:style-name="P4">
修改时间: 2023-05-31T00:23:00+03:00</text:p>
      <text:p text:style-name="P4">
描述: 美国表示，Zaporozhye NPP的俄罗斯辐射监测是莫斯科的升级，针对乌克兰的主权，并威胁到整个地区的核安全。  - 乌克林。</text:p>
      <text:p text:style-name="P4">
图片: ['<text:a xlink:type="simple" xlink:href="https://static.ukrinform.com/photos/2022_02/thumb_files/630_360_1645674654-338.jpg" text:style-name="Internet_20_link" text:visited-style-name="Visited_20_Internet_20_Link">
630_360_16456...</text:a>
']</text:p>
      <text:p text:style-name="P4">
标签: ['Ескалація', 'Окупація', 'США', 'Агресія РФ', 'Запорізька АЕС', 'Війна з Росією']</text:p>
      <text:p text:style-name="P4">
类型: Article</text:p>
      <!--METADATA-->
      <text:p text:style-name="P4">
<draw:frame draw:style-name="fr1" draw:name="Image360" text:anchor-type="as-char" svg:width="6.9236in" svg:height="3.956343in" draw:z-index="0">
<draw:image xlink:href="../Images/yкринформ/2023-05-31T-33-23-00-03-00/630_360_1645674654-338.jpg" xlink:type="simple" xlink:show="embed" xlink:actuate="onLoad" draw:mime-type="image/jpeg"/>
</draw:frame>
美国指出，乌克兰指导的莫斯科的俄罗斯辐射监测是莫斯科的升级，它威胁了整个地区的核安全。</text:p>
      <text:p text:style-name="P4">
相关声明是由美国永久代表Ooninda Thomas Greenfield的周二发表的，乌克林福音通讯员报告。</text:p>
      <text:p text:style-name="P4">
“根据最近的报道，莫斯科已经断开了Zaporozhye辐射监测的重要传感器，这意味着该站的数据现在已发送给俄罗斯核调节器。 美国说：“这显然是乌克兰主权的rffdudization升级和对Zaporizhhzhya NPP的控制权。”</text:p>
      <text:p text:style-name="P4">
<text:span text:style-name="T4">
另请阅读：</text:span>
 <text:span text:style-name="T4">
 [俄罗斯人“敲门”员工同意(https://www.ukrinform.ua/rubric-ato/3716243-rosiani-vibivaut-zi-spivrobitnikiv-zaes-zgodu-na-spivpracu-energoatom.html) </text:span>
</text:p>
      <text:p text:style-name="P4">
Вона зазначила, що це підриває впевненість ООН у ядерній безпеці на станції.</text:p>
      <text:p text:style-name="P4">
«Скажу чітко, <text:span text:style-name="T4">
<text:a xlink:type="simple" xlink:href="https://www.ukrinform.ua/tag-zaporizka-aes" text:style-name="Internet_20_link" text:visited-style-name="Visited_20_Internet_20_Link">
 Запорізька АЕС </text:a>
</text:span>
它属于乌克兰，因此其数据应该流向乌克兰，而不是俄罗斯。”托马斯·格林菲尔德(Thomas Grinfield)强调。</text:p>
      <text:p text:style-name="P4">
她称俄罗斯联邦的行动为“鲁ck”，并说它们与乌克兰的相关行为截然不同。</text:p>
      <text:p text:style-name="P4">
“在这场冲突期间，首席执行官(IAEA- ed。)清楚地知道，格罗西(Grossi)在实施所有核设施的过程中已经完全互动，而国际原子能机构(IAEA)没有发现与乌克兰核蔓延有关的关注迹象，”美国代表提醒人们。</text:p>
      <text:p text:style-name="P4">
<text:span text:style-name="T4">
另请阅读：</text:span>
 <text:span text:style-name="T4">
 [联合国安理会国际原子能机构首席执行官宣布了该原则(https://www.ukrinform.ua/rubric-economy/3716294-gendirektor-magate-na-radbezi-oon-ogolosiv-principi-dotrimanna-adernoi-bezpeki-zaes.html)</text:span>
</text:p>
      <text:p text:style-name="P4">
据她说，毫无疑问，“俄罗斯的行动是对安全和世界的攻击，因此我们必须团结起来并要求总统能使这种疯狂化。”</text:p>
      <text:p text:style-name="P4">
正如乌克林福姆报道的那样，联合国安理会关于Zaporizhzhya核电站的会议于周二举行。 Maea Rafael Grosssey的主任对会议的参与者进行了研究，Maea Rafael Grosssey制定了五个核安全原则，以保证Zaporizhzhia NPP的核安全。</text:p>
      <text:p text:style-name="P4">
News Source: <text:a xlink:type="simple" xlink:href="https://www.ukrinform.ua/rubric-ato/3716301-stati-vvazaut-eskalacieu-vidklucenna-rosianami-datcikiv-radiacijnogo-kontrolu-na-zaes.html" text:style-name="Internet_20_link" text:visited-style-name="Visited_20_Internet_20_Link">
https://www.ukrinform.ua/rubric-ato/3716301-stati-vvazaut-eskalacieu-vidklucenna-rosianami-datcikiv-radiacijnogo-kontrolu-na-zaes.html</text:a>
</text:p>
      <!--NEWS-->
      <text:h text:style-name="P10" text:outline-level="1">
<text:span text:style-name="T4">
UWC主席在柏林讨论了在德国学校教乌克兰人的必要性</text:span>
</text:h>
      <text:p text:style-name="P4">
作者: Ukrinform (Person)</text:p>
      <text:p text:style-name="P4">
出版商: Укринформ (Organization)</text:p>
      <text:p text:style-name="P4">
出版时间: 2023-05-31T-35:14:00+03:00</text:p>
      <text:p text:style-name="P4">
修改时间: 2023-05-31T00:14:00+03:00</text:p>
      <text:p text:style-name="P4">
描述: 乌克兰人帕维尔·格罗德（Pavel Grod）的世界大会主席与德国副代表Lilia Usyk讨论了在德国学校教乌克兰人的需要，以及建立乌克兰中心。  - 乌克林。</text:p>
      <text:p text:style-name="P4">
图片: ['<text:a xlink:type="simple" xlink:href="https://static.ukrinform.com/photos/2023_05/thumb_files/630_360_1685471083-979.jpg" text:style-name="Internet_20_link" text:visited-style-name="Visited_20_Internet_20_Link">
630_360_16854...</text:a>
']</text:p>
      <text:p text:style-name="P4">
标签: ['Діаспора', 'Німеччина', 'СКУ', 'Світовий конгрес українців', 'Українська мова']</text:p>
      <text:p text:style-name="P4">
类型: Article</text:p>
      <!--METADATA-->
      <text:p text:style-name="P4">
<draw:frame draw:style-name="fr1" draw:name="Image361" text:anchor-type="as-char" svg:width="6.9236in" svg:height="3.956343in" draw:z-index="0">
<draw:image xlink:href="../Images/yкринформ/2023-05-31T-35-14-00-03-00/630_360_1685471083-979.jpg" xlink:type="simple" xlink:show="embed" xlink:actuate="onLoad" draw:mime-type="image/jpeg"/>
</draw:frame>
乌克兰人帕维尔·格罗德(Pavel Grod)的总统大会与柏林的德国俄亥俄州代表讨论了在德国学校教乌克兰语言以及乌克兰中心的创建。</text:p>
      <text:p text:style-name="P4">
根据乌克林的通讯员的说法，格罗德先生在[Facebook]的页面上写了有关它的文章(https://www.facebook.com/paul.grod/posts/pfbid026BVDXajDo2GJebneCTGaSYMepQjQ8avBUVpKqt3QCidWbTigoLB1r2scAc94xGpdl).</text:p>
      <text:p text:style-name="P4">
«Мали зустріч із Лілією Усик, депутаткою берлінського парламенту від Партіїхристиянських демократів, щоб обговорити розвиток української освіти таможливість вивчення української мови як іноземної у німецьких школах. Крімтого, ми розглядали можливість створення українського центру в Берліні», –заявив Ґрод.</text:p>
      <text:p text:style-name="P4">
Він додав, що разом з очільниками двох українських громадських організаційНімеччини також зустрівся у Берліні із депутатом партії Зелених Василем Франко«для обговорення подальшої допомоги Україні та українським біженцям».</text:p>
      <text:p text:style-name="P4">
«Під час наших зустрічей з представниками німецьких владних органів, мивисловили щиру вдячність за потужну підтримку Німеччиною українського народу вскладний період. Ми підтвердили нашу постійну співпрацю від імені Світовогоконгресу українців», – наголосив Ґрод.</text:p>
      <text:p text:style-name="P4">
На його переконання, «разом ми зможемо надати підтримку українській спільнотів Німеччині». «Продовжуймо працювати пліч-о-пліч, щоб створити яскравемайбутнє для України та її людей!», – закликав президент СКУ.</text:p>
      <text:p text:style-name="P4">
Нагадаємо, Павло Ґрод зараз <text:a xlink:type="simple" xlink:href="https://www.ukrinform.ua/rubric-diaspora/3715948-prezident-svitovogo-kongresu-ukrainciv-pavlo-grod-vidvidae-pariz-i-rim.html" text:style-name="Internet_20_link" text:visited-style-name="Visited_20_Internet_20_Link">
 перебуває </text:a>
在欧洲，作为“大多数时候”访问的一部分，称为“乌克兰的支持”。 从柏林，他去了巴黎，然后从那里到罗马。</text:p>
      <text:p text:style-name="P4">
<text:span text:style-name="T5">
foto：Paul Grod / Facebook</text:span>
</text:p>
      <text:p text:style-name="P4">
News Source: <text:a xlink:type="simple" xlink:href="https://www.ukrinform.ua/rubric-diaspora/3716268-prezident-sku-v-berlini-obgovoriv-potrebu-vikladanna-ukrainskoi-movi-v-skolah-nimeccini.html" text:style-name="Internet_20_link" text:visited-style-name="Visited_20_Internet_20_Link">
https://www.ukrinform.ua/rubric-diaspora/3716268-prezident-sku-v-berlini-obgovoriv-potrebu-vikladanna-ukrainskoi-movi-v-skolah-nimeccini.html</text:a>
</text:p>
      <!--NEWS-->
      <text:h text:style-name="P10" text:outline-level="1">
<text:span text:style-name="T4">
Президент СКУ в Берліні обговорив потребу викладання української мови у школах Німеччини</text:span>
</text:h>
      <text:p text:style-name="P4">
作者: Ukrinform (Person)</text:p>
      <text:p text:style-name="P4">
出版商: Укринформ (Organization)</text:p>
      <text:p text:style-name="P4">
出版时间: 2023-05-31T00:14:00+03:00</text:p>
      <text:p text:style-name="P4">
修改时间: 2023-05-31T00:14:00+03:00</text:p>
      <text:p text:style-name="P4">
描述: 乌克兰人帕维尔·格罗德（Pavel Grod）的世界大会主席与德国副代表Lilia Usyk讨论了在德国学校教乌克兰人的需要，以及建立乌克兰中心。  - 乌克林。</text:p>
      <text:p text:style-name="P4">
图片: ['<text:a xlink:type="simple" xlink:href="https://static.ukrinform.com/photos/2023_05/thumb_files/630_360_1685471083-979.jpg" text:style-name="Internet_20_link" text:visited-style-name="Visited_20_Internet_20_Link">
630_360_16854...</text:a>
']</text:p>
      <text:p text:style-name="P4">
标签: ['Діаспора', 'Німеччина', 'СКУ', 'Світовий конгрес українців', 'Українська мова']</text:p>
      <text:p text:style-name="P4">
类型: Article</text:p>
      <!--METADATA-->
      <text:p text:style-name="P4">
<draw:frame draw:style-name="fr1" draw:name="Image362" text:anchor-type="as-char" svg:width="6.9236in" svg:height="3.956343in" draw:z-index="0">
<draw:image xlink:href="../Images/yкринформ/2023-05-31T00-14-00-03-00/630_360_1685471083-979.jpg" xlink:type="simple" xlink:show="embed" xlink:actuate="onLoad" draw:mime-type="image/jpeg"/>
</draw:frame>
乌克兰人帕维尔·格罗德(Pavel Grod)的总统大会与柏林的德国俄亥俄州代表讨论了在德国学校教乌克兰语言以及乌克兰中心的创建。</text:p>
      <text:p text:style-name="P4">
根据乌克林的通讯员的说法，格罗德先生在[Facebook]的页面上写了有关它的文章(https://www.facebook.com/paul.grod/posts/pfbid026BVDXajDo2GJebneCTGaSYMepQjQ8avBUVpKqt3QCidWbTigoLB1r2scAc94xGpdl).</text:p>
      <text:p text:style-name="P4">
«Мали зустріч із Лілією Усик, депутаткою берлінського парламенту від Партіїхристиянських демократів, щоб обговорити розвиток української освіти таможливість вивчення української мови як іноземної у німецьких школах. Крімтого, ми розглядали можливість створення українського центру в Берліні», –заявив Ґрод.</text:p>
      <text:p text:style-name="P4">
Він додав, що разом з очільниками двох українських громадських організаційНімеччини також зустрівся у Берліні із депутатом партії Зелених Василем Франко«для обговорення подальшої допомоги Україні та українським біженцям».</text:p>
      <text:p text:style-name="P4">
«Під час наших зустрічей з представниками німецьких владних органів, мивисловили щиру вдячність за потужну підтримку Німеччиною українського народу вскладний період. Ми підтвердили нашу постійну співпрацю від імені Світовогоконгресу українців», – наголосив Ґрод.</text:p>
      <text:p text:style-name="P4">
На його переконання, «разом ми зможемо надати підтримку українській спільнотів Німеччині». «Продовжуймо працювати пліч-о-пліч, щоб створити яскравемайбутнє для України та її людей!», – закликав президент СКУ.</text:p>
      <text:p text:style-name="P4">
Нагадаємо, Павло Ґрод зараз <text:a xlink:type="simple" xlink:href="https://www.ukrinform.ua/rubric-diaspora/3715948-prezident-svitovogo-kongresu-ukrainciv-pavlo-grod-vidvidae-pariz-i-rim.html" text:style-name="Internet_20_link" text:visited-style-name="Visited_20_Internet_20_Link">
 перебуває </text:a>
在欧洲，作为“大多数时候”访问的一部分，称为“乌克兰的支持”。 从柏林，他去了巴黎，然后从那里到罗马。</text:p>
      <text:p text:style-name="P4">
<text:span text:style-name="T5">
foto：Paul Grod / Facebook</text:span>
</text:p>
      <text:p text:style-name="P4">
News Source: <text:a xlink:type="simple" xlink:href="https://www.ukrinform.ua/rubric-diaspora/3716268-prezident-sku-v-berlini-obgovoriv-potrebu-vikladanna-ukrainskoi-movi-v-skolah-nimeccini.html" text:style-name="Internet_20_link" text:visited-style-name="Visited_20_Internet_20_Link">
https://www.ukrinform.ua/rubric-diaspora/3716268-prezident-sku-v-berlini-obgovoriv-potrebu-vikladanna-ukrainskoi-movi-v-skolah-nimeccini.html</text:a>
</text:p>
      <!--NEWS-->
      <text:h text:style-name="P10" text:outline-level="1">
<text:span text:style-name="T4">
国家考虑升级以断开ZPP的俄罗斯辐射控制</text:span>
</text:h>
      <text:p text:style-name="P4">
作者: Ukrinform (Person)</text:p>
      <text:p text:style-name="P4">
出版商: Укринформ (Organization)</text:p>
      <text:p text:style-name="P4">
出版时间: 2023-05-31T00:23:00+03:00</text:p>
      <text:p text:style-name="P4">
修改时间: 2023-05-31T00:23:00+03:00</text:p>
      <text:p text:style-name="P4">
描述: 美国表示，Zaporozhye NPP的俄罗斯辐射监测是莫斯科的升级，针对乌克兰的主权，并威胁到整个地区的核安全。  - 乌克林。</text:p>
      <text:p text:style-name="P4">
图片: ['<text:a xlink:type="simple" xlink:href="https://static.ukrinform.com/photos/2022_02/thumb_files/630_360_1645674654-338.jpg" text:style-name="Internet_20_link" text:visited-style-name="Visited_20_Internet_20_Link">
630_360_16456...</text:a>
']</text:p>
      <text:p text:style-name="P4">
标签: ['Ескалація', 'Окупація', 'США', 'Агресія РФ', 'Запорізька АЕС', 'Війна з Росією']</text:p>
      <text:p text:style-name="P4">
类型: Article</text:p>
      <!--METADATA-->
      <text:p text:style-name="P4">
<draw:frame draw:style-name="fr1" draw:name="Image363" text:anchor-type="as-char" svg:width="6.9236in" svg:height="3.956343in" draw:z-index="0">
<draw:image xlink:href="../Images/yкринформ/2023-05-31T00-23-00-03-00/630_360_1645674654-338.jpg" xlink:type="simple" xlink:show="embed" xlink:actuate="onLoad" draw:mime-type="image/jpeg"/>
</draw:frame>
美国指出，乌克兰指导的莫斯科的俄罗斯辐射监测是莫斯科的升级，它威胁了整个地区的核安全。</text:p>
      <text:p text:style-name="P4">
相关声明是由美国永久代表Ooninda Thomas Greenfield的周二发表的，乌克林福音通讯员报告。</text:p>
      <text:p text:style-name="P4">
“根据最近的报道，莫斯科已经断开了Zaporozhye辐射监测的重要传感器，这意味着该站的数据现在已发送给俄罗斯核调节器。 美国说：“这显然是乌克兰主权的rffdudization升级和对Zaporizhhzhya NPP的控制权。”</text:p>
      <text:p text:style-name="P4">
<text:span text:style-name="T4">
另请阅读：</text:span>
 <text:span text:style-name="T4">
 [俄罗斯人“敲门”员工同意(https://www.ukrinform.ua/rubric-ato/3716243-rosiani-vibivaut-zi-spivrobitnikiv-zaes-zgodu-na-spivpracu-energoatom.html)</text:span>
</text:p>
      <text:p text:style-name="P4">
她指出，这破坏了联合国对车站核安全的信心。</text:p>
      <text:p text:style-name="P4">
“我会说清楚，<text:span text:style-name="T4">
 <text:a xlink:type="simple" xlink:href="https://www.ukrinform.ua/tag-zaporizka-aes" text:style-name="Internet_20_link" text:visited-style-name="Visited_20_Internet_20_Link">
Zaporizhzhya npp</text:a>
</text:span>
它属于乌克兰，因此其数据应该流向乌克兰，而不是俄罗斯。”托马斯·格林菲尔德(Thomas Grinfield)强调。</text:p>
      <text:p text:style-name="P4">
她称俄罗斯联邦的行动为“鲁ck”，并说它们与乌克兰的相关行为截然不同。</text:p>
      <text:p text:style-name="P4">
“在这场冲突期间，首席执行官(IAEA- ed。)清楚地知道，格罗西(Grossi)在实施所有核设施的过程中已经完全互动，而国际原子能机构(IAEA)没有发现与乌克兰核蔓延有关的关注迹象，”美国代表提醒人们。</text:p>
      <text:p text:style-name="P4">
<text:span text:style-name="T4">
另请阅读：</text:span>
 <text:span text:style-name="T4">
 [联合国安理会国际原子能机构首席执行官宣布了该原则(https://www.ukrinform.ua/rubric-economy/3716294-gendirektor-magate-na-radbezi-oon-ogolosiv-principi-dotrimanna-adernoi-bezpeki-zaes.html)</text:span>
</text:p>
      <text:p text:style-name="P4">
据她说，毫无疑问，“俄罗斯的行动是对安全和世界的攻击，因此我们必须团结起来并要求总统能使这种疯狂化。”</text:p>
      <text:p text:style-name="P4">
正如乌克林福姆报道的那样，联合国安理会关于Zaporizhzhya核电站的会议于周二举行。 Maea Rafael Grosssey的主任对会议的参与者进行了研究，Maea Rafael Grosssey制定了五个核安全原则，以保证Zaporizhzhia NPP的核安全。</text:p>
      <text:p text:style-name="P4">
News Source: <text:a xlink:type="simple" xlink:href="https://www.ukrinform.ua/rubric-ato/3716301-stati-vvazaut-eskalacieu-vidklucenna-rosianami-datcikiv-radiacijnogo-kontrolu-na-zaes.html" text:style-name="Internet_20_link" text:visited-style-name="Visited_20_Internet_20_Link">
https://www.ukrinform.ua/rubric-ato/3716301-stati-vvazaut-eskalacieu-vidklucenna-rosianami-datcikiv-radiacijnogo-kontrolu-na-zaes.html</text:a>
</text:p>
      <!--NEWS-->
      <text:h text:style-name="P10" text:outline-level="1">
<text:span text:style-name="T4">
美国正在准备新的制裁以剥夺俄罗斯进入技术的机会 - 眨眼</text:span>
</text:h>
      <text:p text:style-name="P4">
作者: Ukrinform (Person)</text:p>
      <text:p text:style-name="P4">
出版商: Укринформ (Organization)</text:p>
      <text:p text:style-name="P4">
出版时间: 2023-05-31T00:37:00+03:00</text:p>
      <text:p text:style-name="P4">
修改时间: 2023-05-31T00:37:00+03:00</text:p>
      <text:p text:style-name="P4">
描述: 美国国务卿安东尼·布林肯（Anthony Blinken）宣布了旨在剥夺俄罗斯接收技术的新出口控制措施，尤其是在伊朗无人机中发现的技术。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Антиросійські санкції', 'США', 'Держдеп', 'Блінкен']</text:p>
      <text:p text:style-name="P4">
类型: Article</text:p>
      <!--METADATA-->
      <text:p text:style-name="P4">
<draw:frame draw:style-name="fr1" draw:name="Image364" text:anchor-type="as-char" svg:width="6.9236in" svg:height="3.956343in" draw:z-index="0">
<draw:image xlink:href="../Images/yкринформ/2023-05-31T00-37-00-03-00/630_360_1666808912-523.jpg" xlink:type="simple" xlink:show="embed" xlink:actuate="onLoad" draw:mime-type="image/jpeg"/>
</draw:frame>
美国国务卿安东尼·布林肯(Anthony Blinken)宣布了新的出口管制措施，旨在剥夺俄罗斯的机会，尤其是在伊朗无人机中发现的技术。</text:p>
      <text:p text:style-name="P4">
他在周二在乌克林福姆自己的记者报告的瑞典举行的新闻发布会上表示。</text:p>
      <text:p text:style-name="P4">
美国外交说：“明天我们将宣布将基于对伊朗无人机在乌克兰和平民基础设施和平民基础设施罢工的技术的出口控制的新措施。”</text:p>
      <text:p text:style-name="P4">
<text:span text:style-name="T4">
另请阅读：</text:span>
 <text:span text:style-name="T4">
 <text:a xlink:type="simple" xlink:href="https://www.ukrinform.ua/rubric-world/3716298-es-zaprovadiv-sankcii-proti-se-simoh-rosian-za-dii-proti-suverenitetu-moldovi-j-ukraini.html" text:style-name="Internet_20_link" text:visited-style-name="Visited_20_Internet_20_Link">
欧盟对摩尔多瓦和乌克兰主权的行动实施了七个俄罗斯人的制裁</text:a>
</text:span>
</text:p>
      <text:p text:style-name="P4">
他说，此外，宣布的措施将由俄罗斯的错误信息指导，并保护执法机构的法律。</text:p>
      <text:p text:style-name="P4">
Blinken还强调，美国过去两年所做的工作对于确保俄罗斯入侵乌克兰至关重要，这将是克里姆林宫的战略失败。</text:p>
      <text:p text:style-name="P4">
<text:span text:style-name="T4">
另请阅读：</text:span>
 <text:span text:style-name="T4">
 [我们(https://www.ukrinform.ua/rubric-world/3716230-ssa-zaprovadili-sankcii-proti-desatkiv-osib-ta-organizacij-iz-kitau-ta-meksiki-za-narkotorgivlu.html)</text:span>
</text:p>
      <text:p text:style-name="P4">
根据乌克林福姆的说法，五角大楼宣布在乌克兰分配价值约3亿美元的额外国防援助。 预计该政府将在周三宣布根据总统补充剂分配下一封包裹。</text:p>
      <text:p text:style-name="P4">
News Source: <text:a xlink:type="simple" xlink:href="https://www.ukrinform.ua/rubric-world/3716303-ssa-gotuut-novi-sankcii-sobi-pozbaviti-rosiu-dostupu-do-tehnologij-blinken.html" text:style-name="Internet_20_link" text:visited-style-name="Visited_20_Internet_20_Link">
https://www.ukrinform.ua/rubric-world/3716303-ssa-gotuut-novi-sankcii-sobi-pozbaviti-rosiu-dostupu-do-tehnologij-blinken.html</text:a>
</text:p>
      <!--NEWS-->
      <text:h text:style-name="P10" text:outline-level="1">
<text:span text:style-name="T4">
我们的伞兵学会获胜</text:span>
</text:h>
      <text:p text:style-name="P4">
作者: ['АРМІЯINFORM']</text:p>
      <text:p text:style-name="P4">
时间: 2023-05-31T99:00:00-04:00</text:p>
      <text:p text:style-name="P4">
描述: ZS乌克兰人的总参谋部发表了“ Marunovikh Beretv”的照片。 Budni ...与乌克兰2022年的战争，与乌克兰的最新新闻战争，与乌克兰2022年的新闻战争，今天的最后一场战争，乌克兰和俄罗斯之间的战争以及俄罗斯之间的战争以及2022年与乌克兰的战争将是他们说，在不久的将来与乌克兰发动了战争</text:p>
      <text:p text:style-name="P4">
图片: ['<text:a xlink:type="simple" xlink:href="https://armyinform.com.ua/wp-content/uploads/2023/05/347414700_202011796102268_3778712221459190735_n1111-2.jpg" text:style-name="Internet_20_link" text:visited-style-name="Visited_20_Internet_20_Link">
347414700_202011796102268_3778712221459190735_n1111-2.jpg</text:a>
', '<text:a xlink:type="simple" xlink:href="https://armyinform.com.ua/wp-content/uploads/2023/05/347257777_558536336464306_8440842215017330238_n-2-150x150.jpg" text:style-name="Internet_20_link" text:visited-style-name="Visited_20_Internet_20_Link">
347257777_558536336464306_8440842215017330238_n-2-150x150.jpg</text:a>
', '<text:a xlink:type="simple" xlink:href="https://armyinform.com.ua/wp-content/uploads/2023/05/347260637_1405975436627348_5162577433351783347_n-2-150x150.jpg" text:style-name="Internet_20_link" text:visited-style-name="Visited_20_Internet_20_Link">
347260637_1405975436627348_5162577433351783347_n-2-150x150.jpg</text:a>
', '<text:a xlink:type="simple" xlink:href="https://armyinform.com.ua/wp-content/uploads/2023/05/347265889_1186934192019133_2319446696059550019_n-3-150x150.jpg" text:style-name="Internet_20_link" text:visited-style-name="Visited_20_Internet_20_Link">
347265889_1186934192019133_2319446696059550019_n-3-150x150.jpg</text:a>
', '<text:a xlink:type="simple" xlink:href="https://armyinform.com.ua/wp-content/uploads/2023/05/347428493_1432568087499940_9083553757080190440_n-1-150x150.jpg" text:style-name="Internet_20_link" text:visited-style-name="Visited_20_Internet_20_Link">
347428493_1432568087499940_9083553757080190440_n-1-150x150.jpg</text:a>
', '<text:a xlink:type="simple" xlink:href="https://armyinform.com.ua/wp-content/uploads/2023/05/347550920_158062447114003_6238660827712342632_n-150x150.jpg" text:style-name="Internet_20_link" text:visited-style-name="Visited_20_Internet_20_Link">
347550920_158062447114003_6238660827712342632_n-150x150.jpg</text:a>
']</text:p>
      <text:p text:style-name="P4">
标签: ['STOPRUSSIA', 'ГШ ЗСУ', 'ДШВ ЗС УКРАЇНИ']</text:p>
      <text:p text:style-name="P4">
类别: News</text:p>
      <!--METADATA-->
      <text:p text:style-name="P4">
<draw:frame draw:style-name="fr1" draw:name="Image365" text:anchor-type="as-char" svg:width="6.9236in" svg:height="3.894525in" draw:z-index="0">
<draw:image xlink:href="../Images/AРМІЯINFORM/2023-05-31T99-00-00-04-00/347414700_202011796102268_3778712221459190735_n1111-2.jpg" xlink:type="simple" xlink:show="embed" xlink:actuate="onLoad" draw:mime-type="image/jpeg"/>
</draw:frame>
乌克兰武装部队的总参谋部<text:a xlink:type="simple" xlink:href="https://www.facebook.com/GeneralStaff.ua/posts/pfbid02rXVdxcVTpiAtJCFmUAAtdb4XHciJ9bbNCXfUyTUsX5tddeJoe81GZSUUQeUoeeCCl" text:style-name="Internet_20_link" text:visited-style-name="Visited_20_Internet_20_Link">
出版</text:a>
来自“ Marun Berets”练习的照片。</text:p>
      <text:p text:style-name="P4">
西方伞兵包括持续的训练，现场出口，训练射击，三月铸造，战术准备，攻击阐述。 垃圾填埋场受到每个军人和单位内部行动权的技能的磨练。</text:p>
      <text:p text:style-name="P4">
<text:a xlink:type="simple" xlink:href="https://armyinform.com.ua/wp-content/uploads/2023/05/347257777_558536336464306_8440842215017330238_n-2.jpg" text:style-name="Internet_20_link" text:visited-style-name="Visited_20_Internet_20_Link">
!(Images/AРМІЯINFORM/2023-05-31T99-00-00-04-00/347257777_558536336464306_8440842215017330238_n-2-150x150.jpg)</text:a>
</text:p>
      <text:p text:style-name="P4">
<text:a xlink:type="simple" xlink:href="https://armyinform.com.ua/wp-content/uploads/2023/05/347260637_1405975436627348_5162577433351783347_n-2.jpg" text:style-name="Internet_20_link" text:visited-style-name="Visited_20_Internet_20_Link">
<draw:frame draw:style-name="fr1" draw:name="Image366" text:anchor-type="as-char" svg:width="6.9236in" svg:height="6.9236in" draw:z-index="0">
<draw:image xlink:href="../Images/AРМІЯINFORM/2023-05-31T99-00-00-04-00/347260637_1405975436627348_5162577433351783347_n-2-150x150.jpg" xlink:type="simple" xlink:show="embed" xlink:actuate="onLoad" draw:mime-type="image/jpeg"/>
</draw:frame>
</text:a>
</text:p>
      <text:p text:style-name="P4">
<text:a xlink:type="simple" xlink:href="https://armyinform.com.ua/wp-content/uploads/2023/05/347265889_1186934192019133_2319446696059550019_n-3.jpg" text:style-name="Internet_20_link" text:visited-style-name="Visited_20_Internet_20_Link">
<draw:frame draw:style-name="fr1" draw:name="Image367" text:anchor-type="as-char" svg:width="6.9236in" svg:height="6.9236in" draw:z-index="0">
<draw:image xlink:href="../Images/AРМІЯINFORM/2023-05-31T99-00-00-04-00/347265889_1186934192019133_2319446696059550019_n-3-150x150.jpg" xlink:type="simple" xlink:show="embed" xlink:actuate="onLoad" draw:mime-type="image/jpeg"/>
</draw:frame>
</text:a>
</text:p>
      <text:p text:style-name="P4">
<text:a xlink:type="simple" xlink:href="https://armyinform.com.ua/wp-content/uploads/2023/05/347428493_1432568087499940_9083553757080190440_n-1.jpg" text:style-name="Internet_20_link" text:visited-style-name="Visited_20_Internet_20_Link">
<draw:frame draw:style-name="fr1" draw:name="Image368" text:anchor-type="as-char" svg:width="6.9236in" svg:height="6.9236in" draw:z-index="0">
<draw:image xlink:href="../Images/AРМІЯINFORM/2023-05-31T99-00-00-04-00/347428493_1432568087499940_9083553757080190440_n-1-150x150.jpg" xlink:type="simple" xlink:show="embed" xlink:actuate="onLoad" draw:mime-type="image/jpeg"/>
</draw:frame>
</text:a>
</text:p>
      <text:p text:style-name="P4">
<text:a xlink:type="simple" xlink:href="https://armyinform.com.ua/wp-content/uploads/2023/05/347550920_158062447114003_6238660827712342632_n.jpg" text:style-name="Internet_20_link" text:visited-style-name="Visited_20_Internet_20_Link">
<draw:frame draw:style-name="fr1" draw:name="Image369" text:anchor-type="as-char" svg:width="6.9236in" svg:height="6.9236in" draw:z-index="0">
<draw:image xlink:href="../Images/AРМІЯINFORM/2023-05-31T99-00-00-04-00/347550920_158062447114003_6238660827712342632_n-150x150.jpg" xlink:type="simple" xlink:show="embed" xlink:actuate="onLoad" draw:mime-type="image/jpeg"/>
</draw:frame>
</text:a>
因此，每个人都感觉到兄弟的肘部和肩膀。 因此，伞兵学会过去!</text:p>
      <text:p text:style-name="P4">
News Source: <text:a xlink:type="simple" xlink:href="https://armyinform.com.ua/2023/05/31/nashi-desantnyky-vchatsya-peremagaty/" text:style-name="Internet_20_link" text:visited-style-name="Visited_20_Internet_20_Link">
https://armyinform.com.ua/2023/05/31/nashi-desantnyky-vchatsya-peremagat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